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25.83pt" svg:height="289.84pt" svg:x="825.17pt" svg:y="64.03pt">
            <loext:p draw:notify-on-update-of-ranges="Sheet1.A3:Sheet1.A303 Sheet1.B2:Sheet1.B2 Sheet1.B3:Sheet1.B303 Sheet1.A3:Sheet1.A303 Sheet1.C2:Sheet1.C2 Sheet1.C3:Sheet1.C303 Sheet1.A3:Sheet1.A303 Sheet1.D2:Sheet1.D2 Sheet1.D3:Sheet1.D303 Sheet1.A3:Sheet1.A303 Sheet1.E2:Sheet1.E2 Sheet1.E3:Sheet1.E303 Sheet1.A3:Sheet1.A303 Sheet1.F2:Sheet1.F2 Sheet1.F3:Sheet1.F303 Sheet1.A3:Sheet1.A303 Sheet1.G2:Sheet1.G2 Sheet1.G3:Sheet1.G3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4.4pt" svg:height="253.19pt" svg:x="1389.66pt" svg:y="77.36pt">
            <loext:p draw:notify-on-update-of-ranges="Sheet1.A3:Sheet1.A303 Sheet1.H2:Sheet1.H2 Sheet1.H3:Sheet1.H303 Sheet1.A3:Sheet1.A303 Sheet1.I2:Sheet1.I2 Sheet1.I3:Sheet1.I303 Sheet1.A3:Sheet1.A303 Sheet1.J2:Sheet1.J2 Sheet1.J3:Sheet1.J303 Sheet1.A3:Sheet1.A303 Sheet1.K2:Sheet1.K2 Sheet1.K3:Sheet1.K303 Sheet1.A3:Sheet1.A303 Sheet1.L2:Sheet1.L2 Sheet1.L3:Sheet1.L303 Sheet1.A3:Sheet1.A303 Sheet1.M2:Sheet1.M2 Sheet1.M3:Sheet1.M3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o Ic_tpa</text:p>
          </table:table-cell>
          <table:table-cell office:value-type="string" calcext:value-type="string">
            <text:p>no TXA</text:p>
          </table:table-cell>
          <table:table-cell office:value-type="string" calcext:value-type="string">
            <text:p>TXA @ 0s</text:p>
          </table:table-cell>
          <table:table-cell office:value-type="string" calcext:value-type="string">
            <text:p>TXA @ 1000s</text:p>
          </table:table-cell>
          <table:table-cell office:value-type="string" calcext:value-type="string">
            <text:p>TXA @ 2000s</text:p>
          </table:table-cell>
          <table:table-cell office:value-type="string" calcext:value-type="string">
            <text:p>TXA @2500s</text:p>
          </table:table-cell>
          <table:table-cell office:value-type="string" calcext:value-type="string">
            <text:p>No Ic_tpa</text:p>
          </table:table-cell>
          <table:table-cell office:value-type="string" calcext:value-type="string">
            <text:p>no AP treatment</text:p>
          </table:table-cell>
          <table:table-cell office:value-type="string" calcext:value-type="string">
            <text:p>Additional AP @ 0s</text:p>
          </table:table-cell>
          <table:table-cell office:value-type="string" calcext:value-type="string">
            <text:p>Additional AP @ 1000s</text:p>
          </table:table-cell>
          <table:table-cell office:value-type="string" calcext:value-type="string">
            <text:p>Additional AP @ 2000s</text:p>
          </table:table-cell>
          <table:table-cell office:value-type="string" calcext:value-type="string">
            <text:p>Additional AP @ 2500s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7" calcext:value-type="float">
            <text:p>10.007</text:p>
          </table:table-cell>
          <table:table-cell table:number-columns-repeated="12" office:value-type="float" office:value="4.7049E-015" calcext:value-type="float">
            <text:p>4.7049E-15</text:p>
          </table:table-cell>
        </table:table-row>
        <table:table-row table:style-name="ro1">
          <table:table-cell office:value-type="float" office:value="20.086" calcext:value-type="float">
            <text:p>20.086</text:p>
          </table:table-cell>
          <table:table-cell table:number-columns-repeated="12" office:value-type="float" office:value="0.0000000000077131" calcext:value-type="float">
            <text:p>7.7131E-12</text:p>
          </table:table-cell>
        </table:table-row>
        <table:table-row table:style-name="ro1">
          <table:table-cell office:value-type="float" office:value="30.206" calcext:value-type="float">
            <text:p>30.206</text:p>
          </table:table-cell>
          <table:table-cell table:number-columns-repeated="12" office:value-type="float" office:value="0.00000000036038" calcext:value-type="float">
            <text:p>3.6038E-10</text:p>
          </table:table-cell>
        </table:table-row>
        <table:table-row table:style-name="ro1">
          <table:table-cell office:value-type="float" office:value="40.312" calcext:value-type="float">
            <text:p>40.312</text:p>
          </table:table-cell>
          <table:table-cell table:number-columns-repeated="12" office:value-type="float" office:value="0.000000013058" calcext:value-type="float">
            <text:p>1.3058E-08</text:p>
          </table:table-cell>
        </table:table-row>
        <table:table-row table:style-name="ro1">
          <table:table-cell office:value-type="float" office:value="50.179" calcext:value-type="float">
            <text:p>50.179</text:p>
          </table:table-cell>
          <table:table-cell table:number-columns-repeated="12" office:value-type="float" office:value="0.00000011504" calcext:value-type="float">
            <text:p>0.000000115</text:p>
          </table:table-cell>
        </table:table-row>
        <table:table-row table:style-name="ro1">
          <table:table-cell office:value-type="float" office:value="60.022" calcext:value-type="float">
            <text:p>60.022</text:p>
          </table:table-cell>
          <table:table-cell table:number-columns-repeated="12" office:value-type="float" office:value="0.00000048399" calcext:value-type="float">
            <text:p>0.000000484</text:p>
          </table:table-cell>
        </table:table-row>
        <table:table-row table:style-name="ro1">
          <table:table-cell office:value-type="float" office:value="70.381" calcext:value-type="float">
            <text:p>70.381</text:p>
          </table:table-cell>
          <table:table-cell table:number-columns-repeated="12" office:value-type="float" office:value="0.0000022158" calcext:value-type="float">
            <text:p>2.2158E-06</text:p>
          </table:table-cell>
        </table:table-row>
        <table:table-row table:style-name="ro1">
          <table:table-cell office:value-type="float" office:value="80.101" calcext:value-type="float">
            <text:p>80.101</text:p>
          </table:table-cell>
          <table:table-cell table:number-columns-repeated="12" office:value-type="float" office:value="0.0000079164" calcext:value-type="float">
            <text:p>7.9164E-06</text:p>
          </table:table-cell>
        </table:table-row>
        <table:table-row table:style-name="ro1">
          <table:table-cell office:value-type="float" office:value="90.261" calcext:value-type="float">
            <text:p>90.261</text:p>
          </table:table-cell>
          <table:table-cell table:number-columns-repeated="12" office:value-type="float" office:value="0.000020745" calcext:value-type="float">
            <text:p>0.000020745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table:number-columns-repeated="12" office:value-type="float" office:value="0.000056219" calcext:value-type="float">
            <text:p>0.000056219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table:number-columns-repeated="2" office:value-type="float" office:value="0.00024706" calcext:value-type="float">
            <text:p>0.00024706</text:p>
          </table:table-cell>
          <table:table-cell office:value-type="float" office:value="0.00024704" calcext:value-type="float">
            <text:p>0.00024704</text:p>
          </table:table-cell>
          <table:table-cell table:number-columns-repeated="9" office:value-type="float" office:value="0.00024706" calcext:value-type="float">
            <text:p>0.00024706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0.036419" calcext:value-type="float">
            <text:p>0.036419</text:p>
          </table:table-cell>
          <table:table-cell table:number-columns-repeated="5" office:value-type="float" office:value="0.036418" calcext:value-type="float">
            <text:p>0.036418</text:p>
          </table:table-cell>
          <table:table-cell office:value-type="float" office:value="0.036419" calcext:value-type="float">
            <text:p>0.036419</text:p>
          </table:table-cell>
          <table:table-cell office:value-type="float" office:value="0.036418" calcext:value-type="float">
            <text:p>0.036418</text:p>
          </table:table-cell>
          <table:table-cell office:value-type="float" office:value="0.03642" calcext:value-type="float">
            <text:p>0.03642</text:p>
          </table:table-cell>
          <table:table-cell table:number-columns-repeated="3" office:value-type="float" office:value="0.036418" calcext:value-type="float">
            <text:p>0.036418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2.9772" calcext:value-type="float">
            <text:p>2.9772</text:p>
          </table:table-cell>
          <table:table-cell office:value-type="float" office:value="2.9769" calcext:value-type="float">
            <text:p>2.9769</text:p>
          </table:table-cell>
          <table:table-cell office:value-type="float" office:value="2.9771" calcext:value-type="float">
            <text:p>2.9771</text:p>
          </table:table-cell>
          <table:table-cell table:number-columns-repeated="3" office:value-type="float" office:value="2.9769" calcext:value-type="float">
            <text:p>2.9769</text:p>
          </table:table-cell>
          <table:table-cell office:value-type="float" office:value="2.9772" calcext:value-type="float">
            <text:p>2.9772</text:p>
          </table:table-cell>
          <table:table-cell office:value-type="float" office:value="2.9769" calcext:value-type="float">
            <text:p>2.9769</text:p>
          </table:table-cell>
          <table:table-cell office:value-type="float" office:value="2.9771" calcext:value-type="float">
            <text:p>2.9771</text:p>
          </table:table-cell>
          <table:table-cell table:number-columns-repeated="3" office:value-type="float" office:value="2.9769" calcext:value-type="float">
            <text:p>2.9769</text:p>
          </table:table-cell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5.0414" calcext:value-type="float">
            <text:p>5.0414</text:p>
          </table:table-cell>
          <table:table-cell office:value-type="float" office:value="5.0404" calcext:value-type="float">
            <text:p>5.0404</text:p>
          </table:table-cell>
          <table:table-cell office:value-type="float" office:value="5.0409" calcext:value-type="float">
            <text:p>5.0409</text:p>
          </table:table-cell>
          <table:table-cell table:number-columns-repeated="3" office:value-type="float" office:value="5.0404" calcext:value-type="float">
            <text:p>5.0404</text:p>
          </table:table-cell>
          <table:table-cell office:value-type="float" office:value="5.0414" calcext:value-type="float">
            <text:p>5.0414</text:p>
          </table:table-cell>
          <table:table-cell office:value-type="float" office:value="5.0404" calcext:value-type="float">
            <text:p>5.0404</text:p>
          </table:table-cell>
          <table:table-cell office:value-type="float" office:value="5.0412" calcext:value-type="float">
            <text:p>5.0412</text:p>
          </table:table-cell>
          <table:table-cell table:number-columns-repeated="3" office:value-type="float" office:value="5.0404" calcext:value-type="float">
            <text:p>5.0404</text:p>
          </table:table-cell>
        </table:table-row>
        <table:table-row table:style-name="ro1">
          <table:table-cell office:value-type="float" office:value="150.7" calcext:value-type="float">
            <text:p>150.7</text:p>
          </table:table-cell>
          <table:table-cell office:value-type="float" office:value="5.0501" calcext:value-type="float">
            <text:p>5.0501</text:p>
          </table:table-cell>
          <table:table-cell office:value-type="float" office:value="5.0486" calcext:value-type="float">
            <text:p>5.0486</text:p>
          </table:table-cell>
          <table:table-cell office:value-type="float" office:value="5.0494" calcext:value-type="float">
            <text:p>5.0494</text:p>
          </table:table-cell>
          <table:table-cell table:number-columns-repeated="3" office:value-type="float" office:value="5.0486" calcext:value-type="float">
            <text:p>5.0486</text:p>
          </table:table-cell>
          <table:table-cell office:value-type="float" office:value="5.0501" calcext:value-type="float">
            <text:p>5.0501</text:p>
          </table:table-cell>
          <table:table-cell office:value-type="float" office:value="5.0486" calcext:value-type="float">
            <text:p>5.0486</text:p>
          </table:table-cell>
          <table:table-cell office:value-type="float" office:value="5.0501" calcext:value-type="float">
            <text:p>5.0501</text:p>
          </table:table-cell>
          <table:table-cell table:number-columns-repeated="3" office:value-type="float" office:value="5.0486" calcext:value-type="float">
            <text:p>5.0486</text:p>
          </table:table-cell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5.0483" calcext:value-type="float">
            <text:p>5.0483</text:p>
          </table:table-cell>
          <table:table-cell office:value-type="float" office:value="5.0462" calcext:value-type="float">
            <text:p>5.0462</text:p>
          </table:table-cell>
          <table:table-cell office:value-type="float" office:value="5.0474" calcext:value-type="float">
            <text:p>5.0474</text:p>
          </table:table-cell>
          <table:table-cell table:number-columns-repeated="3" office:value-type="float" office:value="5.0462" calcext:value-type="float">
            <text:p>5.0462</text:p>
          </table:table-cell>
          <table:table-cell office:value-type="float" office:value="5.0483" calcext:value-type="float">
            <text:p>5.0483</text:p>
          </table:table-cell>
          <table:table-cell office:value-type="float" office:value="5.0462" calcext:value-type="float">
            <text:p>5.0462</text:p>
          </table:table-cell>
          <table:table-cell office:value-type="float" office:value="5.0485" calcext:value-type="float">
            <text:p>5.0485</text:p>
          </table:table-cell>
          <table:table-cell table:number-columns-repeated="3" office:value-type="float" office:value="5.0462" calcext:value-type="float">
            <text:p>5.0462</text:p>
          </table:table-cell>
        </table:table-row>
        <table:table-row table:style-name="ro1">
          <table:table-cell office:value-type="float" office:value="170.7" calcext:value-type="float">
            <text:p>170.7</text:p>
          </table:table-cell>
          <table:table-cell office:value-type="float" office:value="5.0464" calcext:value-type="float">
            <text:p>5.0464</text:p>
          </table:table-cell>
          <table:table-cell office:value-type="float" office:value="5.0438" calcext:value-type="float">
            <text:p>5.0438</text:p>
          </table:table-cell>
          <table:table-cell office:value-type="float" office:value="5.0453" calcext:value-type="float">
            <text:p>5.0453</text:p>
          </table:table-cell>
          <table:table-cell table:number-columns-repeated="3" office:value-type="float" office:value="5.0438" calcext:value-type="float">
            <text:p>5.0438</text:p>
          </table:table-cell>
          <table:table-cell office:value-type="float" office:value="5.0464" calcext:value-type="float">
            <text:p>5.0464</text:p>
          </table:table-cell>
          <table:table-cell office:value-type="float" office:value="5.0438" calcext:value-type="float">
            <text:p>5.0438</text:p>
          </table:table-cell>
          <table:table-cell office:value-type="float" office:value="5.0468" calcext:value-type="float">
            <text:p>5.0468</text:p>
          </table:table-cell>
          <table:table-cell table:number-columns-repeated="3" office:value-type="float" office:value="5.0438" calcext:value-type="float">
            <text:p>5.0438</text:p>
          </table:table-cell>
        </table:table-row>
        <table:table-row table:style-name="ro1">
          <table:table-cell office:value-type="float" office:value="180.7" calcext:value-type="float">
            <text:p>180.7</text:p>
          </table:table-cell>
          <table:table-cell office:value-type="float" office:value="5.0446" calcext:value-type="float">
            <text:p>5.0446</text:p>
          </table:table-cell>
          <table:table-cell office:value-type="float" office:value="5.0413" calcext:value-type="float">
            <text:p>5.0413</text:p>
          </table:table-cell>
          <table:table-cell office:value-type="float" office:value="5.0433" calcext:value-type="float">
            <text:p>5.0433</text:p>
          </table:table-cell>
          <table:table-cell table:number-columns-repeated="3" office:value-type="float" office:value="5.0413" calcext:value-type="float">
            <text:p>5.0413</text:p>
          </table:table-cell>
          <table:table-cell office:value-type="float" office:value="5.0446" calcext:value-type="float">
            <text:p>5.0446</text:p>
          </table:table-cell>
          <table:table-cell office:value-type="float" office:value="5.0413" calcext:value-type="float">
            <text:p>5.0413</text:p>
          </table:table-cell>
          <table:table-cell office:value-type="float" office:value="5.0452" calcext:value-type="float">
            <text:p>5.0452</text:p>
          </table:table-cell>
          <table:table-cell table:number-columns-repeated="3" office:value-type="float" office:value="5.0413" calcext:value-type="float">
            <text:p>5.0413</text:p>
          </table:table-cell>
        </table:table-row>
        <table:table-row table:style-name="ro1">
          <table:table-cell office:value-type="float" office:value="190.7" calcext:value-type="float">
            <text:p>190.7</text:p>
          </table:table-cell>
          <table:table-cell office:value-type="float" office:value="5.0426" calcext:value-type="float">
            <text:p>5.0426</text:p>
          </table:table-cell>
          <table:table-cell office:value-type="float" office:value="5.0388" calcext:value-type="float">
            <text:p>5.0388</text:p>
          </table:table-cell>
          <table:table-cell office:value-type="float" office:value="5.0411" calcext:value-type="float">
            <text:p>5.0411</text:p>
          </table:table-cell>
          <table:table-cell table:number-columns-repeated="3" office:value-type="float" office:value="5.0388" calcext:value-type="float">
            <text:p>5.0388</text:p>
          </table:table-cell>
          <table:table-cell office:value-type="float" office:value="5.0426" calcext:value-type="float">
            <text:p>5.0426</text:p>
          </table:table-cell>
          <table:table-cell office:value-type="float" office:value="5.0388" calcext:value-type="float">
            <text:p>5.0388</text:p>
          </table:table-cell>
          <table:table-cell office:value-type="float" office:value="5.0435" calcext:value-type="float">
            <text:p>5.0435</text:p>
          </table:table-cell>
          <table:table-cell table:number-columns-repeated="3" office:value-type="float" office:value="5.0388" calcext:value-type="float">
            <text:p>5.0388</text:p>
          </table:table-cell>
        </table:table-row>
        <table:table-row table:style-name="ro1">
          <table:table-cell office:value-type="float" office:value="200.7" calcext:value-type="float">
            <text:p>200.7</text:p>
          </table:table-cell>
          <table:table-cell office:value-type="float" office:value="5.0407" calcext:value-type="float">
            <text:p>5.0407</text:p>
          </table:table-cell>
          <table:table-cell office:value-type="float" office:value="5.0362" calcext:value-type="float">
            <text:p>5.0362</text:p>
          </table:table-cell>
          <table:table-cell office:value-type="float" office:value="5.039" calcext:value-type="float">
            <text:p>5.039</text:p>
          </table:table-cell>
          <table:table-cell table:number-columns-repeated="3" office:value-type="float" office:value="5.0362" calcext:value-type="float">
            <text:p>5.0362</text:p>
          </table:table-cell>
          <table:table-cell office:value-type="float" office:value="5.0407" calcext:value-type="float">
            <text:p>5.0407</text:p>
          </table:table-cell>
          <table:table-cell office:value-type="float" office:value="5.0362" calcext:value-type="float">
            <text:p>5.0362</text:p>
          </table:table-cell>
          <table:table-cell office:value-type="float" office:value="5.0418" calcext:value-type="float">
            <text:p>5.0418</text:p>
          </table:table-cell>
          <table:table-cell table:number-columns-repeated="3" office:value-type="float" office:value="5.0362" calcext:value-type="float">
            <text:p>5.0362</text:p>
          </table:table-cell>
        </table:table-row>
        <table:table-row table:style-name="ro1">
          <table:table-cell office:value-type="float" office:value="210.7" calcext:value-type="float">
            <text:p>210.7</text:p>
          </table:table-cell>
          <table:table-cell office:value-type="float" office:value="5.0388" calcext:value-type="float">
            <text:p>5.0388</text:p>
          </table:table-cell>
          <table:table-cell office:value-type="float" office:value="5.0337" calcext:value-type="float">
            <text:p>5.0337</text:p>
          </table:table-cell>
          <table:table-cell office:value-type="float" office:value="5.0368" calcext:value-type="float">
            <text:p>5.0368</text:p>
          </table:table-cell>
          <table:table-cell table:number-columns-repeated="3" office:value-type="float" office:value="5.0337" calcext:value-type="float">
            <text:p>5.0337</text:p>
          </table:table-cell>
          <table:table-cell office:value-type="float" office:value="5.0388" calcext:value-type="float">
            <text:p>5.0388</text:p>
          </table:table-cell>
          <table:table-cell office:value-type="float" office:value="5.0337" calcext:value-type="float">
            <text:p>5.0337</text:p>
          </table:table-cell>
          <table:table-cell office:value-type="float" office:value="5.0401" calcext:value-type="float">
            <text:p>5.0401</text:p>
          </table:table-cell>
          <table:table-cell table:number-columns-repeated="3" office:value-type="float" office:value="5.0337" calcext:value-type="float">
            <text:p>5.0337</text:p>
          </table:table-cell>
        </table:table-row>
        <table:table-row table:style-name="ro1">
          <table:table-cell office:value-type="float" office:value="220.7" calcext:value-type="float">
            <text:p>220.7</text:p>
          </table:table-cell>
          <table:table-cell office:value-type="float" office:value="5.0368" calcext:value-type="float">
            <text:p>5.0368</text:p>
          </table:table-cell>
          <table:table-cell office:value-type="float" office:value="5.0311" calcext:value-type="float">
            <text:p>5.0311</text:p>
          </table:table-cell>
          <table:table-cell office:value-type="float" office:value="5.0346" calcext:value-type="float">
            <text:p>5.0346</text:p>
          </table:table-cell>
          <table:table-cell table:number-columns-repeated="3" office:value-type="float" office:value="5.0311" calcext:value-type="float">
            <text:p>5.0311</text:p>
          </table:table-cell>
          <table:table-cell office:value-type="float" office:value="5.0368" calcext:value-type="float">
            <text:p>5.0368</text:p>
          </table:table-cell>
          <table:table-cell office:value-type="float" office:value="5.0311" calcext:value-type="float">
            <text:p>5.0311</text:p>
          </table:table-cell>
          <table:table-cell office:value-type="float" office:value="5.0384" calcext:value-type="float">
            <text:p>5.0384</text:p>
          </table:table-cell>
          <table:table-cell table:number-columns-repeated="3" office:value-type="float" office:value="5.0311" calcext:value-type="float">
            <text:p>5.0311</text:p>
          </table:table-cell>
        </table:table-row>
        <table:table-row table:style-name="ro1">
          <table:table-cell office:value-type="float" office:value="230.7" calcext:value-type="float">
            <text:p>230.7</text:p>
          </table:table-cell>
          <table:table-cell office:value-type="float" office:value="5.0349" calcext:value-type="float">
            <text:p>5.0349</text:p>
          </table:table-cell>
          <table:table-cell office:value-type="float" office:value="5.0285" calcext:value-type="float">
            <text:p>5.0285</text:p>
          </table:table-cell>
          <table:table-cell office:value-type="float" office:value="5.0325" calcext:value-type="float">
            <text:p>5.0325</text:p>
          </table:table-cell>
          <table:table-cell table:number-columns-repeated="3" office:value-type="float" office:value="5.0285" calcext:value-type="float">
            <text:p>5.0285</text:p>
          </table:table-cell>
          <table:table-cell office:value-type="float" office:value="5.0349" calcext:value-type="float">
            <text:p>5.0349</text:p>
          </table:table-cell>
          <table:table-cell office:value-type="float" office:value="5.0285" calcext:value-type="float">
            <text:p>5.0285</text:p>
          </table:table-cell>
          <table:table-cell office:value-type="float" office:value="5.0367" calcext:value-type="float">
            <text:p>5.0367</text:p>
          </table:table-cell>
          <table:table-cell table:number-columns-repeated="3" office:value-type="float" office:value="5.0285" calcext:value-type="float">
            <text:p>5.0285</text:p>
          </table:table-cell>
        </table:table-row>
        <table:table-row table:style-name="ro1">
          <table:table-cell office:value-type="float" office:value="240.7" calcext:value-type="float">
            <text:p>240.7</text:p>
          </table:table-cell>
          <table:table-cell office:value-type="float" office:value="5.033" calcext:value-type="float">
            <text:p>5.033</text:p>
          </table:table-cell>
          <table:table-cell office:value-type="float" office:value="5.0259" calcext:value-type="float">
            <text:p>5.0259</text:p>
          </table:table-cell>
          <table:table-cell office:value-type="float" office:value="5.0303" calcext:value-type="float">
            <text:p>5.0303</text:p>
          </table:table-cell>
          <table:table-cell table:number-columns-repeated="3" office:value-type="float" office:value="5.0259" calcext:value-type="float">
            <text:p>5.0259</text:p>
          </table:table-cell>
          <table:table-cell office:value-type="float" office:value="5.033" calcext:value-type="float">
            <text:p>5.033</text:p>
          </table:table-cell>
          <table:table-cell office:value-type="float" office:value="5.0259" calcext:value-type="float">
            <text:p>5.0259</text:p>
          </table:table-cell>
          <table:table-cell office:value-type="float" office:value="5.035" calcext:value-type="float">
            <text:p>5.035</text:p>
          </table:table-cell>
          <table:table-cell table:number-columns-repeated="3" office:value-type="float" office:value="5.0259" calcext:value-type="float">
            <text:p>5.0259</text:p>
          </table:table-cell>
        </table:table-row>
        <table:table-row table:style-name="ro1">
          <table:table-cell office:value-type="float" office:value="250.7" calcext:value-type="float">
            <text:p>250.7</text:p>
          </table:table-cell>
          <table:table-cell office:value-type="float" office:value="5.031" calcext:value-type="float">
            <text:p>5.031</text:p>
          </table:table-cell>
          <table:table-cell office:value-type="float" office:value="5.0233" calcext:value-type="float">
            <text:p>5.0233</text:p>
          </table:table-cell>
          <table:table-cell office:value-type="float" office:value="5.0281" calcext:value-type="float">
            <text:p>5.0281</text:p>
          </table:table-cell>
          <table:table-cell table:number-columns-repeated="3" office:value-type="float" office:value="5.0233" calcext:value-type="float">
            <text:p>5.0233</text:p>
          </table:table-cell>
          <table:table-cell office:value-type="float" office:value="5.031" calcext:value-type="float">
            <text:p>5.031</text:p>
          </table:table-cell>
          <table:table-cell office:value-type="float" office:value="5.0233" calcext:value-type="float">
            <text:p>5.0233</text:p>
          </table:table-cell>
          <table:table-cell office:value-type="float" office:value="5.0332" calcext:value-type="float">
            <text:p>5.0332</text:p>
          </table:table-cell>
          <table:table-cell table:number-columns-repeated="3" office:value-type="float" office:value="5.0233" calcext:value-type="float">
            <text:p>5.0233</text:p>
          </table:table-cell>
        </table:table-row>
        <table:table-row table:style-name="ro1">
          <table:table-cell office:value-type="float" office:value="260.7" calcext:value-type="float">
            <text:p>260.7</text:p>
          </table:table-cell>
          <table:table-cell office:value-type="float" office:value="5.029" calcext:value-type="float">
            <text:p>5.029</text:p>
          </table:table-cell>
          <table:table-cell office:value-type="float" office:value="5.0207" calcext:value-type="float">
            <text:p>5.0207</text:p>
          </table:table-cell>
          <table:table-cell office:value-type="float" office:value="5.0259" calcext:value-type="float">
            <text:p>5.0259</text:p>
          </table:table-cell>
          <table:table-cell table:number-columns-repeated="3" office:value-type="float" office:value="5.0207" calcext:value-type="float">
            <text:p>5.0207</text:p>
          </table:table-cell>
          <table:table-cell office:value-type="float" office:value="5.029" calcext:value-type="float">
            <text:p>5.029</text:p>
          </table:table-cell>
          <table:table-cell office:value-type="float" office:value="5.0207" calcext:value-type="float">
            <text:p>5.0207</text:p>
          </table:table-cell>
          <table:table-cell office:value-type="float" office:value="5.0315" calcext:value-type="float">
            <text:p>5.0315</text:p>
          </table:table-cell>
          <table:table-cell table:number-columns-repeated="3" office:value-type="float" office:value="5.0207" calcext:value-type="float">
            <text:p>5.0207</text:p>
          </table:table-cell>
        </table:table-row>
        <table:table-row table:style-name="ro1">
          <table:table-cell office:value-type="float" office:value="270.7" calcext:value-type="float">
            <text:p>270.7</text:p>
          </table:table-cell>
          <table:table-cell office:value-type="float" office:value="5.0271" calcext:value-type="float">
            <text:p>5.0271</text:p>
          </table:table-cell>
          <table:table-cell office:value-type="float" office:value="5.018" calcext:value-type="float">
            <text:p>5.018</text:p>
          </table:table-cell>
          <table:table-cell office:value-type="float" office:value="5.0237" calcext:value-type="float">
            <text:p>5.0237</text:p>
          </table:table-cell>
          <table:table-cell table:number-columns-repeated="3" office:value-type="float" office:value="5.018" calcext:value-type="float">
            <text:p>5.018</text:p>
          </table:table-cell>
          <table:table-cell office:value-type="float" office:value="5.0271" calcext:value-type="float">
            <text:p>5.0271</text:p>
          </table:table-cell>
          <table:table-cell office:value-type="float" office:value="5.018" calcext:value-type="float">
            <text:p>5.018</text:p>
          </table:table-cell>
          <table:table-cell office:value-type="float" office:value="5.0297" calcext:value-type="float">
            <text:p>5.0297</text:p>
          </table:table-cell>
          <table:table-cell table:number-columns-repeated="3" office:value-type="float" office:value="5.018" calcext:value-type="float">
            <text:p>5.018</text:p>
          </table:table-cell>
        </table:table-row>
        <table:table-row table:style-name="ro1">
          <table:table-cell office:value-type="float" office:value="280.7" calcext:value-type="float">
            <text:p>280.7</text:p>
          </table:table-cell>
          <table:table-cell office:value-type="float" office:value="5.0251" calcext:value-type="float">
            <text:p>5.0251</text:p>
          </table:table-cell>
          <table:table-cell office:value-type="float" office:value="5.0153" calcext:value-type="float">
            <text:p>5.0153</text:p>
          </table:table-cell>
          <table:table-cell office:value-type="float" office:value="5.0214" calcext:value-type="float">
            <text:p>5.0214</text:p>
          </table:table-cell>
          <table:table-cell table:number-columns-repeated="3" office:value-type="float" office:value="5.0153" calcext:value-type="float">
            <text:p>5.0153</text:p>
          </table:table-cell>
          <table:table-cell office:value-type="float" office:value="5.0251" calcext:value-type="float">
            <text:p>5.0251</text:p>
          </table:table-cell>
          <table:table-cell office:value-type="float" office:value="5.0153" calcext:value-type="float">
            <text:p>5.0153</text:p>
          </table:table-cell>
          <table:table-cell office:value-type="float" office:value="5.028" calcext:value-type="float">
            <text:p>5.028</text:p>
          </table:table-cell>
          <table:table-cell table:number-columns-repeated="3" office:value-type="float" office:value="5.0153" calcext:value-type="float">
            <text:p>5.0153</text:p>
          </table:table-cell>
        </table:table-row>
        <table:table-row table:style-name="ro1">
          <table:table-cell office:value-type="float" office:value="290.7" calcext:value-type="float">
            <text:p>290.7</text:p>
          </table:table-cell>
          <table:table-cell office:value-type="float" office:value="5.0231" calcext:value-type="float">
            <text:p>5.0231</text:p>
          </table:table-cell>
          <table:table-cell office:value-type="float" office:value="5.0127" calcext:value-type="float">
            <text:p>5.0127</text:p>
          </table:table-cell>
          <table:table-cell office:value-type="float" office:value="5.0192" calcext:value-type="float">
            <text:p>5.0192</text:p>
          </table:table-cell>
          <table:table-cell table:number-columns-repeated="3" office:value-type="float" office:value="5.0127" calcext:value-type="float">
            <text:p>5.0127</text:p>
          </table:table-cell>
          <table:table-cell office:value-type="float" office:value="5.0231" calcext:value-type="float">
            <text:p>5.0231</text:p>
          </table:table-cell>
          <table:table-cell office:value-type="float" office:value="5.0127" calcext:value-type="float">
            <text:p>5.0127</text:p>
          </table:table-cell>
          <table:table-cell office:value-type="float" office:value="5.0262" calcext:value-type="float">
            <text:p>5.0262</text:p>
          </table:table-cell>
          <table:table-cell table:number-columns-repeated="3" office:value-type="float" office:value="5.0127" calcext:value-type="float">
            <text:p>5.0127</text:p>
          </table:table-cell>
        </table:table-row>
        <table:table-row table:style-name="ro1">
          <table:table-cell office:value-type="float" office:value="300.7" calcext:value-type="float">
            <text:p>300.7</text:p>
          </table:table-cell>
          <table:table-cell office:value-type="float" office:value="5.0211" calcext:value-type="float">
            <text:p>5.0211</text:p>
          </table:table-cell>
          <table:table-cell office:value-type="float" office:value="5.01" calcext:value-type="float">
            <text:p>5.01</text:p>
          </table:table-cell>
          <table:table-cell office:value-type="float" office:value="5.017" calcext:value-type="float">
            <text:p>5.017</text:p>
          </table:table-cell>
          <table:table-cell table:number-columns-repeated="3" office:value-type="float" office:value="5.01" calcext:value-type="float">
            <text:p>5.01</text:p>
          </table:table-cell>
          <table:table-cell office:value-type="float" office:value="5.0211" calcext:value-type="float">
            <text:p>5.0211</text:p>
          </table:table-cell>
          <table:table-cell office:value-type="float" office:value="5.01" calcext:value-type="float">
            <text:p>5.01</text:p>
          </table:table-cell>
          <table:table-cell office:value-type="float" office:value="5.0245" calcext:value-type="float">
            <text:p>5.0245</text:p>
          </table:table-cell>
          <table:table-cell table:number-columns-repeated="3"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310.7" calcext:value-type="float">
            <text:p>310.7</text:p>
          </table:table-cell>
          <table:table-cell office:value-type="float" office:value="5.0191" calcext:value-type="float">
            <text:p>5.0191</text:p>
          </table:table-cell>
          <table:table-cell office:value-type="float" office:value="5.0073" calcext:value-type="float">
            <text:p>5.0073</text:p>
          </table:table-cell>
          <table:table-cell office:value-type="float" office:value="5.0147" calcext:value-type="float">
            <text:p>5.0147</text:p>
          </table:table-cell>
          <table:table-cell table:number-columns-repeated="3" office:value-type="float" office:value="5.0073" calcext:value-type="float">
            <text:p>5.0073</text:p>
          </table:table-cell>
          <table:table-cell office:value-type="float" office:value="5.0191" calcext:value-type="float">
            <text:p>5.0191</text:p>
          </table:table-cell>
          <table:table-cell office:value-type="float" office:value="5.0073" calcext:value-type="float">
            <text:p>5.0073</text:p>
          </table:table-cell>
          <table:table-cell office:value-type="float" office:value="5.0227" calcext:value-type="float">
            <text:p>5.0227</text:p>
          </table:table-cell>
          <table:table-cell table:number-columns-repeated="3" office:value-type="float" office:value="5.0073" calcext:value-type="float">
            <text:p>5.0073</text:p>
          </table:table-cell>
        </table:table-row>
        <table:table-row table:style-name="ro1">
          <table:table-cell office:value-type="float" office:value="320.7" calcext:value-type="float">
            <text:p>320.7</text:p>
          </table:table-cell>
          <table:table-cell office:value-type="float" office:value="5.0171" calcext:value-type="float">
            <text:p>5.0171</text:p>
          </table:table-cell>
          <table:table-cell office:value-type="float" office:value="5.0046" calcext:value-type="float">
            <text:p>5.0046</text:p>
          </table:table-cell>
          <table:table-cell office:value-type="float" office:value="5.0125" calcext:value-type="float">
            <text:p>5.0125</text:p>
          </table:table-cell>
          <table:table-cell table:number-columns-repeated="3" office:value-type="float" office:value="5.0046" calcext:value-type="float">
            <text:p>5.0046</text:p>
          </table:table-cell>
          <table:table-cell office:value-type="float" office:value="5.0171" calcext:value-type="float">
            <text:p>5.0171</text:p>
          </table:table-cell>
          <table:table-cell office:value-type="float" office:value="5.0046" calcext:value-type="float">
            <text:p>5.0046</text:p>
          </table:table-cell>
          <table:table-cell office:value-type="float" office:value="5.0209" calcext:value-type="float">
            <text:p>5.0209</text:p>
          </table:table-cell>
          <table:table-cell table:number-columns-repeated="3" office:value-type="float" office:value="5.0046" calcext:value-type="float">
            <text:p>5.0046</text:p>
          </table:table-cell>
        </table:table-row>
        <table:table-row table:style-name="ro1">
          <table:table-cell office:value-type="float" office:value="330.7" calcext:value-type="float">
            <text:p>330.7</text:p>
          </table:table-cell>
          <table:table-cell office:value-type="float" office:value="5.0152" calcext:value-type="float">
            <text:p>5.0152</text:p>
          </table:table-cell>
          <table:table-cell office:value-type="float" office:value="5.0018" calcext:value-type="float">
            <text:p>5.0018</text:p>
          </table:table-cell>
          <table:table-cell office:value-type="float" office:value="5.0102" calcext:value-type="float">
            <text:p>5.0102</text:p>
          </table:table-cell>
          <table:table-cell table:number-columns-repeated="3" office:value-type="float" office:value="5.0018" calcext:value-type="float">
            <text:p>5.0018</text:p>
          </table:table-cell>
          <table:table-cell office:value-type="float" office:value="5.0152" calcext:value-type="float">
            <text:p>5.0152</text:p>
          </table:table-cell>
          <table:table-cell office:value-type="float" office:value="5.0018" calcext:value-type="float">
            <text:p>5.0018</text:p>
          </table:table-cell>
          <table:table-cell office:value-type="float" office:value="5.0191" calcext:value-type="float">
            <text:p>5.0191</text:p>
          </table:table-cell>
          <table:table-cell table:number-columns-repeated="3" office:value-type="float" office:value="5.0018" calcext:value-type="float">
            <text:p>5.0018</text:p>
          </table:table-cell>
        </table:table-row>
        <table:table-row table:style-name="ro1">
          <table:table-cell office:value-type="float" office:value="340.7" calcext:value-type="float">
            <text:p>340.7</text:p>
          </table:table-cell>
          <table:table-cell office:value-type="float" office:value="5.0131" calcext:value-type="float">
            <text:p>5.0131</text:p>
          </table:table-cell>
          <table:table-cell office:value-type="float" office:value="4.9991" calcext:value-type="float">
            <text:p>4.9991</text:p>
          </table:table-cell>
          <table:table-cell office:value-type="float" office:value="5.0079" calcext:value-type="float">
            <text:p>5.0079</text:p>
          </table:table-cell>
          <table:table-cell table:number-columns-repeated="3" office:value-type="float" office:value="4.9991" calcext:value-type="float">
            <text:p>4.9991</text:p>
          </table:table-cell>
          <table:table-cell office:value-type="float" office:value="5.0131" calcext:value-type="float">
            <text:p>5.0131</text:p>
          </table:table-cell>
          <table:table-cell office:value-type="float" office:value="4.9991" calcext:value-type="float">
            <text:p>4.9991</text:p>
          </table:table-cell>
          <table:table-cell office:value-type="float" office:value="5.0173" calcext:value-type="float">
            <text:p>5.0173</text:p>
          </table:table-cell>
          <table:table-cell table:number-columns-repeated="3" office:value-type="float" office:value="4.9991" calcext:value-type="float">
            <text:p>4.9991</text:p>
          </table:table-cell>
        </table:table-row>
        <table:table-row table:style-name="ro1">
          <table:table-cell office:value-type="float" office:value="350.7" calcext:value-type="float">
            <text:p>350.7</text:p>
          </table:table-cell>
          <table:table-cell office:value-type="float" office:value="5.0111" calcext:value-type="float">
            <text:p>5.0111</text:p>
          </table:table-cell>
          <table:table-cell office:value-type="float" office:value="4.9963" calcext:value-type="float">
            <text:p>4.9963</text:p>
          </table:table-cell>
          <table:table-cell office:value-type="float" office:value="5.0057" calcext:value-type="float">
            <text:p>5.0057</text:p>
          </table:table-cell>
          <table:table-cell table:number-columns-repeated="3" office:value-type="float" office:value="4.9963" calcext:value-type="float">
            <text:p>4.9963</text:p>
          </table:table-cell>
          <table:table-cell office:value-type="float" office:value="5.0111" calcext:value-type="float">
            <text:p>5.0111</text:p>
          </table:table-cell>
          <table:table-cell office:value-type="float" office:value="4.9963" calcext:value-type="float">
            <text:p>4.9963</text:p>
          </table:table-cell>
          <table:table-cell office:value-type="float" office:value="5.0155" calcext:value-type="float">
            <text:p>5.0155</text:p>
          </table:table-cell>
          <table:table-cell table:number-columns-repeated="3" office:value-type="float" office:value="4.9963" calcext:value-type="float">
            <text:p>4.9963</text:p>
          </table:table-cell>
        </table:table-row>
        <table:table-row table:style-name="ro1">
          <table:table-cell office:value-type="float" office:value="360.7" calcext:value-type="float">
            <text:p>360.7</text:p>
          </table:table-cell>
          <table:table-cell office:value-type="float" office:value="5.0091" calcext:value-type="float">
            <text:p>5.0091</text:p>
          </table:table-cell>
          <table:table-cell office:value-type="float" office:value="4.9936" calcext:value-type="float">
            <text:p>4.9936</text:p>
          </table:table-cell>
          <table:table-cell office:value-type="float" office:value="5.0034" calcext:value-type="float">
            <text:p>5.0034</text:p>
          </table:table-cell>
          <table:table-cell table:number-columns-repeated="3" office:value-type="float" office:value="4.9936" calcext:value-type="float">
            <text:p>4.9936</text:p>
          </table:table-cell>
          <table:table-cell office:value-type="float" office:value="5.0091" calcext:value-type="float">
            <text:p>5.0091</text:p>
          </table:table-cell>
          <table:table-cell office:value-type="float" office:value="4.9936" calcext:value-type="float">
            <text:p>4.9936</text:p>
          </table:table-cell>
          <table:table-cell office:value-type="float" office:value="5.0137" calcext:value-type="float">
            <text:p>5.0137</text:p>
          </table:table-cell>
          <table:table-cell table:number-columns-repeated="3" office:value-type="float" office:value="4.9936" calcext:value-type="float">
            <text:p>4.9936</text:p>
          </table:table-cell>
        </table:table-row>
        <table:table-row table:style-name="ro1">
          <table:table-cell office:value-type="float" office:value="370.7" calcext:value-type="float">
            <text:p>370.7</text:p>
          </table:table-cell>
          <table:table-cell office:value-type="float" office:value="5.0071" calcext:value-type="float">
            <text:p>5.0071</text:p>
          </table:table-cell>
          <table:table-cell office:value-type="float" office:value="4.9908" calcext:value-type="float">
            <text:p>4.9908</text:p>
          </table:table-cell>
          <table:table-cell office:value-type="float" office:value="5.0011" calcext:value-type="float">
            <text:p>5.0011</text:p>
          </table:table-cell>
          <table:table-cell table:number-columns-repeated="3" office:value-type="float" office:value="4.9908" calcext:value-type="float">
            <text:p>4.9908</text:p>
          </table:table-cell>
          <table:table-cell office:value-type="float" office:value="5.0071" calcext:value-type="float">
            <text:p>5.0071</text:p>
          </table:table-cell>
          <table:table-cell office:value-type="float" office:value="4.9908" calcext:value-type="float">
            <text:p>4.9908</text:p>
          </table:table-cell>
          <table:table-cell office:value-type="float" office:value="5.0119" calcext:value-type="float">
            <text:p>5.0119</text:p>
          </table:table-cell>
          <table:table-cell table:number-columns-repeated="3" office:value-type="float" office:value="4.9908" calcext:value-type="float">
            <text:p>4.9908</text:p>
          </table:table-cell>
        </table:table-row>
        <table:table-row table:style-name="ro1">
          <table:table-cell office:value-type="float" office:value="380.7" calcext:value-type="float">
            <text:p>380.7</text:p>
          </table:table-cell>
          <table:table-cell office:value-type="float" office:value="5.0051" calcext:value-type="float">
            <text:p>5.0051</text:p>
          </table:table-cell>
          <table:table-cell office:value-type="float" office:value="4.988" calcext:value-type="float">
            <text:p>4.988</text:p>
          </table:table-cell>
          <table:table-cell office:value-type="float" office:value="4.9988" calcext:value-type="float">
            <text:p>4.9988</text:p>
          </table:table-cell>
          <table:table-cell table:number-columns-repeated="3" office:value-type="float" office:value="4.988" calcext:value-type="float">
            <text:p>4.988</text:p>
          </table:table-cell>
          <table:table-cell office:value-type="float" office:value="5.0051" calcext:value-type="float">
            <text:p>5.0051</text:p>
          </table:table-cell>
          <table:table-cell office:value-type="float" office:value="4.988" calcext:value-type="float">
            <text:p>4.988</text:p>
          </table:table-cell>
          <table:table-cell office:value-type="float" office:value="5.0101" calcext:value-type="float">
            <text:p>5.0101</text:p>
          </table:table-cell>
          <table:table-cell table:number-columns-repeated="3" office:value-type="float" office:value="4.988" calcext:value-type="float">
            <text:p>4.988</text:p>
          </table:table-cell>
        </table:table-row>
        <table:table-row table:style-name="ro1">
          <table:table-cell office:value-type="float" office:value="390.7" calcext:value-type="float">
            <text:p>390.7</text:p>
          </table:table-cell>
          <table:table-cell office:value-type="float" office:value="5.003" calcext:value-type="float">
            <text:p>5.003</text:p>
          </table:table-cell>
          <table:table-cell office:value-type="float" office:value="4.9852" calcext:value-type="float">
            <text:p>4.9852</text:p>
          </table:table-cell>
          <table:table-cell office:value-type="float" office:value="4.9965" calcext:value-type="float">
            <text:p>4.9965</text:p>
          </table:table-cell>
          <table:table-cell table:number-columns-repeated="3" office:value-type="float" office:value="4.9852" calcext:value-type="float">
            <text:p>4.9852</text:p>
          </table:table-cell>
          <table:table-cell office:value-type="float" office:value="5.003" calcext:value-type="float">
            <text:p>5.003</text:p>
          </table:table-cell>
          <table:table-cell office:value-type="float" office:value="4.9852" calcext:value-type="float">
            <text:p>4.9852</text:p>
          </table:table-cell>
          <table:table-cell office:value-type="float" office:value="5.0083" calcext:value-type="float">
            <text:p>5.0083</text:p>
          </table:table-cell>
          <table:table-cell table:number-columns-repeated="3" office:value-type="float" office:value="4.9852" calcext:value-type="float">
            <text:p>4.9852</text:p>
          </table:table-cell>
        </table:table-row>
        <table:table-row table:style-name="ro1">
          <table:table-cell office:value-type="float" office:value="400.7" calcext:value-type="float">
            <text:p>400.7</text:p>
          </table:table-cell>
          <table:table-cell office:value-type="float" office:value="5.001" calcext:value-type="float">
            <text:p>5.001</text:p>
          </table:table-cell>
          <table:table-cell office:value-type="float" office:value="4.9824" calcext:value-type="float">
            <text:p>4.9824</text:p>
          </table:table-cell>
          <table:table-cell office:value-type="float" office:value="4.9942" calcext:value-type="float">
            <text:p>4.9942</text:p>
          </table:table-cell>
          <table:table-cell table:number-columns-repeated="3" office:value-type="float" office:value="4.9824" calcext:value-type="float">
            <text:p>4.9824</text:p>
          </table:table-cell>
          <table:table-cell office:value-type="float" office:value="5.001" calcext:value-type="float">
            <text:p>5.001</text:p>
          </table:table-cell>
          <table:table-cell office:value-type="float" office:value="4.9824" calcext:value-type="float">
            <text:p>4.9824</text:p>
          </table:table-cell>
          <table:table-cell office:value-type="float" office:value="5.0064" calcext:value-type="float">
            <text:p>5.0064</text:p>
          </table:table-cell>
          <table:table-cell table:number-columns-repeated="3" office:value-type="float" office:value="4.9824" calcext:value-type="float">
            <text:p>4.9824</text:p>
          </table:table-cell>
        </table:table-row>
        <table:table-row table:style-name="ro1">
          <table:table-cell office:value-type="float" office:value="410.7" calcext:value-type="float">
            <text:p>410.7</text:p>
          </table:table-cell>
          <table:table-cell office:value-type="float" office:value="4.9989" calcext:value-type="float">
            <text:p>4.9989</text:p>
          </table:table-cell>
          <table:table-cell office:value-type="float" office:value="4.9796" calcext:value-type="float">
            <text:p>4.9796</text:p>
          </table:table-cell>
          <table:table-cell office:value-type="float" office:value="4.9919" calcext:value-type="float">
            <text:p>4.9919</text:p>
          </table:table-cell>
          <table:table-cell table:number-columns-repeated="3" office:value-type="float" office:value="4.9796" calcext:value-type="float">
            <text:p>4.9796</text:p>
          </table:table-cell>
          <table:table-cell office:value-type="float" office:value="4.9989" calcext:value-type="float">
            <text:p>4.9989</text:p>
          </table:table-cell>
          <table:table-cell office:value-type="float" office:value="4.9796" calcext:value-type="float">
            <text:p>4.9796</text:p>
          </table:table-cell>
          <table:table-cell office:value-type="float" office:value="5.0046" calcext:value-type="float">
            <text:p>5.0046</text:p>
          </table:table-cell>
          <table:table-cell table:number-columns-repeated="3" office:value-type="float" office:value="4.9796" calcext:value-type="float">
            <text:p>4.9796</text:p>
          </table:table-cell>
        </table:table-row>
        <table:table-row table:style-name="ro1">
          <table:table-cell office:value-type="float" office:value="420.7" calcext:value-type="float">
            <text:p>420.7</text:p>
          </table:table-cell>
          <table:table-cell office:value-type="float" office:value="4.9969" calcext:value-type="float">
            <text:p>4.9969</text:p>
          </table:table-cell>
          <table:table-cell office:value-type="float" office:value="4.9768" calcext:value-type="float">
            <text:p>4.9768</text:p>
          </table:table-cell>
          <table:table-cell office:value-type="float" office:value="4.9895" calcext:value-type="float">
            <text:p>4.9895</text:p>
          </table:table-cell>
          <table:table-cell table:number-columns-repeated="3" office:value-type="float" office:value="4.9768" calcext:value-type="float">
            <text:p>4.9768</text:p>
          </table:table-cell>
          <table:table-cell office:value-type="float" office:value="4.9969" calcext:value-type="float">
            <text:p>4.9969</text:p>
          </table:table-cell>
          <table:table-cell office:value-type="float" office:value="4.9768" calcext:value-type="float">
            <text:p>4.9768</text:p>
          </table:table-cell>
          <table:table-cell office:value-type="float" office:value="5.0028" calcext:value-type="float">
            <text:p>5.0028</text:p>
          </table:table-cell>
          <table:table-cell table:number-columns-repeated="3" office:value-type="float" office:value="4.9768" calcext:value-type="float">
            <text:p>4.9768</text:p>
          </table:table-cell>
        </table:table-row>
        <table:table-row table:style-name="ro1">
          <table:table-cell office:value-type="float" office:value="430.7" calcext:value-type="float">
            <text:p>430.7</text:p>
          </table:table-cell>
          <table:table-cell office:value-type="float" office:value="4.9948" calcext:value-type="float">
            <text:p>4.9948</text:p>
          </table:table-cell>
          <table:table-cell office:value-type="float" office:value="4.9739" calcext:value-type="float">
            <text:p>4.9739</text:p>
          </table:table-cell>
          <table:table-cell office:value-type="float" office:value="4.9872" calcext:value-type="float">
            <text:p>4.9872</text:p>
          </table:table-cell>
          <table:table-cell table:number-columns-repeated="3" office:value-type="float" office:value="4.9739" calcext:value-type="float">
            <text:p>4.9739</text:p>
          </table:table-cell>
          <table:table-cell office:value-type="float" office:value="4.9948" calcext:value-type="float">
            <text:p>4.9948</text:p>
          </table:table-cell>
          <table:table-cell office:value-type="float" office:value="4.9739" calcext:value-type="float">
            <text:p>4.9739</text:p>
          </table:table-cell>
          <table:table-cell office:value-type="float" office:value="5.0009" calcext:value-type="float">
            <text:p>5.0009</text:p>
          </table:table-cell>
          <table:table-cell table:number-columns-repeated="3" office:value-type="float" office:value="4.9739" calcext:value-type="float">
            <text:p>4.9739</text:p>
          </table:table-cell>
        </table:table-row>
        <table:table-row table:style-name="ro1">
          <table:table-cell office:value-type="float" office:value="440.7" calcext:value-type="float">
            <text:p>440.7</text:p>
          </table:table-cell>
          <table:table-cell office:value-type="float" office:value="4.9927" calcext:value-type="float">
            <text:p>4.9927</text:p>
          </table:table-cell>
          <table:table-cell office:value-type="float" office:value="4.971" calcext:value-type="float">
            <text:p>4.971</text:p>
          </table:table-cell>
          <table:table-cell office:value-type="float" office:value="4.9849" calcext:value-type="float">
            <text:p>4.9849</text:p>
          </table:table-cell>
          <table:table-cell table:number-columns-repeated="3" office:value-type="float" office:value="4.971" calcext:value-type="float">
            <text:p>4.971</text:p>
          </table:table-cell>
          <table:table-cell office:value-type="float" office:value="4.9927" calcext:value-type="float">
            <text:p>4.9927</text:p>
          </table:table-cell>
          <table:table-cell office:value-type="float" office:value="4.971" calcext:value-type="float">
            <text:p>4.971</text:p>
          </table:table-cell>
          <table:table-cell office:value-type="float" office:value="4.9991" calcext:value-type="float">
            <text:p>4.9991</text:p>
          </table:table-cell>
          <table:table-cell table:number-columns-repeated="3" office:value-type="float" office:value="4.971" calcext:value-type="float">
            <text:p>4.971</text:p>
          </table:table-cell>
        </table:table-row>
        <table:table-row table:style-name="ro1">
          <table:table-cell office:value-type="float" office:value="450.7" calcext:value-type="float">
            <text:p>450.7</text:p>
          </table:table-cell>
          <table:table-cell office:value-type="float" office:value="4.9907" calcext:value-type="float">
            <text:p>4.9907</text:p>
          </table:table-cell>
          <table:table-cell office:value-type="float" office:value="4.9682" calcext:value-type="float">
            <text:p>4.9682</text:p>
          </table:table-cell>
          <table:table-cell office:value-type="float" office:value="4.9825" calcext:value-type="float">
            <text:p>4.9825</text:p>
          </table:table-cell>
          <table:table-cell table:number-columns-repeated="3" office:value-type="float" office:value="4.9682" calcext:value-type="float">
            <text:p>4.9682</text:p>
          </table:table-cell>
          <table:table-cell office:value-type="float" office:value="4.9907" calcext:value-type="float">
            <text:p>4.9907</text:p>
          </table:table-cell>
          <table:table-cell office:value-type="float" office:value="4.9682" calcext:value-type="float">
            <text:p>4.9682</text:p>
          </table:table-cell>
          <table:table-cell office:value-type="float" office:value="4.9972" calcext:value-type="float">
            <text:p>4.9972</text:p>
          </table:table-cell>
          <table:table-cell table:number-columns-repeated="3" office:value-type="float" office:value="4.9682" calcext:value-type="float">
            <text:p>4.9682</text:p>
          </table:table-cell>
        </table:table-row>
        <table:table-row table:style-name="ro1">
          <table:table-cell office:value-type="float" office:value="460.7" calcext:value-type="float">
            <text:p>460.7</text:p>
          </table:table-cell>
          <table:table-cell office:value-type="float" office:value="4.9886" calcext:value-type="float">
            <text:p>4.9886</text:p>
          </table:table-cell>
          <table:table-cell office:value-type="float" office:value="4.9653" calcext:value-type="float">
            <text:p>4.9653</text:p>
          </table:table-cell>
          <table:table-cell office:value-type="float" office:value="4.9802" calcext:value-type="float">
            <text:p>4.9802</text:p>
          </table:table-cell>
          <table:table-cell table:number-columns-repeated="3" office:value-type="float" office:value="4.9653" calcext:value-type="float">
            <text:p>4.9653</text:p>
          </table:table-cell>
          <table:table-cell office:value-type="float" office:value="4.9886" calcext:value-type="float">
            <text:p>4.9886</text:p>
          </table:table-cell>
          <table:table-cell office:value-type="float" office:value="4.9653" calcext:value-type="float">
            <text:p>4.9653</text:p>
          </table:table-cell>
          <table:table-cell office:value-type="float" office:value="4.9954" calcext:value-type="float">
            <text:p>4.9954</text:p>
          </table:table-cell>
          <table:table-cell table:number-columns-repeated="3" office:value-type="float" office:value="4.9653" calcext:value-type="float">
            <text:p>4.9653</text:p>
          </table:table-cell>
        </table:table-row>
        <table:table-row table:style-name="ro1">
          <table:table-cell office:value-type="float" office:value="470.7" calcext:value-type="float">
            <text:p>470.7</text:p>
          </table:table-cell>
          <table:table-cell office:value-type="float" office:value="4.9865" calcext:value-type="float">
            <text:p>4.9865</text:p>
          </table:table-cell>
          <table:table-cell office:value-type="float" office:value="4.9624" calcext:value-type="float">
            <text:p>4.9624</text:p>
          </table:table-cell>
          <table:table-cell office:value-type="float" office:value="4.9778" calcext:value-type="float">
            <text:p>4.9778</text:p>
          </table:table-cell>
          <table:table-cell table:number-columns-repeated="3" office:value-type="float" office:value="4.9624" calcext:value-type="float">
            <text:p>4.9624</text:p>
          </table:table-cell>
          <table:table-cell office:value-type="float" office:value="4.9865" calcext:value-type="float">
            <text:p>4.9865</text:p>
          </table:table-cell>
          <table:table-cell office:value-type="float" office:value="4.9624" calcext:value-type="float">
            <text:p>4.9624</text:p>
          </table:table-cell>
          <table:table-cell office:value-type="float" office:value="4.9935" calcext:value-type="float">
            <text:p>4.9935</text:p>
          </table:table-cell>
          <table:table-cell table:number-columns-repeated="3" office:value-type="float" office:value="4.9624" calcext:value-type="float">
            <text:p>4.9624</text:p>
          </table:table-cell>
        </table:table-row>
        <table:table-row table:style-name="ro1">
          <table:table-cell office:value-type="float" office:value="480.7" calcext:value-type="float">
            <text:p>480.7</text:p>
          </table:table-cell>
          <table:table-cell office:value-type="float" office:value="4.9844" calcext:value-type="float">
            <text:p>4.9844</text:p>
          </table:table-cell>
          <table:table-cell office:value-type="float" office:value="4.9595" calcext:value-type="float">
            <text:p>4.9595</text:p>
          </table:table-cell>
          <table:table-cell office:value-type="float" office:value="4.9755" calcext:value-type="float">
            <text:p>4.9755</text:p>
          </table:table-cell>
          <table:table-cell table:number-columns-repeated="3" office:value-type="float" office:value="4.9595" calcext:value-type="float">
            <text:p>4.9595</text:p>
          </table:table-cell>
          <table:table-cell office:value-type="float" office:value="4.9844" calcext:value-type="float">
            <text:p>4.9844</text:p>
          </table:table-cell>
          <table:table-cell office:value-type="float" office:value="4.9595" calcext:value-type="float">
            <text:p>4.9595</text:p>
          </table:table-cell>
          <table:table-cell office:value-type="float" office:value="4.9917" calcext:value-type="float">
            <text:p>4.9917</text:p>
          </table:table-cell>
          <table:table-cell table:number-columns-repeated="3" office:value-type="float" office:value="4.9595" calcext:value-type="float">
            <text:p>4.9595</text:p>
          </table:table-cell>
        </table:table-row>
        <table:table-row table:style-name="ro1">
          <table:table-cell office:value-type="float" office:value="490.7" calcext:value-type="float">
            <text:p>490.7</text:p>
          </table:table-cell>
          <table:table-cell office:value-type="float" office:value="4.9823" calcext:value-type="float">
            <text:p>4.9823</text:p>
          </table:table-cell>
          <table:table-cell office:value-type="float" office:value="4.9566" calcext:value-type="float">
            <text:p>4.9566</text:p>
          </table:table-cell>
          <table:table-cell office:value-type="float" office:value="4.9731" calcext:value-type="float">
            <text:p>4.9731</text:p>
          </table:table-cell>
          <table:table-cell table:number-columns-repeated="3" office:value-type="float" office:value="4.9566" calcext:value-type="float">
            <text:p>4.9566</text:p>
          </table:table-cell>
          <table:table-cell office:value-type="float" office:value="4.9823" calcext:value-type="float">
            <text:p>4.9823</text:p>
          </table:table-cell>
          <table:table-cell office:value-type="float" office:value="4.9566" calcext:value-type="float">
            <text:p>4.9566</text:p>
          </table:table-cell>
          <table:table-cell office:value-type="float" office:value="4.9898" calcext:value-type="float">
            <text:p>4.9898</text:p>
          </table:table-cell>
          <table:table-cell table:number-columns-repeated="3" office:value-type="float" office:value="4.9566" calcext:value-type="float">
            <text:p>4.9566</text:p>
          </table:table-cell>
        </table:table-row>
        <table:table-row table:style-name="ro1">
          <table:table-cell office:value-type="float" office:value="500.7" calcext:value-type="float">
            <text:p>500.7</text:p>
          </table:table-cell>
          <table:table-cell office:value-type="float" office:value="4.9802" calcext:value-type="float">
            <text:p>4.9802</text:p>
          </table:table-cell>
          <table:table-cell office:value-type="float" office:value="4.9537" calcext:value-type="float">
            <text:p>4.9537</text:p>
          </table:table-cell>
          <table:table-cell office:value-type="float" office:value="4.9707" calcext:value-type="float">
            <text:p>4.9707</text:p>
          </table:table-cell>
          <table:table-cell table:number-columns-repeated="3" office:value-type="float" office:value="4.9537" calcext:value-type="float">
            <text:p>4.9537</text:p>
          </table:table-cell>
          <table:table-cell office:value-type="float" office:value="4.9802" calcext:value-type="float">
            <text:p>4.9802</text:p>
          </table:table-cell>
          <table:table-cell office:value-type="float" office:value="4.9537" calcext:value-type="float">
            <text:p>4.9537</text:p>
          </table:table-cell>
          <table:table-cell office:value-type="float" office:value="4.9879" calcext:value-type="float">
            <text:p>4.9879</text:p>
          </table:table-cell>
          <table:table-cell table:number-columns-repeated="3" office:value-type="float" office:value="4.9537" calcext:value-type="float">
            <text:p>4.9537</text:p>
          </table:table-cell>
        </table:table-row>
        <table:table-row table:style-name="ro1">
          <table:table-cell office:value-type="float" office:value="510.7" calcext:value-type="float">
            <text:p>510.7</text:p>
          </table:table-cell>
          <table:table-cell office:value-type="float" office:value="4.978" calcext:value-type="float">
            <text:p>4.978</text:p>
          </table:table-cell>
          <table:table-cell office:value-type="float" office:value="4.9507" calcext:value-type="float">
            <text:p>4.9507</text:p>
          </table:table-cell>
          <table:table-cell office:value-type="float" office:value="4.9684" calcext:value-type="float">
            <text:p>4.9684</text:p>
          </table:table-cell>
          <table:table-cell table:number-columns-repeated="3" office:value-type="float" office:value="4.9507" calcext:value-type="float">
            <text:p>4.9507</text:p>
          </table:table-cell>
          <table:table-cell office:value-type="float" office:value="4.978" calcext:value-type="float">
            <text:p>4.978</text:p>
          </table:table-cell>
          <table:table-cell office:value-type="float" office:value="4.9507" calcext:value-type="float">
            <text:p>4.9507</text:p>
          </table:table-cell>
          <table:table-cell office:value-type="float" office:value="4.986" calcext:value-type="float">
            <text:p>4.986</text:p>
          </table:table-cell>
          <table:table-cell table:number-columns-repeated="3" office:value-type="float" office:value="4.9507" calcext:value-type="float">
            <text:p>4.9507</text:p>
          </table:table-cell>
        </table:table-row>
        <table:table-row table:style-name="ro1">
          <table:table-cell office:value-type="float" office:value="520.7" calcext:value-type="float">
            <text:p>520.7</text:p>
          </table:table-cell>
          <table:table-cell office:value-type="float" office:value="4.9759" calcext:value-type="float">
            <text:p>4.9759</text:p>
          </table:table-cell>
          <table:table-cell office:value-type="float" office:value="4.9478" calcext:value-type="float">
            <text:p>4.9478</text:p>
          </table:table-cell>
          <table:table-cell office:value-type="float" office:value="4.966" calcext:value-type="float">
            <text:p>4.966</text:p>
          </table:table-cell>
          <table:table-cell table:number-columns-repeated="3" office:value-type="float" office:value="4.9478" calcext:value-type="float">
            <text:p>4.9478</text:p>
          </table:table-cell>
          <table:table-cell office:value-type="float" office:value="4.9759" calcext:value-type="float">
            <text:p>4.9759</text:p>
          </table:table-cell>
          <table:table-cell office:value-type="float" office:value="4.9478" calcext:value-type="float">
            <text:p>4.9478</text:p>
          </table:table-cell>
          <table:table-cell office:value-type="float" office:value="4.9842" calcext:value-type="float">
            <text:p>4.9842</text:p>
          </table:table-cell>
          <table:table-cell table:number-columns-repeated="3" office:value-type="float" office:value="4.9478" calcext:value-type="float">
            <text:p>4.9478</text:p>
          </table:table-cell>
        </table:table-row>
        <table:table-row table:style-name="ro1">
          <table:table-cell office:value-type="float" office:value="530.7" calcext:value-type="float">
            <text:p>530.7</text:p>
          </table:table-cell>
          <table:table-cell office:value-type="float" office:value="4.9738" calcext:value-type="float">
            <text:p>4.9738</text:p>
          </table:table-cell>
          <table:table-cell office:value-type="float" office:value="4.9448" calcext:value-type="float">
            <text:p>4.9448</text:p>
          </table:table-cell>
          <table:table-cell office:value-type="float" office:value="4.9636" calcext:value-type="float">
            <text:p>4.9636</text:p>
          </table:table-cell>
          <table:table-cell table:number-columns-repeated="3" office:value-type="float" office:value="4.9448" calcext:value-type="float">
            <text:p>4.9448</text:p>
          </table:table-cell>
          <table:table-cell office:value-type="float" office:value="4.9738" calcext:value-type="float">
            <text:p>4.9738</text:p>
          </table:table-cell>
          <table:table-cell office:value-type="float" office:value="4.9448" calcext:value-type="float">
            <text:p>4.9448</text:p>
          </table:table-cell>
          <table:table-cell office:value-type="float" office:value="4.9823" calcext:value-type="float">
            <text:p>4.9823</text:p>
          </table:table-cell>
          <table:table-cell table:number-columns-repeated="3" office:value-type="float" office:value="4.9448" calcext:value-type="float">
            <text:p>4.9448</text:p>
          </table:table-cell>
        </table:table-row>
        <table:table-row table:style-name="ro1">
          <table:table-cell office:value-type="float" office:value="540.7" calcext:value-type="float">
            <text:p>540.7</text:p>
          </table:table-cell>
          <table:table-cell office:value-type="float" office:value="4.9717" calcext:value-type="float">
            <text:p>4.9717</text:p>
          </table:table-cell>
          <table:table-cell office:value-type="float" office:value="4.9418" calcext:value-type="float">
            <text:p>4.9418</text:p>
          </table:table-cell>
          <table:table-cell office:value-type="float" office:value="4.9612" calcext:value-type="float">
            <text:p>4.9612</text:p>
          </table:table-cell>
          <table:table-cell table:number-columns-repeated="3" office:value-type="float" office:value="4.9418" calcext:value-type="float">
            <text:p>4.9418</text:p>
          </table:table-cell>
          <table:table-cell office:value-type="float" office:value="4.9717" calcext:value-type="float">
            <text:p>4.9717</text:p>
          </table:table-cell>
          <table:table-cell office:value-type="float" office:value="4.9418" calcext:value-type="float">
            <text:p>4.9418</text:p>
          </table:table-cell>
          <table:table-cell office:value-type="float" office:value="4.9804" calcext:value-type="float">
            <text:p>4.9804</text:p>
          </table:table-cell>
          <table:table-cell table:number-columns-repeated="3" office:value-type="float" office:value="4.9418" calcext:value-type="float">
            <text:p>4.9418</text:p>
          </table:table-cell>
        </table:table-row>
        <table:table-row table:style-name="ro1">
          <table:table-cell office:value-type="float" office:value="550.7" calcext:value-type="float">
            <text:p>550.7</text:p>
          </table:table-cell>
          <table:table-cell office:value-type="float" office:value="4.9695" calcext:value-type="float">
            <text:p>4.9695</text:p>
          </table:table-cell>
          <table:table-cell office:value-type="float" office:value="4.9388" calcext:value-type="float">
            <text:p>4.9388</text:p>
          </table:table-cell>
          <table:table-cell office:value-type="float" office:value="4.9588" calcext:value-type="float">
            <text:p>4.9588</text:p>
          </table:table-cell>
          <table:table-cell table:number-columns-repeated="3" office:value-type="float" office:value="4.9388" calcext:value-type="float">
            <text:p>4.9388</text:p>
          </table:table-cell>
          <table:table-cell office:value-type="float" office:value="4.9695" calcext:value-type="float">
            <text:p>4.9695</text:p>
          </table:table-cell>
          <table:table-cell office:value-type="float" office:value="4.9388" calcext:value-type="float">
            <text:p>4.9388</text:p>
          </table:table-cell>
          <table:table-cell office:value-type="float" office:value="4.9785" calcext:value-type="float">
            <text:p>4.9785</text:p>
          </table:table-cell>
          <table:table-cell table:number-columns-repeated="3" office:value-type="float" office:value="4.9388" calcext:value-type="float">
            <text:p>4.9388</text:p>
          </table:table-cell>
        </table:table-row>
        <table:table-row table:style-name="ro1">
          <table:table-cell office:value-type="float" office:value="560.7" calcext:value-type="float">
            <text:p>560.7</text:p>
          </table:table-cell>
          <table:table-cell office:value-type="float" office:value="4.9674" calcext:value-type="float">
            <text:p>4.9674</text:p>
          </table:table-cell>
          <table:table-cell office:value-type="float" office:value="4.9359" calcext:value-type="float">
            <text:p>4.9359</text:p>
          </table:table-cell>
          <table:table-cell office:value-type="float" office:value="4.9564" calcext:value-type="float">
            <text:p>4.9564</text:p>
          </table:table-cell>
          <table:table-cell table:number-columns-repeated="3" office:value-type="float" office:value="4.9359" calcext:value-type="float">
            <text:p>4.9359</text:p>
          </table:table-cell>
          <table:table-cell office:value-type="float" office:value="4.9674" calcext:value-type="float">
            <text:p>4.9674</text:p>
          </table:table-cell>
          <table:table-cell office:value-type="float" office:value="4.9359" calcext:value-type="float">
            <text:p>4.9359</text:p>
          </table:table-cell>
          <table:table-cell office:value-type="float" office:value="4.9766" calcext:value-type="float">
            <text:p>4.9766</text:p>
          </table:table-cell>
          <table:table-cell table:number-columns-repeated="3" office:value-type="float" office:value="4.9359" calcext:value-type="float">
            <text:p>4.9359</text:p>
          </table:table-cell>
        </table:table-row>
        <table:table-row table:style-name="ro1">
          <table:table-cell office:value-type="float" office:value="570.7" calcext:value-type="float">
            <text:p>570.7</text:p>
          </table:table-cell>
          <table:table-cell office:value-type="float" office:value="4.9652" calcext:value-type="float">
            <text:p>4.9652</text:p>
          </table:table-cell>
          <table:table-cell office:value-type="float" office:value="4.9328" calcext:value-type="float">
            <text:p>4.9328</text:p>
          </table:table-cell>
          <table:table-cell office:value-type="float" office:value="4.954" calcext:value-type="float">
            <text:p>4.954</text:p>
          </table:table-cell>
          <table:table-cell table:number-columns-repeated="3" office:value-type="float" office:value="4.9328" calcext:value-type="float">
            <text:p>4.9328</text:p>
          </table:table-cell>
          <table:table-cell office:value-type="float" office:value="4.9652" calcext:value-type="float">
            <text:p>4.9652</text:p>
          </table:table-cell>
          <table:table-cell office:value-type="float" office:value="4.9328" calcext:value-type="float">
            <text:p>4.9328</text:p>
          </table:table-cell>
          <table:table-cell office:value-type="float" office:value="4.9747" calcext:value-type="float">
            <text:p>4.9747</text:p>
          </table:table-cell>
          <table:table-cell table:number-columns-repeated="3" office:value-type="float" office:value="4.9328" calcext:value-type="float">
            <text:p>4.9328</text:p>
          </table:table-cell>
        </table:table-row>
        <table:table-row table:style-name="ro1">
          <table:table-cell office:value-type="float" office:value="580.7" calcext:value-type="float">
            <text:p>580.7</text:p>
          </table:table-cell>
          <table:table-cell office:value-type="float" office:value="4.963" calcext:value-type="float">
            <text:p>4.963</text:p>
          </table:table-cell>
          <table:table-cell office:value-type="float" office:value="4.9298" calcext:value-type="float">
            <text:p>4.9298</text:p>
          </table:table-cell>
          <table:table-cell office:value-type="float" office:value="4.9515" calcext:value-type="float">
            <text:p>4.9515</text:p>
          </table:table-cell>
          <table:table-cell table:number-columns-repeated="3" office:value-type="float" office:value="4.9298" calcext:value-type="float">
            <text:p>4.9298</text:p>
          </table:table-cell>
          <table:table-cell office:value-type="float" office:value="4.963" calcext:value-type="float">
            <text:p>4.963</text:p>
          </table:table-cell>
          <table:table-cell office:value-type="float" office:value="4.9298" calcext:value-type="float">
            <text:p>4.9298</text:p>
          </table:table-cell>
          <table:table-cell office:value-type="float" office:value="4.9728" calcext:value-type="float">
            <text:p>4.9728</text:p>
          </table:table-cell>
          <table:table-cell table:number-columns-repeated="3" office:value-type="float" office:value="4.9298" calcext:value-type="float">
            <text:p>4.9298</text:p>
          </table:table-cell>
        </table:table-row>
        <table:table-row table:style-name="ro1">
          <table:table-cell office:value-type="float" office:value="590.7" calcext:value-type="float">
            <text:p>590.7</text:p>
          </table:table-cell>
          <table:table-cell office:value-type="float" office:value="4.9609" calcext:value-type="float">
            <text:p>4.9609</text:p>
          </table:table-cell>
          <table:table-cell office:value-type="float" office:value="4.9268" calcext:value-type="float">
            <text:p>4.9268</text:p>
          </table:table-cell>
          <table:table-cell office:value-type="float" office:value="4.9491" calcext:value-type="float">
            <text:p>4.9491</text:p>
          </table:table-cell>
          <table:table-cell table:number-columns-repeated="3" office:value-type="float" office:value="4.9268" calcext:value-type="float">
            <text:p>4.9268</text:p>
          </table:table-cell>
          <table:table-cell office:value-type="float" office:value="4.9609" calcext:value-type="float">
            <text:p>4.9609</text:p>
          </table:table-cell>
          <table:table-cell office:value-type="float" office:value="4.9268" calcext:value-type="float">
            <text:p>4.9268</text:p>
          </table:table-cell>
          <table:table-cell office:value-type="float" office:value="4.9708" calcext:value-type="float">
            <text:p>4.9708</text:p>
          </table:table-cell>
          <table:table-cell table:number-columns-repeated="3" office:value-type="float" office:value="4.9268" calcext:value-type="float">
            <text:p>4.9268</text:p>
          </table:table-cell>
        </table:table-row>
        <table:table-row table:style-name="ro1">
          <table:table-cell office:value-type="float" office:value="600.7" calcext:value-type="float">
            <text:p>600.7</text:p>
          </table:table-cell>
          <table:table-cell office:value-type="float" office:value="4.9587" calcext:value-type="float">
            <text:p>4.9587</text:p>
          </table:table-cell>
          <table:table-cell office:value-type="float" office:value="4.9237" calcext:value-type="float">
            <text:p>4.9237</text:p>
          </table:table-cell>
          <table:table-cell office:value-type="float" office:value="4.9467" calcext:value-type="float">
            <text:p>4.9467</text:p>
          </table:table-cell>
          <table:table-cell table:number-columns-repeated="3" office:value-type="float" office:value="4.9237" calcext:value-type="float">
            <text:p>4.9237</text:p>
          </table:table-cell>
          <table:table-cell office:value-type="float" office:value="4.9587" calcext:value-type="float">
            <text:p>4.9587</text:p>
          </table:table-cell>
          <table:table-cell office:value-type="float" office:value="4.9237" calcext:value-type="float">
            <text:p>4.9237</text:p>
          </table:table-cell>
          <table:table-cell office:value-type="float" office:value="4.9689" calcext:value-type="float">
            <text:p>4.9689</text:p>
          </table:table-cell>
          <table:table-cell table:number-columns-repeated="3" office:value-type="float" office:value="4.9237" calcext:value-type="float">
            <text:p>4.9237</text:p>
          </table:table-cell>
        </table:table-row>
        <table:table-row table:style-name="ro1">
          <table:table-cell office:value-type="float" office:value="610.7" calcext:value-type="float">
            <text:p>610.7</text:p>
          </table:table-cell>
          <table:table-cell office:value-type="float" office:value="4.9565" calcext:value-type="float">
            <text:p>4.9565</text:p>
          </table:table-cell>
          <table:table-cell office:value-type="float" office:value="4.9207" calcext:value-type="float">
            <text:p>4.9207</text:p>
          </table:table-cell>
          <table:table-cell office:value-type="float" office:value="4.9443" calcext:value-type="float">
            <text:p>4.9443</text:p>
          </table:table-cell>
          <table:table-cell table:number-columns-repeated="3" office:value-type="float" office:value="4.9207" calcext:value-type="float">
            <text:p>4.9207</text:p>
          </table:table-cell>
          <table:table-cell office:value-type="float" office:value="4.9565" calcext:value-type="float">
            <text:p>4.9565</text:p>
          </table:table-cell>
          <table:table-cell office:value-type="float" office:value="4.9207" calcext:value-type="float">
            <text:p>4.9207</text:p>
          </table:table-cell>
          <table:table-cell office:value-type="float" office:value="4.967" calcext:value-type="float">
            <text:p>4.967</text:p>
          </table:table-cell>
          <table:table-cell table:number-columns-repeated="3" office:value-type="float" office:value="4.9207" calcext:value-type="float">
            <text:p>4.9207</text:p>
          </table:table-cell>
        </table:table-row>
        <table:table-row table:style-name="ro1">
          <table:table-cell office:value-type="float" office:value="620.7" calcext:value-type="float">
            <text:p>620.7</text:p>
          </table:table-cell>
          <table:table-cell office:value-type="float" office:value="4.9543" calcext:value-type="float">
            <text:p>4.9543</text:p>
          </table:table-cell>
          <table:table-cell office:value-type="float" office:value="4.9176" calcext:value-type="float">
            <text:p>4.9176</text:p>
          </table:table-cell>
          <table:table-cell office:value-type="float" office:value="4.9418" calcext:value-type="float">
            <text:p>4.9418</text:p>
          </table:table-cell>
          <table:table-cell table:number-columns-repeated="3" office:value-type="float" office:value="4.9176" calcext:value-type="float">
            <text:p>4.9176</text:p>
          </table:table-cell>
          <table:table-cell office:value-type="float" office:value="4.9543" calcext:value-type="float">
            <text:p>4.9543</text:p>
          </table:table-cell>
          <table:table-cell office:value-type="float" office:value="4.9176" calcext:value-type="float">
            <text:p>4.9176</text:p>
          </table:table-cell>
          <table:table-cell office:value-type="float" office:value="4.965" calcext:value-type="float">
            <text:p>4.965</text:p>
          </table:table-cell>
          <table:table-cell table:number-columns-repeated="3" office:value-type="float" office:value="4.9176" calcext:value-type="float">
            <text:p>4.9176</text:p>
          </table:table-cell>
        </table:table-row>
        <table:table-row table:style-name="ro1">
          <table:table-cell office:value-type="float" office:value="630.7" calcext:value-type="float">
            <text:p>630.7</text:p>
          </table:table-cell>
          <table:table-cell office:value-type="float" office:value="4.9521" calcext:value-type="float">
            <text:p>4.9521</text:p>
          </table:table-cell>
          <table:table-cell office:value-type="float" office:value="4.9145" calcext:value-type="float">
            <text:p>4.9145</text:p>
          </table:table-cell>
          <table:table-cell office:value-type="float" office:value="4.9394" calcext:value-type="float">
            <text:p>4.9394</text:p>
          </table:table-cell>
          <table:table-cell table:number-columns-repeated="3" office:value-type="float" office:value="4.9145" calcext:value-type="float">
            <text:p>4.9145</text:p>
          </table:table-cell>
          <table:table-cell office:value-type="float" office:value="4.9521" calcext:value-type="float">
            <text:p>4.9521</text:p>
          </table:table-cell>
          <table:table-cell office:value-type="float" office:value="4.9145" calcext:value-type="float">
            <text:p>4.9145</text:p>
          </table:table-cell>
          <table:table-cell office:value-type="float" office:value="4.9631" calcext:value-type="float">
            <text:p>4.9631</text:p>
          </table:table-cell>
          <table:table-cell table:number-columns-repeated="3" office:value-type="float" office:value="4.9145" calcext:value-type="float">
            <text:p>4.9145</text:p>
          </table:table-cell>
        </table:table-row>
        <table:table-row table:style-name="ro1">
          <table:table-cell office:value-type="float" office:value="640.7" calcext:value-type="float">
            <text:p>640.7</text:p>
          </table:table-cell>
          <table:table-cell office:value-type="float" office:value="4.9499" calcext:value-type="float">
            <text:p>4.9499</text:p>
          </table:table-cell>
          <table:table-cell office:value-type="float" office:value="4.9114" calcext:value-type="float">
            <text:p>4.9114</text:p>
          </table:table-cell>
          <table:table-cell office:value-type="float" office:value="4.9369" calcext:value-type="float">
            <text:p>4.9369</text:p>
          </table:table-cell>
          <table:table-cell table:number-columns-repeated="3" office:value-type="float" office:value="4.9114" calcext:value-type="float">
            <text:p>4.9114</text:p>
          </table:table-cell>
          <table:table-cell office:value-type="float" office:value="4.9499" calcext:value-type="float">
            <text:p>4.9499</text:p>
          </table:table-cell>
          <table:table-cell office:value-type="float" office:value="4.9114" calcext:value-type="float">
            <text:p>4.9114</text:p>
          </table:table-cell>
          <table:table-cell office:value-type="float" office:value="4.9612" calcext:value-type="float">
            <text:p>4.9612</text:p>
          </table:table-cell>
          <table:table-cell table:number-columns-repeated="3" office:value-type="float" office:value="4.9114" calcext:value-type="float">
            <text:p>4.9114</text:p>
          </table:table-cell>
        </table:table-row>
        <table:table-row table:style-name="ro1">
          <table:table-cell office:value-type="float" office:value="650.7" calcext:value-type="float">
            <text:p>650.7</text:p>
          </table:table-cell>
          <table:table-cell office:value-type="float" office:value="4.9477" calcext:value-type="float">
            <text:p>4.9477</text:p>
          </table:table-cell>
          <table:table-cell office:value-type="float" office:value="4.9083" calcext:value-type="float">
            <text:p>4.9083</text:p>
          </table:table-cell>
          <table:table-cell office:value-type="float" office:value="4.9344" calcext:value-type="float">
            <text:p>4.9344</text:p>
          </table:table-cell>
          <table:table-cell table:number-columns-repeated="3" office:value-type="float" office:value="4.9083" calcext:value-type="float">
            <text:p>4.9083</text:p>
          </table:table-cell>
          <table:table-cell office:value-type="float" office:value="4.9477" calcext:value-type="float">
            <text:p>4.9477</text:p>
          </table:table-cell>
          <table:table-cell office:value-type="float" office:value="4.9083" calcext:value-type="float">
            <text:p>4.9083</text:p>
          </table:table-cell>
          <table:table-cell office:value-type="float" office:value="4.9592" calcext:value-type="float">
            <text:p>4.9592</text:p>
          </table:table-cell>
          <table:table-cell table:number-columns-repeated="3" office:value-type="float" office:value="4.9083" calcext:value-type="float">
            <text:p>4.9083</text:p>
          </table:table-cell>
        </table:table-row>
        <table:table-row table:style-name="ro1">
          <table:table-cell office:value-type="float" office:value="660.7" calcext:value-type="float">
            <text:p>660.7</text:p>
          </table:table-cell>
          <table:table-cell office:value-type="float" office:value="4.9454" calcext:value-type="float">
            <text:p>4.9454</text:p>
          </table:table-cell>
          <table:table-cell office:value-type="float" office:value="4.9052" calcext:value-type="float">
            <text:p>4.9052</text:p>
          </table:table-cell>
          <table:table-cell office:value-type="float" office:value="4.932" calcext:value-type="float">
            <text:p>4.932</text:p>
          </table:table-cell>
          <table:table-cell table:number-columns-repeated="3" office:value-type="float" office:value="4.9052" calcext:value-type="float">
            <text:p>4.9052</text:p>
          </table:table-cell>
          <table:table-cell office:value-type="float" office:value="4.9454" calcext:value-type="float">
            <text:p>4.9454</text:p>
          </table:table-cell>
          <table:table-cell office:value-type="float" office:value="4.9052" calcext:value-type="float">
            <text:p>4.9052</text:p>
          </table:table-cell>
          <table:table-cell office:value-type="float" office:value="4.9573" calcext:value-type="float">
            <text:p>4.9573</text:p>
          </table:table-cell>
          <table:table-cell table:number-columns-repeated="3" office:value-type="float" office:value="4.9052" calcext:value-type="float">
            <text:p>4.9052</text:p>
          </table:table-cell>
        </table:table-row>
        <table:table-row table:style-name="ro1">
          <table:table-cell office:value-type="float" office:value="670.7" calcext:value-type="float">
            <text:p>670.7</text:p>
          </table:table-cell>
          <table:table-cell office:value-type="float" office:value="4.9432" calcext:value-type="float">
            <text:p>4.9432</text:p>
          </table:table-cell>
          <table:table-cell office:value-type="float" office:value="4.9021" calcext:value-type="float">
            <text:p>4.9021</text:p>
          </table:table-cell>
          <table:table-cell office:value-type="float" office:value="4.9295" calcext:value-type="float">
            <text:p>4.9295</text:p>
          </table:table-cell>
          <table:table-cell table:number-columns-repeated="3" office:value-type="float" office:value="4.9021" calcext:value-type="float">
            <text:p>4.9021</text:p>
          </table:table-cell>
          <table:table-cell office:value-type="float" office:value="4.9432" calcext:value-type="float">
            <text:p>4.9432</text:p>
          </table:table-cell>
          <table:table-cell office:value-type="float" office:value="4.9021" calcext:value-type="float">
            <text:p>4.9021</text:p>
          </table:table-cell>
          <table:table-cell office:value-type="float" office:value="4.9553" calcext:value-type="float">
            <text:p>4.9553</text:p>
          </table:table-cell>
          <table:table-cell table:number-columns-repeated="3" office:value-type="float" office:value="4.9021" calcext:value-type="float">
            <text:p>4.9021</text:p>
          </table:table-cell>
        </table:table-row>
        <table:table-row table:style-name="ro1">
          <table:table-cell office:value-type="float" office:value="680.7" calcext:value-type="float">
            <text:p>680.7</text:p>
          </table:table-cell>
          <table:table-cell office:value-type="float" office:value="4.941" calcext:value-type="float">
            <text:p>4.941</text:p>
          </table:table-cell>
          <table:table-cell office:value-type="float" office:value="4.8989" calcext:value-type="float">
            <text:p>4.8989</text:p>
          </table:table-cell>
          <table:table-cell office:value-type="float" office:value="4.927" calcext:value-type="float">
            <text:p>4.927</text:p>
          </table:table-cell>
          <table:table-cell table:number-columns-repeated="3" office:value-type="float" office:value="4.8989" calcext:value-type="float">
            <text:p>4.8989</text:p>
          </table:table-cell>
          <table:table-cell office:value-type="float" office:value="4.941" calcext:value-type="float">
            <text:p>4.941</text:p>
          </table:table-cell>
          <table:table-cell office:value-type="float" office:value="4.8989" calcext:value-type="float">
            <text:p>4.8989</text:p>
          </table:table-cell>
          <table:table-cell office:value-type="float" office:value="4.9533" calcext:value-type="float">
            <text:p>4.9533</text:p>
          </table:table-cell>
          <table:table-cell table:number-columns-repeated="3" office:value-type="float" office:value="4.8989" calcext:value-type="float">
            <text:p>4.8989</text:p>
          </table:table-cell>
        </table:table-row>
        <table:table-row table:style-name="ro1">
          <table:table-cell office:value-type="float" office:value="690.7" calcext:value-type="float">
            <text:p>690.7</text:p>
          </table:table-cell>
          <table:table-cell office:value-type="float" office:value="4.9387" calcext:value-type="float">
            <text:p>4.9387</text:p>
          </table:table-cell>
          <table:table-cell office:value-type="float" office:value="4.8958" calcext:value-type="float">
            <text:p>4.8958</text:p>
          </table:table-cell>
          <table:table-cell office:value-type="float" office:value="4.9245" calcext:value-type="float">
            <text:p>4.9245</text:p>
          </table:table-cell>
          <table:table-cell table:number-columns-repeated="3" office:value-type="float" office:value="4.8958" calcext:value-type="float">
            <text:p>4.8958</text:p>
          </table:table-cell>
          <table:table-cell office:value-type="float" office:value="4.9387" calcext:value-type="float">
            <text:p>4.9387</text:p>
          </table:table-cell>
          <table:table-cell office:value-type="float" office:value="4.8958" calcext:value-type="float">
            <text:p>4.8958</text:p>
          </table:table-cell>
          <table:table-cell office:value-type="float" office:value="4.9514" calcext:value-type="float">
            <text:p>4.9514</text:p>
          </table:table-cell>
          <table:table-cell table:number-columns-repeated="3" office:value-type="float" office:value="4.8958" calcext:value-type="float">
            <text:p>4.8958</text:p>
          </table:table-cell>
        </table:table-row>
        <table:table-row table:style-name="ro1">
          <table:table-cell office:value-type="float" office:value="700.7" calcext:value-type="float">
            <text:p>700.7</text:p>
          </table:table-cell>
          <table:table-cell office:value-type="float" office:value="4.9365" calcext:value-type="float">
            <text:p>4.9365</text:p>
          </table:table-cell>
          <table:table-cell office:value-type="float" office:value="4.8926" calcext:value-type="float">
            <text:p>4.8926</text:p>
          </table:table-cell>
          <table:table-cell office:value-type="float" office:value="4.9221" calcext:value-type="float">
            <text:p>4.9221</text:p>
          </table:table-cell>
          <table:table-cell table:number-columns-repeated="3" office:value-type="float" office:value="4.8926" calcext:value-type="float">
            <text:p>4.8926</text:p>
          </table:table-cell>
          <table:table-cell office:value-type="float" office:value="4.9365" calcext:value-type="float">
            <text:p>4.9365</text:p>
          </table:table-cell>
          <table:table-cell office:value-type="float" office:value="4.8926" calcext:value-type="float">
            <text:p>4.8926</text:p>
          </table:table-cell>
          <table:table-cell office:value-type="float" office:value="4.9494" calcext:value-type="float">
            <text:p>4.9494</text:p>
          </table:table-cell>
          <table:table-cell table:number-columns-repeated="3" office:value-type="float" office:value="4.8926" calcext:value-type="float">
            <text:p>4.8926</text:p>
          </table:table-cell>
        </table:table-row>
        <table:table-row table:style-name="ro1">
          <table:table-cell office:value-type="float" office:value="710.7" calcext:value-type="float">
            <text:p>710.7</text:p>
          </table:table-cell>
          <table:table-cell office:value-type="float" office:value="4.9342" calcext:value-type="float">
            <text:p>4.9342</text:p>
          </table:table-cell>
          <table:table-cell office:value-type="float" office:value="4.8894" calcext:value-type="float">
            <text:p>4.8894</text:p>
          </table:table-cell>
          <table:table-cell office:value-type="float" office:value="4.9196" calcext:value-type="float">
            <text:p>4.9196</text:p>
          </table:table-cell>
          <table:table-cell table:number-columns-repeated="3" office:value-type="float" office:value="4.8894" calcext:value-type="float">
            <text:p>4.8894</text:p>
          </table:table-cell>
          <table:table-cell office:value-type="float" office:value="4.9342" calcext:value-type="float">
            <text:p>4.9342</text:p>
          </table:table-cell>
          <table:table-cell office:value-type="float" office:value="4.8894" calcext:value-type="float">
            <text:p>4.8894</text:p>
          </table:table-cell>
          <table:table-cell office:value-type="float" office:value="4.9474" calcext:value-type="float">
            <text:p>4.9474</text:p>
          </table:table-cell>
          <table:table-cell table:number-columns-repeated="3" office:value-type="float" office:value="4.8894" calcext:value-type="float">
            <text:p>4.8894</text:p>
          </table:table-cell>
        </table:table-row>
        <table:table-row table:style-name="ro1">
          <table:table-cell office:value-type="float" office:value="720.7" calcext:value-type="float">
            <text:p>720.7</text:p>
          </table:table-cell>
          <table:table-cell office:value-type="float" office:value="4.9319" calcext:value-type="float">
            <text:p>4.9319</text:p>
          </table:table-cell>
          <table:table-cell office:value-type="float" office:value="4.8862" calcext:value-type="float">
            <text:p>4.8862</text:p>
          </table:table-cell>
          <table:table-cell office:value-type="float" office:value="4.9171" calcext:value-type="float">
            <text:p>4.9171</text:p>
          </table:table-cell>
          <table:table-cell table:number-columns-repeated="3" office:value-type="float" office:value="4.8862" calcext:value-type="float">
            <text:p>4.8862</text:p>
          </table:table-cell>
          <table:table-cell office:value-type="float" office:value="4.9319" calcext:value-type="float">
            <text:p>4.9319</text:p>
          </table:table-cell>
          <table:table-cell office:value-type="float" office:value="4.8862" calcext:value-type="float">
            <text:p>4.8862</text:p>
          </table:table-cell>
          <table:table-cell office:value-type="float" office:value="4.9454" calcext:value-type="float">
            <text:p>4.9454</text:p>
          </table:table-cell>
          <table:table-cell table:number-columns-repeated="3" office:value-type="float" office:value="4.8862" calcext:value-type="float">
            <text:p>4.8862</text:p>
          </table:table-cell>
        </table:table-row>
        <table:table-row table:style-name="ro1">
          <table:table-cell office:value-type="float" office:value="730.7" calcext:value-type="float">
            <text:p>730.7</text:p>
          </table:table-cell>
          <table:table-cell office:value-type="float" office:value="4.9296" calcext:value-type="float">
            <text:p>4.9296</text:p>
          </table:table-cell>
          <table:table-cell office:value-type="float" office:value="4.883" calcext:value-type="float">
            <text:p>4.883</text:p>
          </table:table-cell>
          <table:table-cell office:value-type="float" office:value="4.9145" calcext:value-type="float">
            <text:p>4.9145</text:p>
          </table:table-cell>
          <table:table-cell table:number-columns-repeated="3" office:value-type="float" office:value="4.883" calcext:value-type="float">
            <text:p>4.883</text:p>
          </table:table-cell>
          <table:table-cell office:value-type="float" office:value="4.9296" calcext:value-type="float">
            <text:p>4.9296</text:p>
          </table:table-cell>
          <table:table-cell office:value-type="float" office:value="4.883" calcext:value-type="float">
            <text:p>4.883</text:p>
          </table:table-cell>
          <table:table-cell office:value-type="float" office:value="4.9434" calcext:value-type="float">
            <text:p>4.9434</text:p>
          </table:table-cell>
          <table:table-cell table:number-columns-repeated="3" office:value-type="float" office:value="4.883" calcext:value-type="float">
            <text:p>4.883</text:p>
          </table:table-cell>
        </table:table-row>
        <table:table-row table:style-name="ro1">
          <table:table-cell office:value-type="float" office:value="740.7" calcext:value-type="float">
            <text:p>740.7</text:p>
          </table:table-cell>
          <table:table-cell office:value-type="float" office:value="4.9274" calcext:value-type="float">
            <text:p>4.9274</text:p>
          </table:table-cell>
          <table:table-cell office:value-type="float" office:value="4.8797" calcext:value-type="float">
            <text:p>4.8797</text:p>
          </table:table-cell>
          <table:table-cell office:value-type="float" office:value="4.912" calcext:value-type="float">
            <text:p>4.912</text:p>
          </table:table-cell>
          <table:table-cell table:number-columns-repeated="3" office:value-type="float" office:value="4.8797" calcext:value-type="float">
            <text:p>4.8797</text:p>
          </table:table-cell>
          <table:table-cell office:value-type="float" office:value="4.9274" calcext:value-type="float">
            <text:p>4.9274</text:p>
          </table:table-cell>
          <table:table-cell office:value-type="float" office:value="4.8797" calcext:value-type="float">
            <text:p>4.8797</text:p>
          </table:table-cell>
          <table:table-cell office:value-type="float" office:value="4.9415" calcext:value-type="float">
            <text:p>4.9415</text:p>
          </table:table-cell>
          <table:table-cell table:number-columns-repeated="3" office:value-type="float" office:value="4.8797" calcext:value-type="float">
            <text:p>4.8797</text:p>
          </table:table-cell>
        </table:table-row>
        <table:table-row table:style-name="ro1">
          <table:table-cell office:value-type="float" office:value="750.7" calcext:value-type="float">
            <text:p>750.7</text:p>
          </table:table-cell>
          <table:table-cell office:value-type="float" office:value="4.9251" calcext:value-type="float">
            <text:p>4.9251</text:p>
          </table:table-cell>
          <table:table-cell office:value-type="float" office:value="4.8765" calcext:value-type="float">
            <text:p>4.8765</text:p>
          </table:table-cell>
          <table:table-cell office:value-type="float" office:value="4.9095" calcext:value-type="float">
            <text:p>4.9095</text:p>
          </table:table-cell>
          <table:table-cell table:number-columns-repeated="3" office:value-type="float" office:value="4.8765" calcext:value-type="float">
            <text:p>4.8765</text:p>
          </table:table-cell>
          <table:table-cell office:value-type="float" office:value="4.9251" calcext:value-type="float">
            <text:p>4.9251</text:p>
          </table:table-cell>
          <table:table-cell office:value-type="float" office:value="4.8765" calcext:value-type="float">
            <text:p>4.8765</text:p>
          </table:table-cell>
          <table:table-cell office:value-type="float" office:value="4.9395" calcext:value-type="float">
            <text:p>4.9395</text:p>
          </table:table-cell>
          <table:table-cell table:number-columns-repeated="3" office:value-type="float" office:value="4.8765" calcext:value-type="float">
            <text:p>4.8765</text:p>
          </table:table-cell>
        </table:table-row>
        <table:table-row table:style-name="ro1">
          <table:table-cell office:value-type="float" office:value="760.7" calcext:value-type="float">
            <text:p>760.7</text:p>
          </table:table-cell>
          <table:table-cell office:value-type="float" office:value="4.9228" calcext:value-type="float">
            <text:p>4.9228</text:p>
          </table:table-cell>
          <table:table-cell office:value-type="float" office:value="4.8732" calcext:value-type="float">
            <text:p>4.8732</text:p>
          </table:table-cell>
          <table:table-cell office:value-type="float" office:value="4.907" calcext:value-type="float">
            <text:p>4.907</text:p>
          </table:table-cell>
          <table:table-cell table:number-columns-repeated="3" office:value-type="float" office:value="4.8732" calcext:value-type="float">
            <text:p>4.8732</text:p>
          </table:table-cell>
          <table:table-cell office:value-type="float" office:value="4.9228" calcext:value-type="float">
            <text:p>4.9228</text:p>
          </table:table-cell>
          <table:table-cell office:value-type="float" office:value="4.8732" calcext:value-type="float">
            <text:p>4.8732</text:p>
          </table:table-cell>
          <table:table-cell office:value-type="float" office:value="4.9375" calcext:value-type="float">
            <text:p>4.9375</text:p>
          </table:table-cell>
          <table:table-cell table:number-columns-repeated="3" office:value-type="float" office:value="4.8732" calcext:value-type="float">
            <text:p>4.8732</text:p>
          </table:table-cell>
        </table:table-row>
        <table:table-row table:style-name="ro1">
          <table:table-cell office:value-type="float" office:value="770.7" calcext:value-type="float">
            <text:p>770.7</text:p>
          </table:table-cell>
          <table:table-cell office:value-type="float" office:value="4.9205" calcext:value-type="float">
            <text:p>4.9205</text:p>
          </table:table-cell>
          <table:table-cell office:value-type="float" office:value="4.87" calcext:value-type="float">
            <text:p>4.87</text:p>
          </table:table-cell>
          <table:table-cell office:value-type="float" office:value="4.9045" calcext:value-type="float">
            <text:p>4.9045</text:p>
          </table:table-cell>
          <table:table-cell table:number-columns-repeated="3" office:value-type="float" office:value="4.87" calcext:value-type="float">
            <text:p>4.87</text:p>
          </table:table-cell>
          <table:table-cell office:value-type="float" office:value="4.9205" calcext:value-type="float">
            <text:p>4.9205</text:p>
          </table:table-cell>
          <table:table-cell office:value-type="float" office:value="4.87" calcext:value-type="float">
            <text:p>4.87</text:p>
          </table:table-cell>
          <table:table-cell office:value-type="float" office:value="4.9354" calcext:value-type="float">
            <text:p>4.9354</text:p>
          </table:table-cell>
          <table:table-cell table:number-columns-repeated="3"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780.7" calcext:value-type="float">
            <text:p>780.7</text:p>
          </table:table-cell>
          <table:table-cell office:value-type="float" office:value="4.9181" calcext:value-type="float">
            <text:p>4.9181</text:p>
          </table:table-cell>
          <table:table-cell office:value-type="float" office:value="4.8667" calcext:value-type="float">
            <text:p>4.8667</text:p>
          </table:table-cell>
          <table:table-cell office:value-type="float" office:value="4.9019" calcext:value-type="float">
            <text:p>4.9019</text:p>
          </table:table-cell>
          <table:table-cell table:number-columns-repeated="3" office:value-type="float" office:value="4.8667" calcext:value-type="float">
            <text:p>4.8667</text:p>
          </table:table-cell>
          <table:table-cell office:value-type="float" office:value="4.9181" calcext:value-type="float">
            <text:p>4.9181</text:p>
          </table:table-cell>
          <table:table-cell office:value-type="float" office:value="4.8667" calcext:value-type="float">
            <text:p>4.8667</text:p>
          </table:table-cell>
          <table:table-cell office:value-type="float" office:value="4.9334" calcext:value-type="float">
            <text:p>4.9334</text:p>
          </table:table-cell>
          <table:table-cell table:number-columns-repeated="3" office:value-type="float" office:value="4.8667" calcext:value-type="float">
            <text:p>4.8667</text:p>
          </table:table-cell>
        </table:table-row>
        <table:table-row table:style-name="ro1">
          <table:table-cell office:value-type="float" office:value="790.7" calcext:value-type="float">
            <text:p>790.7</text:p>
          </table:table-cell>
          <table:table-cell office:value-type="float" office:value="4.9158" calcext:value-type="float">
            <text:p>4.9158</text:p>
          </table:table-cell>
          <table:table-cell office:value-type="float" office:value="4.8634" calcext:value-type="float">
            <text:p>4.8634</text:p>
          </table:table-cell>
          <table:table-cell office:value-type="float" office:value="4.8994" calcext:value-type="float">
            <text:p>4.8994</text:p>
          </table:table-cell>
          <table:table-cell table:number-columns-repeated="3" office:value-type="float" office:value="4.8634" calcext:value-type="float">
            <text:p>4.8634</text:p>
          </table:table-cell>
          <table:table-cell office:value-type="float" office:value="4.9158" calcext:value-type="float">
            <text:p>4.9158</text:p>
          </table:table-cell>
          <table:table-cell office:value-type="float" office:value="4.8634" calcext:value-type="float">
            <text:p>4.8634</text:p>
          </table:table-cell>
          <table:table-cell office:value-type="float" office:value="4.9314" calcext:value-type="float">
            <text:p>4.9314</text:p>
          </table:table-cell>
          <table:table-cell table:number-columns-repeated="3" office:value-type="float" office:value="4.8634" calcext:value-type="float">
            <text:p>4.8634</text:p>
          </table:table-cell>
        </table:table-row>
        <table:table-row table:style-name="ro1">
          <table:table-cell office:value-type="float" office:value="800.7" calcext:value-type="float">
            <text:p>800.7</text:p>
          </table:table-cell>
          <table:table-cell office:value-type="float" office:value="4.9135" calcext:value-type="float">
            <text:p>4.9135</text:p>
          </table:table-cell>
          <table:table-cell office:value-type="float" office:value="4.8601" calcext:value-type="float">
            <text:p>4.8601</text:p>
          </table:table-cell>
          <table:table-cell office:value-type="float" office:value="4.8968" calcext:value-type="float">
            <text:p>4.8968</text:p>
          </table:table-cell>
          <table:table-cell table:number-columns-repeated="3" office:value-type="float" office:value="4.8601" calcext:value-type="float">
            <text:p>4.8601</text:p>
          </table:table-cell>
          <table:table-cell office:value-type="float" office:value="4.9135" calcext:value-type="float">
            <text:p>4.9135</text:p>
          </table:table-cell>
          <table:table-cell office:value-type="float" office:value="4.8601" calcext:value-type="float">
            <text:p>4.8601</text:p>
          </table:table-cell>
          <table:table-cell office:value-type="float" office:value="4.9294" calcext:value-type="float">
            <text:p>4.9294</text:p>
          </table:table-cell>
          <table:table-cell table:number-columns-repeated="3" office:value-type="float" office:value="4.8601" calcext:value-type="float">
            <text:p>4.8601</text:p>
          </table:table-cell>
        </table:table-row>
        <table:table-row table:style-name="ro1">
          <table:table-cell office:value-type="float" office:value="810.7" calcext:value-type="float">
            <text:p>810.7</text:p>
          </table:table-cell>
          <table:table-cell office:value-type="float" office:value="4.9111" calcext:value-type="float">
            <text:p>4.9111</text:p>
          </table:table-cell>
          <table:table-cell office:value-type="float" office:value="4.8568" calcext:value-type="float">
            <text:p>4.8568</text:p>
          </table:table-cell>
          <table:table-cell office:value-type="float" office:value="4.8943" calcext:value-type="float">
            <text:p>4.8943</text:p>
          </table:table-cell>
          <table:table-cell table:number-columns-repeated="3" office:value-type="float" office:value="4.8568" calcext:value-type="float">
            <text:p>4.8568</text:p>
          </table:table-cell>
          <table:table-cell office:value-type="float" office:value="4.9111" calcext:value-type="float">
            <text:p>4.9111</text:p>
          </table:table-cell>
          <table:table-cell office:value-type="float" office:value="4.8568" calcext:value-type="float">
            <text:p>4.8568</text:p>
          </table:table-cell>
          <table:table-cell office:value-type="float" office:value="4.9273" calcext:value-type="float">
            <text:p>4.9273</text:p>
          </table:table-cell>
          <table:table-cell table:number-columns-repeated="3" office:value-type="float" office:value="4.8568" calcext:value-type="float">
            <text:p>4.8568</text:p>
          </table:table-cell>
        </table:table-row>
        <table:table-row table:style-name="ro1">
          <table:table-cell office:value-type="float" office:value="820.7" calcext:value-type="float">
            <text:p>820.7</text:p>
          </table:table-cell>
          <table:table-cell office:value-type="float" office:value="4.9088" calcext:value-type="float">
            <text:p>4.9088</text:p>
          </table:table-cell>
          <table:table-cell office:value-type="float" office:value="4.8534" calcext:value-type="float">
            <text:p>4.8534</text:p>
          </table:table-cell>
          <table:table-cell office:value-type="float" office:value="4.8917" calcext:value-type="float">
            <text:p>4.8917</text:p>
          </table:table-cell>
          <table:table-cell table:number-columns-repeated="3" office:value-type="float" office:value="4.8534" calcext:value-type="float">
            <text:p>4.8534</text:p>
          </table:table-cell>
          <table:table-cell office:value-type="float" office:value="4.9088" calcext:value-type="float">
            <text:p>4.9088</text:p>
          </table:table-cell>
          <table:table-cell office:value-type="float" office:value="4.8534" calcext:value-type="float">
            <text:p>4.8534</text:p>
          </table:table-cell>
          <table:table-cell office:value-type="float" office:value="4.9253" calcext:value-type="float">
            <text:p>4.9253</text:p>
          </table:table-cell>
          <table:table-cell table:number-columns-repeated="3" office:value-type="float" office:value="4.8534" calcext:value-type="float">
            <text:p>4.8534</text:p>
          </table:table-cell>
        </table:table-row>
        <table:table-row table:style-name="ro1">
          <table:table-cell office:value-type="float" office:value="830.7" calcext:value-type="float">
            <text:p>830.7</text:p>
          </table:table-cell>
          <table:table-cell office:value-type="float" office:value="4.9064" calcext:value-type="float">
            <text:p>4.9064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8891" calcext:value-type="float">
            <text:p>4.8891</text:p>
          </table:table-cell>
          <table:table-cell table:number-columns-repeated="3" office:value-type="float" office:value="4.8501" calcext:value-type="float">
            <text:p>4.8501</text:p>
          </table:table-cell>
          <table:table-cell office:value-type="float" office:value="4.9064" calcext:value-type="float">
            <text:p>4.9064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9233" calcext:value-type="float">
            <text:p>4.9233</text:p>
          </table:table-cell>
          <table:table-cell table:number-columns-repeated="3" office:value-type="float" office:value="4.8501" calcext:value-type="float">
            <text:p>4.8501</text:p>
          </table:table-cell>
        </table:table-row>
        <table:table-row table:style-name="ro1">
          <table:table-cell office:value-type="float" office:value="840.7" calcext:value-type="float">
            <text:p>840.7</text:p>
          </table:table-cell>
          <table:table-cell office:value-type="float" office:value="4.9041" calcext:value-type="float">
            <text:p>4.9041</text:p>
          </table:table-cell>
          <table:table-cell office:value-type="float" office:value="4.8467" calcext:value-type="float">
            <text:p>4.8467</text:p>
          </table:table-cell>
          <table:table-cell office:value-type="float" office:value="4.8866" calcext:value-type="float">
            <text:p>4.8866</text:p>
          </table:table-cell>
          <table:table-cell table:number-columns-repeated="3" office:value-type="float" office:value="4.8467" calcext:value-type="float">
            <text:p>4.8467</text:p>
          </table:table-cell>
          <table:table-cell office:value-type="float" office:value="4.9041" calcext:value-type="float">
            <text:p>4.9041</text:p>
          </table:table-cell>
          <table:table-cell office:value-type="float" office:value="4.8467" calcext:value-type="float">
            <text:p>4.8467</text:p>
          </table:table-cell>
          <table:table-cell office:value-type="float" office:value="4.9212" calcext:value-type="float">
            <text:p>4.9212</text:p>
          </table:table-cell>
          <table:table-cell table:number-columns-repeated="3" office:value-type="float" office:value="4.8467" calcext:value-type="float">
            <text:p>4.8467</text:p>
          </table:table-cell>
        </table:table-row>
        <table:table-row table:style-name="ro1">
          <table:table-cell office:value-type="float" office:value="850.7" calcext:value-type="float">
            <text:p>850.7</text:p>
          </table:table-cell>
          <table:table-cell office:value-type="float" office:value="4.9017" calcext:value-type="float">
            <text:p>4.9017</text:p>
          </table:table-cell>
          <table:table-cell office:value-type="float" office:value="4.8433" calcext:value-type="float">
            <text:p>4.8433</text:p>
          </table:table-cell>
          <table:table-cell office:value-type="float" office:value="4.884" calcext:value-type="float">
            <text:p>4.884</text:p>
          </table:table-cell>
          <table:table-cell table:number-columns-repeated="3" office:value-type="float" office:value="4.8433" calcext:value-type="float">
            <text:p>4.8433</text:p>
          </table:table-cell>
          <table:table-cell office:value-type="float" office:value="4.9017" calcext:value-type="float">
            <text:p>4.9017</text:p>
          </table:table-cell>
          <table:table-cell office:value-type="float" office:value="4.8433" calcext:value-type="float">
            <text:p>4.8433</text:p>
          </table:table-cell>
          <table:table-cell office:value-type="float" office:value="4.9192" calcext:value-type="float">
            <text:p>4.9192</text:p>
          </table:table-cell>
          <table:table-cell table:number-columns-repeated="3" office:value-type="float" office:value="4.8433" calcext:value-type="float">
            <text:p>4.8433</text:p>
          </table:table-cell>
        </table:table-row>
        <table:table-row table:style-name="ro1">
          <table:table-cell office:value-type="float" office:value="860.7" calcext:value-type="float">
            <text:p>860.7</text:p>
          </table:table-cell>
          <table:table-cell office:value-type="float" office:value="4.8993" calcext:value-type="float">
            <text:p>4.8993</text:p>
          </table:table-cell>
          <table:table-cell office:value-type="float" office:value="4.8399" calcext:value-type="float">
            <text:p>4.8399</text:p>
          </table:table-cell>
          <table:table-cell office:value-type="float" office:value="4.8814" calcext:value-type="float">
            <text:p>4.8814</text:p>
          </table:table-cell>
          <table:table-cell table:number-columns-repeated="3" office:value-type="float" office:value="4.8399" calcext:value-type="float">
            <text:p>4.8399</text:p>
          </table:table-cell>
          <table:table-cell office:value-type="float" office:value="4.8993" calcext:value-type="float">
            <text:p>4.8993</text:p>
          </table:table-cell>
          <table:table-cell office:value-type="float" office:value="4.8399" calcext:value-type="float">
            <text:p>4.8399</text:p>
          </table:table-cell>
          <table:table-cell office:value-type="float" office:value="4.9171" calcext:value-type="float">
            <text:p>4.9171</text:p>
          </table:table-cell>
          <table:table-cell table:number-columns-repeated="3" office:value-type="float" office:value="4.8399" calcext:value-type="float">
            <text:p>4.8399</text:p>
          </table:table-cell>
        </table:table-row>
        <table:table-row table:style-name="ro1">
          <table:table-cell office:value-type="float" office:value="870.7" calcext:value-type="float">
            <text:p>870.7</text:p>
          </table:table-cell>
          <table:table-cell office:value-type="float" office:value="4.8969" calcext:value-type="float">
            <text:p>4.8969</text:p>
          </table:table-cell>
          <table:table-cell office:value-type="float" office:value="4.8365" calcext:value-type="float">
            <text:p>4.8365</text:p>
          </table:table-cell>
          <table:table-cell office:value-type="float" office:value="4.8788" calcext:value-type="float">
            <text:p>4.8788</text:p>
          </table:table-cell>
          <table:table-cell table:number-columns-repeated="3" office:value-type="float" office:value="4.8365" calcext:value-type="float">
            <text:p>4.8365</text:p>
          </table:table-cell>
          <table:table-cell office:value-type="float" office:value="4.8969" calcext:value-type="float">
            <text:p>4.8969</text:p>
          </table:table-cell>
          <table:table-cell office:value-type="float" office:value="4.8365" calcext:value-type="float">
            <text:p>4.8365</text:p>
          </table:table-cell>
          <table:table-cell office:value-type="float" office:value="4.915" calcext:value-type="float">
            <text:p>4.915</text:p>
          </table:table-cell>
          <table:table-cell table:number-columns-repeated="3" office:value-type="float" office:value="4.8365" calcext:value-type="float">
            <text:p>4.8365</text:p>
          </table:table-cell>
        </table:table-row>
        <table:table-row table:style-name="ro1">
          <table:table-cell office:value-type="float" office:value="880.7" calcext:value-type="float">
            <text:p>880.7</text:p>
          </table:table-cell>
          <table:table-cell office:value-type="float" office:value="4.8945" calcext:value-type="float">
            <text:p>4.8945</text:p>
          </table:table-cell>
          <table:table-cell office:value-type="float" office:value="4.833" calcext:value-type="float">
            <text:p>4.833</text:p>
          </table:table-cell>
          <table:table-cell office:value-type="float" office:value="4.8762" calcext:value-type="float">
            <text:p>4.8762</text:p>
          </table:table-cell>
          <table:table-cell table:number-columns-repeated="3" office:value-type="float" office:value="4.833" calcext:value-type="float">
            <text:p>4.833</text:p>
          </table:table-cell>
          <table:table-cell office:value-type="float" office:value="4.8945" calcext:value-type="float">
            <text:p>4.8945</text:p>
          </table:table-cell>
          <table:table-cell office:value-type="float" office:value="4.833" calcext:value-type="float">
            <text:p>4.833</text:p>
          </table:table-cell>
          <table:table-cell office:value-type="float" office:value="4.913" calcext:value-type="float">
            <text:p>4.913</text:p>
          </table:table-cell>
          <table:table-cell table:number-columns-repeated="3" office:value-type="float" office:value="4.833" calcext:value-type="float">
            <text:p>4.833</text:p>
          </table:table-cell>
        </table:table-row>
        <table:table-row table:style-name="ro1">
          <table:table-cell office:value-type="float" office:value="890.7" calcext:value-type="float">
            <text:p>890.7</text:p>
          </table:table-cell>
          <table:table-cell office:value-type="float" office:value="4.8921" calcext:value-type="float">
            <text:p>4.8921</text:p>
          </table:table-cell>
          <table:table-cell office:value-type="float" office:value="4.8296" calcext:value-type="float">
            <text:p>4.8296</text:p>
          </table:table-cell>
          <table:table-cell office:value-type="float" office:value="4.8736" calcext:value-type="float">
            <text:p>4.8736</text:p>
          </table:table-cell>
          <table:table-cell table:number-columns-repeated="3" office:value-type="float" office:value="4.8296" calcext:value-type="float">
            <text:p>4.8296</text:p>
          </table:table-cell>
          <table:table-cell office:value-type="float" office:value="4.8921" calcext:value-type="float">
            <text:p>4.8921</text:p>
          </table:table-cell>
          <table:table-cell office:value-type="float" office:value="4.8296" calcext:value-type="float">
            <text:p>4.8296</text:p>
          </table:table-cell>
          <table:table-cell office:value-type="float" office:value="4.9109" calcext:value-type="float">
            <text:p>4.9109</text:p>
          </table:table-cell>
          <table:table-cell table:number-columns-repeated="3" office:value-type="float" office:value="4.8296" calcext:value-type="float">
            <text:p>4.8296</text:p>
          </table:table-cell>
        </table:table-row>
        <table:table-row table:style-name="ro1">
          <table:table-cell office:value-type="float" office:value="900.7" calcext:value-type="float">
            <text:p>900.7</text:p>
          </table:table-cell>
          <table:table-cell office:value-type="float" office:value="4.8897" calcext:value-type="float">
            <text:p>4.8897</text:p>
          </table:table-cell>
          <table:table-cell office:value-type="float" office:value="4.8261" calcext:value-type="float">
            <text:p>4.8261</text:p>
          </table:table-cell>
          <table:table-cell office:value-type="float" office:value="4.871" calcext:value-type="float">
            <text:p>4.871</text:p>
          </table:table-cell>
          <table:table-cell table:number-columns-repeated="3" office:value-type="float" office:value="4.8261" calcext:value-type="float">
            <text:p>4.8261</text:p>
          </table:table-cell>
          <table:table-cell office:value-type="float" office:value="4.8897" calcext:value-type="float">
            <text:p>4.8897</text:p>
          </table:table-cell>
          <table:table-cell office:value-type="float" office:value="4.8261" calcext:value-type="float">
            <text:p>4.8261</text:p>
          </table:table-cell>
          <table:table-cell office:value-type="float" office:value="4.9088" calcext:value-type="float">
            <text:p>4.9088</text:p>
          </table:table-cell>
          <table:table-cell table:number-columns-repeated="3" office:value-type="float" office:value="4.8261" calcext:value-type="float">
            <text:p>4.8261</text:p>
          </table:table-cell>
        </table:table-row>
        <table:table-row table:style-name="ro1">
          <table:table-cell office:value-type="float" office:value="910.7" calcext:value-type="float">
            <text:p>910.7</text:p>
          </table:table-cell>
          <table:table-cell office:value-type="float" office:value="4.8873" calcext:value-type="float">
            <text:p>4.8873</text:p>
          </table:table-cell>
          <table:table-cell office:value-type="float" office:value="4.8227" calcext:value-type="float">
            <text:p>4.8227</text:p>
          </table:table-cell>
          <table:table-cell office:value-type="float" office:value="4.8683" calcext:value-type="float">
            <text:p>4.8683</text:p>
          </table:table-cell>
          <table:table-cell table:number-columns-repeated="3" office:value-type="float" office:value="4.8227" calcext:value-type="float">
            <text:p>4.8227</text:p>
          </table:table-cell>
          <table:table-cell office:value-type="float" office:value="4.8873" calcext:value-type="float">
            <text:p>4.8873</text:p>
          </table:table-cell>
          <table:table-cell office:value-type="float" office:value="4.8227" calcext:value-type="float">
            <text:p>4.8227</text:p>
          </table:table-cell>
          <table:table-cell office:value-type="float" office:value="4.9067" calcext:value-type="float">
            <text:p>4.9067</text:p>
          </table:table-cell>
          <table:table-cell table:number-columns-repeated="3" office:value-type="float" office:value="4.8227" calcext:value-type="float">
            <text:p>4.8227</text:p>
          </table:table-cell>
        </table:table-row>
        <table:table-row table:style-name="ro1">
          <table:table-cell office:value-type="float" office:value="920.7" calcext:value-type="float">
            <text:p>920.7</text:p>
          </table:table-cell>
          <table:table-cell office:value-type="float" office:value="4.8848" calcext:value-type="float">
            <text:p>4.8848</text:p>
          </table:table-cell>
          <table:table-cell office:value-type="float" office:value="4.8192" calcext:value-type="float">
            <text:p>4.8192</text:p>
          </table:table-cell>
          <table:table-cell office:value-type="float" office:value="4.8657" calcext:value-type="float">
            <text:p>4.8657</text:p>
          </table:table-cell>
          <table:table-cell table:number-columns-repeated="3" office:value-type="float" office:value="4.8192" calcext:value-type="float">
            <text:p>4.8192</text:p>
          </table:table-cell>
          <table:table-cell office:value-type="float" office:value="4.8848" calcext:value-type="float">
            <text:p>4.8848</text:p>
          </table:table-cell>
          <table:table-cell office:value-type="float" office:value="4.8192" calcext:value-type="float">
            <text:p>4.8192</text:p>
          </table:table-cell>
          <table:table-cell office:value-type="float" office:value="4.9046" calcext:value-type="float">
            <text:p>4.9046</text:p>
          </table:table-cell>
          <table:table-cell table:number-columns-repeated="3" office:value-type="float" office:value="4.8192" calcext:value-type="float">
            <text:p>4.8192</text:p>
          </table:table-cell>
        </table:table-row>
        <table:table-row table:style-name="ro1">
          <table:table-cell office:value-type="float" office:value="930.7" calcext:value-type="float">
            <text:p>930.7</text:p>
          </table:table-cell>
          <table:table-cell office:value-type="float" office:value="4.8824" calcext:value-type="float">
            <text:p>4.8824</text:p>
          </table:table-cell>
          <table:table-cell office:value-type="float" office:value="4.8157" calcext:value-type="float">
            <text:p>4.8157</text:p>
          </table:table-cell>
          <table:table-cell office:value-type="float" office:value="4.8631" calcext:value-type="float">
            <text:p>4.8631</text:p>
          </table:table-cell>
          <table:table-cell table:number-columns-repeated="3" office:value-type="float" office:value="4.8157" calcext:value-type="float">
            <text:p>4.8157</text:p>
          </table:table-cell>
          <table:table-cell office:value-type="float" office:value="4.8824" calcext:value-type="float">
            <text:p>4.8824</text:p>
          </table:table-cell>
          <table:table-cell office:value-type="float" office:value="4.8157" calcext:value-type="float">
            <text:p>4.8157</text:p>
          </table:table-cell>
          <table:table-cell office:value-type="float" office:value="4.9026" calcext:value-type="float">
            <text:p>4.9026</text:p>
          </table:table-cell>
          <table:table-cell table:number-columns-repeated="3" office:value-type="float" office:value="4.8157" calcext:value-type="float">
            <text:p>4.8157</text:p>
          </table:table-cell>
        </table:table-row>
        <table:table-row table:style-name="ro1">
          <table:table-cell office:value-type="float" office:value="940.7" calcext:value-type="float">
            <text:p>940.7</text:p>
          </table:table-cell>
          <table:table-cell office:value-type="float" office:value="4.8799" calcext:value-type="float">
            <text:p>4.8799</text:p>
          </table:table-cell>
          <table:table-cell office:value-type="float" office:value="4.8121" calcext:value-type="float">
            <text:p>4.8121</text:p>
          </table:table-cell>
          <table:table-cell office:value-type="float" office:value="4.8604" calcext:value-type="float">
            <text:p>4.8604</text:p>
          </table:table-cell>
          <table:table-cell table:number-columns-repeated="3" office:value-type="float" office:value="4.8121" calcext:value-type="float">
            <text:p>4.8121</text:p>
          </table:table-cell>
          <table:table-cell office:value-type="float" office:value="4.8799" calcext:value-type="float">
            <text:p>4.8799</text:p>
          </table:table-cell>
          <table:table-cell office:value-type="float" office:value="4.8121" calcext:value-type="float">
            <text:p>4.8121</text:p>
          </table:table-cell>
          <table:table-cell office:value-type="float" office:value="4.9004" calcext:value-type="float">
            <text:p>4.9004</text:p>
          </table:table-cell>
          <table:table-cell table:number-columns-repeated="3" office:value-type="float" office:value="4.8121" calcext:value-type="float">
            <text:p>4.8121</text:p>
          </table:table-cell>
        </table:table-row>
        <table:table-row table:style-name="ro1">
          <table:table-cell office:value-type="float" office:value="950.7" calcext:value-type="float">
            <text:p>950.7</text:p>
          </table:table-cell>
          <table:table-cell office:value-type="float" office:value="4.8775" calcext:value-type="float">
            <text:p>4.8775</text:p>
          </table:table-cell>
          <table:table-cell office:value-type="float" office:value="4.8086" calcext:value-type="float">
            <text:p>4.8086</text:p>
          </table:table-cell>
          <table:table-cell office:value-type="float" office:value="4.8578" calcext:value-type="float">
            <text:p>4.8578</text:p>
          </table:table-cell>
          <table:table-cell table:number-columns-repeated="3" office:value-type="float" office:value="4.8086" calcext:value-type="float">
            <text:p>4.8086</text:p>
          </table:table-cell>
          <table:table-cell office:value-type="float" office:value="4.8775" calcext:value-type="float">
            <text:p>4.8775</text:p>
          </table:table-cell>
          <table:table-cell office:value-type="float" office:value="4.8086" calcext:value-type="float">
            <text:p>4.8086</text:p>
          </table:table-cell>
          <table:table-cell office:value-type="float" office:value="4.8983" calcext:value-type="float">
            <text:p>4.8983</text:p>
          </table:table-cell>
          <table:table-cell table:number-columns-repeated="3" office:value-type="float" office:value="4.8086" calcext:value-type="float">
            <text:p>4.8086</text:p>
          </table:table-cell>
        </table:table-row>
        <table:table-row table:style-name="ro1">
          <table:table-cell office:value-type="float" office:value="960.7" calcext:value-type="float">
            <text:p>960.7</text:p>
          </table:table-cell>
          <table:table-cell office:value-type="float" office:value="4.875" calcext:value-type="float">
            <text:p>4.875</text:p>
          </table:table-cell>
          <table:table-cell office:value-type="float" office:value="4.805" calcext:value-type="float">
            <text:p>4.805</text:p>
          </table:table-cell>
          <table:table-cell office:value-type="float" office:value="4.8552" calcext:value-type="float">
            <text:p>4.8552</text:p>
          </table:table-cell>
          <table:table-cell table:number-columns-repeated="3" office:value-type="float" office:value="4.805" calcext:value-type="float">
            <text:p>4.805</text:p>
          </table:table-cell>
          <table:table-cell office:value-type="float" office:value="4.875" calcext:value-type="float">
            <text:p>4.875</text:p>
          </table:table-cell>
          <table:table-cell office:value-type="float" office:value="4.805" calcext:value-type="float">
            <text:p>4.805</text:p>
          </table:table-cell>
          <table:table-cell office:value-type="float" office:value="4.8962" calcext:value-type="float">
            <text:p>4.8962</text:p>
          </table:table-cell>
          <table:table-cell table:number-columns-repeated="3" office:value-type="float" office:value="4.805" calcext:value-type="float">
            <text:p>4.805</text:p>
          </table:table-cell>
        </table:table-row>
        <table:table-row table:style-name="ro1">
          <table:table-cell office:value-type="float" office:value="970.7" calcext:value-type="float">
            <text:p>970.7</text:p>
          </table:table-cell>
          <table:table-cell office:value-type="float" office:value="4.8725" calcext:value-type="float">
            <text:p>4.8725</text:p>
          </table:table-cell>
          <table:table-cell office:value-type="float" office:value="4.8014" calcext:value-type="float">
            <text:p>4.8014</text:p>
          </table:table-cell>
          <table:table-cell office:value-type="float" office:value="4.8525" calcext:value-type="float">
            <text:p>4.8525</text:p>
          </table:table-cell>
          <table:table-cell table:number-columns-repeated="3" office:value-type="float" office:value="4.8014" calcext:value-type="float">
            <text:p>4.8014</text:p>
          </table:table-cell>
          <table:table-cell office:value-type="float" office:value="4.8725" calcext:value-type="float">
            <text:p>4.8725</text:p>
          </table:table-cell>
          <table:table-cell office:value-type="float" office:value="4.8014" calcext:value-type="float">
            <text:p>4.8014</text:p>
          </table:table-cell>
          <table:table-cell office:value-type="float" office:value="4.8941" calcext:value-type="float">
            <text:p>4.8941</text:p>
          </table:table-cell>
          <table:table-cell table:number-columns-repeated="3" office:value-type="float" office:value="4.8014" calcext:value-type="float">
            <text:p>4.8014</text:p>
          </table:table-cell>
        </table:table-row>
        <table:table-row table:style-name="ro1">
          <table:table-cell office:value-type="float" office:value="980.7" calcext:value-type="float">
            <text:p>980.7</text:p>
          </table:table-cell>
          <table:table-cell office:value-type="float" office:value="4.8701" calcext:value-type="float">
            <text:p>4.8701</text:p>
          </table:table-cell>
          <table:table-cell office:value-type="float" office:value="4.7979" calcext:value-type="float">
            <text:p>4.7979</text:p>
          </table:table-cell>
          <table:table-cell office:value-type="float" office:value="4.8498" calcext:value-type="float">
            <text:p>4.8498</text:p>
          </table:table-cell>
          <table:table-cell table:number-columns-repeated="3" office:value-type="float" office:value="4.7979" calcext:value-type="float">
            <text:p>4.7979</text:p>
          </table:table-cell>
          <table:table-cell office:value-type="float" office:value="4.8701" calcext:value-type="float">
            <text:p>4.8701</text:p>
          </table:table-cell>
          <table:table-cell office:value-type="float" office:value="4.7979" calcext:value-type="float">
            <text:p>4.7979</text:p>
          </table:table-cell>
          <table:table-cell office:value-type="float" office:value="4.892" calcext:value-type="float">
            <text:p>4.892</text:p>
          </table:table-cell>
          <table:table-cell table:number-columns-repeated="3" office:value-type="float" office:value="4.7979" calcext:value-type="float">
            <text:p>4.7979</text:p>
          </table:table-cell>
        </table:table-row>
        <table:table-row table:style-name="ro1">
          <table:table-cell office:value-type="float" office:value="990.7" calcext:value-type="float">
            <text:p>990.7</text:p>
          </table:table-cell>
          <table:table-cell office:value-type="float" office:value="4.8676" calcext:value-type="float">
            <text:p>4.8676</text:p>
          </table:table-cell>
          <table:table-cell office:value-type="float" office:value="4.7942" calcext:value-type="float">
            <text:p>4.7942</text:p>
          </table:table-cell>
          <table:table-cell office:value-type="float" office:value="4.8472" calcext:value-type="float">
            <text:p>4.8472</text:p>
          </table:table-cell>
          <table:table-cell table:number-columns-repeated="3" office:value-type="float" office:value="4.7942" calcext:value-type="float">
            <text:p>4.7942</text:p>
          </table:table-cell>
          <table:table-cell office:value-type="float" office:value="4.8676" calcext:value-type="float">
            <text:p>4.8676</text:p>
          </table:table-cell>
          <table:table-cell office:value-type="float" office:value="4.7942" calcext:value-type="float">
            <text:p>4.7942</text:p>
          </table:table-cell>
          <table:table-cell office:value-type="float" office:value="4.8899" calcext:value-type="float">
            <text:p>4.8899</text:p>
          </table:table-cell>
          <table:table-cell table:number-columns-repeated="3" office:value-type="float" office:value="4.7942" calcext:value-type="float">
            <text:p>4.7942</text:p>
          </table:table-cell>
        </table:table-row>
        <table:table-row table:style-name="ro1">
          <table:table-cell office:value-type="float" office:value="1000.7" calcext:value-type="float">
            <text:p>1000.7</text:p>
          </table:table-cell>
          <table:table-cell office:value-type="float" office:value="4.8651" calcext:value-type="float">
            <text:p>4.8651</text:p>
          </table:table-cell>
          <table:table-cell office:value-type="float" office:value="4.7906" calcext:value-type="float">
            <text:p>4.7906</text:p>
          </table:table-cell>
          <table:table-cell office:value-type="float" office:value="4.8445" calcext:value-type="float">
            <text:p>4.8445</text:p>
          </table:table-cell>
          <table:table-cell table:number-columns-repeated="3" office:value-type="float" office:value="4.7906" calcext:value-type="float">
            <text:p>4.7906</text:p>
          </table:table-cell>
          <table:table-cell office:value-type="float" office:value="4.8651" calcext:value-type="float">
            <text:p>4.8651</text:p>
          </table:table-cell>
          <table:table-cell office:value-type="float" office:value="4.7906" calcext:value-type="float">
            <text:p>4.7906</text:p>
          </table:table-cell>
          <table:table-cell office:value-type="float" office:value="4.8877" calcext:value-type="float">
            <text:p>4.8877</text:p>
          </table:table-cell>
          <table:table-cell table:number-columns-repeated="3" office:value-type="float" office:value="4.7906" calcext:value-type="float">
            <text:p>4.7906</text:p>
          </table:table-cell>
        </table:table-row>
        <table:table-row table:style-name="ro1">
          <table:table-cell office:value-type="float" office:value="1010.7" calcext:value-type="float">
            <text:p>1010.7</text:p>
          </table:table-cell>
          <table:table-cell office:value-type="float" office:value="4.8625" calcext:value-type="float">
            <text:p>4.8625</text:p>
          </table:table-cell>
          <table:table-cell office:value-type="float" office:value="4.787" calcext:value-type="float">
            <text:p>4.787</text:p>
          </table:table-cell>
          <table:table-cell office:value-type="float" office:value="4.8418" calcext:value-type="float">
            <text:p>4.8418</text:p>
          </table:table-cell>
          <table:table-cell office:value-type="float" office:value="4.7874" calcext:value-type="float">
            <text:p>4.7874</text:p>
          </table:table-cell>
          <table:table-cell table:number-columns-repeated="2" office:value-type="float" office:value="4.787" calcext:value-type="float">
            <text:p>4.787</text:p>
          </table:table-cell>
          <table:table-cell office:value-type="float" office:value="4.8625" calcext:value-type="float">
            <text:p>4.8625</text:p>
          </table:table-cell>
          <table:table-cell office:value-type="float" office:value="4.787" calcext:value-type="float">
            <text:p>4.787</text:p>
          </table:table-cell>
          <table:table-cell office:value-type="float" office:value="4.8856" calcext:value-type="float">
            <text:p>4.8856</text:p>
          </table:table-cell>
          <table:table-cell office:value-type="float" office:value="4.7882" calcext:value-type="float">
            <text:p>4.7882</text:p>
          </table:table-cell>
          <table:table-cell table:number-columns-repeated="2" office:value-type="float" office:value="4.787" calcext:value-type="float">
            <text:p>4.787</text:p>
          </table:table-cell>
        </table:table-row>
        <table:table-row table:style-name="ro1">
          <table:table-cell office:value-type="float" office:value="1020.7" calcext:value-type="float">
            <text:p>1020.7</text:p>
          </table:table-cell>
          <table:table-cell office:value-type="float" office:value="4.86" calcext:value-type="float">
            <text:p>4.86</text:p>
          </table:table-cell>
          <table:table-cell office:value-type="float" office:value="4.7833" calcext:value-type="float">
            <text:p>4.7833</text:p>
          </table:table-cell>
          <table:table-cell office:value-type="float" office:value="4.8391" calcext:value-type="float">
            <text:p>4.8391</text:p>
          </table:table-cell>
          <table:table-cell office:value-type="float" office:value="4.7843" calcext:value-type="float">
            <text:p>4.7843</text:p>
          </table:table-cell>
          <table:table-cell table:number-columns-repeated="2" office:value-type="float" office:value="4.7833" calcext:value-type="float">
            <text:p>4.7833</text:p>
          </table:table-cell>
          <table:table-cell office:value-type="float" office:value="4.86" calcext:value-type="float">
            <text:p>4.86</text:p>
          </table:table-cell>
          <table:table-cell office:value-type="float" office:value="4.7833" calcext:value-type="float">
            <text:p>4.7833</text:p>
          </table:table-cell>
          <table:table-cell office:value-type="float" office:value="4.8834" calcext:value-type="float">
            <text:p>4.8834</text:p>
          </table:table-cell>
          <table:table-cell office:value-type="float" office:value="4.7861" calcext:value-type="float">
            <text:p>4.7861</text:p>
          </table:table-cell>
          <table:table-cell table:number-columns-repeated="2" office:value-type="float" office:value="4.7833" calcext:value-type="float">
            <text:p>4.7833</text:p>
          </table:table-cell>
        </table:table-row>
        <table:table-row table:style-name="ro1">
          <table:table-cell office:value-type="float" office:value="1030.7" calcext:value-type="float">
            <text:p>1030.7</text:p>
          </table:table-cell>
          <table:table-cell office:value-type="float" office:value="4.8575" calcext:value-type="float">
            <text:p>4.8575</text:p>
          </table:table-cell>
          <table:table-cell office:value-type="float" office:value="4.7796" calcext:value-type="float">
            <text:p>4.7796</text:p>
          </table:table-cell>
          <table:table-cell office:value-type="float" office:value="4.8364" calcext:value-type="float">
            <text:p>4.8364</text:p>
          </table:table-cell>
          <table:table-cell office:value-type="float" office:value="4.7813" calcext:value-type="float">
            <text:p>4.7813</text:p>
          </table:table-cell>
          <table:table-cell table:number-columns-repeated="2" office:value-type="float" office:value="4.7796" calcext:value-type="float">
            <text:p>4.7796</text:p>
          </table:table-cell>
          <table:table-cell office:value-type="float" office:value="4.8575" calcext:value-type="float">
            <text:p>4.8575</text:p>
          </table:table-cell>
          <table:table-cell office:value-type="float" office:value="4.7796" calcext:value-type="float">
            <text:p>4.7796</text:p>
          </table:table-cell>
          <table:table-cell office:value-type="float" office:value="4.8813" calcext:value-type="float">
            <text:p>4.8813</text:p>
          </table:table-cell>
          <table:table-cell office:value-type="float" office:value="4.7839" calcext:value-type="float">
            <text:p>4.7839</text:p>
          </table:table-cell>
          <table:table-cell table:number-columns-repeated="2" office:value-type="float" office:value="4.7796" calcext:value-type="float">
            <text:p>4.7796</text:p>
          </table:table-cell>
        </table:table-row>
        <table:table-row table:style-name="ro1">
          <table:table-cell office:value-type="float" office:value="1040.7" calcext:value-type="float">
            <text:p>1040.7</text:p>
          </table:table-cell>
          <table:table-cell office:value-type="float" office:value="4.8549" calcext:value-type="float">
            <text:p>4.8549</text:p>
          </table:table-cell>
          <table:table-cell office:value-type="float" office:value="4.7759" calcext:value-type="float">
            <text:p>4.7759</text:p>
          </table:table-cell>
          <table:table-cell office:value-type="float" office:value="4.8337" calcext:value-type="float">
            <text:p>4.8337</text:p>
          </table:table-cell>
          <table:table-cell office:value-type="float" office:value="4.7783" calcext:value-type="float">
            <text:p>4.7783</text:p>
          </table:table-cell>
          <table:table-cell table:number-columns-repeated="2" office:value-type="float" office:value="4.7759" calcext:value-type="float">
            <text:p>4.7759</text:p>
          </table:table-cell>
          <table:table-cell office:value-type="float" office:value="4.8549" calcext:value-type="float">
            <text:p>4.8549</text:p>
          </table:table-cell>
          <table:table-cell office:value-type="float" office:value="4.7759" calcext:value-type="float">
            <text:p>4.7759</text:p>
          </table:table-cell>
          <table:table-cell office:value-type="float" office:value="4.8791" calcext:value-type="float">
            <text:p>4.8791</text:p>
          </table:table-cell>
          <table:table-cell office:value-type="float" office:value="4.7818" calcext:value-type="float">
            <text:p>4.7818</text:p>
          </table:table-cell>
          <table:table-cell table:number-columns-repeated="2" office:value-type="float" office:value="4.7759" calcext:value-type="float">
            <text:p>4.7759</text:p>
          </table:table-cell>
        </table:table-row>
        <table:table-row table:style-name="ro1">
          <table:table-cell office:value-type="float" office:value="1050.7" calcext:value-type="float">
            <text:p>1050.7</text:p>
          </table:table-cell>
          <table:table-cell office:value-type="float" office:value="4.8524" calcext:value-type="float">
            <text:p>4.8524</text:p>
          </table:table-cell>
          <table:table-cell office:value-type="float" office:value="4.7722" calcext:value-type="float">
            <text:p>4.7722</text:p>
          </table:table-cell>
          <table:table-cell office:value-type="float" office:value="4.831" calcext:value-type="float">
            <text:p>4.831</text:p>
          </table:table-cell>
          <table:table-cell office:value-type="float" office:value="4.7752" calcext:value-type="float">
            <text:p>4.7752</text:p>
          </table:table-cell>
          <table:table-cell table:number-columns-repeated="2" office:value-type="float" office:value="4.7722" calcext:value-type="float">
            <text:p>4.7722</text:p>
          </table:table-cell>
          <table:table-cell office:value-type="float" office:value="4.8524" calcext:value-type="float">
            <text:p>4.8524</text:p>
          </table:table-cell>
          <table:table-cell office:value-type="float" office:value="4.7722" calcext:value-type="float">
            <text:p>4.7722</text:p>
          </table:table-cell>
          <table:table-cell office:value-type="float" office:value="4.8769" calcext:value-type="float">
            <text:p>4.8769</text:p>
          </table:table-cell>
          <table:table-cell office:value-type="float" office:value="4.7796" calcext:value-type="float">
            <text:p>4.7796</text:p>
          </table:table-cell>
          <table:table-cell table:number-columns-repeated="2" office:value-type="float" office:value="4.7722" calcext:value-type="float">
            <text:p>4.7722</text:p>
          </table:table-cell>
        </table:table-row>
        <table:table-row table:style-name="ro1">
          <table:table-cell office:value-type="float" office:value="1060.7" calcext:value-type="float">
            <text:p>1060.7</text:p>
          </table:table-cell>
          <table:table-cell office:value-type="float" office:value="4.8498" calcext:value-type="float">
            <text:p>4.8498</text:p>
          </table:table-cell>
          <table:table-cell office:value-type="float" office:value="4.7685" calcext:value-type="float">
            <text:p>4.7685</text:p>
          </table:table-cell>
          <table:table-cell office:value-type="float" office:value="4.8283" calcext:value-type="float">
            <text:p>4.8283</text:p>
          </table:table-cell>
          <table:table-cell office:value-type="float" office:value="4.7721" calcext:value-type="float">
            <text:p>4.7721</text:p>
          </table:table-cell>
          <table:table-cell table:number-columns-repeated="2" office:value-type="float" office:value="4.7685" calcext:value-type="float">
            <text:p>4.7685</text:p>
          </table:table-cell>
          <table:table-cell office:value-type="float" office:value="4.8498" calcext:value-type="float">
            <text:p>4.8498</text:p>
          </table:table-cell>
          <table:table-cell office:value-type="float" office:value="4.7685" calcext:value-type="float">
            <text:p>4.7685</text:p>
          </table:table-cell>
          <table:table-cell office:value-type="float" office:value="4.8748" calcext:value-type="float">
            <text:p>4.8748</text:p>
          </table:table-cell>
          <table:table-cell office:value-type="float" office:value="4.7775" calcext:value-type="float">
            <text:p>4.7775</text:p>
          </table:table-cell>
          <table:table-cell table:number-columns-repeated="2" office:value-type="float" office:value="4.7685" calcext:value-type="float">
            <text:p>4.7685</text:p>
          </table:table-cell>
        </table:table-row>
        <table:table-row table:style-name="ro1">
          <table:table-cell office:value-type="float" office:value="1070.7" calcext:value-type="float">
            <text:p>1070.7</text:p>
          </table:table-cell>
          <table:table-cell office:value-type="float" office:value="4.8473" calcext:value-type="float">
            <text:p>4.8473</text:p>
          </table:table-cell>
          <table:table-cell office:value-type="float" office:value="4.7647" calcext:value-type="float">
            <text:p>4.7647</text:p>
          </table:table-cell>
          <table:table-cell office:value-type="float" office:value="4.8256" calcext:value-type="float">
            <text:p>4.8256</text:p>
          </table:table-cell>
          <table:table-cell office:value-type="float" office:value="4.769" calcext:value-type="float">
            <text:p>4.769</text:p>
          </table:table-cell>
          <table:table-cell table:number-columns-repeated="2" office:value-type="float" office:value="4.7647" calcext:value-type="float">
            <text:p>4.7647</text:p>
          </table:table-cell>
          <table:table-cell office:value-type="float" office:value="4.8473" calcext:value-type="float">
            <text:p>4.8473</text:p>
          </table:table-cell>
          <table:table-cell office:value-type="float" office:value="4.7647" calcext:value-type="float">
            <text:p>4.7647</text:p>
          </table:table-cell>
          <table:table-cell office:value-type="float" office:value="4.8726" calcext:value-type="float">
            <text:p>4.8726</text:p>
          </table:table-cell>
          <table:table-cell office:value-type="float" office:value="4.7753" calcext:value-type="float">
            <text:p>4.7753</text:p>
          </table:table-cell>
          <table:table-cell table:number-columns-repeated="2" office:value-type="float" office:value="4.7647" calcext:value-type="float">
            <text:p>4.7647</text:p>
          </table:table-cell>
        </table:table-row>
        <table:table-row table:style-name="ro1">
          <table:table-cell office:value-type="float" office:value="1080.7" calcext:value-type="float">
            <text:p>1080.7</text:p>
          </table:table-cell>
          <table:table-cell office:value-type="float" office:value="4.8447" calcext:value-type="float">
            <text:p>4.8447</text:p>
          </table:table-cell>
          <table:table-cell office:value-type="float" office:value="4.761" calcext:value-type="float">
            <text:p>4.761</text:p>
          </table:table-cell>
          <table:table-cell office:value-type="float" office:value="4.8228" calcext:value-type="float">
            <text:p>4.8228</text:p>
          </table:table-cell>
          <table:table-cell office:value-type="float" office:value="4.766" calcext:value-type="float">
            <text:p>4.766</text:p>
          </table:table-cell>
          <table:table-cell table:number-columns-repeated="2" office:value-type="float" office:value="4.761" calcext:value-type="float">
            <text:p>4.761</text:p>
          </table:table-cell>
          <table:table-cell office:value-type="float" office:value="4.8447" calcext:value-type="float">
            <text:p>4.8447</text:p>
          </table:table-cell>
          <table:table-cell office:value-type="float" office:value="4.761" calcext:value-type="float">
            <text:p>4.761</text:p>
          </table:table-cell>
          <table:table-cell office:value-type="float" office:value="4.8704" calcext:value-type="float">
            <text:p>4.8704</text:p>
          </table:table-cell>
          <table:table-cell office:value-type="float" office:value="4.7732" calcext:value-type="float">
            <text:p>4.7732</text:p>
          </table:table-cell>
          <table:table-cell table:number-columns-repeated="2" office:value-type="float" office:value="4.761" calcext:value-type="float">
            <text:p>4.761</text:p>
          </table:table-cell>
        </table:table-row>
        <table:table-row table:style-name="ro1">
          <table:table-cell office:value-type="float" office:value="1090.7" calcext:value-type="float">
            <text:p>1090.7</text:p>
          </table:table-cell>
          <table:table-cell office:value-type="float" office:value="4.8421" calcext:value-type="float">
            <text:p>4.8421</text:p>
          </table:table-cell>
          <table:table-cell office:value-type="float" office:value="4.7572" calcext:value-type="float">
            <text:p>4.7572</text:p>
          </table:table-cell>
          <table:table-cell office:value-type="float" office:value="4.8201" calcext:value-type="float">
            <text:p>4.8201</text:p>
          </table:table-cell>
          <table:table-cell office:value-type="float" office:value="4.7629" calcext:value-type="float">
            <text:p>4.7629</text:p>
          </table:table-cell>
          <table:table-cell table:number-columns-repeated="2" office:value-type="float" office:value="4.7572" calcext:value-type="float">
            <text:p>4.7572</text:p>
          </table:table-cell>
          <table:table-cell office:value-type="float" office:value="4.8421" calcext:value-type="float">
            <text:p>4.8421</text:p>
          </table:table-cell>
          <table:table-cell office:value-type="float" office:value="4.7572" calcext:value-type="float">
            <text:p>4.7572</text:p>
          </table:table-cell>
          <table:table-cell office:value-type="float" office:value="4.8682" calcext:value-type="float">
            <text:p>4.8682</text:p>
          </table:table-cell>
          <table:table-cell office:value-type="float" office:value="4.771" calcext:value-type="float">
            <text:p>4.771</text:p>
          </table:table-cell>
          <table:table-cell table:number-columns-repeated="2" office:value-type="float" office:value="4.7572" calcext:value-type="float">
            <text:p>4.7572</text:p>
          </table:table-cell>
        </table:table-row>
        <table:table-row table:style-name="ro1">
          <table:table-cell office:value-type="float" office:value="1100.7" calcext:value-type="float">
            <text:p>1100.7</text:p>
          </table:table-cell>
          <table:table-cell office:value-type="float" office:value="4.8395" calcext:value-type="float">
            <text:p>4.8395</text:p>
          </table:table-cell>
          <table:table-cell office:value-type="float" office:value="4.7534" calcext:value-type="float">
            <text:p>4.7534</text:p>
          </table:table-cell>
          <table:table-cell office:value-type="float" office:value="4.8173" calcext:value-type="float">
            <text:p>4.8173</text:p>
          </table:table-cell>
          <table:table-cell office:value-type="float" office:value="4.7598" calcext:value-type="float">
            <text:p>4.7598</text:p>
          </table:table-cell>
          <table:table-cell table:number-columns-repeated="2" office:value-type="float" office:value="4.7534" calcext:value-type="float">
            <text:p>4.7534</text:p>
          </table:table-cell>
          <table:table-cell office:value-type="float" office:value="4.8395" calcext:value-type="float">
            <text:p>4.8395</text:p>
          </table:table-cell>
          <table:table-cell office:value-type="float" office:value="4.7534" calcext:value-type="float">
            <text:p>4.7534</text:p>
          </table:table-cell>
          <table:table-cell office:value-type="float" office:value="4.866" calcext:value-type="float">
            <text:p>4.866</text:p>
          </table:table-cell>
          <table:table-cell office:value-type="float" office:value="4.7688" calcext:value-type="float">
            <text:p>4.7688</text:p>
          </table:table-cell>
          <table:table-cell table:number-columns-repeated="2" office:value-type="float" office:value="4.7534" calcext:value-type="float">
            <text:p>4.7534</text:p>
          </table:table-cell>
        </table:table-row>
        <table:table-row table:style-name="ro1">
          <table:table-cell office:value-type="float" office:value="1110.7" calcext:value-type="float">
            <text:p>1110.7</text:p>
          </table:table-cell>
          <table:table-cell office:value-type="float" office:value="4.8369" calcext:value-type="float">
            <text:p>4.8369</text:p>
          </table:table-cell>
          <table:table-cell office:value-type="float" office:value="4.7496" calcext:value-type="float">
            <text:p>4.7496</text:p>
          </table:table-cell>
          <table:table-cell office:value-type="float" office:value="4.8146" calcext:value-type="float">
            <text:p>4.8146</text:p>
          </table:table-cell>
          <table:table-cell office:value-type="float" office:value="4.7566" calcext:value-type="float">
            <text:p>4.7566</text:p>
          </table:table-cell>
          <table:table-cell table:number-columns-repeated="2" office:value-type="float" office:value="4.7496" calcext:value-type="float">
            <text:p>4.7496</text:p>
          </table:table-cell>
          <table:table-cell office:value-type="float" office:value="4.8369" calcext:value-type="float">
            <text:p>4.8369</text:p>
          </table:table-cell>
          <table:table-cell office:value-type="float" office:value="4.7496" calcext:value-type="float">
            <text:p>4.7496</text:p>
          </table:table-cell>
          <table:table-cell office:value-type="float" office:value="4.8638" calcext:value-type="float">
            <text:p>4.8638</text:p>
          </table:table-cell>
          <table:table-cell office:value-type="float" office:value="4.7667" calcext:value-type="float">
            <text:p>4.7667</text:p>
          </table:table-cell>
          <table:table-cell table:number-columns-repeated="2" office:value-type="float" office:value="4.7496" calcext:value-type="float">
            <text:p>4.7496</text:p>
          </table:table-cell>
        </table:table-row>
        <table:table-row table:style-name="ro1">
          <table:table-cell office:value-type="float" office:value="1120.7" calcext:value-type="float">
            <text:p>1120.7</text:p>
          </table:table-cell>
          <table:table-cell office:value-type="float" office:value="4.8343" calcext:value-type="float">
            <text:p>4.8343</text:p>
          </table:table-cell>
          <table:table-cell office:value-type="float" office:value="4.7457" calcext:value-type="float">
            <text:p>4.7457</text:p>
          </table:table-cell>
          <table:table-cell office:value-type="float" office:value="4.8118" calcext:value-type="float">
            <text:p>4.8118</text:p>
          </table:table-cell>
          <table:table-cell office:value-type="float" office:value="4.7535" calcext:value-type="float">
            <text:p>4.7535</text:p>
          </table:table-cell>
          <table:table-cell table:number-columns-repeated="2" office:value-type="float" office:value="4.7457" calcext:value-type="float">
            <text:p>4.7457</text:p>
          </table:table-cell>
          <table:table-cell office:value-type="float" office:value="4.8343" calcext:value-type="float">
            <text:p>4.8343</text:p>
          </table:table-cell>
          <table:table-cell office:value-type="float" office:value="4.7457" calcext:value-type="float">
            <text:p>4.7457</text:p>
          </table:table-cell>
          <table:table-cell office:value-type="float" office:value="4.8616" calcext:value-type="float">
            <text:p>4.8616</text:p>
          </table:table-cell>
          <table:table-cell office:value-type="float" office:value="4.7645" calcext:value-type="float">
            <text:p>4.7645</text:p>
          </table:table-cell>
          <table:table-cell table:number-columns-repeated="2" office:value-type="float" office:value="4.7457" calcext:value-type="float">
            <text:p>4.7457</text:p>
          </table:table-cell>
        </table:table-row>
        <table:table-row table:style-name="ro1">
          <table:table-cell office:value-type="float" office:value="1130.7" calcext:value-type="float">
            <text:p>1130.7</text:p>
          </table:table-cell>
          <table:table-cell office:value-type="float" office:value="4.8317" calcext:value-type="float">
            <text:p>4.8317</text:p>
          </table:table-cell>
          <table:table-cell office:value-type="float" office:value="4.7418" calcext:value-type="float">
            <text:p>4.7418</text:p>
          </table:table-cell>
          <table:table-cell office:value-type="float" office:value="4.8091" calcext:value-type="float">
            <text:p>4.8091</text:p>
          </table:table-cell>
          <table:table-cell office:value-type="float" office:value="4.7504" calcext:value-type="float">
            <text:p>4.7504</text:p>
          </table:table-cell>
          <table:table-cell table:number-columns-repeated="2" office:value-type="float" office:value="4.7418" calcext:value-type="float">
            <text:p>4.7418</text:p>
          </table:table-cell>
          <table:table-cell office:value-type="float" office:value="4.8317" calcext:value-type="float">
            <text:p>4.8317</text:p>
          </table:table-cell>
          <table:table-cell office:value-type="float" office:value="4.7418" calcext:value-type="float">
            <text:p>4.7418</text:p>
          </table:table-cell>
          <table:table-cell office:value-type="float" office:value="4.8594" calcext:value-type="float">
            <text:p>4.8594</text:p>
          </table:table-cell>
          <table:table-cell office:value-type="float" office:value="4.7623" calcext:value-type="float">
            <text:p>4.7623</text:p>
          </table:table-cell>
          <table:table-cell table:number-columns-repeated="2" office:value-type="float" office:value="4.7418" calcext:value-type="float">
            <text:p>4.7418</text:p>
          </table:table-cell>
        </table:table-row>
        <table:table-row table:style-name="ro1">
          <table:table-cell office:value-type="float" office:value="1140.7" calcext:value-type="float">
            <text:p>1140.7</text:p>
          </table:table-cell>
          <table:table-cell office:value-type="float" office:value="4.829" calcext:value-type="float">
            <text:p>4.829</text:p>
          </table:table-cell>
          <table:table-cell office:value-type="float" office:value="4.738" calcext:value-type="float">
            <text:p>4.738</text:p>
          </table:table-cell>
          <table:table-cell office:value-type="float" office:value="4.8063" calcext:value-type="float">
            <text:p>4.8063</text:p>
          </table:table-cell>
          <table:table-cell office:value-type="float" office:value="4.7472" calcext:value-type="float">
            <text:p>4.7472</text:p>
          </table:table-cell>
          <table:table-cell table:number-columns-repeated="2" office:value-type="float" office:value="4.738" calcext:value-type="float">
            <text:p>4.738</text:p>
          </table:table-cell>
          <table:table-cell office:value-type="float" office:value="4.829" calcext:value-type="float">
            <text:p>4.829</text:p>
          </table:table-cell>
          <table:table-cell office:value-type="float" office:value="4.738" calcext:value-type="float">
            <text:p>4.738</text:p>
          </table:table-cell>
          <table:table-cell office:value-type="float" office:value="4.8572" calcext:value-type="float">
            <text:p>4.8572</text:p>
          </table:table-cell>
          <table:table-cell office:value-type="float" office:value="4.7601" calcext:value-type="float">
            <text:p>4.7601</text:p>
          </table:table-cell>
          <table:table-cell table:number-columns-repeated="2" office:value-type="float" office:value="4.738" calcext:value-type="float">
            <text:p>4.738</text:p>
          </table:table-cell>
        </table:table-row>
        <table:table-row table:style-name="ro1">
          <table:table-cell office:value-type="float" office:value="1150.7" calcext:value-type="float">
            <text:p>1150.7</text:p>
          </table:table-cell>
          <table:table-cell office:value-type="float" office:value="4.8264" calcext:value-type="float">
            <text:p>4.8264</text:p>
          </table:table-cell>
          <table:table-cell office:value-type="float" office:value="4.7341" calcext:value-type="float">
            <text:p>4.7341</text:p>
          </table:table-cell>
          <table:table-cell office:value-type="float" office:value="4.8035" calcext:value-type="float">
            <text:p>4.8035</text:p>
          </table:table-cell>
          <table:table-cell office:value-type="float" office:value="4.7441" calcext:value-type="float">
            <text:p>4.7441</text:p>
          </table:table-cell>
          <table:table-cell table:number-columns-repeated="2" office:value-type="float" office:value="4.7341" calcext:value-type="float">
            <text:p>4.7341</text:p>
          </table:table-cell>
          <table:table-cell office:value-type="float" office:value="4.8264" calcext:value-type="float">
            <text:p>4.8264</text:p>
          </table:table-cell>
          <table:table-cell office:value-type="float" office:value="4.7341" calcext:value-type="float">
            <text:p>4.7341</text:p>
          </table:table-cell>
          <table:table-cell office:value-type="float" office:value="4.8549" calcext:value-type="float">
            <text:p>4.8549</text:p>
          </table:table-cell>
          <table:table-cell office:value-type="float" office:value="4.7579" calcext:value-type="float">
            <text:p>4.7579</text:p>
          </table:table-cell>
          <table:table-cell table:number-columns-repeated="2" office:value-type="float" office:value="4.7341" calcext:value-type="float">
            <text:p>4.7341</text:p>
          </table:table-cell>
        </table:table-row>
        <table:table-row table:style-name="ro1">
          <table:table-cell office:value-type="float" office:value="1160.7" calcext:value-type="float">
            <text:p>1160.7</text:p>
          </table:table-cell>
          <table:table-cell office:value-type="float" office:value="4.8237" calcext:value-type="float">
            <text:p>4.8237</text:p>
          </table:table-cell>
          <table:table-cell office:value-type="float" office:value="4.7301" calcext:value-type="float">
            <text:p>4.7301</text:p>
          </table:table-cell>
          <table:table-cell office:value-type="float" office:value="4.8007" calcext:value-type="float">
            <text:p>4.8007</text:p>
          </table:table-cell>
          <table:table-cell office:value-type="float" office:value="4.7409" calcext:value-type="float">
            <text:p>4.7409</text:p>
          </table:table-cell>
          <table:table-cell table:number-columns-repeated="2" office:value-type="float" office:value="4.7301" calcext:value-type="float">
            <text:p>4.7301</text:p>
          </table:table-cell>
          <table:table-cell office:value-type="float" office:value="4.8237" calcext:value-type="float">
            <text:p>4.8237</text:p>
          </table:table-cell>
          <table:table-cell office:value-type="float" office:value="4.7301" calcext:value-type="float">
            <text:p>4.7301</text:p>
          </table:table-cell>
          <table:table-cell office:value-type="float" office:value="4.8527" calcext:value-type="float">
            <text:p>4.8527</text:p>
          </table:table-cell>
          <table:table-cell office:value-type="float" office:value="4.7557" calcext:value-type="float">
            <text:p>4.7557</text:p>
          </table:table-cell>
          <table:table-cell table:number-columns-repeated="2" office:value-type="float" office:value="4.7301" calcext:value-type="float">
            <text:p>4.7301</text:p>
          </table:table-cell>
        </table:table-row>
        <table:table-row table:style-name="ro1">
          <table:table-cell office:value-type="float" office:value="1170.7" calcext:value-type="float">
            <text:p>1170.7</text:p>
          </table:table-cell>
          <table:table-cell office:value-type="float" office:value="4.821" calcext:value-type="float">
            <text:p>4.821</text:p>
          </table:table-cell>
          <table:table-cell office:value-type="float" office:value="4.7262" calcext:value-type="float">
            <text:p>4.7262</text:p>
          </table:table-cell>
          <table:table-cell office:value-type="float" office:value="4.7979" calcext:value-type="float">
            <text:p>4.7979</text:p>
          </table:table-cell>
          <table:table-cell office:value-type="float" office:value="4.7377" calcext:value-type="float">
            <text:p>4.7377</text:p>
          </table:table-cell>
          <table:table-cell table:number-columns-repeated="2" office:value-type="float" office:value="4.7262" calcext:value-type="float">
            <text:p>4.7262</text:p>
          </table:table-cell>
          <table:table-cell office:value-type="float" office:value="4.821" calcext:value-type="float">
            <text:p>4.821</text:p>
          </table:table-cell>
          <table:table-cell office:value-type="float" office:value="4.7262" calcext:value-type="float">
            <text:p>4.7262</text:p>
          </table:table-cell>
          <table:table-cell office:value-type="float" office:value="4.8505" calcext:value-type="float">
            <text:p>4.8505</text:p>
          </table:table-cell>
          <table:table-cell office:value-type="float" office:value="4.7535" calcext:value-type="float">
            <text:p>4.7535</text:p>
          </table:table-cell>
          <table:table-cell table:number-columns-repeated="2" office:value-type="float" office:value="4.7262" calcext:value-type="float">
            <text:p>4.7262</text:p>
          </table:table-cell>
        </table:table-row>
        <table:table-row table:style-name="ro1">
          <table:table-cell office:value-type="float" office:value="1180.7" calcext:value-type="float">
            <text:p>1180.7</text:p>
          </table:table-cell>
          <table:table-cell office:value-type="float" office:value="4.8184" calcext:value-type="float">
            <text:p>4.8184</text:p>
          </table:table-cell>
          <table:table-cell office:value-type="float" office:value="4.7222" calcext:value-type="float">
            <text:p>4.7222</text:p>
          </table:table-cell>
          <table:table-cell office:value-type="float" office:value="4.7952" calcext:value-type="float">
            <text:p>4.7952</text:p>
          </table:table-cell>
          <table:table-cell office:value-type="float" office:value="4.7345" calcext:value-type="float">
            <text:p>4.7345</text:p>
          </table:table-cell>
          <table:table-cell table:number-columns-repeated="2" office:value-type="float" office:value="4.7222" calcext:value-type="float">
            <text:p>4.7222</text:p>
          </table:table-cell>
          <table:table-cell office:value-type="float" office:value="4.8184" calcext:value-type="float">
            <text:p>4.8184</text:p>
          </table:table-cell>
          <table:table-cell office:value-type="float" office:value="4.7222" calcext:value-type="float">
            <text:p>4.7222</text:p>
          </table:table-cell>
          <table:table-cell office:value-type="float" office:value="4.8482" calcext:value-type="float">
            <text:p>4.8482</text:p>
          </table:table-cell>
          <table:table-cell office:value-type="float" office:value="4.7512" calcext:value-type="float">
            <text:p>4.7512</text:p>
          </table:table-cell>
          <table:table-cell table:number-columns-repeated="2" office:value-type="float" office:value="4.7222" calcext:value-type="float">
            <text:p>4.7222</text:p>
          </table:table-cell>
        </table:table-row>
        <table:table-row table:style-name="ro1">
          <table:table-cell office:value-type="float" office:value="1190.7" calcext:value-type="float">
            <text:p>1190.7</text:p>
          </table:table-cell>
          <table:table-cell office:value-type="float" office:value="4.8157" calcext:value-type="float">
            <text:p>4.8157</text:p>
          </table:table-cell>
          <table:table-cell office:value-type="float" office:value="4.7183" calcext:value-type="float">
            <text:p>4.7183</text:p>
          </table:table-cell>
          <table:table-cell office:value-type="float" office:value="4.7923" calcext:value-type="float">
            <text:p>4.7923</text:p>
          </table:table-cell>
          <table:table-cell office:value-type="float" office:value="4.7313" calcext:value-type="float">
            <text:p>4.7313</text:p>
          </table:table-cell>
          <table:table-cell table:number-columns-repeated="2" office:value-type="float" office:value="4.7183" calcext:value-type="float">
            <text:p>4.7183</text:p>
          </table:table-cell>
          <table:table-cell office:value-type="float" office:value="4.8157" calcext:value-type="float">
            <text:p>4.8157</text:p>
          </table:table-cell>
          <table:table-cell office:value-type="float" office:value="4.7183" calcext:value-type="float">
            <text:p>4.7183</text:p>
          </table:table-cell>
          <table:table-cell office:value-type="float" office:value="4.846" calcext:value-type="float">
            <text:p>4.846</text:p>
          </table:table-cell>
          <table:table-cell office:value-type="float" office:value="4.749" calcext:value-type="float">
            <text:p>4.749</text:p>
          </table:table-cell>
          <table:table-cell table:number-columns-repeated="2" office:value-type="float" office:value="4.7183" calcext:value-type="float">
            <text:p>4.7183</text:p>
          </table:table-cell>
        </table:table-row>
        <table:table-row table:style-name="ro1">
          <table:table-cell office:value-type="float" office:value="1200.7" calcext:value-type="float">
            <text:p>1200.7</text:p>
          </table:table-cell>
          <table:table-cell office:value-type="float" office:value="4.813" calcext:value-type="float">
            <text:p>4.813</text:p>
          </table:table-cell>
          <table:table-cell office:value-type="float" office:value="4.7142" calcext:value-type="float">
            <text:p>4.7142</text:p>
          </table:table-cell>
          <table:table-cell office:value-type="float" office:value="4.7895" calcext:value-type="float">
            <text:p>4.7895</text:p>
          </table:table-cell>
          <table:table-cell office:value-type="float" office:value="4.7281" calcext:value-type="float">
            <text:p>4.7281</text:p>
          </table:table-cell>
          <table:table-cell table:number-columns-repeated="2" office:value-type="float" office:value="4.7142" calcext:value-type="float">
            <text:p>4.7142</text:p>
          </table:table-cell>
          <table:table-cell office:value-type="float" office:value="4.813" calcext:value-type="float">
            <text:p>4.813</text:p>
          </table:table-cell>
          <table:table-cell office:value-type="float" office:value="4.7142" calcext:value-type="float">
            <text:p>4.7142</text:p>
          </table:table-cell>
          <table:table-cell office:value-type="float" office:value="4.8437" calcext:value-type="float">
            <text:p>4.8437</text:p>
          </table:table-cell>
          <table:table-cell office:value-type="float" office:value="4.7468" calcext:value-type="float">
            <text:p>4.7468</text:p>
          </table:table-cell>
          <table:table-cell table:number-columns-repeated="2" office:value-type="float" office:value="4.7142" calcext:value-type="float">
            <text:p>4.7142</text:p>
          </table:table-cell>
        </table:table-row>
        <table:table-row table:style-name="ro1">
          <table:table-cell office:value-type="float" office:value="1210.7" calcext:value-type="float">
            <text:p>1210.7</text:p>
          </table:table-cell>
          <table:table-cell office:value-type="float" office:value="4.8103" calcext:value-type="float">
            <text:p>4.8103</text:p>
          </table:table-cell>
          <table:table-cell office:value-type="float" office:value="4.7102" calcext:value-type="float">
            <text:p>4.7102</text:p>
          </table:table-cell>
          <table:table-cell office:value-type="float" office:value="4.7867" calcext:value-type="float">
            <text:p>4.7867</text:p>
          </table:table-cell>
          <table:table-cell office:value-type="float" office:value="4.7249" calcext:value-type="float">
            <text:p>4.7249</text:p>
          </table:table-cell>
          <table:table-cell table:number-columns-repeated="2" office:value-type="float" office:value="4.7102" calcext:value-type="float">
            <text:p>4.7102</text:p>
          </table:table-cell>
          <table:table-cell office:value-type="float" office:value="4.8103" calcext:value-type="float">
            <text:p>4.8103</text:p>
          </table:table-cell>
          <table:table-cell office:value-type="float" office:value="4.7102" calcext:value-type="float">
            <text:p>4.7102</text:p>
          </table:table-cell>
          <table:table-cell office:value-type="float" office:value="4.8415" calcext:value-type="float">
            <text:p>4.8415</text:p>
          </table:table-cell>
          <table:table-cell office:value-type="float" office:value="4.7445" calcext:value-type="float">
            <text:p>4.7445</text:p>
          </table:table-cell>
          <table:table-cell table:number-columns-repeated="2" office:value-type="float" office:value="4.7102" calcext:value-type="float">
            <text:p>4.7102</text:p>
          </table:table-cell>
        </table:table-row>
        <table:table-row table:style-name="ro1">
          <table:table-cell office:value-type="float" office:value="1220.7" calcext:value-type="float">
            <text:p>1220.7</text:p>
          </table:table-cell>
          <table:table-cell office:value-type="float" office:value="4.8076" calcext:value-type="float">
            <text:p>4.8076</text:p>
          </table:table-cell>
          <table:table-cell office:value-type="float" office:value="4.7062" calcext:value-type="float">
            <text:p>4.7062</text:p>
          </table:table-cell>
          <table:table-cell office:value-type="float" office:value="4.7839" calcext:value-type="float">
            <text:p>4.7839</text:p>
          </table:table-cell>
          <table:table-cell office:value-type="float" office:value="4.7217" calcext:value-type="float">
            <text:p>4.7217</text:p>
          </table:table-cell>
          <table:table-cell table:number-columns-repeated="2" office:value-type="float" office:value="4.7062" calcext:value-type="float">
            <text:p>4.7062</text:p>
          </table:table-cell>
          <table:table-cell office:value-type="float" office:value="4.8076" calcext:value-type="float">
            <text:p>4.8076</text:p>
          </table:table-cell>
          <table:table-cell office:value-type="float" office:value="4.7062" calcext:value-type="float">
            <text:p>4.7062</text:p>
          </table:table-cell>
          <table:table-cell office:value-type="float" office:value="4.8392" calcext:value-type="float">
            <text:p>4.8392</text:p>
          </table:table-cell>
          <table:table-cell office:value-type="float" office:value="4.7423" calcext:value-type="float">
            <text:p>4.7423</text:p>
          </table:table-cell>
          <table:table-cell table:number-columns-repeated="2" office:value-type="float" office:value="4.7062" calcext:value-type="float">
            <text:p>4.7062</text:p>
          </table:table-cell>
        </table:table-row>
        <table:table-row table:style-name="ro1">
          <table:table-cell office:value-type="float" office:value="1230.7" calcext:value-type="float">
            <text:p>1230.7</text:p>
          </table:table-cell>
          <table:table-cell office:value-type="float" office:value="4.8048" calcext:value-type="float">
            <text:p>4.8048</text:p>
          </table:table-cell>
          <table:table-cell office:value-type="float" office:value="4.7021" calcext:value-type="float">
            <text:p>4.7021</text:p>
          </table:table-cell>
          <table:table-cell office:value-type="float" office:value="4.7811" calcext:value-type="float">
            <text:p>4.7811</text:p>
          </table:table-cell>
          <table:table-cell office:value-type="float" office:value="4.7184" calcext:value-type="float">
            <text:p>4.7184</text:p>
          </table:table-cell>
          <table:table-cell table:number-columns-repeated="2" office:value-type="float" office:value="4.7021" calcext:value-type="float">
            <text:p>4.7021</text:p>
          </table:table-cell>
          <table:table-cell office:value-type="float" office:value="4.8048" calcext:value-type="float">
            <text:p>4.8048</text:p>
          </table:table-cell>
          <table:table-cell office:value-type="float" office:value="4.7021" calcext:value-type="float">
            <text:p>4.7021</text:p>
          </table:table-cell>
          <table:table-cell office:value-type="float" office:value="4.8369" calcext:value-type="float">
            <text:p>4.8369</text:p>
          </table:table-cell>
          <table:table-cell office:value-type="float" office:value="4.74" calcext:value-type="float">
            <text:p>4.74</text:p>
          </table:table-cell>
          <table:table-cell table:number-columns-repeated="2" office:value-type="float" office:value="4.7021" calcext:value-type="float">
            <text:p>4.7021</text:p>
          </table:table-cell>
        </table:table-row>
        <table:table-row table:style-name="ro1">
          <table:table-cell office:value-type="float" office:value="1240.7" calcext:value-type="float">
            <text:p>1240.7</text:p>
          </table:table-cell>
          <table:table-cell office:value-type="float" office:value="4.8021" calcext:value-type="float">
            <text:p>4.8021</text:p>
          </table:table-cell>
          <table:table-cell office:value-type="float" office:value="4.698" calcext:value-type="float">
            <text:p>4.698</text:p>
          </table:table-cell>
          <table:table-cell office:value-type="float" office:value="4.7782" calcext:value-type="float">
            <text:p>4.7782</text:p>
          </table:table-cell>
          <table:table-cell office:value-type="float" office:value="4.7152" calcext:value-type="float">
            <text:p>4.7152</text:p>
          </table:table-cell>
          <table:table-cell table:number-columns-repeated="2" office:value-type="float" office:value="4.698" calcext:value-type="float">
            <text:p>4.698</text:p>
          </table:table-cell>
          <table:table-cell office:value-type="float" office:value="4.8021" calcext:value-type="float">
            <text:p>4.8021</text:p>
          </table:table-cell>
          <table:table-cell office:value-type="float" office:value="4.698" calcext:value-type="float">
            <text:p>4.698</text:p>
          </table:table-cell>
          <table:table-cell office:value-type="float" office:value="4.8346" calcext:value-type="float">
            <text:p>4.8346</text:p>
          </table:table-cell>
          <table:table-cell office:value-type="float" office:value="4.7378" calcext:value-type="float">
            <text:p>4.7378</text:p>
          </table:table-cell>
          <table:table-cell table:number-columns-repeated="2" office:value-type="float" office:value="4.698" calcext:value-type="float">
            <text:p>4.698</text:p>
          </table:table-cell>
        </table:table-row>
        <table:table-row table:style-name="ro1">
          <table:table-cell office:value-type="float" office:value="1250.7" calcext:value-type="float">
            <text:p>1250.7</text:p>
          </table:table-cell>
          <table:table-cell office:value-type="float" office:value="4.7993" calcext:value-type="float">
            <text:p>4.7993</text:p>
          </table:table-cell>
          <table:table-cell office:value-type="float" office:value="4.6939" calcext:value-type="float">
            <text:p>4.6939</text:p>
          </table:table-cell>
          <table:table-cell office:value-type="float" office:value="4.7754" calcext:value-type="float">
            <text:p>4.7754</text:p>
          </table:table-cell>
          <table:table-cell office:value-type="float" office:value="4.7119" calcext:value-type="float">
            <text:p>4.7119</text:p>
          </table:table-cell>
          <table:table-cell table:number-columns-repeated="2" office:value-type="float" office:value="4.6939" calcext:value-type="float">
            <text:p>4.6939</text:p>
          </table:table-cell>
          <table:table-cell office:value-type="float" office:value="4.7993" calcext:value-type="float">
            <text:p>4.7993</text:p>
          </table:table-cell>
          <table:table-cell office:value-type="float" office:value="4.6939" calcext:value-type="float">
            <text:p>4.6939</text:p>
          </table:table-cell>
          <table:table-cell office:value-type="float" office:value="4.8323" calcext:value-type="float">
            <text:p>4.8323</text:p>
          </table:table-cell>
          <table:table-cell office:value-type="float" office:value="4.7355" calcext:value-type="float">
            <text:p>4.7355</text:p>
          </table:table-cell>
          <table:table-cell table:number-columns-repeated="2" office:value-type="float" office:value="4.6939" calcext:value-type="float">
            <text:p>4.6939</text:p>
          </table:table-cell>
        </table:table-row>
        <table:table-row table:style-name="ro1">
          <table:table-cell office:value-type="float" office:value="1260.7" calcext:value-type="float">
            <text:p>1260.7</text:p>
          </table:table-cell>
          <table:table-cell office:value-type="float" office:value="4.7966" calcext:value-type="float">
            <text:p>4.7966</text:p>
          </table:table-cell>
          <table:table-cell office:value-type="float" office:value="4.6898" calcext:value-type="float">
            <text:p>4.6898</text:p>
          </table:table-cell>
          <table:table-cell office:value-type="float" office:value="4.7725" calcext:value-type="float">
            <text:p>4.7725</text:p>
          </table:table-cell>
          <table:table-cell office:value-type="float" office:value="4.7087" calcext:value-type="float">
            <text:p>4.7087</text:p>
          </table:table-cell>
          <table:table-cell table:number-columns-repeated="2" office:value-type="float" office:value="4.6898" calcext:value-type="float">
            <text:p>4.6898</text:p>
          </table:table-cell>
          <table:table-cell office:value-type="float" office:value="4.7966" calcext:value-type="float">
            <text:p>4.7966</text:p>
          </table:table-cell>
          <table:table-cell office:value-type="float" office:value="4.6898" calcext:value-type="float">
            <text:p>4.6898</text:p>
          </table:table-cell>
          <table:table-cell office:value-type="float" office:value="4.83" calcext:value-type="float">
            <text:p>4.83</text:p>
          </table:table-cell>
          <table:table-cell office:value-type="float" office:value="4.7332" calcext:value-type="float">
            <text:p>4.7332</text:p>
          </table:table-cell>
          <table:table-cell table:number-columns-repeated="2" office:value-type="float" office:value="4.6898" calcext:value-type="float">
            <text:p>4.6898</text:p>
          </table:table-cell>
        </table:table-row>
        <table:table-row table:style-name="ro1">
          <table:table-cell office:value-type="float" office:value="1270.7" calcext:value-type="float">
            <text:p>1270.7</text:p>
          </table:table-cell>
          <table:table-cell office:value-type="float" office:value="4.7938" calcext:value-type="float">
            <text:p>4.7938</text:p>
          </table:table-cell>
          <table:table-cell office:value-type="float" office:value="4.6856" calcext:value-type="float">
            <text:p>4.6856</text:p>
          </table:table-cell>
          <table:table-cell office:value-type="float" office:value="4.7697" calcext:value-type="float">
            <text:p>4.7697</text:p>
          </table:table-cell>
          <table:table-cell office:value-type="float" office:value="4.7054" calcext:value-type="float">
            <text:p>4.7054</text:p>
          </table:table-cell>
          <table:table-cell table:number-columns-repeated="2" office:value-type="float" office:value="4.6856" calcext:value-type="float">
            <text:p>4.6856</text:p>
          </table:table-cell>
          <table:table-cell office:value-type="float" office:value="4.7938" calcext:value-type="float">
            <text:p>4.7938</text:p>
          </table:table-cell>
          <table:table-cell office:value-type="float" office:value="4.6856" calcext:value-type="float">
            <text:p>4.6856</text:p>
          </table:table-cell>
          <table:table-cell office:value-type="float" office:value="4.8277" calcext:value-type="float">
            <text:p>4.8277</text:p>
          </table:table-cell>
          <table:table-cell office:value-type="float" office:value="4.7309" calcext:value-type="float">
            <text:p>4.7309</text:p>
          </table:table-cell>
          <table:table-cell table:number-columns-repeated="2" office:value-type="float" office:value="4.6856" calcext:value-type="float">
            <text:p>4.6856</text:p>
          </table:table-cell>
        </table:table-row>
        <table:table-row table:style-name="ro1">
          <table:table-cell office:value-type="float" office:value="1280.7" calcext:value-type="float">
            <text:p>1280.7</text:p>
          </table:table-cell>
          <table:table-cell office:value-type="float" office:value="4.791" calcext:value-type="float">
            <text:p>4.791</text:p>
          </table:table-cell>
          <table:table-cell office:value-type="float" office:value="4.6814" calcext:value-type="float">
            <text:p>4.6814</text:p>
          </table:table-cell>
          <table:table-cell office:value-type="float" office:value="4.7668" calcext:value-type="float">
            <text:p>4.7668</text:p>
          </table:table-cell>
          <table:table-cell office:value-type="float" office:value="4.7021" calcext:value-type="float">
            <text:p>4.7021</text:p>
          </table:table-cell>
          <table:table-cell table:number-columns-repeated="2" office:value-type="float" office:value="4.6814" calcext:value-type="float">
            <text:p>4.6814</text:p>
          </table:table-cell>
          <table:table-cell office:value-type="float" office:value="4.791" calcext:value-type="float">
            <text:p>4.791</text:p>
          </table:table-cell>
          <table:table-cell office:value-type="float" office:value="4.6814" calcext:value-type="float">
            <text:p>4.6814</text:p>
          </table:table-cell>
          <table:table-cell office:value-type="float" office:value="4.8254" calcext:value-type="float">
            <text:p>4.8254</text:p>
          </table:table-cell>
          <table:table-cell office:value-type="float" office:value="4.7287" calcext:value-type="float">
            <text:p>4.7287</text:p>
          </table:table-cell>
          <table:table-cell table:number-columns-repeated="2" office:value-type="float" office:value="4.6814" calcext:value-type="float">
            <text:p>4.6814</text:p>
          </table:table-cell>
        </table:table-row>
        <table:table-row table:style-name="ro1">
          <table:table-cell office:value-type="float" office:value="1290.7" calcext:value-type="float">
            <text:p>1290.7</text:p>
          </table:table-cell>
          <table:table-cell office:value-type="float" office:value="4.7882" calcext:value-type="float">
            <text:p>4.7882</text:p>
          </table:table-cell>
          <table:table-cell office:value-type="float" office:value="4.6772" calcext:value-type="float">
            <text:p>4.6772</text:p>
          </table:table-cell>
          <table:table-cell office:value-type="float" office:value="4.7639" calcext:value-type="float">
            <text:p>4.7639</text:p>
          </table:table-cell>
          <table:table-cell office:value-type="float" office:value="4.6988" calcext:value-type="float">
            <text:p>4.6988</text:p>
          </table:table-cell>
          <table:table-cell table:number-columns-repeated="2" office:value-type="float" office:value="4.6772" calcext:value-type="float">
            <text:p>4.6772</text:p>
          </table:table-cell>
          <table:table-cell office:value-type="float" office:value="4.7882" calcext:value-type="float">
            <text:p>4.7882</text:p>
          </table:table-cell>
          <table:table-cell office:value-type="float" office:value="4.6772" calcext:value-type="float">
            <text:p>4.6772</text:p>
          </table:table-cell>
          <table:table-cell office:value-type="float" office:value="4.8231" calcext:value-type="float">
            <text:p>4.8231</text:p>
          </table:table-cell>
          <table:table-cell office:value-type="float" office:value="4.7264" calcext:value-type="float">
            <text:p>4.7264</text:p>
          </table:table-cell>
          <table:table-cell table:number-columns-repeated="2" office:value-type="float" office:value="4.6772" calcext:value-type="float">
            <text:p>4.6772</text:p>
          </table:table-cell>
        </table:table-row>
        <table:table-row table:style-name="ro1">
          <table:table-cell office:value-type="float" office:value="1300.7" calcext:value-type="float">
            <text:p>1300.7</text:p>
          </table:table-cell>
          <table:table-cell office:value-type="float" office:value="4.7854" calcext:value-type="float">
            <text:p>4.7854</text:p>
          </table:table-cell>
          <table:table-cell office:value-type="float" office:value="4.673" calcext:value-type="float">
            <text:p>4.673</text:p>
          </table:table-cell>
          <table:table-cell office:value-type="float" office:value="4.761" calcext:value-type="float">
            <text:p>4.761</text:p>
          </table:table-cell>
          <table:table-cell office:value-type="float" office:value="4.6955" calcext:value-type="float">
            <text:p>4.6955</text:p>
          </table:table-cell>
          <table:table-cell table:number-columns-repeated="2" office:value-type="float" office:value="4.673" calcext:value-type="float">
            <text:p>4.673</text:p>
          </table:table-cell>
          <table:table-cell office:value-type="float" office:value="4.7854" calcext:value-type="float">
            <text:p>4.7854</text:p>
          </table:table-cell>
          <table:table-cell office:value-type="float" office:value="4.673" calcext:value-type="float">
            <text:p>4.673</text:p>
          </table:table-cell>
          <table:table-cell office:value-type="float" office:value="4.8208" calcext:value-type="float">
            <text:p>4.8208</text:p>
          </table:table-cell>
          <table:table-cell office:value-type="float" office:value="4.7241" calcext:value-type="float">
            <text:p>4.7241</text:p>
          </table:table-cell>
          <table:table-cell table:number-columns-repeated="2" office:value-type="float" office:value="4.673" calcext:value-type="float">
            <text:p>4.673</text:p>
          </table:table-cell>
        </table:table-row>
        <table:table-row table:style-name="ro1">
          <table:table-cell office:value-type="float" office:value="1310.7" calcext:value-type="float">
            <text:p>1310.7</text:p>
          </table:table-cell>
          <table:table-cell office:value-type="float" office:value="4.7826" calcext:value-type="float">
            <text:p>4.7826</text:p>
          </table:table-cell>
          <table:table-cell office:value-type="float" office:value="4.6688" calcext:value-type="float">
            <text:p>4.6688</text:p>
          </table:table-cell>
          <table:table-cell office:value-type="float" office:value="4.7582" calcext:value-type="float">
            <text:p>4.7582</text:p>
          </table:table-cell>
          <table:table-cell office:value-type="float" office:value="4.6921" calcext:value-type="float">
            <text:p>4.6921</text:p>
          </table:table-cell>
          <table:table-cell table:number-columns-repeated="2" office:value-type="float" office:value="4.6688" calcext:value-type="float">
            <text:p>4.6688</text:p>
          </table:table-cell>
          <table:table-cell office:value-type="float" office:value="4.7826" calcext:value-type="float">
            <text:p>4.7826</text:p>
          </table:table-cell>
          <table:table-cell office:value-type="float" office:value="4.6688" calcext:value-type="float">
            <text:p>4.6688</text:p>
          </table:table-cell>
          <table:table-cell office:value-type="float" office:value="4.8184" calcext:value-type="float">
            <text:p>4.8184</text:p>
          </table:table-cell>
          <table:table-cell office:value-type="float" office:value="4.7218" calcext:value-type="float">
            <text:p>4.7218</text:p>
          </table:table-cell>
          <table:table-cell table:number-columns-repeated="2" office:value-type="float" office:value="4.6688" calcext:value-type="float">
            <text:p>4.6688</text:p>
          </table:table-cell>
        </table:table-row>
        <table:table-row table:style-name="ro1">
          <table:table-cell office:value-type="float" office:value="1320.7" calcext:value-type="float">
            <text:p>1320.7</text:p>
          </table:table-cell>
          <table:table-cell office:value-type="float" office:value="4.7798" calcext:value-type="float">
            <text:p>4.7798</text:p>
          </table:table-cell>
          <table:table-cell office:value-type="float" office:value="4.6645" calcext:value-type="float">
            <text:p>4.6645</text:p>
          </table:table-cell>
          <table:table-cell office:value-type="float" office:value="4.7553" calcext:value-type="float">
            <text:p>4.7553</text:p>
          </table:table-cell>
          <table:table-cell office:value-type="float" office:value="4.6888" calcext:value-type="float">
            <text:p>4.6888</text:p>
          </table:table-cell>
          <table:table-cell table:number-columns-repeated="2" office:value-type="float" office:value="4.6645" calcext:value-type="float">
            <text:p>4.6645</text:p>
          </table:table-cell>
          <table:table-cell office:value-type="float" office:value="4.7798" calcext:value-type="float">
            <text:p>4.7798</text:p>
          </table:table-cell>
          <table:table-cell office:value-type="float" office:value="4.6645" calcext:value-type="float">
            <text:p>4.6645</text:p>
          </table:table-cell>
          <table:table-cell office:value-type="float" office:value="4.8161" calcext:value-type="float">
            <text:p>4.8161</text:p>
          </table:table-cell>
          <table:table-cell office:value-type="float" office:value="4.7194" calcext:value-type="float">
            <text:p>4.7194</text:p>
          </table:table-cell>
          <table:table-cell table:number-columns-repeated="2" office:value-type="float" office:value="4.6645" calcext:value-type="float">
            <text:p>4.6645</text:p>
          </table:table-cell>
        </table:table-row>
        <table:table-row table:style-name="ro1">
          <table:table-cell office:value-type="float" office:value="1330.7" calcext:value-type="float">
            <text:p>1330.7</text:p>
          </table:table-cell>
          <table:table-cell office:value-type="float" office:value="4.7769" calcext:value-type="float">
            <text:p>4.7769</text:p>
          </table:table-cell>
          <table:table-cell office:value-type="float" office:value="4.6602" calcext:value-type="float">
            <text:p>4.6602</text:p>
          </table:table-cell>
          <table:table-cell office:value-type="float" office:value="4.7524" calcext:value-type="float">
            <text:p>4.7524</text:p>
          </table:table-cell>
          <table:table-cell office:value-type="float" office:value="4.6855" calcext:value-type="float">
            <text:p>4.6855</text:p>
          </table:table-cell>
          <table:table-cell table:number-columns-repeated="2" office:value-type="float" office:value="4.6602" calcext:value-type="float">
            <text:p>4.6602</text:p>
          </table:table-cell>
          <table:table-cell office:value-type="float" office:value="4.7769" calcext:value-type="float">
            <text:p>4.7769</text:p>
          </table:table-cell>
          <table:table-cell office:value-type="float" office:value="4.6602" calcext:value-type="float">
            <text:p>4.6602</text:p>
          </table:table-cell>
          <table:table-cell office:value-type="float" office:value="4.8138" calcext:value-type="float">
            <text:p>4.8138</text:p>
          </table:table-cell>
          <table:table-cell office:value-type="float" office:value="4.7171" calcext:value-type="float">
            <text:p>4.7171</text:p>
          </table:table-cell>
          <table:table-cell table:number-columns-repeated="2" office:value-type="float" office:value="4.6602" calcext:value-type="float">
            <text:p>4.6602</text:p>
          </table:table-cell>
        </table:table-row>
        <table:table-row table:style-name="ro1">
          <table:table-cell office:value-type="float" office:value="1340.7" calcext:value-type="float">
            <text:p>1340.7</text:p>
          </table:table-cell>
          <table:table-cell office:value-type="float" office:value="4.7741" calcext:value-type="float">
            <text:p>4.7741</text:p>
          </table:table-cell>
          <table:table-cell office:value-type="float" office:value="4.6559" calcext:value-type="float">
            <text:p>4.6559</text:p>
          </table:table-cell>
          <table:table-cell office:value-type="float" office:value="4.7495" calcext:value-type="float">
            <text:p>4.7495</text:p>
          </table:table-cell>
          <table:table-cell office:value-type="float" office:value="4.6821" calcext:value-type="float">
            <text:p>4.6821</text:p>
          </table:table-cell>
          <table:table-cell table:number-columns-repeated="2" office:value-type="float" office:value="4.6559" calcext:value-type="float">
            <text:p>4.6559</text:p>
          </table:table-cell>
          <table:table-cell office:value-type="float" office:value="4.7741" calcext:value-type="float">
            <text:p>4.7741</text:p>
          </table:table-cell>
          <table:table-cell office:value-type="float" office:value="4.6559" calcext:value-type="float">
            <text:p>4.6559</text:p>
          </table:table-cell>
          <table:table-cell office:value-type="float" office:value="4.8114" calcext:value-type="float">
            <text:p>4.8114</text:p>
          </table:table-cell>
          <table:table-cell office:value-type="float" office:value="4.7148" calcext:value-type="float">
            <text:p>4.7148</text:p>
          </table:table-cell>
          <table:table-cell table:number-columns-repeated="2" office:value-type="float" office:value="4.6559" calcext:value-type="float">
            <text:p>4.6559</text:p>
          </table:table-cell>
        </table:table-row>
        <table:table-row table:style-name="ro1">
          <table:table-cell office:value-type="float" office:value="1350.7" calcext:value-type="float">
            <text:p>1350.7</text:p>
          </table:table-cell>
          <table:table-cell office:value-type="float" office:value="4.7712" calcext:value-type="float">
            <text:p>4.7712</text:p>
          </table:table-cell>
          <table:table-cell office:value-type="float" office:value="4.6515" calcext:value-type="float">
            <text:p>4.6515</text:p>
          </table:table-cell>
          <table:table-cell office:value-type="float" office:value="4.7465" calcext:value-type="float">
            <text:p>4.7465</text:p>
          </table:table-cell>
          <table:table-cell office:value-type="float" office:value="4.6787" calcext:value-type="float">
            <text:p>4.6787</text:p>
          </table:table-cell>
          <table:table-cell table:number-columns-repeated="2" office:value-type="float" office:value="4.6515" calcext:value-type="float">
            <text:p>4.6515</text:p>
          </table:table-cell>
          <table:table-cell office:value-type="float" office:value="4.7712" calcext:value-type="float">
            <text:p>4.7712</text:p>
          </table:table-cell>
          <table:table-cell office:value-type="float" office:value="4.6515" calcext:value-type="float">
            <text:p>4.6515</text:p>
          </table:table-cell>
          <table:table-cell office:value-type="float" office:value="4.809" calcext:value-type="float">
            <text:p>4.809</text:p>
          </table:table-cell>
          <table:table-cell office:value-type="float" office:value="4.7125" calcext:value-type="float">
            <text:p>4.7125</text:p>
          </table:table-cell>
          <table:table-cell table:number-columns-repeated="2" office:value-type="float" office:value="4.6515" calcext:value-type="float">
            <text:p>4.6515</text:p>
          </table:table-cell>
        </table:table-row>
        <table:table-row table:style-name="ro1">
          <table:table-cell office:value-type="float" office:value="1360.7" calcext:value-type="float">
            <text:p>1360.7</text:p>
          </table:table-cell>
          <table:table-cell office:value-type="float" office:value="4.7684" calcext:value-type="float">
            <text:p>4.7684</text:p>
          </table:table-cell>
          <table:table-cell office:value-type="float" office:value="4.6472" calcext:value-type="float">
            <text:p>4.6472</text:p>
          </table:table-cell>
          <table:table-cell office:value-type="float" office:value="4.7436" calcext:value-type="float">
            <text:p>4.7436</text:p>
          </table:table-cell>
          <table:table-cell office:value-type="float" office:value="4.6753" calcext:value-type="float">
            <text:p>4.6753</text:p>
          </table:table-cell>
          <table:table-cell table:number-columns-repeated="2" office:value-type="float" office:value="4.6472" calcext:value-type="float">
            <text:p>4.6472</text:p>
          </table:table-cell>
          <table:table-cell office:value-type="float" office:value="4.7684" calcext:value-type="float">
            <text:p>4.7684</text:p>
          </table:table-cell>
          <table:table-cell office:value-type="float" office:value="4.6472" calcext:value-type="float">
            <text:p>4.6472</text:p>
          </table:table-cell>
          <table:table-cell office:value-type="float" office:value="4.8067" calcext:value-type="float">
            <text:p>4.8067</text:p>
          </table:table-cell>
          <table:table-cell office:value-type="float" office:value="4.7101" calcext:value-type="float">
            <text:p>4.7101</text:p>
          </table:table-cell>
          <table:table-cell table:number-columns-repeated="2" office:value-type="float" office:value="4.6472" calcext:value-type="float">
            <text:p>4.6472</text:p>
          </table:table-cell>
        </table:table-row>
        <table:table-row table:style-name="ro1">
          <table:table-cell office:value-type="float" office:value="1370.7" calcext:value-type="float">
            <text:p>1370.7</text:p>
          </table:table-cell>
          <table:table-cell office:value-type="float" office:value="4.7655" calcext:value-type="float">
            <text:p>4.7655</text:p>
          </table:table-cell>
          <table:table-cell office:value-type="float" office:value="4.6428" calcext:value-type="float">
            <text:p>4.6428</text:p>
          </table:table-cell>
          <table:table-cell office:value-type="float" office:value="4.7407" calcext:value-type="float">
            <text:p>4.7407</text:p>
          </table:table-cell>
          <table:table-cell office:value-type="float" office:value="4.6719" calcext:value-type="float">
            <text:p>4.6719</text:p>
          </table:table-cell>
          <table:table-cell table:number-columns-repeated="2" office:value-type="float" office:value="4.6428" calcext:value-type="float">
            <text:p>4.6428</text:p>
          </table:table-cell>
          <table:table-cell office:value-type="float" office:value="4.7655" calcext:value-type="float">
            <text:p>4.7655</text:p>
          </table:table-cell>
          <table:table-cell office:value-type="float" office:value="4.6428" calcext:value-type="float">
            <text:p>4.6428</text:p>
          </table:table-cell>
          <table:table-cell office:value-type="float" office:value="4.8043" calcext:value-type="float">
            <text:p>4.8043</text:p>
          </table:table-cell>
          <table:table-cell office:value-type="float" office:value="4.7078" calcext:value-type="float">
            <text:p>4.7078</text:p>
          </table:table-cell>
          <table:table-cell table:number-columns-repeated="2" office:value-type="float" office:value="4.6428" calcext:value-type="float">
            <text:p>4.6428</text:p>
          </table:table-cell>
        </table:table-row>
        <table:table-row table:style-name="ro1">
          <table:table-cell office:value-type="float" office:value="1380.7" calcext:value-type="float">
            <text:p>1380.7</text:p>
          </table:table-cell>
          <table:table-cell office:value-type="float" office:value="4.7626" calcext:value-type="float">
            <text:p>4.7626</text:p>
          </table:table-cell>
          <table:table-cell office:value-type="float" office:value="4.6384" calcext:value-type="float">
            <text:p>4.6384</text:p>
          </table:table-cell>
          <table:table-cell office:value-type="float" office:value="4.7377" calcext:value-type="float">
            <text:p>4.7377</text:p>
          </table:table-cell>
          <table:table-cell office:value-type="float" office:value="4.6685" calcext:value-type="float">
            <text:p>4.6685</text:p>
          </table:table-cell>
          <table:table-cell table:number-columns-repeated="2" office:value-type="float" office:value="4.6384" calcext:value-type="float">
            <text:p>4.6384</text:p>
          </table:table-cell>
          <table:table-cell office:value-type="float" office:value="4.7626" calcext:value-type="float">
            <text:p>4.7626</text:p>
          </table:table-cell>
          <table:table-cell office:value-type="float" office:value="4.6384" calcext:value-type="float">
            <text:p>4.6384</text:p>
          </table:table-cell>
          <table:table-cell office:value-type="float" office:value="4.8019" calcext:value-type="float">
            <text:p>4.8019</text:p>
          </table:table-cell>
          <table:table-cell office:value-type="float" office:value="4.7054" calcext:value-type="float">
            <text:p>4.7054</text:p>
          </table:table-cell>
          <table:table-cell table:number-columns-repeated="2" office:value-type="float" office:value="4.6384" calcext:value-type="float">
            <text:p>4.6384</text:p>
          </table:table-cell>
        </table:table-row>
        <table:table-row table:style-name="ro1">
          <table:table-cell office:value-type="float" office:value="1390.7" calcext:value-type="float">
            <text:p>1390.7</text:p>
          </table:table-cell>
          <table:table-cell office:value-type="float" office:value="4.7597" calcext:value-type="float">
            <text:p>4.7597</text:p>
          </table:table-cell>
          <table:table-cell office:value-type="float" office:value="4.6339" calcext:value-type="float">
            <text:p>4.6339</text:p>
          </table:table-cell>
          <table:table-cell office:value-type="float" office:value="4.7348" calcext:value-type="float">
            <text:p>4.7348</text:p>
          </table:table-cell>
          <table:table-cell office:value-type="float" office:value="4.6651" calcext:value-type="float">
            <text:p>4.6651</text:p>
          </table:table-cell>
          <table:table-cell table:number-columns-repeated="2" office:value-type="float" office:value="4.6339" calcext:value-type="float">
            <text:p>4.6339</text:p>
          </table:table-cell>
          <table:table-cell office:value-type="float" office:value="4.7597" calcext:value-type="float">
            <text:p>4.7597</text:p>
          </table:table-cell>
          <table:table-cell office:value-type="float" office:value="4.6339" calcext:value-type="float">
            <text:p>4.6339</text:p>
          </table:table-cell>
          <table:table-cell office:value-type="float" office:value="4.7995" calcext:value-type="float">
            <text:p>4.7995</text:p>
          </table:table-cell>
          <table:table-cell office:value-type="float" office:value="4.7031" calcext:value-type="float">
            <text:p>4.7031</text:p>
          </table:table-cell>
          <table:table-cell table:number-columns-repeated="2" office:value-type="float" office:value="4.6339" calcext:value-type="float">
            <text:p>4.6339</text:p>
          </table:table-cell>
        </table:table-row>
        <table:table-row table:style-name="ro1">
          <table:table-cell office:value-type="float" office:value="1400.7" calcext:value-type="float">
            <text:p>1400.7</text:p>
          </table:table-cell>
          <table:table-cell office:value-type="float" office:value="4.7567" calcext:value-type="float">
            <text:p>4.7567</text:p>
          </table:table-cell>
          <table:table-cell office:value-type="float" office:value="4.6295" calcext:value-type="float">
            <text:p>4.6295</text:p>
          </table:table-cell>
          <table:table-cell office:value-type="float" office:value="4.7318" calcext:value-type="float">
            <text:p>4.7318</text:p>
          </table:table-cell>
          <table:table-cell office:value-type="float" office:value="4.6617" calcext:value-type="float">
            <text:p>4.6617</text:p>
          </table:table-cell>
          <table:table-cell table:number-columns-repeated="2" office:value-type="float" office:value="4.6295" calcext:value-type="float">
            <text:p>4.6295</text:p>
          </table:table-cell>
          <table:table-cell office:value-type="float" office:value="4.7567" calcext:value-type="float">
            <text:p>4.7567</text:p>
          </table:table-cell>
          <table:table-cell office:value-type="float" office:value="4.6295" calcext:value-type="float">
            <text:p>4.6295</text:p>
          </table:table-cell>
          <table:table-cell office:value-type="float" office:value="4.7971" calcext:value-type="float">
            <text:p>4.7971</text:p>
          </table:table-cell>
          <table:table-cell office:value-type="float" office:value="4.7007" calcext:value-type="float">
            <text:p>4.7007</text:p>
          </table:table-cell>
          <table:table-cell table:number-columns-repeated="2" office:value-type="float" office:value="4.6295" calcext:value-type="float">
            <text:p>4.6295</text:p>
          </table:table-cell>
        </table:table-row>
        <table:table-row table:style-name="ro1">
          <table:table-cell office:value-type="float" office:value="1410.7" calcext:value-type="float">
            <text:p>1410.7</text:p>
          </table:table-cell>
          <table:table-cell office:value-type="float" office:value="4.7538" calcext:value-type="float">
            <text:p>4.7538</text:p>
          </table:table-cell>
          <table:table-cell office:value-type="float" office:value="4.625" calcext:value-type="float">
            <text:p>4.625</text:p>
          </table:table-cell>
          <table:table-cell office:value-type="float" office:value="4.7289" calcext:value-type="float">
            <text:p>4.7289</text:p>
          </table:table-cell>
          <table:table-cell office:value-type="float" office:value="4.6583" calcext:value-type="float">
            <text:p>4.6583</text:p>
          </table:table-cell>
          <table:table-cell table:number-columns-repeated="2" office:value-type="float" office:value="4.625" calcext:value-type="float">
            <text:p>4.625</text:p>
          </table:table-cell>
          <table:table-cell office:value-type="float" office:value="4.7538" calcext:value-type="float">
            <text:p>4.7538</text:p>
          </table:table-cell>
          <table:table-cell office:value-type="float" office:value="4.625" calcext:value-type="float">
            <text:p>4.625</text:p>
          </table:table-cell>
          <table:table-cell office:value-type="float" office:value="4.7947" calcext:value-type="float">
            <text:p>4.7947</text:p>
          </table:table-cell>
          <table:table-cell office:value-type="float" office:value="4.6983" calcext:value-type="float">
            <text:p>4.6983</text:p>
          </table:table-cell>
          <table:table-cell table:number-columns-repeated="2"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1420.7" calcext:value-type="float">
            <text:p>1420.7</text:p>
          </table:table-cell>
          <table:table-cell office:value-type="float" office:value="4.7509" calcext:value-type="float">
            <text:p>4.7509</text:p>
          </table:table-cell>
          <table:table-cell office:value-type="float" office:value="4.6204" calcext:value-type="float">
            <text:p>4.6204</text:p>
          </table:table-cell>
          <table:table-cell office:value-type="float" office:value="4.7259" calcext:value-type="float">
            <text:p>4.7259</text:p>
          </table:table-cell>
          <table:table-cell office:value-type="float" office:value="4.6548" calcext:value-type="float">
            <text:p>4.6548</text:p>
          </table:table-cell>
          <table:table-cell table:number-columns-repeated="2" office:value-type="float" office:value="4.6204" calcext:value-type="float">
            <text:p>4.6204</text:p>
          </table:table-cell>
          <table:table-cell office:value-type="float" office:value="4.7509" calcext:value-type="float">
            <text:p>4.7509</text:p>
          </table:table-cell>
          <table:table-cell office:value-type="float" office:value="4.6204" calcext:value-type="float">
            <text:p>4.6204</text:p>
          </table:table-cell>
          <table:table-cell office:value-type="float" office:value="4.7923" calcext:value-type="float">
            <text:p>4.7923</text:p>
          </table:table-cell>
          <table:table-cell office:value-type="float" office:value="4.6959" calcext:value-type="float">
            <text:p>4.6959</text:p>
          </table:table-cell>
          <table:table-cell table:number-columns-repeated="2" office:value-type="float" office:value="4.6204" calcext:value-type="float">
            <text:p>4.6204</text:p>
          </table:table-cell>
        </table:table-row>
        <table:table-row table:style-name="ro1">
          <table:table-cell office:value-type="float" office:value="1430.7" calcext:value-type="float">
            <text:p>1430.7</text:p>
          </table:table-cell>
          <table:table-cell office:value-type="float" office:value="4.7479" calcext:value-type="float">
            <text:p>4.7479</text:p>
          </table:table-cell>
          <table:table-cell office:value-type="float" office:value="4.6159" calcext:value-type="float">
            <text:p>4.6159</text:p>
          </table:table-cell>
          <table:table-cell office:value-type="float" office:value="4.723" calcext:value-type="float">
            <text:p>4.723</text:p>
          </table:table-cell>
          <table:table-cell office:value-type="float" office:value="4.6513" calcext:value-type="float">
            <text:p>4.6513</text:p>
          </table:table-cell>
          <table:table-cell table:number-columns-repeated="2" office:value-type="float" office:value="4.6159" calcext:value-type="float">
            <text:p>4.6159</text:p>
          </table:table-cell>
          <table:table-cell office:value-type="float" office:value="4.7479" calcext:value-type="float">
            <text:p>4.7479</text:p>
          </table:table-cell>
          <table:table-cell office:value-type="float" office:value="4.6159" calcext:value-type="float">
            <text:p>4.6159</text:p>
          </table:table-cell>
          <table:table-cell office:value-type="float" office:value="4.7899" calcext:value-type="float">
            <text:p>4.7899</text:p>
          </table:table-cell>
          <table:table-cell office:value-type="float" office:value="4.6936" calcext:value-type="float">
            <text:p>4.6936</text:p>
          </table:table-cell>
          <table:table-cell table:number-columns-repeated="2" office:value-type="float" office:value="4.6159" calcext:value-type="float">
            <text:p>4.6159</text:p>
          </table:table-cell>
        </table:table-row>
        <table:table-row table:style-name="ro1">
          <table:table-cell office:value-type="float" office:value="1440.7" calcext:value-type="float">
            <text:p>1440.7</text:p>
          </table:table-cell>
          <table:table-cell office:value-type="float" office:value="4.7449" calcext:value-type="float">
            <text:p>4.7449</text:p>
          </table:table-cell>
          <table:table-cell office:value-type="float" office:value="4.6113" calcext:value-type="float">
            <text:p>4.6113</text:p>
          </table:table-cell>
          <table:table-cell office:value-type="float" office:value="4.72" calcext:value-type="float">
            <text:p>4.72</text:p>
          </table:table-cell>
          <table:table-cell office:value-type="float" office:value="4.6479" calcext:value-type="float">
            <text:p>4.6479</text:p>
          </table:table-cell>
          <table:table-cell table:number-columns-repeated="2" office:value-type="float" office:value="4.6113" calcext:value-type="float">
            <text:p>4.6113</text:p>
          </table:table-cell>
          <table:table-cell office:value-type="float" office:value="4.7449" calcext:value-type="float">
            <text:p>4.7449</text:p>
          </table:table-cell>
          <table:table-cell office:value-type="float" office:value="4.6113" calcext:value-type="float">
            <text:p>4.6113</text:p>
          </table:table-cell>
          <table:table-cell office:value-type="float" office:value="4.7875" calcext:value-type="float">
            <text:p>4.7875</text:p>
          </table:table-cell>
          <table:table-cell office:value-type="float" office:value="4.6912" calcext:value-type="float">
            <text:p>4.6912</text:p>
          </table:table-cell>
          <table:table-cell table:number-columns-repeated="2" office:value-type="float" office:value="4.6113" calcext:value-type="float">
            <text:p>4.6113</text:p>
          </table:table-cell>
        </table:table-row>
        <table:table-row table:style-name="ro1">
          <table:table-cell office:value-type="float" office:value="1450.7" calcext:value-type="float">
            <text:p>1450.7</text:p>
          </table:table-cell>
          <table:table-cell office:value-type="float" office:value="4.742" calcext:value-type="float">
            <text:p>4.742</text:p>
          </table:table-cell>
          <table:table-cell office:value-type="float" office:value="4.6067" calcext:value-type="float">
            <text:p>4.6067</text:p>
          </table:table-cell>
          <table:table-cell office:value-type="float" office:value="4.717" calcext:value-type="float">
            <text:p>4.717</text:p>
          </table:table-cell>
          <table:table-cell office:value-type="float" office:value="4.6444" calcext:value-type="float">
            <text:p>4.6444</text:p>
          </table:table-cell>
          <table:table-cell table:number-columns-repeated="2" office:value-type="float" office:value="4.6067" calcext:value-type="float">
            <text:p>4.6067</text:p>
          </table:table-cell>
          <table:table-cell office:value-type="float" office:value="4.742" calcext:value-type="float">
            <text:p>4.742</text:p>
          </table:table-cell>
          <table:table-cell office:value-type="float" office:value="4.6067" calcext:value-type="float">
            <text:p>4.6067</text:p>
          </table:table-cell>
          <table:table-cell office:value-type="float" office:value="4.7851" calcext:value-type="float">
            <text:p>4.7851</text:p>
          </table:table-cell>
          <table:table-cell office:value-type="float" office:value="4.6888" calcext:value-type="float">
            <text:p>4.6888</text:p>
          </table:table-cell>
          <table:table-cell table:number-columns-repeated="2" office:value-type="float" office:value="4.6067" calcext:value-type="float">
            <text:p>4.6067</text:p>
          </table:table-cell>
        </table:table-row>
        <table:table-row table:style-name="ro1">
          <table:table-cell office:value-type="float" office:value="1460.7" calcext:value-type="float">
            <text:p>1460.7</text:p>
          </table:table-cell>
          <table:table-cell office:value-type="float" office:value="4.739" calcext:value-type="float">
            <text:p>4.739</text:p>
          </table:table-cell>
          <table:table-cell office:value-type="float" office:value="4.6021" calcext:value-type="float">
            <text:p>4.6021</text:p>
          </table:table-cell>
          <table:table-cell office:value-type="float" office:value="4.714" calcext:value-type="float">
            <text:p>4.714</text:p>
          </table:table-cell>
          <table:table-cell office:value-type="float" office:value="4.6409" calcext:value-type="float">
            <text:p>4.6409</text:p>
          </table:table-cell>
          <table:table-cell table:number-columns-repeated="2" office:value-type="float" office:value="4.6021" calcext:value-type="float">
            <text:p>4.6021</text:p>
          </table:table-cell>
          <table:table-cell office:value-type="float" office:value="4.739" calcext:value-type="float">
            <text:p>4.739</text:p>
          </table:table-cell>
          <table:table-cell office:value-type="float" office:value="4.6021" calcext:value-type="float">
            <text:p>4.6021</text:p>
          </table:table-cell>
          <table:table-cell office:value-type="float" office:value="4.7826" calcext:value-type="float">
            <text:p>4.7826</text:p>
          </table:table-cell>
          <table:table-cell office:value-type="float" office:value="4.6863" calcext:value-type="float">
            <text:p>4.6863</text:p>
          </table:table-cell>
          <table:table-cell table:number-columns-repeated="2" office:value-type="float" office:value="4.6021" calcext:value-type="float">
            <text:p>4.6021</text:p>
          </table:table-cell>
        </table:table-row>
        <table:table-row table:style-name="ro1">
          <table:table-cell office:value-type="float" office:value="1470.7" calcext:value-type="float">
            <text:p>1470.7</text:p>
          </table:table-cell>
          <table:table-cell office:value-type="float" office:value="4.736" calcext:value-type="float">
            <text:p>4.736</text:p>
          </table:table-cell>
          <table:table-cell office:value-type="float" office:value="4.5974" calcext:value-type="float">
            <text:p>4.5974</text:p>
          </table:table-cell>
          <table:table-cell office:value-type="float" office:value="4.711" calcext:value-type="float">
            <text:p>4.711</text:p>
          </table:table-cell>
          <table:table-cell office:value-type="float" office:value="4.6374" calcext:value-type="float">
            <text:p>4.6374</text:p>
          </table:table-cell>
          <table:table-cell table:number-columns-repeated="2" office:value-type="float" office:value="4.5974" calcext:value-type="float">
            <text:p>4.5974</text:p>
          </table:table-cell>
          <table:table-cell office:value-type="float" office:value="4.736" calcext:value-type="float">
            <text:p>4.736</text:p>
          </table:table-cell>
          <table:table-cell office:value-type="float" office:value="4.5974" calcext:value-type="float">
            <text:p>4.5974</text:p>
          </table:table-cell>
          <table:table-cell office:value-type="float" office:value="4.7802" calcext:value-type="float">
            <text:p>4.7802</text:p>
          </table:table-cell>
          <table:table-cell office:value-type="float" office:value="4.6839" calcext:value-type="float">
            <text:p>4.6839</text:p>
          </table:table-cell>
          <table:table-cell table:number-columns-repeated="2" office:value-type="float" office:value="4.5974" calcext:value-type="float">
            <text:p>4.5974</text:p>
          </table:table-cell>
        </table:table-row>
        <table:table-row table:style-name="ro1">
          <table:table-cell office:value-type="float" office:value="1480.7" calcext:value-type="float">
            <text:p>1480.7</text:p>
          </table:table-cell>
          <table:table-cell office:value-type="float" office:value="4.733" calcext:value-type="float">
            <text:p>4.733</text:p>
          </table:table-cell>
          <table:table-cell office:value-type="float" office:value="4.5927" calcext:value-type="float">
            <text:p>4.5927</text:p>
          </table:table-cell>
          <table:table-cell office:value-type="float" office:value="4.708" calcext:value-type="float">
            <text:p>4.708</text:p>
          </table:table-cell>
          <table:table-cell office:value-type="float" office:value="4.6338" calcext:value-type="float">
            <text:p>4.6338</text:p>
          </table:table-cell>
          <table:table-cell table:number-columns-repeated="2" office:value-type="float" office:value="4.5927" calcext:value-type="float">
            <text:p>4.5927</text:p>
          </table:table-cell>
          <table:table-cell office:value-type="float" office:value="4.733" calcext:value-type="float">
            <text:p>4.733</text:p>
          </table:table-cell>
          <table:table-cell office:value-type="float" office:value="4.5927" calcext:value-type="float">
            <text:p>4.5927</text:p>
          </table:table-cell>
          <table:table-cell office:value-type="float" office:value="4.7777" calcext:value-type="float">
            <text:p>4.7777</text:p>
          </table:table-cell>
          <table:table-cell office:value-type="float" office:value="4.6815" calcext:value-type="float">
            <text:p>4.6815</text:p>
          </table:table-cell>
          <table:table-cell table:number-columns-repeated="2" office:value-type="float" office:value="4.5927" calcext:value-type="float">
            <text:p>4.5927</text:p>
          </table:table-cell>
        </table:table-row>
        <table:table-row table:style-name="ro1">
          <table:table-cell office:value-type="float" office:value="1490.7" calcext:value-type="float">
            <text:p>1490.7</text:p>
          </table:table-cell>
          <table:table-cell office:value-type="float" office:value="4.7299" calcext:value-type="float">
            <text:p>4.7299</text:p>
          </table:table-cell>
          <table:table-cell office:value-type="float" office:value="4.588" calcext:value-type="float">
            <text:p>4.588</text:p>
          </table:table-cell>
          <table:table-cell office:value-type="float" office:value="4.705" calcext:value-type="float">
            <text:p>4.705</text:p>
          </table:table-cell>
          <table:table-cell office:value-type="float" office:value="4.6303" calcext:value-type="float">
            <text:p>4.6303</text:p>
          </table:table-cell>
          <table:table-cell table:number-columns-repeated="2" office:value-type="float" office:value="4.588" calcext:value-type="float">
            <text:p>4.588</text:p>
          </table:table-cell>
          <table:table-cell office:value-type="float" office:value="4.7299" calcext:value-type="float">
            <text:p>4.7299</text:p>
          </table:table-cell>
          <table:table-cell office:value-type="float" office:value="4.588" calcext:value-type="float">
            <text:p>4.588</text:p>
          </table:table-cell>
          <table:table-cell office:value-type="float" office:value="4.7753" calcext:value-type="float">
            <text:p>4.7753</text:p>
          </table:table-cell>
          <table:table-cell office:value-type="float" office:value="4.6791" calcext:value-type="float">
            <text:p>4.6791</text:p>
          </table:table-cell>
          <table:table-cell table:number-columns-repeated="2" office:value-type="float" office:value="4.588" calcext:value-type="float">
            <text:p>4.588</text:p>
          </table:table-cell>
        </table:table-row>
        <table:table-row table:style-name="ro1">
          <table:table-cell office:value-type="float" office:value="1500.7" calcext:value-type="float">
            <text:p>1500.7</text:p>
          </table:table-cell>
          <table:table-cell office:value-type="float" office:value="4.7269" calcext:value-type="float">
            <text:p>4.7269</text:p>
          </table:table-cell>
          <table:table-cell office:value-type="float" office:value="4.5833" calcext:value-type="float">
            <text:p>4.5833</text:p>
          </table:table-cell>
          <table:table-cell office:value-type="float" office:value="4.7019" calcext:value-type="float">
            <text:p>4.7019</text:p>
          </table:table-cell>
          <table:table-cell office:value-type="float" office:value="4.6268" calcext:value-type="float">
            <text:p>4.6268</text:p>
          </table:table-cell>
          <table:table-cell table:number-columns-repeated="2" office:value-type="float" office:value="4.5833" calcext:value-type="float">
            <text:p>4.5833</text:p>
          </table:table-cell>
          <table:table-cell office:value-type="float" office:value="4.7269" calcext:value-type="float">
            <text:p>4.7269</text:p>
          </table:table-cell>
          <table:table-cell office:value-type="float" office:value="4.5833" calcext:value-type="float">
            <text:p>4.5833</text:p>
          </table:table-cell>
          <table:table-cell office:value-type="float" office:value="4.7728" calcext:value-type="float">
            <text:p>4.7728</text:p>
          </table:table-cell>
          <table:table-cell office:value-type="float" office:value="4.6766" calcext:value-type="float">
            <text:p>4.6766</text:p>
          </table:table-cell>
          <table:table-cell table:number-columns-repeated="2" office:value-type="float" office:value="4.5833" calcext:value-type="float">
            <text:p>4.5833</text:p>
          </table:table-cell>
        </table:table-row>
        <table:table-row table:style-name="ro1">
          <table:table-cell office:value-type="float" office:value="1510.7" calcext:value-type="float">
            <text:p>1510.7</text:p>
          </table:table-cell>
          <table:table-cell office:value-type="float" office:value="4.7238" calcext:value-type="float">
            <text:p>4.7238</text:p>
          </table:table-cell>
          <table:table-cell office:value-type="float" office:value="4.5785" calcext:value-type="float">
            <text:p>4.5785</text:p>
          </table:table-cell>
          <table:table-cell office:value-type="float" office:value="4.6989" calcext:value-type="float">
            <text:p>4.6989</text:p>
          </table:table-cell>
          <table:table-cell office:value-type="float" office:value="4.6232" calcext:value-type="float">
            <text:p>4.6232</text:p>
          </table:table-cell>
          <table:table-cell table:number-columns-repeated="2" office:value-type="float" office:value="4.5785" calcext:value-type="float">
            <text:p>4.5785</text:p>
          </table:table-cell>
          <table:table-cell office:value-type="float" office:value="4.7238" calcext:value-type="float">
            <text:p>4.7238</text:p>
          </table:table-cell>
          <table:table-cell office:value-type="float" office:value="4.5785" calcext:value-type="float">
            <text:p>4.5785</text:p>
          </table:table-cell>
          <table:table-cell office:value-type="float" office:value="4.7703" calcext:value-type="float">
            <text:p>4.7703</text:p>
          </table:table-cell>
          <table:table-cell office:value-type="float" office:value="4.6742" calcext:value-type="float">
            <text:p>4.6742</text:p>
          </table:table-cell>
          <table:table-cell table:number-columns-repeated="2" office:value-type="float" office:value="4.5785" calcext:value-type="float">
            <text:p>4.5785</text:p>
          </table:table-cell>
        </table:table-row>
        <table:table-row table:style-name="ro1">
          <table:table-cell office:value-type="float" office:value="1520.7" calcext:value-type="float">
            <text:p>1520.7</text:p>
          </table:table-cell>
          <table:table-cell office:value-type="float" office:value="4.7208" calcext:value-type="float">
            <text:p>4.7208</text:p>
          </table:table-cell>
          <table:table-cell office:value-type="float" office:value="4.5737" calcext:value-type="float">
            <text:p>4.5737</text:p>
          </table:table-cell>
          <table:table-cell office:value-type="float" office:value="4.6959" calcext:value-type="float">
            <text:p>4.6959</text:p>
          </table:table-cell>
          <table:table-cell office:value-type="float" office:value="4.6196" calcext:value-type="float">
            <text:p>4.6196</text:p>
          </table:table-cell>
          <table:table-cell table:number-columns-repeated="2" office:value-type="float" office:value="4.5737" calcext:value-type="float">
            <text:p>4.5737</text:p>
          </table:table-cell>
          <table:table-cell office:value-type="float" office:value="4.7208" calcext:value-type="float">
            <text:p>4.7208</text:p>
          </table:table-cell>
          <table:table-cell office:value-type="float" office:value="4.5737" calcext:value-type="float">
            <text:p>4.5737</text:p>
          </table:table-cell>
          <table:table-cell office:value-type="float" office:value="4.7679" calcext:value-type="float">
            <text:p>4.7679</text:p>
          </table:table-cell>
          <table:table-cell office:value-type="float" office:value="4.6717" calcext:value-type="float">
            <text:p>4.6717</text:p>
          </table:table-cell>
          <table:table-cell table:number-columns-repeated="2" office:value-type="float" office:value="4.5737" calcext:value-type="float">
            <text:p>4.5737</text:p>
          </table:table-cell>
        </table:table-row>
        <table:table-row table:style-name="ro1">
          <table:table-cell office:value-type="float" office:value="1530.7" calcext:value-type="float">
            <text:p>1530.7</text:p>
          </table:table-cell>
          <table:table-cell office:value-type="float" office:value="4.7177" calcext:value-type="float">
            <text:p>4.7177</text:p>
          </table:table-cell>
          <table:table-cell office:value-type="float" office:value="4.5689" calcext:value-type="float">
            <text:p>4.5689</text:p>
          </table:table-cell>
          <table:table-cell office:value-type="float" office:value="4.6928" calcext:value-type="float">
            <text:p>4.6928</text:p>
          </table:table-cell>
          <table:table-cell office:value-type="float" office:value="4.616" calcext:value-type="float">
            <text:p>4.616</text:p>
          </table:table-cell>
          <table:table-cell table:number-columns-repeated="2" office:value-type="float" office:value="4.5689" calcext:value-type="float">
            <text:p>4.5689</text:p>
          </table:table-cell>
          <table:table-cell office:value-type="float" office:value="4.7177" calcext:value-type="float">
            <text:p>4.7177</text:p>
          </table:table-cell>
          <table:table-cell office:value-type="float" office:value="4.5689" calcext:value-type="float">
            <text:p>4.5689</text:p>
          </table:table-cell>
          <table:table-cell office:value-type="float" office:value="4.7654" calcext:value-type="float">
            <text:p>4.7654</text:p>
          </table:table-cell>
          <table:table-cell office:value-type="float" office:value="4.6693" calcext:value-type="float">
            <text:p>4.6693</text:p>
          </table:table-cell>
          <table:table-cell table:number-columns-repeated="2" office:value-type="float" office:value="4.5689" calcext:value-type="float">
            <text:p>4.5689</text:p>
          </table:table-cell>
        </table:table-row>
        <table:table-row table:style-name="ro1">
          <table:table-cell office:value-type="float" office:value="1540.7" calcext:value-type="float">
            <text:p>1540.7</text:p>
          </table:table-cell>
          <table:table-cell office:value-type="float" office:value="4.7146" calcext:value-type="float">
            <text:p>4.7146</text:p>
          </table:table-cell>
          <table:table-cell office:value-type="float" office:value="4.564" calcext:value-type="float">
            <text:p>4.564</text:p>
          </table:table-cell>
          <table:table-cell office:value-type="float" office:value="4.6898" calcext:value-type="float">
            <text:p>4.6898</text:p>
          </table:table-cell>
          <table:table-cell office:value-type="float" office:value="4.6124" calcext:value-type="float">
            <text:p>4.6124</text:p>
          </table:table-cell>
          <table:table-cell table:number-columns-repeated="2" office:value-type="float" office:value="4.564" calcext:value-type="float">
            <text:p>4.564</text:p>
          </table:table-cell>
          <table:table-cell office:value-type="float" office:value="4.7146" calcext:value-type="float">
            <text:p>4.7146</text:p>
          </table:table-cell>
          <table:table-cell office:value-type="float" office:value="4.564" calcext:value-type="float">
            <text:p>4.564</text:p>
          </table:table-cell>
          <table:table-cell office:value-type="float" office:value="4.7629" calcext:value-type="float">
            <text:p>4.7629</text:p>
          </table:table-cell>
          <table:table-cell office:value-type="float" office:value="4.6668" calcext:value-type="float">
            <text:p>4.6668</text:p>
          </table:table-cell>
          <table:table-cell table:number-columns-repeated="2" office:value-type="float" office:value="4.564" calcext:value-type="float">
            <text:p>4.564</text:p>
          </table:table-cell>
        </table:table-row>
        <table:table-row table:style-name="ro1">
          <table:table-cell office:value-type="float" office:value="1550.7" calcext:value-type="float">
            <text:p>1550.7</text:p>
          </table:table-cell>
          <table:table-cell office:value-type="float" office:value="4.7115" calcext:value-type="float">
            <text:p>4.7115</text:p>
          </table:table-cell>
          <table:table-cell office:value-type="float" office:value="4.5591" calcext:value-type="float">
            <text:p>4.5591</text:p>
          </table:table-cell>
          <table:table-cell office:value-type="float" office:value="4.6867" calcext:value-type="float">
            <text:p>4.6867</text:p>
          </table:table-cell>
          <table:table-cell office:value-type="float" office:value="4.6088" calcext:value-type="float">
            <text:p>4.6088</text:p>
          </table:table-cell>
          <table:table-cell table:number-columns-repeated="2" office:value-type="float" office:value="4.5591" calcext:value-type="float">
            <text:p>4.5591</text:p>
          </table:table-cell>
          <table:table-cell office:value-type="float" office:value="4.7115" calcext:value-type="float">
            <text:p>4.7115</text:p>
          </table:table-cell>
          <table:table-cell office:value-type="float" office:value="4.5591" calcext:value-type="float">
            <text:p>4.5591</text:p>
          </table:table-cell>
          <table:table-cell office:value-type="float" office:value="4.7604" calcext:value-type="float">
            <text:p>4.7604</text:p>
          </table:table-cell>
          <table:table-cell office:value-type="float" office:value="4.6643" calcext:value-type="float">
            <text:p>4.6643</text:p>
          </table:table-cell>
          <table:table-cell table:number-columns-repeated="2" office:value-type="float" office:value="4.5591" calcext:value-type="float">
            <text:p>4.5591</text:p>
          </table:table-cell>
        </table:table-row>
        <table:table-row table:style-name="ro1">
          <table:table-cell office:value-type="float" office:value="1560.7" calcext:value-type="float">
            <text:p>1560.7</text:p>
          </table:table-cell>
          <table:table-cell office:value-type="float" office:value="4.7083" calcext:value-type="float">
            <text:p>4.7083</text:p>
          </table:table-cell>
          <table:table-cell office:value-type="float" office:value="4.5542" calcext:value-type="float">
            <text:p>4.5542</text:p>
          </table:table-cell>
          <table:table-cell office:value-type="float" office:value="4.6836" calcext:value-type="float">
            <text:p>4.6836</text:p>
          </table:table-cell>
          <table:table-cell office:value-type="float" office:value="4.6052" calcext:value-type="float">
            <text:p>4.6052</text:p>
          </table:table-cell>
          <table:table-cell table:number-columns-repeated="2" office:value-type="float" office:value="4.5542" calcext:value-type="float">
            <text:p>4.5542</text:p>
          </table:table-cell>
          <table:table-cell office:value-type="float" office:value="4.7083" calcext:value-type="float">
            <text:p>4.7083</text:p>
          </table:table-cell>
          <table:table-cell office:value-type="float" office:value="4.5542" calcext:value-type="float">
            <text:p>4.5542</text:p>
          </table:table-cell>
          <table:table-cell office:value-type="float" office:value="4.7579" calcext:value-type="float">
            <text:p>4.7579</text:p>
          </table:table-cell>
          <table:table-cell office:value-type="float" office:value="4.6618" calcext:value-type="float">
            <text:p>4.6618</text:p>
          </table:table-cell>
          <table:table-cell table:number-columns-repeated="2" office:value-type="float" office:value="4.5542" calcext:value-type="float">
            <text:p>4.5542</text:p>
          </table:table-cell>
        </table:table-row>
        <table:table-row table:style-name="ro1">
          <table:table-cell office:value-type="float" office:value="1570.7" calcext:value-type="float">
            <text:p>1570.7</text:p>
          </table:table-cell>
          <table:table-cell office:value-type="float" office:value="4.7052" calcext:value-type="float">
            <text:p>4.7052</text:p>
          </table:table-cell>
          <table:table-cell office:value-type="float" office:value="4.5492" calcext:value-type="float">
            <text:p>4.5492</text:p>
          </table:table-cell>
          <table:table-cell office:value-type="float" office:value="4.6806" calcext:value-type="float">
            <text:p>4.6806</text:p>
          </table:table-cell>
          <table:table-cell office:value-type="float" office:value="4.6016" calcext:value-type="float">
            <text:p>4.6016</text:p>
          </table:table-cell>
          <table:table-cell table:number-columns-repeated="2" office:value-type="float" office:value="4.5492" calcext:value-type="float">
            <text:p>4.5492</text:p>
          </table:table-cell>
          <table:table-cell office:value-type="float" office:value="4.7052" calcext:value-type="float">
            <text:p>4.7052</text:p>
          </table:table-cell>
          <table:table-cell office:value-type="float" office:value="4.5492" calcext:value-type="float">
            <text:p>4.5492</text:p>
          </table:table-cell>
          <table:table-cell office:value-type="float" office:value="4.7553" calcext:value-type="float">
            <text:p>4.7553</text:p>
          </table:table-cell>
          <table:table-cell office:value-type="float" office:value="4.6594" calcext:value-type="float">
            <text:p>4.6594</text:p>
          </table:table-cell>
          <table:table-cell table:number-columns-repeated="2" office:value-type="float" office:value="4.5492" calcext:value-type="float">
            <text:p>4.5492</text:p>
          </table:table-cell>
        </table:table-row>
        <table:table-row table:style-name="ro1">
          <table:table-cell office:value-type="float" office:value="1580.7" calcext:value-type="float">
            <text:p>1580.7</text:p>
          </table:table-cell>
          <table:table-cell office:value-type="float" office:value="4.7021" calcext:value-type="float">
            <text:p>4.7021</text:p>
          </table:table-cell>
          <table:table-cell office:value-type="float" office:value="4.5443" calcext:value-type="float">
            <text:p>4.5443</text:p>
          </table:table-cell>
          <table:table-cell office:value-type="float" office:value="4.6775" calcext:value-type="float">
            <text:p>4.6775</text:p>
          </table:table-cell>
          <table:table-cell office:value-type="float" office:value="4.5979" calcext:value-type="float">
            <text:p>4.5979</text:p>
          </table:table-cell>
          <table:table-cell table:number-columns-repeated="2" office:value-type="float" office:value="4.5443" calcext:value-type="float">
            <text:p>4.5443</text:p>
          </table:table-cell>
          <table:table-cell office:value-type="float" office:value="4.7021" calcext:value-type="float">
            <text:p>4.7021</text:p>
          </table:table-cell>
          <table:table-cell office:value-type="float" office:value="4.5443" calcext:value-type="float">
            <text:p>4.5443</text:p>
          </table:table-cell>
          <table:table-cell office:value-type="float" office:value="4.7528" calcext:value-type="float">
            <text:p>4.7528</text:p>
          </table:table-cell>
          <table:table-cell office:value-type="float" office:value="4.6569" calcext:value-type="float">
            <text:p>4.6569</text:p>
          </table:table-cell>
          <table:table-cell table:number-columns-repeated="2" office:value-type="float" office:value="4.5443" calcext:value-type="float">
            <text:p>4.5443</text:p>
          </table:table-cell>
        </table:table-row>
        <table:table-row table:style-name="ro1">
          <table:table-cell office:value-type="float" office:value="1590.7" calcext:value-type="float">
            <text:p>1590.7</text:p>
          </table:table-cell>
          <table:table-cell office:value-type="float" office:value="4.6989" calcext:value-type="float">
            <text:p>4.6989</text:p>
          </table:table-cell>
          <table:table-cell office:value-type="float" office:value="4.5392" calcext:value-type="float">
            <text:p>4.5392</text:p>
          </table:table-cell>
          <table:table-cell office:value-type="float" office:value="4.6744" calcext:value-type="float">
            <text:p>4.6744</text:p>
          </table:table-cell>
          <table:table-cell office:value-type="float" office:value="4.5943" calcext:value-type="float">
            <text:p>4.5943</text:p>
          </table:table-cell>
          <table:table-cell table:number-columns-repeated="2" office:value-type="float" office:value="4.5392" calcext:value-type="float">
            <text:p>4.5392</text:p>
          </table:table-cell>
          <table:table-cell office:value-type="float" office:value="4.6989" calcext:value-type="float">
            <text:p>4.6989</text:p>
          </table:table-cell>
          <table:table-cell office:value-type="float" office:value="4.5392" calcext:value-type="float">
            <text:p>4.5392</text:p>
          </table:table-cell>
          <table:table-cell office:value-type="float" office:value="4.7503" calcext:value-type="float">
            <text:p>4.7503</text:p>
          </table:table-cell>
          <table:table-cell office:value-type="float" office:value="4.6543" calcext:value-type="float">
            <text:p>4.6543</text:p>
          </table:table-cell>
          <table:table-cell table:number-columns-repeated="2" office:value-type="float" office:value="4.5392" calcext:value-type="float">
            <text:p>4.5392</text:p>
          </table:table-cell>
        </table:table-row>
        <table:table-row table:style-name="ro1">
          <table:table-cell office:value-type="float" office:value="1600.7" calcext:value-type="float">
            <text:p>1600.7</text:p>
          </table:table-cell>
          <table:table-cell office:value-type="float" office:value="4.6957" calcext:value-type="float">
            <text:p>4.6957</text:p>
          </table:table-cell>
          <table:table-cell office:value-type="float" office:value="4.5342" calcext:value-type="float">
            <text:p>4.5342</text:p>
          </table:table-cell>
          <table:table-cell office:value-type="float" office:value="4.6713" calcext:value-type="float">
            <text:p>4.6713</text:p>
          </table:table-cell>
          <table:table-cell office:value-type="float" office:value="4.5906" calcext:value-type="float">
            <text:p>4.5906</text:p>
          </table:table-cell>
          <table:table-cell table:number-columns-repeated="2" office:value-type="float" office:value="4.5342" calcext:value-type="float">
            <text:p>4.5342</text:p>
          </table:table-cell>
          <table:table-cell office:value-type="float" office:value="4.6957" calcext:value-type="float">
            <text:p>4.6957</text:p>
          </table:table-cell>
          <table:table-cell office:value-type="float" office:value="4.5342" calcext:value-type="float">
            <text:p>4.5342</text:p>
          </table:table-cell>
          <table:table-cell office:value-type="float" office:value="4.7477" calcext:value-type="float">
            <text:p>4.7477</text:p>
          </table:table-cell>
          <table:table-cell office:value-type="float" office:value="4.6518" calcext:value-type="float">
            <text:p>4.6518</text:p>
          </table:table-cell>
          <table:table-cell table:number-columns-repeated="2" office:value-type="float" office:value="4.5342" calcext:value-type="float">
            <text:p>4.5342</text:p>
          </table:table-cell>
        </table:table-row>
        <table:table-row table:style-name="ro1">
          <table:table-cell office:value-type="float" office:value="1610.7" calcext:value-type="float">
            <text:p>1610.7</text:p>
          </table:table-cell>
          <table:table-cell office:value-type="float" office:value="4.6925" calcext:value-type="float">
            <text:p>4.6925</text:p>
          </table:table-cell>
          <table:table-cell office:value-type="float" office:value="4.5291" calcext:value-type="float">
            <text:p>4.5291</text:p>
          </table:table-cell>
          <table:table-cell office:value-type="float" office:value="4.6682" calcext:value-type="float">
            <text:p>4.6682</text:p>
          </table:table-cell>
          <table:table-cell office:value-type="float" office:value="4.5869" calcext:value-type="float">
            <text:p>4.5869</text:p>
          </table:table-cell>
          <table:table-cell table:number-columns-repeated="2" office:value-type="float" office:value="4.5291" calcext:value-type="float">
            <text:p>4.5291</text:p>
          </table:table-cell>
          <table:table-cell office:value-type="float" office:value="4.6925" calcext:value-type="float">
            <text:p>4.6925</text:p>
          </table:table-cell>
          <table:table-cell office:value-type="float" office:value="4.5291" calcext:value-type="float">
            <text:p>4.5291</text:p>
          </table:table-cell>
          <table:table-cell office:value-type="float" office:value="4.7452" calcext:value-type="float">
            <text:p>4.7452</text:p>
          </table:table-cell>
          <table:table-cell office:value-type="float" office:value="4.6493" calcext:value-type="float">
            <text:p>4.6493</text:p>
          </table:table-cell>
          <table:table-cell table:number-columns-repeated="2" office:value-type="float" office:value="4.5291" calcext:value-type="float">
            <text:p>4.5291</text:p>
          </table:table-cell>
        </table:table-row>
        <table:table-row table:style-name="ro1">
          <table:table-cell office:value-type="float" office:value="1620.7" calcext:value-type="float">
            <text:p>1620.7</text:p>
          </table:table-cell>
          <table:table-cell office:value-type="float" office:value="4.6893" calcext:value-type="float">
            <text:p>4.6893</text:p>
          </table:table-cell>
          <table:table-cell office:value-type="float" office:value="4.524" calcext:value-type="float">
            <text:p>4.524</text:p>
          </table:table-cell>
          <table:table-cell office:value-type="float" office:value="4.6651" calcext:value-type="float">
            <text:p>4.6651</text:p>
          </table:table-cell>
          <table:table-cell office:value-type="float" office:value="4.5832" calcext:value-type="float">
            <text:p>4.5832</text:p>
          </table:table-cell>
          <table:table-cell table:number-columns-repeated="2" office:value-type="float" office:value="4.524" calcext:value-type="float">
            <text:p>4.524</text:p>
          </table:table-cell>
          <table:table-cell office:value-type="float" office:value="4.6893" calcext:value-type="float">
            <text:p>4.6893</text:p>
          </table:table-cell>
          <table:table-cell office:value-type="float" office:value="4.524" calcext:value-type="float">
            <text:p>4.524</text:p>
          </table:table-cell>
          <table:table-cell office:value-type="float" office:value="4.7426" calcext:value-type="float">
            <text:p>4.7426</text:p>
          </table:table-cell>
          <table:table-cell office:value-type="float" office:value="4.6468" calcext:value-type="float">
            <text:p>4.6468</text:p>
          </table:table-cell>
          <table:table-cell table:number-columns-repeated="2" office:value-type="float" office:value="4.524" calcext:value-type="float">
            <text:p>4.524</text:p>
          </table:table-cell>
        </table:table-row>
        <table:table-row table:style-name="ro1">
          <table:table-cell office:value-type="float" office:value="1630.7" calcext:value-type="float">
            <text:p>1630.7</text:p>
          </table:table-cell>
          <table:table-cell office:value-type="float" office:value="4.6861" calcext:value-type="float">
            <text:p>4.6861</text:p>
          </table:table-cell>
          <table:table-cell office:value-type="float" office:value="4.5188" calcext:value-type="float">
            <text:p>4.5188</text:p>
          </table:table-cell>
          <table:table-cell office:value-type="float" office:value="4.6619" calcext:value-type="float">
            <text:p>4.6619</text:p>
          </table:table-cell>
          <table:table-cell office:value-type="float" office:value="4.5795" calcext:value-type="float">
            <text:p>4.5795</text:p>
          </table:table-cell>
          <table:table-cell table:number-columns-repeated="2" office:value-type="float" office:value="4.5188" calcext:value-type="float">
            <text:p>4.5188</text:p>
          </table:table-cell>
          <table:table-cell office:value-type="float" office:value="4.6861" calcext:value-type="float">
            <text:p>4.6861</text:p>
          </table:table-cell>
          <table:table-cell office:value-type="float" office:value="4.5188" calcext:value-type="float">
            <text:p>4.5188</text:p>
          </table:table-cell>
          <table:table-cell office:value-type="float" office:value="4.74" calcext:value-type="float">
            <text:p>4.74</text:p>
          </table:table-cell>
          <table:table-cell office:value-type="float" office:value="4.6442" calcext:value-type="float">
            <text:p>4.6442</text:p>
          </table:table-cell>
          <table:table-cell table:number-columns-repeated="2" office:value-type="float" office:value="4.5188" calcext:value-type="float">
            <text:p>4.5188</text:p>
          </table:table-cell>
        </table:table-row>
        <table:table-row table:style-name="ro1">
          <table:table-cell office:value-type="float" office:value="1640.7" calcext:value-type="float">
            <text:p>1640.7</text:p>
          </table:table-cell>
          <table:table-cell office:value-type="float" office:value="4.6829" calcext:value-type="float">
            <text:p>4.6829</text:p>
          </table:table-cell>
          <table:table-cell office:value-type="float" office:value="4.5136" calcext:value-type="float">
            <text:p>4.5136</text:p>
          </table:table-cell>
          <table:table-cell office:value-type="float" office:value="4.6588" calcext:value-type="float">
            <text:p>4.6588</text:p>
          </table:table-cell>
          <table:table-cell office:value-type="float" office:value="4.5758" calcext:value-type="float">
            <text:p>4.5758</text:p>
          </table:table-cell>
          <table:table-cell table:number-columns-repeated="2" office:value-type="float" office:value="4.5136" calcext:value-type="float">
            <text:p>4.5136</text:p>
          </table:table-cell>
          <table:table-cell office:value-type="float" office:value="4.6829" calcext:value-type="float">
            <text:p>4.6829</text:p>
          </table:table-cell>
          <table:table-cell office:value-type="float" office:value="4.5136" calcext:value-type="float">
            <text:p>4.5136</text:p>
          </table:table-cell>
          <table:table-cell office:value-type="float" office:value="4.7375" calcext:value-type="float">
            <text:p>4.7375</text:p>
          </table:table-cell>
          <table:table-cell office:value-type="float" office:value="4.6417" calcext:value-type="float">
            <text:p>4.6417</text:p>
          </table:table-cell>
          <table:table-cell table:number-columns-repeated="2" office:value-type="float" office:value="4.5136" calcext:value-type="float">
            <text:p>4.5136</text:p>
          </table:table-cell>
        </table:table-row>
        <table:table-row table:style-name="ro1">
          <table:table-cell office:value-type="float" office:value="1650.7" calcext:value-type="float">
            <text:p>1650.7</text:p>
          </table:table-cell>
          <table:table-cell office:value-type="float" office:value="4.6796" calcext:value-type="float">
            <text:p>4.6796</text:p>
          </table:table-cell>
          <table:table-cell office:value-type="float" office:value="4.5084" calcext:value-type="float">
            <text:p>4.5084</text:p>
          </table:table-cell>
          <table:table-cell office:value-type="float" office:value="4.6557" calcext:value-type="float">
            <text:p>4.6557</text:p>
          </table:table-cell>
          <table:table-cell office:value-type="float" office:value="4.572" calcext:value-type="float">
            <text:p>4.572</text:p>
          </table:table-cell>
          <table:table-cell table:number-columns-repeated="2" office:value-type="float" office:value="4.5084" calcext:value-type="float">
            <text:p>4.5084</text:p>
          </table:table-cell>
          <table:table-cell office:value-type="float" office:value="4.6796" calcext:value-type="float">
            <text:p>4.6796</text:p>
          </table:table-cell>
          <table:table-cell office:value-type="float" office:value="4.5084" calcext:value-type="float">
            <text:p>4.5084</text:p>
          </table:table-cell>
          <table:table-cell office:value-type="float" office:value="4.7349" calcext:value-type="float">
            <text:p>4.7349</text:p>
          </table:table-cell>
          <table:table-cell office:value-type="float" office:value="4.6391" calcext:value-type="float">
            <text:p>4.6391</text:p>
          </table:table-cell>
          <table:table-cell table:number-columns-repeated="2" office:value-type="float" office:value="4.5084" calcext:value-type="float">
            <text:p>4.5084</text:p>
          </table:table-cell>
        </table:table-row>
        <table:table-row table:style-name="ro1">
          <table:table-cell office:value-type="float" office:value="1660.7" calcext:value-type="float">
            <text:p>1660.7</text:p>
          </table:table-cell>
          <table:table-cell office:value-type="float" office:value="4.6763" calcext:value-type="float">
            <text:p>4.6763</text:p>
          </table:table-cell>
          <table:table-cell office:value-type="float" office:value="4.5031" calcext:value-type="float">
            <text:p>4.5031</text:p>
          </table:table-cell>
          <table:table-cell office:value-type="float" office:value="4.6525" calcext:value-type="float">
            <text:p>4.6525</text:p>
          </table:table-cell>
          <table:table-cell office:value-type="float" office:value="4.5683" calcext:value-type="float">
            <text:p>4.5683</text:p>
          </table:table-cell>
          <table:table-cell table:number-columns-repeated="2" office:value-type="float" office:value="4.5031" calcext:value-type="float">
            <text:p>4.5031</text:p>
          </table:table-cell>
          <table:table-cell office:value-type="float" office:value="4.6763" calcext:value-type="float">
            <text:p>4.6763</text:p>
          </table:table-cell>
          <table:table-cell office:value-type="float" office:value="4.5031" calcext:value-type="float">
            <text:p>4.5031</text:p>
          </table:table-cell>
          <table:table-cell office:value-type="float" office:value="4.7323" calcext:value-type="float">
            <text:p>4.7323</text:p>
          </table:table-cell>
          <table:table-cell office:value-type="float" office:value="4.6366" calcext:value-type="float">
            <text:p>4.6366</text:p>
          </table:table-cell>
          <table:table-cell table:number-columns-repeated="2" office:value-type="float" office:value="4.5031" calcext:value-type="float">
            <text:p>4.5031</text:p>
          </table:table-cell>
        </table:table-row>
        <table:table-row table:style-name="ro1">
          <table:table-cell office:value-type="float" office:value="1670.7" calcext:value-type="float">
            <text:p>1670.7</text:p>
          </table:table-cell>
          <table:table-cell office:value-type="float" office:value="4.6731" calcext:value-type="float">
            <text:p>4.6731</text:p>
          </table:table-cell>
          <table:table-cell office:value-type="float" office:value="4.4978" calcext:value-type="float">
            <text:p>4.4978</text:p>
          </table:table-cell>
          <table:table-cell office:value-type="float" office:value="4.6494" calcext:value-type="float">
            <text:p>4.6494</text:p>
          </table:table-cell>
          <table:table-cell office:value-type="float" office:value="4.5645" calcext:value-type="float">
            <text:p>4.5645</text:p>
          </table:table-cell>
          <table:table-cell table:number-columns-repeated="2" office:value-type="float" office:value="4.4978" calcext:value-type="float">
            <text:p>4.4978</text:p>
          </table:table-cell>
          <table:table-cell office:value-type="float" office:value="4.6731" calcext:value-type="float">
            <text:p>4.6731</text:p>
          </table:table-cell>
          <table:table-cell office:value-type="float" office:value="4.4978" calcext:value-type="float">
            <text:p>4.4978</text:p>
          </table:table-cell>
          <table:table-cell office:value-type="float" office:value="4.7297" calcext:value-type="float">
            <text:p>4.7297</text:p>
          </table:table-cell>
          <table:table-cell office:value-type="float" office:value="4.634" calcext:value-type="float">
            <text:p>4.634</text:p>
          </table:table-cell>
          <table:table-cell table:number-columns-repeated="2" office:value-type="float" office:value="4.4978" calcext:value-type="float">
            <text:p>4.4978</text:p>
          </table:table-cell>
        </table:table-row>
        <table:table-row table:style-name="ro1">
          <table:table-cell office:value-type="float" office:value="1680.7" calcext:value-type="float">
            <text:p>1680.7</text:p>
          </table:table-cell>
          <table:table-cell office:value-type="float" office:value="4.6698" calcext:value-type="float">
            <text:p>4.6698</text:p>
          </table:table-cell>
          <table:table-cell office:value-type="float" office:value="4.4925" calcext:value-type="float">
            <text:p>4.4925</text:p>
          </table:table-cell>
          <table:table-cell office:value-type="float" office:value="4.6462" calcext:value-type="float">
            <text:p>4.6462</text:p>
          </table:table-cell>
          <table:table-cell office:value-type="float" office:value="4.5607" calcext:value-type="float">
            <text:p>4.5607</text:p>
          </table:table-cell>
          <table:table-cell table:number-columns-repeated="2" office:value-type="float" office:value="4.4925" calcext:value-type="float">
            <text:p>4.4925</text:p>
          </table:table-cell>
          <table:table-cell office:value-type="float" office:value="4.6698" calcext:value-type="float">
            <text:p>4.6698</text:p>
          </table:table-cell>
          <table:table-cell office:value-type="float" office:value="4.4925" calcext:value-type="float">
            <text:p>4.4925</text:p>
          </table:table-cell>
          <table:table-cell office:value-type="float" office:value="4.7271" calcext:value-type="float">
            <text:p>4.7271</text:p>
          </table:table-cell>
          <table:table-cell office:value-type="float" office:value="4.6314" calcext:value-type="float">
            <text:p>4.6314</text:p>
          </table:table-cell>
          <table:table-cell table:number-columns-repeated="2" office:value-type="float" office:value="4.4925" calcext:value-type="float">
            <text:p>4.4925</text:p>
          </table:table-cell>
        </table:table-row>
        <table:table-row table:style-name="ro1">
          <table:table-cell office:value-type="float" office:value="1690.7" calcext:value-type="float">
            <text:p>1690.7</text:p>
          </table:table-cell>
          <table:table-cell office:value-type="float" office:value="4.6665" calcext:value-type="float">
            <text:p>4.6665</text:p>
          </table:table-cell>
          <table:table-cell office:value-type="float" office:value="4.4871" calcext:value-type="float">
            <text:p>4.4871</text:p>
          </table:table-cell>
          <table:table-cell office:value-type="float" office:value="4.643" calcext:value-type="float">
            <text:p>4.643</text:p>
          </table:table-cell>
          <table:table-cell office:value-type="float" office:value="4.5569" calcext:value-type="float">
            <text:p>4.5569</text:p>
          </table:table-cell>
          <table:table-cell table:number-columns-repeated="2" office:value-type="float" office:value="4.4871" calcext:value-type="float">
            <text:p>4.4871</text:p>
          </table:table-cell>
          <table:table-cell office:value-type="float" office:value="4.6665" calcext:value-type="float">
            <text:p>4.6665</text:p>
          </table:table-cell>
          <table:table-cell office:value-type="float" office:value="4.4871" calcext:value-type="float">
            <text:p>4.4871</text:p>
          </table:table-cell>
          <table:table-cell office:value-type="float" office:value="4.7245" calcext:value-type="float">
            <text:p>4.7245</text:p>
          </table:table-cell>
          <table:table-cell office:value-type="float" office:value="4.6288" calcext:value-type="float">
            <text:p>4.6288</text:p>
          </table:table-cell>
          <table:table-cell table:number-columns-repeated="2" office:value-type="float" office:value="4.4871" calcext:value-type="float">
            <text:p>4.4871</text:p>
          </table:table-cell>
        </table:table-row>
        <table:table-row table:style-name="ro1">
          <table:table-cell office:value-type="float" office:value="1700.7" calcext:value-type="float">
            <text:p>1700.7</text:p>
          </table:table-cell>
          <table:table-cell office:value-type="float" office:value="4.6631" calcext:value-type="float">
            <text:p>4.6631</text:p>
          </table:table-cell>
          <table:table-cell office:value-type="float" office:value="4.4817" calcext:value-type="float">
            <text:p>4.4817</text:p>
          </table:table-cell>
          <table:table-cell office:value-type="float" office:value="4.6399" calcext:value-type="float">
            <text:p>4.6399</text:p>
          </table:table-cell>
          <table:table-cell office:value-type="float" office:value="4.5531" calcext:value-type="float">
            <text:p>4.5531</text:p>
          </table:table-cell>
          <table:table-cell table:number-columns-repeated="2" office:value-type="float" office:value="4.4817" calcext:value-type="float">
            <text:p>4.4817</text:p>
          </table:table-cell>
          <table:table-cell office:value-type="float" office:value="4.6631" calcext:value-type="float">
            <text:p>4.6631</text:p>
          </table:table-cell>
          <table:table-cell office:value-type="float" office:value="4.4817" calcext:value-type="float">
            <text:p>4.4817</text:p>
          </table:table-cell>
          <table:table-cell office:value-type="float" office:value="4.7218" calcext:value-type="float">
            <text:p>4.7218</text:p>
          </table:table-cell>
          <table:table-cell office:value-type="float" office:value="4.6262" calcext:value-type="float">
            <text:p>4.6262</text:p>
          </table:table-cell>
          <table:table-cell table:number-columns-repeated="2" office:value-type="float" office:value="4.4817" calcext:value-type="float">
            <text:p>4.4817</text:p>
          </table:table-cell>
        </table:table-row>
        <table:table-row table:style-name="ro1">
          <table:table-cell office:value-type="float" office:value="1710.7" calcext:value-type="float">
            <text:p>1710.7</text:p>
          </table:table-cell>
          <table:table-cell office:value-type="float" office:value="4.6598" calcext:value-type="float">
            <text:p>4.6598</text:p>
          </table:table-cell>
          <table:table-cell office:value-type="float" office:value="4.4762" calcext:value-type="float">
            <text:p>4.4762</text:p>
          </table:table-cell>
          <table:table-cell office:value-type="float" office:value="4.6367" calcext:value-type="float">
            <text:p>4.6367</text:p>
          </table:table-cell>
          <table:table-cell office:value-type="float" office:value="4.5493" calcext:value-type="float">
            <text:p>4.5493</text:p>
          </table:table-cell>
          <table:table-cell table:number-columns-repeated="2" office:value-type="float" office:value="4.4762" calcext:value-type="float">
            <text:p>4.4762</text:p>
          </table:table-cell>
          <table:table-cell office:value-type="float" office:value="4.6598" calcext:value-type="float">
            <text:p>4.6598</text:p>
          </table:table-cell>
          <table:table-cell office:value-type="float" office:value="4.4762" calcext:value-type="float">
            <text:p>4.4762</text:p>
          </table:table-cell>
          <table:table-cell office:value-type="float" office:value="4.7192" calcext:value-type="float">
            <text:p>4.7192</text:p>
          </table:table-cell>
          <table:table-cell office:value-type="float" office:value="4.6236" calcext:value-type="float">
            <text:p>4.6236</text:p>
          </table:table-cell>
          <table:table-cell table:number-columns-repeated="2" office:value-type="float" office:value="4.4762" calcext:value-type="float">
            <text:p>4.4762</text:p>
          </table:table-cell>
        </table:table-row>
        <table:table-row table:style-name="ro1">
          <table:table-cell office:value-type="float" office:value="1720.7" calcext:value-type="float">
            <text:p>1720.7</text:p>
          </table:table-cell>
          <table:table-cell office:value-type="float" office:value="4.6564" calcext:value-type="float">
            <text:p>4.6564</text:p>
          </table:table-cell>
          <table:table-cell office:value-type="float" office:value="4.4708" calcext:value-type="float">
            <text:p>4.4708</text:p>
          </table:table-cell>
          <table:table-cell office:value-type="float" office:value="4.6335" calcext:value-type="float">
            <text:p>4.6335</text:p>
          </table:table-cell>
          <table:table-cell office:value-type="float" office:value="4.5455" calcext:value-type="float">
            <text:p>4.5455</text:p>
          </table:table-cell>
          <table:table-cell table:number-columns-repeated="2" office:value-type="float" office:value="4.4708" calcext:value-type="float">
            <text:p>4.4708</text:p>
          </table:table-cell>
          <table:table-cell office:value-type="float" office:value="4.6564" calcext:value-type="float">
            <text:p>4.6564</text:p>
          </table:table-cell>
          <table:table-cell office:value-type="float" office:value="4.4708" calcext:value-type="float">
            <text:p>4.4708</text:p>
          </table:table-cell>
          <table:table-cell office:value-type="float" office:value="4.7166" calcext:value-type="float">
            <text:p>4.7166</text:p>
          </table:table-cell>
          <table:table-cell office:value-type="float" office:value="4.621" calcext:value-type="float">
            <text:p>4.621</text:p>
          </table:table-cell>
          <table:table-cell table:number-columns-repeated="2" office:value-type="float" office:value="4.4708" calcext:value-type="float">
            <text:p>4.4708</text:p>
          </table:table-cell>
        </table:table-row>
        <table:table-row table:style-name="ro1">
          <table:table-cell office:value-type="float" office:value="1730.7" calcext:value-type="float">
            <text:p>1730.7</text:p>
          </table:table-cell>
          <table:table-cell office:value-type="float" office:value="4.6531" calcext:value-type="float">
            <text:p>4.6531</text:p>
          </table:table-cell>
          <table:table-cell office:value-type="float" office:value="4.4652" calcext:value-type="float">
            <text:p>4.4652</text:p>
          </table:table-cell>
          <table:table-cell office:value-type="float" office:value="4.6303" calcext:value-type="float">
            <text:p>4.6303</text:p>
          </table:table-cell>
          <table:table-cell office:value-type="float" office:value="4.5416" calcext:value-type="float">
            <text:p>4.5416</text:p>
          </table:table-cell>
          <table:table-cell table:number-columns-repeated="2" office:value-type="float" office:value="4.4652" calcext:value-type="float">
            <text:p>4.4652</text:p>
          </table:table-cell>
          <table:table-cell office:value-type="float" office:value="4.6531" calcext:value-type="float">
            <text:p>4.6531</text:p>
          </table:table-cell>
          <table:table-cell office:value-type="float" office:value="4.4652" calcext:value-type="float">
            <text:p>4.4652</text:p>
          </table:table-cell>
          <table:table-cell office:value-type="float" office:value="4.7139" calcext:value-type="float">
            <text:p>4.7139</text:p>
          </table:table-cell>
          <table:table-cell office:value-type="float" office:value="4.6184" calcext:value-type="float">
            <text:p>4.6184</text:p>
          </table:table-cell>
          <table:table-cell table:number-columns-repeated="2" office:value-type="float" office:value="4.4652" calcext:value-type="float">
            <text:p>4.4652</text:p>
          </table:table-cell>
        </table:table-row>
        <table:table-row table:style-name="ro1">
          <table:table-cell office:value-type="float" office:value="1740.7" calcext:value-type="float">
            <text:p>1740.7</text:p>
          </table:table-cell>
          <table:table-cell office:value-type="float" office:value="4.6497" calcext:value-type="float">
            <text:p>4.6497</text:p>
          </table:table-cell>
          <table:table-cell office:value-type="float" office:value="4.4597" calcext:value-type="float">
            <text:p>4.4597</text:p>
          </table:table-cell>
          <table:table-cell office:value-type="float" office:value="4.6271" calcext:value-type="float">
            <text:p>4.6271</text:p>
          </table:table-cell>
          <table:table-cell office:value-type="float" office:value="4.5377" calcext:value-type="float">
            <text:p>4.5377</text:p>
          </table:table-cell>
          <table:table-cell table:number-columns-repeated="2" office:value-type="float" office:value="4.4597" calcext:value-type="float">
            <text:p>4.4597</text:p>
          </table:table-cell>
          <table:table-cell office:value-type="float" office:value="4.6497" calcext:value-type="float">
            <text:p>4.6497</text:p>
          </table:table-cell>
          <table:table-cell office:value-type="float" office:value="4.4597" calcext:value-type="float">
            <text:p>4.4597</text:p>
          </table:table-cell>
          <table:table-cell office:value-type="float" office:value="4.7113" calcext:value-type="float">
            <text:p>4.7113</text:p>
          </table:table-cell>
          <table:table-cell office:value-type="float" office:value="4.6158" calcext:value-type="float">
            <text:p>4.6158</text:p>
          </table:table-cell>
          <table:table-cell table:number-columns-repeated="2" office:value-type="float" office:value="4.4597" calcext:value-type="float">
            <text:p>4.4597</text:p>
          </table:table-cell>
        </table:table-row>
        <table:table-row table:style-name="ro1">
          <table:table-cell office:value-type="float" office:value="1750.7" calcext:value-type="float">
            <text:p>1750.7</text:p>
          </table:table-cell>
          <table:table-cell office:value-type="float" office:value="4.6463" calcext:value-type="float">
            <text:p>4.6463</text:p>
          </table:table-cell>
          <table:table-cell office:value-type="float" office:value="4.4541" calcext:value-type="float">
            <text:p>4.4541</text:p>
          </table:table-cell>
          <table:table-cell office:value-type="float" office:value="4.6239" calcext:value-type="float">
            <text:p>4.6239</text:p>
          </table:table-cell>
          <table:table-cell office:value-type="float" office:value="4.5339" calcext:value-type="float">
            <text:p>4.5339</text:p>
          </table:table-cell>
          <table:table-cell table:number-columns-repeated="2" office:value-type="float" office:value="4.4541" calcext:value-type="float">
            <text:p>4.4541</text:p>
          </table:table-cell>
          <table:table-cell office:value-type="float" office:value="4.6463" calcext:value-type="float">
            <text:p>4.6463</text:p>
          </table:table-cell>
          <table:table-cell office:value-type="float" office:value="4.4541" calcext:value-type="float">
            <text:p>4.4541</text:p>
          </table:table-cell>
          <table:table-cell office:value-type="float" office:value="4.7086" calcext:value-type="float">
            <text:p>4.7086</text:p>
          </table:table-cell>
          <table:table-cell office:value-type="float" office:value="4.6131" calcext:value-type="float">
            <text:p>4.6131</text:p>
          </table:table-cell>
          <table:table-cell table:number-columns-repeated="2" office:value-type="float" office:value="4.4541" calcext:value-type="float">
            <text:p>4.4541</text:p>
          </table:table-cell>
        </table:table-row>
        <table:table-row table:style-name="ro1">
          <table:table-cell office:value-type="float" office:value="1760.7" calcext:value-type="float">
            <text:p>1760.7</text:p>
          </table:table-cell>
          <table:table-cell office:value-type="float" office:value="4.6429" calcext:value-type="float">
            <text:p>4.6429</text:p>
          </table:table-cell>
          <table:table-cell office:value-type="float" office:value="4.4484" calcext:value-type="float">
            <text:p>4.4484</text:p>
          </table:table-cell>
          <table:table-cell office:value-type="float" office:value="4.6207" calcext:value-type="float">
            <text:p>4.6207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4.4484" calcext:value-type="float">
            <text:p>4.4484</text:p>
          </table:table-cell>
          <table:table-cell office:value-type="float" office:value="4.6429" calcext:value-type="float">
            <text:p>4.6429</text:p>
          </table:table-cell>
          <table:table-cell office:value-type="float" office:value="4.4484" calcext:value-type="float">
            <text:p>4.4484</text:p>
          </table:table-cell>
          <table:table-cell office:value-type="float" office:value="4.7059" calcext:value-type="float">
            <text:p>4.7059</text:p>
          </table:table-cell>
          <table:table-cell office:value-type="float" office:value="4.6105" calcext:value-type="float">
            <text:p>4.6105</text:p>
          </table:table-cell>
          <table:table-cell table:number-columns-repeated="2" office:value-type="float" office:value="4.4484" calcext:value-type="float">
            <text:p>4.4484</text:p>
          </table:table-cell>
        </table:table-row>
        <table:table-row table:style-name="ro1">
          <table:table-cell office:value-type="float" office:value="1770.7" calcext:value-type="float">
            <text:p>1770.7</text:p>
          </table:table-cell>
          <table:table-cell office:value-type="float" office:value="4.6394" calcext:value-type="float">
            <text:p>4.6394</text:p>
          </table:table-cell>
          <table:table-cell office:value-type="float" office:value="4.4427" calcext:value-type="float">
            <text:p>4.4427</text:p>
          </table:table-cell>
          <table:table-cell office:value-type="float" office:value="4.6174" calcext:value-type="float">
            <text:p>4.6174</text:p>
          </table:table-cell>
          <table:table-cell office:value-type="float" office:value="4.526" calcext:value-type="float">
            <text:p>4.526</text:p>
          </table:table-cell>
          <table:table-cell table:number-columns-repeated="2" office:value-type="float" office:value="4.4427" calcext:value-type="float">
            <text:p>4.4427</text:p>
          </table:table-cell>
          <table:table-cell office:value-type="float" office:value="4.6394" calcext:value-type="float">
            <text:p>4.6394</text:p>
          </table:table-cell>
          <table:table-cell office:value-type="float" office:value="4.4427" calcext:value-type="float">
            <text:p>4.4427</text:p>
          </table:table-cell>
          <table:table-cell office:value-type="float" office:value="4.7032" calcext:value-type="float">
            <text:p>4.7032</text:p>
          </table:table-cell>
          <table:table-cell office:value-type="float" office:value="4.6078" calcext:value-type="float">
            <text:p>4.6078</text:p>
          </table:table-cell>
          <table:table-cell table:number-columns-repeated="2" office:value-type="float" office:value="4.4427" calcext:value-type="float">
            <text:p>4.4427</text:p>
          </table:table-cell>
        </table:table-row>
        <table:table-row table:style-name="ro1">
          <table:table-cell office:value-type="float" office:value="1780.7" calcext:value-type="float">
            <text:p>1780.7</text:p>
          </table:table-cell>
          <table:table-cell office:value-type="float" office:value="4.636" calcext:value-type="float">
            <text:p>4.636</text:p>
          </table:table-cell>
          <table:table-cell office:value-type="float" office:value="4.437" calcext:value-type="float">
            <text:p>4.437</text:p>
          </table:table-cell>
          <table:table-cell office:value-type="float" office:value="4.6142" calcext:value-type="float">
            <text:p>4.6142</text:p>
          </table:table-cell>
          <table:table-cell office:value-type="float" office:value="4.5221" calcext:value-type="float">
            <text:p>4.5221</text:p>
          </table:table-cell>
          <table:table-cell table:number-columns-repeated="2" office:value-type="float" office:value="4.437" calcext:value-type="float">
            <text:p>4.437</text:p>
          </table:table-cell>
          <table:table-cell office:value-type="float" office:value="4.636" calcext:value-type="float">
            <text:p>4.636</text:p>
          </table:table-cell>
          <table:table-cell office:value-type="float" office:value="4.437" calcext:value-type="float">
            <text:p>4.437</text:p>
          </table:table-cell>
          <table:table-cell office:value-type="float" office:value="4.7005" calcext:value-type="float">
            <text:p>4.7005</text:p>
          </table:table-cell>
          <table:table-cell office:value-type="float" office:value="4.6052" calcext:value-type="float">
            <text:p>4.6052</text:p>
          </table:table-cell>
          <table:table-cell table:number-columns-repeated="2" office:value-type="float" office:value="4.437" calcext:value-type="float">
            <text:p>4.437</text:p>
          </table:table-cell>
        </table:table-row>
        <table:table-row table:style-name="ro1">
          <table:table-cell office:value-type="float" office:value="1790.7" calcext:value-type="float">
            <text:p>1790.7</text:p>
          </table:table-cell>
          <table:table-cell office:value-type="float" office:value="4.6325" calcext:value-type="float">
            <text:p>4.6325</text:p>
          </table:table-cell>
          <table:table-cell office:value-type="float" office:value="4.4312" calcext:value-type="float">
            <text:p>4.4312</text:p>
          </table:table-cell>
          <table:table-cell office:value-type="float" office:value="4.6109" calcext:value-type="float">
            <text:p>4.6109</text:p>
          </table:table-cell>
          <table:table-cell office:value-type="float" office:value="4.5182" calcext:value-type="float">
            <text:p>4.5182</text:p>
          </table:table-cell>
          <table:table-cell table:number-columns-repeated="2" office:value-type="float" office:value="4.4312" calcext:value-type="float">
            <text:p>4.4312</text:p>
          </table:table-cell>
          <table:table-cell office:value-type="float" office:value="4.6325" calcext:value-type="float">
            <text:p>4.6325</text:p>
          </table:table-cell>
          <table:table-cell office:value-type="float" office:value="4.4312" calcext:value-type="float">
            <text:p>4.4312</text:p>
          </table:table-cell>
          <table:table-cell office:value-type="float" office:value="4.6978" calcext:value-type="float">
            <text:p>4.6978</text:p>
          </table:table-cell>
          <table:table-cell office:value-type="float" office:value="4.6025" calcext:value-type="float">
            <text:p>4.6025</text:p>
          </table:table-cell>
          <table:table-cell table:number-columns-repeated="2" office:value-type="float" office:value="4.4312" calcext:value-type="float">
            <text:p>4.4312</text:p>
          </table:table-cell>
        </table:table-row>
        <table:table-row table:style-name="ro1">
          <table:table-cell office:value-type="float" office:value="1800.7" calcext:value-type="float">
            <text:p>1800.7</text:p>
          </table:table-cell>
          <table:table-cell office:value-type="float" office:value="4.629" calcext:value-type="float">
            <text:p>4.629</text:p>
          </table:table-cell>
          <table:table-cell office:value-type="float" office:value="4.4254" calcext:value-type="float">
            <text:p>4.4254</text:p>
          </table:table-cell>
          <table:table-cell office:value-type="float" office:value="4.6077" calcext:value-type="float">
            <text:p>4.6077</text:p>
          </table:table-cell>
          <table:table-cell office:value-type="float" office:value="4.5142" calcext:value-type="float">
            <text:p>4.5142</text:p>
          </table:table-cell>
          <table:table-cell table:number-columns-repeated="2" office:value-type="float" office:value="4.4254" calcext:value-type="float">
            <text:p>4.4254</text:p>
          </table:table-cell>
          <table:table-cell office:value-type="float" office:value="4.629" calcext:value-type="float">
            <text:p>4.629</text:p>
          </table:table-cell>
          <table:table-cell office:value-type="float" office:value="4.4254" calcext:value-type="float">
            <text:p>4.4254</text:p>
          </table:table-cell>
          <table:table-cell office:value-type="float" office:value="4.6951" calcext:value-type="float">
            <text:p>4.6951</text:p>
          </table:table-cell>
          <table:table-cell office:value-type="float" office:value="4.5998" calcext:value-type="float">
            <text:p>4.5998</text:p>
          </table:table-cell>
          <table:table-cell table:number-columns-repeated="2" office:value-type="float" office:value="4.4254" calcext:value-type="float">
            <text:p>4.4254</text:p>
          </table:table-cell>
        </table:table-row>
        <table:table-row table:style-name="ro1">
          <table:table-cell office:value-type="float" office:value="1810.7" calcext:value-type="float">
            <text:p>1810.7</text:p>
          </table:table-cell>
          <table:table-cell office:value-type="float" office:value="4.6255" calcext:value-type="float">
            <text:p>4.6255</text:p>
          </table:table-cell>
          <table:table-cell office:value-type="float" office:value="4.4195" calcext:value-type="float">
            <text:p>4.4195</text:p>
          </table:table-cell>
          <table:table-cell office:value-type="float" office:value="4.6044" calcext:value-type="float">
            <text:p>4.6044</text:p>
          </table:table-cell>
          <table:table-cell office:value-type="float" office:value="4.5103" calcext:value-type="float">
            <text:p>4.5103</text:p>
          </table:table-cell>
          <table:table-cell table:number-columns-repeated="2" office:value-type="float" office:value="4.4195" calcext:value-type="float">
            <text:p>4.4195</text:p>
          </table:table-cell>
          <table:table-cell office:value-type="float" office:value="4.6255" calcext:value-type="float">
            <text:p>4.6255</text:p>
          </table:table-cell>
          <table:table-cell office:value-type="float" office:value="4.4195" calcext:value-type="float">
            <text:p>4.4195</text:p>
          </table:table-cell>
          <table:table-cell office:value-type="float" office:value="4.6924" calcext:value-type="float">
            <text:p>4.6924</text:p>
          </table:table-cell>
          <table:table-cell office:value-type="float" office:value="4.5971" calcext:value-type="float">
            <text:p>4.5971</text:p>
          </table:table-cell>
          <table:table-cell table:number-columns-repeated="2" office:value-type="float" office:value="4.4195" calcext:value-type="float">
            <text:p>4.4195</text:p>
          </table:table-cell>
        </table:table-row>
        <table:table-row table:style-name="ro1">
          <table:table-cell office:value-type="float" office:value="1820.7" calcext:value-type="float">
            <text:p>1820.7</text:p>
          </table:table-cell>
          <table:table-cell office:value-type="float" office:value="4.622" calcext:value-type="float">
            <text:p>4.622</text:p>
          </table:table-cell>
          <table:table-cell office:value-type="float" office:value="4.4136" calcext:value-type="float">
            <text:p>4.4136</text:p>
          </table:table-cell>
          <table:table-cell office:value-type="float" office:value="4.6012" calcext:value-type="float">
            <text:p>4.6012</text:p>
          </table:table-cell>
          <table:table-cell office:value-type="float" office:value="4.5063" calcext:value-type="float">
            <text:p>4.5063</text:p>
          </table:table-cell>
          <table:table-cell table:number-columns-repeated="2" office:value-type="float" office:value="4.4136" calcext:value-type="float">
            <text:p>4.4136</text:p>
          </table:table-cell>
          <table:table-cell office:value-type="float" office:value="4.622" calcext:value-type="float">
            <text:p>4.622</text:p>
          </table:table-cell>
          <table:table-cell office:value-type="float" office:value="4.4136" calcext:value-type="float">
            <text:p>4.4136</text:p>
          </table:table-cell>
          <table:table-cell office:value-type="float" office:value="4.6897" calcext:value-type="float">
            <text:p>4.6897</text:p>
          </table:table-cell>
          <table:table-cell office:value-type="float" office:value="4.5944" calcext:value-type="float">
            <text:p>4.5944</text:p>
          </table:table-cell>
          <table:table-cell table:number-columns-repeated="2" office:value-type="float" office:value="4.4136" calcext:value-type="float">
            <text:p>4.4136</text:p>
          </table:table-cell>
        </table:table-row>
        <table:table-row table:style-name="ro1">
          <table:table-cell office:value-type="float" office:value="1830.7" calcext:value-type="float">
            <text:p>1830.7</text:p>
          </table:table-cell>
          <table:table-cell office:value-type="float" office:value="4.6185" calcext:value-type="float">
            <text:p>4.6185</text:p>
          </table:table-cell>
          <table:table-cell office:value-type="float" office:value="4.4076" calcext:value-type="float">
            <text:p>4.4076</text:p>
          </table:table-cell>
          <table:table-cell office:value-type="float" office:value="4.5979" calcext:value-type="float">
            <text:p>4.5979</text:p>
          </table:table-cell>
          <table:table-cell office:value-type="float" office:value="4.5023" calcext:value-type="float">
            <text:p>4.5023</text:p>
          </table:table-cell>
          <table:table-cell table:number-columns-repeated="2" office:value-type="float" office:value="4.4076" calcext:value-type="float">
            <text:p>4.4076</text:p>
          </table:table-cell>
          <table:table-cell office:value-type="float" office:value="4.6185" calcext:value-type="float">
            <text:p>4.6185</text:p>
          </table:table-cell>
          <table:table-cell office:value-type="float" office:value="4.4076" calcext:value-type="float">
            <text:p>4.4076</text:p>
          </table:table-cell>
          <table:table-cell office:value-type="float" office:value="4.6869" calcext:value-type="float">
            <text:p>4.6869</text:p>
          </table:table-cell>
          <table:table-cell office:value-type="float" office:value="4.5917" calcext:value-type="float">
            <text:p>4.5917</text:p>
          </table:table-cell>
          <table:table-cell table:number-columns-repeated="2" office:value-type="float" office:value="4.4076" calcext:value-type="float">
            <text:p>4.4076</text:p>
          </table:table-cell>
        </table:table-row>
        <table:table-row table:style-name="ro1">
          <table:table-cell office:value-type="float" office:value="1840.7" calcext:value-type="float">
            <text:p>1840.7</text:p>
          </table:table-cell>
          <table:table-cell office:value-type="float" office:value="4.6149" calcext:value-type="float">
            <text:p>4.6149</text:p>
          </table:table-cell>
          <table:table-cell office:value-type="float" office:value="4.4016" calcext:value-type="float">
            <text:p>4.4016</text:p>
          </table:table-cell>
          <table:table-cell office:value-type="float" office:value="4.5946" calcext:value-type="float">
            <text:p>4.5946</text:p>
          </table:table-cell>
          <table:table-cell office:value-type="float" office:value="4.4983" calcext:value-type="float">
            <text:p>4.4983</text:p>
          </table:table-cell>
          <table:table-cell table:number-columns-repeated="2" office:value-type="float" office:value="4.4016" calcext:value-type="float">
            <text:p>4.4016</text:p>
          </table:table-cell>
          <table:table-cell office:value-type="float" office:value="4.6149" calcext:value-type="float">
            <text:p>4.6149</text:p>
          </table:table-cell>
          <table:table-cell office:value-type="float" office:value="4.4016" calcext:value-type="float">
            <text:p>4.4016</text:p>
          </table:table-cell>
          <table:table-cell office:value-type="float" office:value="4.6842" calcext:value-type="float">
            <text:p>4.6842</text:p>
          </table:table-cell>
          <table:table-cell office:value-type="float" office:value="4.589" calcext:value-type="float">
            <text:p>4.589</text:p>
          </table:table-cell>
          <table:table-cell table:number-columns-repeated="2" office:value-type="float" office:value="4.4016" calcext:value-type="float">
            <text:p>4.4016</text:p>
          </table:table-cell>
        </table:table-row>
        <table:table-row table:style-name="ro1">
          <table:table-cell office:value-type="float" office:value="1850.7" calcext:value-type="float">
            <text:p>1850.7</text:p>
          </table:table-cell>
          <table:table-cell office:value-type="float" office:value="4.6114" calcext:value-type="float">
            <text:p>4.6114</text:p>
          </table:table-cell>
          <table:table-cell office:value-type="float" office:value="4.3956" calcext:value-type="float">
            <text:p>4.3956</text:p>
          </table:table-cell>
          <table:table-cell office:value-type="float" office:value="4.5913" calcext:value-type="float">
            <text:p>4.5913</text:p>
          </table:table-cell>
          <table:table-cell office:value-type="float" office:value="4.4942" calcext:value-type="float">
            <text:p>4.4942</text:p>
          </table:table-cell>
          <table:table-cell table:number-columns-repeated="2" office:value-type="float" office:value="4.3956" calcext:value-type="float">
            <text:p>4.3956</text:p>
          </table:table-cell>
          <table:table-cell office:value-type="float" office:value="4.6114" calcext:value-type="float">
            <text:p>4.6114</text:p>
          </table:table-cell>
          <table:table-cell office:value-type="float" office:value="4.3956" calcext:value-type="float">
            <text:p>4.3956</text:p>
          </table:table-cell>
          <table:table-cell office:value-type="float" office:value="4.6814" calcext:value-type="float">
            <text:p>4.6814</text:p>
          </table:table-cell>
          <table:table-cell office:value-type="float" office:value="4.5863" calcext:value-type="float">
            <text:p>4.5863</text:p>
          </table:table-cell>
          <table:table-cell table:number-columns-repeated="2" office:value-type="float" office:value="4.3956" calcext:value-type="float">
            <text:p>4.3956</text:p>
          </table:table-cell>
        </table:table-row>
        <table:table-row table:style-name="ro1">
          <table:table-cell office:value-type="float" office:value="1860.7" calcext:value-type="float">
            <text:p>1860.7</text:p>
          </table:table-cell>
          <table:table-cell office:value-type="float" office:value="4.6078" calcext:value-type="float">
            <text:p>4.6078</text:p>
          </table:table-cell>
          <table:table-cell office:value-type="float" office:value="4.3895" calcext:value-type="float">
            <text:p>4.3895</text:p>
          </table:table-cell>
          <table:table-cell office:value-type="float" office:value="4.588" calcext:value-type="float">
            <text:p>4.588</text:p>
          </table:table-cell>
          <table:table-cell office:value-type="float" office:value="4.4902" calcext:value-type="float">
            <text:p>4.4902</text:p>
          </table:table-cell>
          <table:table-cell table:number-columns-repeated="2" office:value-type="float" office:value="4.3895" calcext:value-type="float">
            <text:p>4.3895</text:p>
          </table:table-cell>
          <table:table-cell office:value-type="float" office:value="4.6078" calcext:value-type="float">
            <text:p>4.6078</text:p>
          </table:table-cell>
          <table:table-cell office:value-type="float" office:value="4.3895" calcext:value-type="float">
            <text:p>4.3895</text:p>
          </table:table-cell>
          <table:table-cell office:value-type="float" office:value="4.6787" calcext:value-type="float">
            <text:p>4.6787</text:p>
          </table:table-cell>
          <table:table-cell office:value-type="float" office:value="4.5836" calcext:value-type="float">
            <text:p>4.5836</text:p>
          </table:table-cell>
          <table:table-cell table:number-columns-repeated="2" office:value-type="float" office:value="4.3895" calcext:value-type="float">
            <text:p>4.3895</text:p>
          </table:table-cell>
        </table:table-row>
        <table:table-row table:style-name="ro1">
          <table:table-cell office:value-type="float" office:value="1870.7" calcext:value-type="float">
            <text:p>1870.7</text:p>
          </table:table-cell>
          <table:table-cell office:value-type="float" office:value="4.6042" calcext:value-type="float">
            <text:p>4.6042</text:p>
          </table:table-cell>
          <table:table-cell office:value-type="float" office:value="4.3833" calcext:value-type="float">
            <text:p>4.3833</text:p>
          </table:table-cell>
          <table:table-cell office:value-type="float" office:value="4.5847" calcext:value-type="float">
            <text:p>4.5847</text:p>
          </table:table-cell>
          <table:table-cell office:value-type="float" office:value="4.4861" calcext:value-type="float">
            <text:p>4.4861</text:p>
          </table:table-cell>
          <table:table-cell table:number-columns-repeated="2" office:value-type="float" office:value="4.3833" calcext:value-type="float">
            <text:p>4.3833</text:p>
          </table:table-cell>
          <table:table-cell office:value-type="float" office:value="4.6042" calcext:value-type="float">
            <text:p>4.6042</text:p>
          </table:table-cell>
          <table:table-cell office:value-type="float" office:value="4.3833" calcext:value-type="float">
            <text:p>4.3833</text:p>
          </table:table-cell>
          <table:table-cell office:value-type="float" office:value="4.6759" calcext:value-type="float">
            <text:p>4.6759</text:p>
          </table:table-cell>
          <table:table-cell office:value-type="float" office:value="4.5808" calcext:value-type="float">
            <text:p>4.5808</text:p>
          </table:table-cell>
          <table:table-cell table:number-columns-repeated="2" office:value-type="float" office:value="4.3833" calcext:value-type="float">
            <text:p>4.3833</text:p>
          </table:table-cell>
        </table:table-row>
        <table:table-row table:style-name="ro1">
          <table:table-cell office:value-type="float" office:value="1880.7" calcext:value-type="float">
            <text:p>1880.7</text:p>
          </table:table-cell>
          <table:table-cell office:value-type="float" office:value="4.6006" calcext:value-type="float">
            <text:p>4.6006</text:p>
          </table:table-cell>
          <table:table-cell office:value-type="float" office:value="4.3771" calcext:value-type="float">
            <text:p>4.3771</text:p>
          </table:table-cell>
          <table:table-cell office:value-type="float" office:value="4.5814" calcext:value-type="float">
            <text:p>4.5814</text:p>
          </table:table-cell>
          <table:table-cell office:value-type="float" office:value="4.4821" calcext:value-type="float">
            <text:p>4.4821</text:p>
          </table:table-cell>
          <table:table-cell table:number-columns-repeated="2" office:value-type="float" office:value="4.3771" calcext:value-type="float">
            <text:p>4.3771</text:p>
          </table:table-cell>
          <table:table-cell office:value-type="float" office:value="4.6006" calcext:value-type="float">
            <text:p>4.6006</text:p>
          </table:table-cell>
          <table:table-cell office:value-type="float" office:value="4.3771" calcext:value-type="float">
            <text:p>4.3771</text:p>
          </table:table-cell>
          <table:table-cell office:value-type="float" office:value="4.6731" calcext:value-type="float">
            <text:p>4.6731</text:p>
          </table:table-cell>
          <table:table-cell office:value-type="float" office:value="4.5781" calcext:value-type="float">
            <text:p>4.5781</text:p>
          </table:table-cell>
          <table:table-cell table:number-columns-repeated="2" office:value-type="float" office:value="4.3771" calcext:value-type="float">
            <text:p>4.3771</text:p>
          </table:table-cell>
        </table:table-row>
        <table:table-row table:style-name="ro1">
          <table:table-cell office:value-type="float" office:value="1890.7" calcext:value-type="float">
            <text:p>1890.7</text:p>
          </table:table-cell>
          <table:table-cell office:value-type="float" office:value="4.5969" calcext:value-type="float">
            <text:p>4.5969</text:p>
          </table:table-cell>
          <table:table-cell office:value-type="float" office:value="4.3709" calcext:value-type="float">
            <text:p>4.3709</text:p>
          </table:table-cell>
          <table:table-cell office:value-type="float" office:value="4.5781" calcext:value-type="float">
            <text:p>4.5781</text:p>
          </table:table-cell>
          <table:table-cell office:value-type="float" office:value="4.478" calcext:value-type="float">
            <text:p>4.478</text:p>
          </table:table-cell>
          <table:table-cell table:number-columns-repeated="2" office:value-type="float" office:value="4.3709" calcext:value-type="float">
            <text:p>4.3709</text:p>
          </table:table-cell>
          <table:table-cell office:value-type="float" office:value="4.5969" calcext:value-type="float">
            <text:p>4.5969</text:p>
          </table:table-cell>
          <table:table-cell office:value-type="float" office:value="4.3709" calcext:value-type="float">
            <text:p>4.3709</text:p>
          </table:table-cell>
          <table:table-cell office:value-type="float" office:value="4.6703" calcext:value-type="float">
            <text:p>4.6703</text:p>
          </table:table-cell>
          <table:table-cell office:value-type="float" office:value="4.5753" calcext:value-type="float">
            <text:p>4.5753</text:p>
          </table:table-cell>
          <table:table-cell table:number-columns-repeated="2" office:value-type="float" office:value="4.3709" calcext:value-type="float">
            <text:p>4.3709</text:p>
          </table:table-cell>
        </table:table-row>
        <table:table-row table:style-name="ro1">
          <table:table-cell office:value-type="float" office:value="1900.7" calcext:value-type="float">
            <text:p>1900.7</text:p>
          </table:table-cell>
          <table:table-cell office:value-type="float" office:value="4.5933" calcext:value-type="float">
            <text:p>4.5933</text:p>
          </table:table-cell>
          <table:table-cell office:value-type="float" office:value="4.3645" calcext:value-type="float">
            <text:p>4.3645</text:p>
          </table:table-cell>
          <table:table-cell office:value-type="float" office:value="4.5747" calcext:value-type="float">
            <text:p>4.5747</text:p>
          </table:table-cell>
          <table:table-cell office:value-type="float" office:value="4.4739" calcext:value-type="float">
            <text:p>4.4739</text:p>
          </table:table-cell>
          <table:table-cell table:number-columns-repeated="2" office:value-type="float" office:value="4.3645" calcext:value-type="float">
            <text:p>4.3645</text:p>
          </table:table-cell>
          <table:table-cell office:value-type="float" office:value="4.5933" calcext:value-type="float">
            <text:p>4.5933</text:p>
          </table:table-cell>
          <table:table-cell office:value-type="float" office:value="4.3645" calcext:value-type="float">
            <text:p>4.3645</text:p>
          </table:table-cell>
          <table:table-cell office:value-type="float" office:value="4.6675" calcext:value-type="float">
            <text:p>4.6675</text:p>
          </table:table-cell>
          <table:table-cell office:value-type="float" office:value="4.5725" calcext:value-type="float">
            <text:p>4.5725</text:p>
          </table:table-cell>
          <table:table-cell table:number-columns-repeated="2" office:value-type="float" office:value="4.3645" calcext:value-type="float">
            <text:p>4.3645</text:p>
          </table:table-cell>
        </table:table-row>
        <table:table-row table:style-name="ro1">
          <table:table-cell office:value-type="float" office:value="1910.7" calcext:value-type="float">
            <text:p>1910.7</text:p>
          </table:table-cell>
          <table:table-cell office:value-type="float" office:value="4.5896" calcext:value-type="float">
            <text:p>4.5896</text:p>
          </table:table-cell>
          <table:table-cell office:value-type="float" office:value="4.3582" calcext:value-type="float">
            <text:p>4.3582</text:p>
          </table:table-cell>
          <table:table-cell office:value-type="float" office:value="4.5714" calcext:value-type="float">
            <text:p>4.5714</text:p>
          </table:table-cell>
          <table:table-cell office:value-type="float" office:value="4.4697" calcext:value-type="float">
            <text:p>4.4697</text:p>
          </table:table-cell>
          <table:table-cell table:number-columns-repeated="2" office:value-type="float" office:value="4.3582" calcext:value-type="float">
            <text:p>4.3582</text:p>
          </table:table-cell>
          <table:table-cell office:value-type="float" office:value="4.5896" calcext:value-type="float">
            <text:p>4.5896</text:p>
          </table:table-cell>
          <table:table-cell office:value-type="float" office:value="4.3582" calcext:value-type="float">
            <text:p>4.3582</text:p>
          </table:table-cell>
          <table:table-cell office:value-type="float" office:value="4.6647" calcext:value-type="float">
            <text:p>4.6647</text:p>
          </table:table-cell>
          <table:table-cell office:value-type="float" office:value="4.5697" calcext:value-type="float">
            <text:p>4.5697</text:p>
          </table:table-cell>
          <table:table-cell table:number-columns-repeated="2" office:value-type="float" office:value="4.3582" calcext:value-type="float">
            <text:p>4.3582</text:p>
          </table:table-cell>
        </table:table-row>
        <table:table-row table:style-name="ro1">
          <table:table-cell office:value-type="float" office:value="1920.7" calcext:value-type="float">
            <text:p>1920.7</text:p>
          </table:table-cell>
          <table:table-cell office:value-type="float" office:value="4.5859" calcext:value-type="float">
            <text:p>4.5859</text:p>
          </table:table-cell>
          <table:table-cell office:value-type="float" office:value="4.3518" calcext:value-type="float">
            <text:p>4.3518</text:p>
          </table:table-cell>
          <table:table-cell office:value-type="float" office:value="4.568" calcext:value-type="float">
            <text:p>4.568</text:p>
          </table:table-cell>
          <table:table-cell office:value-type="float" office:value="4.4656" calcext:value-type="float">
            <text:p>4.4656</text:p>
          </table:table-cell>
          <table:table-cell table:number-columns-repeated="2" office:value-type="float" office:value="4.3518" calcext:value-type="float">
            <text:p>4.3518</text:p>
          </table:table-cell>
          <table:table-cell office:value-type="float" office:value="4.5859" calcext:value-type="float">
            <text:p>4.5859</text:p>
          </table:table-cell>
          <table:table-cell office:value-type="float" office:value="4.3518" calcext:value-type="float">
            <text:p>4.3518</text:p>
          </table:table-cell>
          <table:table-cell office:value-type="float" office:value="4.6619" calcext:value-type="float">
            <text:p>4.6619</text:p>
          </table:table-cell>
          <table:table-cell office:value-type="float" office:value="4.567" calcext:value-type="float">
            <text:p>4.567</text:p>
          </table:table-cell>
          <table:table-cell table:number-columns-repeated="2" office:value-type="float" office:value="4.3518" calcext:value-type="float">
            <text:p>4.3518</text:p>
          </table:table-cell>
        </table:table-row>
        <table:table-row table:style-name="ro1">
          <table:table-cell office:value-type="float" office:value="1930.7" calcext:value-type="float">
            <text:p>1930.7</text:p>
          </table:table-cell>
          <table:table-cell office:value-type="float" office:value="4.5822" calcext:value-type="float">
            <text:p>4.5822</text:p>
          </table:table-cell>
          <table:table-cell office:value-type="float" office:value="4.3453" calcext:value-type="float">
            <text:p>4.3453</text:p>
          </table:table-cell>
          <table:table-cell office:value-type="float" office:value="4.5647" calcext:value-type="float">
            <text:p>4.5647</text:p>
          </table:table-cell>
          <table:table-cell office:value-type="float" office:value="4.4614" calcext:value-type="float">
            <text:p>4.4614</text:p>
          </table:table-cell>
          <table:table-cell table:number-columns-repeated="2" office:value-type="float" office:value="4.3453" calcext:value-type="float">
            <text:p>4.3453</text:p>
          </table:table-cell>
          <table:table-cell office:value-type="float" office:value="4.5822" calcext:value-type="float">
            <text:p>4.5822</text:p>
          </table:table-cell>
          <table:table-cell office:value-type="float" office:value="4.3453" calcext:value-type="float">
            <text:p>4.3453</text:p>
          </table:table-cell>
          <table:table-cell office:value-type="float" office:value="4.659" calcext:value-type="float">
            <text:p>4.659</text:p>
          </table:table-cell>
          <table:table-cell office:value-type="float" office:value="4.5642" calcext:value-type="float">
            <text:p>4.5642</text:p>
          </table:table-cell>
          <table:table-cell table:number-columns-repeated="2" office:value-type="float" office:value="4.3453" calcext:value-type="float">
            <text:p>4.3453</text:p>
          </table:table-cell>
        </table:table-row>
        <table:table-row table:style-name="ro1">
          <table:table-cell office:value-type="float" office:value="1940.7" calcext:value-type="float">
            <text:p>1940.7</text:p>
          </table:table-cell>
          <table:table-cell office:value-type="float" office:value="4.5784" calcext:value-type="float">
            <text:p>4.5784</text:p>
          </table:table-cell>
          <table:table-cell office:value-type="float" office:value="4.3388" calcext:value-type="float">
            <text:p>4.3388</text:p>
          </table:table-cell>
          <table:table-cell office:value-type="float" office:value="4.5613" calcext:value-type="float">
            <text:p>4.5613</text:p>
          </table:table-cell>
          <table:table-cell office:value-type="float" office:value="4.4573" calcext:value-type="float">
            <text:p>4.4573</text:p>
          </table:table-cell>
          <table:table-cell table:number-columns-repeated="2" office:value-type="float" office:value="4.3388" calcext:value-type="float">
            <text:p>4.3388</text:p>
          </table:table-cell>
          <table:table-cell office:value-type="float" office:value="4.5784" calcext:value-type="float">
            <text:p>4.5784</text:p>
          </table:table-cell>
          <table:table-cell office:value-type="float" office:value="4.3388" calcext:value-type="float">
            <text:p>4.3388</text:p>
          </table:table-cell>
          <table:table-cell office:value-type="float" office:value="4.6562" calcext:value-type="float">
            <text:p>4.6562</text:p>
          </table:table-cell>
          <table:table-cell office:value-type="float" office:value="4.5613" calcext:value-type="float">
            <text:p>4.5613</text:p>
          </table:table-cell>
          <table:table-cell table:number-columns-repeated="2" office:value-type="float" office:value="4.3388" calcext:value-type="float">
            <text:p>4.3388</text:p>
          </table:table-cell>
        </table:table-row>
        <table:table-row table:style-name="ro1">
          <table:table-cell office:value-type="float" office:value="1950.7" calcext:value-type="float">
            <text:p>1950.7</text:p>
          </table:table-cell>
          <table:table-cell office:value-type="float" office:value="4.5747" calcext:value-type="float">
            <text:p>4.5747</text:p>
          </table:table-cell>
          <table:table-cell office:value-type="float" office:value="4.3322" calcext:value-type="float">
            <text:p>4.3322</text:p>
          </table:table-cell>
          <table:table-cell office:value-type="float" office:value="4.5579" calcext:value-type="float">
            <text:p>4.5579</text:p>
          </table:table-cell>
          <table:table-cell office:value-type="float" office:value="4.4531" calcext:value-type="float">
            <text:p>4.4531</text:p>
          </table:table-cell>
          <table:table-cell table:number-columns-repeated="2" office:value-type="float" office:value="4.3322" calcext:value-type="float">
            <text:p>4.3322</text:p>
          </table:table-cell>
          <table:table-cell office:value-type="float" office:value="4.5747" calcext:value-type="float">
            <text:p>4.5747</text:p>
          </table:table-cell>
          <table:table-cell office:value-type="float" office:value="4.3322" calcext:value-type="float">
            <text:p>4.3322</text:p>
          </table:table-cell>
          <table:table-cell office:value-type="float" office:value="4.6533" calcext:value-type="float">
            <text:p>4.6533</text:p>
          </table:table-cell>
          <table:table-cell office:value-type="float" office:value="4.5585" calcext:value-type="float">
            <text:p>4.5585</text:p>
          </table:table-cell>
          <table:table-cell table:number-columns-repeated="2" office:value-type="float" office:value="4.3322" calcext:value-type="float">
            <text:p>4.3322</text:p>
          </table:table-cell>
        </table:table-row>
        <table:table-row table:style-name="ro1">
          <table:table-cell office:value-type="float" office:value="1960.7" calcext:value-type="float">
            <text:p>1960.7</text:p>
          </table:table-cell>
          <table:table-cell office:value-type="float" office:value="4.5709" calcext:value-type="float">
            <text:p>4.5709</text:p>
          </table:table-cell>
          <table:table-cell office:value-type="float" office:value="4.3256" calcext:value-type="float">
            <text:p>4.3256</text:p>
          </table:table-cell>
          <table:table-cell office:value-type="float" office:value="4.5546" calcext:value-type="float">
            <text:p>4.5546</text:p>
          </table:table-cell>
          <table:table-cell office:value-type="float" office:value="4.4489" calcext:value-type="float">
            <text:p>4.4489</text:p>
          </table:table-cell>
          <table:table-cell table:number-columns-repeated="2" office:value-type="float" office:value="4.3256" calcext:value-type="float">
            <text:p>4.3256</text:p>
          </table:table-cell>
          <table:table-cell office:value-type="float" office:value="4.5709" calcext:value-type="float">
            <text:p>4.5709</text:p>
          </table:table-cell>
          <table:table-cell office:value-type="float" office:value="4.3256" calcext:value-type="float">
            <text:p>4.3256</text:p>
          </table:table-cell>
          <table:table-cell office:value-type="float" office:value="4.6505" calcext:value-type="float">
            <text:p>4.6505</text:p>
          </table:table-cell>
          <table:table-cell office:value-type="float" office:value="4.5557" calcext:value-type="float">
            <text:p>4.5557</text:p>
          </table:table-cell>
          <table:table-cell table:number-columns-repeated="2" office:value-type="float" office:value="4.3256" calcext:value-type="float">
            <text:p>4.3256</text:p>
          </table:table-cell>
        </table:table-row>
        <table:table-row table:style-name="ro1">
          <table:table-cell office:value-type="float" office:value="1970.7" calcext:value-type="float">
            <text:p>1970.7</text:p>
          </table:table-cell>
          <table:table-cell office:value-type="float" office:value="4.5671" calcext:value-type="float">
            <text:p>4.5671</text:p>
          </table:table-cell>
          <table:table-cell office:value-type="float" office:value="4.3189" calcext:value-type="float">
            <text:p>4.3189</text:p>
          </table:table-cell>
          <table:table-cell office:value-type="float" office:value="4.5512" calcext:value-type="float">
            <text:p>4.5512</text:p>
          </table:table-cell>
          <table:table-cell office:value-type="float" office:value="4.4446" calcext:value-type="float">
            <text:p>4.4446</text:p>
          </table:table-cell>
          <table:table-cell table:number-columns-repeated="2" office:value-type="float" office:value="4.3189" calcext:value-type="float">
            <text:p>4.3189</text:p>
          </table:table-cell>
          <table:table-cell office:value-type="float" office:value="4.5671" calcext:value-type="float">
            <text:p>4.5671</text:p>
          </table:table-cell>
          <table:table-cell office:value-type="float" office:value="4.3189" calcext:value-type="float">
            <text:p>4.3189</text:p>
          </table:table-cell>
          <table:table-cell office:value-type="float" office:value="4.6476" calcext:value-type="float">
            <text:p>4.6476</text:p>
          </table:table-cell>
          <table:table-cell office:value-type="float" office:value="4.5529" calcext:value-type="float">
            <text:p>4.5529</text:p>
          </table:table-cell>
          <table:table-cell table:number-columns-repeated="2" office:value-type="float" office:value="4.3189" calcext:value-type="float">
            <text:p>4.3189</text:p>
          </table:table-cell>
        </table:table-row>
        <table:table-row table:style-name="ro1">
          <table:table-cell office:value-type="float" office:value="1980.7" calcext:value-type="float">
            <text:p>1980.7</text:p>
          </table:table-cell>
          <table:table-cell office:value-type="float" office:value="4.5633" calcext:value-type="float">
            <text:p>4.5633</text:p>
          </table:table-cell>
          <table:table-cell office:value-type="float" office:value="4.3121" calcext:value-type="float">
            <text:p>4.3121</text:p>
          </table:table-cell>
          <table:table-cell office:value-type="float" office:value="4.5478" calcext:value-type="float">
            <text:p>4.5478</text:p>
          </table:table-cell>
          <table:table-cell office:value-type="float" office:value="4.4404" calcext:value-type="float">
            <text:p>4.4404</text:p>
          </table:table-cell>
          <table:table-cell table:number-columns-repeated="2" office:value-type="float" office:value="4.3121" calcext:value-type="float">
            <text:p>4.3121</text:p>
          </table:table-cell>
          <table:table-cell office:value-type="float" office:value="4.5633" calcext:value-type="float">
            <text:p>4.5633</text:p>
          </table:table-cell>
          <table:table-cell office:value-type="float" office:value="4.3121" calcext:value-type="float">
            <text:p>4.3121</text:p>
          </table:table-cell>
          <table:table-cell office:value-type="float" office:value="4.6447" calcext:value-type="float">
            <text:p>4.6447</text:p>
          </table:table-cell>
          <table:table-cell office:value-type="float" office:value="4.55" calcext:value-type="float">
            <text:p>4.55</text:p>
          </table:table-cell>
          <table:table-cell table:number-columns-repeated="2" office:value-type="float" office:value="4.3121" calcext:value-type="float">
            <text:p>4.3121</text:p>
          </table:table-cell>
        </table:table-row>
        <table:table-row table:style-name="ro1">
          <table:table-cell office:value-type="float" office:value="1990.7" calcext:value-type="float">
            <text:p>1990.7</text:p>
          </table:table-cell>
          <table:table-cell office:value-type="float" office:value="4.5595" calcext:value-type="float">
            <text:p>4.5595</text:p>
          </table:table-cell>
          <table:table-cell office:value-type="float" office:value="4.3053" calcext:value-type="float">
            <text:p>4.3053</text:p>
          </table:table-cell>
          <table:table-cell office:value-type="float" office:value="4.5444" calcext:value-type="float">
            <text:p>4.5444</text:p>
          </table:table-cell>
          <table:table-cell office:value-type="float" office:value="4.4361" calcext:value-type="float">
            <text:p>4.4361</text:p>
          </table:table-cell>
          <table:table-cell table:number-columns-repeated="2" office:value-type="float" office:value="4.3053" calcext:value-type="float">
            <text:p>4.3053</text:p>
          </table:table-cell>
          <table:table-cell office:value-type="float" office:value="4.5595" calcext:value-type="float">
            <text:p>4.5595</text:p>
          </table:table-cell>
          <table:table-cell office:value-type="float" office:value="4.3053" calcext:value-type="float">
            <text:p>4.3053</text:p>
          </table:table-cell>
          <table:table-cell office:value-type="float" office:value="4.6418" calcext:value-type="float">
            <text:p>4.6418</text:p>
          </table:table-cell>
          <table:table-cell office:value-type="float" office:value="4.5472" calcext:value-type="float">
            <text:p>4.5472</text:p>
          </table:table-cell>
          <table:table-cell table:number-columns-repeated="2" office:value-type="float" office:value="4.3053" calcext:value-type="float">
            <text:p>4.3053</text:p>
          </table:table-cell>
        </table:table-row>
        <table:table-row table:style-name="ro1">
          <table:table-cell office:value-type="float" office:value="2000.7" calcext:value-type="float">
            <text:p>2000.7</text:p>
          </table:table-cell>
          <table:table-cell office:value-type="float" office:value="4.5556" calcext:value-type="float">
            <text:p>4.5556</text:p>
          </table:table-cell>
          <table:table-cell office:value-type="float" office:value="4.2984" calcext:value-type="float">
            <text:p>4.2984</text:p>
          </table:table-cell>
          <table:table-cell office:value-type="float" office:value="4.541" calcext:value-type="float">
            <text:p>4.541</text:p>
          </table:table-cell>
          <table:table-cell office:value-type="float" office:value="4.4319" calcext:value-type="float">
            <text:p>4.4319</text:p>
          </table:table-cell>
          <table:table-cell table:number-columns-repeated="2" office:value-type="float" office:value="4.2984" calcext:value-type="float">
            <text:p>4.2984</text:p>
          </table:table-cell>
          <table:table-cell office:value-type="float" office:value="4.5556" calcext:value-type="float">
            <text:p>4.5556</text:p>
          </table:table-cell>
          <table:table-cell office:value-type="float" office:value="4.2984" calcext:value-type="float">
            <text:p>4.2984</text:p>
          </table:table-cell>
          <table:table-cell office:value-type="float" office:value="4.6389" calcext:value-type="float">
            <text:p>4.6389</text:p>
          </table:table-cell>
          <table:table-cell office:value-type="float" office:value="4.5443" calcext:value-type="float">
            <text:p>4.5443</text:p>
          </table:table-cell>
          <table:table-cell table:number-columns-repeated="2" office:value-type="float" office:value="4.2984" calcext:value-type="float">
            <text:p>4.2984</text:p>
          </table:table-cell>
        </table:table-row>
        <table:table-row table:style-name="ro1">
          <table:table-cell office:value-type="float" office:value="2010.7" calcext:value-type="float">
            <text:p>2010.7</text:p>
          </table:table-cell>
          <table:table-cell office:value-type="float" office:value="4.5518" calcext:value-type="float">
            <text:p>4.5518</text:p>
          </table:table-cell>
          <table:table-cell office:value-type="float" office:value="4.2915" calcext:value-type="float">
            <text:p>4.2915</text:p>
          </table:table-cell>
          <table:table-cell office:value-type="float" office:value="4.5375" calcext:value-type="float">
            <text:p>4.5375</text:p>
          </table:table-cell>
          <table:table-cell office:value-type="float" office:value="4.4276" calcext:value-type="float">
            <text:p>4.4276</text:p>
          </table:table-cell>
          <table:table-cell office:value-type="float" office:value="4.2922" calcext:value-type="float">
            <text:p>4.2922</text:p>
          </table:table-cell>
          <table:table-cell office:value-type="float" office:value="4.2915" calcext:value-type="float">
            <text:p>4.2915</text:p>
          </table:table-cell>
          <table:table-cell office:value-type="float" office:value="4.5518" calcext:value-type="float">
            <text:p>4.5518</text:p>
          </table:table-cell>
          <table:table-cell office:value-type="float" office:value="4.2915" calcext:value-type="float">
            <text:p>4.2915</text:p>
          </table:table-cell>
          <table:table-cell office:value-type="float" office:value="4.636" calcext:value-type="float">
            <text:p>4.636</text:p>
          </table:table-cell>
          <table:table-cell office:value-type="float" office:value="4.5414" calcext:value-type="float">
            <text:p>4.5414</text:p>
          </table:table-cell>
          <table:table-cell office:value-type="float" office:value="4.2945" calcext:value-type="float">
            <text:p>4.2945</text:p>
          </table:table-cell>
          <table:table-cell office:value-type="float" office:value="4.2915" calcext:value-type="float">
            <text:p>4.2915</text:p>
          </table:table-cell>
        </table:table-row>
        <table:table-row table:style-name="ro1">
          <table:table-cell office:value-type="float" office:value="2020.7" calcext:value-type="float">
            <text:p>2020.7</text:p>
          </table:table-cell>
          <table:table-cell office:value-type="float" office:value="4.5479" calcext:value-type="float">
            <text:p>4.5479</text:p>
          </table:table-cell>
          <table:table-cell office:value-type="float" office:value="4.2845" calcext:value-type="float">
            <text:p>4.2845</text:p>
          </table:table-cell>
          <table:table-cell office:value-type="float" office:value="4.5341" calcext:value-type="float">
            <text:p>4.5341</text:p>
          </table:table-cell>
          <table:table-cell office:value-type="float" office:value="4.4233" calcext:value-type="float">
            <text:p>4.4233</text:p>
          </table:table-cell>
          <table:table-cell office:value-type="float" office:value="4.2863" calcext:value-type="float">
            <text:p>4.2863</text:p>
          </table:table-cell>
          <table:table-cell office:value-type="float" office:value="4.2845" calcext:value-type="float">
            <text:p>4.2845</text:p>
          </table:table-cell>
          <table:table-cell office:value-type="float" office:value="4.5479" calcext:value-type="float">
            <text:p>4.5479</text:p>
          </table:table-cell>
          <table:table-cell office:value-type="float" office:value="4.2845" calcext:value-type="float">
            <text:p>4.2845</text:p>
          </table:table-cell>
          <table:table-cell office:value-type="float" office:value="4.6331" calcext:value-type="float">
            <text:p>4.6331</text:p>
          </table:table-cell>
          <table:table-cell office:value-type="float" office:value="4.5385" calcext:value-type="float">
            <text:p>4.5385</text:p>
          </table:table-cell>
          <table:table-cell office:value-type="float" office:value="4.2916" calcext:value-type="float">
            <text:p>4.2916</text:p>
          </table:table-cell>
          <table:table-cell office:value-type="float" office:value="4.2845" calcext:value-type="float">
            <text:p>4.2845</text:p>
          </table:table-cell>
        </table:table-row>
        <table:table-row table:style-name="ro1">
          <table:table-cell office:value-type="float" office:value="2030.7" calcext:value-type="float">
            <text:p>2030.7</text:p>
          </table:table-cell>
          <table:table-cell office:value-type="float" office:value="4.544" calcext:value-type="float">
            <text:p>4.544</text:p>
          </table:table-cell>
          <table:table-cell office:value-type="float" office:value="4.2774" calcext:value-type="float">
            <text:p>4.2774</text:p>
          </table:table-cell>
          <table:table-cell office:value-type="float" office:value="4.5307" calcext:value-type="float">
            <text:p>4.5307</text:p>
          </table:table-cell>
          <table:table-cell office:value-type="float" office:value="4.419" calcext:value-type="float">
            <text:p>4.419</text:p>
          </table:table-cell>
          <table:table-cell office:value-type="float" office:value="4.2807" calcext:value-type="float">
            <text:p>4.2807</text:p>
          </table:table-cell>
          <table:table-cell office:value-type="float" office:value="4.2774" calcext:value-type="float">
            <text:p>4.2774</text:p>
          </table:table-cell>
          <table:table-cell office:value-type="float" office:value="4.544" calcext:value-type="float">
            <text:p>4.544</text:p>
          </table:table-cell>
          <table:table-cell office:value-type="float" office:value="4.2774" calcext:value-type="float">
            <text:p>4.2774</text:p>
          </table:table-cell>
          <table:table-cell office:value-type="float" office:value="4.6301" calcext:value-type="float">
            <text:p>4.6301</text:p>
          </table:table-cell>
          <table:table-cell office:value-type="float" office:value="4.5356" calcext:value-type="float">
            <text:p>4.5356</text:p>
          </table:table-cell>
          <table:table-cell office:value-type="float" office:value="4.2888" calcext:value-type="float">
            <text:p>4.2888</text:p>
          </table:table-cell>
          <table:table-cell office:value-type="float" office:value="4.2774" calcext:value-type="float">
            <text:p>4.2774</text:p>
          </table:table-cell>
        </table:table-row>
        <table:table-row table:style-name="ro1">
          <table:table-cell office:value-type="float" office:value="2040.7" calcext:value-type="float">
            <text:p>2040.7</text:p>
          </table:table-cell>
          <table:table-cell office:value-type="float" office:value="4.54" calcext:value-type="float">
            <text:p>4.54</text:p>
          </table:table-cell>
          <table:table-cell office:value-type="float" office:value="4.2703" calcext:value-type="float">
            <text:p>4.2703</text:p>
          </table:table-cell>
          <table:table-cell office:value-type="float" office:value="4.5272" calcext:value-type="float">
            <text:p>4.5272</text:p>
          </table:table-cell>
          <table:table-cell office:value-type="float" office:value="4.4146" calcext:value-type="float">
            <text:p>4.4146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03" calcext:value-type="float">
            <text:p>4.2703</text:p>
          </table:table-cell>
          <table:table-cell office:value-type="float" office:value="4.54" calcext:value-type="float">
            <text:p>4.54</text:p>
          </table:table-cell>
          <table:table-cell office:value-type="float" office:value="4.2703" calcext:value-type="float">
            <text:p>4.2703</text:p>
          </table:table-cell>
          <table:table-cell office:value-type="float" office:value="4.6272" calcext:value-type="float">
            <text:p>4.6272</text:p>
          </table:table-cell>
          <table:table-cell office:value-type="float" office:value="4.5327" calcext:value-type="float">
            <text:p>4.5327</text:p>
          </table:table-cell>
          <table:table-cell office:value-type="float" office:value="4.286" calcext:value-type="float">
            <text:p>4.286</text:p>
          </table:table-cell>
          <table:table-cell office:value-type="float" office:value="4.2703" calcext:value-type="float">
            <text:p>4.2703</text:p>
          </table:table-cell>
        </table:table-row>
        <table:table-row table:style-name="ro1">
          <table:table-cell office:value-type="float" office:value="2050.7" calcext:value-type="float">
            <text:p>2050.7</text:p>
          </table:table-cell>
          <table:table-cell office:value-type="float" office:value="4.5361" calcext:value-type="float">
            <text:p>4.5361</text:p>
          </table:table-cell>
          <table:table-cell office:value-type="float" office:value="4.2631" calcext:value-type="float">
            <text:p>4.2631</text:p>
          </table:table-cell>
          <table:table-cell office:value-type="float" office:value="4.5238" calcext:value-type="float">
            <text:p>4.5238</text:p>
          </table:table-cell>
          <table:table-cell office:value-type="float" office:value="4.4102" calcext:value-type="float">
            <text:p>4.4102</text:p>
          </table:table-cell>
          <table:table-cell office:value-type="float" office:value="4.2693" calcext:value-type="float">
            <text:p>4.2693</text:p>
          </table:table-cell>
          <table:table-cell office:value-type="float" office:value="4.2631" calcext:value-type="float">
            <text:p>4.2631</text:p>
          </table:table-cell>
          <table:table-cell office:value-type="float" office:value="4.5361" calcext:value-type="float">
            <text:p>4.5361</text:p>
          </table:table-cell>
          <table:table-cell office:value-type="float" office:value="4.2631" calcext:value-type="float">
            <text:p>4.2631</text:p>
          </table:table-cell>
          <table:table-cell office:value-type="float" office:value="4.6242" calcext:value-type="float">
            <text:p>4.6242</text:p>
          </table:table-cell>
          <table:table-cell office:value-type="float" office:value="4.5298" calcext:value-type="float">
            <text:p>4.5298</text:p>
          </table:table-cell>
          <table:table-cell office:value-type="float" office:value="4.2832" calcext:value-type="float">
            <text:p>4.2832</text:p>
          </table:table-cell>
          <table:table-cell office:value-type="float" office:value="4.2631" calcext:value-type="float">
            <text:p>4.2631</text:p>
          </table:table-cell>
        </table:table-row>
        <table:table-row table:style-name="ro1">
          <table:table-cell office:value-type="float" office:value="2060.7" calcext:value-type="float">
            <text:p>2060.7</text:p>
          </table:table-cell>
          <table:table-cell office:value-type="float" office:value="4.5321" calcext:value-type="float">
            <text:p>4.5321</text:p>
          </table:table-cell>
          <table:table-cell office:value-type="float" office:value="4.2558" calcext:value-type="float">
            <text:p>4.2558</text:p>
          </table:table-cell>
          <table:table-cell office:value-type="float" office:value="4.5203" calcext:value-type="float">
            <text:p>4.5203</text:p>
          </table:table-cell>
          <table:table-cell office:value-type="float" office:value="4.4059" calcext:value-type="float">
            <text:p>4.4059</text:p>
          </table:table-cell>
          <table:table-cell office:value-type="float" office:value="4.2636" calcext:value-type="float">
            <text:p>4.2636</text:p>
          </table:table-cell>
          <table:table-cell office:value-type="float" office:value="4.2558" calcext:value-type="float">
            <text:p>4.2558</text:p>
          </table:table-cell>
          <table:table-cell office:value-type="float" office:value="4.5321" calcext:value-type="float">
            <text:p>4.5321</text:p>
          </table:table-cell>
          <table:table-cell office:value-type="float" office:value="4.2558" calcext:value-type="float">
            <text:p>4.2558</text:p>
          </table:table-cell>
          <table:table-cell office:value-type="float" office:value="4.6213" calcext:value-type="float">
            <text:p>4.6213</text:p>
          </table:table-cell>
          <table:table-cell office:value-type="float" office:value="4.5269" calcext:value-type="float">
            <text:p>4.5269</text:p>
          </table:table-cell>
          <table:table-cell office:value-type="float" office:value="4.2803" calcext:value-type="float">
            <text:p>4.2803</text:p>
          </table:table-cell>
          <table:table-cell office:value-type="float" office:value="4.2558" calcext:value-type="float">
            <text:p>4.2558</text:p>
          </table:table-cell>
        </table:table-row>
        <table:table-row table:style-name="ro1">
          <table:table-cell office:value-type="float" office:value="2070.7" calcext:value-type="float">
            <text:p>2070.7</text:p>
          </table:table-cell>
          <table:table-cell office:value-type="float" office:value="4.5281" calcext:value-type="float">
            <text:p>4.5281</text:p>
          </table:table-cell>
          <table:table-cell office:value-type="float" office:value="4.2485" calcext:value-type="float">
            <text:p>4.2485</text:p>
          </table:table-cell>
          <table:table-cell office:value-type="float" office:value="4.5168" calcext:value-type="float">
            <text:p>4.5168</text:p>
          </table:table-cell>
          <table:table-cell office:value-type="float" office:value="4.4015" calcext:value-type="float">
            <text:p>4.4015</text:p>
          </table:table-cell>
          <table:table-cell office:value-type="float" office:value="4.2578" calcext:value-type="float">
            <text:p>4.2578</text:p>
          </table:table-cell>
          <table:table-cell office:value-type="float" office:value="4.2485" calcext:value-type="float">
            <text:p>4.2485</text:p>
          </table:table-cell>
          <table:table-cell office:value-type="float" office:value="4.5281" calcext:value-type="float">
            <text:p>4.5281</text:p>
          </table:table-cell>
          <table:table-cell office:value-type="float" office:value="4.2485" calcext:value-type="float">
            <text:p>4.2485</text:p>
          </table:table-cell>
          <table:table-cell office:value-type="float" office:value="4.6183" calcext:value-type="float">
            <text:p>4.6183</text:p>
          </table:table-cell>
          <table:table-cell office:value-type="float" office:value="4.5239" calcext:value-type="float">
            <text:p>4.5239</text:p>
          </table:table-cell>
          <table:table-cell office:value-type="float" office:value="4.2775" calcext:value-type="float">
            <text:p>4.2775</text:p>
          </table:table-cell>
          <table:table-cell office:value-type="float" office:value="4.2485" calcext:value-type="float">
            <text:p>4.2485</text:p>
          </table:table-cell>
        </table:table-row>
        <table:table-row table:style-name="ro1">
          <table:table-cell office:value-type="float" office:value="2080.7" calcext:value-type="float">
            <text:p>2080.7</text:p>
          </table:table-cell>
          <table:table-cell office:value-type="float" office:value="4.5241" calcext:value-type="float">
            <text:p>4.5241</text:p>
          </table:table-cell>
          <table:table-cell office:value-type="float" office:value="4.2411" calcext:value-type="float">
            <text:p>4.2411</text:p>
          </table:table-cell>
          <table:table-cell office:value-type="float" office:value="4.5134" calcext:value-type="float">
            <text:p>4.5134</text:p>
          </table:table-cell>
          <table:table-cell office:value-type="float" office:value="4.3971" calcext:value-type="float">
            <text:p>4.3971</text:p>
          </table:table-cell>
          <table:table-cell office:value-type="float" office:value="4.252" calcext:value-type="float">
            <text:p>4.252</text:p>
          </table:table-cell>
          <table:table-cell office:value-type="float" office:value="4.2411" calcext:value-type="float">
            <text:p>4.2411</text:p>
          </table:table-cell>
          <table:table-cell office:value-type="float" office:value="4.5241" calcext:value-type="float">
            <text:p>4.5241</text:p>
          </table:table-cell>
          <table:table-cell office:value-type="float" office:value="4.2411" calcext:value-type="float">
            <text:p>4.2411</text:p>
          </table:table-cell>
          <table:table-cell office:value-type="float" office:value="4.6153" calcext:value-type="float">
            <text:p>4.6153</text:p>
          </table:table-cell>
          <table:table-cell office:value-type="float" office:value="4.521" calcext:value-type="float">
            <text:p>4.521</text:p>
          </table:table-cell>
          <table:table-cell office:value-type="float" office:value="4.2746" calcext:value-type="float">
            <text:p>4.2746</text:p>
          </table:table-cell>
          <table:table-cell office:value-type="float" office:value="4.2411" calcext:value-type="float">
            <text:p>4.2411</text:p>
          </table:table-cell>
        </table:table-row>
        <table:table-row table:style-name="ro1">
          <table:table-cell office:value-type="float" office:value="2090.7" calcext:value-type="float">
            <text:p>2090.7</text:p>
          </table:table-cell>
          <table:table-cell office:value-type="float" office:value="4.52" calcext:value-type="float">
            <text:p>4.52</text:p>
          </table:table-cell>
          <table:table-cell office:value-type="float" office:value="4.2336" calcext:value-type="float">
            <text:p>4.2336</text:p>
          </table:table-cell>
          <table:table-cell office:value-type="float" office:value="4.5099" calcext:value-type="float">
            <text:p>4.5099</text:p>
          </table:table-cell>
          <table:table-cell office:value-type="float" office:value="4.3926" calcext:value-type="float">
            <text:p>4.3926</text:p>
          </table:table-cell>
          <table:table-cell office:value-type="float" office:value="4.2462" calcext:value-type="float">
            <text:p>4.2462</text:p>
          </table:table-cell>
          <table:table-cell office:value-type="float" office:value="4.2336" calcext:value-type="float">
            <text:p>4.2336</text:p>
          </table:table-cell>
          <table:table-cell office:value-type="float" office:value="4.52" calcext:value-type="float">
            <text:p>4.52</text:p>
          </table:table-cell>
          <table:table-cell office:value-type="float" office:value="4.2336" calcext:value-type="float">
            <text:p>4.2336</text:p>
          </table:table-cell>
          <table:table-cell office:value-type="float" office:value="4.6123" calcext:value-type="float">
            <text:p>4.6123</text:p>
          </table:table-cell>
          <table:table-cell office:value-type="float" office:value="4.518" calcext:value-type="float">
            <text:p>4.518</text:p>
          </table:table-cell>
          <table:table-cell office:value-type="float" office:value="4.2718" calcext:value-type="float">
            <text:p>4.2718</text:p>
          </table:table-cell>
          <table:table-cell office:value-type="float" office:value="4.2336" calcext:value-type="float">
            <text:p>4.2336</text:p>
          </table:table-cell>
        </table:table-row>
        <table:table-row table:style-name="ro1">
          <table:table-cell office:value-type="float" office:value="2100.7" calcext:value-type="float">
            <text:p>2100.7</text:p>
          </table:table-cell>
          <table:table-cell office:value-type="float" office:value="4.516" calcext:value-type="float">
            <text:p>4.516</text:p>
          </table:table-cell>
          <table:table-cell office:value-type="float" office:value="4.226" calcext:value-type="float">
            <text:p>4.226</text:p>
          </table:table-cell>
          <table:table-cell office:value-type="float" office:value="4.5064" calcext:value-type="float">
            <text:p>4.5064</text:p>
          </table:table-cell>
          <table:table-cell office:value-type="float" office:value="4.3882" calcext:value-type="float">
            <text:p>4.3882</text:p>
          </table:table-cell>
          <table:table-cell office:value-type="float" office:value="4.2403" calcext:value-type="float">
            <text:p>4.2403</text:p>
          </table:table-cell>
          <table:table-cell office:value-type="float" office:value="4.226" calcext:value-type="float">
            <text:p>4.226</text:p>
          </table:table-cell>
          <table:table-cell office:value-type="float" office:value="4.516" calcext:value-type="float">
            <text:p>4.516</text:p>
          </table:table-cell>
          <table:table-cell office:value-type="float" office:value="4.226" calcext:value-type="float">
            <text:p>4.226</text:p>
          </table:table-cell>
          <table:table-cell office:value-type="float" office:value="4.6093" calcext:value-type="float">
            <text:p>4.6093</text:p>
          </table:table-cell>
          <table:table-cell office:value-type="float" office:value="4.5151" calcext:value-type="float">
            <text:p>4.5151</text:p>
          </table:table-cell>
          <table:table-cell office:value-type="float" office:value="4.2689" calcext:value-type="float">
            <text:p>4.2689</text:p>
          </table:table-cell>
          <table:table-cell office:value-type="float" office:value="4.226" calcext:value-type="float">
            <text:p>4.226</text:p>
          </table:table-cell>
        </table:table-row>
        <table:table-row table:style-name="ro1">
          <table:table-cell office:value-type="float" office:value="2110.7" calcext:value-type="float">
            <text:p>2110.7</text:p>
          </table:table-cell>
          <table:table-cell office:value-type="float" office:value="4.5119" calcext:value-type="float">
            <text:p>4.5119</text:p>
          </table:table-cell>
          <table:table-cell office:value-type="float" office:value="4.2184" calcext:value-type="float">
            <text:p>4.2184</text:p>
          </table:table-cell>
          <table:table-cell office:value-type="float" office:value="4.5029" calcext:value-type="float">
            <text:p>4.5029</text:p>
          </table:table-cell>
          <table:table-cell office:value-type="float" office:value="4.3837" calcext:value-type="float">
            <text:p>4.3837</text:p>
          </table:table-cell>
          <table:table-cell office:value-type="float" office:value="4.2344" calcext:value-type="float">
            <text:p>4.2344</text:p>
          </table:table-cell>
          <table:table-cell office:value-type="float" office:value="4.2184" calcext:value-type="float">
            <text:p>4.2184</text:p>
          </table:table-cell>
          <table:table-cell office:value-type="float" office:value="4.5119" calcext:value-type="float">
            <text:p>4.5119</text:p>
          </table:table-cell>
          <table:table-cell office:value-type="float" office:value="4.2184" calcext:value-type="float">
            <text:p>4.2184</text:p>
          </table:table-cell>
          <table:table-cell office:value-type="float" office:value="4.6063" calcext:value-type="float">
            <text:p>4.6063</text:p>
          </table:table-cell>
          <table:table-cell office:value-type="float" office:value="4.5121" calcext:value-type="float">
            <text:p>4.512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184" calcext:value-type="float">
            <text:p>4.2184</text:p>
          </table:table-cell>
        </table:table-row>
        <table:table-row table:style-name="ro1">
          <table:table-cell office:value-type="float" office:value="2120.7" calcext:value-type="float">
            <text:p>2120.7</text:p>
          </table:table-cell>
          <table:table-cell office:value-type="float" office:value="4.5078" calcext:value-type="float">
            <text:p>4.5078</text:p>
          </table:table-cell>
          <table:table-cell office:value-type="float" office:value="4.2106" calcext:value-type="float">
            <text:p>4.2106</text:p>
          </table:table-cell>
          <table:table-cell office:value-type="float" office:value="4.4994" calcext:value-type="float">
            <text:p>4.4994</text:p>
          </table:table-cell>
          <table:table-cell office:value-type="float" office:value="4.3792" calcext:value-type="float">
            <text:p>4.3792</text:p>
          </table:table-cell>
          <table:table-cell office:value-type="float" office:value="4.2284" calcext:value-type="float">
            <text:p>4.2284</text:p>
          </table:table-cell>
          <table:table-cell office:value-type="float" office:value="4.2106" calcext:value-type="float">
            <text:p>4.2106</text:p>
          </table:table-cell>
          <table:table-cell office:value-type="float" office:value="4.5078" calcext:value-type="float">
            <text:p>4.5078</text:p>
          </table:table-cell>
          <table:table-cell office:value-type="float" office:value="4.2106" calcext:value-type="float">
            <text:p>4.2106</text:p>
          </table:table-cell>
          <table:table-cell office:value-type="float" office:value="4.6033" calcext:value-type="float">
            <text:p>4.6033</text:p>
          </table:table-cell>
          <table:table-cell office:value-type="float" office:value="4.5091" calcext:value-type="float">
            <text:p>4.5091</text:p>
          </table:table-cell>
          <table:table-cell office:value-type="float" office:value="4.2631" calcext:value-type="float">
            <text:p>4.2631</text:p>
          </table:table-cell>
          <table:table-cell office:value-type="float" office:value="4.2106" calcext:value-type="float">
            <text:p>4.2106</text:p>
          </table:table-cell>
        </table:table-row>
        <table:table-row table:style-name="ro1">
          <table:table-cell office:value-type="float" office:value="2130.7" calcext:value-type="float">
            <text:p>2130.7</text:p>
          </table:table-cell>
          <table:table-cell office:value-type="float" office:value="4.5037" calcext:value-type="float">
            <text:p>4.5037</text:p>
          </table:table-cell>
          <table:table-cell office:value-type="float" office:value="4.2028" calcext:value-type="float">
            <text:p>4.2028</text:p>
          </table:table-cell>
          <table:table-cell office:value-type="float" office:value="4.4958" calcext:value-type="float">
            <text:p>4.4958</text:p>
          </table:table-cell>
          <table:table-cell office:value-type="float" office:value="4.3747" calcext:value-type="float">
            <text:p>4.3747</text:p>
          </table:table-cell>
          <table:table-cell office:value-type="float" office:value="4.2224" calcext:value-type="float">
            <text:p>4.2224</text:p>
          </table:table-cell>
          <table:table-cell office:value-type="float" office:value="4.2028" calcext:value-type="float">
            <text:p>4.2028</text:p>
          </table:table-cell>
          <table:table-cell office:value-type="float" office:value="4.5037" calcext:value-type="float">
            <text:p>4.5037</text:p>
          </table:table-cell>
          <table:table-cell office:value-type="float" office:value="4.2028" calcext:value-type="float">
            <text:p>4.2028</text:p>
          </table:table-cell>
          <table:table-cell office:value-type="float" office:value="4.6002" calcext:value-type="float">
            <text:p>4.6002</text:p>
          </table:table-cell>
          <table:table-cell office:value-type="float" office:value="4.5061" calcext:value-type="float">
            <text:p>4.5061</text:p>
          </table:table-cell>
          <table:table-cell office:value-type="float" office:value="4.2602" calcext:value-type="float">
            <text:p>4.2602</text:p>
          </table:table-cell>
          <table:table-cell office:value-type="float" office:value="4.2028" calcext:value-type="float">
            <text:p>4.2028</text:p>
          </table:table-cell>
        </table:table-row>
        <table:table-row table:style-name="ro1">
          <table:table-cell office:value-type="float" office:value="2140.7" calcext:value-type="float">
            <text:p>2140.7</text:p>
          </table:table-cell>
          <table:table-cell office:value-type="float" office:value="4.4995" calcext:value-type="float">
            <text:p>4.4995</text:p>
          </table:table-cell>
          <table:table-cell office:value-type="float" office:value="4.195" calcext:value-type="float">
            <text:p>4.195</text:p>
          </table:table-cell>
          <table:table-cell office:value-type="float" office:value="4.4923" calcext:value-type="float">
            <text:p>4.4923</text:p>
          </table:table-cell>
          <table:table-cell office:value-type="float" office:value="4.3702" calcext:value-type="float">
            <text:p>4.3702</text:p>
          </table:table-cell>
          <table:table-cell office:value-type="float" office:value="4.2164" calcext:value-type="float">
            <text:p>4.2164</text:p>
          </table:table-cell>
          <table:table-cell office:value-type="float" office:value="4.195" calcext:value-type="float">
            <text:p>4.195</text:p>
          </table:table-cell>
          <table:table-cell office:value-type="float" office:value="4.4995" calcext:value-type="float">
            <text:p>4.4995</text:p>
          </table:table-cell>
          <table:table-cell office:value-type="float" office:value="4.195" calcext:value-type="float">
            <text:p>4.195</text:p>
          </table:table-cell>
          <table:table-cell office:value-type="float" office:value="4.5972" calcext:value-type="float">
            <text:p>4.5972</text:p>
          </table:table-cell>
          <table:table-cell office:value-type="float" office:value="4.5031" calcext:value-type="float">
            <text:p>4.5031</text:p>
          </table:table-cell>
          <table:table-cell office:value-type="float" office:value="4.2573" calcext:value-type="float">
            <text:p>4.2573</text:p>
          </table:table-cell>
          <table:table-cell office:value-type="float" office:value="4.195" calcext:value-type="float">
            <text:p>4.195</text:p>
          </table:table-cell>
        </table:table-row>
        <table:table-row table:style-name="ro1">
          <table:table-cell office:value-type="float" office:value="2150.7" calcext:value-type="float">
            <text:p>2150.7</text:p>
          </table:table-cell>
          <table:table-cell office:value-type="float" office:value="4.4953" calcext:value-type="float">
            <text:p>4.4953</text:p>
          </table:table-cell>
          <table:table-cell office:value-type="float" office:value="4.187" calcext:value-type="float">
            <text:p>4.187</text:p>
          </table:table-cell>
          <table:table-cell office:value-type="float" office:value="4.4888" calcext:value-type="float">
            <text:p>4.4888</text:p>
          </table:table-cell>
          <table:table-cell office:value-type="float" office:value="4.3656" calcext:value-type="float">
            <text:p>4.3656</text:p>
          </table:table-cell>
          <table:table-cell office:value-type="float" office:value="4.2103" calcext:value-type="float">
            <text:p>4.2103</text:p>
          </table:table-cell>
          <table:table-cell office:value-type="float" office:value="4.187" calcext:value-type="float">
            <text:p>4.187</text:p>
          </table:table-cell>
          <table:table-cell office:value-type="float" office:value="4.4953" calcext:value-type="float">
            <text:p>4.4953</text:p>
          </table:table-cell>
          <table:table-cell office:value-type="float" office:value="4.187" calcext:value-type="float">
            <text:p>4.187</text:p>
          </table:table-cell>
          <table:table-cell office:value-type="float" office:value="4.5941" calcext:value-type="float">
            <text:p>4.5941</text:p>
          </table:table-cell>
          <table:table-cell office:value-type="float" office:value="4.5" calcext:value-type="float">
            <text:p>4.5</text:p>
          </table:table-cell>
          <table:table-cell office:value-type="float" office:value="4.2543" calcext:value-type="float">
            <text:p>4.2543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>
          <table:table-cell office:value-type="float" office:value="2160.7" calcext:value-type="float">
            <text:p>2160.7</text:p>
          </table:table-cell>
          <table:table-cell office:value-type="float" office:value="4.4911" calcext:value-type="float">
            <text:p>4.4911</text:p>
          </table:table-cell>
          <table:table-cell office:value-type="float" office:value="4.179" calcext:value-type="float">
            <text:p>4.179</text:p>
          </table:table-cell>
          <table:table-cell office:value-type="float" office:value="4.4852" calcext:value-type="float">
            <text:p>4.4852</text:p>
          </table:table-cell>
          <table:table-cell office:value-type="float" office:value="4.3611" calcext:value-type="float">
            <text:p>4.3611</text:p>
          </table:table-cell>
          <table:table-cell office:value-type="float" office:value="4.2042" calcext:value-type="float">
            <text:p>4.2042</text:p>
          </table:table-cell>
          <table:table-cell office:value-type="float" office:value="4.179" calcext:value-type="float">
            <text:p>4.179</text:p>
          </table:table-cell>
          <table:table-cell office:value-type="float" office:value="4.4911" calcext:value-type="float">
            <text:p>4.4911</text:p>
          </table:table-cell>
          <table:table-cell office:value-type="float" office:value="4.179" calcext:value-type="float">
            <text:p>4.179</text:p>
          </table:table-cell>
          <table:table-cell office:value-type="float" office:value="4.591" calcext:value-type="float">
            <text:p>4.591</text:p>
          </table:table-cell>
          <table:table-cell office:value-type="float" office:value="4.497" calcext:value-type="float">
            <text:p>4.497</text:p>
          </table:table-cell>
          <table:table-cell office:value-type="float" office:value="4.2514" calcext:value-type="float">
            <text:p>4.2514</text:p>
          </table:table-cell>
          <table:table-cell office:value-type="float" office:value="4.179" calcext:value-type="float">
            <text:p>4.179</text:p>
          </table:table-cell>
        </table:table-row>
        <table:table-row table:style-name="ro1">
          <table:table-cell office:value-type="float" office:value="2170.7" calcext:value-type="float">
            <text:p>2170.7</text:p>
          </table:table-cell>
          <table:table-cell office:value-type="float" office:value="4.4869" calcext:value-type="float">
            <text:p>4.4869</text:p>
          </table:table-cell>
          <table:table-cell office:value-type="float" office:value="4.1708" calcext:value-type="float">
            <text:p>4.1708</text:p>
          </table:table-cell>
          <table:table-cell office:value-type="float" office:value="4.4817" calcext:value-type="float">
            <text:p>4.4817</text:p>
          </table:table-cell>
          <table:table-cell office:value-type="float" office:value="4.3565" calcext:value-type="float">
            <text:p>4.3565</text:p>
          </table:table-cell>
          <table:table-cell office:value-type="float" office:value="4.198" calcext:value-type="float">
            <text:p>4.198</text:p>
          </table:table-cell>
          <table:table-cell office:value-type="float" office:value="4.1708" calcext:value-type="float">
            <text:p>4.1708</text:p>
          </table:table-cell>
          <table:table-cell office:value-type="float" office:value="4.4869" calcext:value-type="float">
            <text:p>4.4869</text:p>
          </table:table-cell>
          <table:table-cell office:value-type="float" office:value="4.1708" calcext:value-type="float">
            <text:p>4.1708</text:p>
          </table:table-cell>
          <table:table-cell office:value-type="float" office:value="4.588" calcext:value-type="float">
            <text:p>4.588</text:p>
          </table:table-cell>
          <table:table-cell office:value-type="float" office:value="4.494" calcext:value-type="float">
            <text:p>4.494</text:p>
          </table:table-cell>
          <table:table-cell office:value-type="float" office:value="4.2484" calcext:value-type="float">
            <text:p>4.2484</text:p>
          </table:table-cell>
          <table:table-cell office:value-type="float" office:value="4.1708" calcext:value-type="float">
            <text:p>4.1708</text:p>
          </table:table-cell>
        </table:table-row>
        <table:table-row table:style-name="ro1">
          <table:table-cell office:value-type="float" office:value="2180.7" calcext:value-type="float">
            <text:p>2180.7</text:p>
          </table:table-cell>
          <table:table-cell office:value-type="float" office:value="4.4826" calcext:value-type="float">
            <text:p>4.4826</text:p>
          </table:table-cell>
          <table:table-cell office:value-type="float" office:value="4.1626" calcext:value-type="float">
            <text:p>4.1626</text:p>
          </table:table-cell>
          <table:table-cell office:value-type="float" office:value="4.4781" calcext:value-type="float">
            <text:p>4.4781</text:p>
          </table:table-cell>
          <table:table-cell office:value-type="float" office:value="4.3519" calcext:value-type="float">
            <text:p>4.3519</text:p>
          </table:table-cell>
          <table:table-cell office:value-type="float" office:value="4.1918" calcext:value-type="float">
            <text:p>4.1918</text:p>
          </table:table-cell>
          <table:table-cell office:value-type="float" office:value="4.1626" calcext:value-type="float">
            <text:p>4.1626</text:p>
          </table:table-cell>
          <table:table-cell office:value-type="float" office:value="4.4826" calcext:value-type="float">
            <text:p>4.4826</text:p>
          </table:table-cell>
          <table:table-cell office:value-type="float" office:value="4.1626" calcext:value-type="float">
            <text:p>4.1626</text:p>
          </table:table-cell>
          <table:table-cell office:value-type="float" office:value="4.5849" calcext:value-type="float">
            <text:p>4.5849</text:p>
          </table:table-cell>
          <table:table-cell office:value-type="float" office:value="4.4909" calcext:value-type="float">
            <text:p>4.4909</text:p>
          </table:table-cell>
          <table:table-cell office:value-type="float" office:value="4.2455" calcext:value-type="float">
            <text:p>4.2455</text:p>
          </table:table-cell>
          <table:table-cell office:value-type="float" office:value="4.1626" calcext:value-type="float">
            <text:p>4.1626</text:p>
          </table:table-cell>
        </table:table-row>
        <table:table-row table:style-name="ro1">
          <table:table-cell office:value-type="float" office:value="2190.7" calcext:value-type="float">
            <text:p>2190.7</text:p>
          </table:table-cell>
          <table:table-cell office:value-type="float" office:value="4.4784" calcext:value-type="float">
            <text:p>4.4784</text:p>
          </table:table-cell>
          <table:table-cell office:value-type="float" office:value="4.1543" calcext:value-type="float">
            <text:p>4.1543</text:p>
          </table:table-cell>
          <table:table-cell office:value-type="float" office:value="4.4745" calcext:value-type="float">
            <text:p>4.4745</text:p>
          </table:table-cell>
          <table:table-cell office:value-type="float" office:value="4.3472" calcext:value-type="float">
            <text:p>4.3472</text:p>
          </table:table-cell>
          <table:table-cell office:value-type="float" office:value="4.1855" calcext:value-type="float">
            <text:p>4.1855</text:p>
          </table:table-cell>
          <table:table-cell office:value-type="float" office:value="4.1543" calcext:value-type="float">
            <text:p>4.1543</text:p>
          </table:table-cell>
          <table:table-cell office:value-type="float" office:value="4.4784" calcext:value-type="float">
            <text:p>4.4784</text:p>
          </table:table-cell>
          <table:table-cell office:value-type="float" office:value="4.1543" calcext:value-type="float">
            <text:p>4.1543</text:p>
          </table:table-cell>
          <table:table-cell office:value-type="float" office:value="4.5818" calcext:value-type="float">
            <text:p>4.5818</text:p>
          </table:table-cell>
          <table:table-cell office:value-type="float" office:value="4.4878" calcext:value-type="float">
            <text:p>4.4878</text:p>
          </table:table-cell>
          <table:table-cell office:value-type="float" office:value="4.2425" calcext:value-type="float">
            <text:p>4.2425</text:p>
          </table:table-cell>
          <table:table-cell office:value-type="float" office:value="4.1543" calcext:value-type="float">
            <text:p>4.1543</text:p>
          </table:table-cell>
        </table:table-row>
        <table:table-row table:style-name="ro1">
          <table:table-cell office:value-type="float" office:value="2200.7" calcext:value-type="float">
            <text:p>2200.7</text:p>
          </table:table-cell>
          <table:table-cell office:value-type="float" office:value="4.4741" calcext:value-type="float">
            <text:p>4.4741</text:p>
          </table:table-cell>
          <table:table-cell office:value-type="float" office:value="4.1459" calcext:value-type="float">
            <text:p>4.1459</text:p>
          </table:table-cell>
          <table:table-cell office:value-type="float" office:value="4.471" calcext:value-type="float">
            <text:p>4.471</text:p>
          </table:table-cell>
          <table:table-cell office:value-type="float" office:value="4.3426" calcext:value-type="float">
            <text:p>4.3426</text:p>
          </table:table-cell>
          <table:table-cell office:value-type="float" office:value="4.1792" calcext:value-type="float">
            <text:p>4.1792</text:p>
          </table:table-cell>
          <table:table-cell office:value-type="float" office:value="4.1459" calcext:value-type="float">
            <text:p>4.1459</text:p>
          </table:table-cell>
          <table:table-cell office:value-type="float" office:value="4.4741" calcext:value-type="float">
            <text:p>4.4741</text:p>
          </table:table-cell>
          <table:table-cell office:value-type="float" office:value="4.1459" calcext:value-type="float">
            <text:p>4.1459</text:p>
          </table:table-cell>
          <table:table-cell office:value-type="float" office:value="4.5786" calcext:value-type="float">
            <text:p>4.5786</text:p>
          </table:table-cell>
          <table:table-cell office:value-type="float" office:value="4.4847" calcext:value-type="float">
            <text:p>4.4847</text:p>
          </table:table-cell>
          <table:table-cell office:value-type="float" office:value="4.2395" calcext:value-type="float">
            <text:p>4.2395</text:p>
          </table:table-cell>
          <table:table-cell office:value-type="float" office:value="4.1459" calcext:value-type="float">
            <text:p>4.1459</text:p>
          </table:table-cell>
        </table:table-row>
        <table:table-row table:style-name="ro1">
          <table:table-cell office:value-type="float" office:value="2210.7" calcext:value-type="float">
            <text:p>2210.7</text:p>
          </table:table-cell>
          <table:table-cell office:value-type="float" office:value="4.4697" calcext:value-type="float">
            <text:p>4.4697</text:p>
          </table:table-cell>
          <table:table-cell office:value-type="float" office:value="4.1374" calcext:value-type="float">
            <text:p>4.1374</text:p>
          </table:table-cell>
          <table:table-cell office:value-type="float" office:value="4.4674" calcext:value-type="float">
            <text:p>4.4674</text:p>
          </table:table-cell>
          <table:table-cell office:value-type="float" office:value="4.3379" calcext:value-type="float">
            <text:p>4.3379</text:p>
          </table:table-cell>
          <table:table-cell office:value-type="float" office:value="4.1729" calcext:value-type="float">
            <text:p>4.1729</text:p>
          </table:table-cell>
          <table:table-cell office:value-type="float" office:value="4.1374" calcext:value-type="float">
            <text:p>4.1374</text:p>
          </table:table-cell>
          <table:table-cell office:value-type="float" office:value="4.4697" calcext:value-type="float">
            <text:p>4.4697</text:p>
          </table:table-cell>
          <table:table-cell office:value-type="float" office:value="4.1374" calcext:value-type="float">
            <text:p>4.1374</text:p>
          </table:table-cell>
          <table:table-cell office:value-type="float" office:value="4.5755" calcext:value-type="float">
            <text:p>4.5755</text:p>
          </table:table-cell>
          <table:table-cell office:value-type="float" office:value="4.4817" calcext:value-type="float">
            <text:p>4.4817</text:p>
          </table:table-cell>
          <table:table-cell office:value-type="float" office:value="4.2365" calcext:value-type="float">
            <text:p>4.2365</text:p>
          </table:table-cell>
          <table:table-cell office:value-type="float" office:value="4.1374" calcext:value-type="float">
            <text:p>4.1374</text:p>
          </table:table-cell>
        </table:table-row>
        <table:table-row table:style-name="ro1">
          <table:table-cell office:value-type="float" office:value="2220.7" calcext:value-type="float">
            <text:p>2220.7</text:p>
          </table:table-cell>
          <table:table-cell office:value-type="float" office:value="4.4654" calcext:value-type="float">
            <text:p>4.4654</text:p>
          </table:table-cell>
          <table:table-cell office:value-type="float" office:value="4.1288" calcext:value-type="float">
            <text:p>4.1288</text:p>
          </table:table-cell>
          <table:table-cell office:value-type="float" office:value="4.4638" calcext:value-type="float">
            <text:p>4.4638</text:p>
          </table:table-cell>
          <table:table-cell office:value-type="float" office:value="4.3332" calcext:value-type="float">
            <text:p>4.3332</text:p>
          </table:table-cell>
          <table:table-cell office:value-type="float" office:value="4.1665" calcext:value-type="float">
            <text:p>4.1665</text:p>
          </table:table-cell>
          <table:table-cell office:value-type="float" office:value="4.1288" calcext:value-type="float">
            <text:p>4.1288</text:p>
          </table:table-cell>
          <table:table-cell office:value-type="float" office:value="4.4654" calcext:value-type="float">
            <text:p>4.4654</text:p>
          </table:table-cell>
          <table:table-cell office:value-type="float" office:value="4.1288" calcext:value-type="float">
            <text:p>4.1288</text:p>
          </table:table-cell>
          <table:table-cell office:value-type="float" office:value="4.5724" calcext:value-type="float">
            <text:p>4.5724</text:p>
          </table:table-cell>
          <table:table-cell office:value-type="float" office:value="4.4785" calcext:value-type="float">
            <text:p>4.4785</text:p>
          </table:table-cell>
          <table:table-cell office:value-type="float" office:value="4.2335" calcext:value-type="float">
            <text:p>4.2335</text:p>
          </table:table-cell>
          <table:table-cell office:value-type="float" office:value="4.1288" calcext:value-type="float">
            <text:p>4.1288</text:p>
          </table:table-cell>
        </table:table-row>
        <table:table-row table:style-name="ro1">
          <table:table-cell office:value-type="float" office:value="2230.7" calcext:value-type="float">
            <text:p>2230.7</text:p>
          </table:table-cell>
          <table:table-cell office:value-type="float" office:value="4.461" calcext:value-type="float">
            <text:p>4.461</text:p>
          </table:table-cell>
          <table:table-cell office:value-type="float" office:value="4.1201" calcext:value-type="float">
            <text:p>4.1201</text:p>
          </table:table-cell>
          <table:table-cell office:value-type="float" office:value="4.4602" calcext:value-type="float">
            <text:p>4.4602</text:p>
          </table:table-cell>
          <table:table-cell office:value-type="float" office:value="4.3285" calcext:value-type="float">
            <text:p>4.3285</text:p>
          </table:table-cell>
          <table:table-cell office:value-type="float" office:value="4.1601" calcext:value-type="float">
            <text:p>4.1601</text:p>
          </table:table-cell>
          <table:table-cell office:value-type="float" office:value="4.1201" calcext:value-type="float">
            <text:p>4.1201</text:p>
          </table:table-cell>
          <table:table-cell office:value-type="float" office:value="4.461" calcext:value-type="float">
            <text:p>4.461</text:p>
          </table:table-cell>
          <table:table-cell office:value-type="float" office:value="4.1201" calcext:value-type="float">
            <text:p>4.1201</text:p>
          </table:table-cell>
          <table:table-cell office:value-type="float" office:value="4.5692" calcext:value-type="float">
            <text:p>4.5692</text:p>
          </table:table-cell>
          <table:table-cell office:value-type="float" office:value="4.4754" calcext:value-type="float">
            <text:p>4.4754</text:p>
          </table:table-cell>
          <table:table-cell office:value-type="float" office:value="4.2305" calcext:value-type="float">
            <text:p>4.2305</text:p>
          </table:table-cell>
          <table:table-cell office:value-type="float" office:value="4.1201" calcext:value-type="float">
            <text:p>4.1201</text:p>
          </table:table-cell>
        </table:table-row>
        <table:table-row table:style-name="ro1">
          <table:table-cell office:value-type="float" office:value="2240.7" calcext:value-type="float">
            <text:p>2240.7</text:p>
          </table:table-cell>
          <table:table-cell office:value-type="float" office:value="4.4566" calcext:value-type="float">
            <text:p>4.4566</text:p>
          </table:table-cell>
          <table:table-cell office:value-type="float" office:value="4.1112" calcext:value-type="float">
            <text:p>4.1112</text:p>
          </table:table-cell>
          <table:table-cell office:value-type="float" office:value="4.4566" calcext:value-type="float">
            <text:p>4.4566</text:p>
          </table:table-cell>
          <table:table-cell office:value-type="float" office:value="4.3238" calcext:value-type="float">
            <text:p>4.3238</text:p>
          </table:table-cell>
          <table:table-cell office:value-type="float" office:value="4.1536" calcext:value-type="float">
            <text:p>4.1536</text:p>
          </table:table-cell>
          <table:table-cell office:value-type="float" office:value="4.1112" calcext:value-type="float">
            <text:p>4.1112</text:p>
          </table:table-cell>
          <table:table-cell office:value-type="float" office:value="4.4566" calcext:value-type="float">
            <text:p>4.4566</text:p>
          </table:table-cell>
          <table:table-cell office:value-type="float" office:value="4.1112" calcext:value-type="float">
            <text:p>4.1112</text:p>
          </table:table-cell>
          <table:table-cell office:value-type="float" office:value="4.566" calcext:value-type="float">
            <text:p>4.566</text:p>
          </table:table-cell>
          <table:table-cell office:value-type="float" office:value="4.4723" calcext:value-type="float">
            <text:p>4.4723</text:p>
          </table:table-cell>
          <table:table-cell office:value-type="float" office:value="4.2275" calcext:value-type="float">
            <text:p>4.2275</text:p>
          </table:table-cell>
          <table:table-cell office:value-type="float" office:value="4.1112" calcext:value-type="float">
            <text:p>4.1112</text:p>
          </table:table-cell>
        </table:table-row>
        <table:table-row table:style-name="ro1">
          <table:table-cell office:value-type="float" office:value="2250.7" calcext:value-type="float">
            <text:p>2250.7</text:p>
          </table:table-cell>
          <table:table-cell office:value-type="float" office:value="4.4522" calcext:value-type="float">
            <text:p>4.4522</text:p>
          </table:table-cell>
          <table:table-cell office:value-type="float" office:value="4.1023" calcext:value-type="float">
            <text:p>4.1023</text:p>
          </table:table-cell>
          <table:table-cell office:value-type="float" office:value="4.4529" calcext:value-type="float">
            <text:p>4.4529</text:p>
          </table:table-cell>
          <table:table-cell office:value-type="float" office:value="4.3191" calcext:value-type="float">
            <text:p>4.3191</text:p>
          </table:table-cell>
          <table:table-cell office:value-type="float" office:value="4.1471" calcext:value-type="float">
            <text:p>4.1471</text:p>
          </table:table-cell>
          <table:table-cell office:value-type="float" office:value="4.1023" calcext:value-type="float">
            <text:p>4.1023</text:p>
          </table:table-cell>
          <table:table-cell office:value-type="float" office:value="4.4522" calcext:value-type="float">
            <text:p>4.4522</text:p>
          </table:table-cell>
          <table:table-cell office:value-type="float" office:value="4.1023" calcext:value-type="float">
            <text:p>4.1023</text:p>
          </table:table-cell>
          <table:table-cell office:value-type="float" office:value="4.5629" calcext:value-type="float">
            <text:p>4.5629</text:p>
          </table:table-cell>
          <table:table-cell office:value-type="float" office:value="4.4692" calcext:value-type="float">
            <text:p>4.4692</text:p>
          </table:table-cell>
          <table:table-cell office:value-type="float" office:value="4.2245" calcext:value-type="float">
            <text:p>4.2245</text:p>
          </table:table-cell>
          <table:table-cell office:value-type="float" office:value="4.1023" calcext:value-type="float">
            <text:p>4.1023</text:p>
          </table:table-cell>
        </table:table-row>
        <table:table-row table:style-name="ro1">
          <table:table-cell office:value-type="float" office:value="2260.7" calcext:value-type="float">
            <text:p>2260.7</text:p>
          </table:table-cell>
          <table:table-cell office:value-type="float" office:value="4.4477" calcext:value-type="float">
            <text:p>4.4477</text:p>
          </table:table-cell>
          <table:table-cell office:value-type="float" office:value="4.0933" calcext:value-type="float">
            <text:p>4.0933</text:p>
          </table:table-cell>
          <table:table-cell office:value-type="float" office:value="4.4493" calcext:value-type="float">
            <text:p>4.4493</text:p>
          </table:table-cell>
          <table:table-cell office:value-type="float" office:value="4.3143" calcext:value-type="float">
            <text:p>4.3143</text:p>
          </table:table-cell>
          <table:table-cell office:value-type="float" office:value="4.1405" calcext:value-type="float">
            <text:p>4.1405</text:p>
          </table:table-cell>
          <table:table-cell office:value-type="float" office:value="4.0933" calcext:value-type="float">
            <text:p>4.0933</text:p>
          </table:table-cell>
          <table:table-cell office:value-type="float" office:value="4.4477" calcext:value-type="float">
            <text:p>4.4477</text:p>
          </table:table-cell>
          <table:table-cell office:value-type="float" office:value="4.0933" calcext:value-type="float">
            <text:p>4.0933</text:p>
          </table:table-cell>
          <table:table-cell office:value-type="float" office:value="4.5597" calcext:value-type="float">
            <text:p>4.5597</text:p>
          </table:table-cell>
          <table:table-cell office:value-type="float" office:value="4.466" calcext:value-type="float">
            <text:p>4.466</text:p>
          </table:table-cell>
          <table:table-cell office:value-type="float" office:value="4.2214" calcext:value-type="float">
            <text:p>4.2214</text:p>
          </table:table-cell>
          <table:table-cell office:value-type="float" office:value="4.0933" calcext:value-type="float">
            <text:p>4.0933</text:p>
          </table:table-cell>
        </table:table-row>
        <table:table-row table:style-name="ro1">
          <table:table-cell office:value-type="float" office:value="2270.7" calcext:value-type="float">
            <text:p>2270.7</text:p>
          </table:table-cell>
          <table:table-cell office:value-type="float" office:value="4.4432" calcext:value-type="float">
            <text:p>4.4432</text:p>
          </table:table-cell>
          <table:table-cell office:value-type="float" office:value="4.0842" calcext:value-type="float">
            <text:p>4.0842</text:p>
          </table:table-cell>
          <table:table-cell office:value-type="float" office:value="4.4457" calcext:value-type="float">
            <text:p>4.4457</text:p>
          </table:table-cell>
          <table:table-cell office:value-type="float" office:value="4.3095" calcext:value-type="float">
            <text:p>4.3095</text:p>
          </table:table-cell>
          <table:table-cell office:value-type="float" office:value="4.1338" calcext:value-type="float">
            <text:p>4.1338</text:p>
          </table:table-cell>
          <table:table-cell office:value-type="float" office:value="4.0842" calcext:value-type="float">
            <text:p>4.0842</text:p>
          </table:table-cell>
          <table:table-cell office:value-type="float" office:value="4.4432" calcext:value-type="float">
            <text:p>4.4432</text:p>
          </table:table-cell>
          <table:table-cell office:value-type="float" office:value="4.0842" calcext:value-type="float">
            <text:p>4.0842</text:p>
          </table:table-cell>
          <table:table-cell office:value-type="float" office:value="4.5565" calcext:value-type="float">
            <text:p>4.5565</text:p>
          </table:table-cell>
          <table:table-cell office:value-type="float" office:value="4.4629" calcext:value-type="float">
            <text:p>4.4629</text:p>
          </table:table-cell>
          <table:table-cell office:value-type="float" office:value="4.2184" calcext:value-type="float">
            <text:p>4.2184</text:p>
          </table:table-cell>
          <table:table-cell office:value-type="float" office:value="4.0842" calcext:value-type="float">
            <text:p>4.0842</text:p>
          </table:table-cell>
        </table:table-row>
        <table:table-row table:style-name="ro1">
          <table:table-cell office:value-type="float" office:value="2280.7" calcext:value-type="float">
            <text:p>2280.7</text:p>
          </table:table-cell>
          <table:table-cell office:value-type="float" office:value="4.4387" calcext:value-type="float">
            <text:p>4.4387</text:p>
          </table:table-cell>
          <table:table-cell office:value-type="float" office:value="4.075" calcext:value-type="float">
            <text:p>4.075</text:p>
          </table:table-cell>
          <table:table-cell office:value-type="float" office:value="4.442" calcext:value-type="float">
            <text:p>4.442</text:p>
          </table:table-cell>
          <table:table-cell office:value-type="float" office:value="4.3047" calcext:value-type="float">
            <text:p>4.3047</text:p>
          </table:table-cell>
          <table:table-cell office:value-type="float" office:value="4.1272" calcext:value-type="float">
            <text:p>4.1272</text:p>
          </table:table-cell>
          <table:table-cell office:value-type="float" office:value="4.075" calcext:value-type="float">
            <text:p>4.075</text:p>
          </table:table-cell>
          <table:table-cell office:value-type="float" office:value="4.4387" calcext:value-type="float">
            <text:p>4.4387</text:p>
          </table:table-cell>
          <table:table-cell office:value-type="float" office:value="4.075" calcext:value-type="float">
            <text:p>4.075</text:p>
          </table:table-cell>
          <table:table-cell office:value-type="float" office:value="4.5532" calcext:value-type="float">
            <text:p>4.5532</text:p>
          </table:table-cell>
          <table:table-cell office:value-type="float" office:value="4.4597" calcext:value-type="float">
            <text:p>4.4597</text:p>
          </table:table-cell>
          <table:table-cell office:value-type="float" office:value="4.2153" calcext:value-type="float">
            <text:p>4.2153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2290.7" calcext:value-type="float">
            <text:p>2290.7</text:p>
          </table:table-cell>
          <table:table-cell office:value-type="float" office:value="4.4342" calcext:value-type="float">
            <text:p>4.4342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4384" calcext:value-type="float">
            <text:p>4.4384</text:p>
          </table:table-cell>
          <table:table-cell office:value-type="float" office:value="4.2999" calcext:value-type="float">
            <text:p>4.2999</text:p>
          </table:table-cell>
          <table:table-cell office:value-type="float" office:value="4.1204" calcext:value-type="float">
            <text:p>4.1204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4342" calcext:value-type="float">
            <text:p>4.4342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55" calcext:value-type="float">
            <text:p>4.55</text:p>
          </table:table-cell>
          <table:table-cell office:value-type="float" office:value="4.4565" calcext:value-type="float">
            <text:p>4.4565</text:p>
          </table:table-cell>
          <table:table-cell office:value-type="float" office:value="4.2122" calcext:value-type="float">
            <text:p>4.2122</text:p>
          </table:table-cell>
          <table:table-cell office:value-type="float" office:value="4.0656" calcext:value-type="float">
            <text:p>4.0656</text:p>
          </table:table-cell>
        </table:table-row>
        <table:table-row table:style-name="ro1">
          <table:table-cell office:value-type="float" office:value="2300.7" calcext:value-type="float">
            <text:p>2300.7</text:p>
          </table:table-cell>
          <table:table-cell office:value-type="float" office:value="4.4296" calcext:value-type="float">
            <text:p>4.4296</text:p>
          </table:table-cell>
          <table:table-cell office:value-type="float" office:value="4.0561" calcext:value-type="float">
            <text:p>4.0561</text:p>
          </table:table-cell>
          <table:table-cell office:value-type="float" office:value="4.4347" calcext:value-type="float">
            <text:p>4.4347</text:p>
          </table:table-cell>
          <table:table-cell office:value-type="float" office:value="4.295" calcext:value-type="float">
            <text:p>4.295</text:p>
          </table:table-cell>
          <table:table-cell office:value-type="float" office:value="4.1137" calcext:value-type="float">
            <text:p>4.1137</text:p>
          </table:table-cell>
          <table:table-cell office:value-type="float" office:value="4.0561" calcext:value-type="float">
            <text:p>4.0561</text:p>
          </table:table-cell>
          <table:table-cell office:value-type="float" office:value="4.4296" calcext:value-type="float">
            <text:p>4.4296</text:p>
          </table:table-cell>
          <table:table-cell office:value-type="float" office:value="4.0561" calcext:value-type="float">
            <text:p>4.0561</text:p>
          </table:table-cell>
          <table:table-cell office:value-type="float" office:value="4.5468" calcext:value-type="float">
            <text:p>4.5468</text:p>
          </table:table-cell>
          <table:table-cell office:value-type="float" office:value="4.4533" calcext:value-type="float">
            <text:p>4.4533</text:p>
          </table:table-cell>
          <table:table-cell office:value-type="float" office:value="4.2091" calcext:value-type="float">
            <text:p>4.2091</text:p>
          </table:table-cell>
          <table:table-cell office:value-type="float" office:value="4.0561" calcext:value-type="float">
            <text:p>4.0561</text:p>
          </table:table-cell>
        </table:table-row>
        <table:table-row table:style-name="ro1">
          <table:table-cell office:value-type="float" office:value="2310.7" calcext:value-type="float">
            <text:p>2310.7</text:p>
          </table:table-cell>
          <table:table-cell office:value-type="float" office:value="4.425" calcext:value-type="float">
            <text:p>4.425</text:p>
          </table:table-cell>
          <table:table-cell office:value-type="float" office:value="4.0465" calcext:value-type="float">
            <text:p>4.0465</text:p>
          </table:table-cell>
          <table:table-cell office:value-type="float" office:value="4.431" calcext:value-type="float">
            <text:p>4.431</text:p>
          </table:table-cell>
          <table:table-cell office:value-type="float" office:value="4.2901" calcext:value-type="float">
            <text:p>4.2901</text:p>
          </table:table-cell>
          <table:table-cell office:value-type="float" office:value="4.1068" calcext:value-type="float">
            <text:p>4.1068</text:p>
          </table:table-cell>
          <table:table-cell office:value-type="float" office:value="4.0465" calcext:value-type="float">
            <text:p>4.0465</text:p>
          </table:table-cell>
          <table:table-cell office:value-type="float" office:value="4.425" calcext:value-type="float">
            <text:p>4.425</text:p>
          </table:table-cell>
          <table:table-cell office:value-type="float" office:value="4.0465" calcext:value-type="float">
            <text:p>4.0465</text:p>
          </table:table-cell>
          <table:table-cell office:value-type="float" office:value="4.5435" calcext:value-type="float">
            <text:p>4.5435</text:p>
          </table:table-cell>
          <table:table-cell office:value-type="float" office:value="4.4501" calcext:value-type="float">
            <text:p>4.4501</text:p>
          </table:table-cell>
          <table:table-cell office:value-type="float" office:value="4.206" calcext:value-type="float">
            <text:p>4.206</text:p>
          </table:table-cell>
          <table:table-cell office:value-type="float" office:value="4.0465" calcext:value-type="float">
            <text:p>4.0465</text:p>
          </table:table-cell>
        </table:table-row>
        <table:table-row table:style-name="ro1">
          <table:table-cell office:value-type="float" office:value="2320.7" calcext:value-type="float">
            <text:p>2320.7</text:p>
          </table:table-cell>
          <table:table-cell office:value-type="float" office:value="4.4204" calcext:value-type="float">
            <text:p>4.4204</text:p>
          </table:table-cell>
          <table:table-cell office:value-type="float" office:value="4.0368" calcext:value-type="float">
            <text:p>4.0368</text:p>
          </table:table-cell>
          <table:table-cell office:value-type="float" office:value="4.4274" calcext:value-type="float">
            <text:p>4.4274</text:p>
          </table:table-cell>
          <table:table-cell office:value-type="float" office:value="4.2852" calcext:value-type="float">
            <text:p>4.2852</text:p>
          </table:table-cell>
          <table:table-cell office:value-type="float" office:value="4.0999" calcext:value-type="float">
            <text:p>4.0999</text:p>
          </table:table-cell>
          <table:table-cell office:value-type="float" office:value="4.0368" calcext:value-type="float">
            <text:p>4.0368</text:p>
          </table:table-cell>
          <table:table-cell office:value-type="float" office:value="4.4204" calcext:value-type="float">
            <text:p>4.4204</text:p>
          </table:table-cell>
          <table:table-cell office:value-type="float" office:value="4.0368" calcext:value-type="float">
            <text:p>4.0368</text:p>
          </table:table-cell>
          <table:table-cell office:value-type="float" office:value="4.5403" calcext:value-type="float">
            <text:p>4.5403</text:p>
          </table:table-cell>
          <table:table-cell office:value-type="float" office:value="4.4469" calcext:value-type="float">
            <text:p>4.4469</text:p>
          </table:table-cell>
          <table:table-cell office:value-type="float" office:value="4.2029" calcext:value-type="float">
            <text:p>4.2029</text:p>
          </table:table-cell>
          <table:table-cell office:value-type="float" office:value="4.0368" calcext:value-type="float">
            <text:p>4.0368</text:p>
          </table:table-cell>
        </table:table-row>
        <table:table-row table:style-name="ro1">
          <table:table-cell office:value-type="float" office:value="2330.7" calcext:value-type="float">
            <text:p>2330.7</text:p>
          </table:table-cell>
          <table:table-cell office:value-type="float" office:value="4.4157" calcext:value-type="float">
            <text:p>4.4157</text:p>
          </table:table-cell>
          <table:table-cell office:value-type="float" office:value="4.027" calcext:value-type="float">
            <text:p>4.027</text:p>
          </table:table-cell>
          <table:table-cell office:value-type="float" office:value="4.4237" calcext:value-type="float">
            <text:p>4.4237</text:p>
          </table:table-cell>
          <table:table-cell office:value-type="float" office:value="4.2803" calcext:value-type="float">
            <text:p>4.2803</text:p>
          </table:table-cell>
          <table:table-cell office:value-type="float" office:value="4.093" calcext:value-type="float">
            <text:p>4.093</text:p>
          </table:table-cell>
          <table:table-cell office:value-type="float" office:value="4.027" calcext:value-type="float">
            <text:p>4.027</text:p>
          </table:table-cell>
          <table:table-cell office:value-type="float" office:value="4.4157" calcext:value-type="float">
            <text:p>4.4157</text:p>
          </table:table-cell>
          <table:table-cell office:value-type="float" office:value="4.027" calcext:value-type="float">
            <text:p>4.027</text:p>
          </table:table-cell>
          <table:table-cell office:value-type="float" office:value="4.537" calcext:value-type="float">
            <text:p>4.537</text:p>
          </table:table-cell>
          <table:table-cell office:value-type="float" office:value="4.4436" calcext:value-type="float">
            <text:p>4.4436</text:p>
          </table:table-cell>
          <table:table-cell office:value-type="float" office:value="4.1998" calcext:value-type="float">
            <text:p>4.1998</text:p>
          </table:table-cell>
          <table:table-cell office:value-type="float" office:value="4.027" calcext:value-type="float">
            <text:p>4.027</text:p>
          </table:table-cell>
        </table:table-row>
        <table:table-row table:style-name="ro1">
          <table:table-cell office:value-type="float" office:value="2340.7" calcext:value-type="float">
            <text:p>2340.7</text:p>
          </table:table-cell>
          <table:table-cell office:value-type="float" office:value="4.411" calcext:value-type="float">
            <text:p>4.411</text:p>
          </table:table-cell>
          <table:table-cell office:value-type="float" office:value="4.017" calcext:value-type="float">
            <text:p>4.017</text:p>
          </table:table-cell>
          <table:table-cell office:value-type="float" office:value="4.42" calcext:value-type="float">
            <text:p>4.42</text:p>
          </table:table-cell>
          <table:table-cell office:value-type="float" office:value="4.2754" calcext:value-type="float">
            <text:p>4.2754</text:p>
          </table:table-cell>
          <table:table-cell office:value-type="float" office:value="4.086" calcext:value-type="float">
            <text:p>4.086</text:p>
          </table:table-cell>
          <table:table-cell office:value-type="float" office:value="4.017" calcext:value-type="float">
            <text:p>4.017</text:p>
          </table:table-cell>
          <table:table-cell office:value-type="float" office:value="4.411" calcext:value-type="float">
            <text:p>4.411</text:p>
          </table:table-cell>
          <table:table-cell office:value-type="float" office:value="4.017" calcext:value-type="float">
            <text:p>4.017</text:p>
          </table:table-cell>
          <table:table-cell office:value-type="float" office:value="4.5337" calcext:value-type="float">
            <text:p>4.5337</text:p>
          </table:table-cell>
          <table:table-cell office:value-type="float" office:value="4.4404" calcext:value-type="float">
            <text:p>4.4404</text:p>
          </table:table-cell>
          <table:table-cell office:value-type="float" office:value="4.1966" calcext:value-type="float">
            <text:p>4.1966</text:p>
          </table:table-cell>
          <table:table-cell office:value-type="float" office:value="4.017" calcext:value-type="float">
            <text:p>4.017</text:p>
          </table:table-cell>
        </table:table-row>
        <table:table-row table:style-name="ro1">
          <table:table-cell office:value-type="float" office:value="2350.7" calcext:value-type="float">
            <text:p>2350.7</text:p>
          </table:table-cell>
          <table:table-cell office:value-type="float" office:value="4.4063" calcext:value-type="float">
            <text:p>4.4063</text:p>
          </table:table-cell>
          <table:table-cell office:value-type="float" office:value="4.0069" calcext:value-type="float">
            <text:p>4.0069</text:p>
          </table:table-cell>
          <table:table-cell office:value-type="float" office:value="4.4163" calcext:value-type="float">
            <text:p>4.4163</text:p>
          </table:table-cell>
          <table:table-cell office:value-type="float" office:value="4.2704" calcext:value-type="float">
            <text:p>4.2704</text:p>
          </table:table-cell>
          <table:table-cell office:value-type="float" office:value="4.0789" calcext:value-type="float">
            <text:p>4.0789</text:p>
          </table:table-cell>
          <table:table-cell office:value-type="float" office:value="4.0069" calcext:value-type="float">
            <text:p>4.0069</text:p>
          </table:table-cell>
          <table:table-cell office:value-type="float" office:value="4.4063" calcext:value-type="float">
            <text:p>4.4063</text:p>
          </table:table-cell>
          <table:table-cell office:value-type="float" office:value="4.0069" calcext:value-type="float">
            <text:p>4.0069</text:p>
          </table:table-cell>
          <table:table-cell office:value-type="float" office:value="4.5304" calcext:value-type="float">
            <text:p>4.5304</text:p>
          </table:table-cell>
          <table:table-cell office:value-type="float" office:value="4.4371" calcext:value-type="float">
            <text:p>4.4371</text:p>
          </table:table-cell>
          <table:table-cell office:value-type="float" office:value="4.1935" calcext:value-type="float">
            <text:p>4.1935</text:p>
          </table:table-cell>
          <table:table-cell office:value-type="float" office:value="4.0069" calcext:value-type="float">
            <text:p>4.0069</text:p>
          </table:table-cell>
        </table:table-row>
        <table:table-row table:style-name="ro1">
          <table:table-cell office:value-type="float" office:value="2360.7" calcext:value-type="float">
            <text:p>2360.7</text:p>
          </table:table-cell>
          <table:table-cell office:value-type="float" office:value="4.4015" calcext:value-type="float">
            <text:p>4.4015</text:p>
          </table:table-cell>
          <table:table-cell office:value-type="float" office:value="3.9966" calcext:value-type="float">
            <text:p>3.9966</text:p>
          </table:table-cell>
          <table:table-cell office:value-type="float" office:value="4.4126" calcext:value-type="float">
            <text:p>4.4126</text:p>
          </table:table-cell>
          <table:table-cell office:value-type="float" office:value="4.2654" calcext:value-type="float">
            <text:p>4.2654</text:p>
          </table:table-cell>
          <table:table-cell office:value-type="float" office:value="4.0718" calcext:value-type="float">
            <text:p>4.0718</text:p>
          </table:table-cell>
          <table:table-cell office:value-type="float" office:value="3.9966" calcext:value-type="float">
            <text:p>3.9966</text:p>
          </table:table-cell>
          <table:table-cell office:value-type="float" office:value="4.4015" calcext:value-type="float">
            <text:p>4.4015</text:p>
          </table:table-cell>
          <table:table-cell office:value-type="float" office:value="3.9966" calcext:value-type="float">
            <text:p>3.9966</text:p>
          </table:table-cell>
          <table:table-cell office:value-type="float" office:value="4.5271" calcext:value-type="float">
            <text:p>4.5271</text:p>
          </table:table-cell>
          <table:table-cell office:value-type="float" office:value="4.4338" calcext:value-type="float">
            <text:p>4.4338</text:p>
          </table:table-cell>
          <table:table-cell office:value-type="float" office:value="4.1903" calcext:value-type="float">
            <text:p>4.1903</text:p>
          </table:table-cell>
          <table:table-cell office:value-type="float" office:value="3.9966" calcext:value-type="float">
            <text:p>3.9966</text:p>
          </table:table-cell>
        </table:table-row>
        <table:table-row table:style-name="ro1">
          <table:table-cell office:value-type="float" office:value="2370.7" calcext:value-type="float">
            <text:p>2370.7</text:p>
          </table:table-cell>
          <table:table-cell office:value-type="float" office:value="4.3968" calcext:value-type="float">
            <text:p>4.3968</text:p>
          </table:table-cell>
          <table:table-cell office:value-type="float" office:value="3.9862" calcext:value-type="float">
            <text:p>3.9862</text:p>
          </table:table-cell>
          <table:table-cell office:value-type="float" office:value="4.4088" calcext:value-type="float">
            <text:p>4.4088</text:p>
          </table:table-cell>
          <table:table-cell office:value-type="float" office:value="4.2604" calcext:value-type="float">
            <text:p>4.2604</text:p>
          </table:table-cell>
          <table:table-cell office:value-type="float" office:value="4.0647" calcext:value-type="float">
            <text:p>4.0647</text:p>
          </table:table-cell>
          <table:table-cell office:value-type="float" office:value="3.9862" calcext:value-type="float">
            <text:p>3.9862</text:p>
          </table:table-cell>
          <table:table-cell office:value-type="float" office:value="4.3968" calcext:value-type="float">
            <text:p>4.3968</text:p>
          </table:table-cell>
          <table:table-cell office:value-type="float" office:value="3.9862" calcext:value-type="float">
            <text:p>3.9862</text:p>
          </table:table-cell>
          <table:table-cell office:value-type="float" office:value="4.5237" calcext:value-type="float">
            <text:p>4.5237</text:p>
          </table:table-cell>
          <table:table-cell office:value-type="float" office:value="4.4305" calcext:value-type="float">
            <text:p>4.4305</text:p>
          </table:table-cell>
          <table:table-cell office:value-type="float" office:value="4.1871" calcext:value-type="float">
            <text:p>4.1871</text:p>
          </table:table-cell>
          <table:table-cell office:value-type="float" office:value="3.9862" calcext:value-type="float">
            <text:p>3.9862</text:p>
          </table:table-cell>
        </table:table-row>
        <table:table-row table:style-name="ro1">
          <table:table-cell office:value-type="float" office:value="2380.7" calcext:value-type="float">
            <text:p>2380.7</text:p>
          </table:table-cell>
          <table:table-cell office:value-type="float" office:value="4.392" calcext:value-type="float">
            <text:p>4.392</text:p>
          </table:table-cell>
          <table:table-cell office:value-type="float" office:value="3.9757" calcext:value-type="float">
            <text:p>3.9757</text:p>
          </table:table-cell>
          <table:table-cell office:value-type="float" office:value="4.4051" calcext:value-type="float">
            <text:p>4.4051</text:p>
          </table:table-cell>
          <table:table-cell office:value-type="float" office:value="4.2554" calcext:value-type="float">
            <text:p>4.2554</text:p>
          </table:table-cell>
          <table:table-cell office:value-type="float" office:value="4.0574" calcext:value-type="float">
            <text:p>4.0574</text:p>
          </table:table-cell>
          <table:table-cell office:value-type="float" office:value="3.9757" calcext:value-type="float">
            <text:p>3.9757</text:p>
          </table:table-cell>
          <table:table-cell office:value-type="float" office:value="4.392" calcext:value-type="float">
            <text:p>4.392</text:p>
          </table:table-cell>
          <table:table-cell office:value-type="float" office:value="3.9757" calcext:value-type="float">
            <text:p>3.9757</text:p>
          </table:table-cell>
          <table:table-cell office:value-type="float" office:value="4.5204" calcext:value-type="float">
            <text:p>4.5204</text:p>
          </table:table-cell>
          <table:table-cell office:value-type="float" office:value="4.4272" calcext:value-type="float">
            <text:p>4.4272</text:p>
          </table:table-cell>
          <table:table-cell office:value-type="float" office:value="4.1839" calcext:value-type="float">
            <text:p>4.1839</text:p>
          </table:table-cell>
          <table:table-cell office:value-type="float" office:value="3.9757" calcext:value-type="float">
            <text:p>3.9757</text:p>
          </table:table-cell>
        </table:table-row>
        <table:table-row table:style-name="ro1">
          <table:table-cell office:value-type="float" office:value="2390.7" calcext:value-type="float">
            <text:p>2390.7</text:p>
          </table:table-cell>
          <table:table-cell office:value-type="float" office:value="4.3871" calcext:value-type="float">
            <text:p>4.3871</text:p>
          </table:table-cell>
          <table:table-cell office:value-type="float" office:value="3.965" calcext:value-type="float">
            <text:p>3.965</text:p>
          </table:table-cell>
          <table:table-cell office:value-type="float" office:value="4.4014" calcext:value-type="float">
            <text:p>4.4014</text:p>
          </table:table-cell>
          <table:table-cell office:value-type="float" office:value="4.2503" calcext:value-type="float">
            <text:p>4.2503</text:p>
          </table:table-cell>
          <table:table-cell office:value-type="float" office:value="4.0501" calcext:value-type="float">
            <text:p>4.0501</text:p>
          </table:table-cell>
          <table:table-cell office:value-type="float" office:value="3.965" calcext:value-type="float">
            <text:p>3.965</text:p>
          </table:table-cell>
          <table:table-cell office:value-type="float" office:value="4.3871" calcext:value-type="float">
            <text:p>4.3871</text:p>
          </table:table-cell>
          <table:table-cell office:value-type="float" office:value="3.965" calcext:value-type="float">
            <text:p>3.965</text:p>
          </table:table-cell>
          <table:table-cell office:value-type="float" office:value="4.517" calcext:value-type="float">
            <text:p>4.517</text:p>
          </table:table-cell>
          <table:table-cell office:value-type="float" office:value="4.4239" calcext:value-type="float">
            <text:p>4.4239</text:p>
          </table:table-cell>
          <table:table-cell office:value-type="float" office:value="4.1807" calcext:value-type="float">
            <text:p>4.1807</text:p>
          </table:table-cell>
          <table:table-cell office:value-type="float" office:value="3.965" calcext:value-type="float">
            <text:p>3.965</text:p>
          </table:table-cell>
        </table:table-row>
        <table:table-row table:style-name="ro1">
          <table:table-cell office:value-type="float" office:value="2400.7" calcext:value-type="float">
            <text:p>2400.7</text:p>
          </table:table-cell>
          <table:table-cell office:value-type="float" office:value="4.3822" calcext:value-type="float">
            <text:p>4.3822</text:p>
          </table:table-cell>
          <table:table-cell office:value-type="float" office:value="3.9541" calcext:value-type="float">
            <text:p>3.9541</text:p>
          </table:table-cell>
          <table:table-cell office:value-type="float" office:value="4.3976" calcext:value-type="float">
            <text:p>4.3976</text:p>
          </table:table-cell>
          <table:table-cell office:value-type="float" office:value="4.2452" calcext:value-type="float">
            <text:p>4.2452</text:p>
          </table:table-cell>
          <table:table-cell office:value-type="float" office:value="4.0428" calcext:value-type="float">
            <text:p>4.0428</text:p>
          </table:table-cell>
          <table:table-cell office:value-type="float" office:value="3.9541" calcext:value-type="float">
            <text:p>3.9541</text:p>
          </table:table-cell>
          <table:table-cell office:value-type="float" office:value="4.3822" calcext:value-type="float">
            <text:p>4.3822</text:p>
          </table:table-cell>
          <table:table-cell office:value-type="float" office:value="3.9541" calcext:value-type="float">
            <text:p>3.9541</text:p>
          </table:table-cell>
          <table:table-cell office:value-type="float" office:value="4.5137" calcext:value-type="float">
            <text:p>4.5137</text:p>
          </table:table-cell>
          <table:table-cell office:value-type="float" office:value="4.4206" calcext:value-type="float">
            <text:p>4.420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9541" calcext:value-type="float">
            <text:p>3.9541</text:p>
          </table:table-cell>
        </table:table-row>
        <table:table-row table:style-name="ro1">
          <table:table-cell office:value-type="float" office:value="2410.7" calcext:value-type="float">
            <text:p>2410.7</text:p>
          </table:table-cell>
          <table:table-cell office:value-type="float" office:value="4.3773" calcext:value-type="float">
            <text:p>4.3773</text:p>
          </table:table-cell>
          <table:table-cell office:value-type="float" office:value="3.9431" calcext:value-type="float">
            <text:p>3.9431</text:p>
          </table:table-cell>
          <table:table-cell office:value-type="float" office:value="4.3939" calcext:value-type="float">
            <text:p>4.3939</text:p>
          </table:table-cell>
          <table:table-cell office:value-type="float" office:value="4.2401" calcext:value-type="float">
            <text:p>4.2401</text:p>
          </table:table-cell>
          <table:table-cell office:value-type="float" office:value="4.0354" calcext:value-type="float">
            <text:p>4.0354</text:p>
          </table:table-cell>
          <table:table-cell office:value-type="float" office:value="3.9431" calcext:value-type="float">
            <text:p>3.9431</text:p>
          </table:table-cell>
          <table:table-cell office:value-type="float" office:value="4.3773" calcext:value-type="float">
            <text:p>4.3773</text:p>
          </table:table-cell>
          <table:table-cell office:value-type="float" office:value="3.9431" calcext:value-type="float">
            <text:p>3.9431</text:p>
          </table:table-cell>
          <table:table-cell office:value-type="float" office:value="4.5103" calcext:value-type="float">
            <text:p>4.5103</text:p>
          </table:table-cell>
          <table:table-cell office:value-type="float" office:value="4.4173" calcext:value-type="float">
            <text:p>4.4173</text:p>
          </table:table-cell>
          <table:table-cell office:value-type="float" office:value="4.1743" calcext:value-type="float">
            <text:p>4.1743</text:p>
          </table:table-cell>
          <table:table-cell office:value-type="float" office:value="3.9431" calcext:value-type="float">
            <text:p>3.9431</text:p>
          </table:table-cell>
        </table:table-row>
        <table:table-row table:style-name="ro1">
          <table:table-cell office:value-type="float" office:value="2420.7" calcext:value-type="float">
            <text:p>2420.7</text:p>
          </table:table-cell>
          <table:table-cell office:value-type="float" office:value="4.3724" calcext:value-type="float">
            <text:p>4.3724</text:p>
          </table:table-cell>
          <table:table-cell office:value-type="float" office:value="3.9319" calcext:value-type="float">
            <text:p>3.9319</text:p>
          </table:table-cell>
          <table:table-cell office:value-type="float" office:value="4.3901" calcext:value-type="float">
            <text:p>4.3901</text:p>
          </table:table-cell>
          <table:table-cell office:value-type="float" office:value="4.235" calcext:value-type="float">
            <text:p>4.235</text:p>
          </table:table-cell>
          <table:table-cell office:value-type="float" office:value="4.0279" calcext:value-type="float">
            <text:p>4.0279</text:p>
          </table:table-cell>
          <table:table-cell office:value-type="float" office:value="3.9319" calcext:value-type="float">
            <text:p>3.9319</text:p>
          </table:table-cell>
          <table:table-cell office:value-type="float" office:value="4.3724" calcext:value-type="float">
            <text:p>4.3724</text:p>
          </table:table-cell>
          <table:table-cell office:value-type="float" office:value="3.9319" calcext:value-type="float">
            <text:p>3.9319</text:p>
          </table:table-cell>
          <table:table-cell office:value-type="float" office:value="4.5069" calcext:value-type="float">
            <text:p>4.5069</text:p>
          </table:table-cell>
          <table:table-cell office:value-type="float" office:value="4.4139" calcext:value-type="float">
            <text:p>4.4139</text:p>
          </table:table-cell>
          <table:table-cell office:value-type="float" office:value="4.171" calcext:value-type="float">
            <text:p>4.171</text:p>
          </table:table-cell>
          <table:table-cell office:value-type="float" office:value="3.9319" calcext:value-type="float">
            <text:p>3.9319</text:p>
          </table:table-cell>
        </table:table-row>
        <table:table-row table:style-name="ro1">
          <table:table-cell office:value-type="float" office:value="2430.7" calcext:value-type="float">
            <text:p>2430.7</text:p>
          </table:table-cell>
          <table:table-cell office:value-type="float" office:value="4.3674" calcext:value-type="float">
            <text:p>4.3674</text:p>
          </table:table-cell>
          <table:table-cell office:value-type="float" office:value="3.9206" calcext:value-type="float">
            <text:p>3.9206</text:p>
          </table:table-cell>
          <table:table-cell office:value-type="float" office:value="4.3863" calcext:value-type="float">
            <text:p>4.3863</text:p>
          </table:table-cell>
          <table:table-cell office:value-type="float" office:value="4.2298" calcext:value-type="float">
            <text:p>4.2298</text:p>
          </table:table-cell>
          <table:table-cell office:value-type="float" office:value="4.0203" calcext:value-type="float">
            <text:p>4.0203</text:p>
          </table:table-cell>
          <table:table-cell office:value-type="float" office:value="3.9206" calcext:value-type="float">
            <text:p>3.9206</text:p>
          </table:table-cell>
          <table:table-cell office:value-type="float" office:value="4.3674" calcext:value-type="float">
            <text:p>4.3674</text:p>
          </table:table-cell>
          <table:table-cell office:value-type="float" office:value="3.9206" calcext:value-type="float">
            <text:p>3.9206</text:p>
          </table:table-cell>
          <table:table-cell office:value-type="float" office:value="4.5035" calcext:value-type="float">
            <text:p>4.5035</text:p>
          </table:table-cell>
          <table:table-cell office:value-type="float" office:value="4.4105" calcext:value-type="float">
            <text:p>4.4105</text:p>
          </table:table-cell>
          <table:table-cell office:value-type="float" office:value="4.1678" calcext:value-type="float">
            <text:p>4.1678</text:p>
          </table:table-cell>
          <table:table-cell office:value-type="float" office:value="3.9206" calcext:value-type="float">
            <text:p>3.9206</text:p>
          </table:table-cell>
        </table:table-row>
        <table:table-row table:style-name="ro1">
          <table:table-cell office:value-type="float" office:value="2440.7" calcext:value-type="float">
            <text:p>2440.7</text:p>
          </table:table-cell>
          <table:table-cell office:value-type="float" office:value="4.3624" calcext:value-type="float">
            <text:p>4.3624</text:p>
          </table:table-cell>
          <table:table-cell office:value-type="float" office:value="3.9091" calcext:value-type="float">
            <text:p>3.9091</text:p>
          </table:table-cell>
          <table:table-cell office:value-type="float" office:value="4.3825" calcext:value-type="float">
            <text:p>4.3825</text:p>
          </table:table-cell>
          <table:table-cell office:value-type="float" office:value="4.2246" calcext:value-type="float">
            <text:p>4.2246</text:p>
          </table:table-cell>
          <table:table-cell office:value-type="float" office:value="4.0127" calcext:value-type="float">
            <text:p>4.0127</text:p>
          </table:table-cell>
          <table:table-cell office:value-type="float" office:value="3.9091" calcext:value-type="float">
            <text:p>3.9091</text:p>
          </table:table-cell>
          <table:table-cell office:value-type="float" office:value="4.3624" calcext:value-type="float">
            <text:p>4.3624</text:p>
          </table:table-cell>
          <table:table-cell office:value-type="float" office:value="3.9091" calcext:value-type="float">
            <text:p>3.9091</text:p>
          </table:table-cell>
          <table:table-cell office:value-type="float" office:value="4.5" calcext:value-type="float">
            <text:p>4.5</text:p>
          </table:table-cell>
          <table:table-cell office:value-type="float" office:value="4.4072" calcext:value-type="float">
            <text:p>4.4072</text:p>
          </table:table-cell>
          <table:table-cell office:value-type="float" office:value="4.1645" calcext:value-type="float">
            <text:p>4.1645</text:p>
          </table:table-cell>
          <table:table-cell office:value-type="float" office:value="3.9091" calcext:value-type="float">
            <text:p>3.9091</text:p>
          </table:table-cell>
        </table:table-row>
        <table:table-row table:style-name="ro1">
          <table:table-cell office:value-type="float" office:value="2450.7" calcext:value-type="float">
            <text:p>2450.7</text:p>
          </table:table-cell>
          <table:table-cell office:value-type="float" office:value="4.3574" calcext:value-type="float">
            <text:p>4.3574</text:p>
          </table:table-cell>
          <table:table-cell office:value-type="float" office:value="3.8974" calcext:value-type="float">
            <text:p>3.8974</text:p>
          </table:table-cell>
          <table:table-cell office:value-type="float" office:value="4.3788" calcext:value-type="float">
            <text:p>4.3788</text:p>
          </table:table-cell>
          <table:table-cell office:value-type="float" office:value="4.2194" calcext:value-type="float">
            <text:p>4.2194</text:p>
          </table:table-cell>
          <table:table-cell office:value-type="float" office:value="4.005" calcext:value-type="float">
            <text:p>4.005</text:p>
          </table:table-cell>
          <table:table-cell office:value-type="float" office:value="3.8974" calcext:value-type="float">
            <text:p>3.8974</text:p>
          </table:table-cell>
          <table:table-cell office:value-type="float" office:value="4.3574" calcext:value-type="float">
            <text:p>4.3574</text:p>
          </table:table-cell>
          <table:table-cell office:value-type="float" office:value="3.8974" calcext:value-type="float">
            <text:p>3.8974</text:p>
          </table:table-cell>
          <table:table-cell office:value-type="float" office:value="4.4966" calcext:value-type="float">
            <text:p>4.4966</text:p>
          </table:table-cell>
          <table:table-cell office:value-type="float" office:value="4.4038" calcext:value-type="float">
            <text:p>4.4038</text:p>
          </table:table-cell>
          <table:table-cell office:value-type="float" office:value="4.1612" calcext:value-type="float">
            <text:p>4.1612</text:p>
          </table:table-cell>
          <table:table-cell office:value-type="float" office:value="3.8974" calcext:value-type="float">
            <text:p>3.8974</text:p>
          </table:table-cell>
        </table:table-row>
        <table:table-row table:style-name="ro1">
          <table:table-cell office:value-type="float" office:value="2460.7" calcext:value-type="float">
            <text:p>2460.7</text:p>
          </table:table-cell>
          <table:table-cell office:value-type="float" office:value="4.3523" calcext:value-type="float">
            <text:p>4.3523</text:p>
          </table:table-cell>
          <table:table-cell office:value-type="float" office:value="3.8855" calcext:value-type="float">
            <text:p>3.8855</text:p>
          </table:table-cell>
          <table:table-cell office:value-type="float" office:value="4.375" calcext:value-type="float">
            <text:p>4.375</text:p>
          </table:table-cell>
          <table:table-cell office:value-type="float" office:value="4.2142" calcext:value-type="float">
            <text:p>4.2142</text:p>
          </table:table-cell>
          <table:table-cell office:value-type="float" office:value="3.9973" calcext:value-type="float">
            <text:p>3.9973</text:p>
          </table:table-cell>
          <table:table-cell office:value-type="float" office:value="3.8855" calcext:value-type="float">
            <text:p>3.8855</text:p>
          </table:table-cell>
          <table:table-cell office:value-type="float" office:value="4.3523" calcext:value-type="float">
            <text:p>4.3523</text:p>
          </table:table-cell>
          <table:table-cell office:value-type="float" office:value="3.8855" calcext:value-type="float">
            <text:p>3.8855</text:p>
          </table:table-cell>
          <table:table-cell office:value-type="float" office:value="4.4931" calcext:value-type="float">
            <text:p>4.4931</text:p>
          </table:table-cell>
          <table:table-cell office:value-type="float" office:value="4.4004" calcext:value-type="float">
            <text:p>4.4004</text:p>
          </table:table-cell>
          <table:table-cell office:value-type="float" office:value="4.1579" calcext:value-type="float">
            <text:p>4.1579</text:p>
          </table:table-cell>
          <table:table-cell office:value-type="float" office:value="3.8855" calcext:value-type="float">
            <text:p>3.8855</text:p>
          </table:table-cell>
        </table:table-row>
        <table:table-row table:style-name="ro1">
          <table:table-cell office:value-type="float" office:value="2470.7" calcext:value-type="float">
            <text:p>2470.7</text:p>
          </table:table-cell>
          <table:table-cell office:value-type="float" office:value="4.3472" calcext:value-type="float">
            <text:p>4.3472</text:p>
          </table:table-cell>
          <table:table-cell office:value-type="float" office:value="3.8734" calcext:value-type="float">
            <text:p>3.8734</text:p>
          </table:table-cell>
          <table:table-cell office:value-type="float" office:value="4.3712" calcext:value-type="float">
            <text:p>4.3712</text:p>
          </table:table-cell>
          <table:table-cell office:value-type="float" office:value="4.2089" calcext:value-type="float">
            <text:p>4.2089</text:p>
          </table:table-cell>
          <table:table-cell office:value-type="float" office:value="3.9895" calcext:value-type="float">
            <text:p>3.9895</text:p>
          </table:table-cell>
          <table:table-cell office:value-type="float" office:value="3.8734" calcext:value-type="float">
            <text:p>3.8734</text:p>
          </table:table-cell>
          <table:table-cell office:value-type="float" office:value="4.3472" calcext:value-type="float">
            <text:p>4.3472</text:p>
          </table:table-cell>
          <table:table-cell office:value-type="float" office:value="3.8734" calcext:value-type="float">
            <text:p>3.8734</text:p>
          </table:table-cell>
          <table:table-cell office:value-type="float" office:value="4.4897" calcext:value-type="float">
            <text:p>4.4897</text:p>
          </table:table-cell>
          <table:table-cell office:value-type="float" office:value="4.3969" calcext:value-type="float">
            <text:p>4.3969</text:p>
          </table:table-cell>
          <table:table-cell office:value-type="float" office:value="4.1546" calcext:value-type="float">
            <text:p>4.1546</text:p>
          </table:table-cell>
          <table:table-cell office:value-type="float" office:value="3.8734" calcext:value-type="float">
            <text:p>3.8734</text:p>
          </table:table-cell>
        </table:table-row>
        <table:table-row table:style-name="ro1">
          <table:table-cell office:value-type="float" office:value="2480.7" calcext:value-type="float">
            <text:p>2480.7</text:p>
          </table:table-cell>
          <table:table-cell office:value-type="float" office:value="4.342" calcext:value-type="float">
            <text:p>4.342</text:p>
          </table:table-cell>
          <table:table-cell office:value-type="float" office:value="3.8611" calcext:value-type="float">
            <text:p>3.8611</text:p>
          </table:table-cell>
          <table:table-cell office:value-type="float" office:value="4.3673" calcext:value-type="float">
            <text:p>4.3673</text:p>
          </table:table-cell>
          <table:table-cell office:value-type="float" office:value="4.2036" calcext:value-type="float">
            <text:p>4.2036</text:p>
          </table:table-cell>
          <table:table-cell office:value-type="float" office:value="3.9816" calcext:value-type="float">
            <text:p>3.9816</text:p>
          </table:table-cell>
          <table:table-cell office:value-type="float" office:value="3.8611" calcext:value-type="float">
            <text:p>3.8611</text:p>
          </table:table-cell>
          <table:table-cell office:value-type="float" office:value="4.342" calcext:value-type="float">
            <text:p>4.342</text:p>
          </table:table-cell>
          <table:table-cell office:value-type="float" office:value="3.8611" calcext:value-type="float">
            <text:p>3.8611</text:p>
          </table:table-cell>
          <table:table-cell office:value-type="float" office:value="4.4862" calcext:value-type="float">
            <text:p>4.4862</text:p>
          </table:table-cell>
          <table:table-cell office:value-type="float" office:value="4.3935" calcext:value-type="float">
            <text:p>4.3935</text:p>
          </table:table-cell>
          <table:table-cell office:value-type="float" office:value="4.1513" calcext:value-type="float">
            <text:p>4.1513</text:p>
          </table:table-cell>
          <table:table-cell office:value-type="float" office:value="3.8611" calcext:value-type="float">
            <text:p>3.8611</text:p>
          </table:table-cell>
        </table:table-row>
        <table:table-row table:style-name="ro1">
          <table:table-cell office:value-type="float" office:value="2490.7" calcext:value-type="float">
            <text:p>2490.7</text:p>
          </table:table-cell>
          <table:table-cell office:value-type="float" office:value="4.3368" calcext:value-type="float">
            <text:p>4.3368</text:p>
          </table:table-cell>
          <table:table-cell office:value-type="float" office:value="3.8486" calcext:value-type="float">
            <text:p>3.8486</text:p>
          </table:table-cell>
          <table:table-cell office:value-type="float" office:value="4.3635" calcext:value-type="float">
            <text:p>4.3635</text:p>
          </table:table-cell>
          <table:table-cell office:value-type="float" office:value="4.1983" calcext:value-type="float">
            <text:p>4.1983</text:p>
          </table:table-cell>
          <table:table-cell office:value-type="float" office:value="3.9736" calcext:value-type="float">
            <text:p>3.9736</text:p>
          </table:table-cell>
          <table:table-cell office:value-type="float" office:value="3.8486" calcext:value-type="float">
            <text:p>3.8486</text:p>
          </table:table-cell>
          <table:table-cell office:value-type="float" office:value="4.3368" calcext:value-type="float">
            <text:p>4.3368</text:p>
          </table:table-cell>
          <table:table-cell office:value-type="float" office:value="3.8486" calcext:value-type="float">
            <text:p>3.8486</text:p>
          </table:table-cell>
          <table:table-cell office:value-type="float" office:value="4.4827" calcext:value-type="float">
            <text:p>4.4827</text:p>
          </table:table-cell>
          <table:table-cell office:value-type="float" office:value="4.39" calcext:value-type="float">
            <text:p>4.39</text:p>
          </table:table-cell>
          <table:table-cell office:value-type="float" office:value="4.148" calcext:value-type="float">
            <text:p>4.148</text:p>
          </table:table-cell>
          <table:table-cell office:value-type="float" office:value="3.8486" calcext:value-type="float">
            <text:p>3.8486</text:p>
          </table:table-cell>
        </table:table-row>
        <table:table-row table:style-name="ro1">
          <table:table-cell office:value-type="float" office:value="2500.7" calcext:value-type="float">
            <text:p>2500.7</text:p>
          </table:table-cell>
          <table:table-cell office:value-type="float" office:value="4.3316" calcext:value-type="float">
            <text:p>4.3316</text:p>
          </table:table-cell>
          <table:table-cell office:value-type="float" office:value="3.8359" calcext:value-type="float">
            <text:p>3.8359</text:p>
          </table:table-cell>
          <table:table-cell office:value-type="float" office:value="4.3597" calcext:value-type="float">
            <text:p>4.3597</text:p>
          </table:table-cell>
          <table:table-cell office:value-type="float" office:value="4.193" calcext:value-type="float">
            <text:p>4.193</text:p>
          </table:table-cell>
          <table:table-cell office:value-type="float" office:value="3.9656" calcext:value-type="float">
            <text:p>3.9656</text:p>
          </table:table-cell>
          <table:table-cell office:value-type="float" office:value="3.8359" calcext:value-type="float">
            <text:p>3.8359</text:p>
          </table:table-cell>
          <table:table-cell office:value-type="float" office:value="4.3316" calcext:value-type="float">
            <text:p>4.3316</text:p>
          </table:table-cell>
          <table:table-cell office:value-type="float" office:value="3.8359" calcext:value-type="float">
            <text:p>3.8359</text:p>
          </table:table-cell>
          <table:table-cell office:value-type="float" office:value="4.4792" calcext:value-type="float">
            <text:p>4.4792</text:p>
          </table:table-cell>
          <table:table-cell office:value-type="float" office:value="4.3866" calcext:value-type="float">
            <text:p>4.3866</text:p>
          </table:table-cell>
          <table:table-cell office:value-type="float" office:value="4.1446" calcext:value-type="float">
            <text:p>4.1446</text:p>
          </table:table-cell>
          <table:table-cell office:value-type="float" office:value="3.8359" calcext:value-type="float">
            <text:p>3.8359</text:p>
          </table:table-cell>
        </table:table-row>
        <table:table-row table:style-name="ro1">
          <table:table-cell office:value-type="float" office:value="2510.7" calcext:value-type="float">
            <text:p>2510.7</text:p>
          </table:table-cell>
          <table:table-cell office:value-type="float" office:value="4.3264" calcext:value-type="float">
            <text:p>4.3264</text:p>
          </table:table-cell>
          <table:table-cell office:value-type="float" office:value="3.823" calcext:value-type="float">
            <text:p>3.823</text:p>
          </table:table-cell>
          <table:table-cell office:value-type="float" office:value="4.3558" calcext:value-type="float">
            <text:p>4.3558</text:p>
          </table:table-cell>
          <table:table-cell office:value-type="float" office:value="4.1876" calcext:value-type="float">
            <text:p>4.1876</text:p>
          </table:table-cell>
          <table:table-cell office:value-type="float" office:value="3.9575" calcext:value-type="float">
            <text:p>3.9575</text:p>
          </table:table-cell>
          <table:table-cell office:value-type="float" office:value="3.8238" calcext:value-type="float">
            <text:p>3.8238</text:p>
          </table:table-cell>
          <table:table-cell office:value-type="float" office:value="4.3264" calcext:value-type="float">
            <text:p>4.3264</text:p>
          </table:table-cell>
          <table:table-cell office:value-type="float" office:value="3.823" calcext:value-type="float">
            <text:p>3.823</text:p>
          </table:table-cell>
          <table:table-cell office:value-type="float" office:value="4.4757" calcext:value-type="float">
            <text:p>4.4757</text:p>
          </table:table-cell>
          <table:table-cell office:value-type="float" office:value="4.3831" calcext:value-type="float">
            <text:p>4.3831</text:p>
          </table:table-cell>
          <table:table-cell office:value-type="float" office:value="4.1413" calcext:value-type="float">
            <text:p>4.1413</text:p>
          </table:table-cell>
          <table:table-cell office:value-type="float" office:value="3.8294" calcext:value-type="float">
            <text:p>3.8294</text:p>
          </table:table-cell>
        </table:table-row>
        <table:table-row table:style-name="ro1">
          <table:table-cell office:value-type="float" office:value="2520.7" calcext:value-type="float">
            <text:p>2520.7</text:p>
          </table:table-cell>
          <table:table-cell office:value-type="float" office:value="4.3211" calcext:value-type="float">
            <text:p>4.3211</text:p>
          </table:table-cell>
          <table:table-cell office:value-type="float" office:value="3.8098" calcext:value-type="float">
            <text:p>3.8098</text:p>
          </table:table-cell>
          <table:table-cell office:value-type="float" office:value="4.352" calcext:value-type="float">
            <text:p>4.352</text:p>
          </table:table-cell>
          <table:table-cell office:value-type="float" office:value="4.1822" calcext:value-type="float">
            <text:p>4.1822</text:p>
          </table:table-cell>
          <table:table-cell office:value-type="float" office:value="3.9493" calcext:value-type="float">
            <text:p>3.9493</text:p>
          </table:table-cell>
          <table:table-cell office:value-type="float" office:value="3.8124" calcext:value-type="float">
            <text:p>3.8124</text:p>
          </table:table-cell>
          <table:table-cell office:value-type="float" office:value="4.3211" calcext:value-type="float">
            <text:p>4.3211</text:p>
          </table:table-cell>
          <table:table-cell office:value-type="float" office:value="3.8098" calcext:value-type="float">
            <text:p>3.8098</text:p>
          </table:table-cell>
          <table:table-cell office:value-type="float" office:value="4.4721" calcext:value-type="float">
            <text:p>4.4721</text:p>
          </table:table-cell>
          <table:table-cell office:value-type="float" office:value="4.3796" calcext:value-type="float">
            <text:p>4.3796</text:p>
          </table:table-cell>
          <table:table-cell office:value-type="float" office:value="4.1379" calcext:value-type="float">
            <text:p>4.1379</text:p>
          </table:table-cell>
          <table:table-cell office:value-type="float" office:value="3.8258" calcext:value-type="float">
            <text:p>3.8258</text:p>
          </table:table-cell>
        </table:table-row>
        <table:table-row table:style-name="ro1">
          <table:table-cell office:value-type="float" office:value="2530.7" calcext:value-type="float">
            <text:p>2530.7</text:p>
          </table:table-cell>
          <table:table-cell office:value-type="float" office:value="4.3157" calcext:value-type="float">
            <text:p>4.3157</text:p>
          </table:table-cell>
          <table:table-cell office:value-type="float" office:value="3.7965" calcext:value-type="float">
            <text:p>3.7965</text:p>
          </table:table-cell>
          <table:table-cell office:value-type="float" office:value="4.3481" calcext:value-type="float">
            <text:p>4.3481</text:p>
          </table:table-cell>
          <table:table-cell office:value-type="float" office:value="4.1768" calcext:value-type="float">
            <text:p>4.1768</text:p>
          </table:table-cell>
          <table:table-cell office:value-type="float" office:value="3.941" calcext:value-type="float">
            <text:p>3.941</text:p>
          </table:table-cell>
          <table:table-cell office:value-type="float" office:value="3.8014" calcext:value-type="float">
            <text:p>3.8014</text:p>
          </table:table-cell>
          <table:table-cell office:value-type="float" office:value="4.3157" calcext:value-type="float">
            <text:p>4.3157</text:p>
          </table:table-cell>
          <table:table-cell office:value-type="float" office:value="3.7965" calcext:value-type="float">
            <text:p>3.7965</text:p>
          </table:table-cell>
          <table:table-cell office:value-type="float" office:value="4.4686" calcext:value-type="float">
            <text:p>4.4686</text:p>
          </table:table-cell>
          <table:table-cell office:value-type="float" office:value="4.3761" calcext:value-type="float">
            <text:p>4.3761</text:p>
          </table:table-cell>
          <table:table-cell office:value-type="float" office:value="4.1345" calcext:value-type="float">
            <text:p>4.1345</text:p>
          </table:table-cell>
          <table:table-cell office:value-type="float" office:value="3.8226" calcext:value-type="float">
            <text:p>3.8226</text:p>
          </table:table-cell>
        </table:table-row>
        <table:table-row table:style-name="ro1">
          <table:table-cell office:value-type="float" office:value="2540.7" calcext:value-type="float">
            <text:p>2540.7</text:p>
          </table:table-cell>
          <table:table-cell office:value-type="float" office:value="4.3103" calcext:value-type="float">
            <text:p>4.3103</text:p>
          </table:table-cell>
          <table:table-cell office:value-type="float" office:value="3.7828" calcext:value-type="float">
            <text:p>3.7828</text:p>
          </table:table-cell>
          <table:table-cell office:value-type="float" office:value="4.3443" calcext:value-type="float">
            <text:p>4.3443</text:p>
          </table:table-cell>
          <table:table-cell office:value-type="float" office:value="4.1714" calcext:value-type="float">
            <text:p>4.1714</text:p>
          </table:table-cell>
          <table:table-cell office:value-type="float" office:value="3.9327" calcext:value-type="float">
            <text:p>3.9327</text:p>
          </table:table-cell>
          <table:table-cell office:value-type="float" office:value="3.7905" calcext:value-type="float">
            <text:p>3.7905</text:p>
          </table:table-cell>
          <table:table-cell office:value-type="float" office:value="4.3103" calcext:value-type="float">
            <text:p>4.3103</text:p>
          </table:table-cell>
          <table:table-cell office:value-type="float" office:value="3.7828" calcext:value-type="float">
            <text:p>3.7828</text:p>
          </table:table-cell>
          <table:table-cell office:value-type="float" office:value="4.465" calcext:value-type="float">
            <text:p>4.465</text:p>
          </table:table-cell>
          <table:table-cell office:value-type="float" office:value="4.3726" calcext:value-type="float">
            <text:p>4.3726</text:p>
          </table:table-cell>
          <table:table-cell office:value-type="float" office:value="4.1311" calcext:value-type="float">
            <text:p>4.1311</text:p>
          </table:table-cell>
          <table:table-cell office:value-type="float" office:value="3.8193" calcext:value-type="float">
            <text:p>3.8193</text:p>
          </table:table-cell>
        </table:table-row>
        <table:table-row table:style-name="ro1">
          <table:table-cell office:value-type="float" office:value="2550.7" calcext:value-type="float">
            <text:p>2550.7</text:p>
          </table:table-cell>
          <table:table-cell office:value-type="float" office:value="4.3049" calcext:value-type="float">
            <text:p>4.3049</text:p>
          </table:table-cell>
          <table:table-cell office:value-type="float" office:value="3.769" calcext:value-type="float">
            <text:p>3.769</text:p>
          </table:table-cell>
          <table:table-cell office:value-type="float" office:value="4.3404" calcext:value-type="float">
            <text:p>4.3404</text:p>
          </table:table-cell>
          <table:table-cell office:value-type="float" office:value="4.1659" calcext:value-type="float">
            <text:p>4.1659</text:p>
          </table:table-cell>
          <table:table-cell office:value-type="float" office:value="3.9242" calcext:value-type="float">
            <text:p>3.9242</text:p>
          </table:table-cell>
          <table:table-cell office:value-type="float" office:value="3.7796" calcext:value-type="float">
            <text:p>3.7796</text:p>
          </table:table-cell>
          <table:table-cell office:value-type="float" office:value="4.3049" calcext:value-type="float">
            <text:p>4.3049</text:p>
          </table:table-cell>
          <table:table-cell office:value-type="float" office:value="3.769" calcext:value-type="float">
            <text:p>3.769</text:p>
          </table:table-cell>
          <table:table-cell office:value-type="float" office:value="4.4614" calcext:value-type="float">
            <text:p>4.4614</text:p>
          </table:table-cell>
          <table:table-cell office:value-type="float" office:value="4.369" calcext:value-type="float">
            <text:p>4.369</text:p>
          </table:table-cell>
          <table:table-cell office:value-type="float" office:value="4.1277" calcext:value-type="float">
            <text:p>4.1277</text:p>
          </table:table-cell>
          <table:table-cell office:value-type="float" office:value="3.8161" calcext:value-type="float">
            <text:p>3.8161</text:p>
          </table:table-cell>
        </table:table-row>
        <table:table-row table:style-name="ro1">
          <table:table-cell office:value-type="float" office:value="2560.7" calcext:value-type="float">
            <text:p>2560.7</text:p>
          </table:table-cell>
          <table:table-cell office:value-type="float" office:value="4.2995" calcext:value-type="float">
            <text:p>4.2995</text:p>
          </table:table-cell>
          <table:table-cell office:value-type="float" office:value="3.7548" calcext:value-type="float">
            <text:p>3.7548</text:p>
          </table:table-cell>
          <table:table-cell office:value-type="float" office:value="4.3365" calcext:value-type="float">
            <text:p>4.3365</text:p>
          </table:table-cell>
          <table:table-cell office:value-type="float" office:value="4.1604" calcext:value-type="float">
            <text:p>4.1604</text:p>
          </table:table-cell>
          <table:table-cell office:value-type="float" office:value="3.9157" calcext:value-type="float">
            <text:p>3.9157</text:p>
          </table:table-cell>
          <table:table-cell office:value-type="float" office:value="3.7687" calcext:value-type="float">
            <text:p>3.7687</text:p>
          </table:table-cell>
          <table:table-cell office:value-type="float" office:value="4.2995" calcext:value-type="float">
            <text:p>4.2995</text:p>
          </table:table-cell>
          <table:table-cell office:value-type="float" office:value="3.7548" calcext:value-type="float">
            <text:p>3.7548</text:p>
          </table:table-cell>
          <table:table-cell office:value-type="float" office:value="4.4578" calcext:value-type="float">
            <text:p>4.4578</text:p>
          </table:table-cell>
          <table:table-cell office:value-type="float" office:value="4.3655" calcext:value-type="float">
            <text:p>4.3655</text:p>
          </table:table-cell>
          <table:table-cell office:value-type="float" office:value="4.1243" calcext:value-type="float">
            <text:p>4.1243</text:p>
          </table:table-cell>
          <table:table-cell office:value-type="float" office:value="3.8128" calcext:value-type="float">
            <text:p>3.8128</text:p>
          </table:table-cell>
        </table:table-row>
        <table:table-row table:style-name="ro1">
          <table:table-cell office:value-type="float" office:value="2570.7" calcext:value-type="float">
            <text:p>2570.7</text:p>
          </table:table-cell>
          <table:table-cell office:value-type="float" office:value="4.294" calcext:value-type="float">
            <text:p>4.294</text:p>
          </table:table-cell>
          <table:table-cell office:value-type="float" office:value="3.7404" calcext:value-type="float">
            <text:p>3.7404</text:p>
          </table:table-cell>
          <table:table-cell office:value-type="float" office:value="4.3326" calcext:value-type="float">
            <text:p>4.3326</text:p>
          </table:table-cell>
          <table:table-cell office:value-type="float" office:value="4.1549" calcext:value-type="float">
            <text:p>4.1549</text:p>
          </table:table-cell>
          <table:table-cell office:value-type="float" office:value="3.9071" calcext:value-type="float">
            <text:p>3.9071</text:p>
          </table:table-cell>
          <table:table-cell office:value-type="float" office:value="3.7576" calcext:value-type="float">
            <text:p>3.7576</text:p>
          </table:table-cell>
          <table:table-cell office:value-type="float" office:value="4.294" calcext:value-type="float">
            <text:p>4.294</text:p>
          </table:table-cell>
          <table:table-cell office:value-type="float" office:value="3.7404" calcext:value-type="float">
            <text:p>3.7404</text:p>
          </table:table-cell>
          <table:table-cell office:value-type="float" office:value="4.4542" calcext:value-type="float">
            <text:p>4.4542</text:p>
          </table:table-cell>
          <table:table-cell office:value-type="float" office:value="4.3619" calcext:value-type="float">
            <text:p>4.3619</text:p>
          </table:table-cell>
          <table:table-cell office:value-type="float" office:value="4.1208" calcext:value-type="float">
            <text:p>4.1208</text:p>
          </table:table-cell>
          <table:table-cell office:value-type="float" office:value="3.8095" calcext:value-type="float">
            <text:p>3.8095</text:p>
          </table:table-cell>
        </table:table-row>
        <table:table-row table:style-name="ro1">
          <table:table-cell office:value-type="float" office:value="2580.7" calcext:value-type="float">
            <text:p>2580.7</text:p>
          </table:table-cell>
          <table:table-cell office:value-type="float" office:value="4.2884" calcext:value-type="float">
            <text:p>4.2884</text:p>
          </table:table-cell>
          <table:table-cell office:value-type="float" office:value="3.7257" calcext:value-type="float">
            <text:p>3.7257</text:p>
          </table:table-cell>
          <table:table-cell office:value-type="float" office:value="4.3287" calcext:value-type="float">
            <text:p>4.3287</text:p>
          </table:table-cell>
          <table:table-cell office:value-type="float" office:value="4.1493" calcext:value-type="float">
            <text:p>4.1493</text:p>
          </table:table-cell>
          <table:table-cell office:value-type="float" office:value="3.8984" calcext:value-type="float">
            <text:p>3.8984</text:p>
          </table:table-cell>
          <table:table-cell office:value-type="float" office:value="3.7464" calcext:value-type="float">
            <text:p>3.7464</text:p>
          </table:table-cell>
          <table:table-cell office:value-type="float" office:value="4.2884" calcext:value-type="float">
            <text:p>4.2884</text:p>
          </table:table-cell>
          <table:table-cell office:value-type="float" office:value="3.7257" calcext:value-type="float">
            <text:p>3.7257</text:p>
          </table:table-cell>
          <table:table-cell office:value-type="float" office:value="4.4505" calcext:value-type="float">
            <text:p>4.4505</text:p>
          </table:table-cell>
          <table:table-cell office:value-type="float" office:value="4.3583" calcext:value-type="float">
            <text:p>4.3583</text:p>
          </table:table-cell>
          <table:table-cell office:value-type="float" office:value="4.1174" calcext:value-type="float">
            <text:p>4.1174</text:p>
          </table:table-cell>
          <table:table-cell office:value-type="float" office:value="3.8062" calcext:value-type="float">
            <text:p>3.8062</text:p>
          </table:table-cell>
        </table:table-row>
        <table:table-row table:style-name="ro1">
          <table:table-cell office:value-type="float" office:value="2590.7" calcext:value-type="float">
            <text:p>2590.7</text:p>
          </table:table-cell>
          <table:table-cell office:value-type="float" office:value="4.2829" calcext:value-type="float">
            <text:p>4.2829</text:p>
          </table:table-cell>
          <table:table-cell office:value-type="float" office:value="3.7107" calcext:value-type="float">
            <text:p>3.7107</text:p>
          </table:table-cell>
          <table:table-cell office:value-type="float" office:value="4.3248" calcext:value-type="float">
            <text:p>4.3248</text:p>
          </table:table-cell>
          <table:table-cell office:value-type="float" office:value="4.1437" calcext:value-type="float">
            <text:p>4.1437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7351" calcext:value-type="float">
            <text:p>3.7351</text:p>
          </table:table-cell>
          <table:table-cell office:value-type="float" office:value="4.2829" calcext:value-type="float">
            <text:p>4.2829</text:p>
          </table:table-cell>
          <table:table-cell office:value-type="float" office:value="3.7107" calcext:value-type="float">
            <text:p>3.7107</text:p>
          </table:table-cell>
          <table:table-cell office:value-type="float" office:value="4.4469" calcext:value-type="float">
            <text:p>4.4469</text:p>
          </table:table-cell>
          <table:table-cell office:value-type="float" office:value="4.3547" calcext:value-type="float">
            <text:p>4.3547</text:p>
          </table:table-cell>
          <table:table-cell office:value-type="float" office:value="4.1139" calcext:value-type="float">
            <text:p>4.1139</text:p>
          </table:table-cell>
          <table:table-cell office:value-type="float" office:value="3.8029" calcext:value-type="float">
            <text:p>3.8029</text:p>
          </table:table-cell>
        </table:table-row>
        <table:table-row table:style-name="ro1">
          <table:table-cell office:value-type="float" office:value="2600.7" calcext:value-type="float">
            <text:p>2600.7</text:p>
          </table:table-cell>
          <table:table-cell office:value-type="float" office:value="4.2772" calcext:value-type="float">
            <text:p>4.2772</text:p>
          </table:table-cell>
          <table:table-cell office:value-type="float" office:value="3.6954" calcext:value-type="float">
            <text:p>3.6954</text:p>
          </table:table-cell>
          <table:table-cell office:value-type="float" office:value="4.3209" calcext:value-type="float">
            <text:p>4.3209</text:p>
          </table:table-cell>
          <table:table-cell office:value-type="float" office:value="4.1381" calcext:value-type="float">
            <text:p>4.1381</text:p>
          </table:table-cell>
          <table:table-cell office:value-type="float" office:value="3.8808" calcext:value-type="float">
            <text:p>3.8808</text:p>
          </table:table-cell>
          <table:table-cell office:value-type="float" office:value="3.7236" calcext:value-type="float">
            <text:p>3.7236</text:p>
          </table:table-cell>
          <table:table-cell office:value-type="float" office:value="4.2772" calcext:value-type="float">
            <text:p>4.2772</text:p>
          </table:table-cell>
          <table:table-cell office:value-type="float" office:value="3.6954" calcext:value-type="float">
            <text:p>3.6954</text:p>
          </table:table-cell>
          <table:table-cell office:value-type="float" office:value="4.4432" calcext:value-type="float">
            <text:p>4.4432</text:p>
          </table:table-cell>
          <table:table-cell office:value-type="float" office:value="4.3511" calcext:value-type="float">
            <text:p>4.3511</text:p>
          </table:table-cell>
          <table:table-cell office:value-type="float" office:value="4.1104" calcext:value-type="float">
            <text:p>4.1104</text:p>
          </table:table-cell>
          <table:table-cell office:value-type="float" office:value="3.7996" calcext:value-type="float">
            <text:p>3.7996</text:p>
          </table:table-cell>
        </table:table-row>
        <table:table-row table:style-name="ro1">
          <table:table-cell office:value-type="float" office:value="2610.7" calcext:value-type="float">
            <text:p>2610.7</text:p>
          </table:table-cell>
          <table:table-cell office:value-type="float" office:value="4.2716" calcext:value-type="float">
            <text:p>4.2716</text:p>
          </table:table-cell>
          <table:table-cell office:value-type="float" office:value="3.6798" calcext:value-type="float">
            <text:p>3.6798</text:p>
          </table:table-cell>
          <table:table-cell office:value-type="float" office:value="4.3169" calcext:value-type="float">
            <text:p>4.3169</text:p>
          </table:table-cell>
          <table:table-cell office:value-type="float" office:value="4.1325" calcext:value-type="float">
            <text:p>4.1325</text:p>
          </table:table-cell>
          <table:table-cell office:value-type="float" office:value="3.8718" calcext:value-type="float">
            <text:p>3.8718</text:p>
          </table:table-cell>
          <table:table-cell office:value-type="float" office:value="3.712" calcext:value-type="float">
            <text:p>3.712</text:p>
          </table:table-cell>
          <table:table-cell office:value-type="float" office:value="4.2716" calcext:value-type="float">
            <text:p>4.2716</text:p>
          </table:table-cell>
          <table:table-cell office:value-type="float" office:value="3.6798" calcext:value-type="float">
            <text:p>3.6798</text:p>
          </table:table-cell>
          <table:table-cell office:value-type="float" office:value="4.4395" calcext:value-type="float">
            <text:p>4.4395</text:p>
          </table:table-cell>
          <table:table-cell office:value-type="float" office:value="4.3475" calcext:value-type="float">
            <text:p>4.3475</text:p>
          </table:table-cell>
          <table:table-cell office:value-type="float" office:value="4.1069" calcext:value-type="float">
            <text:p>4.1069</text:p>
          </table:table-cell>
          <table:table-cell office:value-type="float" office:value="3.7962" calcext:value-type="float">
            <text:p>3.7962</text:p>
          </table:table-cell>
        </table:table-row>
        <table:table-row table:style-name="ro1">
          <table:table-cell office:value-type="float" office:value="2620.7" calcext:value-type="float">
            <text:p>2620.7</text:p>
          </table:table-cell>
          <table:table-cell office:value-type="float" office:value="4.2659" calcext:value-type="float">
            <text:p>4.2659</text:p>
          </table:table-cell>
          <table:table-cell office:value-type="float" office:value="3.6639" calcext:value-type="float">
            <text:p>3.6639</text:p>
          </table:table-cell>
          <table:table-cell office:value-type="float" office:value="4.313" calcext:value-type="float">
            <text:p>4.313</text:p>
          </table:table-cell>
          <table:table-cell office:value-type="float" office:value="4.1268" calcext:value-type="float">
            <text:p>4.1268</text:p>
          </table:table-cell>
          <table:table-cell office:value-type="float" office:value="3.8628" calcext:value-type="float">
            <text:p>3.8628</text:p>
          </table:table-cell>
          <table:table-cell office:value-type="float" office:value="3.7002" calcext:value-type="float">
            <text:p>3.7002</text:p>
          </table:table-cell>
          <table:table-cell office:value-type="float" office:value="4.2659" calcext:value-type="float">
            <text:p>4.2659</text:p>
          </table:table-cell>
          <table:table-cell office:value-type="float" office:value="3.6639" calcext:value-type="float">
            <text:p>3.6639</text:p>
          </table:table-cell>
          <table:table-cell office:value-type="float" office:value="4.4358" calcext:value-type="float">
            <text:p>4.4358</text:p>
          </table:table-cell>
          <table:table-cell office:value-type="float" office:value="4.3438" calcext:value-type="float">
            <text:p>4.3438</text:p>
          </table:table-cell>
          <table:table-cell office:value-type="float" office:value="4.1034" calcext:value-type="float">
            <text:p>4.1034</text:p>
          </table:table-cell>
          <table:table-cell office:value-type="float" office:value="3.7929" calcext:value-type="float">
            <text:p>3.7929</text:p>
          </table:table-cell>
        </table:table-row>
        <table:table-row table:style-name="ro1">
          <table:table-cell office:value-type="float" office:value="2630.7" calcext:value-type="float">
            <text:p>2630.7</text:p>
          </table:table-cell>
          <table:table-cell office:value-type="float" office:value="4.2601" calcext:value-type="float">
            <text:p>4.2601</text:p>
          </table:table-cell>
          <table:table-cell office:value-type="float" office:value="3.6476" calcext:value-type="float">
            <text:p>3.6476</text:p>
          </table:table-cell>
          <table:table-cell office:value-type="float" office:value="4.3091" calcext:value-type="float">
            <text:p>4.3091</text:p>
          </table:table-cell>
          <table:table-cell office:value-type="float" office:value="4.1211" calcext:value-type="float">
            <text:p>4.1211</text:p>
          </table:table-cell>
          <table:table-cell office:value-type="float" office:value="3.8536" calcext:value-type="float">
            <text:p>3.8536</text:p>
          </table:table-cell>
          <table:table-cell office:value-type="float" office:value="3.6882" calcext:value-type="float">
            <text:p>3.6882</text:p>
          </table:table-cell>
          <table:table-cell office:value-type="float" office:value="4.2601" calcext:value-type="float">
            <text:p>4.2601</text:p>
          </table:table-cell>
          <table:table-cell office:value-type="float" office:value="3.6476" calcext:value-type="float">
            <text:p>3.6476</text:p>
          </table:table-cell>
          <table:table-cell office:value-type="float" office:value="4.4321" calcext:value-type="float">
            <text:p>4.4321</text:p>
          </table:table-cell>
          <table:table-cell office:value-type="float" office:value="4.3402" calcext:value-type="float">
            <text:p>4.3402</text:p>
          </table:table-cell>
          <table:table-cell office:value-type="float" office:value="4.0999" calcext:value-type="float">
            <text:p>4.0999</text:p>
          </table:table-cell>
          <table:table-cell office:value-type="float" office:value="3.7895" calcext:value-type="float">
            <text:p>3.7895</text:p>
          </table:table-cell>
        </table:table-row>
        <table:table-row table:style-name="ro1">
          <table:table-cell office:value-type="float" office:value="2640.7" calcext:value-type="float">
            <text:p>2640.7</text:p>
          </table:table-cell>
          <table:table-cell office:value-type="float" office:value="4.2543" calcext:value-type="float">
            <text:p>4.2543</text:p>
          </table:table-cell>
          <table:table-cell office:value-type="float" office:value="3.631" calcext:value-type="float">
            <text:p>3.631</text:p>
          </table:table-cell>
          <table:table-cell office:value-type="float" office:value="4.3051" calcext:value-type="float">
            <text:p>4.3051</text:p>
          </table:table-cell>
          <table:table-cell office:value-type="float" office:value="4.1154" calcext:value-type="float">
            <text:p>4.1154</text:p>
          </table:table-cell>
          <table:table-cell office:value-type="float" office:value="3.8444" calcext:value-type="float">
            <text:p>3.8444</text:p>
          </table:table-cell>
          <table:table-cell office:value-type="float" office:value="3.6761" calcext:value-type="float">
            <text:p>3.6761</text:p>
          </table:table-cell>
          <table:table-cell office:value-type="float" office:value="4.2543" calcext:value-type="float">
            <text:p>4.2543</text:p>
          </table:table-cell>
          <table:table-cell office:value-type="float" office:value="3.631" calcext:value-type="float">
            <text:p>3.631</text:p>
          </table:table-cell>
          <table:table-cell office:value-type="float" office:value="4.4284" calcext:value-type="float">
            <text:p>4.4284</text:p>
          </table:table-cell>
          <table:table-cell office:value-type="float" office:value="4.3365" calcext:value-type="float">
            <text:p>4.3365</text:p>
          </table:table-cell>
          <table:table-cell office:value-type="float" office:value="4.0963" calcext:value-type="float">
            <text:p>4.0963</text:p>
          </table:table-cell>
          <table:table-cell office:value-type="float" office:value="3.7861" calcext:value-type="float">
            <text:p>3.7861</text:p>
          </table:table-cell>
        </table:table-row>
        <table:table-row table:style-name="ro1">
          <table:table-cell office:value-type="float" office:value="2650.7" calcext:value-type="float">
            <text:p>2650.7</text:p>
          </table:table-cell>
          <table:table-cell office:value-type="float" office:value="4.2484" calcext:value-type="float">
            <text:p>4.2484</text:p>
          </table:table-cell>
          <table:table-cell office:value-type="float" office:value="3.614" calcext:value-type="float">
            <text:p>3.614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1096" calcext:value-type="float">
            <text:p>4.1096</text:p>
          </table:table-cell>
          <table:table-cell office:value-type="float" office:value="3.835" calcext:value-type="float">
            <text:p>3.835</text:p>
          </table:table-cell>
          <table:table-cell office:value-type="float" office:value="3.6637" calcext:value-type="float">
            <text:p>3.6637</text:p>
          </table:table-cell>
          <table:table-cell office:value-type="float" office:value="4.2484" calcext:value-type="float">
            <text:p>4.2484</text:p>
          </table:table-cell>
          <table:table-cell office:value-type="float" office:value="3.614" calcext:value-type="float">
            <text:p>3.614</text:p>
          </table:table-cell>
          <table:table-cell office:value-type="float" office:value="4.4247" calcext:value-type="float">
            <text:p>4.4247</text:p>
          </table:table-cell>
          <table:table-cell office:value-type="float" office:value="4.3328" calcext:value-type="float">
            <text:p>4.3328</text:p>
          </table:table-cell>
          <table:table-cell office:value-type="float" office:value="4.0927" calcext:value-type="float">
            <text:p>4.0927</text:p>
          </table:table-cell>
          <table:table-cell office:value-type="float" office:value="3.7827" calcext:value-type="float">
            <text:p>3.7827</text:p>
          </table:table-cell>
        </table:table-row>
        <table:table-row table:style-name="ro1">
          <table:table-cell office:value-type="float" office:value="2660.7" calcext:value-type="float">
            <text:p>2660.7</text:p>
          </table:table-cell>
          <table:table-cell office:value-type="float" office:value="4.2426" calcext:value-type="float">
            <text:p>4.2426</text:p>
          </table:table-cell>
          <table:table-cell office:value-type="float" office:value="3.5966" calcext:value-type="float">
            <text:p>3.5966</text:p>
          </table:table-cell>
          <table:table-cell office:value-type="float" office:value="4.2972" calcext:value-type="float">
            <text:p>4.2972</text:p>
          </table:table-cell>
          <table:table-cell office:value-type="float" office:value="4.1038" calcext:value-type="float">
            <text:p>4.1038</text:p>
          </table:table-cell>
          <table:table-cell office:value-type="float" office:value="3.8255" calcext:value-type="float">
            <text:p>3.8255</text:p>
          </table:table-cell>
          <table:table-cell office:value-type="float" office:value="3.6512" calcext:value-type="float">
            <text:p>3.6512</text:p>
          </table:table-cell>
          <table:table-cell office:value-type="float" office:value="4.2426" calcext:value-type="float">
            <text:p>4.2426</text:p>
          </table:table-cell>
          <table:table-cell office:value-type="float" office:value="3.5966" calcext:value-type="float">
            <text:p>3.5966</text:p>
          </table:table-cell>
          <table:table-cell office:value-type="float" office:value="4.4209" calcext:value-type="float">
            <text:p>4.4209</text:p>
          </table:table-cell>
          <table:table-cell office:value-type="float" office:value="4.3291" calcext:value-type="float">
            <text:p>4.3291</text:p>
          </table:table-cell>
          <table:table-cell office:value-type="float" office:value="4.0892" calcext:value-type="float">
            <text:p>4.0892</text:p>
          </table:table-cell>
          <table:table-cell office:value-type="float" office:value="3.7793" calcext:value-type="float">
            <text:p>3.7793</text:p>
          </table:table-cell>
        </table:table-row>
        <table:table-row table:style-name="ro1">
          <table:table-cell office:value-type="float" office:value="2670.7" calcext:value-type="float">
            <text:p>2670.7</text:p>
          </table:table-cell>
          <table:table-cell office:value-type="float" office:value="4.2366" calcext:value-type="float">
            <text:p>4.2366</text:p>
          </table:table-cell>
          <table:table-cell office:value-type="float" office:value="3.5788" calcext:value-type="float">
            <text:p>3.5788</text:p>
          </table:table-cell>
          <table:table-cell office:value-type="float" office:value="4.2932" calcext:value-type="float">
            <text:p>4.2932</text:p>
          </table:table-cell>
          <table:table-cell office:value-type="float" office:value="4.098" calcext:value-type="float">
            <text:p>4.098</text:p>
          </table:table-cell>
          <table:table-cell office:value-type="float" office:value="3.816" calcext:value-type="float">
            <text:p>3.816</text:p>
          </table:table-cell>
          <table:table-cell office:value-type="float" office:value="3.6385" calcext:value-type="float">
            <text:p>3.6385</text:p>
          </table:table-cell>
          <table:table-cell office:value-type="float" office:value="4.2366" calcext:value-type="float">
            <text:p>4.2366</text:p>
          </table:table-cell>
          <table:table-cell office:value-type="float" office:value="3.5788" calcext:value-type="float">
            <text:p>3.5788</text:p>
          </table:table-cell>
          <table:table-cell office:value-type="float" office:value="4.4171" calcext:value-type="float">
            <text:p>4.4171</text:p>
          </table:table-cell>
          <table:table-cell office:value-type="float" office:value="4.3254" calcext:value-type="float">
            <text:p>4.3254</text:p>
          </table:table-cell>
          <table:table-cell office:value-type="float" office:value="4.0856" calcext:value-type="float">
            <text:p>4.0856</text:p>
          </table:table-cell>
          <table:table-cell office:value-type="float" office:value="3.7759" calcext:value-type="float">
            <text:p>3.7759</text:p>
          </table:table-cell>
        </table:table-row>
        <table:table-row table:style-name="ro1">
          <table:table-cell office:value-type="float" office:value="2680.7" calcext:value-type="float">
            <text:p>2680.7</text:p>
          </table:table-cell>
          <table:table-cell office:value-type="float" office:value="4.2306" calcext:value-type="float">
            <text:p>4.2306</text:p>
          </table:table-cell>
          <table:table-cell office:value-type="float" office:value="3.5606" calcext:value-type="float">
            <text:p>3.5606</text:p>
          </table:table-cell>
          <table:table-cell office:value-type="float" office:value="4.2892" calcext:value-type="float">
            <text:p>4.2892</text:p>
          </table:table-cell>
          <table:table-cell office:value-type="float" office:value="4.0921" calcext:value-type="float">
            <text:p>4.0921</text:p>
          </table:table-cell>
          <table:table-cell office:value-type="float" office:value="3.8063" calcext:value-type="float">
            <text:p>3.8063</text:p>
          </table:table-cell>
          <table:table-cell office:value-type="float" office:value="3.6256" calcext:value-type="float">
            <text:p>3.6256</text:p>
          </table:table-cell>
          <table:table-cell office:value-type="float" office:value="4.2306" calcext:value-type="float">
            <text:p>4.2306</text:p>
          </table:table-cell>
          <table:table-cell office:value-type="float" office:value="3.5606" calcext:value-type="float">
            <text:p>3.5606</text:p>
          </table:table-cell>
          <table:table-cell office:value-type="float" office:value="4.4133" calcext:value-type="float">
            <text:p>4.4133</text:p>
          </table:table-cell>
          <table:table-cell office:value-type="float" office:value="4.3216" calcext:value-type="float">
            <text:p>4.3216</text:p>
          </table:table-cell>
          <table:table-cell office:value-type="float" office:value="4.082" calcext:value-type="float">
            <text:p>4.082</text:p>
          </table:table-cell>
          <table:table-cell office:value-type="float" office:value="3.7725" calcext:value-type="float">
            <text:p>3.7725</text:p>
          </table:table-cell>
        </table:table-row>
        <table:table-row table:style-name="ro1">
          <table:table-cell office:value-type="float" office:value="2690.7" calcext:value-type="float">
            <text:p>2690.7</text:p>
          </table:table-cell>
          <table:table-cell office:value-type="float" office:value="4.2246" calcext:value-type="float">
            <text:p>4.2246</text:p>
          </table:table-cell>
          <table:table-cell office:value-type="float" office:value="3.5419" calcext:value-type="float">
            <text:p>3.5419</text:p>
          </table:table-cell>
          <table:table-cell office:value-type="float" office:value="4.2852" calcext:value-type="float">
            <text:p>4.2852</text:p>
          </table:table-cell>
          <table:table-cell office:value-type="float" office:value="4.0862" calcext:value-type="float">
            <text:p>4.0862</text:p>
          </table:table-cell>
          <table:table-cell office:value-type="float" office:value="3.7965" calcext:value-type="float">
            <text:p>3.7965</text:p>
          </table:table-cell>
          <table:table-cell office:value-type="float" office:value="3.6124" calcext:value-type="float">
            <text:p>3.6124</text:p>
          </table:table-cell>
          <table:table-cell office:value-type="float" office:value="4.2246" calcext:value-type="float">
            <text:p>4.2246</text:p>
          </table:table-cell>
          <table:table-cell office:value-type="float" office:value="3.5419" calcext:value-type="float">
            <text:p>3.5419</text:p>
          </table:table-cell>
          <table:table-cell office:value-type="float" office:value="4.4095" calcext:value-type="float">
            <text:p>4.4095</text:p>
          </table:table-cell>
          <table:table-cell office:value-type="float" office:value="4.3178" calcext:value-type="float">
            <text:p>4.3178</text:p>
          </table:table-cell>
          <table:table-cell office:value-type="float" office:value="4.0783" calcext:value-type="float">
            <text:p>4.0783</text:p>
          </table:table-cell>
          <table:table-cell office:value-type="float" office:value="3.769" calcext:value-type="float">
            <text:p>3.769</text:p>
          </table:table-cell>
        </table:table-row>
        <table:table-row table:style-name="ro1">
          <table:table-cell office:value-type="float" office:value="2700.7" calcext:value-type="float">
            <text:p>2700.7</text:p>
          </table:table-cell>
          <table:table-cell office:value-type="float" office:value="4.2185" calcext:value-type="float">
            <text:p>4.2185</text:p>
          </table:table-cell>
          <table:table-cell office:value-type="float" office:value="3.5228" calcext:value-type="float">
            <text:p>3.5228</text:p>
          </table:table-cell>
          <table:table-cell office:value-type="float" office:value="4.2812" calcext:value-type="float">
            <text:p>4.2812</text:p>
          </table:table-cell>
          <table:table-cell office:value-type="float" office:value="4.0803" calcext:value-type="float">
            <text:p>4.0803</text:p>
          </table:table-cell>
          <table:table-cell office:value-type="float" office:value="3.7866" calcext:value-type="float">
            <text:p>3.7866</text:p>
          </table:table-cell>
          <table:table-cell office:value-type="float" office:value="3.5991" calcext:value-type="float">
            <text:p>3.5991</text:p>
          </table:table-cell>
          <table:table-cell office:value-type="float" office:value="4.2185" calcext:value-type="float">
            <text:p>4.2185</text:p>
          </table:table-cell>
          <table:table-cell office:value-type="float" office:value="3.5228" calcext:value-type="float">
            <text:p>3.5228</text:p>
          </table:table-cell>
          <table:table-cell office:value-type="float" office:value="4.4057" calcext:value-type="float">
            <text:p>4.4057</text:p>
          </table:table-cell>
          <table:table-cell office:value-type="float" office:value="4.3141" calcext:value-type="float">
            <text:p>4.3141</text:p>
          </table:table-cell>
          <table:table-cell office:value-type="float" office:value="4.0747" calcext:value-type="float">
            <text:p>4.0747</text:p>
          </table:table-cell>
          <table:table-cell office:value-type="float" office:value="3.7656" calcext:value-type="float">
            <text:p>3.7656</text:p>
          </table:table-cell>
        </table:table-row>
        <table:table-row table:style-name="ro1">
          <table:table-cell office:value-type="float" office:value="2710.7" calcext:value-type="float">
            <text:p>2710.7</text:p>
          </table:table-cell>
          <table:table-cell office:value-type="float" office:value="4.2123" calcext:value-type="float">
            <text:p>4.2123</text:p>
          </table:table-cell>
          <table:table-cell office:value-type="float" office:value="3.5032" calcext:value-type="float">
            <text:p>3.503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0743" calcext:value-type="float">
            <text:p>4.0743</text:p>
          </table:table-cell>
          <table:table-cell office:value-type="float" office:value="3.7766" calcext:value-type="float">
            <text:p>3.7766</text:p>
          </table:table-cell>
          <table:table-cell office:value-type="float" office:value="3.5855" calcext:value-type="float">
            <text:p>3.5855</text:p>
          </table:table-cell>
          <table:table-cell office:value-type="float" office:value="4.2123" calcext:value-type="float">
            <text:p>4.2123</text:p>
          </table:table-cell>
          <table:table-cell office:value-type="float" office:value="3.5032" calcext:value-type="float">
            <text:p>3.5032</text:p>
          </table:table-cell>
          <table:table-cell office:value-type="float" office:value="4.4018" calcext:value-type="float">
            <text:p>4.4018</text:p>
          </table:table-cell>
          <table:table-cell office:value-type="float" office:value="4.3103" calcext:value-type="float">
            <text:p>4.3103</text:p>
          </table:table-cell>
          <table:table-cell office:value-type="float" office:value="4.071" calcext:value-type="float">
            <text:p>4.071</text:p>
          </table:table-cell>
          <table:table-cell office:value-type="float" office:value="3.7621" calcext:value-type="float">
            <text:p>3.7621</text:p>
          </table:table-cell>
        </table:table-row>
        <table:table-row table:style-name="ro1">
          <table:table-cell office:value-type="float" office:value="2720.7" calcext:value-type="float">
            <text:p>2720.7</text:p>
          </table:table-cell>
          <table:table-cell office:value-type="float" office:value="4.2061" calcext:value-type="float">
            <text:p>4.2061</text:p>
          </table:table-cell>
          <table:table-cell office:value-type="float" office:value="3.4831" calcext:value-type="float">
            <text:p>3.4831</text:p>
          </table:table-cell>
          <table:table-cell office:value-type="float" office:value="4.2732" calcext:value-type="float">
            <text:p>4.2732</text:p>
          </table:table-cell>
          <table:table-cell office:value-type="float" office:value="4.0684" calcext:value-type="float">
            <text:p>4.0684</text:p>
          </table:table-cell>
          <table:table-cell office:value-type="float" office:value="3.7665" calcext:value-type="float">
            <text:p>3.7665</text:p>
          </table:table-cell>
          <table:table-cell office:value-type="float" office:value="3.5717" calcext:value-type="float">
            <text:p>3.5717</text:p>
          </table:table-cell>
          <table:table-cell office:value-type="float" office:value="4.2061" calcext:value-type="float">
            <text:p>4.2061</text:p>
          </table:table-cell>
          <table:table-cell office:value-type="float" office:value="3.4831" calcext:value-type="float">
            <text:p>3.4831</text:p>
          </table:table-cell>
          <table:table-cell office:value-type="float" office:value="4.3979" calcext:value-type="float">
            <text:p>4.3979</text:p>
          </table:table-cell>
          <table:table-cell office:value-type="float" office:value="4.3065" calcext:value-type="float">
            <text:p>4.3065</text:p>
          </table:table-cell>
          <table:table-cell office:value-type="float" office:value="4.0674" calcext:value-type="float">
            <text:p>4.0674</text:p>
          </table:table-cell>
          <table:table-cell office:value-type="float" office:value="3.7586" calcext:value-type="float">
            <text:p>3.7586</text:p>
          </table:table-cell>
        </table:table-row>
        <table:table-row table:style-name="ro1">
          <table:table-cell office:value-type="float" office:value="2730.7" calcext:value-type="float">
            <text:p>2730.7</text:p>
          </table:table-cell>
          <table:table-cell office:value-type="float" office:value="4.1999" calcext:value-type="float">
            <text:p>4.1999</text:p>
          </table:table-cell>
          <table:table-cell office:value-type="float" office:value="3.4625" calcext:value-type="float">
            <text:p>3.4625</text:p>
          </table:table-cell>
          <table:table-cell office:value-type="float" office:value="4.2691" calcext:value-type="float">
            <text:p>4.2691</text:p>
          </table:table-cell>
          <table:table-cell office:value-type="float" office:value="4.0623" calcext:value-type="float">
            <text:p>4.0623</text:p>
          </table:table-cell>
          <table:table-cell office:value-type="float" office:value="3.7562" calcext:value-type="float">
            <text:p>3.7562</text:p>
          </table:table-cell>
          <table:table-cell office:value-type="float" office:value="3.5576" calcext:value-type="float">
            <text:p>3.5576</text:p>
          </table:table-cell>
          <table:table-cell office:value-type="float" office:value="4.1999" calcext:value-type="float">
            <text:p>4.1999</text:p>
          </table:table-cell>
          <table:table-cell office:value-type="float" office:value="3.4625" calcext:value-type="float">
            <text:p>3.4625</text:p>
          </table:table-cell>
          <table:table-cell office:value-type="float" office:value="4.3941" calcext:value-type="float">
            <text:p>4.3941</text:p>
          </table:table-cell>
          <table:table-cell office:value-type="float" office:value="4.3026" calcext:value-type="float">
            <text:p>4.3026</text:p>
          </table:table-cell>
          <table:table-cell office:value-type="float" office:value="4.0637" calcext:value-type="float">
            <text:p>4.0637</text:p>
          </table:table-cell>
          <table:table-cell office:value-type="float" office:value="3.7551" calcext:value-type="float">
            <text:p>3.7551</text:p>
          </table:table-cell>
        </table:table-row>
        <table:table-row table:style-name="ro1">
          <table:table-cell office:value-type="float" office:value="2740.7" calcext:value-type="float">
            <text:p>2740.7</text:p>
          </table:table-cell>
          <table:table-cell office:value-type="float" office:value="4.1936" calcext:value-type="float">
            <text:p>4.1936</text:p>
          </table:table-cell>
          <table:table-cell office:value-type="float" office:value="3.4413" calcext:value-type="float">
            <text:p>3.4413</text:p>
          </table:table-cell>
          <table:table-cell office:value-type="float" office:value="4.2651" calcext:value-type="float">
            <text:p>4.2651</text:p>
          </table:table-cell>
          <table:table-cell office:value-type="float" office:value="4.0563" calcext:value-type="float">
            <text:p>4.0563</text:p>
          </table:table-cell>
          <table:table-cell office:value-type="float" office:value="3.7458" calcext:value-type="float">
            <text:p>3.7458</text:p>
          </table:table-cell>
          <table:table-cell office:value-type="float" office:value="3.5434" calcext:value-type="float">
            <text:p>3.5434</text:p>
          </table:table-cell>
          <table:table-cell office:value-type="float" office:value="4.1936" calcext:value-type="float">
            <text:p>4.1936</text:p>
          </table:table-cell>
          <table:table-cell office:value-type="float" office:value="3.4413" calcext:value-type="float">
            <text:p>3.4413</text:p>
          </table:table-cell>
          <table:table-cell office:value-type="float" office:value="4.3902" calcext:value-type="float">
            <text:p>4.3902</text:p>
          </table:table-cell>
          <table:table-cell office:value-type="float" office:value="4.2988" calcext:value-type="float">
            <text:p>4.2988</text:p>
          </table:table-cell>
          <table:table-cell office:value-type="float" office:value="4.06" calcext:value-type="float">
            <text:p>4.06</text:p>
          </table:table-cell>
          <table:table-cell office:value-type="float" office:value="3.7515" calcext:value-type="float">
            <text:p>3.7515</text:p>
          </table:table-cell>
        </table:table-row>
        <table:table-row table:style-name="ro1">
          <table:table-cell office:value-type="float" office:value="2750.7" calcext:value-type="float">
            <text:p>2750.7</text:p>
          </table:table-cell>
          <table:table-cell office:value-type="float" office:value="4.1872" calcext:value-type="float">
            <text:p>4.1872</text:p>
          </table:table-cell>
          <table:table-cell office:value-type="float" office:value="3.4195" calcext:value-type="float">
            <text:p>3.4195</text:p>
          </table:table-cell>
          <table:table-cell office:value-type="float" office:value="4.2611" calcext:value-type="float">
            <text:p>4.2611</text:p>
          </table:table-cell>
          <table:table-cell office:value-type="float" office:value="4.0502" calcext:value-type="float">
            <text:p>4.0502</text:p>
          </table:table-cell>
          <table:table-cell office:value-type="float" office:value="3.7353" calcext:value-type="float">
            <text:p>3.7353</text:p>
          </table:table-cell>
          <table:table-cell office:value-type="float" office:value="3.5288" calcext:value-type="float">
            <text:p>3.5288</text:p>
          </table:table-cell>
          <table:table-cell office:value-type="float" office:value="4.1872" calcext:value-type="float">
            <text:p>4.1872</text:p>
          </table:table-cell>
          <table:table-cell office:value-type="float" office:value="3.4195" calcext:value-type="float">
            <text:p>3.4195</text:p>
          </table:table-cell>
          <table:table-cell office:value-type="float" office:value="4.3862" calcext:value-type="float">
            <text:p>4.3862</text:p>
          </table:table-cell>
          <table:table-cell office:value-type="float" office:value="4.2949" calcext:value-type="float">
            <text:p>4.2949</text:p>
          </table:table-cell>
          <table:table-cell office:value-type="float" office:value="4.0562" calcext:value-type="float">
            <text:p>4.0562</text:p>
          </table:table-cell>
          <table:table-cell office:value-type="float" office:value="3.748" calcext:value-type="float">
            <text:p>3.748</text:p>
          </table:table-cell>
        </table:table-row>
        <table:table-row table:style-name="ro1">
          <table:table-cell office:value-type="float" office:value="2760.7" calcext:value-type="float">
            <text:p>2760.7</text:p>
          </table:table-cell>
          <table:table-cell office:value-type="float" office:value="4.1808" calcext:value-type="float">
            <text:p>4.1808</text:p>
          </table:table-cell>
          <table:table-cell office:value-type="float" office:value="3.3971" calcext:value-type="float">
            <text:p>3.3971</text:p>
          </table:table-cell>
          <table:table-cell office:value-type="float" office:value="4.257" calcext:value-type="float">
            <text:p>4.257</text:p>
          </table:table-cell>
          <table:table-cell office:value-type="float" office:value="4.044" calcext:value-type="float">
            <text:p>4.044</text:p>
          </table:table-cell>
          <table:table-cell office:value-type="float" office:value="3.7246" calcext:value-type="float">
            <text:p>3.7246</text:p>
          </table:table-cell>
          <table:table-cell office:value-type="float" office:value="3.514" calcext:value-type="float">
            <text:p>3.514</text:p>
          </table:table-cell>
          <table:table-cell office:value-type="float" office:value="4.1808" calcext:value-type="float">
            <text:p>4.1808</text:p>
          </table:table-cell>
          <table:table-cell office:value-type="float" office:value="3.3971" calcext:value-type="float">
            <text:p>3.3971</text:p>
          </table:table-cell>
          <table:table-cell office:value-type="float" office:value="4.3823" calcext:value-type="float">
            <text:p>4.3823</text:p>
          </table:table-cell>
          <table:table-cell office:value-type="float" office:value="4.291" calcext:value-type="float">
            <text:p>4.291</text:p>
          </table:table-cell>
          <table:table-cell office:value-type="float" office:value="4.0525" calcext:value-type="float">
            <text:p>4.0525</text:p>
          </table:table-cell>
          <table:table-cell office:value-type="float" office:value="3.7444" calcext:value-type="float">
            <text:p>3.7444</text:p>
          </table:table-cell>
        </table:table-row>
        <table:table-row table:style-name="ro1">
          <table:table-cell office:value-type="float" office:value="2770.7" calcext:value-type="float">
            <text:p>2770.7</text:p>
          </table:table-cell>
          <table:table-cell office:value-type="float" office:value="4.1743" calcext:value-type="float">
            <text:p>4.1743</text:p>
          </table:table-cell>
          <table:table-cell office:value-type="float" office:value="3.3741" calcext:value-type="float">
            <text:p>3.3741</text:p>
          </table:table-cell>
          <table:table-cell office:value-type="float" office:value="4.2529" calcext:value-type="float">
            <text:p>4.2529</text:p>
          </table:table-cell>
          <table:table-cell office:value-type="float" office:value="4.0379" calcext:value-type="float">
            <text:p>4.0379</text:p>
          </table:table-cell>
          <table:table-cell office:value-type="float" office:value="3.7138" calcext:value-type="float">
            <text:p>3.7138</text:p>
          </table:table-cell>
          <table:table-cell office:value-type="float" office:value="3.4989" calcext:value-type="float">
            <text:p>3.4989</text:p>
          </table:table-cell>
          <table:table-cell office:value-type="float" office:value="4.1743" calcext:value-type="float">
            <text:p>4.1743</text:p>
          </table:table-cell>
          <table:table-cell office:value-type="float" office:value="3.3741" calcext:value-type="float">
            <text:p>3.3741</text:p>
          </table:table-cell>
          <table:table-cell office:value-type="float" office:value="4.3783" calcext:value-type="float">
            <text:p>4.3783</text:p>
          </table:table-cell>
          <table:table-cell office:value-type="float" office:value="4.2871" calcext:value-type="float">
            <text:p>4.287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7409" calcext:value-type="float">
            <text:p>3.7409</text:p>
          </table:table-cell>
        </table:table-row>
        <table:table-row table:style-name="ro1">
          <table:table-cell office:value-type="float" office:value="2780.7" calcext:value-type="float">
            <text:p>2780.7</text:p>
          </table:table-cell>
          <table:table-cell office:value-type="float" office:value="4.1678" calcext:value-type="float">
            <text:p>4.1678</text:p>
          </table:table-cell>
          <table:table-cell office:value-type="float" office:value="3.3504" calcext:value-type="float">
            <text:p>3.3504</text:p>
          </table:table-cell>
          <table:table-cell office:value-type="float" office:value="4.2489" calcext:value-type="float">
            <text:p>4.2489</text:p>
          </table:table-cell>
          <table:table-cell office:value-type="float" office:value="4.0317" calcext:value-type="float">
            <text:p>4.0317</text:p>
          </table:table-cell>
          <table:table-cell office:value-type="float" office:value="3.7029" calcext:value-type="float">
            <text:p>3.7029</text:p>
          </table:table-cell>
          <table:table-cell office:value-type="float" office:value="3.4836" calcext:value-type="float">
            <text:p>3.4836</text:p>
          </table:table-cell>
          <table:table-cell office:value-type="float" office:value="4.1678" calcext:value-type="float">
            <text:p>4.1678</text:p>
          </table:table-cell>
          <table:table-cell office:value-type="float" office:value="3.3504" calcext:value-type="float">
            <text:p>3.3504</text:p>
          </table:table-cell>
          <table:table-cell office:value-type="float" office:value="4.3744" calcext:value-type="float">
            <text:p>4.3744</text:p>
          </table:table-cell>
          <table:table-cell office:value-type="float" office:value="4.2832" calcext:value-type="float">
            <text:p>4.2832</text:p>
          </table:table-cell>
          <table:table-cell office:value-type="float" office:value="4.045" calcext:value-type="float">
            <text:p>4.045</text:p>
          </table:table-cell>
          <table:table-cell office:value-type="float" office:value="3.7373" calcext:value-type="float">
            <text:p>3.7373</text:p>
          </table:table-cell>
        </table:table-row>
        <table:table-row table:style-name="ro1">
          <table:table-cell office:value-type="float" office:value="2790.7" calcext:value-type="float">
            <text:p>2790.7</text:p>
          </table:table-cell>
          <table:table-cell office:value-type="float" office:value="4.1612" calcext:value-type="float">
            <text:p>4.1612</text:p>
          </table:table-cell>
          <table:table-cell office:value-type="float" office:value="3.326" calcext:value-type="float">
            <text:p>3.326</text:p>
          </table:table-cell>
          <table:table-cell office:value-type="float" office:value="4.2448" calcext:value-type="float">
            <text:p>4.2448</text:p>
          </table:table-cell>
          <table:table-cell office:value-type="float" office:value="4.0254" calcext:value-type="float">
            <text:p>4.0254</text:p>
          </table:table-cell>
          <table:table-cell office:value-type="float" office:value="3.6918" calcext:value-type="float">
            <text:p>3.6918</text:p>
          </table:table-cell>
          <table:table-cell office:value-type="float" office:value="3.4679" calcext:value-type="float">
            <text:p>3.4679</text:p>
          </table:table-cell>
          <table:table-cell office:value-type="float" office:value="4.1612" calcext:value-type="float">
            <text:p>4.1612</text:p>
          </table:table-cell>
          <table:table-cell office:value-type="float" office:value="3.326" calcext:value-type="float">
            <text:p>3.326</text:p>
          </table:table-cell>
          <table:table-cell office:value-type="float" office:value="4.3704" calcext:value-type="float">
            <text:p>4.3704</text:p>
          </table:table-cell>
          <table:table-cell office:value-type="float" office:value="4.2793" calcext:value-type="float">
            <text:p>4.2793</text:p>
          </table:table-cell>
          <table:table-cell office:value-type="float" office:value="4.0412" calcext:value-type="float">
            <text:p>4.0412</text:p>
          </table:table-cell>
          <table:table-cell office:value-type="float" office:value="3.7337" calcext:value-type="float">
            <text:p>3.7337</text:p>
          </table:table-cell>
        </table:table-row>
        <table:table-row table:style-name="ro1">
          <table:table-cell office:value-type="float" office:value="2800.7" calcext:value-type="float">
            <text:p>2800.7</text:p>
          </table:table-cell>
          <table:table-cell office:value-type="float" office:value="4.1546" calcext:value-type="float">
            <text:p>4.1546</text:p>
          </table:table-cell>
          <table:table-cell office:value-type="float" office:value="3.3009" calcext:value-type="float">
            <text:p>3.3009</text:p>
          </table:table-cell>
          <table:table-cell office:value-type="float" office:value="4.2407" calcext:value-type="float">
            <text:p>4.2407</text:p>
          </table:table-cell>
          <table:table-cell office:value-type="float" office:value="4.0192" calcext:value-type="float">
            <text:p>4.0192</text:p>
          </table:table-cell>
          <table:table-cell office:value-type="float" office:value="3.6806" calcext:value-type="float">
            <text:p>3.6806</text:p>
          </table:table-cell>
          <table:table-cell office:value-type="float" office:value="3.4519" calcext:value-type="float">
            <text:p>3.4519</text:p>
          </table:table-cell>
          <table:table-cell office:value-type="float" office:value="4.1546" calcext:value-type="float">
            <text:p>4.1546</text:p>
          </table:table-cell>
          <table:table-cell office:value-type="float" office:value="3.3009" calcext:value-type="float">
            <text:p>3.3009</text:p>
          </table:table-cell>
          <table:table-cell office:value-type="float" office:value="4.3663" calcext:value-type="float">
            <text:p>4.3663</text:p>
          </table:table-cell>
          <table:table-cell office:value-type="float" office:value="4.2753" calcext:value-type="float">
            <text:p>4.2753</text:p>
          </table:table-cell>
          <table:table-cell office:value-type="float" office:value="4.0374" calcext:value-type="float">
            <text:p>4.0374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2810.7" calcext:value-type="float">
            <text:p>2810.7</text:p>
          </table:table-cell>
          <table:table-cell office:value-type="float" office:value="4.1479" calcext:value-type="float">
            <text:p>4.1479</text:p>
          </table:table-cell>
          <table:table-cell office:value-type="float" office:value="3.2749" calcext:value-type="float">
            <text:p>3.2749</text:p>
          </table:table-cell>
          <table:table-cell office:value-type="float" office:value="4.2366" calcext:value-type="float">
            <text:p>4.2366</text:p>
          </table:table-cell>
          <table:table-cell office:value-type="float" office:value="4.0129" calcext:value-type="float">
            <text:p>4.0129</text:p>
          </table:table-cell>
          <table:table-cell office:value-type="float" office:value="3.6692" calcext:value-type="float">
            <text:p>3.6692</text:p>
          </table:table-cell>
          <table:table-cell office:value-type="float" office:value="3.4357" calcext:value-type="float">
            <text:p>3.4357</text:p>
          </table:table-cell>
          <table:table-cell office:value-type="float" office:value="4.1479" calcext:value-type="float">
            <text:p>4.1479</text:p>
          </table:table-cell>
          <table:table-cell office:value-type="float" office:value="3.2749" calcext:value-type="float">
            <text:p>3.2749</text:p>
          </table:table-cell>
          <table:table-cell office:value-type="float" office:value="4.3623" calcext:value-type="float">
            <text:p>4.3623</text:p>
          </table:table-cell>
          <table:table-cell office:value-type="float" office:value="4.2713" calcext:value-type="float">
            <text:p>4.2713</text:p>
          </table:table-cell>
          <table:table-cell office:value-type="float" office:value="4.0335" calcext:value-type="float">
            <text:p>4.0335</text:p>
          </table:table-cell>
          <table:table-cell office:value-type="float" office:value="3.7264" calcext:value-type="float">
            <text:p>3.7264</text:p>
          </table:table-cell>
        </table:table-row>
        <table:table-row table:style-name="ro1">
          <table:table-cell office:value-type="float" office:value="2820.7" calcext:value-type="float">
            <text:p>2820.7</text:p>
          </table:table-cell>
          <table:table-cell office:value-type="float" office:value="4.1411" calcext:value-type="float">
            <text:p>4.1411</text:p>
          </table:table-cell>
          <table:table-cell office:value-type="float" office:value="3.2482" calcext:value-type="float">
            <text:p>3.2482</text:p>
          </table:table-cell>
          <table:table-cell office:value-type="float" office:value="4.2325" calcext:value-type="float">
            <text:p>4.2325</text:p>
          </table:table-cell>
          <table:table-cell office:value-type="float" office:value="4.0065" calcext:value-type="float">
            <text:p>4.0065</text:p>
          </table:table-cell>
          <table:table-cell office:value-type="float" office:value="3.6577" calcext:value-type="float">
            <text:p>3.6577</text:p>
          </table:table-cell>
          <table:table-cell office:value-type="float" office:value="3.4191" calcext:value-type="float">
            <text:p>3.4191</text:p>
          </table:table-cell>
          <table:table-cell office:value-type="float" office:value="4.1411" calcext:value-type="float">
            <text:p>4.1411</text:p>
          </table:table-cell>
          <table:table-cell office:value-type="float" office:value="3.2482" calcext:value-type="float">
            <text:p>3.2482</text:p>
          </table:table-cell>
          <table:table-cell office:value-type="float" office:value="4.3583" calcext:value-type="float">
            <text:p>4.3583</text:p>
          </table:table-cell>
          <table:table-cell office:value-type="float" office:value="4.2673" calcext:value-type="float">
            <text:p>4.2673</text:p>
          </table:table-cell>
          <table:table-cell office:value-type="float" office:value="4.0297" calcext:value-type="float">
            <text:p>4.0297</text:p>
          </table:table-cell>
          <table:table-cell office:value-type="float" office:value="3.7228" calcext:value-type="float">
            <text:p>3.7228</text:p>
          </table:table-cell>
        </table:table-row>
        <table:table-row table:style-name="ro1">
          <table:table-cell office:value-type="float" office:value="2830.7" calcext:value-type="float">
            <text:p>2830.7</text:p>
          </table:table-cell>
          <table:table-cell office:value-type="float" office:value="4.1343" calcext:value-type="float">
            <text:p>4.1343</text:p>
          </table:table-cell>
          <table:table-cell office:value-type="float" office:value="3.2205" calcext:value-type="float">
            <text:p>3.2205</text:p>
          </table:table-cell>
          <table:table-cell office:value-type="float" office:value="4.2284" calcext:value-type="float">
            <text:p>4.2284</text:p>
          </table:table-cell>
          <table:table-cell office:value-type="float" office:value="4.0001" calcext:value-type="float">
            <text:p>4.0001</text:p>
          </table:table-cell>
          <table:table-cell office:value-type="float" office:value="3.646" calcext:value-type="float">
            <text:p>3.646</text:p>
          </table:table-cell>
          <table:table-cell office:value-type="float" office:value="3.4021" calcext:value-type="float">
            <text:p>3.4021</text:p>
          </table:table-cell>
          <table:table-cell office:value-type="float" office:value="4.1343" calcext:value-type="float">
            <text:p>4.1343</text:p>
          </table:table-cell>
          <table:table-cell office:value-type="float" office:value="3.2205" calcext:value-type="float">
            <text:p>3.2205</text:p>
          </table:table-cell>
          <table:table-cell office:value-type="float" office:value="4.3542" calcext:value-type="float">
            <text:p>4.3542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258" calcext:value-type="float">
            <text:p>4.0258</text:p>
          </table:table-cell>
          <table:table-cell office:value-type="float" office:value="3.7191" calcext:value-type="float">
            <text:p>3.7191</text:p>
          </table:table-cell>
        </table:table-row>
        <table:table-row table:style-name="ro1">
          <table:table-cell office:value-type="float" office:value="2840.7" calcext:value-type="float">
            <text:p>2840.7</text:p>
          </table:table-cell>
          <table:table-cell office:value-type="float" office:value="4.1274" calcext:value-type="float">
            <text:p>4.1274</text:p>
          </table:table-cell>
          <table:table-cell office:value-type="float" office:value="3.192" calcext:value-type="float">
            <text:p>3.192</text:p>
          </table:table-cell>
          <table:table-cell office:value-type="float" office:value="4.2242" calcext:value-type="float">
            <text:p>4.2242</text:p>
          </table:table-cell>
          <table:table-cell office:value-type="float" office:value="3.9937" calcext:value-type="float">
            <text:p>3.9937</text:p>
          </table:table-cell>
          <table:table-cell office:value-type="float" office:value="3.6342" calcext:value-type="float">
            <text:p>3.6342</text:p>
          </table:table-cell>
          <table:table-cell office:value-type="float" office:value="3.3848" calcext:value-type="float">
            <text:p>3.3848</text:p>
          </table:table-cell>
          <table:table-cell office:value-type="float" office:value="4.1274" calcext:value-type="float">
            <text:p>4.1274</text:p>
          </table:table-cell>
          <table:table-cell office:value-type="float" office:value="3.192" calcext:value-type="float">
            <text:p>3.192</text:p>
          </table:table-cell>
          <table:table-cell office:value-type="float" office:value="4.3501" calcext:value-type="float">
            <text:p>4.3501</text:p>
          </table:table-cell>
          <table:table-cell office:value-type="float" office:value="4.2593" calcext:value-type="float">
            <text:p>4.2593</text:p>
          </table:table-cell>
          <table:table-cell office:value-type="float" office:value="4.0219" calcext:value-type="float">
            <text:p>4.0219</text:p>
          </table:table-cell>
          <table:table-cell office:value-type="float" office:value="3.7154" calcext:value-type="float">
            <text:p>3.7154</text:p>
          </table:table-cell>
        </table:table-row>
        <table:table-row table:style-name="ro1">
          <table:table-cell office:value-type="float" office:value="2850.7" calcext:value-type="float">
            <text:p>2850.7</text:p>
          </table:table-cell>
          <table:table-cell office:value-type="float" office:value="4.1204" calcext:value-type="float">
            <text:p>4.1204</text:p>
          </table:table-cell>
          <table:table-cell office:value-type="float" office:value="3.1625" calcext:value-type="float">
            <text:p>3.1625</text:p>
          </table:table-cell>
          <table:table-cell office:value-type="float" office:value="4.2201" calcext:value-type="float">
            <text:p>4.2201</text:p>
          </table:table-cell>
          <table:table-cell office:value-type="float" office:value="3.9872" calcext:value-type="float">
            <text:p>3.9872</text:p>
          </table:table-cell>
          <table:table-cell office:value-type="float" office:value="3.6221" calcext:value-type="float">
            <text:p>3.6221</text:p>
          </table:table-cell>
          <table:table-cell office:value-type="float" office:value="3.3672" calcext:value-type="float">
            <text:p>3.3672</text:p>
          </table:table-cell>
          <table:table-cell office:value-type="float" office:value="4.1204" calcext:value-type="float">
            <text:p>4.1204</text:p>
          </table:table-cell>
          <table:table-cell office:value-type="float" office:value="3.1625" calcext:value-type="float">
            <text:p>3.1625</text:p>
          </table:table-cell>
          <table:table-cell office:value-type="float" office:value="4.346" calcext:value-type="float">
            <text:p>4.346</text:p>
          </table:table-cell>
          <table:table-cell office:value-type="float" office:value="4.2552" calcext:value-type="float">
            <text:p>4.2552</text:p>
          </table:table-cell>
          <table:table-cell office:value-type="float" office:value="4.018" calcext:value-type="float">
            <text:p>4.018</text:p>
          </table:table-cell>
          <table:table-cell office:value-type="float" office:value="3.7117" calcext:value-type="float">
            <text:p>3.7117</text:p>
          </table:table-cell>
        </table:table-row>
        <table:table-row table:style-name="ro1">
          <table:table-cell office:value-type="float" office:value="2860.7" calcext:value-type="float">
            <text:p>2860.7</text:p>
          </table:table-cell>
          <table:table-cell office:value-type="float" office:value="4.1134" calcext:value-type="float">
            <text:p>4.1134</text:p>
          </table:table-cell>
          <table:table-cell office:value-type="float" office:value="3.1319" calcext:value-type="float">
            <text:p>3.1319</text:p>
          </table:table-cell>
          <table:table-cell office:value-type="float" office:value="4.216" calcext:value-type="float">
            <text:p>4.216</text:p>
          </table:table-cell>
          <table:table-cell office:value-type="float" office:value="3.9807" calcext:value-type="float">
            <text:p>3.9807</text:p>
          </table:table-cell>
          <table:table-cell office:value-type="float" office:value="3.6099" calcext:value-type="float">
            <text:p>3.6099</text:p>
          </table:table-cell>
          <table:table-cell office:value-type="float" office:value="3.3491" calcext:value-type="float">
            <text:p>3.3491</text:p>
          </table:table-cell>
          <table:table-cell office:value-type="float" office:value="4.1134" calcext:value-type="float">
            <text:p>4.1134</text:p>
          </table:table-cell>
          <table:table-cell office:value-type="float" office:value="3.1319" calcext:value-type="float">
            <text:p>3.1319</text:p>
          </table:table-cell>
          <table:table-cell office:value-type="float" office:value="4.3418" calcext:value-type="float">
            <text:p>4.3418</text:p>
          </table:table-cell>
          <table:table-cell office:value-type="float" office:value="4.2512" calcext:value-type="float">
            <text:p>4.2512</text:p>
          </table:table-cell>
          <table:table-cell office:value-type="float" office:value="4.0141" calcext:value-type="float">
            <text:p>4.0141</text:p>
          </table:table-cell>
          <table:table-cell office:value-type="float" office:value="3.708" calcext:value-type="float">
            <text:p>3.708</text:p>
          </table:table-cell>
        </table:table-row>
        <table:table-row table:style-name="ro1">
          <table:table-cell office:value-type="float" office:value="2870.7" calcext:value-type="float">
            <text:p>2870.7</text:p>
          </table:table-cell>
          <table:table-cell office:value-type="float" office:value="4.1063" calcext:value-type="float">
            <text:p>4.1063</text:p>
          </table:table-cell>
          <table:table-cell office:value-type="float" office:value="3.1003" calcext:value-type="float">
            <text:p>3.1003</text:p>
          </table:table-cell>
          <table:table-cell office:value-type="float" office:value="4.2118" calcext:value-type="float">
            <text:p>4.2118</text:p>
          </table:table-cell>
          <table:table-cell office:value-type="float" office:value="3.9742" calcext:value-type="float">
            <text:p>3.9742</text:p>
          </table:table-cell>
          <table:table-cell office:value-type="float" office:value="3.5976" calcext:value-type="float">
            <text:p>3.5976</text:p>
          </table:table-cell>
          <table:table-cell office:value-type="float" office:value="3.3307" calcext:value-type="float">
            <text:p>3.3307</text:p>
          </table:table-cell>
          <table:table-cell office:value-type="float" office:value="4.1063" calcext:value-type="float">
            <text:p>4.1063</text:p>
          </table:table-cell>
          <table:table-cell office:value-type="float" office:value="3.1003" calcext:value-type="float">
            <text:p>3.1003</text:p>
          </table:table-cell>
          <table:table-cell office:value-type="float" office:value="4.3377" calcext:value-type="float">
            <text:p>4.3377</text:p>
          </table:table-cell>
          <table:table-cell office:value-type="float" office:value="4.2471" calcext:value-type="float">
            <text:p>4.2471</text:p>
          </table:table-cell>
          <table:table-cell office:value-type="float" office:value="4.0102" calcext:value-type="float">
            <text:p>4.0102</text:p>
          </table:table-cell>
          <table:table-cell office:value-type="float" office:value="3.7042" calcext:value-type="float">
            <text:p>3.7042</text:p>
          </table:table-cell>
        </table:table-row>
        <table:table-row table:style-name="ro1">
          <table:table-cell office:value-type="float" office:value="2880.7" calcext:value-type="float">
            <text:p>2880.7</text:p>
          </table:table-cell>
          <table:table-cell office:value-type="float" office:value="4.0991" calcext:value-type="float">
            <text:p>4.0991</text:p>
          </table:table-cell>
          <table:table-cell office:value-type="float" office:value="3.0676" calcext:value-type="float">
            <text:p>3.0676</text:p>
          </table:table-cell>
          <table:table-cell office:value-type="float" office:value="4.2077" calcext:value-type="float">
            <text:p>4.2077</text:p>
          </table:table-cell>
          <table:table-cell office:value-type="float" office:value="3.9676" calcext:value-type="float">
            <text:p>3.9676</text:p>
          </table:table-cell>
          <table:table-cell office:value-type="float" office:value="3.585" calcext:value-type="float">
            <text:p>3.585</text:p>
          </table:table-cell>
          <table:table-cell office:value-type="float" office:value="3.3118" calcext:value-type="float">
            <text:p>3.3118</text:p>
          </table:table-cell>
          <table:table-cell office:value-type="float" office:value="4.0991" calcext:value-type="float">
            <text:p>4.0991</text:p>
          </table:table-cell>
          <table:table-cell office:value-type="float" office:value="3.0676" calcext:value-type="float">
            <text:p>3.0676</text:p>
          </table:table-cell>
          <table:table-cell office:value-type="float" office:value="4.3335" calcext:value-type="float">
            <text:p>4.3335</text:p>
          </table:table-cell>
          <table:table-cell office:value-type="float" office:value="4.243" calcext:value-type="float">
            <text:p>4.243</text:p>
          </table:table-cell>
          <table:table-cell office:value-type="float" office:value="4.0062" calcext:value-type="float">
            <text:p>4.0062</text:p>
          </table:table-cell>
          <table:table-cell office:value-type="float" office:value="3.7005" calcext:value-type="float">
            <text:p>3.7005</text:p>
          </table:table-cell>
        </table:table-row>
        <table:table-row table:style-name="ro1">
          <table:table-cell office:value-type="float" office:value="2890.7" calcext:value-type="float">
            <text:p>2890.7</text:p>
          </table:table-cell>
          <table:table-cell office:value-type="float" office:value="4.0918" calcext:value-type="float">
            <text:p>4.0918</text:p>
          </table:table-cell>
          <table:table-cell office:value-type="float" office:value="3.0336" calcext:value-type="float">
            <text:p>3.0336</text:p>
          </table:table-cell>
          <table:table-cell office:value-type="float" office:value="4.2035" calcext:value-type="float">
            <text:p>4.2035</text:p>
          </table:table-cell>
          <table:table-cell office:value-type="float" office:value="3.961" calcext:value-type="float">
            <text:p>3.961</text:p>
          </table:table-cell>
          <table:table-cell office:value-type="float" office:value="3.5722" calcext:value-type="float">
            <text:p>3.5722</text:p>
          </table:table-cell>
          <table:table-cell office:value-type="float" office:value="3.2925" calcext:value-type="float">
            <text:p>3.2925</text:p>
          </table:table-cell>
          <table:table-cell office:value-type="float" office:value="4.0918" calcext:value-type="float">
            <text:p>4.0918</text:p>
          </table:table-cell>
          <table:table-cell office:value-type="float" office:value="3.0336" calcext:value-type="float">
            <text:p>3.0336</text:p>
          </table:table-cell>
          <table:table-cell office:value-type="float" office:value="4.3293" calcext:value-type="float">
            <text:p>4.3293</text:p>
          </table:table-cell>
          <table:table-cell office:value-type="float" office:value="4.2388" calcext:value-type="float">
            <text:p>4.2388</text:p>
          </table:table-cell>
          <table:table-cell office:value-type="float" office:value="4.0023" calcext:value-type="float">
            <text:p>4.0023</text:p>
          </table:table-cell>
          <table:table-cell office:value-type="float" office:value="3.6967" calcext:value-type="float">
            <text:p>3.6967</text:p>
          </table:table-cell>
        </table:table-row>
        <table:table-row table:style-name="ro1">
          <table:table-cell office:value-type="float" office:value="2900.7" calcext:value-type="float">
            <text:p>2900.7</text:p>
          </table:table-cell>
          <table:table-cell office:value-type="float" office:value="4.0845" calcext:value-type="float">
            <text:p>4.0845</text:p>
          </table:table-cell>
          <table:table-cell office:value-type="float" office:value="2.9984" calcext:value-type="float">
            <text:p>2.9984</text:p>
          </table:table-cell>
          <table:table-cell office:value-type="float" office:value="4.1993" calcext:value-type="float">
            <text:p>4.1993</text:p>
          </table:table-cell>
          <table:table-cell office:value-type="float" office:value="3.9543" calcext:value-type="float">
            <text:p>3.9543</text:p>
          </table:table-cell>
          <table:table-cell office:value-type="float" office:value="3.5593" calcext:value-type="float">
            <text:p>3.5593</text:p>
          </table:table-cell>
          <table:table-cell office:value-type="float" office:value="3.2728" calcext:value-type="float">
            <text:p>3.2728</text:p>
          </table:table-cell>
          <table:table-cell office:value-type="float" office:value="4.0845" calcext:value-type="float">
            <text:p>4.0845</text:p>
          </table:table-cell>
          <table:table-cell office:value-type="float" office:value="2.9984" calcext:value-type="float">
            <text:p>2.9984</text:p>
          </table:table-cell>
          <table:table-cell office:value-type="float" office:value="4.3251" calcext:value-type="float">
            <text:p>4.3251</text:p>
          </table:table-cell>
          <table:table-cell office:value-type="float" office:value="4.2347" calcext:value-type="float">
            <text:p>4.2347</text:p>
          </table:table-cell>
          <table:table-cell office:value-type="float" office:value="3.9983" calcext:value-type="float">
            <text:p>3.9983</text:p>
          </table:table-cell>
          <table:table-cell office:value-type="float" office:value="3.6929" calcext:value-type="float">
            <text:p>3.6929</text:p>
          </table:table-cell>
        </table:table-row>
        <table:table-row table:style-name="ro1">
          <table:table-cell office:value-type="float" office:value="2910.7" calcext:value-type="float">
            <text:p>2910.7</text:p>
          </table:table-cell>
          <table:table-cell office:value-type="float" office:value="4.0771" calcext:value-type="float">
            <text:p>4.0771</text:p>
          </table:table-cell>
          <table:table-cell office:value-type="float" office:value="2.9619" calcext:value-type="float">
            <text:p>2.9619</text:p>
          </table:table-cell>
          <table:table-cell office:value-type="float" office:value="4.1951" calcext:value-type="float">
            <text:p>4.1951</text:p>
          </table:table-cell>
          <table:table-cell office:value-type="float" office:value="3.9476" calcext:value-type="float">
            <text:p>3.9476</text:p>
          </table:table-cell>
          <table:table-cell office:value-type="float" office:value="3.5461" calcext:value-type="float">
            <text:p>3.5461</text:p>
          </table:table-cell>
          <table:table-cell office:value-type="float" office:value="3.2526" calcext:value-type="float">
            <text:p>3.2526</text:p>
          </table:table-cell>
          <table:table-cell office:value-type="float" office:value="4.0771" calcext:value-type="float">
            <text:p>4.0771</text:p>
          </table:table-cell>
          <table:table-cell office:value-type="float" office:value="2.9619" calcext:value-type="float">
            <text:p>2.9619</text:p>
          </table:table-cell>
          <table:table-cell office:value-type="float" office:value="4.3209" calcext:value-type="float">
            <text:p>4.3209</text:p>
          </table:table-cell>
          <table:table-cell office:value-type="float" office:value="4.2305" calcext:value-type="float">
            <text:p>4.2305</text:p>
          </table:table-cell>
          <table:table-cell office:value-type="float" office:value="3.9943" calcext:value-type="float">
            <text:p>3.9943</text:p>
          </table:table-cell>
          <table:table-cell office:value-type="float" office:value="3.6891" calcext:value-type="float">
            <text:p>3.6891</text:p>
          </table:table-cell>
        </table:table-row>
        <table:table-row table:style-name="ro1">
          <table:table-cell office:value-type="float" office:value="2920.7" calcext:value-type="float">
            <text:p>2920.7</text:p>
          </table:table-cell>
          <table:table-cell office:value-type="float" office:value="4.0697" calcext:value-type="float">
            <text:p>4.0697</text:p>
          </table:table-cell>
          <table:table-cell office:value-type="float" office:value="2.9239" calcext:value-type="float">
            <text:p>2.9239</text:p>
          </table:table-cell>
          <table:table-cell office:value-type="float" office:value="4.1909" calcext:value-type="float">
            <text:p>4.1909</text:p>
          </table:table-cell>
          <table:table-cell office:value-type="float" office:value="3.9408" calcext:value-type="float">
            <text:p>3.9408</text:p>
          </table:table-cell>
          <table:table-cell office:value-type="float" office:value="3.5328" calcext:value-type="float">
            <text:p>3.5328</text:p>
          </table:table-cell>
          <table:table-cell office:value-type="float" office:value="3.2319" calcext:value-type="float">
            <text:p>3.2319</text:p>
          </table:table-cell>
          <table:table-cell office:value-type="float" office:value="4.0697" calcext:value-type="float">
            <text:p>4.0697</text:p>
          </table:table-cell>
          <table:table-cell office:value-type="float" office:value="2.9239" calcext:value-type="float">
            <text:p>2.9239</text:p>
          </table:table-cell>
          <table:table-cell office:value-type="float" office:value="4.3166" calcext:value-type="float">
            <text:p>4.3166</text:p>
          </table:table-cell>
          <table:table-cell office:value-type="float" office:value="4.2263" calcext:value-type="float">
            <text:p>4.2263</text:p>
          </table:table-cell>
          <table:table-cell office:value-type="float" office:value="3.9902" calcext:value-type="float">
            <text:p>3.9902</text:p>
          </table:table-cell>
          <table:table-cell office:value-type="float" office:value="3.6853" calcext:value-type="float">
            <text:p>3.6853</text:p>
          </table:table-cell>
        </table:table-row>
        <table:table-row table:style-name="ro1">
          <table:table-cell office:value-type="float" office:value="2930.7" calcext:value-type="float">
            <text:p>2930.7</text:p>
          </table:table-cell>
          <table:table-cell office:value-type="float" office:value="4.0621" calcext:value-type="float">
            <text:p>4.0621</text:p>
          </table:table-cell>
          <table:table-cell office:value-type="float" office:value="2.8845" calcext:value-type="float">
            <text:p>2.8845</text:p>
          </table:table-cell>
          <table:table-cell office:value-type="float" office:value="4.1867" calcext:value-type="float">
            <text:p>4.1867</text:p>
          </table:table-cell>
          <table:table-cell office:value-type="float" office:value="3.934" calcext:value-type="float">
            <text:p>3.934</text:p>
          </table:table-cell>
          <table:table-cell office:value-type="float" office:value="3.5192" calcext:value-type="float">
            <text:p>3.5192</text:p>
          </table:table-cell>
          <table:table-cell office:value-type="float" office:value="3.2108" calcext:value-type="float">
            <text:p>3.2108</text:p>
          </table:table-cell>
          <table:table-cell office:value-type="float" office:value="4.0621" calcext:value-type="float">
            <text:p>4.0621</text:p>
          </table:table-cell>
          <table:table-cell office:value-type="float" office:value="2.8845" calcext:value-type="float">
            <text:p>2.8845</text:p>
          </table:table-cell>
          <table:table-cell office:value-type="float" office:value="4.3123" calcext:value-type="float">
            <text:p>4.3123</text:p>
          </table:table-cell>
          <table:table-cell office:value-type="float" office:value="4.2221" calcext:value-type="float">
            <text:p>4.2221</text:p>
          </table:table-cell>
          <table:table-cell office:value-type="float" office:value="3.9862" calcext:value-type="float">
            <text:p>3.9862</text:p>
          </table:table-cell>
          <table:table-cell office:value-type="float" office:value="3.6814" calcext:value-type="float">
            <text:p>3.6814</text:p>
          </table:table-cell>
        </table:table-row>
        <table:table-row table:style-name="ro1">
          <table:table-cell office:value-type="float" office:value="2940.7" calcext:value-type="float">
            <text:p>2940.7</text:p>
          </table:table-cell>
          <table:table-cell office:value-type="float" office:value="4.0545" calcext:value-type="float">
            <text:p>4.0545</text:p>
          </table:table-cell>
          <table:table-cell office:value-type="float" office:value="2.8435" calcext:value-type="float">
            <text:p>2.8435</text:p>
          </table:table-cell>
          <table:table-cell office:value-type="float" office:value="4.1825" calcext:value-type="float">
            <text:p>4.1825</text:p>
          </table:table-cell>
          <table:table-cell office:value-type="float" office:value="3.9272" calcext:value-type="float">
            <text:p>3.9272</text:p>
          </table:table-cell>
          <table:table-cell office:value-type="float" office:value="3.5054" calcext:value-type="float">
            <text:p>3.5054</text:p>
          </table:table-cell>
          <table:table-cell office:value-type="float" office:value="3.1891" calcext:value-type="float">
            <text:p>3.1891</text:p>
          </table:table-cell>
          <table:table-cell office:value-type="float" office:value="4.0545" calcext:value-type="float">
            <text:p>4.0545</text:p>
          </table:table-cell>
          <table:table-cell office:value-type="float" office:value="2.8435" calcext:value-type="float">
            <text:p>2.8435</text:p>
          </table:table-cell>
          <table:table-cell office:value-type="float" office:value="4.308" calcext:value-type="float">
            <text:p>4.308</text:p>
          </table:table-cell>
          <table:table-cell office:value-type="float" office:value="4.2179" calcext:value-type="float">
            <text:p>4.2179</text:p>
          </table:table-cell>
          <table:table-cell office:value-type="float" office:value="3.9821" calcext:value-type="float">
            <text:p>3.9821</text:p>
          </table:table-cell>
          <table:table-cell office:value-type="float" office:value="3.6776" calcext:value-type="float">
            <text:p>3.6776</text:p>
          </table:table-cell>
        </table:table-row>
        <table:table-row table:style-name="ro1">
          <table:table-cell office:value-type="float" office:value="2950.7" calcext:value-type="float">
            <text:p>2950.7</text:p>
          </table:table-cell>
          <table:table-cell office:value-type="float" office:value="4.0468" calcext:value-type="float">
            <text:p>4.0468</text:p>
          </table:table-cell>
          <table:table-cell office:value-type="float" office:value="2.8009" calcext:value-type="float">
            <text:p>2.8009</text:p>
          </table:table-cell>
          <table:table-cell office:value-type="float" office:value="4.1783" calcext:value-type="float">
            <text:p>4.1783</text:p>
          </table:table-cell>
          <table:table-cell office:value-type="float" office:value="3.9203" calcext:value-type="float">
            <text:p>3.9203</text:p>
          </table:table-cell>
          <table:table-cell office:value-type="float" office:value="3.4913" calcext:value-type="float">
            <text:p>3.4913</text:p>
          </table:table-cell>
          <table:table-cell office:value-type="float" office:value="3.1668" calcext:value-type="float">
            <text:p>3.1668</text:p>
          </table:table-cell>
          <table:table-cell office:value-type="float" office:value="4.0468" calcext:value-type="float">
            <text:p>4.0468</text:p>
          </table:table-cell>
          <table:table-cell office:value-type="float" office:value="2.8009" calcext:value-type="float">
            <text:p>2.8009</text:p>
          </table:table-cell>
          <table:table-cell office:value-type="float" office:value="4.3037" calcext:value-type="float">
            <text:p>4.3037</text:p>
          </table:table-cell>
          <table:table-cell office:value-type="float" office:value="4.2136" calcext:value-type="float">
            <text:p>4.2136</text:p>
          </table:table-cell>
          <table:table-cell office:value-type="float" office:value="3.978" calcext:value-type="float">
            <text:p>3.978</text:p>
          </table:table-cell>
          <table:table-cell office:value-type="float" office:value="3.6737" calcext:value-type="float">
            <text:p>3.6737</text:p>
          </table:table-cell>
        </table:table-row>
        <table:table-row table:style-name="ro1">
          <table:table-cell office:value-type="float" office:value="2960.7" calcext:value-type="float">
            <text:p>2960.7</text:p>
          </table:table-cell>
          <table:table-cell office:value-type="float" office:value="4.039" calcext:value-type="float">
            <text:p>4.039</text:p>
          </table:table-cell>
          <table:table-cell office:value-type="float" office:value="2.7565" calcext:value-type="float">
            <text:p>2.7565</text:p>
          </table:table-cell>
          <table:table-cell office:value-type="float" office:value="4.1741" calcext:value-type="float">
            <text:p>4.1741</text:p>
          </table:table-cell>
          <table:table-cell office:value-type="float" office:value="3.9134" calcext:value-type="float">
            <text:p>3.9134</text:p>
          </table:table-cell>
          <table:table-cell office:value-type="float" office:value="3.4771" calcext:value-type="float">
            <text:p>3.4771</text:p>
          </table:table-cell>
          <table:table-cell office:value-type="float" office:value="3.144" calcext:value-type="float">
            <text:p>3.144</text:p>
          </table:table-cell>
          <table:table-cell office:value-type="float" office:value="4.039" calcext:value-type="float">
            <text:p>4.039</text:p>
          </table:table-cell>
          <table:table-cell office:value-type="float" office:value="2.7565" calcext:value-type="float">
            <text:p>2.7565</text:p>
          </table:table-cell>
          <table:table-cell office:value-type="float" office:value="4.2993" calcext:value-type="float">
            <text:p>4.2993</text:p>
          </table:table-cell>
          <table:table-cell office:value-type="float" office:value="4.2093" calcext:value-type="float">
            <text:p>4.2093</text:p>
          </table:table-cell>
          <table:table-cell office:value-type="float" office:value="3.9739" calcext:value-type="float">
            <text:p>3.9739</text:p>
          </table:table-cell>
          <table:table-cell office:value-type="float" office:value="3.6698" calcext:value-type="float">
            <text:p>3.6698</text:p>
          </table:table-cell>
        </table:table-row>
        <table:table-row table:style-name="ro1">
          <table:table-cell office:value-type="float" office:value="2970.7" calcext:value-type="float">
            <text:p>2970.7</text:p>
          </table:table-cell>
          <table:table-cell office:value-type="float" office:value="4.0311" calcext:value-type="float">
            <text:p>4.0311</text:p>
          </table:table-cell>
          <table:table-cell office:value-type="float" office:value="2.7104" calcext:value-type="float">
            <text:p>2.7104</text:p>
          </table:table-cell>
          <table:table-cell office:value-type="float" office:value="4.1699" calcext:value-type="float">
            <text:p>4.1699</text:p>
          </table:table-cell>
          <table:table-cell office:value-type="float" office:value="3.9064" calcext:value-type="float">
            <text:p>3.9064</text:p>
          </table:table-cell>
          <table:table-cell office:value-type="float" office:value="3.4625" calcext:value-type="float">
            <text:p>3.4625</text:p>
          </table:table-cell>
          <table:table-cell office:value-type="float" office:value="3.1205" calcext:value-type="float">
            <text:p>3.1205</text:p>
          </table:table-cell>
          <table:table-cell office:value-type="float" office:value="4.0311" calcext:value-type="float">
            <text:p>4.0311</text:p>
          </table:table-cell>
          <table:table-cell office:value-type="float" office:value="2.7104" calcext:value-type="float">
            <text:p>2.7104</text:p>
          </table:table-cell>
          <table:table-cell office:value-type="float" office:value="4.295" calcext:value-type="float">
            <text:p>4.295</text:p>
          </table:table-cell>
          <table:table-cell office:value-type="float" office:value="4.205" calcext:value-type="float">
            <text:p>4.205</text:p>
          </table:table-cell>
          <table:table-cell office:value-type="float" office:value="3.9697" calcext:value-type="float">
            <text:p>3.9697</text:p>
          </table:table-cell>
          <table:table-cell office:value-type="float" office:value="3.6659" calcext:value-type="float">
            <text:p>3.6659</text:p>
          </table:table-cell>
        </table:table-row>
        <table:table-row table:style-name="ro1">
          <table:table-cell office:value-type="float" office:value="2980.7" calcext:value-type="float">
            <text:p>2980.7</text:p>
          </table:table-cell>
          <table:table-cell office:value-type="float" office:value="4.0232" calcext:value-type="float">
            <text:p>4.0232</text:p>
          </table:table-cell>
          <table:table-cell office:value-type="float" office:value="2.6624" calcext:value-type="float">
            <text:p>2.6624</text:p>
          </table:table-cell>
          <table:table-cell office:value-type="float" office:value="4.1656" calcext:value-type="float">
            <text:p>4.1656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4478" calcext:value-type="float">
            <text:p>3.4478</text:p>
          </table:table-cell>
          <table:table-cell office:value-type="float" office:value="3.0965" calcext:value-type="float">
            <text:p>3.0965</text:p>
          </table:table-cell>
          <table:table-cell office:value-type="float" office:value="4.0232" calcext:value-type="float">
            <text:p>4.0232</text:p>
          </table:table-cell>
          <table:table-cell office:value-type="float" office:value="2.6624" calcext:value-type="float">
            <text:p>2.6624</text:p>
          </table:table-cell>
          <table:table-cell office:value-type="float" office:value="4.2906" calcext:value-type="float">
            <text:p>4.2906</text:p>
          </table:table-cell>
          <table:table-cell office:value-type="float" office:value="4.2007" calcext:value-type="float">
            <text:p>4.2007</text:p>
          </table:table-cell>
          <table:table-cell office:value-type="float" office:value="3.9656" calcext:value-type="float">
            <text:p>3.9656</text:p>
          </table:table-cell>
          <table:table-cell office:value-type="float" office:value="3.6619" calcext:value-type="float">
            <text:p>3.6619</text:p>
          </table:table-cell>
        </table:table-row>
        <table:table-row table:style-name="ro1">
          <table:table-cell office:value-type="float" office:value="2990.7" calcext:value-type="float">
            <text:p>2990.7</text:p>
          </table:table-cell>
          <table:table-cell office:value-type="float" office:value="4.0151" calcext:value-type="float">
            <text:p>4.0151</text:p>
          </table:table-cell>
          <table:table-cell office:value-type="float" office:value="2.6124" calcext:value-type="float">
            <text:p>2.6124</text:p>
          </table:table-cell>
          <table:table-cell office:value-type="float" office:value="4.1614" calcext:value-type="float">
            <text:p>4.1614</text:p>
          </table:table-cell>
          <table:table-cell office:value-type="float" office:value="3.8923" calcext:value-type="float">
            <text:p>3.8923</text:p>
          </table:table-cell>
          <table:table-cell office:value-type="float" office:value="3.4327" calcext:value-type="float">
            <text:p>3.4327</text:p>
          </table:table-cell>
          <table:table-cell office:value-type="float" office:value="3.0718" calcext:value-type="float">
            <text:p>3.0718</text:p>
          </table:table-cell>
          <table:table-cell office:value-type="float" office:value="4.0151" calcext:value-type="float">
            <text:p>4.0151</text:p>
          </table:table-cell>
          <table:table-cell office:value-type="float" office:value="2.6124" calcext:value-type="float">
            <text:p>2.6124</text:p>
          </table:table-cell>
          <table:table-cell office:value-type="float" office:value="4.2862" calcext:value-type="float">
            <text:p>4.2862</text:p>
          </table:table-cell>
          <table:table-cell office:value-type="float" office:value="4.1963" calcext:value-type="float">
            <text:p>4.1963</text:p>
          </table:table-cell>
          <table:table-cell office:value-type="float" office:value="3.9614" calcext:value-type="float">
            <text:p>3.9614</text:p>
          </table:table-cell>
          <table:table-cell office:value-type="float" office:value="3.658" calcext:value-type="float">
            <text:p>3.658</text:p>
          </table:table-cell>
        </table:table-row>
        <table:table-row table:style-name="ro1">
          <table:table-cell office:value-type="float" office:value="3000.7" calcext:value-type="float">
            <text:p>3000.7</text:p>
          </table:table-cell>
          <table:table-cell office:value-type="float" office:value="4.007" calcext:value-type="float">
            <text:p>4.007</text:p>
          </table:table-cell>
          <table:table-cell office:value-type="float" office:value="2.5604" calcext:value-type="float">
            <text:p>2.5604</text:p>
          </table:table-cell>
          <table:table-cell office:value-type="float" office:value="4.1571" calcext:value-type="float">
            <text:p>4.1571</text:p>
          </table:table-cell>
          <table:table-cell office:value-type="float" office:value="3.8852" calcext:value-type="float">
            <text:p>3.8852</text:p>
          </table:table-cell>
          <table:table-cell office:value-type="float" office:value="3.4174" calcext:value-type="float">
            <text:p>3.4174</text:p>
          </table:table-cell>
          <table:table-cell office:value-type="float" office:value="3.0464" calcext:value-type="float">
            <text:p>3.0464</text:p>
          </table:table-cell>
          <table:table-cell office:value-type="float" office:value="4.007" calcext:value-type="float">
            <text:p>4.007</text:p>
          </table:table-cell>
          <table:table-cell office:value-type="float" office:value="2.5604" calcext:value-type="float">
            <text:p>2.5604</text:p>
          </table:table-cell>
          <table:table-cell office:value-type="float" office:value="4.2817" calcext:value-type="float">
            <text:p>4.2817</text:p>
          </table:table-cell>
          <table:table-cell office:value-type="float" office:value="4.192" calcext:value-type="float">
            <text:p>4.192</text:p>
          </table:table-cell>
          <table:table-cell office:value-type="float" office:value="3.9572" calcext:value-type="float">
            <text:p>3.9572</text:p>
          </table:table-cell>
          <table:table-cell office:value-type="float" office:value="3.654" calcext:value-type="float">
            <text:p>3.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3:38:23.398585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3:58:39.820618110</dc:date>
    <dc:creator>Tie Wu</dc:creator>
    <meta:generator>LibreOffice/5.1.4.2$Linux_x86 LibreOffice_project/10m0$Build-2</meta:generator>
    <meta:editing-duration>PT21M59S</meta:editing-duration>
    <meta:editing-cycles>2</meta:editing-cycles>
    <meta:document-statistic meta:table-count="1" meta:cell-count="39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 style:data-style-name="N0">
      <style:chart-properties chart:display-label="true" chart:logarithmic="false" chart:minimum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8080" draw:fill-color="#ff808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551cm" svg:height="10.226cm" xlink:href=".." xlink:type="simple" chart:class="chart:scatter" chart:style-name="ch1">
        <chart:title svg:x="4.694cm" svg:y="0.34cm" chart:style-name="ch2">
          <text:p>Effect of TXA Treatment at Various Timepoints</text:p>
        </chart:title>
        <chart:legend chart:legend-position="end" svg:x="14.264cm" svg:y="3.569cm" style:legend-expansion="high" chart:style-name="ch3"/>
        <chart:plot-area chart:style-name="ch4" table:cell-range-address="Sheet1.A3:Sheet1.G303 Sheet1.B2:Sheet1.G2" chart:data-source-has-labels="row" svg:x="1.467cm" svg:y="1.323cm" svg:width="12.426cm" svg:height="7.633cm">
          <chartooo:coordinate-region svg:x="2.194cm" svg:y="1.523cm" svg:width="11.327cm" svg:height="6.786cm"/>
          <chart:axis chart:dimension="x" chart:name="primary-x" chart:style-name="ch5">
            <chart:title svg:x="6.316cm" svg:y="9.161cm" chart:style-name="ch6">
              <text:p>Time (seconds)</text:p>
            </chart:title>
          </chart:axis>
          <chart:axis chart:dimension="y" chart:name="primary-y" chart:style-name="ch7">
            <chart:title svg:x="0.451cm" svg:y="7.363cm" chart:style-name="ch8">
              <text:p>Fibrin Concentration (μM)</text:p>
            </chart:title>
            <chart:grid chart:style-name="ch9" chart:class="major"/>
          </chart:axis>
          <chart:series chart:style-name="ch10" chart:values-cell-range-address="Sheet1.B3:Sheet1.B303" chart:label-cell-address="Sheet1.B2:Sheet1.B2" chart:class="chart:scatter">
            <chart:domain table:cell-range-address="Sheet1.A3:Sheet1.A303"/>
            <chart:data-point chart:repeated="301"/>
          </chart:series>
          <chart:series chart:style-name="ch11" chart:values-cell-range-address="Sheet1.C3:Sheet1.C303" chart:label-cell-address="Sheet1.C2:Sheet1.C2" chart:class="chart:scatter">
            <chart:data-point chart:repeated="301"/>
          </chart:series>
          <chart:series chart:style-name="ch12" chart:values-cell-range-address="Sheet1.D3:Sheet1.D303" chart:label-cell-address="Sheet1.D2:Sheet1.D2" chart:class="chart:scatter">
            <chart:data-point chart:repeated="301"/>
          </chart:series>
          <chart:series chart:style-name="ch13" chart:values-cell-range-address="Sheet1.E3:Sheet1.E303" chart:label-cell-address="Sheet1.E2:Sheet1.E2" chart:class="chart:scatter">
            <chart:data-point chart:repeated="301"/>
          </chart:series>
          <chart:series chart:style-name="ch14" chart:values-cell-range-address="Sheet1.F3:Sheet1.F303" chart:label-cell-address="Sheet1.F2:Sheet1.F2" chart:class="chart:scatter">
            <chart:data-point chart:repeated="301"/>
          </chart:series>
          <chart:series chart:style-name="ch15" chart:values-cell-range-address="Sheet1.G3:Sheet1.G303" chart:label-cell-address="Sheet1.G2:Sheet1.G2" chart:class="chart:scatter">
            <chart:data-point chart:repeated="3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Ic_tpa</text:p>
                <draw:g>
                  <svg:desc>Sheet1.B2:Sheet1.B2</svg:desc>
                </draw:g>
              </table:table-cell>
              <table:table-cell office:value-type="string">
                <text:p>no TXA</text:p>
                <draw:g>
                  <svg:desc>Sheet1.C2:Sheet1.C2</svg:desc>
                </draw:g>
              </table:table-cell>
              <table:table-cell office:value-type="string">
                <text:p>TXA @ 0s</text:p>
                <draw:g>
                  <svg:desc>Sheet1.D2:Sheet1.D2</svg:desc>
                </draw:g>
              </table:table-cell>
              <table:table-cell office:value-type="string">
                <text:p>TXA @ 1000s</text:p>
                <draw:g>
                  <svg:desc>Sheet1.E2:Sheet1.E2</svg:desc>
                </draw:g>
              </table:table-cell>
              <table:table-cell office:value-type="string">
                <text:p>TXA @ 2000s</text:p>
                <draw:g>
                  <svg:desc>Sheet1.F2:Sheet1.F2</svg:desc>
                </draw:g>
              </table:table-cell>
              <table:table-cell office:value-type="string">
                <text:p>TXA @2500s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03</svg:desc>
                </draw:g>
              </table:table-cell>
              <table:table-cell office:value-type="float" office:value="0">
                <text:p>0</text:p>
                <draw:g>
                  <svg:desc>Sheet1.B3:Sheet1.B303</svg:desc>
                </draw:g>
              </table:table-cell>
              <table:table-cell office:value-type="float" office:value="0">
                <text:p>0</text:p>
                <draw:g>
                  <svg:desc>Sheet1.C3:Sheet1.C303</svg:desc>
                </draw:g>
              </table:table-cell>
              <table:table-cell office:value-type="float" office:value="0">
                <text:p>0</text:p>
                <draw:g>
                  <svg:desc>Sheet1.D3:Sheet1.D303</svg:desc>
                </draw:g>
              </table:table-cell>
              <table:table-cell office:value-type="float" office:value="0">
                <text:p>0</text:p>
                <draw:g>
                  <svg:desc>Sheet1.E3:Sheet1.E303</svg:desc>
                </draw:g>
              </table:table-cell>
              <table:table-cell office:value-type="float" office:value="0">
                <text:p>0</text:p>
                <draw:g>
                  <svg:desc>Sheet1.F3:Sheet1.F303</svg:desc>
                </draw:g>
              </table:table-cell>
              <table:table-cell office:value-type="float" office:value="0">
                <text:p>0</text:p>
                <draw:g>
                  <svg:desc>Sheet1.G3:Sheet1.G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7">
                <text:p>10.007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6">
                <text:p>20.086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">
                <text:p>30.206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">
                <text:p>40.312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9">
                <text:p>50.179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">
                <text:p>60.022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">
                <text:p>70.381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">
                <text:p>80.101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1">
                <text:p>90.261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">
                <text:p>100.7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">
                <text:p>110.7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24704">
                <text:p>0.00024704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24706">
                <text:p>0.0002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">
                <text:p>120.7</text:p>
              </table:table-cell>
              <table:table-cell office:value-type="float" office:value="0.036419">
                <text:p>0.036419</text:p>
              </table:table-cell>
              <table:table-cell office:value-type="float" office:value="0.036418">
                <text:p>0.036418</text:p>
              </table:table-cell>
              <table:table-cell office:value-type="float" office:value="0.036418">
                <text:p>0.036418</text:p>
              </table:table-cell>
              <table:table-cell office:value-type="float" office:value="0.036418">
                <text:p>0.036418</text:p>
              </table:table-cell>
              <table:table-cell office:value-type="float" office:value="0.036418">
                <text:p>0.036418</text:p>
              </table:table-cell>
              <table:table-cell office:value-type="float" office:value="0.036418">
                <text:p>0.036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">
                <text:p>130.7</text:p>
              </table:table-cell>
              <table:table-cell office:value-type="float" office:value="2.9772">
                <text:p>2.9772</text:p>
              </table:table-cell>
              <table:table-cell office:value-type="float" office:value="2.9769">
                <text:p>2.9769</text:p>
              </table:table-cell>
              <table:table-cell office:value-type="float" office:value="2.9771">
                <text:p>2.9771</text:p>
              </table:table-cell>
              <table:table-cell office:value-type="float" office:value="2.9769">
                <text:p>2.9769</text:p>
              </table:table-cell>
              <table:table-cell office:value-type="float" office:value="2.9769">
                <text:p>2.9769</text:p>
              </table:table-cell>
              <table:table-cell office:value-type="float" office:value="2.9769">
                <text:p>2.9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">
                <text:p>140.7</text:p>
              </table:table-cell>
              <table:table-cell office:value-type="float" office:value="5.0414">
                <text:p>5.0414</text:p>
              </table:table-cell>
              <table:table-cell office:value-type="float" office:value="5.0404">
                <text:p>5.0404</text:p>
              </table:table-cell>
              <table:table-cell office:value-type="float" office:value="5.0409">
                <text:p>5.0409</text:p>
              </table:table-cell>
              <table:table-cell office:value-type="float" office:value="5.0404">
                <text:p>5.0404</text:p>
              </table:table-cell>
              <table:table-cell office:value-type="float" office:value="5.0404">
                <text:p>5.0404</text:p>
              </table:table-cell>
              <table:table-cell office:value-type="float" office:value="5.0404">
                <text:p>5.0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">
                <text:p>150.7</text:p>
              </table:table-cell>
              <table:table-cell office:value-type="float" office:value="5.0501">
                <text:p>5.0501</text:p>
              </table:table-cell>
              <table:table-cell office:value-type="float" office:value="5.0486">
                <text:p>5.0486</text:p>
              </table:table-cell>
              <table:table-cell office:value-type="float" office:value="5.0494">
                <text:p>5.0494</text:p>
              </table:table-cell>
              <table:table-cell office:value-type="float" office:value="5.0486">
                <text:p>5.0486</text:p>
              </table:table-cell>
              <table:table-cell office:value-type="float" office:value="5.0486">
                <text:p>5.0486</text:p>
              </table:table-cell>
              <table:table-cell office:value-type="float" office:value="5.0486">
                <text:p>5.0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">
                <text:p>160.7</text:p>
              </table:table-cell>
              <table:table-cell office:value-type="float" office:value="5.0483">
                <text:p>5.0483</text:p>
              </table:table-cell>
              <table:table-cell office:value-type="float" office:value="5.0462">
                <text:p>5.0462</text:p>
              </table:table-cell>
              <table:table-cell office:value-type="float" office:value="5.0474">
                <text:p>5.0474</text:p>
              </table:table-cell>
              <table:table-cell office:value-type="float" office:value="5.0462">
                <text:p>5.0462</text:p>
              </table:table-cell>
              <table:table-cell office:value-type="float" office:value="5.0462">
                <text:p>5.0462</text:p>
              </table:table-cell>
              <table:table-cell office:value-type="float" office:value="5.0462">
                <text:p>5.0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">
                <text:p>170.7</text:p>
              </table:table-cell>
              <table:table-cell office:value-type="float" office:value="5.0464">
                <text:p>5.0464</text:p>
              </table:table-cell>
              <table:table-cell office:value-type="float" office:value="5.0438">
                <text:p>5.0438</text:p>
              </table:table-cell>
              <table:table-cell office:value-type="float" office:value="5.0453">
                <text:p>5.0453</text:p>
              </table:table-cell>
              <table:table-cell office:value-type="float" office:value="5.0438">
                <text:p>5.0438</text:p>
              </table:table-cell>
              <table:table-cell office:value-type="float" office:value="5.0438">
                <text:p>5.0438</text:p>
              </table:table-cell>
              <table:table-cell office:value-type="float" office:value="5.0438">
                <text:p>5.0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">
                <text:p>180.7</text:p>
              </table:table-cell>
              <table:table-cell office:value-type="float" office:value="5.0446">
                <text:p>5.0446</text:p>
              </table:table-cell>
              <table:table-cell office:value-type="float" office:value="5.0413">
                <text:p>5.0413</text:p>
              </table:table-cell>
              <table:table-cell office:value-type="float" office:value="5.0433">
                <text:p>5.0433</text:p>
              </table:table-cell>
              <table:table-cell office:value-type="float" office:value="5.0413">
                <text:p>5.0413</text:p>
              </table:table-cell>
              <table:table-cell office:value-type="float" office:value="5.0413">
                <text:p>5.0413</text:p>
              </table:table-cell>
              <table:table-cell office:value-type="float" office:value="5.0413">
                <text:p>5.0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">
                <text:p>190.7</text:p>
              </table:table-cell>
              <table:table-cell office:value-type="float" office:value="5.0426">
                <text:p>5.0426</text:p>
              </table:table-cell>
              <table:table-cell office:value-type="float" office:value="5.0388">
                <text:p>5.0388</text:p>
              </table:table-cell>
              <table:table-cell office:value-type="float" office:value="5.0411">
                <text:p>5.0411</text:p>
              </table:table-cell>
              <table:table-cell office:value-type="float" office:value="5.0388">
                <text:p>5.0388</text:p>
              </table:table-cell>
              <table:table-cell office:value-type="float" office:value="5.0388">
                <text:p>5.0388</text:p>
              </table:table-cell>
              <table:table-cell office:value-type="float" office:value="5.0388">
                <text:p>5.0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">
                <text:p>200.7</text:p>
              </table:table-cell>
              <table:table-cell office:value-type="float" office:value="5.0407">
                <text:p>5.0407</text:p>
              </table:table-cell>
              <table:table-cell office:value-type="float" office:value="5.0362">
                <text:p>5.0362</text:p>
              </table:table-cell>
              <table:table-cell office:value-type="float" office:value="5.039">
                <text:p>5.039</text:p>
              </table:table-cell>
              <table:table-cell office:value-type="float" office:value="5.0362">
                <text:p>5.0362</text:p>
              </table:table-cell>
              <table:table-cell office:value-type="float" office:value="5.0362">
                <text:p>5.0362</text:p>
              </table:table-cell>
              <table:table-cell office:value-type="float" office:value="5.0362">
                <text:p>5.0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">
                <text:p>210.7</text:p>
              </table:table-cell>
              <table:table-cell office:value-type="float" office:value="5.0388">
                <text:p>5.0388</text:p>
              </table:table-cell>
              <table:table-cell office:value-type="float" office:value="5.0337">
                <text:p>5.0337</text:p>
              </table:table-cell>
              <table:table-cell office:value-type="float" office:value="5.0368">
                <text:p>5.0368</text:p>
              </table:table-cell>
              <table:table-cell office:value-type="float" office:value="5.0337">
                <text:p>5.0337</text:p>
              </table:table-cell>
              <table:table-cell office:value-type="float" office:value="5.0337">
                <text:p>5.0337</text:p>
              </table:table-cell>
              <table:table-cell office:value-type="float" office:value="5.0337">
                <text:p>5.0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">
                <text:p>220.7</text:p>
              </table:table-cell>
              <table:table-cell office:value-type="float" office:value="5.0368">
                <text:p>5.0368</text:p>
              </table:table-cell>
              <table:table-cell office:value-type="float" office:value="5.0311">
                <text:p>5.0311</text:p>
              </table:table-cell>
              <table:table-cell office:value-type="float" office:value="5.0346">
                <text:p>5.0346</text:p>
              </table:table-cell>
              <table:table-cell office:value-type="float" office:value="5.0311">
                <text:p>5.0311</text:p>
              </table:table-cell>
              <table:table-cell office:value-type="float" office:value="5.0311">
                <text:p>5.0311</text:p>
              </table:table-cell>
              <table:table-cell office:value-type="float" office:value="5.0311">
                <text:p>5.0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">
                <text:p>230.7</text:p>
              </table:table-cell>
              <table:table-cell office:value-type="float" office:value="5.0349">
                <text:p>5.0349</text:p>
              </table:table-cell>
              <table:table-cell office:value-type="float" office:value="5.0285">
                <text:p>5.0285</text:p>
              </table:table-cell>
              <table:table-cell office:value-type="float" office:value="5.0325">
                <text:p>5.0325</text:p>
              </table:table-cell>
              <table:table-cell office:value-type="float" office:value="5.0285">
                <text:p>5.0285</text:p>
              </table:table-cell>
              <table:table-cell office:value-type="float" office:value="5.0285">
                <text:p>5.0285</text:p>
              </table:table-cell>
              <table:table-cell office:value-type="float" office:value="5.0285">
                <text:p>5.0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">
                <text:p>240.7</text:p>
              </table:table-cell>
              <table:table-cell office:value-type="float" office:value="5.033">
                <text:p>5.033</text:p>
              </table:table-cell>
              <table:table-cell office:value-type="float" office:value="5.0259">
                <text:p>5.0259</text:p>
              </table:table-cell>
              <table:table-cell office:value-type="float" office:value="5.0303">
                <text:p>5.0303</text:p>
              </table:table-cell>
              <table:table-cell office:value-type="float" office:value="5.0259">
                <text:p>5.0259</text:p>
              </table:table-cell>
              <table:table-cell office:value-type="float" office:value="5.0259">
                <text:p>5.0259</text:p>
              </table:table-cell>
              <table:table-cell office:value-type="float" office:value="5.0259">
                <text:p>5.02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">
                <text:p>250.7</text:p>
              </table:table-cell>
              <table:table-cell office:value-type="float" office:value="5.031">
                <text:p>5.031</text:p>
              </table:table-cell>
              <table:table-cell office:value-type="float" office:value="5.0233">
                <text:p>5.0233</text:p>
              </table:table-cell>
              <table:table-cell office:value-type="float" office:value="5.0281">
                <text:p>5.0281</text:p>
              </table:table-cell>
              <table:table-cell office:value-type="float" office:value="5.0233">
                <text:p>5.0233</text:p>
              </table:table-cell>
              <table:table-cell office:value-type="float" office:value="5.0233">
                <text:p>5.0233</text:p>
              </table:table-cell>
              <table:table-cell office:value-type="float" office:value="5.0233">
                <text:p>5.0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">
                <text:p>260.7</text:p>
              </table:table-cell>
              <table:table-cell office:value-type="float" office:value="5.029">
                <text:p>5.029</text:p>
              </table:table-cell>
              <table:table-cell office:value-type="float" office:value="5.0207">
                <text:p>5.0207</text:p>
              </table:table-cell>
              <table:table-cell office:value-type="float" office:value="5.0259">
                <text:p>5.0259</text:p>
              </table:table-cell>
              <table:table-cell office:value-type="float" office:value="5.0207">
                <text:p>5.0207</text:p>
              </table:table-cell>
              <table:table-cell office:value-type="float" office:value="5.0207">
                <text:p>5.0207</text:p>
              </table:table-cell>
              <table:table-cell office:value-type="float" office:value="5.0207">
                <text:p>5.0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">
                <text:p>270.7</text:p>
              </table:table-cell>
              <table:table-cell office:value-type="float" office:value="5.0271">
                <text:p>5.0271</text:p>
              </table:table-cell>
              <table:table-cell office:value-type="float" office:value="5.018">
                <text:p>5.018</text:p>
              </table:table-cell>
              <table:table-cell office:value-type="float" office:value="5.0237">
                <text:p>5.0237</text:p>
              </table:table-cell>
              <table:table-cell office:value-type="float" office:value="5.018">
                <text:p>5.018</text:p>
              </table:table-cell>
              <table:table-cell office:value-type="float" office:value="5.018">
                <text:p>5.018</text:p>
              </table:table-cell>
              <table:table-cell office:value-type="float" office:value="5.018">
                <text:p>5.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">
                <text:p>280.7</text:p>
              </table:table-cell>
              <table:table-cell office:value-type="float" office:value="5.0251">
                <text:p>5.0251</text:p>
              </table:table-cell>
              <table:table-cell office:value-type="float" office:value="5.0153">
                <text:p>5.0153</text:p>
              </table:table-cell>
              <table:table-cell office:value-type="float" office:value="5.0214">
                <text:p>5.0214</text:p>
              </table:table-cell>
              <table:table-cell office:value-type="float" office:value="5.0153">
                <text:p>5.0153</text:p>
              </table:table-cell>
              <table:table-cell office:value-type="float" office:value="5.0153">
                <text:p>5.0153</text:p>
              </table:table-cell>
              <table:table-cell office:value-type="float" office:value="5.0153">
                <text:p>5.0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">
                <text:p>290.7</text:p>
              </table:table-cell>
              <table:table-cell office:value-type="float" office:value="5.0231">
                <text:p>5.0231</text:p>
              </table:table-cell>
              <table:table-cell office:value-type="float" office:value="5.0127">
                <text:p>5.0127</text:p>
              </table:table-cell>
              <table:table-cell office:value-type="float" office:value="5.0192">
                <text:p>5.0192</text:p>
              </table:table-cell>
              <table:table-cell office:value-type="float" office:value="5.0127">
                <text:p>5.0127</text:p>
              </table:table-cell>
              <table:table-cell office:value-type="float" office:value="5.0127">
                <text:p>5.0127</text:p>
              </table:table-cell>
              <table:table-cell office:value-type="float" office:value="5.0127">
                <text:p>5.0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">
                <text:p>300.7</text:p>
              </table:table-cell>
              <table:table-cell office:value-type="float" office:value="5.0211">
                <text:p>5.0211</text:p>
              </table:table-cell>
              <table:table-cell office:value-type="float" office:value="5.01">
                <text:p>5.01</text:p>
              </table:table-cell>
              <table:table-cell office:value-type="float" office:value="5.017">
                <text:p>5.017</text:p>
              </table:table-cell>
              <table:table-cell office:value-type="float" office:value="5.01">
                <text:p>5.01</text:p>
              </table:table-cell>
              <table:table-cell office:value-type="float" office:value="5.01">
                <text:p>5.01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">
                <text:p>310.7</text:p>
              </table:table-cell>
              <table:table-cell office:value-type="float" office:value="5.0191">
                <text:p>5.0191</text:p>
              </table:table-cell>
              <table:table-cell office:value-type="float" office:value="5.0073">
                <text:p>5.0073</text:p>
              </table:table-cell>
              <table:table-cell office:value-type="float" office:value="5.0147">
                <text:p>5.0147</text:p>
              </table:table-cell>
              <table:table-cell office:value-type="float" office:value="5.0073">
                <text:p>5.0073</text:p>
              </table:table-cell>
              <table:table-cell office:value-type="float" office:value="5.0073">
                <text:p>5.0073</text:p>
              </table:table-cell>
              <table:table-cell office:value-type="float" office:value="5.0073">
                <text:p>5.0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">
                <text:p>320.7</text:p>
              </table:table-cell>
              <table:table-cell office:value-type="float" office:value="5.0171">
                <text:p>5.0171</text:p>
              </table:table-cell>
              <table:table-cell office:value-type="float" office:value="5.0046">
                <text:p>5.0046</text:p>
              </table:table-cell>
              <table:table-cell office:value-type="float" office:value="5.0125">
                <text:p>5.0125</text:p>
              </table:table-cell>
              <table:table-cell office:value-type="float" office:value="5.0046">
                <text:p>5.0046</text:p>
              </table:table-cell>
              <table:table-cell office:value-type="float" office:value="5.0046">
                <text:p>5.0046</text:p>
              </table:table-cell>
              <table:table-cell office:value-type="float" office:value="5.0046">
                <text:p>5.0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">
                <text:p>330.7</text:p>
              </table:table-cell>
              <table:table-cell office:value-type="float" office:value="5.0152">
                <text:p>5.0152</text:p>
              </table:table-cell>
              <table:table-cell office:value-type="float" office:value="5.0018">
                <text:p>5.0018</text:p>
              </table:table-cell>
              <table:table-cell office:value-type="float" office:value="5.0102">
                <text:p>5.0102</text:p>
              </table:table-cell>
              <table:table-cell office:value-type="float" office:value="5.0018">
                <text:p>5.0018</text:p>
              </table:table-cell>
              <table:table-cell office:value-type="float" office:value="5.0018">
                <text:p>5.0018</text:p>
              </table:table-cell>
              <table:table-cell office:value-type="float" office:value="5.0018">
                <text:p>5.0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">
                <text:p>340.7</text:p>
              </table:table-cell>
              <table:table-cell office:value-type="float" office:value="5.0131">
                <text:p>5.0131</text:p>
              </table:table-cell>
              <table:table-cell office:value-type="float" office:value="4.9991">
                <text:p>4.9991</text:p>
              </table:table-cell>
              <table:table-cell office:value-type="float" office:value="5.0079">
                <text:p>5.0079</text:p>
              </table:table-cell>
              <table:table-cell office:value-type="float" office:value="4.9991">
                <text:p>4.9991</text:p>
              </table:table-cell>
              <table:table-cell office:value-type="float" office:value="4.9991">
                <text:p>4.9991</text:p>
              </table:table-cell>
              <table:table-cell office:value-type="float" office:value="4.9991">
                <text:p>4.9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">
                <text:p>350.7</text:p>
              </table:table-cell>
              <table:table-cell office:value-type="float" office:value="5.0111">
                <text:p>5.0111</text:p>
              </table:table-cell>
              <table:table-cell office:value-type="float" office:value="4.9963">
                <text:p>4.9963</text:p>
              </table:table-cell>
              <table:table-cell office:value-type="float" office:value="5.0057">
                <text:p>5.0057</text:p>
              </table:table-cell>
              <table:table-cell office:value-type="float" office:value="4.9963">
                <text:p>4.9963</text:p>
              </table:table-cell>
              <table:table-cell office:value-type="float" office:value="4.9963">
                <text:p>4.9963</text:p>
              </table:table-cell>
              <table:table-cell office:value-type="float" office:value="4.9963">
                <text:p>4.9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">
                <text:p>360.7</text:p>
              </table:table-cell>
              <table:table-cell office:value-type="float" office:value="5.0091">
                <text:p>5.0091</text:p>
              </table:table-cell>
              <table:table-cell office:value-type="float" office:value="4.9936">
                <text:p>4.9936</text:p>
              </table:table-cell>
              <table:table-cell office:value-type="float" office:value="5.0034">
                <text:p>5.0034</text:p>
              </table:table-cell>
              <table:table-cell office:value-type="float" office:value="4.9936">
                <text:p>4.9936</text:p>
              </table:table-cell>
              <table:table-cell office:value-type="float" office:value="4.9936">
                <text:p>4.9936</text:p>
              </table:table-cell>
              <table:table-cell office:value-type="float" office:value="4.9936">
                <text:p>4.9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">
                <text:p>370.7</text:p>
              </table:table-cell>
              <table:table-cell office:value-type="float" office:value="5.0071">
                <text:p>5.0071</text:p>
              </table:table-cell>
              <table:table-cell office:value-type="float" office:value="4.9908">
                <text:p>4.9908</text:p>
              </table:table-cell>
              <table:table-cell office:value-type="float" office:value="5.0011">
                <text:p>5.0011</text:p>
              </table:table-cell>
              <table:table-cell office:value-type="float" office:value="4.9908">
                <text:p>4.9908</text:p>
              </table:table-cell>
              <table:table-cell office:value-type="float" office:value="4.9908">
                <text:p>4.9908</text:p>
              </table:table-cell>
              <table:table-cell office:value-type="float" office:value="4.9908">
                <text:p>4.9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">
                <text:p>380.7</text:p>
              </table:table-cell>
              <table:table-cell office:value-type="float" office:value="5.0051">
                <text:p>5.0051</text:p>
              </table:table-cell>
              <table:table-cell office:value-type="float" office:value="4.988">
                <text:p>4.988</text:p>
              </table:table-cell>
              <table:table-cell office:value-type="float" office:value="4.9988">
                <text:p>4.9988</text:p>
              </table:table-cell>
              <table:table-cell office:value-type="float" office:value="4.988">
                <text:p>4.988</text:p>
              </table:table-cell>
              <table:table-cell office:value-type="float" office:value="4.988">
                <text:p>4.988</text:p>
              </table:table-cell>
              <table:table-cell office:value-type="float" office:value="4.988">
                <text:p>4.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">
                <text:p>390.7</text:p>
              </table:table-cell>
              <table:table-cell office:value-type="float" office:value="5.003">
                <text:p>5.003</text:p>
              </table:table-cell>
              <table:table-cell office:value-type="float" office:value="4.9852">
                <text:p>4.9852</text:p>
              </table:table-cell>
              <table:table-cell office:value-type="float" office:value="4.9965">
                <text:p>4.9965</text:p>
              </table:table-cell>
              <table:table-cell office:value-type="float" office:value="4.9852">
                <text:p>4.9852</text:p>
              </table:table-cell>
              <table:table-cell office:value-type="float" office:value="4.9852">
                <text:p>4.9852</text:p>
              </table:table-cell>
              <table:table-cell office:value-type="float" office:value="4.9852">
                <text:p>4.9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">
                <text:p>400.7</text:p>
              </table:table-cell>
              <table:table-cell office:value-type="float" office:value="5.001">
                <text:p>5.001</text:p>
              </table:table-cell>
              <table:table-cell office:value-type="float" office:value="4.9824">
                <text:p>4.9824</text:p>
              </table:table-cell>
              <table:table-cell office:value-type="float" office:value="4.9942">
                <text:p>4.9942</text:p>
              </table:table-cell>
              <table:table-cell office:value-type="float" office:value="4.9824">
                <text:p>4.9824</text:p>
              </table:table-cell>
              <table:table-cell office:value-type="float" office:value="4.9824">
                <text:p>4.9824</text:p>
              </table:table-cell>
              <table:table-cell office:value-type="float" office:value="4.9824">
                <text:p>4.9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">
                <text:p>410.7</text:p>
              </table:table-cell>
              <table:table-cell office:value-type="float" office:value="4.9989">
                <text:p>4.9989</text:p>
              </table:table-cell>
              <table:table-cell office:value-type="float" office:value="4.9796">
                <text:p>4.9796</text:p>
              </table:table-cell>
              <table:table-cell office:value-type="float" office:value="4.9919">
                <text:p>4.9919</text:p>
              </table:table-cell>
              <table:table-cell office:value-type="float" office:value="4.9796">
                <text:p>4.9796</text:p>
              </table:table-cell>
              <table:table-cell office:value-type="float" office:value="4.9796">
                <text:p>4.9796</text:p>
              </table:table-cell>
              <table:table-cell office:value-type="float" office:value="4.9796">
                <text:p>4.9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">
                <text:p>420.7</text:p>
              </table:table-cell>
              <table:table-cell office:value-type="float" office:value="4.9969">
                <text:p>4.9969</text:p>
              </table:table-cell>
              <table:table-cell office:value-type="float" office:value="4.9768">
                <text:p>4.9768</text:p>
              </table:table-cell>
              <table:table-cell office:value-type="float" office:value="4.9895">
                <text:p>4.9895</text:p>
              </table:table-cell>
              <table:table-cell office:value-type="float" office:value="4.9768">
                <text:p>4.9768</text:p>
              </table:table-cell>
              <table:table-cell office:value-type="float" office:value="4.9768">
                <text:p>4.9768</text:p>
              </table:table-cell>
              <table:table-cell office:value-type="float" office:value="4.9768">
                <text:p>4.9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">
                <text:p>430.7</text:p>
              </table:table-cell>
              <table:table-cell office:value-type="float" office:value="4.9948">
                <text:p>4.9948</text:p>
              </table:table-cell>
              <table:table-cell office:value-type="float" office:value="4.9739">
                <text:p>4.9739</text:p>
              </table:table-cell>
              <table:table-cell office:value-type="float" office:value="4.9872">
                <text:p>4.9872</text:p>
              </table:table-cell>
              <table:table-cell office:value-type="float" office:value="4.9739">
                <text:p>4.9739</text:p>
              </table:table-cell>
              <table:table-cell office:value-type="float" office:value="4.9739">
                <text:p>4.9739</text:p>
              </table:table-cell>
              <table:table-cell office:value-type="float" office:value="4.9739">
                <text:p>4.9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">
                <text:p>440.7</text:p>
              </table:table-cell>
              <table:table-cell office:value-type="float" office:value="4.9927">
                <text:p>4.9927</text:p>
              </table:table-cell>
              <table:table-cell office:value-type="float" office:value="4.971">
                <text:p>4.971</text:p>
              </table:table-cell>
              <table:table-cell office:value-type="float" office:value="4.9849">
                <text:p>4.9849</text:p>
              </table:table-cell>
              <table:table-cell office:value-type="float" office:value="4.971">
                <text:p>4.971</text:p>
              </table:table-cell>
              <table:table-cell office:value-type="float" office:value="4.971">
                <text:p>4.971</text:p>
              </table:table-cell>
              <table:table-cell office:value-type="float" office:value="4.971">
                <text:p>4.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">
                <text:p>450.7</text:p>
              </table:table-cell>
              <table:table-cell office:value-type="float" office:value="4.9907">
                <text:p>4.9907</text:p>
              </table:table-cell>
              <table:table-cell office:value-type="float" office:value="4.9682">
                <text:p>4.9682</text:p>
              </table:table-cell>
              <table:table-cell office:value-type="float" office:value="4.9825">
                <text:p>4.9825</text:p>
              </table:table-cell>
              <table:table-cell office:value-type="float" office:value="4.9682">
                <text:p>4.9682</text:p>
              </table:table-cell>
              <table:table-cell office:value-type="float" office:value="4.9682">
                <text:p>4.9682</text:p>
              </table:table-cell>
              <table:table-cell office:value-type="float" office:value="4.9682">
                <text:p>4.96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">
                <text:p>460.7</text:p>
              </table:table-cell>
              <table:table-cell office:value-type="float" office:value="4.9886">
                <text:p>4.9886</text:p>
              </table:table-cell>
              <table:table-cell office:value-type="float" office:value="4.9653">
                <text:p>4.9653</text:p>
              </table:table-cell>
              <table:table-cell office:value-type="float" office:value="4.9802">
                <text:p>4.9802</text:p>
              </table:table-cell>
              <table:table-cell office:value-type="float" office:value="4.9653">
                <text:p>4.9653</text:p>
              </table:table-cell>
              <table:table-cell office:value-type="float" office:value="4.9653">
                <text:p>4.9653</text:p>
              </table:table-cell>
              <table:table-cell office:value-type="float" office:value="4.9653">
                <text:p>4.96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">
                <text:p>470.7</text:p>
              </table:table-cell>
              <table:table-cell office:value-type="float" office:value="4.9865">
                <text:p>4.9865</text:p>
              </table:table-cell>
              <table:table-cell office:value-type="float" office:value="4.9624">
                <text:p>4.9624</text:p>
              </table:table-cell>
              <table:table-cell office:value-type="float" office:value="4.9778">
                <text:p>4.9778</text:p>
              </table:table-cell>
              <table:table-cell office:value-type="float" office:value="4.9624">
                <text:p>4.9624</text:p>
              </table:table-cell>
              <table:table-cell office:value-type="float" office:value="4.9624">
                <text:p>4.9624</text:p>
              </table:table-cell>
              <table:table-cell office:value-type="float" office:value="4.9624">
                <text:p>4.9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">
                <text:p>480.7</text:p>
              </table:table-cell>
              <table:table-cell office:value-type="float" office:value="4.9844">
                <text:p>4.9844</text:p>
              </table:table-cell>
              <table:table-cell office:value-type="float" office:value="4.9595">
                <text:p>4.9595</text:p>
              </table:table-cell>
              <table:table-cell office:value-type="float" office:value="4.9755">
                <text:p>4.9755</text:p>
              </table:table-cell>
              <table:table-cell office:value-type="float" office:value="4.9595">
                <text:p>4.9595</text:p>
              </table:table-cell>
              <table:table-cell office:value-type="float" office:value="4.9595">
                <text:p>4.9595</text:p>
              </table:table-cell>
              <table:table-cell office:value-type="float" office:value="4.9595">
                <text:p>4.9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">
                <text:p>490.7</text:p>
              </table:table-cell>
              <table:table-cell office:value-type="float" office:value="4.9823">
                <text:p>4.9823</text:p>
              </table:table-cell>
              <table:table-cell office:value-type="float" office:value="4.9566">
                <text:p>4.9566</text:p>
              </table:table-cell>
              <table:table-cell office:value-type="float" office:value="4.9731">
                <text:p>4.9731</text:p>
              </table:table-cell>
              <table:table-cell office:value-type="float" office:value="4.9566">
                <text:p>4.9566</text:p>
              </table:table-cell>
              <table:table-cell office:value-type="float" office:value="4.9566">
                <text:p>4.9566</text:p>
              </table:table-cell>
              <table:table-cell office:value-type="float" office:value="4.9566">
                <text:p>4.95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">
                <text:p>500.7</text:p>
              </table:table-cell>
              <table:table-cell office:value-type="float" office:value="4.9802">
                <text:p>4.9802</text:p>
              </table:table-cell>
              <table:table-cell office:value-type="float" office:value="4.9537">
                <text:p>4.9537</text:p>
              </table:table-cell>
              <table:table-cell office:value-type="float" office:value="4.9707">
                <text:p>4.9707</text:p>
              </table:table-cell>
              <table:table-cell office:value-type="float" office:value="4.9537">
                <text:p>4.9537</text:p>
              </table:table-cell>
              <table:table-cell office:value-type="float" office:value="4.9537">
                <text:p>4.9537</text:p>
              </table:table-cell>
              <table:table-cell office:value-type="float" office:value="4.9537">
                <text:p>4.95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">
                <text:p>510.7</text:p>
              </table:table-cell>
              <table:table-cell office:value-type="float" office:value="4.978">
                <text:p>4.978</text:p>
              </table:table-cell>
              <table:table-cell office:value-type="float" office:value="4.9507">
                <text:p>4.9507</text:p>
              </table:table-cell>
              <table:table-cell office:value-type="float" office:value="4.9684">
                <text:p>4.9684</text:p>
              </table:table-cell>
              <table:table-cell office:value-type="float" office:value="4.9507">
                <text:p>4.9507</text:p>
              </table:table-cell>
              <table:table-cell office:value-type="float" office:value="4.9507">
                <text:p>4.9507</text:p>
              </table:table-cell>
              <table:table-cell office:value-type="float" office:value="4.9507">
                <text:p>4.9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">
                <text:p>520.7</text:p>
              </table:table-cell>
              <table:table-cell office:value-type="float" office:value="4.9759">
                <text:p>4.9759</text:p>
              </table:table-cell>
              <table:table-cell office:value-type="float" office:value="4.9478">
                <text:p>4.9478</text:p>
              </table:table-cell>
              <table:table-cell office:value-type="float" office:value="4.966">
                <text:p>4.966</text:p>
              </table:table-cell>
              <table:table-cell office:value-type="float" office:value="4.9478">
                <text:p>4.9478</text:p>
              </table:table-cell>
              <table:table-cell office:value-type="float" office:value="4.9478">
                <text:p>4.9478</text:p>
              </table:table-cell>
              <table:table-cell office:value-type="float" office:value="4.9478">
                <text:p>4.9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">
                <text:p>530.7</text:p>
              </table:table-cell>
              <table:table-cell office:value-type="float" office:value="4.9738">
                <text:p>4.9738</text:p>
              </table:table-cell>
              <table:table-cell office:value-type="float" office:value="4.9448">
                <text:p>4.9448</text:p>
              </table:table-cell>
              <table:table-cell office:value-type="float" office:value="4.9636">
                <text:p>4.9636</text:p>
              </table:table-cell>
              <table:table-cell office:value-type="float" office:value="4.9448">
                <text:p>4.9448</text:p>
              </table:table-cell>
              <table:table-cell office:value-type="float" office:value="4.9448">
                <text:p>4.9448</text:p>
              </table:table-cell>
              <table:table-cell office:value-type="float" office:value="4.9448">
                <text:p>4.9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">
                <text:p>540.7</text:p>
              </table:table-cell>
              <table:table-cell office:value-type="float" office:value="4.9717">
                <text:p>4.9717</text:p>
              </table:table-cell>
              <table:table-cell office:value-type="float" office:value="4.9418">
                <text:p>4.9418</text:p>
              </table:table-cell>
              <table:table-cell office:value-type="float" office:value="4.9612">
                <text:p>4.9612</text:p>
              </table:table-cell>
              <table:table-cell office:value-type="float" office:value="4.9418">
                <text:p>4.9418</text:p>
              </table:table-cell>
              <table:table-cell office:value-type="float" office:value="4.9418">
                <text:p>4.9418</text:p>
              </table:table-cell>
              <table:table-cell office:value-type="float" office:value="4.9418">
                <text:p>4.9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">
                <text:p>550.7</text:p>
              </table:table-cell>
              <table:table-cell office:value-type="float" office:value="4.9695">
                <text:p>4.9695</text:p>
              </table:table-cell>
              <table:table-cell office:value-type="float" office:value="4.9388">
                <text:p>4.9388</text:p>
              </table:table-cell>
              <table:table-cell office:value-type="float" office:value="4.9588">
                <text:p>4.9588</text:p>
              </table:table-cell>
              <table:table-cell office:value-type="float" office:value="4.9388">
                <text:p>4.9388</text:p>
              </table:table-cell>
              <table:table-cell office:value-type="float" office:value="4.9388">
                <text:p>4.9388</text:p>
              </table:table-cell>
              <table:table-cell office:value-type="float" office:value="4.9388">
                <text:p>4.9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">
                <text:p>560.7</text:p>
              </table:table-cell>
              <table:table-cell office:value-type="float" office:value="4.9674">
                <text:p>4.9674</text:p>
              </table:table-cell>
              <table:table-cell office:value-type="float" office:value="4.9359">
                <text:p>4.9359</text:p>
              </table:table-cell>
              <table:table-cell office:value-type="float" office:value="4.9564">
                <text:p>4.9564</text:p>
              </table:table-cell>
              <table:table-cell office:value-type="float" office:value="4.9359">
                <text:p>4.9359</text:p>
              </table:table-cell>
              <table:table-cell office:value-type="float" office:value="4.9359">
                <text:p>4.9359</text:p>
              </table:table-cell>
              <table:table-cell office:value-type="float" office:value="4.9359">
                <text:p>4.9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">
                <text:p>570.7</text:p>
              </table:table-cell>
              <table:table-cell office:value-type="float" office:value="4.9652">
                <text:p>4.9652</text:p>
              </table:table-cell>
              <table:table-cell office:value-type="float" office:value="4.9328">
                <text:p>4.9328</text:p>
              </table:table-cell>
              <table:table-cell office:value-type="float" office:value="4.954">
                <text:p>4.954</text:p>
              </table:table-cell>
              <table:table-cell office:value-type="float" office:value="4.9328">
                <text:p>4.9328</text:p>
              </table:table-cell>
              <table:table-cell office:value-type="float" office:value="4.9328">
                <text:p>4.9328</text:p>
              </table:table-cell>
              <table:table-cell office:value-type="float" office:value="4.9328">
                <text:p>4.9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">
                <text:p>580.7</text:p>
              </table:table-cell>
              <table:table-cell office:value-type="float" office:value="4.963">
                <text:p>4.963</text:p>
              </table:table-cell>
              <table:table-cell office:value-type="float" office:value="4.9298">
                <text:p>4.9298</text:p>
              </table:table-cell>
              <table:table-cell office:value-type="float" office:value="4.9515">
                <text:p>4.9515</text:p>
              </table:table-cell>
              <table:table-cell office:value-type="float" office:value="4.9298">
                <text:p>4.9298</text:p>
              </table:table-cell>
              <table:table-cell office:value-type="float" office:value="4.9298">
                <text:p>4.9298</text:p>
              </table:table-cell>
              <table:table-cell office:value-type="float" office:value="4.9298">
                <text:p>4.9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">
                <text:p>590.7</text:p>
              </table:table-cell>
              <table:table-cell office:value-type="float" office:value="4.9609">
                <text:p>4.9609</text:p>
              </table:table-cell>
              <table:table-cell office:value-type="float" office:value="4.9268">
                <text:p>4.9268</text:p>
              </table:table-cell>
              <table:table-cell office:value-type="float" office:value="4.9491">
                <text:p>4.9491</text:p>
              </table:table-cell>
              <table:table-cell office:value-type="float" office:value="4.9268">
                <text:p>4.9268</text:p>
              </table:table-cell>
              <table:table-cell office:value-type="float" office:value="4.9268">
                <text:p>4.9268</text:p>
              </table:table-cell>
              <table:table-cell office:value-type="float" office:value="4.9268">
                <text:p>4.9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">
                <text:p>600.7</text:p>
              </table:table-cell>
              <table:table-cell office:value-type="float" office:value="4.9587">
                <text:p>4.9587</text:p>
              </table:table-cell>
              <table:table-cell office:value-type="float" office:value="4.9237">
                <text:p>4.9237</text:p>
              </table:table-cell>
              <table:table-cell office:value-type="float" office:value="4.9467">
                <text:p>4.9467</text:p>
              </table:table-cell>
              <table:table-cell office:value-type="float" office:value="4.9237">
                <text:p>4.9237</text:p>
              </table:table-cell>
              <table:table-cell office:value-type="float" office:value="4.9237">
                <text:p>4.9237</text:p>
              </table:table-cell>
              <table:table-cell office:value-type="float" office:value="4.9237">
                <text:p>4.9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">
                <text:p>610.7</text:p>
              </table:table-cell>
              <table:table-cell office:value-type="float" office:value="4.9565">
                <text:p>4.9565</text:p>
              </table:table-cell>
              <table:table-cell office:value-type="float" office:value="4.9207">
                <text:p>4.9207</text:p>
              </table:table-cell>
              <table:table-cell office:value-type="float" office:value="4.9443">
                <text:p>4.9443</text:p>
              </table:table-cell>
              <table:table-cell office:value-type="float" office:value="4.9207">
                <text:p>4.9207</text:p>
              </table:table-cell>
              <table:table-cell office:value-type="float" office:value="4.9207">
                <text:p>4.9207</text:p>
              </table:table-cell>
              <table:table-cell office:value-type="float" office:value="4.9207">
                <text:p>4.9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">
                <text:p>620.7</text:p>
              </table:table-cell>
              <table:table-cell office:value-type="float" office:value="4.9543">
                <text:p>4.9543</text:p>
              </table:table-cell>
              <table:table-cell office:value-type="float" office:value="4.9176">
                <text:p>4.9176</text:p>
              </table:table-cell>
              <table:table-cell office:value-type="float" office:value="4.9418">
                <text:p>4.9418</text:p>
              </table:table-cell>
              <table:table-cell office:value-type="float" office:value="4.9176">
                <text:p>4.9176</text:p>
              </table:table-cell>
              <table:table-cell office:value-type="float" office:value="4.9176">
                <text:p>4.9176</text:p>
              </table:table-cell>
              <table:table-cell office:value-type="float" office:value="4.9176">
                <text:p>4.9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">
                <text:p>630.7</text:p>
              </table:table-cell>
              <table:table-cell office:value-type="float" office:value="4.9521">
                <text:p>4.9521</text:p>
              </table:table-cell>
              <table:table-cell office:value-type="float" office:value="4.9145">
                <text:p>4.9145</text:p>
              </table:table-cell>
              <table:table-cell office:value-type="float" office:value="4.9394">
                <text:p>4.9394</text:p>
              </table:table-cell>
              <table:table-cell office:value-type="float" office:value="4.9145">
                <text:p>4.9145</text:p>
              </table:table-cell>
              <table:table-cell office:value-type="float" office:value="4.9145">
                <text:p>4.9145</text:p>
              </table:table-cell>
              <table:table-cell office:value-type="float" office:value="4.9145">
                <text:p>4.9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">
                <text:p>640.7</text:p>
              </table:table-cell>
              <table:table-cell office:value-type="float" office:value="4.9499">
                <text:p>4.9499</text:p>
              </table:table-cell>
              <table:table-cell office:value-type="float" office:value="4.9114">
                <text:p>4.9114</text:p>
              </table:table-cell>
              <table:table-cell office:value-type="float" office:value="4.9369">
                <text:p>4.9369</text:p>
              </table:table-cell>
              <table:table-cell office:value-type="float" office:value="4.9114">
                <text:p>4.9114</text:p>
              </table:table-cell>
              <table:table-cell office:value-type="float" office:value="4.9114">
                <text:p>4.9114</text:p>
              </table:table-cell>
              <table:table-cell office:value-type="float" office:value="4.9114">
                <text:p>4.9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">
                <text:p>650.7</text:p>
              </table:table-cell>
              <table:table-cell office:value-type="float" office:value="4.9477">
                <text:p>4.9477</text:p>
              </table:table-cell>
              <table:table-cell office:value-type="float" office:value="4.9083">
                <text:p>4.9083</text:p>
              </table:table-cell>
              <table:table-cell office:value-type="float" office:value="4.9344">
                <text:p>4.9344</text:p>
              </table:table-cell>
              <table:table-cell office:value-type="float" office:value="4.9083">
                <text:p>4.9083</text:p>
              </table:table-cell>
              <table:table-cell office:value-type="float" office:value="4.9083">
                <text:p>4.9083</text:p>
              </table:table-cell>
              <table:table-cell office:value-type="float" office:value="4.9083">
                <text:p>4.90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">
                <text:p>660.7</text:p>
              </table:table-cell>
              <table:table-cell office:value-type="float" office:value="4.9454">
                <text:p>4.9454</text:p>
              </table:table-cell>
              <table:table-cell office:value-type="float" office:value="4.9052">
                <text:p>4.9052</text:p>
              </table:table-cell>
              <table:table-cell office:value-type="float" office:value="4.932">
                <text:p>4.932</text:p>
              </table:table-cell>
              <table:table-cell office:value-type="float" office:value="4.9052">
                <text:p>4.9052</text:p>
              </table:table-cell>
              <table:table-cell office:value-type="float" office:value="4.9052">
                <text:p>4.9052</text:p>
              </table:table-cell>
              <table:table-cell office:value-type="float" office:value="4.9052">
                <text:p>4.9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">
                <text:p>670.7</text:p>
              </table:table-cell>
              <table:table-cell office:value-type="float" office:value="4.9432">
                <text:p>4.9432</text:p>
              </table:table-cell>
              <table:table-cell office:value-type="float" office:value="4.9021">
                <text:p>4.9021</text:p>
              </table:table-cell>
              <table:table-cell office:value-type="float" office:value="4.9295">
                <text:p>4.9295</text:p>
              </table:table-cell>
              <table:table-cell office:value-type="float" office:value="4.9021">
                <text:p>4.9021</text:p>
              </table:table-cell>
              <table:table-cell office:value-type="float" office:value="4.9021">
                <text:p>4.9021</text:p>
              </table:table-cell>
              <table:table-cell office:value-type="float" office:value="4.9021">
                <text:p>4.90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">
                <text:p>680.7</text:p>
              </table:table-cell>
              <table:table-cell office:value-type="float" office:value="4.941">
                <text:p>4.941</text:p>
              </table:table-cell>
              <table:table-cell office:value-type="float" office:value="4.8989">
                <text:p>4.8989</text:p>
              </table:table-cell>
              <table:table-cell office:value-type="float" office:value="4.927">
                <text:p>4.927</text:p>
              </table:table-cell>
              <table:table-cell office:value-type="float" office:value="4.8989">
                <text:p>4.8989</text:p>
              </table:table-cell>
              <table:table-cell office:value-type="float" office:value="4.8989">
                <text:p>4.8989</text:p>
              </table:table-cell>
              <table:table-cell office:value-type="float" office:value="4.8989">
                <text:p>4.8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">
                <text:p>690.7</text:p>
              </table:table-cell>
              <table:table-cell office:value-type="float" office:value="4.9387">
                <text:p>4.9387</text:p>
              </table:table-cell>
              <table:table-cell office:value-type="float" office:value="4.8958">
                <text:p>4.8958</text:p>
              </table:table-cell>
              <table:table-cell office:value-type="float" office:value="4.9245">
                <text:p>4.9245</text:p>
              </table:table-cell>
              <table:table-cell office:value-type="float" office:value="4.8958">
                <text:p>4.8958</text:p>
              </table:table-cell>
              <table:table-cell office:value-type="float" office:value="4.8958">
                <text:p>4.8958</text:p>
              </table:table-cell>
              <table:table-cell office:value-type="float" office:value="4.8958">
                <text:p>4.8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">
                <text:p>700.7</text:p>
              </table:table-cell>
              <table:table-cell office:value-type="float" office:value="4.9365">
                <text:p>4.9365</text:p>
              </table:table-cell>
              <table:table-cell office:value-type="float" office:value="4.8926">
                <text:p>4.8926</text:p>
              </table:table-cell>
              <table:table-cell office:value-type="float" office:value="4.9221">
                <text:p>4.9221</text:p>
              </table:table-cell>
              <table:table-cell office:value-type="float" office:value="4.8926">
                <text:p>4.8926</text:p>
              </table:table-cell>
              <table:table-cell office:value-type="float" office:value="4.8926">
                <text:p>4.8926</text:p>
              </table:table-cell>
              <table:table-cell office:value-type="float" office:value="4.8926">
                <text:p>4.89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">
                <text:p>710.7</text:p>
              </table:table-cell>
              <table:table-cell office:value-type="float" office:value="4.9342">
                <text:p>4.9342</text:p>
              </table:table-cell>
              <table:table-cell office:value-type="float" office:value="4.8894">
                <text:p>4.8894</text:p>
              </table:table-cell>
              <table:table-cell office:value-type="float" office:value="4.9196">
                <text:p>4.9196</text:p>
              </table:table-cell>
              <table:table-cell office:value-type="float" office:value="4.8894">
                <text:p>4.8894</text:p>
              </table:table-cell>
              <table:table-cell office:value-type="float" office:value="4.8894">
                <text:p>4.8894</text:p>
              </table:table-cell>
              <table:table-cell office:value-type="float" office:value="4.8894">
                <text:p>4.8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">
                <text:p>720.7</text:p>
              </table:table-cell>
              <table:table-cell office:value-type="float" office:value="4.9319">
                <text:p>4.9319</text:p>
              </table:table-cell>
              <table:table-cell office:value-type="float" office:value="4.8862">
                <text:p>4.8862</text:p>
              </table:table-cell>
              <table:table-cell office:value-type="float" office:value="4.9171">
                <text:p>4.9171</text:p>
              </table:table-cell>
              <table:table-cell office:value-type="float" office:value="4.8862">
                <text:p>4.8862</text:p>
              </table:table-cell>
              <table:table-cell office:value-type="float" office:value="4.8862">
                <text:p>4.8862</text:p>
              </table:table-cell>
              <table:table-cell office:value-type="float" office:value="4.8862">
                <text:p>4.8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">
                <text:p>730.7</text:p>
              </table:table-cell>
              <table:table-cell office:value-type="float" office:value="4.9296">
                <text:p>4.9296</text:p>
              </table:table-cell>
              <table:table-cell office:value-type="float" office:value="4.883">
                <text:p>4.883</text:p>
              </table:table-cell>
              <table:table-cell office:value-type="float" office:value="4.9145">
                <text:p>4.9145</text:p>
              </table:table-cell>
              <table:table-cell office:value-type="float" office:value="4.883">
                <text:p>4.883</text:p>
              </table:table-cell>
              <table:table-cell office:value-type="float" office:value="4.883">
                <text:p>4.883</text:p>
              </table:table-cell>
              <table:table-cell office:value-type="float" office:value="4.883">
                <text:p>4.8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">
                <text:p>740.7</text:p>
              </table:table-cell>
              <table:table-cell office:value-type="float" office:value="4.9274">
                <text:p>4.9274</text:p>
              </table:table-cell>
              <table:table-cell office:value-type="float" office:value="4.8797">
                <text:p>4.8797</text:p>
              </table:table-cell>
              <table:table-cell office:value-type="float" office:value="4.912">
                <text:p>4.912</text:p>
              </table:table-cell>
              <table:table-cell office:value-type="float" office:value="4.8797">
                <text:p>4.8797</text:p>
              </table:table-cell>
              <table:table-cell office:value-type="float" office:value="4.8797">
                <text:p>4.8797</text:p>
              </table:table-cell>
              <table:table-cell office:value-type="float" office:value="4.8797">
                <text:p>4.8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">
                <text:p>750.7</text:p>
              </table:table-cell>
              <table:table-cell office:value-type="float" office:value="4.9251">
                <text:p>4.9251</text:p>
              </table:table-cell>
              <table:table-cell office:value-type="float" office:value="4.8765">
                <text:p>4.8765</text:p>
              </table:table-cell>
              <table:table-cell office:value-type="float" office:value="4.9095">
                <text:p>4.9095</text:p>
              </table:table-cell>
              <table:table-cell office:value-type="float" office:value="4.8765">
                <text:p>4.8765</text:p>
              </table:table-cell>
              <table:table-cell office:value-type="float" office:value="4.8765">
                <text:p>4.8765</text:p>
              </table:table-cell>
              <table:table-cell office:value-type="float" office:value="4.8765">
                <text:p>4.8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">
                <text:p>760.7</text:p>
              </table:table-cell>
              <table:table-cell office:value-type="float" office:value="4.9228">
                <text:p>4.9228</text:p>
              </table:table-cell>
              <table:table-cell office:value-type="float" office:value="4.8732">
                <text:p>4.8732</text:p>
              </table:table-cell>
              <table:table-cell office:value-type="float" office:value="4.907">
                <text:p>4.907</text:p>
              </table:table-cell>
              <table:table-cell office:value-type="float" office:value="4.8732">
                <text:p>4.8732</text:p>
              </table:table-cell>
              <table:table-cell office:value-type="float" office:value="4.8732">
                <text:p>4.8732</text:p>
              </table:table-cell>
              <table:table-cell office:value-type="float" office:value="4.8732">
                <text:p>4.87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">
                <text:p>770.7</text:p>
              </table:table-cell>
              <table:table-cell office:value-type="float" office:value="4.9205">
                <text:p>4.9205</text:p>
              </table:table-cell>
              <table:table-cell office:value-type="float" office:value="4.87">
                <text:p>4.87</text:p>
              </table:table-cell>
              <table:table-cell office:value-type="float" office:value="4.9045">
                <text:p>4.9045</text:p>
              </table:table-cell>
              <table:table-cell office:value-type="float" office:value="4.87">
                <text:p>4.87</text:p>
              </table:table-cell>
              <table:table-cell office:value-type="float" office:value="4.87">
                <text:p>4.8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">
                <text:p>780.7</text:p>
              </table:table-cell>
              <table:table-cell office:value-type="float" office:value="4.9181">
                <text:p>4.9181</text:p>
              </table:table-cell>
              <table:table-cell office:value-type="float" office:value="4.8667">
                <text:p>4.8667</text:p>
              </table:table-cell>
              <table:table-cell office:value-type="float" office:value="4.9019">
                <text:p>4.9019</text:p>
              </table:table-cell>
              <table:table-cell office:value-type="float" office:value="4.8667">
                <text:p>4.8667</text:p>
              </table:table-cell>
              <table:table-cell office:value-type="float" office:value="4.8667">
                <text:p>4.8667</text:p>
              </table:table-cell>
              <table:table-cell office:value-type="float" office:value="4.8667">
                <text:p>4.8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">
                <text:p>790.7</text:p>
              </table:table-cell>
              <table:table-cell office:value-type="float" office:value="4.9158">
                <text:p>4.9158</text:p>
              </table:table-cell>
              <table:table-cell office:value-type="float" office:value="4.8634">
                <text:p>4.8634</text:p>
              </table:table-cell>
              <table:table-cell office:value-type="float" office:value="4.8994">
                <text:p>4.8994</text:p>
              </table:table-cell>
              <table:table-cell office:value-type="float" office:value="4.8634">
                <text:p>4.8634</text:p>
              </table:table-cell>
              <table:table-cell office:value-type="float" office:value="4.8634">
                <text:p>4.8634</text:p>
              </table:table-cell>
              <table:table-cell office:value-type="float" office:value="4.8634">
                <text:p>4.86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">
                <text:p>800.7</text:p>
              </table:table-cell>
              <table:table-cell office:value-type="float" office:value="4.9135">
                <text:p>4.9135</text:p>
              </table:table-cell>
              <table:table-cell office:value-type="float" office:value="4.8601">
                <text:p>4.8601</text:p>
              </table:table-cell>
              <table:table-cell office:value-type="float" office:value="4.8968">
                <text:p>4.8968</text:p>
              </table:table-cell>
              <table:table-cell office:value-type="float" office:value="4.8601">
                <text:p>4.8601</text:p>
              </table:table-cell>
              <table:table-cell office:value-type="float" office:value="4.8601">
                <text:p>4.8601</text:p>
              </table:table-cell>
              <table:table-cell office:value-type="float" office:value="4.8601">
                <text:p>4.8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">
                <text:p>810.7</text:p>
              </table:table-cell>
              <table:table-cell office:value-type="float" office:value="4.9111">
                <text:p>4.9111</text:p>
              </table:table-cell>
              <table:table-cell office:value-type="float" office:value="4.8568">
                <text:p>4.8568</text:p>
              </table:table-cell>
              <table:table-cell office:value-type="float" office:value="4.8943">
                <text:p>4.8943</text:p>
              </table:table-cell>
              <table:table-cell office:value-type="float" office:value="4.8568">
                <text:p>4.8568</text:p>
              </table:table-cell>
              <table:table-cell office:value-type="float" office:value="4.8568">
                <text:p>4.8568</text:p>
              </table:table-cell>
              <table:table-cell office:value-type="float" office:value="4.8568">
                <text:p>4.8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">
                <text:p>820.7</text:p>
              </table:table-cell>
              <table:table-cell office:value-type="float" office:value="4.9088">
                <text:p>4.9088</text:p>
              </table:table-cell>
              <table:table-cell office:value-type="float" office:value="4.8534">
                <text:p>4.8534</text:p>
              </table:table-cell>
              <table:table-cell office:value-type="float" office:value="4.8917">
                <text:p>4.8917</text:p>
              </table:table-cell>
              <table:table-cell office:value-type="float" office:value="4.8534">
                <text:p>4.8534</text:p>
              </table:table-cell>
              <table:table-cell office:value-type="float" office:value="4.8534">
                <text:p>4.8534</text:p>
              </table:table-cell>
              <table:table-cell office:value-type="float" office:value="4.8534">
                <text:p>4.85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">
                <text:p>830.7</text:p>
              </table:table-cell>
              <table:table-cell office:value-type="float" office:value="4.9064">
                <text:p>4.9064</text:p>
              </table:table-cell>
              <table:table-cell office:value-type="float" office:value="4.8501">
                <text:p>4.8501</text:p>
              </table:table-cell>
              <table:table-cell office:value-type="float" office:value="4.8891">
                <text:p>4.8891</text:p>
              </table:table-cell>
              <table:table-cell office:value-type="float" office:value="4.8501">
                <text:p>4.8501</text:p>
              </table:table-cell>
              <table:table-cell office:value-type="float" office:value="4.8501">
                <text:p>4.8501</text:p>
              </table:table-cell>
              <table:table-cell office:value-type="float" office:value="4.8501">
                <text:p>4.8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">
                <text:p>840.7</text:p>
              </table:table-cell>
              <table:table-cell office:value-type="float" office:value="4.9041">
                <text:p>4.9041</text:p>
              </table:table-cell>
              <table:table-cell office:value-type="float" office:value="4.8467">
                <text:p>4.8467</text:p>
              </table:table-cell>
              <table:table-cell office:value-type="float" office:value="4.8866">
                <text:p>4.8866</text:p>
              </table:table-cell>
              <table:table-cell office:value-type="float" office:value="4.8467">
                <text:p>4.8467</text:p>
              </table:table-cell>
              <table:table-cell office:value-type="float" office:value="4.8467">
                <text:p>4.8467</text:p>
              </table:table-cell>
              <table:table-cell office:value-type="float" office:value="4.8467">
                <text:p>4.8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">
                <text:p>850.7</text:p>
              </table:table-cell>
              <table:table-cell office:value-type="float" office:value="4.9017">
                <text:p>4.9017</text:p>
              </table:table-cell>
              <table:table-cell office:value-type="float" office:value="4.8433">
                <text:p>4.8433</text:p>
              </table:table-cell>
              <table:table-cell office:value-type="float" office:value="4.884">
                <text:p>4.884</text:p>
              </table:table-cell>
              <table:table-cell office:value-type="float" office:value="4.8433">
                <text:p>4.8433</text:p>
              </table:table-cell>
              <table:table-cell office:value-type="float" office:value="4.8433">
                <text:p>4.8433</text:p>
              </table:table-cell>
              <table:table-cell office:value-type="float" office:value="4.8433">
                <text:p>4.84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">
                <text:p>860.7</text:p>
              </table:table-cell>
              <table:table-cell office:value-type="float" office:value="4.8993">
                <text:p>4.8993</text:p>
              </table:table-cell>
              <table:table-cell office:value-type="float" office:value="4.8399">
                <text:p>4.8399</text:p>
              </table:table-cell>
              <table:table-cell office:value-type="float" office:value="4.8814">
                <text:p>4.8814</text:p>
              </table:table-cell>
              <table:table-cell office:value-type="float" office:value="4.8399">
                <text:p>4.8399</text:p>
              </table:table-cell>
              <table:table-cell office:value-type="float" office:value="4.8399">
                <text:p>4.8399</text:p>
              </table:table-cell>
              <table:table-cell office:value-type="float" office:value="4.8399">
                <text:p>4.8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">
                <text:p>870.7</text:p>
              </table:table-cell>
              <table:table-cell office:value-type="float" office:value="4.8969">
                <text:p>4.8969</text:p>
              </table:table-cell>
              <table:table-cell office:value-type="float" office:value="4.8365">
                <text:p>4.8365</text:p>
              </table:table-cell>
              <table:table-cell office:value-type="float" office:value="4.8788">
                <text:p>4.8788</text:p>
              </table:table-cell>
              <table:table-cell office:value-type="float" office:value="4.8365">
                <text:p>4.8365</text:p>
              </table:table-cell>
              <table:table-cell office:value-type="float" office:value="4.8365">
                <text:p>4.8365</text:p>
              </table:table-cell>
              <table:table-cell office:value-type="float" office:value="4.8365">
                <text:p>4.8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">
                <text:p>880.7</text:p>
              </table:table-cell>
              <table:table-cell office:value-type="float" office:value="4.8945">
                <text:p>4.8945</text:p>
              </table:table-cell>
              <table:table-cell office:value-type="float" office:value="4.833">
                <text:p>4.833</text:p>
              </table:table-cell>
              <table:table-cell office:value-type="float" office:value="4.8762">
                <text:p>4.8762</text:p>
              </table:table-cell>
              <table:table-cell office:value-type="float" office:value="4.833">
                <text:p>4.833</text:p>
              </table:table-cell>
              <table:table-cell office:value-type="float" office:value="4.833">
                <text:p>4.833</text:p>
              </table:table-cell>
              <table:table-cell office:value-type="float" office:value="4.833">
                <text:p>4.8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">
                <text:p>890.7</text:p>
              </table:table-cell>
              <table:table-cell office:value-type="float" office:value="4.8921">
                <text:p>4.8921</text:p>
              </table:table-cell>
              <table:table-cell office:value-type="float" office:value="4.8296">
                <text:p>4.8296</text:p>
              </table:table-cell>
              <table:table-cell office:value-type="float" office:value="4.8736">
                <text:p>4.8736</text:p>
              </table:table-cell>
              <table:table-cell office:value-type="float" office:value="4.8296">
                <text:p>4.8296</text:p>
              </table:table-cell>
              <table:table-cell office:value-type="float" office:value="4.8296">
                <text:p>4.8296</text:p>
              </table:table-cell>
              <table:table-cell office:value-type="float" office:value="4.8296">
                <text:p>4.8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">
                <text:p>900.7</text:p>
              </table:table-cell>
              <table:table-cell office:value-type="float" office:value="4.8897">
                <text:p>4.8897</text:p>
              </table:table-cell>
              <table:table-cell office:value-type="float" office:value="4.8261">
                <text:p>4.8261</text:p>
              </table:table-cell>
              <table:table-cell office:value-type="float" office:value="4.871">
                <text:p>4.871</text:p>
              </table:table-cell>
              <table:table-cell office:value-type="float" office:value="4.8261">
                <text:p>4.8261</text:p>
              </table:table-cell>
              <table:table-cell office:value-type="float" office:value="4.8261">
                <text:p>4.8261</text:p>
              </table:table-cell>
              <table:table-cell office:value-type="float" office:value="4.8261">
                <text:p>4.8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">
                <text:p>910.7</text:p>
              </table:table-cell>
              <table:table-cell office:value-type="float" office:value="4.8873">
                <text:p>4.8873</text:p>
              </table:table-cell>
              <table:table-cell office:value-type="float" office:value="4.8227">
                <text:p>4.8227</text:p>
              </table:table-cell>
              <table:table-cell office:value-type="float" office:value="4.8683">
                <text:p>4.8683</text:p>
              </table:table-cell>
              <table:table-cell office:value-type="float" office:value="4.8227">
                <text:p>4.8227</text:p>
              </table:table-cell>
              <table:table-cell office:value-type="float" office:value="4.8227">
                <text:p>4.8227</text:p>
              </table:table-cell>
              <table:table-cell office:value-type="float" office:value="4.8227">
                <text:p>4.8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">
                <text:p>920.7</text:p>
              </table:table-cell>
              <table:table-cell office:value-type="float" office:value="4.8848">
                <text:p>4.8848</text:p>
              </table:table-cell>
              <table:table-cell office:value-type="float" office:value="4.8192">
                <text:p>4.8192</text:p>
              </table:table-cell>
              <table:table-cell office:value-type="float" office:value="4.8657">
                <text:p>4.8657</text:p>
              </table:table-cell>
              <table:table-cell office:value-type="float" office:value="4.8192">
                <text:p>4.8192</text:p>
              </table:table-cell>
              <table:table-cell office:value-type="float" office:value="4.8192">
                <text:p>4.8192</text:p>
              </table:table-cell>
              <table:table-cell office:value-type="float" office:value="4.8192">
                <text:p>4.8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">
                <text:p>930.7</text:p>
              </table:table-cell>
              <table:table-cell office:value-type="float" office:value="4.8824">
                <text:p>4.8824</text:p>
              </table:table-cell>
              <table:table-cell office:value-type="float" office:value="4.8157">
                <text:p>4.8157</text:p>
              </table:table-cell>
              <table:table-cell office:value-type="float" office:value="4.8631">
                <text:p>4.8631</text:p>
              </table:table-cell>
              <table:table-cell office:value-type="float" office:value="4.8157">
                <text:p>4.8157</text:p>
              </table:table-cell>
              <table:table-cell office:value-type="float" office:value="4.8157">
                <text:p>4.8157</text:p>
              </table:table-cell>
              <table:table-cell office:value-type="float" office:value="4.8157">
                <text:p>4.81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">
                <text:p>940.7</text:p>
              </table:table-cell>
              <table:table-cell office:value-type="float" office:value="4.8799">
                <text:p>4.8799</text:p>
              </table:table-cell>
              <table:table-cell office:value-type="float" office:value="4.8121">
                <text:p>4.8121</text:p>
              </table:table-cell>
              <table:table-cell office:value-type="float" office:value="4.8604">
                <text:p>4.8604</text:p>
              </table:table-cell>
              <table:table-cell office:value-type="float" office:value="4.8121">
                <text:p>4.8121</text:p>
              </table:table-cell>
              <table:table-cell office:value-type="float" office:value="4.8121">
                <text:p>4.8121</text:p>
              </table:table-cell>
              <table:table-cell office:value-type="float" office:value="4.8121">
                <text:p>4.8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">
                <text:p>950.7</text:p>
              </table:table-cell>
              <table:table-cell office:value-type="float" office:value="4.8775">
                <text:p>4.8775</text:p>
              </table:table-cell>
              <table:table-cell office:value-type="float" office:value="4.8086">
                <text:p>4.8086</text:p>
              </table:table-cell>
              <table:table-cell office:value-type="float" office:value="4.8578">
                <text:p>4.8578</text:p>
              </table:table-cell>
              <table:table-cell office:value-type="float" office:value="4.8086">
                <text:p>4.8086</text:p>
              </table:table-cell>
              <table:table-cell office:value-type="float" office:value="4.8086">
                <text:p>4.8086</text:p>
              </table:table-cell>
              <table:table-cell office:value-type="float" office:value="4.8086">
                <text:p>4.80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">
                <text:p>960.7</text:p>
              </table:table-cell>
              <table:table-cell office:value-type="float" office:value="4.875">
                <text:p>4.875</text:p>
              </table:table-cell>
              <table:table-cell office:value-type="float" office:value="4.805">
                <text:p>4.805</text:p>
              </table:table-cell>
              <table:table-cell office:value-type="float" office:value="4.8552">
                <text:p>4.8552</text:p>
              </table:table-cell>
              <table:table-cell office:value-type="float" office:value="4.805">
                <text:p>4.805</text:p>
              </table:table-cell>
              <table:table-cell office:value-type="float" office:value="4.805">
                <text:p>4.805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">
                <text:p>970.7</text:p>
              </table:table-cell>
              <table:table-cell office:value-type="float" office:value="4.8725">
                <text:p>4.8725</text:p>
              </table:table-cell>
              <table:table-cell office:value-type="float" office:value="4.8014">
                <text:p>4.8014</text:p>
              </table:table-cell>
              <table:table-cell office:value-type="float" office:value="4.8525">
                <text:p>4.8525</text:p>
              </table:table-cell>
              <table:table-cell office:value-type="float" office:value="4.8014">
                <text:p>4.8014</text:p>
              </table:table-cell>
              <table:table-cell office:value-type="float" office:value="4.8014">
                <text:p>4.8014</text:p>
              </table:table-cell>
              <table:table-cell office:value-type="float" office:value="4.8014">
                <text:p>4.80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">
                <text:p>980.7</text:p>
              </table:table-cell>
              <table:table-cell office:value-type="float" office:value="4.8701">
                <text:p>4.8701</text:p>
              </table:table-cell>
              <table:table-cell office:value-type="float" office:value="4.7979">
                <text:p>4.7979</text:p>
              </table:table-cell>
              <table:table-cell office:value-type="float" office:value="4.8498">
                <text:p>4.8498</text:p>
              </table:table-cell>
              <table:table-cell office:value-type="float" office:value="4.7979">
                <text:p>4.7979</text:p>
              </table:table-cell>
              <table:table-cell office:value-type="float" office:value="4.7979">
                <text:p>4.7979</text:p>
              </table:table-cell>
              <table:table-cell office:value-type="float" office:value="4.7979">
                <text:p>4.7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">
                <text:p>990.7</text:p>
              </table:table-cell>
              <table:table-cell office:value-type="float" office:value="4.8676">
                <text:p>4.8676</text:p>
              </table:table-cell>
              <table:table-cell office:value-type="float" office:value="4.7942">
                <text:p>4.7942</text:p>
              </table:table-cell>
              <table:table-cell office:value-type="float" office:value="4.8472">
                <text:p>4.8472</text:p>
              </table:table-cell>
              <table:table-cell office:value-type="float" office:value="4.7942">
                <text:p>4.7942</text:p>
              </table:table-cell>
              <table:table-cell office:value-type="float" office:value="4.7942">
                <text:p>4.7942</text:p>
              </table:table-cell>
              <table:table-cell office:value-type="float" office:value="4.7942">
                <text:p>4.79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">
                <text:p>1000.7</text:p>
              </table:table-cell>
              <table:table-cell office:value-type="float" office:value="4.8651">
                <text:p>4.8651</text:p>
              </table:table-cell>
              <table:table-cell office:value-type="float" office:value="4.7906">
                <text:p>4.7906</text:p>
              </table:table-cell>
              <table:table-cell office:value-type="float" office:value="4.8445">
                <text:p>4.8445</text:p>
              </table:table-cell>
              <table:table-cell office:value-type="float" office:value="4.7906">
                <text:p>4.7906</text:p>
              </table:table-cell>
              <table:table-cell office:value-type="float" office:value="4.7906">
                <text:p>4.7906</text:p>
              </table:table-cell>
              <table:table-cell office:value-type="float" office:value="4.7906">
                <text:p>4.79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">
                <text:p>1010.7</text:p>
              </table:table-cell>
              <table:table-cell office:value-type="float" office:value="4.8625">
                <text:p>4.8625</text:p>
              </table:table-cell>
              <table:table-cell office:value-type="float" office:value="4.787">
                <text:p>4.787</text:p>
              </table:table-cell>
              <table:table-cell office:value-type="float" office:value="4.8418">
                <text:p>4.8418</text:p>
              </table:table-cell>
              <table:table-cell office:value-type="float" office:value="4.7874">
                <text:p>4.7874</text:p>
              </table:table-cell>
              <table:table-cell office:value-type="float" office:value="4.787">
                <text:p>4.787</text:p>
              </table:table-cell>
              <table:table-cell office:value-type="float" office:value="4.787">
                <text:p>4.7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">
                <text:p>1020.7</text:p>
              </table:table-cell>
              <table:table-cell office:value-type="float" office:value="4.86">
                <text:p>4.86</text:p>
              </table:table-cell>
              <table:table-cell office:value-type="float" office:value="4.7833">
                <text:p>4.7833</text:p>
              </table:table-cell>
              <table:table-cell office:value-type="float" office:value="4.8391">
                <text:p>4.8391</text:p>
              </table:table-cell>
              <table:table-cell office:value-type="float" office:value="4.7843">
                <text:p>4.7843</text:p>
              </table:table-cell>
              <table:table-cell office:value-type="float" office:value="4.7833">
                <text:p>4.7833</text:p>
              </table:table-cell>
              <table:table-cell office:value-type="float" office:value="4.7833">
                <text:p>4.78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">
                <text:p>1030.7</text:p>
              </table:table-cell>
              <table:table-cell office:value-type="float" office:value="4.8575">
                <text:p>4.8575</text:p>
              </table:table-cell>
              <table:table-cell office:value-type="float" office:value="4.7796">
                <text:p>4.7796</text:p>
              </table:table-cell>
              <table:table-cell office:value-type="float" office:value="4.8364">
                <text:p>4.8364</text:p>
              </table:table-cell>
              <table:table-cell office:value-type="float" office:value="4.7813">
                <text:p>4.7813</text:p>
              </table:table-cell>
              <table:table-cell office:value-type="float" office:value="4.7796">
                <text:p>4.7796</text:p>
              </table:table-cell>
              <table:table-cell office:value-type="float" office:value="4.7796">
                <text:p>4.77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">
                <text:p>1040.7</text:p>
              </table:table-cell>
              <table:table-cell office:value-type="float" office:value="4.8549">
                <text:p>4.8549</text:p>
              </table:table-cell>
              <table:table-cell office:value-type="float" office:value="4.7759">
                <text:p>4.7759</text:p>
              </table:table-cell>
              <table:table-cell office:value-type="float" office:value="4.8337">
                <text:p>4.8337</text:p>
              </table:table-cell>
              <table:table-cell office:value-type="float" office:value="4.7783">
                <text:p>4.7783</text:p>
              </table:table-cell>
              <table:table-cell office:value-type="float" office:value="4.7759">
                <text:p>4.7759</text:p>
              </table:table-cell>
              <table:table-cell office:value-type="float" office:value="4.7759">
                <text:p>4.7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">
                <text:p>1050.7</text:p>
              </table:table-cell>
              <table:table-cell office:value-type="float" office:value="4.8524">
                <text:p>4.8524</text:p>
              </table:table-cell>
              <table:table-cell office:value-type="float" office:value="4.7722">
                <text:p>4.7722</text:p>
              </table:table-cell>
              <table:table-cell office:value-type="float" office:value="4.831">
                <text:p>4.831</text:p>
              </table:table-cell>
              <table:table-cell office:value-type="float" office:value="4.7752">
                <text:p>4.7752</text:p>
              </table:table-cell>
              <table:table-cell office:value-type="float" office:value="4.7722">
                <text:p>4.7722</text:p>
              </table:table-cell>
              <table:table-cell office:value-type="float" office:value="4.7722">
                <text:p>4.77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">
                <text:p>1060.7</text:p>
              </table:table-cell>
              <table:table-cell office:value-type="float" office:value="4.8498">
                <text:p>4.8498</text:p>
              </table:table-cell>
              <table:table-cell office:value-type="float" office:value="4.7685">
                <text:p>4.7685</text:p>
              </table:table-cell>
              <table:table-cell office:value-type="float" office:value="4.8283">
                <text:p>4.8283</text:p>
              </table:table-cell>
              <table:table-cell office:value-type="float" office:value="4.7721">
                <text:p>4.7721</text:p>
              </table:table-cell>
              <table:table-cell office:value-type="float" office:value="4.7685">
                <text:p>4.7685</text:p>
              </table:table-cell>
              <table:table-cell office:value-type="float" office:value="4.7685">
                <text:p>4.76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">
                <text:p>1070.7</text:p>
              </table:table-cell>
              <table:table-cell office:value-type="float" office:value="4.8473">
                <text:p>4.8473</text:p>
              </table:table-cell>
              <table:table-cell office:value-type="float" office:value="4.7647">
                <text:p>4.7647</text:p>
              </table:table-cell>
              <table:table-cell office:value-type="float" office:value="4.8256">
                <text:p>4.8256</text:p>
              </table:table-cell>
              <table:table-cell office:value-type="float" office:value="4.769">
                <text:p>4.769</text:p>
              </table:table-cell>
              <table:table-cell office:value-type="float" office:value="4.7647">
                <text:p>4.7647</text:p>
              </table:table-cell>
              <table:table-cell office:value-type="float" office:value="4.7647">
                <text:p>4.7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">
                <text:p>1080.7</text:p>
              </table:table-cell>
              <table:table-cell office:value-type="float" office:value="4.8447">
                <text:p>4.8447</text:p>
              </table:table-cell>
              <table:table-cell office:value-type="float" office:value="4.761">
                <text:p>4.761</text:p>
              </table:table-cell>
              <table:table-cell office:value-type="float" office:value="4.8228">
                <text:p>4.8228</text:p>
              </table:table-cell>
              <table:table-cell office:value-type="float" office:value="4.766">
                <text:p>4.766</text:p>
              </table:table-cell>
              <table:table-cell office:value-type="float" office:value="4.761">
                <text:p>4.761</text:p>
              </table:table-cell>
              <table:table-cell office:value-type="float" office:value="4.761">
                <text:p>4.7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">
                <text:p>1090.7</text:p>
              </table:table-cell>
              <table:table-cell office:value-type="float" office:value="4.8421">
                <text:p>4.8421</text:p>
              </table:table-cell>
              <table:table-cell office:value-type="float" office:value="4.7572">
                <text:p>4.7572</text:p>
              </table:table-cell>
              <table:table-cell office:value-type="float" office:value="4.8201">
                <text:p>4.8201</text:p>
              </table:table-cell>
              <table:table-cell office:value-type="float" office:value="4.7629">
                <text:p>4.7629</text:p>
              </table:table-cell>
              <table:table-cell office:value-type="float" office:value="4.7572">
                <text:p>4.7572</text:p>
              </table:table-cell>
              <table:table-cell office:value-type="float" office:value="4.7572">
                <text:p>4.75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">
                <text:p>1100.7</text:p>
              </table:table-cell>
              <table:table-cell office:value-type="float" office:value="4.8395">
                <text:p>4.8395</text:p>
              </table:table-cell>
              <table:table-cell office:value-type="float" office:value="4.7534">
                <text:p>4.7534</text:p>
              </table:table-cell>
              <table:table-cell office:value-type="float" office:value="4.8173">
                <text:p>4.8173</text:p>
              </table:table-cell>
              <table:table-cell office:value-type="float" office:value="4.7598">
                <text:p>4.7598</text:p>
              </table:table-cell>
              <table:table-cell office:value-type="float" office:value="4.7534">
                <text:p>4.7534</text:p>
              </table:table-cell>
              <table:table-cell office:value-type="float" office:value="4.7534">
                <text:p>4.7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">
                <text:p>1110.7</text:p>
              </table:table-cell>
              <table:table-cell office:value-type="float" office:value="4.8369">
                <text:p>4.8369</text:p>
              </table:table-cell>
              <table:table-cell office:value-type="float" office:value="4.7496">
                <text:p>4.7496</text:p>
              </table:table-cell>
              <table:table-cell office:value-type="float" office:value="4.8146">
                <text:p>4.8146</text:p>
              </table:table-cell>
              <table:table-cell office:value-type="float" office:value="4.7566">
                <text:p>4.7566</text:p>
              </table:table-cell>
              <table:table-cell office:value-type="float" office:value="4.7496">
                <text:p>4.7496</text:p>
              </table:table-cell>
              <table:table-cell office:value-type="float" office:value="4.7496">
                <text:p>4.74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">
                <text:p>1120.7</text:p>
              </table:table-cell>
              <table:table-cell office:value-type="float" office:value="4.8343">
                <text:p>4.8343</text:p>
              </table:table-cell>
              <table:table-cell office:value-type="float" office:value="4.7457">
                <text:p>4.7457</text:p>
              </table:table-cell>
              <table:table-cell office:value-type="float" office:value="4.8118">
                <text:p>4.8118</text:p>
              </table:table-cell>
              <table:table-cell office:value-type="float" office:value="4.7535">
                <text:p>4.7535</text:p>
              </table:table-cell>
              <table:table-cell office:value-type="float" office:value="4.7457">
                <text:p>4.7457</text:p>
              </table:table-cell>
              <table:table-cell office:value-type="float" office:value="4.7457">
                <text:p>4.74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">
                <text:p>1130.7</text:p>
              </table:table-cell>
              <table:table-cell office:value-type="float" office:value="4.8317">
                <text:p>4.8317</text:p>
              </table:table-cell>
              <table:table-cell office:value-type="float" office:value="4.7418">
                <text:p>4.7418</text:p>
              </table:table-cell>
              <table:table-cell office:value-type="float" office:value="4.8091">
                <text:p>4.8091</text:p>
              </table:table-cell>
              <table:table-cell office:value-type="float" office:value="4.7504">
                <text:p>4.7504</text:p>
              </table:table-cell>
              <table:table-cell office:value-type="float" office:value="4.7418">
                <text:p>4.7418</text:p>
              </table:table-cell>
              <table:table-cell office:value-type="float" office:value="4.7418">
                <text:p>4.74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">
                <text:p>1140.7</text:p>
              </table:table-cell>
              <table:table-cell office:value-type="float" office:value="4.829">
                <text:p>4.829</text:p>
              </table:table-cell>
              <table:table-cell office:value-type="float" office:value="4.738">
                <text:p>4.738</text:p>
              </table:table-cell>
              <table:table-cell office:value-type="float" office:value="4.8063">
                <text:p>4.8063</text:p>
              </table:table-cell>
              <table:table-cell office:value-type="float" office:value="4.7472">
                <text:p>4.7472</text:p>
              </table:table-cell>
              <table:table-cell office:value-type="float" office:value="4.738">
                <text:p>4.738</text:p>
              </table:table-cell>
              <table:table-cell office:value-type="float" office:value="4.738">
                <text:p>4.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">
                <text:p>1150.7</text:p>
              </table:table-cell>
              <table:table-cell office:value-type="float" office:value="4.8264">
                <text:p>4.8264</text:p>
              </table:table-cell>
              <table:table-cell office:value-type="float" office:value="4.7341">
                <text:p>4.7341</text:p>
              </table:table-cell>
              <table:table-cell office:value-type="float" office:value="4.8035">
                <text:p>4.8035</text:p>
              </table:table-cell>
              <table:table-cell office:value-type="float" office:value="4.7441">
                <text:p>4.7441</text:p>
              </table:table-cell>
              <table:table-cell office:value-type="float" office:value="4.7341">
                <text:p>4.7341</text:p>
              </table:table-cell>
              <table:table-cell office:value-type="float" office:value="4.7341">
                <text:p>4.73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">
                <text:p>1160.7</text:p>
              </table:table-cell>
              <table:table-cell office:value-type="float" office:value="4.8237">
                <text:p>4.8237</text:p>
              </table:table-cell>
              <table:table-cell office:value-type="float" office:value="4.7301">
                <text:p>4.7301</text:p>
              </table:table-cell>
              <table:table-cell office:value-type="float" office:value="4.8007">
                <text:p>4.8007</text:p>
              </table:table-cell>
              <table:table-cell office:value-type="float" office:value="4.7409">
                <text:p>4.7409</text:p>
              </table:table-cell>
              <table:table-cell office:value-type="float" office:value="4.7301">
                <text:p>4.7301</text:p>
              </table:table-cell>
              <table:table-cell office:value-type="float" office:value="4.7301">
                <text:p>4.7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">
                <text:p>1170.7</text:p>
              </table:table-cell>
              <table:table-cell office:value-type="float" office:value="4.821">
                <text:p>4.821</text:p>
              </table:table-cell>
              <table:table-cell office:value-type="float" office:value="4.7262">
                <text:p>4.7262</text:p>
              </table:table-cell>
              <table:table-cell office:value-type="float" office:value="4.7979">
                <text:p>4.7979</text:p>
              </table:table-cell>
              <table:table-cell office:value-type="float" office:value="4.7377">
                <text:p>4.7377</text:p>
              </table:table-cell>
              <table:table-cell office:value-type="float" office:value="4.7262">
                <text:p>4.7262</text:p>
              </table:table-cell>
              <table:table-cell office:value-type="float" office:value="4.7262">
                <text:p>4.72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">
                <text:p>1180.7</text:p>
              </table:table-cell>
              <table:table-cell office:value-type="float" office:value="4.8184">
                <text:p>4.8184</text:p>
              </table:table-cell>
              <table:table-cell office:value-type="float" office:value="4.7222">
                <text:p>4.7222</text:p>
              </table:table-cell>
              <table:table-cell office:value-type="float" office:value="4.7952">
                <text:p>4.7952</text:p>
              </table:table-cell>
              <table:table-cell office:value-type="float" office:value="4.7345">
                <text:p>4.7345</text:p>
              </table:table-cell>
              <table:table-cell office:value-type="float" office:value="4.7222">
                <text:p>4.7222</text:p>
              </table:table-cell>
              <table:table-cell office:value-type="float" office:value="4.7222">
                <text:p>4.7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">
                <text:p>1190.7</text:p>
              </table:table-cell>
              <table:table-cell office:value-type="float" office:value="4.8157">
                <text:p>4.8157</text:p>
              </table:table-cell>
              <table:table-cell office:value-type="float" office:value="4.7183">
                <text:p>4.7183</text:p>
              </table:table-cell>
              <table:table-cell office:value-type="float" office:value="4.7923">
                <text:p>4.7923</text:p>
              </table:table-cell>
              <table:table-cell office:value-type="float" office:value="4.7313">
                <text:p>4.7313</text:p>
              </table:table-cell>
              <table:table-cell office:value-type="float" office:value="4.7183">
                <text:p>4.7183</text:p>
              </table:table-cell>
              <table:table-cell office:value-type="float" office:value="4.7183">
                <text:p>4.71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">
                <text:p>1200.7</text:p>
              </table:table-cell>
              <table:table-cell office:value-type="float" office:value="4.813">
                <text:p>4.813</text:p>
              </table:table-cell>
              <table:table-cell office:value-type="float" office:value="4.7142">
                <text:p>4.7142</text:p>
              </table:table-cell>
              <table:table-cell office:value-type="float" office:value="4.7895">
                <text:p>4.7895</text:p>
              </table:table-cell>
              <table:table-cell office:value-type="float" office:value="4.7281">
                <text:p>4.7281</text:p>
              </table:table-cell>
              <table:table-cell office:value-type="float" office:value="4.7142">
                <text:p>4.7142</text:p>
              </table:table-cell>
              <table:table-cell office:value-type="float" office:value="4.7142">
                <text:p>4.71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">
                <text:p>1210.7</text:p>
              </table:table-cell>
              <table:table-cell office:value-type="float" office:value="4.8103">
                <text:p>4.8103</text:p>
              </table:table-cell>
              <table:table-cell office:value-type="float" office:value="4.7102">
                <text:p>4.7102</text:p>
              </table:table-cell>
              <table:table-cell office:value-type="float" office:value="4.7867">
                <text:p>4.7867</text:p>
              </table:table-cell>
              <table:table-cell office:value-type="float" office:value="4.7249">
                <text:p>4.7249</text:p>
              </table:table-cell>
              <table:table-cell office:value-type="float" office:value="4.7102">
                <text:p>4.7102</text:p>
              </table:table-cell>
              <table:table-cell office:value-type="float" office:value="4.7102">
                <text:p>4.71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">
                <text:p>1220.7</text:p>
              </table:table-cell>
              <table:table-cell office:value-type="float" office:value="4.8076">
                <text:p>4.8076</text:p>
              </table:table-cell>
              <table:table-cell office:value-type="float" office:value="4.7062">
                <text:p>4.7062</text:p>
              </table:table-cell>
              <table:table-cell office:value-type="float" office:value="4.7839">
                <text:p>4.7839</text:p>
              </table:table-cell>
              <table:table-cell office:value-type="float" office:value="4.7217">
                <text:p>4.7217</text:p>
              </table:table-cell>
              <table:table-cell office:value-type="float" office:value="4.7062">
                <text:p>4.7062</text:p>
              </table:table-cell>
              <table:table-cell office:value-type="float" office:value="4.7062">
                <text:p>4.7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">
                <text:p>1230.7</text:p>
              </table:table-cell>
              <table:table-cell office:value-type="float" office:value="4.8048">
                <text:p>4.8048</text:p>
              </table:table-cell>
              <table:table-cell office:value-type="float" office:value="4.7021">
                <text:p>4.7021</text:p>
              </table:table-cell>
              <table:table-cell office:value-type="float" office:value="4.7811">
                <text:p>4.7811</text:p>
              </table:table-cell>
              <table:table-cell office:value-type="float" office:value="4.7184">
                <text:p>4.7184</text:p>
              </table:table-cell>
              <table:table-cell office:value-type="float" office:value="4.7021">
                <text:p>4.7021</text:p>
              </table:table-cell>
              <table:table-cell office:value-type="float" office:value="4.7021">
                <text:p>4.7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">
                <text:p>1240.7</text:p>
              </table:table-cell>
              <table:table-cell office:value-type="float" office:value="4.8021">
                <text:p>4.8021</text:p>
              </table:table-cell>
              <table:table-cell office:value-type="float" office:value="4.698">
                <text:p>4.698</text:p>
              </table:table-cell>
              <table:table-cell office:value-type="float" office:value="4.7782">
                <text:p>4.7782</text:p>
              </table:table-cell>
              <table:table-cell office:value-type="float" office:value="4.7152">
                <text:p>4.7152</text:p>
              </table:table-cell>
              <table:table-cell office:value-type="float" office:value="4.698">
                <text:p>4.698</text:p>
              </table:table-cell>
              <table:table-cell office:value-type="float" office:value="4.698">
                <text:p>4.6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">
                <text:p>1250.7</text:p>
              </table:table-cell>
              <table:table-cell office:value-type="float" office:value="4.7993">
                <text:p>4.7993</text:p>
              </table:table-cell>
              <table:table-cell office:value-type="float" office:value="4.6939">
                <text:p>4.6939</text:p>
              </table:table-cell>
              <table:table-cell office:value-type="float" office:value="4.7754">
                <text:p>4.7754</text:p>
              </table:table-cell>
              <table:table-cell office:value-type="float" office:value="4.7119">
                <text:p>4.7119</text:p>
              </table:table-cell>
              <table:table-cell office:value-type="float" office:value="4.6939">
                <text:p>4.6939</text:p>
              </table:table-cell>
              <table:table-cell office:value-type="float" office:value="4.6939">
                <text:p>4.69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">
                <text:p>1260.7</text:p>
              </table:table-cell>
              <table:table-cell office:value-type="float" office:value="4.7966">
                <text:p>4.7966</text:p>
              </table:table-cell>
              <table:table-cell office:value-type="float" office:value="4.6898">
                <text:p>4.6898</text:p>
              </table:table-cell>
              <table:table-cell office:value-type="float" office:value="4.7725">
                <text:p>4.7725</text:p>
              </table:table-cell>
              <table:table-cell office:value-type="float" office:value="4.7087">
                <text:p>4.7087</text:p>
              </table:table-cell>
              <table:table-cell office:value-type="float" office:value="4.6898">
                <text:p>4.6898</text:p>
              </table:table-cell>
              <table:table-cell office:value-type="float" office:value="4.6898">
                <text:p>4.68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">
                <text:p>1270.7</text:p>
              </table:table-cell>
              <table:table-cell office:value-type="float" office:value="4.7938">
                <text:p>4.7938</text:p>
              </table:table-cell>
              <table:table-cell office:value-type="float" office:value="4.6856">
                <text:p>4.6856</text:p>
              </table:table-cell>
              <table:table-cell office:value-type="float" office:value="4.7697">
                <text:p>4.7697</text:p>
              </table:table-cell>
              <table:table-cell office:value-type="float" office:value="4.7054">
                <text:p>4.7054</text:p>
              </table:table-cell>
              <table:table-cell office:value-type="float" office:value="4.6856">
                <text:p>4.6856</text:p>
              </table:table-cell>
              <table:table-cell office:value-type="float" office:value="4.6856">
                <text:p>4.68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">
                <text:p>1280.7</text:p>
              </table:table-cell>
              <table:table-cell office:value-type="float" office:value="4.791">
                <text:p>4.791</text:p>
              </table:table-cell>
              <table:table-cell office:value-type="float" office:value="4.6814">
                <text:p>4.6814</text:p>
              </table:table-cell>
              <table:table-cell office:value-type="float" office:value="4.7668">
                <text:p>4.7668</text:p>
              </table:table-cell>
              <table:table-cell office:value-type="float" office:value="4.7021">
                <text:p>4.7021</text:p>
              </table:table-cell>
              <table:table-cell office:value-type="float" office:value="4.6814">
                <text:p>4.6814</text:p>
              </table:table-cell>
              <table:table-cell office:value-type="float" office:value="4.6814">
                <text:p>4.68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">
                <text:p>1290.7</text:p>
              </table:table-cell>
              <table:table-cell office:value-type="float" office:value="4.7882">
                <text:p>4.7882</text:p>
              </table:table-cell>
              <table:table-cell office:value-type="float" office:value="4.6772">
                <text:p>4.6772</text:p>
              </table:table-cell>
              <table:table-cell office:value-type="float" office:value="4.7639">
                <text:p>4.7639</text:p>
              </table:table-cell>
              <table:table-cell office:value-type="float" office:value="4.6988">
                <text:p>4.6988</text:p>
              </table:table-cell>
              <table:table-cell office:value-type="float" office:value="4.6772">
                <text:p>4.6772</text:p>
              </table:table-cell>
              <table:table-cell office:value-type="float" office:value="4.6772">
                <text:p>4.67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">
                <text:p>1300.7</text:p>
              </table:table-cell>
              <table:table-cell office:value-type="float" office:value="4.7854">
                <text:p>4.7854</text:p>
              </table:table-cell>
              <table:table-cell office:value-type="float" office:value="4.673">
                <text:p>4.673</text:p>
              </table:table-cell>
              <table:table-cell office:value-type="float" office:value="4.761">
                <text:p>4.761</text:p>
              </table:table-cell>
              <table:table-cell office:value-type="float" office:value="4.6955">
                <text:p>4.6955</text:p>
              </table:table-cell>
              <table:table-cell office:value-type="float" office:value="4.673">
                <text:p>4.673</text:p>
              </table:table-cell>
              <table:table-cell office:value-type="float" office:value="4.673">
                <text:p>4.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">
                <text:p>1310.7</text:p>
              </table:table-cell>
              <table:table-cell office:value-type="float" office:value="4.7826">
                <text:p>4.7826</text:p>
              </table:table-cell>
              <table:table-cell office:value-type="float" office:value="4.6688">
                <text:p>4.6688</text:p>
              </table:table-cell>
              <table:table-cell office:value-type="float" office:value="4.7582">
                <text:p>4.7582</text:p>
              </table:table-cell>
              <table:table-cell office:value-type="float" office:value="4.6921">
                <text:p>4.6921</text:p>
              </table:table-cell>
              <table:table-cell office:value-type="float" office:value="4.6688">
                <text:p>4.6688</text:p>
              </table:table-cell>
              <table:table-cell office:value-type="float" office:value="4.6688">
                <text:p>4.6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">
                <text:p>1320.7</text:p>
              </table:table-cell>
              <table:table-cell office:value-type="float" office:value="4.7798">
                <text:p>4.7798</text:p>
              </table:table-cell>
              <table:table-cell office:value-type="float" office:value="4.6645">
                <text:p>4.6645</text:p>
              </table:table-cell>
              <table:table-cell office:value-type="float" office:value="4.7553">
                <text:p>4.7553</text:p>
              </table:table-cell>
              <table:table-cell office:value-type="float" office:value="4.6888">
                <text:p>4.6888</text:p>
              </table:table-cell>
              <table:table-cell office:value-type="float" office:value="4.6645">
                <text:p>4.6645</text:p>
              </table:table-cell>
              <table:table-cell office:value-type="float" office:value="4.6645">
                <text:p>4.6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">
                <text:p>1330.7</text:p>
              </table:table-cell>
              <table:table-cell office:value-type="float" office:value="4.7769">
                <text:p>4.7769</text:p>
              </table:table-cell>
              <table:table-cell office:value-type="float" office:value="4.6602">
                <text:p>4.6602</text:p>
              </table:table-cell>
              <table:table-cell office:value-type="float" office:value="4.7524">
                <text:p>4.7524</text:p>
              </table:table-cell>
              <table:table-cell office:value-type="float" office:value="4.6855">
                <text:p>4.6855</text:p>
              </table:table-cell>
              <table:table-cell office:value-type="float" office:value="4.6602">
                <text:p>4.6602</text:p>
              </table:table-cell>
              <table:table-cell office:value-type="float" office:value="4.6602">
                <text:p>4.6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">
                <text:p>1340.7</text:p>
              </table:table-cell>
              <table:table-cell office:value-type="float" office:value="4.7741">
                <text:p>4.7741</text:p>
              </table:table-cell>
              <table:table-cell office:value-type="float" office:value="4.6559">
                <text:p>4.6559</text:p>
              </table:table-cell>
              <table:table-cell office:value-type="float" office:value="4.7495">
                <text:p>4.7495</text:p>
              </table:table-cell>
              <table:table-cell office:value-type="float" office:value="4.6821">
                <text:p>4.6821</text:p>
              </table:table-cell>
              <table:table-cell office:value-type="float" office:value="4.6559">
                <text:p>4.6559</text:p>
              </table:table-cell>
              <table:table-cell office:value-type="float" office:value="4.6559">
                <text:p>4.65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">
                <text:p>1350.7</text:p>
              </table:table-cell>
              <table:table-cell office:value-type="float" office:value="4.7712">
                <text:p>4.7712</text:p>
              </table:table-cell>
              <table:table-cell office:value-type="float" office:value="4.6515">
                <text:p>4.6515</text:p>
              </table:table-cell>
              <table:table-cell office:value-type="float" office:value="4.7465">
                <text:p>4.7465</text:p>
              </table:table-cell>
              <table:table-cell office:value-type="float" office:value="4.6787">
                <text:p>4.6787</text:p>
              </table:table-cell>
              <table:table-cell office:value-type="float" office:value="4.6515">
                <text:p>4.6515</text:p>
              </table:table-cell>
              <table:table-cell office:value-type="float" office:value="4.6515">
                <text:p>4.65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">
                <text:p>1360.7</text:p>
              </table:table-cell>
              <table:table-cell office:value-type="float" office:value="4.7684">
                <text:p>4.7684</text:p>
              </table:table-cell>
              <table:table-cell office:value-type="float" office:value="4.6472">
                <text:p>4.6472</text:p>
              </table:table-cell>
              <table:table-cell office:value-type="float" office:value="4.7436">
                <text:p>4.7436</text:p>
              </table:table-cell>
              <table:table-cell office:value-type="float" office:value="4.6753">
                <text:p>4.6753</text:p>
              </table:table-cell>
              <table:table-cell office:value-type="float" office:value="4.6472">
                <text:p>4.6472</text:p>
              </table:table-cell>
              <table:table-cell office:value-type="float" office:value="4.6472">
                <text:p>4.64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">
                <text:p>1370.7</text:p>
              </table:table-cell>
              <table:table-cell office:value-type="float" office:value="4.7655">
                <text:p>4.7655</text:p>
              </table:table-cell>
              <table:table-cell office:value-type="float" office:value="4.6428">
                <text:p>4.6428</text:p>
              </table:table-cell>
              <table:table-cell office:value-type="float" office:value="4.7407">
                <text:p>4.7407</text:p>
              </table:table-cell>
              <table:table-cell office:value-type="float" office:value="4.6719">
                <text:p>4.6719</text:p>
              </table:table-cell>
              <table:table-cell office:value-type="float" office:value="4.6428">
                <text:p>4.6428</text:p>
              </table:table-cell>
              <table:table-cell office:value-type="float" office:value="4.6428">
                <text:p>4.64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">
                <text:p>1380.7</text:p>
              </table:table-cell>
              <table:table-cell office:value-type="float" office:value="4.7626">
                <text:p>4.7626</text:p>
              </table:table-cell>
              <table:table-cell office:value-type="float" office:value="4.6384">
                <text:p>4.6384</text:p>
              </table:table-cell>
              <table:table-cell office:value-type="float" office:value="4.7377">
                <text:p>4.7377</text:p>
              </table:table-cell>
              <table:table-cell office:value-type="float" office:value="4.6685">
                <text:p>4.6685</text:p>
              </table:table-cell>
              <table:table-cell office:value-type="float" office:value="4.6384">
                <text:p>4.6384</text:p>
              </table:table-cell>
              <table:table-cell office:value-type="float" office:value="4.6384">
                <text:p>4.63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">
                <text:p>1390.7</text:p>
              </table:table-cell>
              <table:table-cell office:value-type="float" office:value="4.7597">
                <text:p>4.7597</text:p>
              </table:table-cell>
              <table:table-cell office:value-type="float" office:value="4.6339">
                <text:p>4.6339</text:p>
              </table:table-cell>
              <table:table-cell office:value-type="float" office:value="4.7348">
                <text:p>4.7348</text:p>
              </table:table-cell>
              <table:table-cell office:value-type="float" office:value="4.6651">
                <text:p>4.6651</text:p>
              </table:table-cell>
              <table:table-cell office:value-type="float" office:value="4.6339">
                <text:p>4.6339</text:p>
              </table:table-cell>
              <table:table-cell office:value-type="float" office:value="4.6339">
                <text:p>4.63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">
                <text:p>1400.7</text:p>
              </table:table-cell>
              <table:table-cell office:value-type="float" office:value="4.7567">
                <text:p>4.7567</text:p>
              </table:table-cell>
              <table:table-cell office:value-type="float" office:value="4.6295">
                <text:p>4.6295</text:p>
              </table:table-cell>
              <table:table-cell office:value-type="float" office:value="4.7318">
                <text:p>4.7318</text:p>
              </table:table-cell>
              <table:table-cell office:value-type="float" office:value="4.6617">
                <text:p>4.6617</text:p>
              </table:table-cell>
              <table:table-cell office:value-type="float" office:value="4.6295">
                <text:p>4.6295</text:p>
              </table:table-cell>
              <table:table-cell office:value-type="float" office:value="4.6295">
                <text:p>4.62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">
                <text:p>1410.7</text:p>
              </table:table-cell>
              <table:table-cell office:value-type="float" office:value="4.7538">
                <text:p>4.7538</text:p>
              </table:table-cell>
              <table:table-cell office:value-type="float" office:value="4.625">
                <text:p>4.625</text:p>
              </table:table-cell>
              <table:table-cell office:value-type="float" office:value="4.7289">
                <text:p>4.7289</text:p>
              </table:table-cell>
              <table:table-cell office:value-type="float" office:value="4.6583">
                <text:p>4.6583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">
                <text:p>1420.7</text:p>
              </table:table-cell>
              <table:table-cell office:value-type="float" office:value="4.7509">
                <text:p>4.7509</text:p>
              </table:table-cell>
              <table:table-cell office:value-type="float" office:value="4.6204">
                <text:p>4.6204</text:p>
              </table:table-cell>
              <table:table-cell office:value-type="float" office:value="4.7259">
                <text:p>4.7259</text:p>
              </table:table-cell>
              <table:table-cell office:value-type="float" office:value="4.6548">
                <text:p>4.6548</text:p>
              </table:table-cell>
              <table:table-cell office:value-type="float" office:value="4.6204">
                <text:p>4.6204</text:p>
              </table:table-cell>
              <table:table-cell office:value-type="float" office:value="4.6204">
                <text:p>4.6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">
                <text:p>1430.7</text:p>
              </table:table-cell>
              <table:table-cell office:value-type="float" office:value="4.7479">
                <text:p>4.7479</text:p>
              </table:table-cell>
              <table:table-cell office:value-type="float" office:value="4.6159">
                <text:p>4.6159</text:p>
              </table:table-cell>
              <table:table-cell office:value-type="float" office:value="4.723">
                <text:p>4.723</text:p>
              </table:table-cell>
              <table:table-cell office:value-type="float" office:value="4.6513">
                <text:p>4.6513</text:p>
              </table:table-cell>
              <table:table-cell office:value-type="float" office:value="4.6159">
                <text:p>4.6159</text:p>
              </table:table-cell>
              <table:table-cell office:value-type="float" office:value="4.6159">
                <text:p>4.61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">
                <text:p>1440.7</text:p>
              </table:table-cell>
              <table:table-cell office:value-type="float" office:value="4.7449">
                <text:p>4.7449</text:p>
              </table:table-cell>
              <table:table-cell office:value-type="float" office:value="4.6113">
                <text:p>4.6113</text:p>
              </table:table-cell>
              <table:table-cell office:value-type="float" office:value="4.72">
                <text:p>4.72</text:p>
              </table:table-cell>
              <table:table-cell office:value-type="float" office:value="4.6479">
                <text:p>4.6479</text:p>
              </table:table-cell>
              <table:table-cell office:value-type="float" office:value="4.6113">
                <text:p>4.6113</text:p>
              </table:table-cell>
              <table:table-cell office:value-type="float" office:value="4.6113">
                <text:p>4.6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">
                <text:p>1450.7</text:p>
              </table:table-cell>
              <table:table-cell office:value-type="float" office:value="4.742">
                <text:p>4.742</text:p>
              </table:table-cell>
              <table:table-cell office:value-type="float" office:value="4.6067">
                <text:p>4.6067</text:p>
              </table:table-cell>
              <table:table-cell office:value-type="float" office:value="4.717">
                <text:p>4.717</text:p>
              </table:table-cell>
              <table:table-cell office:value-type="float" office:value="4.6444">
                <text:p>4.6444</text:p>
              </table:table-cell>
              <table:table-cell office:value-type="float" office:value="4.6067">
                <text:p>4.6067</text:p>
              </table:table-cell>
              <table:table-cell office:value-type="float" office:value="4.6067">
                <text:p>4.60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">
                <text:p>1460.7</text:p>
              </table:table-cell>
              <table:table-cell office:value-type="float" office:value="4.739">
                <text:p>4.739</text:p>
              </table:table-cell>
              <table:table-cell office:value-type="float" office:value="4.6021">
                <text:p>4.6021</text:p>
              </table:table-cell>
              <table:table-cell office:value-type="float" office:value="4.714">
                <text:p>4.714</text:p>
              </table:table-cell>
              <table:table-cell office:value-type="float" office:value="4.6409">
                <text:p>4.6409</text:p>
              </table:table-cell>
              <table:table-cell office:value-type="float" office:value="4.6021">
                <text:p>4.6021</text:p>
              </table:table-cell>
              <table:table-cell office:value-type="float" office:value="4.6021">
                <text:p>4.6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">
                <text:p>1470.7</text:p>
              </table:table-cell>
              <table:table-cell office:value-type="float" office:value="4.736">
                <text:p>4.736</text:p>
              </table:table-cell>
              <table:table-cell office:value-type="float" office:value="4.5974">
                <text:p>4.5974</text:p>
              </table:table-cell>
              <table:table-cell office:value-type="float" office:value="4.711">
                <text:p>4.711</text:p>
              </table:table-cell>
              <table:table-cell office:value-type="float" office:value="4.6374">
                <text:p>4.6374</text:p>
              </table:table-cell>
              <table:table-cell office:value-type="float" office:value="4.5974">
                <text:p>4.5974</text:p>
              </table:table-cell>
              <table:table-cell office:value-type="float" office:value="4.5974">
                <text:p>4.59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">
                <text:p>1480.7</text:p>
              </table:table-cell>
              <table:table-cell office:value-type="float" office:value="4.733">
                <text:p>4.733</text:p>
              </table:table-cell>
              <table:table-cell office:value-type="float" office:value="4.5927">
                <text:p>4.5927</text:p>
              </table:table-cell>
              <table:table-cell office:value-type="float" office:value="4.708">
                <text:p>4.708</text:p>
              </table:table-cell>
              <table:table-cell office:value-type="float" office:value="4.6338">
                <text:p>4.6338</text:p>
              </table:table-cell>
              <table:table-cell office:value-type="float" office:value="4.5927">
                <text:p>4.5927</text:p>
              </table:table-cell>
              <table:table-cell office:value-type="float" office:value="4.5927">
                <text:p>4.5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">
                <text:p>1490.7</text:p>
              </table:table-cell>
              <table:table-cell office:value-type="float" office:value="4.7299">
                <text:p>4.7299</text:p>
              </table:table-cell>
              <table:table-cell office:value-type="float" office:value="4.588">
                <text:p>4.588</text:p>
              </table:table-cell>
              <table:table-cell office:value-type="float" office:value="4.705">
                <text:p>4.705</text:p>
              </table:table-cell>
              <table:table-cell office:value-type="float" office:value="4.6303">
                <text:p>4.6303</text:p>
              </table:table-cell>
              <table:table-cell office:value-type="float" office:value="4.588">
                <text:p>4.588</text:p>
              </table:table-cell>
              <table:table-cell office:value-type="float" office:value="4.588">
                <text:p>4.5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">
                <text:p>1500.7</text:p>
              </table:table-cell>
              <table:table-cell office:value-type="float" office:value="4.7269">
                <text:p>4.7269</text:p>
              </table:table-cell>
              <table:table-cell office:value-type="float" office:value="4.5833">
                <text:p>4.5833</text:p>
              </table:table-cell>
              <table:table-cell office:value-type="float" office:value="4.7019">
                <text:p>4.7019</text:p>
              </table:table-cell>
              <table:table-cell office:value-type="float" office:value="4.6268">
                <text:p>4.6268</text:p>
              </table:table-cell>
              <table:table-cell office:value-type="float" office:value="4.5833">
                <text:p>4.5833</text:p>
              </table:table-cell>
              <table:table-cell office:value-type="float" office:value="4.5833">
                <text:p>4.5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">
                <text:p>1510.7</text:p>
              </table:table-cell>
              <table:table-cell office:value-type="float" office:value="4.7238">
                <text:p>4.7238</text:p>
              </table:table-cell>
              <table:table-cell office:value-type="float" office:value="4.5785">
                <text:p>4.5785</text:p>
              </table:table-cell>
              <table:table-cell office:value-type="float" office:value="4.6989">
                <text:p>4.6989</text:p>
              </table:table-cell>
              <table:table-cell office:value-type="float" office:value="4.6232">
                <text:p>4.6232</text:p>
              </table:table-cell>
              <table:table-cell office:value-type="float" office:value="4.5785">
                <text:p>4.5785</text:p>
              </table:table-cell>
              <table:table-cell office:value-type="float" office:value="4.5785">
                <text:p>4.57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">
                <text:p>1520.7</text:p>
              </table:table-cell>
              <table:table-cell office:value-type="float" office:value="4.7208">
                <text:p>4.7208</text:p>
              </table:table-cell>
              <table:table-cell office:value-type="float" office:value="4.5737">
                <text:p>4.5737</text:p>
              </table:table-cell>
              <table:table-cell office:value-type="float" office:value="4.6959">
                <text:p>4.6959</text:p>
              </table:table-cell>
              <table:table-cell office:value-type="float" office:value="4.6196">
                <text:p>4.6196</text:p>
              </table:table-cell>
              <table:table-cell office:value-type="float" office:value="4.5737">
                <text:p>4.5737</text:p>
              </table:table-cell>
              <table:table-cell office:value-type="float" office:value="4.5737">
                <text:p>4.57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">
                <text:p>1530.7</text:p>
              </table:table-cell>
              <table:table-cell office:value-type="float" office:value="4.7177">
                <text:p>4.7177</text:p>
              </table:table-cell>
              <table:table-cell office:value-type="float" office:value="4.5689">
                <text:p>4.5689</text:p>
              </table:table-cell>
              <table:table-cell office:value-type="float" office:value="4.6928">
                <text:p>4.6928</text:p>
              </table:table-cell>
              <table:table-cell office:value-type="float" office:value="4.616">
                <text:p>4.616</text:p>
              </table:table-cell>
              <table:table-cell office:value-type="float" office:value="4.5689">
                <text:p>4.5689</text:p>
              </table:table-cell>
              <table:table-cell office:value-type="float" office:value="4.5689">
                <text:p>4.5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">
                <text:p>1540.7</text:p>
              </table:table-cell>
              <table:table-cell office:value-type="float" office:value="4.7146">
                <text:p>4.7146</text:p>
              </table:table-cell>
              <table:table-cell office:value-type="float" office:value="4.564">
                <text:p>4.564</text:p>
              </table:table-cell>
              <table:table-cell office:value-type="float" office:value="4.6898">
                <text:p>4.6898</text:p>
              </table:table-cell>
              <table:table-cell office:value-type="float" office:value="4.6124">
                <text:p>4.6124</text:p>
              </table:table-cell>
              <table:table-cell office:value-type="float" office:value="4.564">
                <text:p>4.564</text:p>
              </table:table-cell>
              <table:table-cell office:value-type="float" office:value="4.564">
                <text:p>4.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">
                <text:p>1550.7</text:p>
              </table:table-cell>
              <table:table-cell office:value-type="float" office:value="4.7115">
                <text:p>4.7115</text:p>
              </table:table-cell>
              <table:table-cell office:value-type="float" office:value="4.5591">
                <text:p>4.5591</text:p>
              </table:table-cell>
              <table:table-cell office:value-type="float" office:value="4.6867">
                <text:p>4.6867</text:p>
              </table:table-cell>
              <table:table-cell office:value-type="float" office:value="4.6088">
                <text:p>4.6088</text:p>
              </table:table-cell>
              <table:table-cell office:value-type="float" office:value="4.5591">
                <text:p>4.5591</text:p>
              </table:table-cell>
              <table:table-cell office:value-type="float" office:value="4.5591">
                <text:p>4.55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">
                <text:p>1560.7</text:p>
              </table:table-cell>
              <table:table-cell office:value-type="float" office:value="4.7083">
                <text:p>4.7083</text:p>
              </table:table-cell>
              <table:table-cell office:value-type="float" office:value="4.5542">
                <text:p>4.5542</text:p>
              </table:table-cell>
              <table:table-cell office:value-type="float" office:value="4.6836">
                <text:p>4.6836</text:p>
              </table:table-cell>
              <table:table-cell office:value-type="float" office:value="4.6052">
                <text:p>4.6052</text:p>
              </table:table-cell>
              <table:table-cell office:value-type="float" office:value="4.5542">
                <text:p>4.5542</text:p>
              </table:table-cell>
              <table:table-cell office:value-type="float" office:value="4.5542">
                <text:p>4.55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">
                <text:p>1570.7</text:p>
              </table:table-cell>
              <table:table-cell office:value-type="float" office:value="4.7052">
                <text:p>4.7052</text:p>
              </table:table-cell>
              <table:table-cell office:value-type="float" office:value="4.5492">
                <text:p>4.5492</text:p>
              </table:table-cell>
              <table:table-cell office:value-type="float" office:value="4.6806">
                <text:p>4.6806</text:p>
              </table:table-cell>
              <table:table-cell office:value-type="float" office:value="4.6016">
                <text:p>4.6016</text:p>
              </table:table-cell>
              <table:table-cell office:value-type="float" office:value="4.5492">
                <text:p>4.5492</text:p>
              </table:table-cell>
              <table:table-cell office:value-type="float" office:value="4.5492">
                <text:p>4.5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">
                <text:p>1580.7</text:p>
              </table:table-cell>
              <table:table-cell office:value-type="float" office:value="4.7021">
                <text:p>4.7021</text:p>
              </table:table-cell>
              <table:table-cell office:value-type="float" office:value="4.5443">
                <text:p>4.5443</text:p>
              </table:table-cell>
              <table:table-cell office:value-type="float" office:value="4.6775">
                <text:p>4.6775</text:p>
              </table:table-cell>
              <table:table-cell office:value-type="float" office:value="4.5979">
                <text:p>4.5979</text:p>
              </table:table-cell>
              <table:table-cell office:value-type="float" office:value="4.5443">
                <text:p>4.5443</text:p>
              </table:table-cell>
              <table:table-cell office:value-type="float" office:value="4.5443">
                <text:p>4.54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">
                <text:p>1590.7</text:p>
              </table:table-cell>
              <table:table-cell office:value-type="float" office:value="4.6989">
                <text:p>4.6989</text:p>
              </table:table-cell>
              <table:table-cell office:value-type="float" office:value="4.5392">
                <text:p>4.5392</text:p>
              </table:table-cell>
              <table:table-cell office:value-type="float" office:value="4.6744">
                <text:p>4.6744</text:p>
              </table:table-cell>
              <table:table-cell office:value-type="float" office:value="4.5943">
                <text:p>4.5943</text:p>
              </table:table-cell>
              <table:table-cell office:value-type="float" office:value="4.5392">
                <text:p>4.5392</text:p>
              </table:table-cell>
              <table:table-cell office:value-type="float" office:value="4.5392">
                <text:p>4.53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">
                <text:p>1600.7</text:p>
              </table:table-cell>
              <table:table-cell office:value-type="float" office:value="4.6957">
                <text:p>4.6957</text:p>
              </table:table-cell>
              <table:table-cell office:value-type="float" office:value="4.5342">
                <text:p>4.5342</text:p>
              </table:table-cell>
              <table:table-cell office:value-type="float" office:value="4.6713">
                <text:p>4.6713</text:p>
              </table:table-cell>
              <table:table-cell office:value-type="float" office:value="4.5906">
                <text:p>4.5906</text:p>
              </table:table-cell>
              <table:table-cell office:value-type="float" office:value="4.5342">
                <text:p>4.5342</text:p>
              </table:table-cell>
              <table:table-cell office:value-type="float" office:value="4.5342">
                <text:p>4.53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">
                <text:p>1610.7</text:p>
              </table:table-cell>
              <table:table-cell office:value-type="float" office:value="4.6925">
                <text:p>4.6925</text:p>
              </table:table-cell>
              <table:table-cell office:value-type="float" office:value="4.5291">
                <text:p>4.5291</text:p>
              </table:table-cell>
              <table:table-cell office:value-type="float" office:value="4.6682">
                <text:p>4.6682</text:p>
              </table:table-cell>
              <table:table-cell office:value-type="float" office:value="4.5869">
                <text:p>4.5869</text:p>
              </table:table-cell>
              <table:table-cell office:value-type="float" office:value="4.5291">
                <text:p>4.5291</text:p>
              </table:table-cell>
              <table:table-cell office:value-type="float" office:value="4.5291">
                <text:p>4.5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">
                <text:p>1620.7</text:p>
              </table:table-cell>
              <table:table-cell office:value-type="float" office:value="4.6893">
                <text:p>4.6893</text:p>
              </table:table-cell>
              <table:table-cell office:value-type="float" office:value="4.524">
                <text:p>4.524</text:p>
              </table:table-cell>
              <table:table-cell office:value-type="float" office:value="4.6651">
                <text:p>4.6651</text:p>
              </table:table-cell>
              <table:table-cell office:value-type="float" office:value="4.5832">
                <text:p>4.5832</text:p>
              </table:table-cell>
              <table:table-cell office:value-type="float" office:value="4.524">
                <text:p>4.524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">
                <text:p>1630.7</text:p>
              </table:table-cell>
              <table:table-cell office:value-type="float" office:value="4.6861">
                <text:p>4.6861</text:p>
              </table:table-cell>
              <table:table-cell office:value-type="float" office:value="4.5188">
                <text:p>4.5188</text:p>
              </table:table-cell>
              <table:table-cell office:value-type="float" office:value="4.6619">
                <text:p>4.6619</text:p>
              </table:table-cell>
              <table:table-cell office:value-type="float" office:value="4.5795">
                <text:p>4.5795</text:p>
              </table:table-cell>
              <table:table-cell office:value-type="float" office:value="4.5188">
                <text:p>4.5188</text:p>
              </table:table-cell>
              <table:table-cell office:value-type="float" office:value="4.5188">
                <text:p>4.5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">
                <text:p>1640.7</text:p>
              </table:table-cell>
              <table:table-cell office:value-type="float" office:value="4.6829">
                <text:p>4.6829</text:p>
              </table:table-cell>
              <table:table-cell office:value-type="float" office:value="4.5136">
                <text:p>4.5136</text:p>
              </table:table-cell>
              <table:table-cell office:value-type="float" office:value="4.6588">
                <text:p>4.6588</text:p>
              </table:table-cell>
              <table:table-cell office:value-type="float" office:value="4.5758">
                <text:p>4.5758</text:p>
              </table:table-cell>
              <table:table-cell office:value-type="float" office:value="4.5136">
                <text:p>4.5136</text:p>
              </table:table-cell>
              <table:table-cell office:value-type="float" office:value="4.5136">
                <text:p>4.5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">
                <text:p>1650.7</text:p>
              </table:table-cell>
              <table:table-cell office:value-type="float" office:value="4.6796">
                <text:p>4.6796</text:p>
              </table:table-cell>
              <table:table-cell office:value-type="float" office:value="4.5084">
                <text:p>4.5084</text:p>
              </table:table-cell>
              <table:table-cell office:value-type="float" office:value="4.6557">
                <text:p>4.6557</text:p>
              </table:table-cell>
              <table:table-cell office:value-type="float" office:value="4.572">
                <text:p>4.572</text:p>
              </table:table-cell>
              <table:table-cell office:value-type="float" office:value="4.5084">
                <text:p>4.5084</text:p>
              </table:table-cell>
              <table:table-cell office:value-type="float" office:value="4.5084">
                <text:p>4.50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">
                <text:p>1660.7</text:p>
              </table:table-cell>
              <table:table-cell office:value-type="float" office:value="4.6763">
                <text:p>4.6763</text:p>
              </table:table-cell>
              <table:table-cell office:value-type="float" office:value="4.5031">
                <text:p>4.5031</text:p>
              </table:table-cell>
              <table:table-cell office:value-type="float" office:value="4.6525">
                <text:p>4.6525</text:p>
              </table:table-cell>
              <table:table-cell office:value-type="float" office:value="4.5683">
                <text:p>4.5683</text:p>
              </table:table-cell>
              <table:table-cell office:value-type="float" office:value="4.5031">
                <text:p>4.5031</text:p>
              </table:table-cell>
              <table:table-cell office:value-type="float" office:value="4.5031">
                <text:p>4.50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">
                <text:p>1670.7</text:p>
              </table:table-cell>
              <table:table-cell office:value-type="float" office:value="4.6731">
                <text:p>4.6731</text:p>
              </table:table-cell>
              <table:table-cell office:value-type="float" office:value="4.4978">
                <text:p>4.4978</text:p>
              </table:table-cell>
              <table:table-cell office:value-type="float" office:value="4.6494">
                <text:p>4.6494</text:p>
              </table:table-cell>
              <table:table-cell office:value-type="float" office:value="4.5645">
                <text:p>4.5645</text:p>
              </table:table-cell>
              <table:table-cell office:value-type="float" office:value="4.4978">
                <text:p>4.4978</text:p>
              </table:table-cell>
              <table:table-cell office:value-type="float" office:value="4.4978">
                <text:p>4.4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">
                <text:p>1680.7</text:p>
              </table:table-cell>
              <table:table-cell office:value-type="float" office:value="4.6698">
                <text:p>4.6698</text:p>
              </table:table-cell>
              <table:table-cell office:value-type="float" office:value="4.4925">
                <text:p>4.4925</text:p>
              </table:table-cell>
              <table:table-cell office:value-type="float" office:value="4.6462">
                <text:p>4.6462</text:p>
              </table:table-cell>
              <table:table-cell office:value-type="float" office:value="4.5607">
                <text:p>4.5607</text:p>
              </table:table-cell>
              <table:table-cell office:value-type="float" office:value="4.4925">
                <text:p>4.4925</text:p>
              </table:table-cell>
              <table:table-cell office:value-type="float" office:value="4.4925">
                <text:p>4.49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">
                <text:p>1690.7</text:p>
              </table:table-cell>
              <table:table-cell office:value-type="float" office:value="4.6665">
                <text:p>4.6665</text:p>
              </table:table-cell>
              <table:table-cell office:value-type="float" office:value="4.4871">
                <text:p>4.4871</text:p>
              </table:table-cell>
              <table:table-cell office:value-type="float" office:value="4.643">
                <text:p>4.643</text:p>
              </table:table-cell>
              <table:table-cell office:value-type="float" office:value="4.5569">
                <text:p>4.5569</text:p>
              </table:table-cell>
              <table:table-cell office:value-type="float" office:value="4.4871">
                <text:p>4.4871</text:p>
              </table:table-cell>
              <table:table-cell office:value-type="float" office:value="4.4871">
                <text:p>4.48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">
                <text:p>1700.7</text:p>
              </table:table-cell>
              <table:table-cell office:value-type="float" office:value="4.6631">
                <text:p>4.6631</text:p>
              </table:table-cell>
              <table:table-cell office:value-type="float" office:value="4.4817">
                <text:p>4.4817</text:p>
              </table:table-cell>
              <table:table-cell office:value-type="float" office:value="4.6399">
                <text:p>4.6399</text:p>
              </table:table-cell>
              <table:table-cell office:value-type="float" office:value="4.5531">
                <text:p>4.5531</text:p>
              </table:table-cell>
              <table:table-cell office:value-type="float" office:value="4.4817">
                <text:p>4.4817</text:p>
              </table:table-cell>
              <table:table-cell office:value-type="float" office:value="4.4817">
                <text:p>4.4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">
                <text:p>1710.7</text:p>
              </table:table-cell>
              <table:table-cell office:value-type="float" office:value="4.6598">
                <text:p>4.6598</text:p>
              </table:table-cell>
              <table:table-cell office:value-type="float" office:value="4.4762">
                <text:p>4.4762</text:p>
              </table:table-cell>
              <table:table-cell office:value-type="float" office:value="4.6367">
                <text:p>4.6367</text:p>
              </table:table-cell>
              <table:table-cell office:value-type="float" office:value="4.5493">
                <text:p>4.5493</text:p>
              </table:table-cell>
              <table:table-cell office:value-type="float" office:value="4.4762">
                <text:p>4.4762</text:p>
              </table:table-cell>
              <table:table-cell office:value-type="float" office:value="4.4762">
                <text:p>4.47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">
                <text:p>1720.7</text:p>
              </table:table-cell>
              <table:table-cell office:value-type="float" office:value="4.6564">
                <text:p>4.6564</text:p>
              </table:table-cell>
              <table:table-cell office:value-type="float" office:value="4.4708">
                <text:p>4.4708</text:p>
              </table:table-cell>
              <table:table-cell office:value-type="float" office:value="4.6335">
                <text:p>4.6335</text:p>
              </table:table-cell>
              <table:table-cell office:value-type="float" office:value="4.5455">
                <text:p>4.5455</text:p>
              </table:table-cell>
              <table:table-cell office:value-type="float" office:value="4.4708">
                <text:p>4.4708</text:p>
              </table:table-cell>
              <table:table-cell office:value-type="float" office:value="4.4708">
                <text:p>4.47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">
                <text:p>1730.7</text:p>
              </table:table-cell>
              <table:table-cell office:value-type="float" office:value="4.6531">
                <text:p>4.6531</text:p>
              </table:table-cell>
              <table:table-cell office:value-type="float" office:value="4.4652">
                <text:p>4.4652</text:p>
              </table:table-cell>
              <table:table-cell office:value-type="float" office:value="4.6303">
                <text:p>4.6303</text:p>
              </table:table-cell>
              <table:table-cell office:value-type="float" office:value="4.5416">
                <text:p>4.5416</text:p>
              </table:table-cell>
              <table:table-cell office:value-type="float" office:value="4.4652">
                <text:p>4.4652</text:p>
              </table:table-cell>
              <table:table-cell office:value-type="float" office:value="4.4652">
                <text:p>4.4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">
                <text:p>1740.7</text:p>
              </table:table-cell>
              <table:table-cell office:value-type="float" office:value="4.6497">
                <text:p>4.6497</text:p>
              </table:table-cell>
              <table:table-cell office:value-type="float" office:value="4.4597">
                <text:p>4.4597</text:p>
              </table:table-cell>
              <table:table-cell office:value-type="float" office:value="4.6271">
                <text:p>4.6271</text:p>
              </table:table-cell>
              <table:table-cell office:value-type="float" office:value="4.5377">
                <text:p>4.5377</text:p>
              </table:table-cell>
              <table:table-cell office:value-type="float" office:value="4.4597">
                <text:p>4.4597</text:p>
              </table:table-cell>
              <table:table-cell office:value-type="float" office:value="4.4597">
                <text:p>4.45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">
                <text:p>1750.7</text:p>
              </table:table-cell>
              <table:table-cell office:value-type="float" office:value="4.6463">
                <text:p>4.6463</text:p>
              </table:table-cell>
              <table:table-cell office:value-type="float" office:value="4.4541">
                <text:p>4.4541</text:p>
              </table:table-cell>
              <table:table-cell office:value-type="float" office:value="4.6239">
                <text:p>4.6239</text:p>
              </table:table-cell>
              <table:table-cell office:value-type="float" office:value="4.5339">
                <text:p>4.5339</text:p>
              </table:table-cell>
              <table:table-cell office:value-type="float" office:value="4.4541">
                <text:p>4.4541</text:p>
              </table:table-cell>
              <table:table-cell office:value-type="float" office:value="4.4541">
                <text:p>4.45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">
                <text:p>1760.7</text:p>
              </table:table-cell>
              <table:table-cell office:value-type="float" office:value="4.6429">
                <text:p>4.6429</text:p>
              </table:table-cell>
              <table:table-cell office:value-type="float" office:value="4.4484">
                <text:p>4.4484</text:p>
              </table:table-cell>
              <table:table-cell office:value-type="float" office:value="4.6207">
                <text:p>4.6207</text:p>
              </table:table-cell>
              <table:table-cell office:value-type="float" office:value="4.53">
                <text:p>4.53</text:p>
              </table:table-cell>
              <table:table-cell office:value-type="float" office:value="4.4484">
                <text:p>4.4484</text:p>
              </table:table-cell>
              <table:table-cell office:value-type="float" office:value="4.4484">
                <text:p>4.44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">
                <text:p>1770.7</text:p>
              </table:table-cell>
              <table:table-cell office:value-type="float" office:value="4.6394">
                <text:p>4.6394</text:p>
              </table:table-cell>
              <table:table-cell office:value-type="float" office:value="4.4427">
                <text:p>4.4427</text:p>
              </table:table-cell>
              <table:table-cell office:value-type="float" office:value="4.6174">
                <text:p>4.6174</text:p>
              </table:table-cell>
              <table:table-cell office:value-type="float" office:value="4.526">
                <text:p>4.526</text:p>
              </table:table-cell>
              <table:table-cell office:value-type="float" office:value="4.4427">
                <text:p>4.4427</text:p>
              </table:table-cell>
              <table:table-cell office:value-type="float" office:value="4.4427">
                <text:p>4.4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">
                <text:p>1780.7</text:p>
              </table:table-cell>
              <table:table-cell office:value-type="float" office:value="4.636">
                <text:p>4.636</text:p>
              </table:table-cell>
              <table:table-cell office:value-type="float" office:value="4.437">
                <text:p>4.437</text:p>
              </table:table-cell>
              <table:table-cell office:value-type="float" office:value="4.6142">
                <text:p>4.6142</text:p>
              </table:table-cell>
              <table:table-cell office:value-type="float" office:value="4.5221">
                <text:p>4.5221</text:p>
              </table:table-cell>
              <table:table-cell office:value-type="float" office:value="4.437">
                <text:p>4.437</text:p>
              </table:table-cell>
              <table:table-cell office:value-type="float" office:value="4.437">
                <text:p>4.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">
                <text:p>1790.7</text:p>
              </table:table-cell>
              <table:table-cell office:value-type="float" office:value="4.6325">
                <text:p>4.6325</text:p>
              </table:table-cell>
              <table:table-cell office:value-type="float" office:value="4.4312">
                <text:p>4.4312</text:p>
              </table:table-cell>
              <table:table-cell office:value-type="float" office:value="4.6109">
                <text:p>4.6109</text:p>
              </table:table-cell>
              <table:table-cell office:value-type="float" office:value="4.5182">
                <text:p>4.5182</text:p>
              </table:table-cell>
              <table:table-cell office:value-type="float" office:value="4.4312">
                <text:p>4.4312</text:p>
              </table:table-cell>
              <table:table-cell office:value-type="float" office:value="4.4312">
                <text:p>4.43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">
                <text:p>1800.7</text:p>
              </table:table-cell>
              <table:table-cell office:value-type="float" office:value="4.629">
                <text:p>4.629</text:p>
              </table:table-cell>
              <table:table-cell office:value-type="float" office:value="4.4254">
                <text:p>4.4254</text:p>
              </table:table-cell>
              <table:table-cell office:value-type="float" office:value="4.6077">
                <text:p>4.6077</text:p>
              </table:table-cell>
              <table:table-cell office:value-type="float" office:value="4.5142">
                <text:p>4.5142</text:p>
              </table:table-cell>
              <table:table-cell office:value-type="float" office:value="4.4254">
                <text:p>4.4254</text:p>
              </table:table-cell>
              <table:table-cell office:value-type="float" office:value="4.4254">
                <text:p>4.42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">
                <text:p>1810.7</text:p>
              </table:table-cell>
              <table:table-cell office:value-type="float" office:value="4.6255">
                <text:p>4.6255</text:p>
              </table:table-cell>
              <table:table-cell office:value-type="float" office:value="4.4195">
                <text:p>4.4195</text:p>
              </table:table-cell>
              <table:table-cell office:value-type="float" office:value="4.6044">
                <text:p>4.6044</text:p>
              </table:table-cell>
              <table:table-cell office:value-type="float" office:value="4.5103">
                <text:p>4.5103</text:p>
              </table:table-cell>
              <table:table-cell office:value-type="float" office:value="4.4195">
                <text:p>4.4195</text:p>
              </table:table-cell>
              <table:table-cell office:value-type="float" office:value="4.4195">
                <text:p>4.41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">
                <text:p>1820.7</text:p>
              </table:table-cell>
              <table:table-cell office:value-type="float" office:value="4.622">
                <text:p>4.622</text:p>
              </table:table-cell>
              <table:table-cell office:value-type="float" office:value="4.4136">
                <text:p>4.4136</text:p>
              </table:table-cell>
              <table:table-cell office:value-type="float" office:value="4.6012">
                <text:p>4.6012</text:p>
              </table:table-cell>
              <table:table-cell office:value-type="float" office:value="4.5063">
                <text:p>4.5063</text:p>
              </table:table-cell>
              <table:table-cell office:value-type="float" office:value="4.4136">
                <text:p>4.4136</text:p>
              </table:table-cell>
              <table:table-cell office:value-type="float" office:value="4.4136">
                <text:p>4.4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">
                <text:p>1830.7</text:p>
              </table:table-cell>
              <table:table-cell office:value-type="float" office:value="4.6185">
                <text:p>4.6185</text:p>
              </table:table-cell>
              <table:table-cell office:value-type="float" office:value="4.4076">
                <text:p>4.4076</text:p>
              </table:table-cell>
              <table:table-cell office:value-type="float" office:value="4.5979">
                <text:p>4.5979</text:p>
              </table:table-cell>
              <table:table-cell office:value-type="float" office:value="4.5023">
                <text:p>4.5023</text:p>
              </table:table-cell>
              <table:table-cell office:value-type="float" office:value="4.4076">
                <text:p>4.4076</text:p>
              </table:table-cell>
              <table:table-cell office:value-type="float" office:value="4.4076">
                <text:p>4.40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">
                <text:p>1840.7</text:p>
              </table:table-cell>
              <table:table-cell office:value-type="float" office:value="4.6149">
                <text:p>4.6149</text:p>
              </table:table-cell>
              <table:table-cell office:value-type="float" office:value="4.4016">
                <text:p>4.4016</text:p>
              </table:table-cell>
              <table:table-cell office:value-type="float" office:value="4.5946">
                <text:p>4.5946</text:p>
              </table:table-cell>
              <table:table-cell office:value-type="float" office:value="4.4983">
                <text:p>4.4983</text:p>
              </table:table-cell>
              <table:table-cell office:value-type="float" office:value="4.4016">
                <text:p>4.4016</text:p>
              </table:table-cell>
              <table:table-cell office:value-type="float" office:value="4.4016">
                <text:p>4.4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">
                <text:p>1850.7</text:p>
              </table:table-cell>
              <table:table-cell office:value-type="float" office:value="4.6114">
                <text:p>4.6114</text:p>
              </table:table-cell>
              <table:table-cell office:value-type="float" office:value="4.3956">
                <text:p>4.3956</text:p>
              </table:table-cell>
              <table:table-cell office:value-type="float" office:value="4.5913">
                <text:p>4.5913</text:p>
              </table:table-cell>
              <table:table-cell office:value-type="float" office:value="4.4942">
                <text:p>4.4942</text:p>
              </table:table-cell>
              <table:table-cell office:value-type="float" office:value="4.3956">
                <text:p>4.3956</text:p>
              </table:table-cell>
              <table:table-cell office:value-type="float" office:value="4.3956">
                <text:p>4.39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">
                <text:p>1860.7</text:p>
              </table:table-cell>
              <table:table-cell office:value-type="float" office:value="4.6078">
                <text:p>4.6078</text:p>
              </table:table-cell>
              <table:table-cell office:value-type="float" office:value="4.3895">
                <text:p>4.3895</text:p>
              </table:table-cell>
              <table:table-cell office:value-type="float" office:value="4.588">
                <text:p>4.588</text:p>
              </table:table-cell>
              <table:table-cell office:value-type="float" office:value="4.4902">
                <text:p>4.4902</text:p>
              </table:table-cell>
              <table:table-cell office:value-type="float" office:value="4.3895">
                <text:p>4.3895</text:p>
              </table:table-cell>
              <table:table-cell office:value-type="float" office:value="4.3895">
                <text:p>4.38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">
                <text:p>1870.7</text:p>
              </table:table-cell>
              <table:table-cell office:value-type="float" office:value="4.6042">
                <text:p>4.6042</text:p>
              </table:table-cell>
              <table:table-cell office:value-type="float" office:value="4.3833">
                <text:p>4.3833</text:p>
              </table:table-cell>
              <table:table-cell office:value-type="float" office:value="4.5847">
                <text:p>4.5847</text:p>
              </table:table-cell>
              <table:table-cell office:value-type="float" office:value="4.4861">
                <text:p>4.4861</text:p>
              </table:table-cell>
              <table:table-cell office:value-type="float" office:value="4.3833">
                <text:p>4.3833</text:p>
              </table:table-cell>
              <table:table-cell office:value-type="float" office:value="4.3833">
                <text:p>4.38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">
                <text:p>1880.7</text:p>
              </table:table-cell>
              <table:table-cell office:value-type="float" office:value="4.6006">
                <text:p>4.6006</text:p>
              </table:table-cell>
              <table:table-cell office:value-type="float" office:value="4.3771">
                <text:p>4.3771</text:p>
              </table:table-cell>
              <table:table-cell office:value-type="float" office:value="4.5814">
                <text:p>4.5814</text:p>
              </table:table-cell>
              <table:table-cell office:value-type="float" office:value="4.4821">
                <text:p>4.4821</text:p>
              </table:table-cell>
              <table:table-cell office:value-type="float" office:value="4.3771">
                <text:p>4.3771</text:p>
              </table:table-cell>
              <table:table-cell office:value-type="float" office:value="4.3771">
                <text:p>4.37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">
                <text:p>1890.7</text:p>
              </table:table-cell>
              <table:table-cell office:value-type="float" office:value="4.5969">
                <text:p>4.5969</text:p>
              </table:table-cell>
              <table:table-cell office:value-type="float" office:value="4.3709">
                <text:p>4.3709</text:p>
              </table:table-cell>
              <table:table-cell office:value-type="float" office:value="4.5781">
                <text:p>4.5781</text:p>
              </table:table-cell>
              <table:table-cell office:value-type="float" office:value="4.478">
                <text:p>4.478</text:p>
              </table:table-cell>
              <table:table-cell office:value-type="float" office:value="4.3709">
                <text:p>4.3709</text:p>
              </table:table-cell>
              <table:table-cell office:value-type="float" office:value="4.3709">
                <text:p>4.37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">
                <text:p>1900.7</text:p>
              </table:table-cell>
              <table:table-cell office:value-type="float" office:value="4.5933">
                <text:p>4.5933</text:p>
              </table:table-cell>
              <table:table-cell office:value-type="float" office:value="4.3645">
                <text:p>4.3645</text:p>
              </table:table-cell>
              <table:table-cell office:value-type="float" office:value="4.5747">
                <text:p>4.5747</text:p>
              </table:table-cell>
              <table:table-cell office:value-type="float" office:value="4.4739">
                <text:p>4.4739</text:p>
              </table:table-cell>
              <table:table-cell office:value-type="float" office:value="4.3645">
                <text:p>4.3645</text:p>
              </table:table-cell>
              <table:table-cell office:value-type="float" office:value="4.3645">
                <text:p>4.36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">
                <text:p>1910.7</text:p>
              </table:table-cell>
              <table:table-cell office:value-type="float" office:value="4.5896">
                <text:p>4.5896</text:p>
              </table:table-cell>
              <table:table-cell office:value-type="float" office:value="4.3582">
                <text:p>4.3582</text:p>
              </table:table-cell>
              <table:table-cell office:value-type="float" office:value="4.5714">
                <text:p>4.5714</text:p>
              </table:table-cell>
              <table:table-cell office:value-type="float" office:value="4.4697">
                <text:p>4.4697</text:p>
              </table:table-cell>
              <table:table-cell office:value-type="float" office:value="4.3582">
                <text:p>4.3582</text:p>
              </table:table-cell>
              <table:table-cell office:value-type="float" office:value="4.3582">
                <text:p>4.35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">
                <text:p>1920.7</text:p>
              </table:table-cell>
              <table:table-cell office:value-type="float" office:value="4.5859">
                <text:p>4.5859</text:p>
              </table:table-cell>
              <table:table-cell office:value-type="float" office:value="4.3518">
                <text:p>4.3518</text:p>
              </table:table-cell>
              <table:table-cell office:value-type="float" office:value="4.568">
                <text:p>4.568</text:p>
              </table:table-cell>
              <table:table-cell office:value-type="float" office:value="4.4656">
                <text:p>4.4656</text:p>
              </table:table-cell>
              <table:table-cell office:value-type="float" office:value="4.3518">
                <text:p>4.3518</text:p>
              </table:table-cell>
              <table:table-cell office:value-type="float" office:value="4.3518">
                <text:p>4.3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">
                <text:p>1930.7</text:p>
              </table:table-cell>
              <table:table-cell office:value-type="float" office:value="4.5822">
                <text:p>4.5822</text:p>
              </table:table-cell>
              <table:table-cell office:value-type="float" office:value="4.3453">
                <text:p>4.3453</text:p>
              </table:table-cell>
              <table:table-cell office:value-type="float" office:value="4.5647">
                <text:p>4.5647</text:p>
              </table:table-cell>
              <table:table-cell office:value-type="float" office:value="4.4614">
                <text:p>4.4614</text:p>
              </table:table-cell>
              <table:table-cell office:value-type="float" office:value="4.3453">
                <text:p>4.3453</text:p>
              </table:table-cell>
              <table:table-cell office:value-type="float" office:value="4.3453">
                <text:p>4.3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">
                <text:p>1940.7</text:p>
              </table:table-cell>
              <table:table-cell office:value-type="float" office:value="4.5784">
                <text:p>4.5784</text:p>
              </table:table-cell>
              <table:table-cell office:value-type="float" office:value="4.3388">
                <text:p>4.3388</text:p>
              </table:table-cell>
              <table:table-cell office:value-type="float" office:value="4.5613">
                <text:p>4.5613</text:p>
              </table:table-cell>
              <table:table-cell office:value-type="float" office:value="4.4573">
                <text:p>4.4573</text:p>
              </table:table-cell>
              <table:table-cell office:value-type="float" office:value="4.3388">
                <text:p>4.3388</text:p>
              </table:table-cell>
              <table:table-cell office:value-type="float" office:value="4.3388">
                <text:p>4.33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">
                <text:p>1950.7</text:p>
              </table:table-cell>
              <table:table-cell office:value-type="float" office:value="4.5747">
                <text:p>4.5747</text:p>
              </table:table-cell>
              <table:table-cell office:value-type="float" office:value="4.3322">
                <text:p>4.3322</text:p>
              </table:table-cell>
              <table:table-cell office:value-type="float" office:value="4.5579">
                <text:p>4.5579</text:p>
              </table:table-cell>
              <table:table-cell office:value-type="float" office:value="4.4531">
                <text:p>4.4531</text:p>
              </table:table-cell>
              <table:table-cell office:value-type="float" office:value="4.3322">
                <text:p>4.3322</text:p>
              </table:table-cell>
              <table:table-cell office:value-type="float" office:value="4.3322">
                <text:p>4.33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">
                <text:p>1960.7</text:p>
              </table:table-cell>
              <table:table-cell office:value-type="float" office:value="4.5709">
                <text:p>4.5709</text:p>
              </table:table-cell>
              <table:table-cell office:value-type="float" office:value="4.3256">
                <text:p>4.3256</text:p>
              </table:table-cell>
              <table:table-cell office:value-type="float" office:value="4.5546">
                <text:p>4.5546</text:p>
              </table:table-cell>
              <table:table-cell office:value-type="float" office:value="4.4489">
                <text:p>4.4489</text:p>
              </table:table-cell>
              <table:table-cell office:value-type="float" office:value="4.3256">
                <text:p>4.3256</text:p>
              </table:table-cell>
              <table:table-cell office:value-type="float" office:value="4.3256">
                <text:p>4.3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">
                <text:p>1970.7</text:p>
              </table:table-cell>
              <table:table-cell office:value-type="float" office:value="4.5671">
                <text:p>4.5671</text:p>
              </table:table-cell>
              <table:table-cell office:value-type="float" office:value="4.3189">
                <text:p>4.3189</text:p>
              </table:table-cell>
              <table:table-cell office:value-type="float" office:value="4.5512">
                <text:p>4.5512</text:p>
              </table:table-cell>
              <table:table-cell office:value-type="float" office:value="4.4446">
                <text:p>4.4446</text:p>
              </table:table-cell>
              <table:table-cell office:value-type="float" office:value="4.3189">
                <text:p>4.3189</text:p>
              </table:table-cell>
              <table:table-cell office:value-type="float" office:value="4.3189">
                <text:p>4.31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">
                <text:p>1980.7</text:p>
              </table:table-cell>
              <table:table-cell office:value-type="float" office:value="4.5633">
                <text:p>4.5633</text:p>
              </table:table-cell>
              <table:table-cell office:value-type="float" office:value="4.3121">
                <text:p>4.3121</text:p>
              </table:table-cell>
              <table:table-cell office:value-type="float" office:value="4.5478">
                <text:p>4.5478</text:p>
              </table:table-cell>
              <table:table-cell office:value-type="float" office:value="4.4404">
                <text:p>4.4404</text:p>
              </table:table-cell>
              <table:table-cell office:value-type="float" office:value="4.3121">
                <text:p>4.3121</text:p>
              </table:table-cell>
              <table:table-cell office:value-type="float" office:value="4.3121">
                <text:p>4.31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">
                <text:p>1990.7</text:p>
              </table:table-cell>
              <table:table-cell office:value-type="float" office:value="4.5595">
                <text:p>4.5595</text:p>
              </table:table-cell>
              <table:table-cell office:value-type="float" office:value="4.3053">
                <text:p>4.3053</text:p>
              </table:table-cell>
              <table:table-cell office:value-type="float" office:value="4.5444">
                <text:p>4.5444</text:p>
              </table:table-cell>
              <table:table-cell office:value-type="float" office:value="4.4361">
                <text:p>4.4361</text:p>
              </table:table-cell>
              <table:table-cell office:value-type="float" office:value="4.3053">
                <text:p>4.3053</text:p>
              </table:table-cell>
              <table:table-cell office:value-type="float" office:value="4.3053">
                <text:p>4.30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">
                <text:p>2000.7</text:p>
              </table:table-cell>
              <table:table-cell office:value-type="float" office:value="4.5556">
                <text:p>4.5556</text:p>
              </table:table-cell>
              <table:table-cell office:value-type="float" office:value="4.2984">
                <text:p>4.2984</text:p>
              </table:table-cell>
              <table:table-cell office:value-type="float" office:value="4.541">
                <text:p>4.541</text:p>
              </table:table-cell>
              <table:table-cell office:value-type="float" office:value="4.4319">
                <text:p>4.4319</text:p>
              </table:table-cell>
              <table:table-cell office:value-type="float" office:value="4.2984">
                <text:p>4.2984</text:p>
              </table:table-cell>
              <table:table-cell office:value-type="float" office:value="4.2984">
                <text:p>4.29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">
                <text:p>2010.7</text:p>
              </table:table-cell>
              <table:table-cell office:value-type="float" office:value="4.5518">
                <text:p>4.5518</text:p>
              </table:table-cell>
              <table:table-cell office:value-type="float" office:value="4.2915">
                <text:p>4.2915</text:p>
              </table:table-cell>
              <table:table-cell office:value-type="float" office:value="4.5375">
                <text:p>4.5375</text:p>
              </table:table-cell>
              <table:table-cell office:value-type="float" office:value="4.4276">
                <text:p>4.4276</text:p>
              </table:table-cell>
              <table:table-cell office:value-type="float" office:value="4.2922">
                <text:p>4.2922</text:p>
              </table:table-cell>
              <table:table-cell office:value-type="float" office:value="4.2915">
                <text:p>4.29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">
                <text:p>2020.7</text:p>
              </table:table-cell>
              <table:table-cell office:value-type="float" office:value="4.5479">
                <text:p>4.5479</text:p>
              </table:table-cell>
              <table:table-cell office:value-type="float" office:value="4.2845">
                <text:p>4.2845</text:p>
              </table:table-cell>
              <table:table-cell office:value-type="float" office:value="4.5341">
                <text:p>4.5341</text:p>
              </table:table-cell>
              <table:table-cell office:value-type="float" office:value="4.4233">
                <text:p>4.4233</text:p>
              </table:table-cell>
              <table:table-cell office:value-type="float" office:value="4.2863">
                <text:p>4.2863</text:p>
              </table:table-cell>
              <table:table-cell office:value-type="float" office:value="4.2845">
                <text:p>4.28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">
                <text:p>2030.7</text:p>
              </table:table-cell>
              <table:table-cell office:value-type="float" office:value="4.544">
                <text:p>4.544</text:p>
              </table:table-cell>
              <table:table-cell office:value-type="float" office:value="4.2774">
                <text:p>4.2774</text:p>
              </table:table-cell>
              <table:table-cell office:value-type="float" office:value="4.5307">
                <text:p>4.5307</text:p>
              </table:table-cell>
              <table:table-cell office:value-type="float" office:value="4.419">
                <text:p>4.419</text:p>
              </table:table-cell>
              <table:table-cell office:value-type="float" office:value="4.2807">
                <text:p>4.2807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">
                <text:p>2040.7</text:p>
              </table:table-cell>
              <table:table-cell office:value-type="float" office:value="4.54">
                <text:p>4.54</text:p>
              </table:table-cell>
              <table:table-cell office:value-type="float" office:value="4.2703">
                <text:p>4.2703</text:p>
              </table:table-cell>
              <table:table-cell office:value-type="float" office:value="4.5272">
                <text:p>4.5272</text:p>
              </table:table-cell>
              <table:table-cell office:value-type="float" office:value="4.4146">
                <text:p>4.4146</text:p>
              </table:table-cell>
              <table:table-cell office:value-type="float" office:value="4.275">
                <text:p>4.275</text:p>
              </table:table-cell>
              <table:table-cell office:value-type="float" office:value="4.2703">
                <text:p>4.27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">
                <text:p>2050.7</text:p>
              </table:table-cell>
              <table:table-cell office:value-type="float" office:value="4.5361">
                <text:p>4.5361</text:p>
              </table:table-cell>
              <table:table-cell office:value-type="float" office:value="4.2631">
                <text:p>4.2631</text:p>
              </table:table-cell>
              <table:table-cell office:value-type="float" office:value="4.5238">
                <text:p>4.5238</text:p>
              </table:table-cell>
              <table:table-cell office:value-type="float" office:value="4.4102">
                <text:p>4.4102</text:p>
              </table:table-cell>
              <table:table-cell office:value-type="float" office:value="4.2693">
                <text:p>4.2693</text:p>
              </table:table-cell>
              <table:table-cell office:value-type="float" office:value="4.2631">
                <text:p>4.26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">
                <text:p>2060.7</text:p>
              </table:table-cell>
              <table:table-cell office:value-type="float" office:value="4.5321">
                <text:p>4.5321</text:p>
              </table:table-cell>
              <table:table-cell office:value-type="float" office:value="4.2558">
                <text:p>4.2558</text:p>
              </table:table-cell>
              <table:table-cell office:value-type="float" office:value="4.5203">
                <text:p>4.5203</text:p>
              </table:table-cell>
              <table:table-cell office:value-type="float" office:value="4.4059">
                <text:p>4.4059</text:p>
              </table:table-cell>
              <table:table-cell office:value-type="float" office:value="4.2636">
                <text:p>4.2636</text:p>
              </table:table-cell>
              <table:table-cell office:value-type="float" office:value="4.2558">
                <text:p>4.25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">
                <text:p>2070.7</text:p>
              </table:table-cell>
              <table:table-cell office:value-type="float" office:value="4.5281">
                <text:p>4.5281</text:p>
              </table:table-cell>
              <table:table-cell office:value-type="float" office:value="4.2485">
                <text:p>4.2485</text:p>
              </table:table-cell>
              <table:table-cell office:value-type="float" office:value="4.5168">
                <text:p>4.5168</text:p>
              </table:table-cell>
              <table:table-cell office:value-type="float" office:value="4.4015">
                <text:p>4.4015</text:p>
              </table:table-cell>
              <table:table-cell office:value-type="float" office:value="4.2578">
                <text:p>4.2578</text:p>
              </table:table-cell>
              <table:table-cell office:value-type="float" office:value="4.2485">
                <text:p>4.24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">
                <text:p>2080.7</text:p>
              </table:table-cell>
              <table:table-cell office:value-type="float" office:value="4.5241">
                <text:p>4.5241</text:p>
              </table:table-cell>
              <table:table-cell office:value-type="float" office:value="4.2411">
                <text:p>4.2411</text:p>
              </table:table-cell>
              <table:table-cell office:value-type="float" office:value="4.5134">
                <text:p>4.5134</text:p>
              </table:table-cell>
              <table:table-cell office:value-type="float" office:value="4.3971">
                <text:p>4.3971</text:p>
              </table:table-cell>
              <table:table-cell office:value-type="float" office:value="4.252">
                <text:p>4.252</text:p>
              </table:table-cell>
              <table:table-cell office:value-type="float" office:value="4.2411">
                <text:p>4.24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">
                <text:p>2090.7</text:p>
              </table:table-cell>
              <table:table-cell office:value-type="float" office:value="4.52">
                <text:p>4.52</text:p>
              </table:table-cell>
              <table:table-cell office:value-type="float" office:value="4.2336">
                <text:p>4.2336</text:p>
              </table:table-cell>
              <table:table-cell office:value-type="float" office:value="4.5099">
                <text:p>4.5099</text:p>
              </table:table-cell>
              <table:table-cell office:value-type="float" office:value="4.3926">
                <text:p>4.3926</text:p>
              </table:table-cell>
              <table:table-cell office:value-type="float" office:value="4.2462">
                <text:p>4.2462</text:p>
              </table:table-cell>
              <table:table-cell office:value-type="float" office:value="4.2336">
                <text:p>4.23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">
                <text:p>2100.7</text:p>
              </table:table-cell>
              <table:table-cell office:value-type="float" office:value="4.516">
                <text:p>4.516</text:p>
              </table:table-cell>
              <table:table-cell office:value-type="float" office:value="4.226">
                <text:p>4.226</text:p>
              </table:table-cell>
              <table:table-cell office:value-type="float" office:value="4.5064">
                <text:p>4.5064</text:p>
              </table:table-cell>
              <table:table-cell office:value-type="float" office:value="4.3882">
                <text:p>4.3882</text:p>
              </table:table-cell>
              <table:table-cell office:value-type="float" office:value="4.2403">
                <text:p>4.2403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">
                <text:p>2110.7</text:p>
              </table:table-cell>
              <table:table-cell office:value-type="float" office:value="4.5119">
                <text:p>4.5119</text:p>
              </table:table-cell>
              <table:table-cell office:value-type="float" office:value="4.2184">
                <text:p>4.2184</text:p>
              </table:table-cell>
              <table:table-cell office:value-type="float" office:value="4.5029">
                <text:p>4.5029</text:p>
              </table:table-cell>
              <table:table-cell office:value-type="float" office:value="4.3837">
                <text:p>4.3837</text:p>
              </table:table-cell>
              <table:table-cell office:value-type="float" office:value="4.2344">
                <text:p>4.2344</text:p>
              </table:table-cell>
              <table:table-cell office:value-type="float" office:value="4.2184">
                <text:p>4.21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">
                <text:p>2120.7</text:p>
              </table:table-cell>
              <table:table-cell office:value-type="float" office:value="4.5078">
                <text:p>4.5078</text:p>
              </table:table-cell>
              <table:table-cell office:value-type="float" office:value="4.2106">
                <text:p>4.2106</text:p>
              </table:table-cell>
              <table:table-cell office:value-type="float" office:value="4.4994">
                <text:p>4.4994</text:p>
              </table:table-cell>
              <table:table-cell office:value-type="float" office:value="4.3792">
                <text:p>4.3792</text:p>
              </table:table-cell>
              <table:table-cell office:value-type="float" office:value="4.2284">
                <text:p>4.2284</text:p>
              </table:table-cell>
              <table:table-cell office:value-type="float" office:value="4.2106">
                <text:p>4.21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">
                <text:p>2130.7</text:p>
              </table:table-cell>
              <table:table-cell office:value-type="float" office:value="4.5037">
                <text:p>4.5037</text:p>
              </table:table-cell>
              <table:table-cell office:value-type="float" office:value="4.2028">
                <text:p>4.2028</text:p>
              </table:table-cell>
              <table:table-cell office:value-type="float" office:value="4.4958">
                <text:p>4.4958</text:p>
              </table:table-cell>
              <table:table-cell office:value-type="float" office:value="4.3747">
                <text:p>4.3747</text:p>
              </table:table-cell>
              <table:table-cell office:value-type="float" office:value="4.2224">
                <text:p>4.2224</text:p>
              </table:table-cell>
              <table:table-cell office:value-type="float" office:value="4.2028">
                <text:p>4.2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">
                <text:p>2140.7</text:p>
              </table:table-cell>
              <table:table-cell office:value-type="float" office:value="4.4995">
                <text:p>4.4995</text:p>
              </table:table-cell>
              <table:table-cell office:value-type="float" office:value="4.195">
                <text:p>4.195</text:p>
              </table:table-cell>
              <table:table-cell office:value-type="float" office:value="4.4923">
                <text:p>4.4923</text:p>
              </table:table-cell>
              <table:table-cell office:value-type="float" office:value="4.3702">
                <text:p>4.3702</text:p>
              </table:table-cell>
              <table:table-cell office:value-type="float" office:value="4.2164">
                <text:p>4.2164</text:p>
              </table:table-cell>
              <table:table-cell office:value-type="float" office:value="4.195">
                <text:p>4.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">
                <text:p>2150.7</text:p>
              </table:table-cell>
              <table:table-cell office:value-type="float" office:value="4.4953">
                <text:p>4.4953</text:p>
              </table:table-cell>
              <table:table-cell office:value-type="float" office:value="4.187">
                <text:p>4.187</text:p>
              </table:table-cell>
              <table:table-cell office:value-type="float" office:value="4.4888">
                <text:p>4.4888</text:p>
              </table:table-cell>
              <table:table-cell office:value-type="float" office:value="4.3656">
                <text:p>4.3656</text:p>
              </table:table-cell>
              <table:table-cell office:value-type="float" office:value="4.2103">
                <text:p>4.2103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">
                <text:p>2160.7</text:p>
              </table:table-cell>
              <table:table-cell office:value-type="float" office:value="4.4911">
                <text:p>4.4911</text:p>
              </table:table-cell>
              <table:table-cell office:value-type="float" office:value="4.179">
                <text:p>4.179</text:p>
              </table:table-cell>
              <table:table-cell office:value-type="float" office:value="4.4852">
                <text:p>4.4852</text:p>
              </table:table-cell>
              <table:table-cell office:value-type="float" office:value="4.3611">
                <text:p>4.3611</text:p>
              </table:table-cell>
              <table:table-cell office:value-type="float" office:value="4.2042">
                <text:p>4.2042</text:p>
              </table:table-cell>
              <table:table-cell office:value-type="float" office:value="4.179">
                <text:p>4.1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">
                <text:p>2170.7</text:p>
              </table:table-cell>
              <table:table-cell office:value-type="float" office:value="4.4869">
                <text:p>4.4869</text:p>
              </table:table-cell>
              <table:table-cell office:value-type="float" office:value="4.1708">
                <text:p>4.1708</text:p>
              </table:table-cell>
              <table:table-cell office:value-type="float" office:value="4.4817">
                <text:p>4.4817</text:p>
              </table:table-cell>
              <table:table-cell office:value-type="float" office:value="4.3565">
                <text:p>4.3565</text:p>
              </table:table-cell>
              <table:table-cell office:value-type="float" office:value="4.198">
                <text:p>4.198</text:p>
              </table:table-cell>
              <table:table-cell office:value-type="float" office:value="4.1708">
                <text:p>4.17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">
                <text:p>2180.7</text:p>
              </table:table-cell>
              <table:table-cell office:value-type="float" office:value="4.4826">
                <text:p>4.4826</text:p>
              </table:table-cell>
              <table:table-cell office:value-type="float" office:value="4.1626">
                <text:p>4.1626</text:p>
              </table:table-cell>
              <table:table-cell office:value-type="float" office:value="4.4781">
                <text:p>4.4781</text:p>
              </table:table-cell>
              <table:table-cell office:value-type="float" office:value="4.3519">
                <text:p>4.3519</text:p>
              </table:table-cell>
              <table:table-cell office:value-type="float" office:value="4.1918">
                <text:p>4.1918</text:p>
              </table:table-cell>
              <table:table-cell office:value-type="float" office:value="4.1626">
                <text:p>4.16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">
                <text:p>2190.7</text:p>
              </table:table-cell>
              <table:table-cell office:value-type="float" office:value="4.4784">
                <text:p>4.4784</text:p>
              </table:table-cell>
              <table:table-cell office:value-type="float" office:value="4.1543">
                <text:p>4.1543</text:p>
              </table:table-cell>
              <table:table-cell office:value-type="float" office:value="4.4745">
                <text:p>4.4745</text:p>
              </table:table-cell>
              <table:table-cell office:value-type="float" office:value="4.3472">
                <text:p>4.3472</text:p>
              </table:table-cell>
              <table:table-cell office:value-type="float" office:value="4.1855">
                <text:p>4.1855</text:p>
              </table:table-cell>
              <table:table-cell office:value-type="float" office:value="4.1543">
                <text:p>4.15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">
                <text:p>2200.7</text:p>
              </table:table-cell>
              <table:table-cell office:value-type="float" office:value="4.4741">
                <text:p>4.4741</text:p>
              </table:table-cell>
              <table:table-cell office:value-type="float" office:value="4.1459">
                <text:p>4.1459</text:p>
              </table:table-cell>
              <table:table-cell office:value-type="float" office:value="4.471">
                <text:p>4.471</text:p>
              </table:table-cell>
              <table:table-cell office:value-type="float" office:value="4.3426">
                <text:p>4.3426</text:p>
              </table:table-cell>
              <table:table-cell office:value-type="float" office:value="4.1792">
                <text:p>4.1792</text:p>
              </table:table-cell>
              <table:table-cell office:value-type="float" office:value="4.1459">
                <text:p>4.1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">
                <text:p>2210.7</text:p>
              </table:table-cell>
              <table:table-cell office:value-type="float" office:value="4.4697">
                <text:p>4.4697</text:p>
              </table:table-cell>
              <table:table-cell office:value-type="float" office:value="4.1374">
                <text:p>4.1374</text:p>
              </table:table-cell>
              <table:table-cell office:value-type="float" office:value="4.4674">
                <text:p>4.4674</text:p>
              </table:table-cell>
              <table:table-cell office:value-type="float" office:value="4.3379">
                <text:p>4.3379</text:p>
              </table:table-cell>
              <table:table-cell office:value-type="float" office:value="4.1729">
                <text:p>4.1729</text:p>
              </table:table-cell>
              <table:table-cell office:value-type="float" office:value="4.1374">
                <text:p>4.13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">
                <text:p>2220.7</text:p>
              </table:table-cell>
              <table:table-cell office:value-type="float" office:value="4.4654">
                <text:p>4.4654</text:p>
              </table:table-cell>
              <table:table-cell office:value-type="float" office:value="4.1288">
                <text:p>4.1288</text:p>
              </table:table-cell>
              <table:table-cell office:value-type="float" office:value="4.4638">
                <text:p>4.4638</text:p>
              </table:table-cell>
              <table:table-cell office:value-type="float" office:value="4.3332">
                <text:p>4.3332</text:p>
              </table:table-cell>
              <table:table-cell office:value-type="float" office:value="4.1665">
                <text:p>4.1665</text:p>
              </table:table-cell>
              <table:table-cell office:value-type="float" office:value="4.1288">
                <text:p>4.12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">
                <text:p>2230.7</text:p>
              </table:table-cell>
              <table:table-cell office:value-type="float" office:value="4.461">
                <text:p>4.461</text:p>
              </table:table-cell>
              <table:table-cell office:value-type="float" office:value="4.1201">
                <text:p>4.1201</text:p>
              </table:table-cell>
              <table:table-cell office:value-type="float" office:value="4.4602">
                <text:p>4.4602</text:p>
              </table:table-cell>
              <table:table-cell office:value-type="float" office:value="4.3285">
                <text:p>4.3285</text:p>
              </table:table-cell>
              <table:table-cell office:value-type="float" office:value="4.1601">
                <text:p>4.1601</text:p>
              </table:table-cell>
              <table:table-cell office:value-type="float" office:value="4.1201">
                <text:p>4.12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">
                <text:p>2240.7</text:p>
              </table:table-cell>
              <table:table-cell office:value-type="float" office:value="4.4566">
                <text:p>4.4566</text:p>
              </table:table-cell>
              <table:table-cell office:value-type="float" office:value="4.1112">
                <text:p>4.1112</text:p>
              </table:table-cell>
              <table:table-cell office:value-type="float" office:value="4.4566">
                <text:p>4.4566</text:p>
              </table:table-cell>
              <table:table-cell office:value-type="float" office:value="4.3238">
                <text:p>4.3238</text:p>
              </table:table-cell>
              <table:table-cell office:value-type="float" office:value="4.1536">
                <text:p>4.1536</text:p>
              </table:table-cell>
              <table:table-cell office:value-type="float" office:value="4.1112">
                <text:p>4.1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">
                <text:p>2250.7</text:p>
              </table:table-cell>
              <table:table-cell office:value-type="float" office:value="4.4522">
                <text:p>4.4522</text:p>
              </table:table-cell>
              <table:table-cell office:value-type="float" office:value="4.1023">
                <text:p>4.1023</text:p>
              </table:table-cell>
              <table:table-cell office:value-type="float" office:value="4.4529">
                <text:p>4.4529</text:p>
              </table:table-cell>
              <table:table-cell office:value-type="float" office:value="4.3191">
                <text:p>4.3191</text:p>
              </table:table-cell>
              <table:table-cell office:value-type="float" office:value="4.1471">
                <text:p>4.1471</text:p>
              </table:table-cell>
              <table:table-cell office:value-type="float" office:value="4.1023">
                <text:p>4.10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">
                <text:p>2260.7</text:p>
              </table:table-cell>
              <table:table-cell office:value-type="float" office:value="4.4477">
                <text:p>4.4477</text:p>
              </table:table-cell>
              <table:table-cell office:value-type="float" office:value="4.0933">
                <text:p>4.0933</text:p>
              </table:table-cell>
              <table:table-cell office:value-type="float" office:value="4.4493">
                <text:p>4.4493</text:p>
              </table:table-cell>
              <table:table-cell office:value-type="float" office:value="4.3143">
                <text:p>4.3143</text:p>
              </table:table-cell>
              <table:table-cell office:value-type="float" office:value="4.1405">
                <text:p>4.1405</text:p>
              </table:table-cell>
              <table:table-cell office:value-type="float" office:value="4.0933">
                <text:p>4.09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">
                <text:p>2270.7</text:p>
              </table:table-cell>
              <table:table-cell office:value-type="float" office:value="4.4432">
                <text:p>4.4432</text:p>
              </table:table-cell>
              <table:table-cell office:value-type="float" office:value="4.0842">
                <text:p>4.0842</text:p>
              </table:table-cell>
              <table:table-cell office:value-type="float" office:value="4.4457">
                <text:p>4.4457</text:p>
              </table:table-cell>
              <table:table-cell office:value-type="float" office:value="4.3095">
                <text:p>4.3095</text:p>
              </table:table-cell>
              <table:table-cell office:value-type="float" office:value="4.1338">
                <text:p>4.1338</text:p>
              </table:table-cell>
              <table:table-cell office:value-type="float" office:value="4.0842">
                <text:p>4.08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">
                <text:p>2280.7</text:p>
              </table:table-cell>
              <table:table-cell office:value-type="float" office:value="4.4387">
                <text:p>4.4387</text:p>
              </table:table-cell>
              <table:table-cell office:value-type="float" office:value="4.075">
                <text:p>4.075</text:p>
              </table:table-cell>
              <table:table-cell office:value-type="float" office:value="4.442">
                <text:p>4.442</text:p>
              </table:table-cell>
              <table:table-cell office:value-type="float" office:value="4.3047">
                <text:p>4.3047</text:p>
              </table:table-cell>
              <table:table-cell office:value-type="float" office:value="4.1272">
                <text:p>4.1272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">
                <text:p>2290.7</text:p>
              </table:table-cell>
              <table:table-cell office:value-type="float" office:value="4.4342">
                <text:p>4.4342</text:p>
              </table:table-cell>
              <table:table-cell office:value-type="float" office:value="4.0656">
                <text:p>4.0656</text:p>
              </table:table-cell>
              <table:table-cell office:value-type="float" office:value="4.4384">
                <text:p>4.4384</text:p>
              </table:table-cell>
              <table:table-cell office:value-type="float" office:value="4.2999">
                <text:p>4.2999</text:p>
              </table:table-cell>
              <table:table-cell office:value-type="float" office:value="4.1204">
                <text:p>4.1204</text:p>
              </table:table-cell>
              <table:table-cell office:value-type="float" office:value="4.0656">
                <text:p>4.06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">
                <text:p>2300.7</text:p>
              </table:table-cell>
              <table:table-cell office:value-type="float" office:value="4.4296">
                <text:p>4.4296</text:p>
              </table:table-cell>
              <table:table-cell office:value-type="float" office:value="4.0561">
                <text:p>4.0561</text:p>
              </table:table-cell>
              <table:table-cell office:value-type="float" office:value="4.4347">
                <text:p>4.4347</text:p>
              </table:table-cell>
              <table:table-cell office:value-type="float" office:value="4.295">
                <text:p>4.295</text:p>
              </table:table-cell>
              <table:table-cell office:value-type="float" office:value="4.1137">
                <text:p>4.1137</text:p>
              </table:table-cell>
              <table:table-cell office:value-type="float" office:value="4.0561">
                <text:p>4.05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">
                <text:p>2310.7</text:p>
              </table:table-cell>
              <table:table-cell office:value-type="float" office:value="4.425">
                <text:p>4.425</text:p>
              </table:table-cell>
              <table:table-cell office:value-type="float" office:value="4.0465">
                <text:p>4.0465</text:p>
              </table:table-cell>
              <table:table-cell office:value-type="float" office:value="4.431">
                <text:p>4.431</text:p>
              </table:table-cell>
              <table:table-cell office:value-type="float" office:value="4.2901">
                <text:p>4.2901</text:p>
              </table:table-cell>
              <table:table-cell office:value-type="float" office:value="4.1068">
                <text:p>4.1068</text:p>
              </table:table-cell>
              <table:table-cell office:value-type="float" office:value="4.0465">
                <text:p>4.04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">
                <text:p>2320.7</text:p>
              </table:table-cell>
              <table:table-cell office:value-type="float" office:value="4.4204">
                <text:p>4.4204</text:p>
              </table:table-cell>
              <table:table-cell office:value-type="float" office:value="4.0368">
                <text:p>4.0368</text:p>
              </table:table-cell>
              <table:table-cell office:value-type="float" office:value="4.4274">
                <text:p>4.4274</text:p>
              </table:table-cell>
              <table:table-cell office:value-type="float" office:value="4.2852">
                <text:p>4.2852</text:p>
              </table:table-cell>
              <table:table-cell office:value-type="float" office:value="4.0999">
                <text:p>4.0999</text:p>
              </table:table-cell>
              <table:table-cell office:value-type="float" office:value="4.0368">
                <text:p>4.03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">
                <text:p>2330.7</text:p>
              </table:table-cell>
              <table:table-cell office:value-type="float" office:value="4.4157">
                <text:p>4.4157</text:p>
              </table:table-cell>
              <table:table-cell office:value-type="float" office:value="4.027">
                <text:p>4.027</text:p>
              </table:table-cell>
              <table:table-cell office:value-type="float" office:value="4.4237">
                <text:p>4.4237</text:p>
              </table:table-cell>
              <table:table-cell office:value-type="float" office:value="4.2803">
                <text:p>4.2803</text:p>
              </table:table-cell>
              <table:table-cell office:value-type="float" office:value="4.093">
                <text:p>4.093</text:p>
              </table:table-cell>
              <table:table-cell office:value-type="float" office:value="4.027">
                <text:p>4.0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">
                <text:p>2340.7</text:p>
              </table:table-cell>
              <table:table-cell office:value-type="float" office:value="4.411">
                <text:p>4.411</text:p>
              </table:table-cell>
              <table:table-cell office:value-type="float" office:value="4.017">
                <text:p>4.017</text:p>
              </table:table-cell>
              <table:table-cell office:value-type="float" office:value="4.42">
                <text:p>4.42</text:p>
              </table:table-cell>
              <table:table-cell office:value-type="float" office:value="4.2754">
                <text:p>4.2754</text:p>
              </table:table-cell>
              <table:table-cell office:value-type="float" office:value="4.086">
                <text:p>4.086</text:p>
              </table:table-cell>
              <table:table-cell office:value-type="float" office:value="4.017">
                <text:p>4.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">
                <text:p>2350.7</text:p>
              </table:table-cell>
              <table:table-cell office:value-type="float" office:value="4.4063">
                <text:p>4.4063</text:p>
              </table:table-cell>
              <table:table-cell office:value-type="float" office:value="4.0069">
                <text:p>4.0069</text:p>
              </table:table-cell>
              <table:table-cell office:value-type="float" office:value="4.4163">
                <text:p>4.4163</text:p>
              </table:table-cell>
              <table:table-cell office:value-type="float" office:value="4.2704">
                <text:p>4.2704</text:p>
              </table:table-cell>
              <table:table-cell office:value-type="float" office:value="4.0789">
                <text:p>4.0789</text:p>
              </table:table-cell>
              <table:table-cell office:value-type="float" office:value="4.0069">
                <text:p>4.00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">
                <text:p>2360.7</text:p>
              </table:table-cell>
              <table:table-cell office:value-type="float" office:value="4.4015">
                <text:p>4.4015</text:p>
              </table:table-cell>
              <table:table-cell office:value-type="float" office:value="3.9966">
                <text:p>3.9966</text:p>
              </table:table-cell>
              <table:table-cell office:value-type="float" office:value="4.4126">
                <text:p>4.4126</text:p>
              </table:table-cell>
              <table:table-cell office:value-type="float" office:value="4.2654">
                <text:p>4.2654</text:p>
              </table:table-cell>
              <table:table-cell office:value-type="float" office:value="4.0718">
                <text:p>4.0718</text:p>
              </table:table-cell>
              <table:table-cell office:value-type="float" office:value="3.9966">
                <text:p>3.99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">
                <text:p>2370.7</text:p>
              </table:table-cell>
              <table:table-cell office:value-type="float" office:value="4.3968">
                <text:p>4.3968</text:p>
              </table:table-cell>
              <table:table-cell office:value-type="float" office:value="3.9862">
                <text:p>3.9862</text:p>
              </table:table-cell>
              <table:table-cell office:value-type="float" office:value="4.4088">
                <text:p>4.4088</text:p>
              </table:table-cell>
              <table:table-cell office:value-type="float" office:value="4.2604">
                <text:p>4.2604</text:p>
              </table:table-cell>
              <table:table-cell office:value-type="float" office:value="4.0647">
                <text:p>4.0647</text:p>
              </table:table-cell>
              <table:table-cell office:value-type="float" office:value="3.9862">
                <text:p>3.98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">
                <text:p>2380.7</text:p>
              </table:table-cell>
              <table:table-cell office:value-type="float" office:value="4.392">
                <text:p>4.392</text:p>
              </table:table-cell>
              <table:table-cell office:value-type="float" office:value="3.9757">
                <text:p>3.9757</text:p>
              </table:table-cell>
              <table:table-cell office:value-type="float" office:value="4.4051">
                <text:p>4.4051</text:p>
              </table:table-cell>
              <table:table-cell office:value-type="float" office:value="4.2554">
                <text:p>4.2554</text:p>
              </table:table-cell>
              <table:table-cell office:value-type="float" office:value="4.0574">
                <text:p>4.0574</text:p>
              </table:table-cell>
              <table:table-cell office:value-type="float" office:value="3.9757">
                <text:p>3.97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">
                <text:p>2390.7</text:p>
              </table:table-cell>
              <table:table-cell office:value-type="float" office:value="4.3871">
                <text:p>4.3871</text:p>
              </table:table-cell>
              <table:table-cell office:value-type="float" office:value="3.965">
                <text:p>3.965</text:p>
              </table:table-cell>
              <table:table-cell office:value-type="float" office:value="4.4014">
                <text:p>4.4014</text:p>
              </table:table-cell>
              <table:table-cell office:value-type="float" office:value="4.2503">
                <text:p>4.2503</text:p>
              </table:table-cell>
              <table:table-cell office:value-type="float" office:value="4.0501">
                <text:p>4.0501</text:p>
              </table:table-cell>
              <table:table-cell office:value-type="float" office:value="3.965">
                <text:p>3.9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">
                <text:p>2400.7</text:p>
              </table:table-cell>
              <table:table-cell office:value-type="float" office:value="4.3822">
                <text:p>4.3822</text:p>
              </table:table-cell>
              <table:table-cell office:value-type="float" office:value="3.9541">
                <text:p>3.9541</text:p>
              </table:table-cell>
              <table:table-cell office:value-type="float" office:value="4.3976">
                <text:p>4.3976</text:p>
              </table:table-cell>
              <table:table-cell office:value-type="float" office:value="4.2452">
                <text:p>4.2452</text:p>
              </table:table-cell>
              <table:table-cell office:value-type="float" office:value="4.0428">
                <text:p>4.0428</text:p>
              </table:table-cell>
              <table:table-cell office:value-type="float" office:value="3.9541">
                <text:p>3.95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">
                <text:p>2410.7</text:p>
              </table:table-cell>
              <table:table-cell office:value-type="float" office:value="4.3773">
                <text:p>4.3773</text:p>
              </table:table-cell>
              <table:table-cell office:value-type="float" office:value="3.9431">
                <text:p>3.9431</text:p>
              </table:table-cell>
              <table:table-cell office:value-type="float" office:value="4.3939">
                <text:p>4.3939</text:p>
              </table:table-cell>
              <table:table-cell office:value-type="float" office:value="4.2401">
                <text:p>4.2401</text:p>
              </table:table-cell>
              <table:table-cell office:value-type="float" office:value="4.0354">
                <text:p>4.0354</text:p>
              </table:table-cell>
              <table:table-cell office:value-type="float" office:value="3.9431">
                <text:p>3.94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">
                <text:p>2420.7</text:p>
              </table:table-cell>
              <table:table-cell office:value-type="float" office:value="4.3724">
                <text:p>4.3724</text:p>
              </table:table-cell>
              <table:table-cell office:value-type="float" office:value="3.9319">
                <text:p>3.9319</text:p>
              </table:table-cell>
              <table:table-cell office:value-type="float" office:value="4.3901">
                <text:p>4.3901</text:p>
              </table:table-cell>
              <table:table-cell office:value-type="float" office:value="4.235">
                <text:p>4.235</text:p>
              </table:table-cell>
              <table:table-cell office:value-type="float" office:value="4.0279">
                <text:p>4.0279</text:p>
              </table:table-cell>
              <table:table-cell office:value-type="float" office:value="3.9319">
                <text:p>3.93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">
                <text:p>2430.7</text:p>
              </table:table-cell>
              <table:table-cell office:value-type="float" office:value="4.3674">
                <text:p>4.3674</text:p>
              </table:table-cell>
              <table:table-cell office:value-type="float" office:value="3.9206">
                <text:p>3.9206</text:p>
              </table:table-cell>
              <table:table-cell office:value-type="float" office:value="4.3863">
                <text:p>4.3863</text:p>
              </table:table-cell>
              <table:table-cell office:value-type="float" office:value="4.2298">
                <text:p>4.2298</text:p>
              </table:table-cell>
              <table:table-cell office:value-type="float" office:value="4.0203">
                <text:p>4.0203</text:p>
              </table:table-cell>
              <table:table-cell office:value-type="float" office:value="3.9206">
                <text:p>3.92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">
                <text:p>2440.7</text:p>
              </table:table-cell>
              <table:table-cell office:value-type="float" office:value="4.3624">
                <text:p>4.3624</text:p>
              </table:table-cell>
              <table:table-cell office:value-type="float" office:value="3.9091">
                <text:p>3.9091</text:p>
              </table:table-cell>
              <table:table-cell office:value-type="float" office:value="4.3825">
                <text:p>4.3825</text:p>
              </table:table-cell>
              <table:table-cell office:value-type="float" office:value="4.2246">
                <text:p>4.2246</text:p>
              </table:table-cell>
              <table:table-cell office:value-type="float" office:value="4.0127">
                <text:p>4.0127</text:p>
              </table:table-cell>
              <table:table-cell office:value-type="float" office:value="3.9091">
                <text:p>3.90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">
                <text:p>2450.7</text:p>
              </table:table-cell>
              <table:table-cell office:value-type="float" office:value="4.3574">
                <text:p>4.3574</text:p>
              </table:table-cell>
              <table:table-cell office:value-type="float" office:value="3.8974">
                <text:p>3.8974</text:p>
              </table:table-cell>
              <table:table-cell office:value-type="float" office:value="4.3788">
                <text:p>4.3788</text:p>
              </table:table-cell>
              <table:table-cell office:value-type="float" office:value="4.2194">
                <text:p>4.2194</text:p>
              </table:table-cell>
              <table:table-cell office:value-type="float" office:value="4.005">
                <text:p>4.005</text:p>
              </table:table-cell>
              <table:table-cell office:value-type="float" office:value="3.8974">
                <text:p>3.89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">
                <text:p>2460.7</text:p>
              </table:table-cell>
              <table:table-cell office:value-type="float" office:value="4.3523">
                <text:p>4.3523</text:p>
              </table:table-cell>
              <table:table-cell office:value-type="float" office:value="3.8855">
                <text:p>3.8855</text:p>
              </table:table-cell>
              <table:table-cell office:value-type="float" office:value="4.375">
                <text:p>4.375</text:p>
              </table:table-cell>
              <table:table-cell office:value-type="float" office:value="4.2142">
                <text:p>4.2142</text:p>
              </table:table-cell>
              <table:table-cell office:value-type="float" office:value="3.9973">
                <text:p>3.9973</text:p>
              </table:table-cell>
              <table:table-cell office:value-type="float" office:value="3.8855">
                <text:p>3.88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">
                <text:p>2470.7</text:p>
              </table:table-cell>
              <table:table-cell office:value-type="float" office:value="4.3472">
                <text:p>4.3472</text:p>
              </table:table-cell>
              <table:table-cell office:value-type="float" office:value="3.8734">
                <text:p>3.8734</text:p>
              </table:table-cell>
              <table:table-cell office:value-type="float" office:value="4.3712">
                <text:p>4.3712</text:p>
              </table:table-cell>
              <table:table-cell office:value-type="float" office:value="4.2089">
                <text:p>4.2089</text:p>
              </table:table-cell>
              <table:table-cell office:value-type="float" office:value="3.9895">
                <text:p>3.9895</text:p>
              </table:table-cell>
              <table:table-cell office:value-type="float" office:value="3.8734">
                <text:p>3.87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">
                <text:p>2480.7</text:p>
              </table:table-cell>
              <table:table-cell office:value-type="float" office:value="4.342">
                <text:p>4.342</text:p>
              </table:table-cell>
              <table:table-cell office:value-type="float" office:value="3.8611">
                <text:p>3.8611</text:p>
              </table:table-cell>
              <table:table-cell office:value-type="float" office:value="4.3673">
                <text:p>4.3673</text:p>
              </table:table-cell>
              <table:table-cell office:value-type="float" office:value="4.2036">
                <text:p>4.2036</text:p>
              </table:table-cell>
              <table:table-cell office:value-type="float" office:value="3.9816">
                <text:p>3.9816</text:p>
              </table:table-cell>
              <table:table-cell office:value-type="float" office:value="3.8611">
                <text:p>3.86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">
                <text:p>2490.7</text:p>
              </table:table-cell>
              <table:table-cell office:value-type="float" office:value="4.3368">
                <text:p>4.3368</text:p>
              </table:table-cell>
              <table:table-cell office:value-type="float" office:value="3.8486">
                <text:p>3.8486</text:p>
              </table:table-cell>
              <table:table-cell office:value-type="float" office:value="4.3635">
                <text:p>4.3635</text:p>
              </table:table-cell>
              <table:table-cell office:value-type="float" office:value="4.1983">
                <text:p>4.1983</text:p>
              </table:table-cell>
              <table:table-cell office:value-type="float" office:value="3.9736">
                <text:p>3.9736</text:p>
              </table:table-cell>
              <table:table-cell office:value-type="float" office:value="3.8486">
                <text:p>3.84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">
                <text:p>2500.7</text:p>
              </table:table-cell>
              <table:table-cell office:value-type="float" office:value="4.3316">
                <text:p>4.3316</text:p>
              </table:table-cell>
              <table:table-cell office:value-type="float" office:value="3.8359">
                <text:p>3.8359</text:p>
              </table:table-cell>
              <table:table-cell office:value-type="float" office:value="4.3597">
                <text:p>4.3597</text:p>
              </table:table-cell>
              <table:table-cell office:value-type="float" office:value="4.193">
                <text:p>4.193</text:p>
              </table:table-cell>
              <table:table-cell office:value-type="float" office:value="3.9656">
                <text:p>3.9656</text:p>
              </table:table-cell>
              <table:table-cell office:value-type="float" office:value="3.8359">
                <text:p>3.83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">
                <text:p>2510.7</text:p>
              </table:table-cell>
              <table:table-cell office:value-type="float" office:value="4.3264">
                <text:p>4.3264</text:p>
              </table:table-cell>
              <table:table-cell office:value-type="float" office:value="3.823">
                <text:p>3.823</text:p>
              </table:table-cell>
              <table:table-cell office:value-type="float" office:value="4.3558">
                <text:p>4.3558</text:p>
              </table:table-cell>
              <table:table-cell office:value-type="float" office:value="4.1876">
                <text:p>4.1876</text:p>
              </table:table-cell>
              <table:table-cell office:value-type="float" office:value="3.9575">
                <text:p>3.9575</text:p>
              </table:table-cell>
              <table:table-cell office:value-type="float" office:value="3.8238">
                <text:p>3.82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">
                <text:p>2520.7</text:p>
              </table:table-cell>
              <table:table-cell office:value-type="float" office:value="4.3211">
                <text:p>4.3211</text:p>
              </table:table-cell>
              <table:table-cell office:value-type="float" office:value="3.8098">
                <text:p>3.8098</text:p>
              </table:table-cell>
              <table:table-cell office:value-type="float" office:value="4.352">
                <text:p>4.352</text:p>
              </table:table-cell>
              <table:table-cell office:value-type="float" office:value="4.1822">
                <text:p>4.1822</text:p>
              </table:table-cell>
              <table:table-cell office:value-type="float" office:value="3.9493">
                <text:p>3.9493</text:p>
              </table:table-cell>
              <table:table-cell office:value-type="float" office:value="3.8124">
                <text:p>3.81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">
                <text:p>2530.7</text:p>
              </table:table-cell>
              <table:table-cell office:value-type="float" office:value="4.3157">
                <text:p>4.3157</text:p>
              </table:table-cell>
              <table:table-cell office:value-type="float" office:value="3.7965">
                <text:p>3.7965</text:p>
              </table:table-cell>
              <table:table-cell office:value-type="float" office:value="4.3481">
                <text:p>4.3481</text:p>
              </table:table-cell>
              <table:table-cell office:value-type="float" office:value="4.1768">
                <text:p>4.1768</text:p>
              </table:table-cell>
              <table:table-cell office:value-type="float" office:value="3.941">
                <text:p>3.941</text:p>
              </table:table-cell>
              <table:table-cell office:value-type="float" office:value="3.8014">
                <text:p>3.80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">
                <text:p>2540.7</text:p>
              </table:table-cell>
              <table:table-cell office:value-type="float" office:value="4.3103">
                <text:p>4.3103</text:p>
              </table:table-cell>
              <table:table-cell office:value-type="float" office:value="3.7828">
                <text:p>3.7828</text:p>
              </table:table-cell>
              <table:table-cell office:value-type="float" office:value="4.3443">
                <text:p>4.3443</text:p>
              </table:table-cell>
              <table:table-cell office:value-type="float" office:value="4.1714">
                <text:p>4.1714</text:p>
              </table:table-cell>
              <table:table-cell office:value-type="float" office:value="3.9327">
                <text:p>3.9327</text:p>
              </table:table-cell>
              <table:table-cell office:value-type="float" office:value="3.7905">
                <text:p>3.79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">
                <text:p>2550.7</text:p>
              </table:table-cell>
              <table:table-cell office:value-type="float" office:value="4.3049">
                <text:p>4.3049</text:p>
              </table:table-cell>
              <table:table-cell office:value-type="float" office:value="3.769">
                <text:p>3.769</text:p>
              </table:table-cell>
              <table:table-cell office:value-type="float" office:value="4.3404">
                <text:p>4.3404</text:p>
              </table:table-cell>
              <table:table-cell office:value-type="float" office:value="4.1659">
                <text:p>4.1659</text:p>
              </table:table-cell>
              <table:table-cell office:value-type="float" office:value="3.9242">
                <text:p>3.9242</text:p>
              </table:table-cell>
              <table:table-cell office:value-type="float" office:value="3.7796">
                <text:p>3.7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">
                <text:p>2560.7</text:p>
              </table:table-cell>
              <table:table-cell office:value-type="float" office:value="4.2995">
                <text:p>4.2995</text:p>
              </table:table-cell>
              <table:table-cell office:value-type="float" office:value="3.7548">
                <text:p>3.7548</text:p>
              </table:table-cell>
              <table:table-cell office:value-type="float" office:value="4.3365">
                <text:p>4.3365</text:p>
              </table:table-cell>
              <table:table-cell office:value-type="float" office:value="4.1604">
                <text:p>4.1604</text:p>
              </table:table-cell>
              <table:table-cell office:value-type="float" office:value="3.9157">
                <text:p>3.9157</text:p>
              </table:table-cell>
              <table:table-cell office:value-type="float" office:value="3.7687">
                <text:p>3.76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">
                <text:p>2570.7</text:p>
              </table:table-cell>
              <table:table-cell office:value-type="float" office:value="4.294">
                <text:p>4.294</text:p>
              </table:table-cell>
              <table:table-cell office:value-type="float" office:value="3.7404">
                <text:p>3.7404</text:p>
              </table:table-cell>
              <table:table-cell office:value-type="float" office:value="4.3326">
                <text:p>4.3326</text:p>
              </table:table-cell>
              <table:table-cell office:value-type="float" office:value="4.1549">
                <text:p>4.1549</text:p>
              </table:table-cell>
              <table:table-cell office:value-type="float" office:value="3.9071">
                <text:p>3.9071</text:p>
              </table:table-cell>
              <table:table-cell office:value-type="float" office:value="3.7576">
                <text:p>3.75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">
                <text:p>2580.7</text:p>
              </table:table-cell>
              <table:table-cell office:value-type="float" office:value="4.2884">
                <text:p>4.2884</text:p>
              </table:table-cell>
              <table:table-cell office:value-type="float" office:value="3.7257">
                <text:p>3.7257</text:p>
              </table:table-cell>
              <table:table-cell office:value-type="float" office:value="4.3287">
                <text:p>4.3287</text:p>
              </table:table-cell>
              <table:table-cell office:value-type="float" office:value="4.1493">
                <text:p>4.1493</text:p>
              </table:table-cell>
              <table:table-cell office:value-type="float" office:value="3.8984">
                <text:p>3.8984</text:p>
              </table:table-cell>
              <table:table-cell office:value-type="float" office:value="3.7464">
                <text:p>3.7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">
                <text:p>2590.7</text:p>
              </table:table-cell>
              <table:table-cell office:value-type="float" office:value="4.2829">
                <text:p>4.2829</text:p>
              </table:table-cell>
              <table:table-cell office:value-type="float" office:value="3.7107">
                <text:p>3.7107</text:p>
              </table:table-cell>
              <table:table-cell office:value-type="float" office:value="4.3248">
                <text:p>4.3248</text:p>
              </table:table-cell>
              <table:table-cell office:value-type="float" office:value="4.1437">
                <text:p>4.1437</text:p>
              </table:table-cell>
              <table:table-cell office:value-type="float" office:value="3.8897">
                <text:p>3.8897</text:p>
              </table:table-cell>
              <table:table-cell office:value-type="float" office:value="3.7351">
                <text:p>3.73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">
                <text:p>2600.7</text:p>
              </table:table-cell>
              <table:table-cell office:value-type="float" office:value="4.2772">
                <text:p>4.2772</text:p>
              </table:table-cell>
              <table:table-cell office:value-type="float" office:value="3.6954">
                <text:p>3.6954</text:p>
              </table:table-cell>
              <table:table-cell office:value-type="float" office:value="4.3209">
                <text:p>4.3209</text:p>
              </table:table-cell>
              <table:table-cell office:value-type="float" office:value="4.1381">
                <text:p>4.1381</text:p>
              </table:table-cell>
              <table:table-cell office:value-type="float" office:value="3.8808">
                <text:p>3.8808</text:p>
              </table:table-cell>
              <table:table-cell office:value-type="float" office:value="3.7236">
                <text:p>3.72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">
                <text:p>2610.7</text:p>
              </table:table-cell>
              <table:table-cell office:value-type="float" office:value="4.2716">
                <text:p>4.2716</text:p>
              </table:table-cell>
              <table:table-cell office:value-type="float" office:value="3.6798">
                <text:p>3.6798</text:p>
              </table:table-cell>
              <table:table-cell office:value-type="float" office:value="4.3169">
                <text:p>4.3169</text:p>
              </table:table-cell>
              <table:table-cell office:value-type="float" office:value="4.1325">
                <text:p>4.1325</text:p>
              </table:table-cell>
              <table:table-cell office:value-type="float" office:value="3.8718">
                <text:p>3.8718</text:p>
              </table:table-cell>
              <table:table-cell office:value-type="float" office:value="3.712">
                <text:p>3.7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">
                <text:p>2620.7</text:p>
              </table:table-cell>
              <table:table-cell office:value-type="float" office:value="4.2659">
                <text:p>4.2659</text:p>
              </table:table-cell>
              <table:table-cell office:value-type="float" office:value="3.6639">
                <text:p>3.6639</text:p>
              </table:table-cell>
              <table:table-cell office:value-type="float" office:value="4.313">
                <text:p>4.313</text:p>
              </table:table-cell>
              <table:table-cell office:value-type="float" office:value="4.1268">
                <text:p>4.1268</text:p>
              </table:table-cell>
              <table:table-cell office:value-type="float" office:value="3.8628">
                <text:p>3.8628</text:p>
              </table:table-cell>
              <table:table-cell office:value-type="float" office:value="3.7002">
                <text:p>3.70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">
                <text:p>2630.7</text:p>
              </table:table-cell>
              <table:table-cell office:value-type="float" office:value="4.2601">
                <text:p>4.2601</text:p>
              </table:table-cell>
              <table:table-cell office:value-type="float" office:value="3.6476">
                <text:p>3.6476</text:p>
              </table:table-cell>
              <table:table-cell office:value-type="float" office:value="4.3091">
                <text:p>4.3091</text:p>
              </table:table-cell>
              <table:table-cell office:value-type="float" office:value="4.1211">
                <text:p>4.1211</text:p>
              </table:table-cell>
              <table:table-cell office:value-type="float" office:value="3.8536">
                <text:p>3.8536</text:p>
              </table:table-cell>
              <table:table-cell office:value-type="float" office:value="3.6882">
                <text:p>3.68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">
                <text:p>2640.7</text:p>
              </table:table-cell>
              <table:table-cell office:value-type="float" office:value="4.2543">
                <text:p>4.2543</text:p>
              </table:table-cell>
              <table:table-cell office:value-type="float" office:value="3.631">
                <text:p>3.631</text:p>
              </table:table-cell>
              <table:table-cell office:value-type="float" office:value="4.3051">
                <text:p>4.3051</text:p>
              </table:table-cell>
              <table:table-cell office:value-type="float" office:value="4.1154">
                <text:p>4.1154</text:p>
              </table:table-cell>
              <table:table-cell office:value-type="float" office:value="3.8444">
                <text:p>3.8444</text:p>
              </table:table-cell>
              <table:table-cell office:value-type="float" office:value="3.6761">
                <text:p>3.67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">
                <text:p>2650.7</text:p>
              </table:table-cell>
              <table:table-cell office:value-type="float" office:value="4.2484">
                <text:p>4.2484</text:p>
              </table:table-cell>
              <table:table-cell office:value-type="float" office:value="3.614">
                <text:p>3.614</text:p>
              </table:table-cell>
              <table:table-cell office:value-type="float" office:value="4.3011">
                <text:p>4.3011</text:p>
              </table:table-cell>
              <table:table-cell office:value-type="float" office:value="4.1096">
                <text:p>4.1096</text:p>
              </table:table-cell>
              <table:table-cell office:value-type="float" office:value="3.835">
                <text:p>3.835</text:p>
              </table:table-cell>
              <table:table-cell office:value-type="float" office:value="3.6637">
                <text:p>3.66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">
                <text:p>2660.7</text:p>
              </table:table-cell>
              <table:table-cell office:value-type="float" office:value="4.2426">
                <text:p>4.2426</text:p>
              </table:table-cell>
              <table:table-cell office:value-type="float" office:value="3.5966">
                <text:p>3.5966</text:p>
              </table:table-cell>
              <table:table-cell office:value-type="float" office:value="4.2972">
                <text:p>4.2972</text:p>
              </table:table-cell>
              <table:table-cell office:value-type="float" office:value="4.1038">
                <text:p>4.1038</text:p>
              </table:table-cell>
              <table:table-cell office:value-type="float" office:value="3.8255">
                <text:p>3.8255</text:p>
              </table:table-cell>
              <table:table-cell office:value-type="float" office:value="3.6512">
                <text:p>3.65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">
                <text:p>2670.7</text:p>
              </table:table-cell>
              <table:table-cell office:value-type="float" office:value="4.2366">
                <text:p>4.2366</text:p>
              </table:table-cell>
              <table:table-cell office:value-type="float" office:value="3.5788">
                <text:p>3.5788</text:p>
              </table:table-cell>
              <table:table-cell office:value-type="float" office:value="4.2932">
                <text:p>4.2932</text:p>
              </table:table-cell>
              <table:table-cell office:value-type="float" office:value="4.098">
                <text:p>4.098</text:p>
              </table:table-cell>
              <table:table-cell office:value-type="float" office:value="3.816">
                <text:p>3.816</text:p>
              </table:table-cell>
              <table:table-cell office:value-type="float" office:value="3.6385">
                <text:p>3.63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">
                <text:p>2680.7</text:p>
              </table:table-cell>
              <table:table-cell office:value-type="float" office:value="4.2306">
                <text:p>4.2306</text:p>
              </table:table-cell>
              <table:table-cell office:value-type="float" office:value="3.5606">
                <text:p>3.5606</text:p>
              </table:table-cell>
              <table:table-cell office:value-type="float" office:value="4.2892">
                <text:p>4.2892</text:p>
              </table:table-cell>
              <table:table-cell office:value-type="float" office:value="4.0921">
                <text:p>4.0921</text:p>
              </table:table-cell>
              <table:table-cell office:value-type="float" office:value="3.8063">
                <text:p>3.8063</text:p>
              </table:table-cell>
              <table:table-cell office:value-type="float" office:value="3.6256">
                <text:p>3.62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">
                <text:p>2690.7</text:p>
              </table:table-cell>
              <table:table-cell office:value-type="float" office:value="4.2246">
                <text:p>4.2246</text:p>
              </table:table-cell>
              <table:table-cell office:value-type="float" office:value="3.5419">
                <text:p>3.5419</text:p>
              </table:table-cell>
              <table:table-cell office:value-type="float" office:value="4.2852">
                <text:p>4.2852</text:p>
              </table:table-cell>
              <table:table-cell office:value-type="float" office:value="4.0862">
                <text:p>4.0862</text:p>
              </table:table-cell>
              <table:table-cell office:value-type="float" office:value="3.7965">
                <text:p>3.7965</text:p>
              </table:table-cell>
              <table:table-cell office:value-type="float" office:value="3.6124">
                <text:p>3.61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">
                <text:p>2700.7</text:p>
              </table:table-cell>
              <table:table-cell office:value-type="float" office:value="4.2185">
                <text:p>4.2185</text:p>
              </table:table-cell>
              <table:table-cell office:value-type="float" office:value="3.5228">
                <text:p>3.5228</text:p>
              </table:table-cell>
              <table:table-cell office:value-type="float" office:value="4.2812">
                <text:p>4.2812</text:p>
              </table:table-cell>
              <table:table-cell office:value-type="float" office:value="4.0803">
                <text:p>4.0803</text:p>
              </table:table-cell>
              <table:table-cell office:value-type="float" office:value="3.7866">
                <text:p>3.7866</text:p>
              </table:table-cell>
              <table:table-cell office:value-type="float" office:value="3.5991">
                <text:p>3.59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">
                <text:p>2710.7</text:p>
              </table:table-cell>
              <table:table-cell office:value-type="float" office:value="4.2123">
                <text:p>4.2123</text:p>
              </table:table-cell>
              <table:table-cell office:value-type="float" office:value="3.5032">
                <text:p>3.5032</text:p>
              </table:table-cell>
              <table:table-cell office:value-type="float" office:value="4.2772">
                <text:p>4.2772</text:p>
              </table:table-cell>
              <table:table-cell office:value-type="float" office:value="4.0743">
                <text:p>4.0743</text:p>
              </table:table-cell>
              <table:table-cell office:value-type="float" office:value="3.7766">
                <text:p>3.7766</text:p>
              </table:table-cell>
              <table:table-cell office:value-type="float" office:value="3.5855">
                <text:p>3.58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">
                <text:p>2720.7</text:p>
              </table:table-cell>
              <table:table-cell office:value-type="float" office:value="4.2061">
                <text:p>4.2061</text:p>
              </table:table-cell>
              <table:table-cell office:value-type="float" office:value="3.4831">
                <text:p>3.4831</text:p>
              </table:table-cell>
              <table:table-cell office:value-type="float" office:value="4.2732">
                <text:p>4.2732</text:p>
              </table:table-cell>
              <table:table-cell office:value-type="float" office:value="4.0684">
                <text:p>4.0684</text:p>
              </table:table-cell>
              <table:table-cell office:value-type="float" office:value="3.7665">
                <text:p>3.7665</text:p>
              </table:table-cell>
              <table:table-cell office:value-type="float" office:value="3.5717">
                <text:p>3.57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">
                <text:p>2730.7</text:p>
              </table:table-cell>
              <table:table-cell office:value-type="float" office:value="4.1999">
                <text:p>4.1999</text:p>
              </table:table-cell>
              <table:table-cell office:value-type="float" office:value="3.4625">
                <text:p>3.4625</text:p>
              </table:table-cell>
              <table:table-cell office:value-type="float" office:value="4.2691">
                <text:p>4.2691</text:p>
              </table:table-cell>
              <table:table-cell office:value-type="float" office:value="4.0623">
                <text:p>4.0623</text:p>
              </table:table-cell>
              <table:table-cell office:value-type="float" office:value="3.7562">
                <text:p>3.7562</text:p>
              </table:table-cell>
              <table:table-cell office:value-type="float" office:value="3.5576">
                <text:p>3.55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">
                <text:p>2740.7</text:p>
              </table:table-cell>
              <table:table-cell office:value-type="float" office:value="4.1936">
                <text:p>4.1936</text:p>
              </table:table-cell>
              <table:table-cell office:value-type="float" office:value="3.4413">
                <text:p>3.4413</text:p>
              </table:table-cell>
              <table:table-cell office:value-type="float" office:value="4.2651">
                <text:p>4.2651</text:p>
              </table:table-cell>
              <table:table-cell office:value-type="float" office:value="4.0563">
                <text:p>4.0563</text:p>
              </table:table-cell>
              <table:table-cell office:value-type="float" office:value="3.7458">
                <text:p>3.7458</text:p>
              </table:table-cell>
              <table:table-cell office:value-type="float" office:value="3.5434">
                <text:p>3.54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">
                <text:p>2750.7</text:p>
              </table:table-cell>
              <table:table-cell office:value-type="float" office:value="4.1872">
                <text:p>4.1872</text:p>
              </table:table-cell>
              <table:table-cell office:value-type="float" office:value="3.4195">
                <text:p>3.4195</text:p>
              </table:table-cell>
              <table:table-cell office:value-type="float" office:value="4.2611">
                <text:p>4.2611</text:p>
              </table:table-cell>
              <table:table-cell office:value-type="float" office:value="4.0502">
                <text:p>4.0502</text:p>
              </table:table-cell>
              <table:table-cell office:value-type="float" office:value="3.7353">
                <text:p>3.7353</text:p>
              </table:table-cell>
              <table:table-cell office:value-type="float" office:value="3.5288">
                <text:p>3.52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">
                <text:p>2760.7</text:p>
              </table:table-cell>
              <table:table-cell office:value-type="float" office:value="4.1808">
                <text:p>4.1808</text:p>
              </table:table-cell>
              <table:table-cell office:value-type="float" office:value="3.3971">
                <text:p>3.3971</text:p>
              </table:table-cell>
              <table:table-cell office:value-type="float" office:value="4.257">
                <text:p>4.257</text:p>
              </table:table-cell>
              <table:table-cell office:value-type="float" office:value="4.044">
                <text:p>4.044</text:p>
              </table:table-cell>
              <table:table-cell office:value-type="float" office:value="3.7246">
                <text:p>3.7246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">
                <text:p>2770.7</text:p>
              </table:table-cell>
              <table:table-cell office:value-type="float" office:value="4.1743">
                <text:p>4.1743</text:p>
              </table:table-cell>
              <table:table-cell office:value-type="float" office:value="3.3741">
                <text:p>3.3741</text:p>
              </table:table-cell>
              <table:table-cell office:value-type="float" office:value="4.2529">
                <text:p>4.2529</text:p>
              </table:table-cell>
              <table:table-cell office:value-type="float" office:value="4.0379">
                <text:p>4.0379</text:p>
              </table:table-cell>
              <table:table-cell office:value-type="float" office:value="3.7138">
                <text:p>3.7138</text:p>
              </table:table-cell>
              <table:table-cell office:value-type="float" office:value="3.4989">
                <text:p>3.49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">
                <text:p>2780.7</text:p>
              </table:table-cell>
              <table:table-cell office:value-type="float" office:value="4.1678">
                <text:p>4.1678</text:p>
              </table:table-cell>
              <table:table-cell office:value-type="float" office:value="3.3504">
                <text:p>3.3504</text:p>
              </table:table-cell>
              <table:table-cell office:value-type="float" office:value="4.2489">
                <text:p>4.2489</text:p>
              </table:table-cell>
              <table:table-cell office:value-type="float" office:value="4.0317">
                <text:p>4.0317</text:p>
              </table:table-cell>
              <table:table-cell office:value-type="float" office:value="3.7029">
                <text:p>3.7029</text:p>
              </table:table-cell>
              <table:table-cell office:value-type="float" office:value="3.4836">
                <text:p>3.48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">
                <text:p>2790.7</text:p>
              </table:table-cell>
              <table:table-cell office:value-type="float" office:value="4.1612">
                <text:p>4.1612</text:p>
              </table:table-cell>
              <table:table-cell office:value-type="float" office:value="3.326">
                <text:p>3.326</text:p>
              </table:table-cell>
              <table:table-cell office:value-type="float" office:value="4.2448">
                <text:p>4.2448</text:p>
              </table:table-cell>
              <table:table-cell office:value-type="float" office:value="4.0254">
                <text:p>4.0254</text:p>
              </table:table-cell>
              <table:table-cell office:value-type="float" office:value="3.6918">
                <text:p>3.6918</text:p>
              </table:table-cell>
              <table:table-cell office:value-type="float" office:value="3.4679">
                <text:p>3.46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">
                <text:p>2800.7</text:p>
              </table:table-cell>
              <table:table-cell office:value-type="float" office:value="4.1546">
                <text:p>4.1546</text:p>
              </table:table-cell>
              <table:table-cell office:value-type="float" office:value="3.3009">
                <text:p>3.3009</text:p>
              </table:table-cell>
              <table:table-cell office:value-type="float" office:value="4.2407">
                <text:p>4.2407</text:p>
              </table:table-cell>
              <table:table-cell office:value-type="float" office:value="4.0192">
                <text:p>4.0192</text:p>
              </table:table-cell>
              <table:table-cell office:value-type="float" office:value="3.6806">
                <text:p>3.6806</text:p>
              </table:table-cell>
              <table:table-cell office:value-type="float" office:value="3.4519">
                <text:p>3.45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">
                <text:p>2810.7</text:p>
              </table:table-cell>
              <table:table-cell office:value-type="float" office:value="4.1479">
                <text:p>4.1479</text:p>
              </table:table-cell>
              <table:table-cell office:value-type="float" office:value="3.2749">
                <text:p>3.2749</text:p>
              </table:table-cell>
              <table:table-cell office:value-type="float" office:value="4.2366">
                <text:p>4.2366</text:p>
              </table:table-cell>
              <table:table-cell office:value-type="float" office:value="4.0129">
                <text:p>4.0129</text:p>
              </table:table-cell>
              <table:table-cell office:value-type="float" office:value="3.6692">
                <text:p>3.6692</text:p>
              </table:table-cell>
              <table:table-cell office:value-type="float" office:value="3.4357">
                <text:p>3.43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">
                <text:p>2820.7</text:p>
              </table:table-cell>
              <table:table-cell office:value-type="float" office:value="4.1411">
                <text:p>4.1411</text:p>
              </table:table-cell>
              <table:table-cell office:value-type="float" office:value="3.2482">
                <text:p>3.2482</text:p>
              </table:table-cell>
              <table:table-cell office:value-type="float" office:value="4.2325">
                <text:p>4.2325</text:p>
              </table:table-cell>
              <table:table-cell office:value-type="float" office:value="4.0065">
                <text:p>4.0065</text:p>
              </table:table-cell>
              <table:table-cell office:value-type="float" office:value="3.6577">
                <text:p>3.6577</text:p>
              </table:table-cell>
              <table:table-cell office:value-type="float" office:value="3.4191">
                <text:p>3.41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">
                <text:p>2830.7</text:p>
              </table:table-cell>
              <table:table-cell office:value-type="float" office:value="4.1343">
                <text:p>4.1343</text:p>
              </table:table-cell>
              <table:table-cell office:value-type="float" office:value="3.2205">
                <text:p>3.2205</text:p>
              </table:table-cell>
              <table:table-cell office:value-type="float" office:value="4.2284">
                <text:p>4.2284</text:p>
              </table:table-cell>
              <table:table-cell office:value-type="float" office:value="4.0001">
                <text:p>4.0001</text:p>
              </table:table-cell>
              <table:table-cell office:value-type="float" office:value="3.646">
                <text:p>3.646</text:p>
              </table:table-cell>
              <table:table-cell office:value-type="float" office:value="3.4021">
                <text:p>3.40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">
                <text:p>2840.7</text:p>
              </table:table-cell>
              <table:table-cell office:value-type="float" office:value="4.1274">
                <text:p>4.1274</text:p>
              </table:table-cell>
              <table:table-cell office:value-type="float" office:value="3.192">
                <text:p>3.192</text:p>
              </table:table-cell>
              <table:table-cell office:value-type="float" office:value="4.2242">
                <text:p>4.2242</text:p>
              </table:table-cell>
              <table:table-cell office:value-type="float" office:value="3.9937">
                <text:p>3.9937</text:p>
              </table:table-cell>
              <table:table-cell office:value-type="float" office:value="3.6342">
                <text:p>3.6342</text:p>
              </table:table-cell>
              <table:table-cell office:value-type="float" office:value="3.3848">
                <text:p>3.38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">
                <text:p>2850.7</text:p>
              </table:table-cell>
              <table:table-cell office:value-type="float" office:value="4.1204">
                <text:p>4.1204</text:p>
              </table:table-cell>
              <table:table-cell office:value-type="float" office:value="3.1625">
                <text:p>3.1625</text:p>
              </table:table-cell>
              <table:table-cell office:value-type="float" office:value="4.2201">
                <text:p>4.2201</text:p>
              </table:table-cell>
              <table:table-cell office:value-type="float" office:value="3.9872">
                <text:p>3.9872</text:p>
              </table:table-cell>
              <table:table-cell office:value-type="float" office:value="3.6221">
                <text:p>3.6221</text:p>
              </table:table-cell>
              <table:table-cell office:value-type="float" office:value="3.3672">
                <text:p>3.36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">
                <text:p>2860.7</text:p>
              </table:table-cell>
              <table:table-cell office:value-type="float" office:value="4.1134">
                <text:p>4.1134</text:p>
              </table:table-cell>
              <table:table-cell office:value-type="float" office:value="3.1319">
                <text:p>3.1319</text:p>
              </table:table-cell>
              <table:table-cell office:value-type="float" office:value="4.216">
                <text:p>4.216</text:p>
              </table:table-cell>
              <table:table-cell office:value-type="float" office:value="3.9807">
                <text:p>3.9807</text:p>
              </table:table-cell>
              <table:table-cell office:value-type="float" office:value="3.6099">
                <text:p>3.6099</text:p>
              </table:table-cell>
              <table:table-cell office:value-type="float" office:value="3.3491">
                <text:p>3.34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">
                <text:p>2870.7</text:p>
              </table:table-cell>
              <table:table-cell office:value-type="float" office:value="4.1063">
                <text:p>4.1063</text:p>
              </table:table-cell>
              <table:table-cell office:value-type="float" office:value="3.1003">
                <text:p>3.1003</text:p>
              </table:table-cell>
              <table:table-cell office:value-type="float" office:value="4.2118">
                <text:p>4.2118</text:p>
              </table:table-cell>
              <table:table-cell office:value-type="float" office:value="3.9742">
                <text:p>3.9742</text:p>
              </table:table-cell>
              <table:table-cell office:value-type="float" office:value="3.5976">
                <text:p>3.5976</text:p>
              </table:table-cell>
              <table:table-cell office:value-type="float" office:value="3.3307">
                <text:p>3.33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">
                <text:p>2880.7</text:p>
              </table:table-cell>
              <table:table-cell office:value-type="float" office:value="4.0991">
                <text:p>4.0991</text:p>
              </table:table-cell>
              <table:table-cell office:value-type="float" office:value="3.0676">
                <text:p>3.0676</text:p>
              </table:table-cell>
              <table:table-cell office:value-type="float" office:value="4.2077">
                <text:p>4.2077</text:p>
              </table:table-cell>
              <table:table-cell office:value-type="float" office:value="3.9676">
                <text:p>3.9676</text:p>
              </table:table-cell>
              <table:table-cell office:value-type="float" office:value="3.585">
                <text:p>3.585</text:p>
              </table:table-cell>
              <table:table-cell office:value-type="float" office:value="3.3118">
                <text:p>3.31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">
                <text:p>2890.7</text:p>
              </table:table-cell>
              <table:table-cell office:value-type="float" office:value="4.0918">
                <text:p>4.0918</text:p>
              </table:table-cell>
              <table:table-cell office:value-type="float" office:value="3.0336">
                <text:p>3.0336</text:p>
              </table:table-cell>
              <table:table-cell office:value-type="float" office:value="4.2035">
                <text:p>4.2035</text:p>
              </table:table-cell>
              <table:table-cell office:value-type="float" office:value="3.961">
                <text:p>3.961</text:p>
              </table:table-cell>
              <table:table-cell office:value-type="float" office:value="3.5722">
                <text:p>3.5722</text:p>
              </table:table-cell>
              <table:table-cell office:value-type="float" office:value="3.2925">
                <text:p>3.29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">
                <text:p>2900.7</text:p>
              </table:table-cell>
              <table:table-cell office:value-type="float" office:value="4.0845">
                <text:p>4.0845</text:p>
              </table:table-cell>
              <table:table-cell office:value-type="float" office:value="2.9984">
                <text:p>2.9984</text:p>
              </table:table-cell>
              <table:table-cell office:value-type="float" office:value="4.1993">
                <text:p>4.1993</text:p>
              </table:table-cell>
              <table:table-cell office:value-type="float" office:value="3.9543">
                <text:p>3.9543</text:p>
              </table:table-cell>
              <table:table-cell office:value-type="float" office:value="3.5593">
                <text:p>3.5593</text:p>
              </table:table-cell>
              <table:table-cell office:value-type="float" office:value="3.2728">
                <text:p>3.27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">
                <text:p>2910.7</text:p>
              </table:table-cell>
              <table:table-cell office:value-type="float" office:value="4.0771">
                <text:p>4.0771</text:p>
              </table:table-cell>
              <table:table-cell office:value-type="float" office:value="2.9619">
                <text:p>2.9619</text:p>
              </table:table-cell>
              <table:table-cell office:value-type="float" office:value="4.1951">
                <text:p>4.1951</text:p>
              </table:table-cell>
              <table:table-cell office:value-type="float" office:value="3.9476">
                <text:p>3.9476</text:p>
              </table:table-cell>
              <table:table-cell office:value-type="float" office:value="3.5461">
                <text:p>3.5461</text:p>
              </table:table-cell>
              <table:table-cell office:value-type="float" office:value="3.2526">
                <text:p>3.25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">
                <text:p>2920.7</text:p>
              </table:table-cell>
              <table:table-cell office:value-type="float" office:value="4.0697">
                <text:p>4.0697</text:p>
              </table:table-cell>
              <table:table-cell office:value-type="float" office:value="2.9239">
                <text:p>2.9239</text:p>
              </table:table-cell>
              <table:table-cell office:value-type="float" office:value="4.1909">
                <text:p>4.1909</text:p>
              </table:table-cell>
              <table:table-cell office:value-type="float" office:value="3.9408">
                <text:p>3.9408</text:p>
              </table:table-cell>
              <table:table-cell office:value-type="float" office:value="3.5328">
                <text:p>3.5328</text:p>
              </table:table-cell>
              <table:table-cell office:value-type="float" office:value="3.2319">
                <text:p>3.23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">
                <text:p>2930.7</text:p>
              </table:table-cell>
              <table:table-cell office:value-type="float" office:value="4.0621">
                <text:p>4.0621</text:p>
              </table:table-cell>
              <table:table-cell office:value-type="float" office:value="2.8845">
                <text:p>2.8845</text:p>
              </table:table-cell>
              <table:table-cell office:value-type="float" office:value="4.1867">
                <text:p>4.1867</text:p>
              </table:table-cell>
              <table:table-cell office:value-type="float" office:value="3.934">
                <text:p>3.934</text:p>
              </table:table-cell>
              <table:table-cell office:value-type="float" office:value="3.5192">
                <text:p>3.5192</text:p>
              </table:table-cell>
              <table:table-cell office:value-type="float" office:value="3.2108">
                <text:p>3.21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">
                <text:p>2940.7</text:p>
              </table:table-cell>
              <table:table-cell office:value-type="float" office:value="4.0545">
                <text:p>4.0545</text:p>
              </table:table-cell>
              <table:table-cell office:value-type="float" office:value="2.8435">
                <text:p>2.8435</text:p>
              </table:table-cell>
              <table:table-cell office:value-type="float" office:value="4.1825">
                <text:p>4.1825</text:p>
              </table:table-cell>
              <table:table-cell office:value-type="float" office:value="3.9272">
                <text:p>3.9272</text:p>
              </table:table-cell>
              <table:table-cell office:value-type="float" office:value="3.5054">
                <text:p>3.5054</text:p>
              </table:table-cell>
              <table:table-cell office:value-type="float" office:value="3.1891">
                <text:p>3.18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">
                <text:p>2950.7</text:p>
              </table:table-cell>
              <table:table-cell office:value-type="float" office:value="4.0468">
                <text:p>4.0468</text:p>
              </table:table-cell>
              <table:table-cell office:value-type="float" office:value="2.8009">
                <text:p>2.8009</text:p>
              </table:table-cell>
              <table:table-cell office:value-type="float" office:value="4.1783">
                <text:p>4.1783</text:p>
              </table:table-cell>
              <table:table-cell office:value-type="float" office:value="3.9203">
                <text:p>3.9203</text:p>
              </table:table-cell>
              <table:table-cell office:value-type="float" office:value="3.4913">
                <text:p>3.4913</text:p>
              </table:table-cell>
              <table:table-cell office:value-type="float" office:value="3.1668">
                <text:p>3.16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">
                <text:p>2960.7</text:p>
              </table:table-cell>
              <table:table-cell office:value-type="float" office:value="4.039">
                <text:p>4.039</text:p>
              </table:table-cell>
              <table:table-cell office:value-type="float" office:value="2.7565">
                <text:p>2.7565</text:p>
              </table:table-cell>
              <table:table-cell office:value-type="float" office:value="4.1741">
                <text:p>4.1741</text:p>
              </table:table-cell>
              <table:table-cell office:value-type="float" office:value="3.9134">
                <text:p>3.9134</text:p>
              </table:table-cell>
              <table:table-cell office:value-type="float" office:value="3.4771">
                <text:p>3.4771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">
                <text:p>2970.7</text:p>
              </table:table-cell>
              <table:table-cell office:value-type="float" office:value="4.0311">
                <text:p>4.0311</text:p>
              </table:table-cell>
              <table:table-cell office:value-type="float" office:value="2.7104">
                <text:p>2.7104</text:p>
              </table:table-cell>
              <table:table-cell office:value-type="float" office:value="4.1699">
                <text:p>4.1699</text:p>
              </table:table-cell>
              <table:table-cell office:value-type="float" office:value="3.9064">
                <text:p>3.9064</text:p>
              </table:table-cell>
              <table:table-cell office:value-type="float" office:value="3.4625">
                <text:p>3.4625</text:p>
              </table:table-cell>
              <table:table-cell office:value-type="float" office:value="3.1205">
                <text:p>3.12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">
                <text:p>2980.7</text:p>
              </table:table-cell>
              <table:table-cell office:value-type="float" office:value="4.0232">
                <text:p>4.0232</text:p>
              </table:table-cell>
              <table:table-cell office:value-type="float" office:value="2.6624">
                <text:p>2.6624</text:p>
              </table:table-cell>
              <table:table-cell office:value-type="float" office:value="4.1656">
                <text:p>4.1656</text:p>
              </table:table-cell>
              <table:table-cell office:value-type="float" office:value="3.8994">
                <text:p>3.8994</text:p>
              </table:table-cell>
              <table:table-cell office:value-type="float" office:value="3.4478">
                <text:p>3.4478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">
                <text:p>2990.7</text:p>
              </table:table-cell>
              <table:table-cell office:value-type="float" office:value="4.0151">
                <text:p>4.0151</text:p>
              </table:table-cell>
              <table:table-cell office:value-type="float" office:value="2.6124">
                <text:p>2.6124</text:p>
              </table:table-cell>
              <table:table-cell office:value-type="float" office:value="4.1614">
                <text:p>4.1614</text:p>
              </table:table-cell>
              <table:table-cell office:value-type="float" office:value="3.8923">
                <text:p>3.8923</text:p>
              </table:table-cell>
              <table:table-cell office:value-type="float" office:value="3.4327">
                <text:p>3.4327</text:p>
              </table:table-cell>
              <table:table-cell office:value-type="float" office:value="3.0718">
                <text:p>3.07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">
                <text:p>3000.7</text:p>
              </table:table-cell>
              <table:table-cell office:value-type="float" office:value="4.007">
                <text:p>4.007</text:p>
              </table:table-cell>
              <table:table-cell office:value-type="float" office:value="2.5604">
                <text:p>2.5604</text:p>
              </table:table-cell>
              <table:table-cell office:value-type="float" office:value="4.1571">
                <text:p>4.1571</text:p>
              </table:table-cell>
              <table:table-cell office:value-type="float" office:value="3.8852">
                <text:p>3.8852</text:p>
              </table:table-cell>
              <table:table-cell office:value-type="float" office:value="3.4174">
                <text:p>3.4174</text:p>
              </table:table-cell>
              <table:table-cell office:value-type="float" office:value="3.0464">
                <text:p>3.0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 style:data-style-name="N0">
      <style:chart-properties chart:display-label="true" chart:logarithmic="false" chart:minimum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8080" draw:fill-color="#ff808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48cm" svg:height="8.933cm" xlink:href=".." xlink:type="simple" chart:class="chart:scatter" chart:style-name="ch1">
        <chart:title svg:x="3.646cm" svg:y="0.314cm" chart:style-name="ch2">
          <text:p>Effect of Anti-Plasmin Treatment at Various Timepoints</text:p>
        </chart:title>
        <chart:legend chart:legend-position="end" svg:x="12.485cm" svg:y="2.922cm" style:legend-expansion="high" chart:style-name="ch3"/>
        <chart:plot-area chart:style-name="ch4" table:cell-range-address="Sheet1.A3:Sheet1.A303 Sheet1.H2:Sheet1.M303" chart:data-source-has-labels="row" svg:x="1.458cm" svg:y="1.271cm" svg:width="10.665cm" svg:height="6.418cm">
          <chartooo:coordinate-region svg:x="2.185cm" svg:y="1.471cm" svg:width="9.566cm" svg:height="5.572cm"/>
          <chart:axis chart:dimension="x" chart:name="primary-x" chart:style-name="ch5">
            <chart:title svg:x="5.426cm" svg:y="7.868cm" chart:style-name="ch6">
              <text:p>Time (seconds)</text:p>
            </chart:title>
          </chart:axis>
          <chart:axis chart:dimension="y" chart:name="primary-y" chart:style-name="ch7">
            <chart:title svg:x="0.451cm" svg:y="6.704cm" chart:style-name="ch8">
              <text:p>Fibrin Concentration (μM)</text:p>
            </chart:title>
            <chart:grid chart:style-name="ch9" chart:class="major"/>
          </chart:axis>
          <chart:series chart:style-name="ch10" chart:values-cell-range-address="Sheet1.H3:Sheet1.H303" chart:label-cell-address="Sheet1.H2:Sheet1.H2" chart:class="chart:scatter">
            <chart:domain table:cell-range-address="Sheet1.A3:Sheet1.A303"/>
            <chart:data-point chart:repeated="301"/>
          </chart:series>
          <chart:series chart:style-name="ch11" chart:values-cell-range-address="Sheet1.I3:Sheet1.I303" chart:label-cell-address="Sheet1.I2:Sheet1.I2" chart:class="chart:scatter">
            <chart:data-point chart:repeated="301"/>
          </chart:series>
          <chart:series chart:style-name="ch12" chart:values-cell-range-address="Sheet1.J3:Sheet1.J303" chart:label-cell-address="Sheet1.J2:Sheet1.J2" chart:class="chart:scatter">
            <chart:data-point chart:repeated="301"/>
          </chart:series>
          <chart:series chart:style-name="ch13" chart:values-cell-range-address="Sheet1.K3:Sheet1.K303" chart:label-cell-address="Sheet1.K2:Sheet1.K2" chart:class="chart:scatter">
            <chart:data-point chart:repeated="301"/>
          </chart:series>
          <chart:series chart:style-name="ch14" chart:values-cell-range-address="Sheet1.L3:Sheet1.L303" chart:label-cell-address="Sheet1.L2:Sheet1.L2" chart:class="chart:scatter">
            <chart:data-point chart:repeated="301"/>
          </chart:series>
          <chart:series chart:style-name="ch15" chart:values-cell-range-address="Sheet1.M3:Sheet1.M303" chart:label-cell-address="Sheet1.M2:Sheet1.M2" chart:class="chart:scatter">
            <chart:data-point chart:repeated="3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Ic_tpa</text:p>
                <draw:g>
                  <svg:desc>Sheet1.H2:Sheet1.H2</svg:desc>
                </draw:g>
              </table:table-cell>
              <table:table-cell office:value-type="string">
                <text:p>no AP treatment</text:p>
                <draw:g>
                  <svg:desc>Sheet1.I2:Sheet1.I2</svg:desc>
                </draw:g>
              </table:table-cell>
              <table:table-cell office:value-type="string">
                <text:p>Additional AP @ 0s</text:p>
                <draw:g>
                  <svg:desc>Sheet1.J2:Sheet1.J2</svg:desc>
                </draw:g>
              </table:table-cell>
              <table:table-cell office:value-type="string">
                <text:p>Additional AP @ 1000s</text:p>
                <draw:g>
                  <svg:desc>Sheet1.K2:Sheet1.K2</svg:desc>
                </draw:g>
              </table:table-cell>
              <table:table-cell office:value-type="string">
                <text:p>Additional AP @ 2000s</text:p>
                <draw:g>
                  <svg:desc>Sheet1.L2:Sheet1.L2</svg:desc>
                </draw:g>
              </table:table-cell>
              <table:table-cell office:value-type="string">
                <text:p>Additional AP @ 2500s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03</svg:desc>
                </draw:g>
              </table:table-cell>
              <table:table-cell office:value-type="float" office:value="0">
                <text:p>0</text:p>
                <draw:g>
                  <svg:desc>Sheet1.H3:Sheet1.H303</svg:desc>
                </draw:g>
              </table:table-cell>
              <table:table-cell office:value-type="float" office:value="0">
                <text:p>0</text:p>
                <draw:g>
                  <svg:desc>Sheet1.I3:Sheet1.I303</svg:desc>
                </draw:g>
              </table:table-cell>
              <table:table-cell office:value-type="float" office:value="0">
                <text:p>0</text:p>
                <draw:g>
                  <svg:desc>Sheet1.J3:Sheet1.J303</svg:desc>
                </draw:g>
              </table:table-cell>
              <table:table-cell office:value-type="float" office:value="0">
                <text:p>0</text:p>
                <draw:g>
                  <svg:desc>Sheet1.K3:Sheet1.K303</svg:desc>
                </draw:g>
              </table:table-cell>
              <table:table-cell office:value-type="float" office:value="0">
                <text:p>0</text:p>
                <draw:g>
                  <svg:desc>Sheet1.L3:Sheet1.L303</svg:desc>
                </draw:g>
              </table:table-cell>
              <table:table-cell office:value-type="float" office:value="0">
                <text:p>0</text:p>
                <draw:g>
                  <svg:desc>Sheet1.M3:Sheet1.M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7">
                <text:p>10.007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6">
                <text:p>20.086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">
                <text:p>30.206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">
                <text:p>40.312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9">
                <text:p>50.179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">
                <text:p>60.022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">
                <text:p>70.381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">
                <text:p>80.101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1">
                <text:p>90.261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">
                <text:p>100.7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">
                <text:p>110.7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24706">
                <text:p>0.0002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">
                <text:p>120.7</text:p>
              </table:table-cell>
              <table:table-cell office:value-type="float" office:value="0.036419">
                <text:p>0.036419</text:p>
              </table:table-cell>
              <table:table-cell office:value-type="float" office:value="0.036418">
                <text:p>0.036418</text:p>
              </table:table-cell>
              <table:table-cell office:value-type="float" office:value="0.03642">
                <text:p>0.03642</text:p>
              </table:table-cell>
              <table:table-cell office:value-type="float" office:value="0.036418">
                <text:p>0.036418</text:p>
              </table:table-cell>
              <table:table-cell office:value-type="float" office:value="0.036418">
                <text:p>0.036418</text:p>
              </table:table-cell>
              <table:table-cell office:value-type="float" office:value="0.036418">
                <text:p>0.036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">
                <text:p>130.7</text:p>
              </table:table-cell>
              <table:table-cell office:value-type="float" office:value="2.9772">
                <text:p>2.9772</text:p>
              </table:table-cell>
              <table:table-cell office:value-type="float" office:value="2.9769">
                <text:p>2.9769</text:p>
              </table:table-cell>
              <table:table-cell office:value-type="float" office:value="2.9771">
                <text:p>2.9771</text:p>
              </table:table-cell>
              <table:table-cell office:value-type="float" office:value="2.9769">
                <text:p>2.9769</text:p>
              </table:table-cell>
              <table:table-cell office:value-type="float" office:value="2.9769">
                <text:p>2.9769</text:p>
              </table:table-cell>
              <table:table-cell office:value-type="float" office:value="2.9769">
                <text:p>2.9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">
                <text:p>140.7</text:p>
              </table:table-cell>
              <table:table-cell office:value-type="float" office:value="5.0414">
                <text:p>5.0414</text:p>
              </table:table-cell>
              <table:table-cell office:value-type="float" office:value="5.0404">
                <text:p>5.0404</text:p>
              </table:table-cell>
              <table:table-cell office:value-type="float" office:value="5.0412">
                <text:p>5.0412</text:p>
              </table:table-cell>
              <table:table-cell office:value-type="float" office:value="5.0404">
                <text:p>5.0404</text:p>
              </table:table-cell>
              <table:table-cell office:value-type="float" office:value="5.0404">
                <text:p>5.0404</text:p>
              </table:table-cell>
              <table:table-cell office:value-type="float" office:value="5.0404">
                <text:p>5.0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">
                <text:p>150.7</text:p>
              </table:table-cell>
              <table:table-cell office:value-type="float" office:value="5.0501">
                <text:p>5.0501</text:p>
              </table:table-cell>
              <table:table-cell office:value-type="float" office:value="5.0486">
                <text:p>5.0486</text:p>
              </table:table-cell>
              <table:table-cell office:value-type="float" office:value="5.0501">
                <text:p>5.0501</text:p>
              </table:table-cell>
              <table:table-cell office:value-type="float" office:value="5.0486">
                <text:p>5.0486</text:p>
              </table:table-cell>
              <table:table-cell office:value-type="float" office:value="5.0486">
                <text:p>5.0486</text:p>
              </table:table-cell>
              <table:table-cell office:value-type="float" office:value="5.0486">
                <text:p>5.0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">
                <text:p>160.7</text:p>
              </table:table-cell>
              <table:table-cell office:value-type="float" office:value="5.0483">
                <text:p>5.0483</text:p>
              </table:table-cell>
              <table:table-cell office:value-type="float" office:value="5.0462">
                <text:p>5.0462</text:p>
              </table:table-cell>
              <table:table-cell office:value-type="float" office:value="5.0485">
                <text:p>5.0485</text:p>
              </table:table-cell>
              <table:table-cell office:value-type="float" office:value="5.0462">
                <text:p>5.0462</text:p>
              </table:table-cell>
              <table:table-cell office:value-type="float" office:value="5.0462">
                <text:p>5.0462</text:p>
              </table:table-cell>
              <table:table-cell office:value-type="float" office:value="5.0462">
                <text:p>5.0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">
                <text:p>170.7</text:p>
              </table:table-cell>
              <table:table-cell office:value-type="float" office:value="5.0464">
                <text:p>5.0464</text:p>
              </table:table-cell>
              <table:table-cell office:value-type="float" office:value="5.0438">
                <text:p>5.0438</text:p>
              </table:table-cell>
              <table:table-cell office:value-type="float" office:value="5.0468">
                <text:p>5.0468</text:p>
              </table:table-cell>
              <table:table-cell office:value-type="float" office:value="5.0438">
                <text:p>5.0438</text:p>
              </table:table-cell>
              <table:table-cell office:value-type="float" office:value="5.0438">
                <text:p>5.0438</text:p>
              </table:table-cell>
              <table:table-cell office:value-type="float" office:value="5.0438">
                <text:p>5.0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">
                <text:p>180.7</text:p>
              </table:table-cell>
              <table:table-cell office:value-type="float" office:value="5.0446">
                <text:p>5.0446</text:p>
              </table:table-cell>
              <table:table-cell office:value-type="float" office:value="5.0413">
                <text:p>5.0413</text:p>
              </table:table-cell>
              <table:table-cell office:value-type="float" office:value="5.0452">
                <text:p>5.0452</text:p>
              </table:table-cell>
              <table:table-cell office:value-type="float" office:value="5.0413">
                <text:p>5.0413</text:p>
              </table:table-cell>
              <table:table-cell office:value-type="float" office:value="5.0413">
                <text:p>5.0413</text:p>
              </table:table-cell>
              <table:table-cell office:value-type="float" office:value="5.0413">
                <text:p>5.0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">
                <text:p>190.7</text:p>
              </table:table-cell>
              <table:table-cell office:value-type="float" office:value="5.0426">
                <text:p>5.0426</text:p>
              </table:table-cell>
              <table:table-cell office:value-type="float" office:value="5.0388">
                <text:p>5.0388</text:p>
              </table:table-cell>
              <table:table-cell office:value-type="float" office:value="5.0435">
                <text:p>5.0435</text:p>
              </table:table-cell>
              <table:table-cell office:value-type="float" office:value="5.0388">
                <text:p>5.0388</text:p>
              </table:table-cell>
              <table:table-cell office:value-type="float" office:value="5.0388">
                <text:p>5.0388</text:p>
              </table:table-cell>
              <table:table-cell office:value-type="float" office:value="5.0388">
                <text:p>5.0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">
                <text:p>200.7</text:p>
              </table:table-cell>
              <table:table-cell office:value-type="float" office:value="5.0407">
                <text:p>5.0407</text:p>
              </table:table-cell>
              <table:table-cell office:value-type="float" office:value="5.0362">
                <text:p>5.0362</text:p>
              </table:table-cell>
              <table:table-cell office:value-type="float" office:value="5.0418">
                <text:p>5.0418</text:p>
              </table:table-cell>
              <table:table-cell office:value-type="float" office:value="5.0362">
                <text:p>5.0362</text:p>
              </table:table-cell>
              <table:table-cell office:value-type="float" office:value="5.0362">
                <text:p>5.0362</text:p>
              </table:table-cell>
              <table:table-cell office:value-type="float" office:value="5.0362">
                <text:p>5.0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">
                <text:p>210.7</text:p>
              </table:table-cell>
              <table:table-cell office:value-type="float" office:value="5.0388">
                <text:p>5.0388</text:p>
              </table:table-cell>
              <table:table-cell office:value-type="float" office:value="5.0337">
                <text:p>5.0337</text:p>
              </table:table-cell>
              <table:table-cell office:value-type="float" office:value="5.0401">
                <text:p>5.0401</text:p>
              </table:table-cell>
              <table:table-cell office:value-type="float" office:value="5.0337">
                <text:p>5.0337</text:p>
              </table:table-cell>
              <table:table-cell office:value-type="float" office:value="5.0337">
                <text:p>5.0337</text:p>
              </table:table-cell>
              <table:table-cell office:value-type="float" office:value="5.0337">
                <text:p>5.0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">
                <text:p>220.7</text:p>
              </table:table-cell>
              <table:table-cell office:value-type="float" office:value="5.0368">
                <text:p>5.0368</text:p>
              </table:table-cell>
              <table:table-cell office:value-type="float" office:value="5.0311">
                <text:p>5.0311</text:p>
              </table:table-cell>
              <table:table-cell office:value-type="float" office:value="5.0384">
                <text:p>5.0384</text:p>
              </table:table-cell>
              <table:table-cell office:value-type="float" office:value="5.0311">
                <text:p>5.0311</text:p>
              </table:table-cell>
              <table:table-cell office:value-type="float" office:value="5.0311">
                <text:p>5.0311</text:p>
              </table:table-cell>
              <table:table-cell office:value-type="float" office:value="5.0311">
                <text:p>5.0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">
                <text:p>230.7</text:p>
              </table:table-cell>
              <table:table-cell office:value-type="float" office:value="5.0349">
                <text:p>5.0349</text:p>
              </table:table-cell>
              <table:table-cell office:value-type="float" office:value="5.0285">
                <text:p>5.0285</text:p>
              </table:table-cell>
              <table:table-cell office:value-type="float" office:value="5.0367">
                <text:p>5.0367</text:p>
              </table:table-cell>
              <table:table-cell office:value-type="float" office:value="5.0285">
                <text:p>5.0285</text:p>
              </table:table-cell>
              <table:table-cell office:value-type="float" office:value="5.0285">
                <text:p>5.0285</text:p>
              </table:table-cell>
              <table:table-cell office:value-type="float" office:value="5.0285">
                <text:p>5.0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">
                <text:p>240.7</text:p>
              </table:table-cell>
              <table:table-cell office:value-type="float" office:value="5.033">
                <text:p>5.033</text:p>
              </table:table-cell>
              <table:table-cell office:value-type="float" office:value="5.0259">
                <text:p>5.0259</text:p>
              </table:table-cell>
              <table:table-cell office:value-type="float" office:value="5.035">
                <text:p>5.035</text:p>
              </table:table-cell>
              <table:table-cell office:value-type="float" office:value="5.0259">
                <text:p>5.0259</text:p>
              </table:table-cell>
              <table:table-cell office:value-type="float" office:value="5.0259">
                <text:p>5.0259</text:p>
              </table:table-cell>
              <table:table-cell office:value-type="float" office:value="5.0259">
                <text:p>5.02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">
                <text:p>250.7</text:p>
              </table:table-cell>
              <table:table-cell office:value-type="float" office:value="5.031">
                <text:p>5.031</text:p>
              </table:table-cell>
              <table:table-cell office:value-type="float" office:value="5.0233">
                <text:p>5.0233</text:p>
              </table:table-cell>
              <table:table-cell office:value-type="float" office:value="5.0332">
                <text:p>5.0332</text:p>
              </table:table-cell>
              <table:table-cell office:value-type="float" office:value="5.0233">
                <text:p>5.0233</text:p>
              </table:table-cell>
              <table:table-cell office:value-type="float" office:value="5.0233">
                <text:p>5.0233</text:p>
              </table:table-cell>
              <table:table-cell office:value-type="float" office:value="5.0233">
                <text:p>5.0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">
                <text:p>260.7</text:p>
              </table:table-cell>
              <table:table-cell office:value-type="float" office:value="5.029">
                <text:p>5.029</text:p>
              </table:table-cell>
              <table:table-cell office:value-type="float" office:value="5.0207">
                <text:p>5.0207</text:p>
              </table:table-cell>
              <table:table-cell office:value-type="float" office:value="5.0315">
                <text:p>5.0315</text:p>
              </table:table-cell>
              <table:table-cell office:value-type="float" office:value="5.0207">
                <text:p>5.0207</text:p>
              </table:table-cell>
              <table:table-cell office:value-type="float" office:value="5.0207">
                <text:p>5.0207</text:p>
              </table:table-cell>
              <table:table-cell office:value-type="float" office:value="5.0207">
                <text:p>5.0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">
                <text:p>270.7</text:p>
              </table:table-cell>
              <table:table-cell office:value-type="float" office:value="5.0271">
                <text:p>5.0271</text:p>
              </table:table-cell>
              <table:table-cell office:value-type="float" office:value="5.018">
                <text:p>5.018</text:p>
              </table:table-cell>
              <table:table-cell office:value-type="float" office:value="5.0297">
                <text:p>5.0297</text:p>
              </table:table-cell>
              <table:table-cell office:value-type="float" office:value="5.018">
                <text:p>5.018</text:p>
              </table:table-cell>
              <table:table-cell office:value-type="float" office:value="5.018">
                <text:p>5.018</text:p>
              </table:table-cell>
              <table:table-cell office:value-type="float" office:value="5.018">
                <text:p>5.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">
                <text:p>280.7</text:p>
              </table:table-cell>
              <table:table-cell office:value-type="float" office:value="5.0251">
                <text:p>5.0251</text:p>
              </table:table-cell>
              <table:table-cell office:value-type="float" office:value="5.0153">
                <text:p>5.0153</text:p>
              </table:table-cell>
              <table:table-cell office:value-type="float" office:value="5.028">
                <text:p>5.028</text:p>
              </table:table-cell>
              <table:table-cell office:value-type="float" office:value="5.0153">
                <text:p>5.0153</text:p>
              </table:table-cell>
              <table:table-cell office:value-type="float" office:value="5.0153">
                <text:p>5.0153</text:p>
              </table:table-cell>
              <table:table-cell office:value-type="float" office:value="5.0153">
                <text:p>5.0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">
                <text:p>290.7</text:p>
              </table:table-cell>
              <table:table-cell office:value-type="float" office:value="5.0231">
                <text:p>5.0231</text:p>
              </table:table-cell>
              <table:table-cell office:value-type="float" office:value="5.0127">
                <text:p>5.0127</text:p>
              </table:table-cell>
              <table:table-cell office:value-type="float" office:value="5.0262">
                <text:p>5.0262</text:p>
              </table:table-cell>
              <table:table-cell office:value-type="float" office:value="5.0127">
                <text:p>5.0127</text:p>
              </table:table-cell>
              <table:table-cell office:value-type="float" office:value="5.0127">
                <text:p>5.0127</text:p>
              </table:table-cell>
              <table:table-cell office:value-type="float" office:value="5.0127">
                <text:p>5.0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">
                <text:p>300.7</text:p>
              </table:table-cell>
              <table:table-cell office:value-type="float" office:value="5.0211">
                <text:p>5.0211</text:p>
              </table:table-cell>
              <table:table-cell office:value-type="float" office:value="5.01">
                <text:p>5.01</text:p>
              </table:table-cell>
              <table:table-cell office:value-type="float" office:value="5.0245">
                <text:p>5.0245</text:p>
              </table:table-cell>
              <table:table-cell office:value-type="float" office:value="5.01">
                <text:p>5.01</text:p>
              </table:table-cell>
              <table:table-cell office:value-type="float" office:value="5.01">
                <text:p>5.01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">
                <text:p>310.7</text:p>
              </table:table-cell>
              <table:table-cell office:value-type="float" office:value="5.0191">
                <text:p>5.0191</text:p>
              </table:table-cell>
              <table:table-cell office:value-type="float" office:value="5.0073">
                <text:p>5.0073</text:p>
              </table:table-cell>
              <table:table-cell office:value-type="float" office:value="5.0227">
                <text:p>5.0227</text:p>
              </table:table-cell>
              <table:table-cell office:value-type="float" office:value="5.0073">
                <text:p>5.0073</text:p>
              </table:table-cell>
              <table:table-cell office:value-type="float" office:value="5.0073">
                <text:p>5.0073</text:p>
              </table:table-cell>
              <table:table-cell office:value-type="float" office:value="5.0073">
                <text:p>5.0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">
                <text:p>320.7</text:p>
              </table:table-cell>
              <table:table-cell office:value-type="float" office:value="5.0171">
                <text:p>5.0171</text:p>
              </table:table-cell>
              <table:table-cell office:value-type="float" office:value="5.0046">
                <text:p>5.0046</text:p>
              </table:table-cell>
              <table:table-cell office:value-type="float" office:value="5.0209">
                <text:p>5.0209</text:p>
              </table:table-cell>
              <table:table-cell office:value-type="float" office:value="5.0046">
                <text:p>5.0046</text:p>
              </table:table-cell>
              <table:table-cell office:value-type="float" office:value="5.0046">
                <text:p>5.0046</text:p>
              </table:table-cell>
              <table:table-cell office:value-type="float" office:value="5.0046">
                <text:p>5.0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">
                <text:p>330.7</text:p>
              </table:table-cell>
              <table:table-cell office:value-type="float" office:value="5.0152">
                <text:p>5.0152</text:p>
              </table:table-cell>
              <table:table-cell office:value-type="float" office:value="5.0018">
                <text:p>5.0018</text:p>
              </table:table-cell>
              <table:table-cell office:value-type="float" office:value="5.0191">
                <text:p>5.0191</text:p>
              </table:table-cell>
              <table:table-cell office:value-type="float" office:value="5.0018">
                <text:p>5.0018</text:p>
              </table:table-cell>
              <table:table-cell office:value-type="float" office:value="5.0018">
                <text:p>5.0018</text:p>
              </table:table-cell>
              <table:table-cell office:value-type="float" office:value="5.0018">
                <text:p>5.0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">
                <text:p>340.7</text:p>
              </table:table-cell>
              <table:table-cell office:value-type="float" office:value="5.0131">
                <text:p>5.0131</text:p>
              </table:table-cell>
              <table:table-cell office:value-type="float" office:value="4.9991">
                <text:p>4.9991</text:p>
              </table:table-cell>
              <table:table-cell office:value-type="float" office:value="5.0173">
                <text:p>5.0173</text:p>
              </table:table-cell>
              <table:table-cell office:value-type="float" office:value="4.9991">
                <text:p>4.9991</text:p>
              </table:table-cell>
              <table:table-cell office:value-type="float" office:value="4.9991">
                <text:p>4.9991</text:p>
              </table:table-cell>
              <table:table-cell office:value-type="float" office:value="4.9991">
                <text:p>4.9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">
                <text:p>350.7</text:p>
              </table:table-cell>
              <table:table-cell office:value-type="float" office:value="5.0111">
                <text:p>5.0111</text:p>
              </table:table-cell>
              <table:table-cell office:value-type="float" office:value="4.9963">
                <text:p>4.9963</text:p>
              </table:table-cell>
              <table:table-cell office:value-type="float" office:value="5.0155">
                <text:p>5.0155</text:p>
              </table:table-cell>
              <table:table-cell office:value-type="float" office:value="4.9963">
                <text:p>4.9963</text:p>
              </table:table-cell>
              <table:table-cell office:value-type="float" office:value="4.9963">
                <text:p>4.9963</text:p>
              </table:table-cell>
              <table:table-cell office:value-type="float" office:value="4.9963">
                <text:p>4.9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">
                <text:p>360.7</text:p>
              </table:table-cell>
              <table:table-cell office:value-type="float" office:value="5.0091">
                <text:p>5.0091</text:p>
              </table:table-cell>
              <table:table-cell office:value-type="float" office:value="4.9936">
                <text:p>4.9936</text:p>
              </table:table-cell>
              <table:table-cell office:value-type="float" office:value="5.0137">
                <text:p>5.0137</text:p>
              </table:table-cell>
              <table:table-cell office:value-type="float" office:value="4.9936">
                <text:p>4.9936</text:p>
              </table:table-cell>
              <table:table-cell office:value-type="float" office:value="4.9936">
                <text:p>4.9936</text:p>
              </table:table-cell>
              <table:table-cell office:value-type="float" office:value="4.9936">
                <text:p>4.9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">
                <text:p>370.7</text:p>
              </table:table-cell>
              <table:table-cell office:value-type="float" office:value="5.0071">
                <text:p>5.0071</text:p>
              </table:table-cell>
              <table:table-cell office:value-type="float" office:value="4.9908">
                <text:p>4.9908</text:p>
              </table:table-cell>
              <table:table-cell office:value-type="float" office:value="5.0119">
                <text:p>5.0119</text:p>
              </table:table-cell>
              <table:table-cell office:value-type="float" office:value="4.9908">
                <text:p>4.9908</text:p>
              </table:table-cell>
              <table:table-cell office:value-type="float" office:value="4.9908">
                <text:p>4.9908</text:p>
              </table:table-cell>
              <table:table-cell office:value-type="float" office:value="4.9908">
                <text:p>4.9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">
                <text:p>380.7</text:p>
              </table:table-cell>
              <table:table-cell office:value-type="float" office:value="5.0051">
                <text:p>5.0051</text:p>
              </table:table-cell>
              <table:table-cell office:value-type="float" office:value="4.988">
                <text:p>4.988</text:p>
              </table:table-cell>
              <table:table-cell office:value-type="float" office:value="5.0101">
                <text:p>5.0101</text:p>
              </table:table-cell>
              <table:table-cell office:value-type="float" office:value="4.988">
                <text:p>4.988</text:p>
              </table:table-cell>
              <table:table-cell office:value-type="float" office:value="4.988">
                <text:p>4.988</text:p>
              </table:table-cell>
              <table:table-cell office:value-type="float" office:value="4.988">
                <text:p>4.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">
                <text:p>390.7</text:p>
              </table:table-cell>
              <table:table-cell office:value-type="float" office:value="5.003">
                <text:p>5.003</text:p>
              </table:table-cell>
              <table:table-cell office:value-type="float" office:value="4.9852">
                <text:p>4.9852</text:p>
              </table:table-cell>
              <table:table-cell office:value-type="float" office:value="5.0083">
                <text:p>5.0083</text:p>
              </table:table-cell>
              <table:table-cell office:value-type="float" office:value="4.9852">
                <text:p>4.9852</text:p>
              </table:table-cell>
              <table:table-cell office:value-type="float" office:value="4.9852">
                <text:p>4.9852</text:p>
              </table:table-cell>
              <table:table-cell office:value-type="float" office:value="4.9852">
                <text:p>4.9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">
                <text:p>400.7</text:p>
              </table:table-cell>
              <table:table-cell office:value-type="float" office:value="5.001">
                <text:p>5.001</text:p>
              </table:table-cell>
              <table:table-cell office:value-type="float" office:value="4.9824">
                <text:p>4.9824</text:p>
              </table:table-cell>
              <table:table-cell office:value-type="float" office:value="5.0064">
                <text:p>5.0064</text:p>
              </table:table-cell>
              <table:table-cell office:value-type="float" office:value="4.9824">
                <text:p>4.9824</text:p>
              </table:table-cell>
              <table:table-cell office:value-type="float" office:value="4.9824">
                <text:p>4.9824</text:p>
              </table:table-cell>
              <table:table-cell office:value-type="float" office:value="4.9824">
                <text:p>4.9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">
                <text:p>410.7</text:p>
              </table:table-cell>
              <table:table-cell office:value-type="float" office:value="4.9989">
                <text:p>4.9989</text:p>
              </table:table-cell>
              <table:table-cell office:value-type="float" office:value="4.9796">
                <text:p>4.9796</text:p>
              </table:table-cell>
              <table:table-cell office:value-type="float" office:value="5.0046">
                <text:p>5.0046</text:p>
              </table:table-cell>
              <table:table-cell office:value-type="float" office:value="4.9796">
                <text:p>4.9796</text:p>
              </table:table-cell>
              <table:table-cell office:value-type="float" office:value="4.9796">
                <text:p>4.9796</text:p>
              </table:table-cell>
              <table:table-cell office:value-type="float" office:value="4.9796">
                <text:p>4.9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">
                <text:p>420.7</text:p>
              </table:table-cell>
              <table:table-cell office:value-type="float" office:value="4.9969">
                <text:p>4.9969</text:p>
              </table:table-cell>
              <table:table-cell office:value-type="float" office:value="4.9768">
                <text:p>4.9768</text:p>
              </table:table-cell>
              <table:table-cell office:value-type="float" office:value="5.0028">
                <text:p>5.0028</text:p>
              </table:table-cell>
              <table:table-cell office:value-type="float" office:value="4.9768">
                <text:p>4.9768</text:p>
              </table:table-cell>
              <table:table-cell office:value-type="float" office:value="4.9768">
                <text:p>4.9768</text:p>
              </table:table-cell>
              <table:table-cell office:value-type="float" office:value="4.9768">
                <text:p>4.9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">
                <text:p>430.7</text:p>
              </table:table-cell>
              <table:table-cell office:value-type="float" office:value="4.9948">
                <text:p>4.9948</text:p>
              </table:table-cell>
              <table:table-cell office:value-type="float" office:value="4.9739">
                <text:p>4.9739</text:p>
              </table:table-cell>
              <table:table-cell office:value-type="float" office:value="5.0009">
                <text:p>5.0009</text:p>
              </table:table-cell>
              <table:table-cell office:value-type="float" office:value="4.9739">
                <text:p>4.9739</text:p>
              </table:table-cell>
              <table:table-cell office:value-type="float" office:value="4.9739">
                <text:p>4.9739</text:p>
              </table:table-cell>
              <table:table-cell office:value-type="float" office:value="4.9739">
                <text:p>4.9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">
                <text:p>440.7</text:p>
              </table:table-cell>
              <table:table-cell office:value-type="float" office:value="4.9927">
                <text:p>4.9927</text:p>
              </table:table-cell>
              <table:table-cell office:value-type="float" office:value="4.971">
                <text:p>4.971</text:p>
              </table:table-cell>
              <table:table-cell office:value-type="float" office:value="4.9991">
                <text:p>4.9991</text:p>
              </table:table-cell>
              <table:table-cell office:value-type="float" office:value="4.971">
                <text:p>4.971</text:p>
              </table:table-cell>
              <table:table-cell office:value-type="float" office:value="4.971">
                <text:p>4.971</text:p>
              </table:table-cell>
              <table:table-cell office:value-type="float" office:value="4.971">
                <text:p>4.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">
                <text:p>450.7</text:p>
              </table:table-cell>
              <table:table-cell office:value-type="float" office:value="4.9907">
                <text:p>4.9907</text:p>
              </table:table-cell>
              <table:table-cell office:value-type="float" office:value="4.9682">
                <text:p>4.9682</text:p>
              </table:table-cell>
              <table:table-cell office:value-type="float" office:value="4.9972">
                <text:p>4.9972</text:p>
              </table:table-cell>
              <table:table-cell office:value-type="float" office:value="4.9682">
                <text:p>4.9682</text:p>
              </table:table-cell>
              <table:table-cell office:value-type="float" office:value="4.9682">
                <text:p>4.9682</text:p>
              </table:table-cell>
              <table:table-cell office:value-type="float" office:value="4.9682">
                <text:p>4.96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">
                <text:p>460.7</text:p>
              </table:table-cell>
              <table:table-cell office:value-type="float" office:value="4.9886">
                <text:p>4.9886</text:p>
              </table:table-cell>
              <table:table-cell office:value-type="float" office:value="4.9653">
                <text:p>4.9653</text:p>
              </table:table-cell>
              <table:table-cell office:value-type="float" office:value="4.9954">
                <text:p>4.9954</text:p>
              </table:table-cell>
              <table:table-cell office:value-type="float" office:value="4.9653">
                <text:p>4.9653</text:p>
              </table:table-cell>
              <table:table-cell office:value-type="float" office:value="4.9653">
                <text:p>4.9653</text:p>
              </table:table-cell>
              <table:table-cell office:value-type="float" office:value="4.9653">
                <text:p>4.96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">
                <text:p>470.7</text:p>
              </table:table-cell>
              <table:table-cell office:value-type="float" office:value="4.9865">
                <text:p>4.9865</text:p>
              </table:table-cell>
              <table:table-cell office:value-type="float" office:value="4.9624">
                <text:p>4.9624</text:p>
              </table:table-cell>
              <table:table-cell office:value-type="float" office:value="4.9935">
                <text:p>4.9935</text:p>
              </table:table-cell>
              <table:table-cell office:value-type="float" office:value="4.9624">
                <text:p>4.9624</text:p>
              </table:table-cell>
              <table:table-cell office:value-type="float" office:value="4.9624">
                <text:p>4.9624</text:p>
              </table:table-cell>
              <table:table-cell office:value-type="float" office:value="4.9624">
                <text:p>4.9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">
                <text:p>480.7</text:p>
              </table:table-cell>
              <table:table-cell office:value-type="float" office:value="4.9844">
                <text:p>4.9844</text:p>
              </table:table-cell>
              <table:table-cell office:value-type="float" office:value="4.9595">
                <text:p>4.9595</text:p>
              </table:table-cell>
              <table:table-cell office:value-type="float" office:value="4.9917">
                <text:p>4.9917</text:p>
              </table:table-cell>
              <table:table-cell office:value-type="float" office:value="4.9595">
                <text:p>4.9595</text:p>
              </table:table-cell>
              <table:table-cell office:value-type="float" office:value="4.9595">
                <text:p>4.9595</text:p>
              </table:table-cell>
              <table:table-cell office:value-type="float" office:value="4.9595">
                <text:p>4.9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">
                <text:p>490.7</text:p>
              </table:table-cell>
              <table:table-cell office:value-type="float" office:value="4.9823">
                <text:p>4.9823</text:p>
              </table:table-cell>
              <table:table-cell office:value-type="float" office:value="4.9566">
                <text:p>4.9566</text:p>
              </table:table-cell>
              <table:table-cell office:value-type="float" office:value="4.9898">
                <text:p>4.9898</text:p>
              </table:table-cell>
              <table:table-cell office:value-type="float" office:value="4.9566">
                <text:p>4.9566</text:p>
              </table:table-cell>
              <table:table-cell office:value-type="float" office:value="4.9566">
                <text:p>4.9566</text:p>
              </table:table-cell>
              <table:table-cell office:value-type="float" office:value="4.9566">
                <text:p>4.95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">
                <text:p>500.7</text:p>
              </table:table-cell>
              <table:table-cell office:value-type="float" office:value="4.9802">
                <text:p>4.9802</text:p>
              </table:table-cell>
              <table:table-cell office:value-type="float" office:value="4.9537">
                <text:p>4.9537</text:p>
              </table:table-cell>
              <table:table-cell office:value-type="float" office:value="4.9879">
                <text:p>4.9879</text:p>
              </table:table-cell>
              <table:table-cell office:value-type="float" office:value="4.9537">
                <text:p>4.9537</text:p>
              </table:table-cell>
              <table:table-cell office:value-type="float" office:value="4.9537">
                <text:p>4.9537</text:p>
              </table:table-cell>
              <table:table-cell office:value-type="float" office:value="4.9537">
                <text:p>4.95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">
                <text:p>510.7</text:p>
              </table:table-cell>
              <table:table-cell office:value-type="float" office:value="4.978">
                <text:p>4.978</text:p>
              </table:table-cell>
              <table:table-cell office:value-type="float" office:value="4.9507">
                <text:p>4.9507</text:p>
              </table:table-cell>
              <table:table-cell office:value-type="float" office:value="4.986">
                <text:p>4.986</text:p>
              </table:table-cell>
              <table:table-cell office:value-type="float" office:value="4.9507">
                <text:p>4.9507</text:p>
              </table:table-cell>
              <table:table-cell office:value-type="float" office:value="4.9507">
                <text:p>4.9507</text:p>
              </table:table-cell>
              <table:table-cell office:value-type="float" office:value="4.9507">
                <text:p>4.9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">
                <text:p>520.7</text:p>
              </table:table-cell>
              <table:table-cell office:value-type="float" office:value="4.9759">
                <text:p>4.9759</text:p>
              </table:table-cell>
              <table:table-cell office:value-type="float" office:value="4.9478">
                <text:p>4.9478</text:p>
              </table:table-cell>
              <table:table-cell office:value-type="float" office:value="4.9842">
                <text:p>4.9842</text:p>
              </table:table-cell>
              <table:table-cell office:value-type="float" office:value="4.9478">
                <text:p>4.9478</text:p>
              </table:table-cell>
              <table:table-cell office:value-type="float" office:value="4.9478">
                <text:p>4.9478</text:p>
              </table:table-cell>
              <table:table-cell office:value-type="float" office:value="4.9478">
                <text:p>4.9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">
                <text:p>530.7</text:p>
              </table:table-cell>
              <table:table-cell office:value-type="float" office:value="4.9738">
                <text:p>4.9738</text:p>
              </table:table-cell>
              <table:table-cell office:value-type="float" office:value="4.9448">
                <text:p>4.9448</text:p>
              </table:table-cell>
              <table:table-cell office:value-type="float" office:value="4.9823">
                <text:p>4.9823</text:p>
              </table:table-cell>
              <table:table-cell office:value-type="float" office:value="4.9448">
                <text:p>4.9448</text:p>
              </table:table-cell>
              <table:table-cell office:value-type="float" office:value="4.9448">
                <text:p>4.9448</text:p>
              </table:table-cell>
              <table:table-cell office:value-type="float" office:value="4.9448">
                <text:p>4.9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">
                <text:p>540.7</text:p>
              </table:table-cell>
              <table:table-cell office:value-type="float" office:value="4.9717">
                <text:p>4.9717</text:p>
              </table:table-cell>
              <table:table-cell office:value-type="float" office:value="4.9418">
                <text:p>4.9418</text:p>
              </table:table-cell>
              <table:table-cell office:value-type="float" office:value="4.9804">
                <text:p>4.9804</text:p>
              </table:table-cell>
              <table:table-cell office:value-type="float" office:value="4.9418">
                <text:p>4.9418</text:p>
              </table:table-cell>
              <table:table-cell office:value-type="float" office:value="4.9418">
                <text:p>4.9418</text:p>
              </table:table-cell>
              <table:table-cell office:value-type="float" office:value="4.9418">
                <text:p>4.9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">
                <text:p>550.7</text:p>
              </table:table-cell>
              <table:table-cell office:value-type="float" office:value="4.9695">
                <text:p>4.9695</text:p>
              </table:table-cell>
              <table:table-cell office:value-type="float" office:value="4.9388">
                <text:p>4.9388</text:p>
              </table:table-cell>
              <table:table-cell office:value-type="float" office:value="4.9785">
                <text:p>4.9785</text:p>
              </table:table-cell>
              <table:table-cell office:value-type="float" office:value="4.9388">
                <text:p>4.9388</text:p>
              </table:table-cell>
              <table:table-cell office:value-type="float" office:value="4.9388">
                <text:p>4.9388</text:p>
              </table:table-cell>
              <table:table-cell office:value-type="float" office:value="4.9388">
                <text:p>4.9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">
                <text:p>560.7</text:p>
              </table:table-cell>
              <table:table-cell office:value-type="float" office:value="4.9674">
                <text:p>4.9674</text:p>
              </table:table-cell>
              <table:table-cell office:value-type="float" office:value="4.9359">
                <text:p>4.9359</text:p>
              </table:table-cell>
              <table:table-cell office:value-type="float" office:value="4.9766">
                <text:p>4.9766</text:p>
              </table:table-cell>
              <table:table-cell office:value-type="float" office:value="4.9359">
                <text:p>4.9359</text:p>
              </table:table-cell>
              <table:table-cell office:value-type="float" office:value="4.9359">
                <text:p>4.9359</text:p>
              </table:table-cell>
              <table:table-cell office:value-type="float" office:value="4.9359">
                <text:p>4.9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">
                <text:p>570.7</text:p>
              </table:table-cell>
              <table:table-cell office:value-type="float" office:value="4.9652">
                <text:p>4.9652</text:p>
              </table:table-cell>
              <table:table-cell office:value-type="float" office:value="4.9328">
                <text:p>4.9328</text:p>
              </table:table-cell>
              <table:table-cell office:value-type="float" office:value="4.9747">
                <text:p>4.9747</text:p>
              </table:table-cell>
              <table:table-cell office:value-type="float" office:value="4.9328">
                <text:p>4.9328</text:p>
              </table:table-cell>
              <table:table-cell office:value-type="float" office:value="4.9328">
                <text:p>4.9328</text:p>
              </table:table-cell>
              <table:table-cell office:value-type="float" office:value="4.9328">
                <text:p>4.9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">
                <text:p>580.7</text:p>
              </table:table-cell>
              <table:table-cell office:value-type="float" office:value="4.963">
                <text:p>4.963</text:p>
              </table:table-cell>
              <table:table-cell office:value-type="float" office:value="4.9298">
                <text:p>4.9298</text:p>
              </table:table-cell>
              <table:table-cell office:value-type="float" office:value="4.9728">
                <text:p>4.9728</text:p>
              </table:table-cell>
              <table:table-cell office:value-type="float" office:value="4.9298">
                <text:p>4.9298</text:p>
              </table:table-cell>
              <table:table-cell office:value-type="float" office:value="4.9298">
                <text:p>4.9298</text:p>
              </table:table-cell>
              <table:table-cell office:value-type="float" office:value="4.9298">
                <text:p>4.9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">
                <text:p>590.7</text:p>
              </table:table-cell>
              <table:table-cell office:value-type="float" office:value="4.9609">
                <text:p>4.9609</text:p>
              </table:table-cell>
              <table:table-cell office:value-type="float" office:value="4.9268">
                <text:p>4.9268</text:p>
              </table:table-cell>
              <table:table-cell office:value-type="float" office:value="4.9708">
                <text:p>4.9708</text:p>
              </table:table-cell>
              <table:table-cell office:value-type="float" office:value="4.9268">
                <text:p>4.9268</text:p>
              </table:table-cell>
              <table:table-cell office:value-type="float" office:value="4.9268">
                <text:p>4.9268</text:p>
              </table:table-cell>
              <table:table-cell office:value-type="float" office:value="4.9268">
                <text:p>4.9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">
                <text:p>600.7</text:p>
              </table:table-cell>
              <table:table-cell office:value-type="float" office:value="4.9587">
                <text:p>4.9587</text:p>
              </table:table-cell>
              <table:table-cell office:value-type="float" office:value="4.9237">
                <text:p>4.9237</text:p>
              </table:table-cell>
              <table:table-cell office:value-type="float" office:value="4.9689">
                <text:p>4.9689</text:p>
              </table:table-cell>
              <table:table-cell office:value-type="float" office:value="4.9237">
                <text:p>4.9237</text:p>
              </table:table-cell>
              <table:table-cell office:value-type="float" office:value="4.9237">
                <text:p>4.9237</text:p>
              </table:table-cell>
              <table:table-cell office:value-type="float" office:value="4.9237">
                <text:p>4.9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">
                <text:p>610.7</text:p>
              </table:table-cell>
              <table:table-cell office:value-type="float" office:value="4.9565">
                <text:p>4.9565</text:p>
              </table:table-cell>
              <table:table-cell office:value-type="float" office:value="4.9207">
                <text:p>4.9207</text:p>
              </table:table-cell>
              <table:table-cell office:value-type="float" office:value="4.967">
                <text:p>4.967</text:p>
              </table:table-cell>
              <table:table-cell office:value-type="float" office:value="4.9207">
                <text:p>4.9207</text:p>
              </table:table-cell>
              <table:table-cell office:value-type="float" office:value="4.9207">
                <text:p>4.9207</text:p>
              </table:table-cell>
              <table:table-cell office:value-type="float" office:value="4.9207">
                <text:p>4.9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">
                <text:p>620.7</text:p>
              </table:table-cell>
              <table:table-cell office:value-type="float" office:value="4.9543">
                <text:p>4.9543</text:p>
              </table:table-cell>
              <table:table-cell office:value-type="float" office:value="4.9176">
                <text:p>4.9176</text:p>
              </table:table-cell>
              <table:table-cell office:value-type="float" office:value="4.965">
                <text:p>4.965</text:p>
              </table:table-cell>
              <table:table-cell office:value-type="float" office:value="4.9176">
                <text:p>4.9176</text:p>
              </table:table-cell>
              <table:table-cell office:value-type="float" office:value="4.9176">
                <text:p>4.9176</text:p>
              </table:table-cell>
              <table:table-cell office:value-type="float" office:value="4.9176">
                <text:p>4.9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">
                <text:p>630.7</text:p>
              </table:table-cell>
              <table:table-cell office:value-type="float" office:value="4.9521">
                <text:p>4.9521</text:p>
              </table:table-cell>
              <table:table-cell office:value-type="float" office:value="4.9145">
                <text:p>4.9145</text:p>
              </table:table-cell>
              <table:table-cell office:value-type="float" office:value="4.9631">
                <text:p>4.9631</text:p>
              </table:table-cell>
              <table:table-cell office:value-type="float" office:value="4.9145">
                <text:p>4.9145</text:p>
              </table:table-cell>
              <table:table-cell office:value-type="float" office:value="4.9145">
                <text:p>4.9145</text:p>
              </table:table-cell>
              <table:table-cell office:value-type="float" office:value="4.9145">
                <text:p>4.9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">
                <text:p>640.7</text:p>
              </table:table-cell>
              <table:table-cell office:value-type="float" office:value="4.9499">
                <text:p>4.9499</text:p>
              </table:table-cell>
              <table:table-cell office:value-type="float" office:value="4.9114">
                <text:p>4.9114</text:p>
              </table:table-cell>
              <table:table-cell office:value-type="float" office:value="4.9612">
                <text:p>4.9612</text:p>
              </table:table-cell>
              <table:table-cell office:value-type="float" office:value="4.9114">
                <text:p>4.9114</text:p>
              </table:table-cell>
              <table:table-cell office:value-type="float" office:value="4.9114">
                <text:p>4.9114</text:p>
              </table:table-cell>
              <table:table-cell office:value-type="float" office:value="4.9114">
                <text:p>4.9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">
                <text:p>650.7</text:p>
              </table:table-cell>
              <table:table-cell office:value-type="float" office:value="4.9477">
                <text:p>4.9477</text:p>
              </table:table-cell>
              <table:table-cell office:value-type="float" office:value="4.9083">
                <text:p>4.9083</text:p>
              </table:table-cell>
              <table:table-cell office:value-type="float" office:value="4.9592">
                <text:p>4.9592</text:p>
              </table:table-cell>
              <table:table-cell office:value-type="float" office:value="4.9083">
                <text:p>4.9083</text:p>
              </table:table-cell>
              <table:table-cell office:value-type="float" office:value="4.9083">
                <text:p>4.9083</text:p>
              </table:table-cell>
              <table:table-cell office:value-type="float" office:value="4.9083">
                <text:p>4.90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">
                <text:p>660.7</text:p>
              </table:table-cell>
              <table:table-cell office:value-type="float" office:value="4.9454">
                <text:p>4.9454</text:p>
              </table:table-cell>
              <table:table-cell office:value-type="float" office:value="4.9052">
                <text:p>4.9052</text:p>
              </table:table-cell>
              <table:table-cell office:value-type="float" office:value="4.9573">
                <text:p>4.9573</text:p>
              </table:table-cell>
              <table:table-cell office:value-type="float" office:value="4.9052">
                <text:p>4.9052</text:p>
              </table:table-cell>
              <table:table-cell office:value-type="float" office:value="4.9052">
                <text:p>4.9052</text:p>
              </table:table-cell>
              <table:table-cell office:value-type="float" office:value="4.9052">
                <text:p>4.9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">
                <text:p>670.7</text:p>
              </table:table-cell>
              <table:table-cell office:value-type="float" office:value="4.9432">
                <text:p>4.9432</text:p>
              </table:table-cell>
              <table:table-cell office:value-type="float" office:value="4.9021">
                <text:p>4.9021</text:p>
              </table:table-cell>
              <table:table-cell office:value-type="float" office:value="4.9553">
                <text:p>4.9553</text:p>
              </table:table-cell>
              <table:table-cell office:value-type="float" office:value="4.9021">
                <text:p>4.9021</text:p>
              </table:table-cell>
              <table:table-cell office:value-type="float" office:value="4.9021">
                <text:p>4.9021</text:p>
              </table:table-cell>
              <table:table-cell office:value-type="float" office:value="4.9021">
                <text:p>4.90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">
                <text:p>680.7</text:p>
              </table:table-cell>
              <table:table-cell office:value-type="float" office:value="4.941">
                <text:p>4.941</text:p>
              </table:table-cell>
              <table:table-cell office:value-type="float" office:value="4.8989">
                <text:p>4.8989</text:p>
              </table:table-cell>
              <table:table-cell office:value-type="float" office:value="4.9533">
                <text:p>4.9533</text:p>
              </table:table-cell>
              <table:table-cell office:value-type="float" office:value="4.8989">
                <text:p>4.8989</text:p>
              </table:table-cell>
              <table:table-cell office:value-type="float" office:value="4.8989">
                <text:p>4.8989</text:p>
              </table:table-cell>
              <table:table-cell office:value-type="float" office:value="4.8989">
                <text:p>4.8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">
                <text:p>690.7</text:p>
              </table:table-cell>
              <table:table-cell office:value-type="float" office:value="4.9387">
                <text:p>4.9387</text:p>
              </table:table-cell>
              <table:table-cell office:value-type="float" office:value="4.8958">
                <text:p>4.8958</text:p>
              </table:table-cell>
              <table:table-cell office:value-type="float" office:value="4.9514">
                <text:p>4.9514</text:p>
              </table:table-cell>
              <table:table-cell office:value-type="float" office:value="4.8958">
                <text:p>4.8958</text:p>
              </table:table-cell>
              <table:table-cell office:value-type="float" office:value="4.8958">
                <text:p>4.8958</text:p>
              </table:table-cell>
              <table:table-cell office:value-type="float" office:value="4.8958">
                <text:p>4.8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">
                <text:p>700.7</text:p>
              </table:table-cell>
              <table:table-cell office:value-type="float" office:value="4.9365">
                <text:p>4.9365</text:p>
              </table:table-cell>
              <table:table-cell office:value-type="float" office:value="4.8926">
                <text:p>4.8926</text:p>
              </table:table-cell>
              <table:table-cell office:value-type="float" office:value="4.9494">
                <text:p>4.9494</text:p>
              </table:table-cell>
              <table:table-cell office:value-type="float" office:value="4.8926">
                <text:p>4.8926</text:p>
              </table:table-cell>
              <table:table-cell office:value-type="float" office:value="4.8926">
                <text:p>4.8926</text:p>
              </table:table-cell>
              <table:table-cell office:value-type="float" office:value="4.8926">
                <text:p>4.89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">
                <text:p>710.7</text:p>
              </table:table-cell>
              <table:table-cell office:value-type="float" office:value="4.9342">
                <text:p>4.9342</text:p>
              </table:table-cell>
              <table:table-cell office:value-type="float" office:value="4.8894">
                <text:p>4.8894</text:p>
              </table:table-cell>
              <table:table-cell office:value-type="float" office:value="4.9474">
                <text:p>4.9474</text:p>
              </table:table-cell>
              <table:table-cell office:value-type="float" office:value="4.8894">
                <text:p>4.8894</text:p>
              </table:table-cell>
              <table:table-cell office:value-type="float" office:value="4.8894">
                <text:p>4.8894</text:p>
              </table:table-cell>
              <table:table-cell office:value-type="float" office:value="4.8894">
                <text:p>4.8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">
                <text:p>720.7</text:p>
              </table:table-cell>
              <table:table-cell office:value-type="float" office:value="4.9319">
                <text:p>4.9319</text:p>
              </table:table-cell>
              <table:table-cell office:value-type="float" office:value="4.8862">
                <text:p>4.8862</text:p>
              </table:table-cell>
              <table:table-cell office:value-type="float" office:value="4.9454">
                <text:p>4.9454</text:p>
              </table:table-cell>
              <table:table-cell office:value-type="float" office:value="4.8862">
                <text:p>4.8862</text:p>
              </table:table-cell>
              <table:table-cell office:value-type="float" office:value="4.8862">
                <text:p>4.8862</text:p>
              </table:table-cell>
              <table:table-cell office:value-type="float" office:value="4.8862">
                <text:p>4.8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">
                <text:p>730.7</text:p>
              </table:table-cell>
              <table:table-cell office:value-type="float" office:value="4.9296">
                <text:p>4.9296</text:p>
              </table:table-cell>
              <table:table-cell office:value-type="float" office:value="4.883">
                <text:p>4.883</text:p>
              </table:table-cell>
              <table:table-cell office:value-type="float" office:value="4.9434">
                <text:p>4.9434</text:p>
              </table:table-cell>
              <table:table-cell office:value-type="float" office:value="4.883">
                <text:p>4.883</text:p>
              </table:table-cell>
              <table:table-cell office:value-type="float" office:value="4.883">
                <text:p>4.883</text:p>
              </table:table-cell>
              <table:table-cell office:value-type="float" office:value="4.883">
                <text:p>4.8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">
                <text:p>740.7</text:p>
              </table:table-cell>
              <table:table-cell office:value-type="float" office:value="4.9274">
                <text:p>4.9274</text:p>
              </table:table-cell>
              <table:table-cell office:value-type="float" office:value="4.8797">
                <text:p>4.8797</text:p>
              </table:table-cell>
              <table:table-cell office:value-type="float" office:value="4.9415">
                <text:p>4.9415</text:p>
              </table:table-cell>
              <table:table-cell office:value-type="float" office:value="4.8797">
                <text:p>4.8797</text:p>
              </table:table-cell>
              <table:table-cell office:value-type="float" office:value="4.8797">
                <text:p>4.8797</text:p>
              </table:table-cell>
              <table:table-cell office:value-type="float" office:value="4.8797">
                <text:p>4.8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">
                <text:p>750.7</text:p>
              </table:table-cell>
              <table:table-cell office:value-type="float" office:value="4.9251">
                <text:p>4.9251</text:p>
              </table:table-cell>
              <table:table-cell office:value-type="float" office:value="4.8765">
                <text:p>4.8765</text:p>
              </table:table-cell>
              <table:table-cell office:value-type="float" office:value="4.9395">
                <text:p>4.9395</text:p>
              </table:table-cell>
              <table:table-cell office:value-type="float" office:value="4.8765">
                <text:p>4.8765</text:p>
              </table:table-cell>
              <table:table-cell office:value-type="float" office:value="4.8765">
                <text:p>4.8765</text:p>
              </table:table-cell>
              <table:table-cell office:value-type="float" office:value="4.8765">
                <text:p>4.8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">
                <text:p>760.7</text:p>
              </table:table-cell>
              <table:table-cell office:value-type="float" office:value="4.9228">
                <text:p>4.9228</text:p>
              </table:table-cell>
              <table:table-cell office:value-type="float" office:value="4.8732">
                <text:p>4.8732</text:p>
              </table:table-cell>
              <table:table-cell office:value-type="float" office:value="4.9375">
                <text:p>4.9375</text:p>
              </table:table-cell>
              <table:table-cell office:value-type="float" office:value="4.8732">
                <text:p>4.8732</text:p>
              </table:table-cell>
              <table:table-cell office:value-type="float" office:value="4.8732">
                <text:p>4.8732</text:p>
              </table:table-cell>
              <table:table-cell office:value-type="float" office:value="4.8732">
                <text:p>4.87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">
                <text:p>770.7</text:p>
              </table:table-cell>
              <table:table-cell office:value-type="float" office:value="4.9205">
                <text:p>4.9205</text:p>
              </table:table-cell>
              <table:table-cell office:value-type="float" office:value="4.87">
                <text:p>4.87</text:p>
              </table:table-cell>
              <table:table-cell office:value-type="float" office:value="4.9354">
                <text:p>4.9354</text:p>
              </table:table-cell>
              <table:table-cell office:value-type="float" office:value="4.87">
                <text:p>4.87</text:p>
              </table:table-cell>
              <table:table-cell office:value-type="float" office:value="4.87">
                <text:p>4.8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">
                <text:p>780.7</text:p>
              </table:table-cell>
              <table:table-cell office:value-type="float" office:value="4.9181">
                <text:p>4.9181</text:p>
              </table:table-cell>
              <table:table-cell office:value-type="float" office:value="4.8667">
                <text:p>4.8667</text:p>
              </table:table-cell>
              <table:table-cell office:value-type="float" office:value="4.9334">
                <text:p>4.9334</text:p>
              </table:table-cell>
              <table:table-cell office:value-type="float" office:value="4.8667">
                <text:p>4.8667</text:p>
              </table:table-cell>
              <table:table-cell office:value-type="float" office:value="4.8667">
                <text:p>4.8667</text:p>
              </table:table-cell>
              <table:table-cell office:value-type="float" office:value="4.8667">
                <text:p>4.8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">
                <text:p>790.7</text:p>
              </table:table-cell>
              <table:table-cell office:value-type="float" office:value="4.9158">
                <text:p>4.9158</text:p>
              </table:table-cell>
              <table:table-cell office:value-type="float" office:value="4.8634">
                <text:p>4.8634</text:p>
              </table:table-cell>
              <table:table-cell office:value-type="float" office:value="4.9314">
                <text:p>4.9314</text:p>
              </table:table-cell>
              <table:table-cell office:value-type="float" office:value="4.8634">
                <text:p>4.8634</text:p>
              </table:table-cell>
              <table:table-cell office:value-type="float" office:value="4.8634">
                <text:p>4.8634</text:p>
              </table:table-cell>
              <table:table-cell office:value-type="float" office:value="4.8634">
                <text:p>4.86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">
                <text:p>800.7</text:p>
              </table:table-cell>
              <table:table-cell office:value-type="float" office:value="4.9135">
                <text:p>4.9135</text:p>
              </table:table-cell>
              <table:table-cell office:value-type="float" office:value="4.8601">
                <text:p>4.8601</text:p>
              </table:table-cell>
              <table:table-cell office:value-type="float" office:value="4.9294">
                <text:p>4.9294</text:p>
              </table:table-cell>
              <table:table-cell office:value-type="float" office:value="4.8601">
                <text:p>4.8601</text:p>
              </table:table-cell>
              <table:table-cell office:value-type="float" office:value="4.8601">
                <text:p>4.8601</text:p>
              </table:table-cell>
              <table:table-cell office:value-type="float" office:value="4.8601">
                <text:p>4.8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">
                <text:p>810.7</text:p>
              </table:table-cell>
              <table:table-cell office:value-type="float" office:value="4.9111">
                <text:p>4.9111</text:p>
              </table:table-cell>
              <table:table-cell office:value-type="float" office:value="4.8568">
                <text:p>4.8568</text:p>
              </table:table-cell>
              <table:table-cell office:value-type="float" office:value="4.9273">
                <text:p>4.9273</text:p>
              </table:table-cell>
              <table:table-cell office:value-type="float" office:value="4.8568">
                <text:p>4.8568</text:p>
              </table:table-cell>
              <table:table-cell office:value-type="float" office:value="4.8568">
                <text:p>4.8568</text:p>
              </table:table-cell>
              <table:table-cell office:value-type="float" office:value="4.8568">
                <text:p>4.8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">
                <text:p>820.7</text:p>
              </table:table-cell>
              <table:table-cell office:value-type="float" office:value="4.9088">
                <text:p>4.9088</text:p>
              </table:table-cell>
              <table:table-cell office:value-type="float" office:value="4.8534">
                <text:p>4.8534</text:p>
              </table:table-cell>
              <table:table-cell office:value-type="float" office:value="4.9253">
                <text:p>4.9253</text:p>
              </table:table-cell>
              <table:table-cell office:value-type="float" office:value="4.8534">
                <text:p>4.8534</text:p>
              </table:table-cell>
              <table:table-cell office:value-type="float" office:value="4.8534">
                <text:p>4.8534</text:p>
              </table:table-cell>
              <table:table-cell office:value-type="float" office:value="4.8534">
                <text:p>4.85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">
                <text:p>830.7</text:p>
              </table:table-cell>
              <table:table-cell office:value-type="float" office:value="4.9064">
                <text:p>4.9064</text:p>
              </table:table-cell>
              <table:table-cell office:value-type="float" office:value="4.8501">
                <text:p>4.8501</text:p>
              </table:table-cell>
              <table:table-cell office:value-type="float" office:value="4.9233">
                <text:p>4.9233</text:p>
              </table:table-cell>
              <table:table-cell office:value-type="float" office:value="4.8501">
                <text:p>4.8501</text:p>
              </table:table-cell>
              <table:table-cell office:value-type="float" office:value="4.8501">
                <text:p>4.8501</text:p>
              </table:table-cell>
              <table:table-cell office:value-type="float" office:value="4.8501">
                <text:p>4.8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">
                <text:p>840.7</text:p>
              </table:table-cell>
              <table:table-cell office:value-type="float" office:value="4.9041">
                <text:p>4.9041</text:p>
              </table:table-cell>
              <table:table-cell office:value-type="float" office:value="4.8467">
                <text:p>4.8467</text:p>
              </table:table-cell>
              <table:table-cell office:value-type="float" office:value="4.9212">
                <text:p>4.9212</text:p>
              </table:table-cell>
              <table:table-cell office:value-type="float" office:value="4.8467">
                <text:p>4.8467</text:p>
              </table:table-cell>
              <table:table-cell office:value-type="float" office:value="4.8467">
                <text:p>4.8467</text:p>
              </table:table-cell>
              <table:table-cell office:value-type="float" office:value="4.8467">
                <text:p>4.8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">
                <text:p>850.7</text:p>
              </table:table-cell>
              <table:table-cell office:value-type="float" office:value="4.9017">
                <text:p>4.9017</text:p>
              </table:table-cell>
              <table:table-cell office:value-type="float" office:value="4.8433">
                <text:p>4.8433</text:p>
              </table:table-cell>
              <table:table-cell office:value-type="float" office:value="4.9192">
                <text:p>4.9192</text:p>
              </table:table-cell>
              <table:table-cell office:value-type="float" office:value="4.8433">
                <text:p>4.8433</text:p>
              </table:table-cell>
              <table:table-cell office:value-type="float" office:value="4.8433">
                <text:p>4.8433</text:p>
              </table:table-cell>
              <table:table-cell office:value-type="float" office:value="4.8433">
                <text:p>4.84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">
                <text:p>860.7</text:p>
              </table:table-cell>
              <table:table-cell office:value-type="float" office:value="4.8993">
                <text:p>4.8993</text:p>
              </table:table-cell>
              <table:table-cell office:value-type="float" office:value="4.8399">
                <text:p>4.8399</text:p>
              </table:table-cell>
              <table:table-cell office:value-type="float" office:value="4.9171">
                <text:p>4.9171</text:p>
              </table:table-cell>
              <table:table-cell office:value-type="float" office:value="4.8399">
                <text:p>4.8399</text:p>
              </table:table-cell>
              <table:table-cell office:value-type="float" office:value="4.8399">
                <text:p>4.8399</text:p>
              </table:table-cell>
              <table:table-cell office:value-type="float" office:value="4.8399">
                <text:p>4.8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">
                <text:p>870.7</text:p>
              </table:table-cell>
              <table:table-cell office:value-type="float" office:value="4.8969">
                <text:p>4.8969</text:p>
              </table:table-cell>
              <table:table-cell office:value-type="float" office:value="4.8365">
                <text:p>4.8365</text:p>
              </table:table-cell>
              <table:table-cell office:value-type="float" office:value="4.915">
                <text:p>4.915</text:p>
              </table:table-cell>
              <table:table-cell office:value-type="float" office:value="4.8365">
                <text:p>4.8365</text:p>
              </table:table-cell>
              <table:table-cell office:value-type="float" office:value="4.8365">
                <text:p>4.8365</text:p>
              </table:table-cell>
              <table:table-cell office:value-type="float" office:value="4.8365">
                <text:p>4.8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">
                <text:p>880.7</text:p>
              </table:table-cell>
              <table:table-cell office:value-type="float" office:value="4.8945">
                <text:p>4.8945</text:p>
              </table:table-cell>
              <table:table-cell office:value-type="float" office:value="4.833">
                <text:p>4.833</text:p>
              </table:table-cell>
              <table:table-cell office:value-type="float" office:value="4.913">
                <text:p>4.913</text:p>
              </table:table-cell>
              <table:table-cell office:value-type="float" office:value="4.833">
                <text:p>4.833</text:p>
              </table:table-cell>
              <table:table-cell office:value-type="float" office:value="4.833">
                <text:p>4.833</text:p>
              </table:table-cell>
              <table:table-cell office:value-type="float" office:value="4.833">
                <text:p>4.8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">
                <text:p>890.7</text:p>
              </table:table-cell>
              <table:table-cell office:value-type="float" office:value="4.8921">
                <text:p>4.8921</text:p>
              </table:table-cell>
              <table:table-cell office:value-type="float" office:value="4.8296">
                <text:p>4.8296</text:p>
              </table:table-cell>
              <table:table-cell office:value-type="float" office:value="4.9109">
                <text:p>4.9109</text:p>
              </table:table-cell>
              <table:table-cell office:value-type="float" office:value="4.8296">
                <text:p>4.8296</text:p>
              </table:table-cell>
              <table:table-cell office:value-type="float" office:value="4.8296">
                <text:p>4.8296</text:p>
              </table:table-cell>
              <table:table-cell office:value-type="float" office:value="4.8296">
                <text:p>4.8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">
                <text:p>900.7</text:p>
              </table:table-cell>
              <table:table-cell office:value-type="float" office:value="4.8897">
                <text:p>4.8897</text:p>
              </table:table-cell>
              <table:table-cell office:value-type="float" office:value="4.8261">
                <text:p>4.8261</text:p>
              </table:table-cell>
              <table:table-cell office:value-type="float" office:value="4.9088">
                <text:p>4.9088</text:p>
              </table:table-cell>
              <table:table-cell office:value-type="float" office:value="4.8261">
                <text:p>4.8261</text:p>
              </table:table-cell>
              <table:table-cell office:value-type="float" office:value="4.8261">
                <text:p>4.8261</text:p>
              </table:table-cell>
              <table:table-cell office:value-type="float" office:value="4.8261">
                <text:p>4.8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">
                <text:p>910.7</text:p>
              </table:table-cell>
              <table:table-cell office:value-type="float" office:value="4.8873">
                <text:p>4.8873</text:p>
              </table:table-cell>
              <table:table-cell office:value-type="float" office:value="4.8227">
                <text:p>4.8227</text:p>
              </table:table-cell>
              <table:table-cell office:value-type="float" office:value="4.9067">
                <text:p>4.9067</text:p>
              </table:table-cell>
              <table:table-cell office:value-type="float" office:value="4.8227">
                <text:p>4.8227</text:p>
              </table:table-cell>
              <table:table-cell office:value-type="float" office:value="4.8227">
                <text:p>4.8227</text:p>
              </table:table-cell>
              <table:table-cell office:value-type="float" office:value="4.8227">
                <text:p>4.8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">
                <text:p>920.7</text:p>
              </table:table-cell>
              <table:table-cell office:value-type="float" office:value="4.8848">
                <text:p>4.8848</text:p>
              </table:table-cell>
              <table:table-cell office:value-type="float" office:value="4.8192">
                <text:p>4.8192</text:p>
              </table:table-cell>
              <table:table-cell office:value-type="float" office:value="4.9046">
                <text:p>4.9046</text:p>
              </table:table-cell>
              <table:table-cell office:value-type="float" office:value="4.8192">
                <text:p>4.8192</text:p>
              </table:table-cell>
              <table:table-cell office:value-type="float" office:value="4.8192">
                <text:p>4.8192</text:p>
              </table:table-cell>
              <table:table-cell office:value-type="float" office:value="4.8192">
                <text:p>4.8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">
                <text:p>930.7</text:p>
              </table:table-cell>
              <table:table-cell office:value-type="float" office:value="4.8824">
                <text:p>4.8824</text:p>
              </table:table-cell>
              <table:table-cell office:value-type="float" office:value="4.8157">
                <text:p>4.8157</text:p>
              </table:table-cell>
              <table:table-cell office:value-type="float" office:value="4.9026">
                <text:p>4.9026</text:p>
              </table:table-cell>
              <table:table-cell office:value-type="float" office:value="4.8157">
                <text:p>4.8157</text:p>
              </table:table-cell>
              <table:table-cell office:value-type="float" office:value="4.8157">
                <text:p>4.8157</text:p>
              </table:table-cell>
              <table:table-cell office:value-type="float" office:value="4.8157">
                <text:p>4.81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">
                <text:p>940.7</text:p>
              </table:table-cell>
              <table:table-cell office:value-type="float" office:value="4.8799">
                <text:p>4.8799</text:p>
              </table:table-cell>
              <table:table-cell office:value-type="float" office:value="4.8121">
                <text:p>4.8121</text:p>
              </table:table-cell>
              <table:table-cell office:value-type="float" office:value="4.9004">
                <text:p>4.9004</text:p>
              </table:table-cell>
              <table:table-cell office:value-type="float" office:value="4.8121">
                <text:p>4.8121</text:p>
              </table:table-cell>
              <table:table-cell office:value-type="float" office:value="4.8121">
                <text:p>4.8121</text:p>
              </table:table-cell>
              <table:table-cell office:value-type="float" office:value="4.8121">
                <text:p>4.8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">
                <text:p>950.7</text:p>
              </table:table-cell>
              <table:table-cell office:value-type="float" office:value="4.8775">
                <text:p>4.8775</text:p>
              </table:table-cell>
              <table:table-cell office:value-type="float" office:value="4.8086">
                <text:p>4.8086</text:p>
              </table:table-cell>
              <table:table-cell office:value-type="float" office:value="4.8983">
                <text:p>4.8983</text:p>
              </table:table-cell>
              <table:table-cell office:value-type="float" office:value="4.8086">
                <text:p>4.8086</text:p>
              </table:table-cell>
              <table:table-cell office:value-type="float" office:value="4.8086">
                <text:p>4.8086</text:p>
              </table:table-cell>
              <table:table-cell office:value-type="float" office:value="4.8086">
                <text:p>4.80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">
                <text:p>960.7</text:p>
              </table:table-cell>
              <table:table-cell office:value-type="float" office:value="4.875">
                <text:p>4.875</text:p>
              </table:table-cell>
              <table:table-cell office:value-type="float" office:value="4.805">
                <text:p>4.805</text:p>
              </table:table-cell>
              <table:table-cell office:value-type="float" office:value="4.8962">
                <text:p>4.8962</text:p>
              </table:table-cell>
              <table:table-cell office:value-type="float" office:value="4.805">
                <text:p>4.805</text:p>
              </table:table-cell>
              <table:table-cell office:value-type="float" office:value="4.805">
                <text:p>4.805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">
                <text:p>970.7</text:p>
              </table:table-cell>
              <table:table-cell office:value-type="float" office:value="4.8725">
                <text:p>4.8725</text:p>
              </table:table-cell>
              <table:table-cell office:value-type="float" office:value="4.8014">
                <text:p>4.8014</text:p>
              </table:table-cell>
              <table:table-cell office:value-type="float" office:value="4.8941">
                <text:p>4.8941</text:p>
              </table:table-cell>
              <table:table-cell office:value-type="float" office:value="4.8014">
                <text:p>4.8014</text:p>
              </table:table-cell>
              <table:table-cell office:value-type="float" office:value="4.8014">
                <text:p>4.8014</text:p>
              </table:table-cell>
              <table:table-cell office:value-type="float" office:value="4.8014">
                <text:p>4.80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">
                <text:p>980.7</text:p>
              </table:table-cell>
              <table:table-cell office:value-type="float" office:value="4.8701">
                <text:p>4.8701</text:p>
              </table:table-cell>
              <table:table-cell office:value-type="float" office:value="4.7979">
                <text:p>4.7979</text:p>
              </table:table-cell>
              <table:table-cell office:value-type="float" office:value="4.892">
                <text:p>4.892</text:p>
              </table:table-cell>
              <table:table-cell office:value-type="float" office:value="4.7979">
                <text:p>4.7979</text:p>
              </table:table-cell>
              <table:table-cell office:value-type="float" office:value="4.7979">
                <text:p>4.7979</text:p>
              </table:table-cell>
              <table:table-cell office:value-type="float" office:value="4.7979">
                <text:p>4.7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">
                <text:p>990.7</text:p>
              </table:table-cell>
              <table:table-cell office:value-type="float" office:value="4.8676">
                <text:p>4.8676</text:p>
              </table:table-cell>
              <table:table-cell office:value-type="float" office:value="4.7942">
                <text:p>4.7942</text:p>
              </table:table-cell>
              <table:table-cell office:value-type="float" office:value="4.8899">
                <text:p>4.8899</text:p>
              </table:table-cell>
              <table:table-cell office:value-type="float" office:value="4.7942">
                <text:p>4.7942</text:p>
              </table:table-cell>
              <table:table-cell office:value-type="float" office:value="4.7942">
                <text:p>4.7942</text:p>
              </table:table-cell>
              <table:table-cell office:value-type="float" office:value="4.7942">
                <text:p>4.79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">
                <text:p>1000.7</text:p>
              </table:table-cell>
              <table:table-cell office:value-type="float" office:value="4.8651">
                <text:p>4.8651</text:p>
              </table:table-cell>
              <table:table-cell office:value-type="float" office:value="4.7906">
                <text:p>4.7906</text:p>
              </table:table-cell>
              <table:table-cell office:value-type="float" office:value="4.8877">
                <text:p>4.8877</text:p>
              </table:table-cell>
              <table:table-cell office:value-type="float" office:value="4.7906">
                <text:p>4.7906</text:p>
              </table:table-cell>
              <table:table-cell office:value-type="float" office:value="4.7906">
                <text:p>4.7906</text:p>
              </table:table-cell>
              <table:table-cell office:value-type="float" office:value="4.7906">
                <text:p>4.79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">
                <text:p>1010.7</text:p>
              </table:table-cell>
              <table:table-cell office:value-type="float" office:value="4.8625">
                <text:p>4.8625</text:p>
              </table:table-cell>
              <table:table-cell office:value-type="float" office:value="4.787">
                <text:p>4.787</text:p>
              </table:table-cell>
              <table:table-cell office:value-type="float" office:value="4.8856">
                <text:p>4.8856</text:p>
              </table:table-cell>
              <table:table-cell office:value-type="float" office:value="4.7882">
                <text:p>4.7882</text:p>
              </table:table-cell>
              <table:table-cell office:value-type="float" office:value="4.787">
                <text:p>4.787</text:p>
              </table:table-cell>
              <table:table-cell office:value-type="float" office:value="4.787">
                <text:p>4.7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">
                <text:p>1020.7</text:p>
              </table:table-cell>
              <table:table-cell office:value-type="float" office:value="4.86">
                <text:p>4.86</text:p>
              </table:table-cell>
              <table:table-cell office:value-type="float" office:value="4.7833">
                <text:p>4.7833</text:p>
              </table:table-cell>
              <table:table-cell office:value-type="float" office:value="4.8834">
                <text:p>4.8834</text:p>
              </table:table-cell>
              <table:table-cell office:value-type="float" office:value="4.7861">
                <text:p>4.7861</text:p>
              </table:table-cell>
              <table:table-cell office:value-type="float" office:value="4.7833">
                <text:p>4.7833</text:p>
              </table:table-cell>
              <table:table-cell office:value-type="float" office:value="4.7833">
                <text:p>4.78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">
                <text:p>1030.7</text:p>
              </table:table-cell>
              <table:table-cell office:value-type="float" office:value="4.8575">
                <text:p>4.8575</text:p>
              </table:table-cell>
              <table:table-cell office:value-type="float" office:value="4.7796">
                <text:p>4.7796</text:p>
              </table:table-cell>
              <table:table-cell office:value-type="float" office:value="4.8813">
                <text:p>4.8813</text:p>
              </table:table-cell>
              <table:table-cell office:value-type="float" office:value="4.7839">
                <text:p>4.7839</text:p>
              </table:table-cell>
              <table:table-cell office:value-type="float" office:value="4.7796">
                <text:p>4.7796</text:p>
              </table:table-cell>
              <table:table-cell office:value-type="float" office:value="4.7796">
                <text:p>4.77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">
                <text:p>1040.7</text:p>
              </table:table-cell>
              <table:table-cell office:value-type="float" office:value="4.8549">
                <text:p>4.8549</text:p>
              </table:table-cell>
              <table:table-cell office:value-type="float" office:value="4.7759">
                <text:p>4.7759</text:p>
              </table:table-cell>
              <table:table-cell office:value-type="float" office:value="4.8791">
                <text:p>4.8791</text:p>
              </table:table-cell>
              <table:table-cell office:value-type="float" office:value="4.7818">
                <text:p>4.7818</text:p>
              </table:table-cell>
              <table:table-cell office:value-type="float" office:value="4.7759">
                <text:p>4.7759</text:p>
              </table:table-cell>
              <table:table-cell office:value-type="float" office:value="4.7759">
                <text:p>4.7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">
                <text:p>1050.7</text:p>
              </table:table-cell>
              <table:table-cell office:value-type="float" office:value="4.8524">
                <text:p>4.8524</text:p>
              </table:table-cell>
              <table:table-cell office:value-type="float" office:value="4.7722">
                <text:p>4.7722</text:p>
              </table:table-cell>
              <table:table-cell office:value-type="float" office:value="4.8769">
                <text:p>4.8769</text:p>
              </table:table-cell>
              <table:table-cell office:value-type="float" office:value="4.7796">
                <text:p>4.7796</text:p>
              </table:table-cell>
              <table:table-cell office:value-type="float" office:value="4.7722">
                <text:p>4.7722</text:p>
              </table:table-cell>
              <table:table-cell office:value-type="float" office:value="4.7722">
                <text:p>4.77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">
                <text:p>1060.7</text:p>
              </table:table-cell>
              <table:table-cell office:value-type="float" office:value="4.8498">
                <text:p>4.8498</text:p>
              </table:table-cell>
              <table:table-cell office:value-type="float" office:value="4.7685">
                <text:p>4.7685</text:p>
              </table:table-cell>
              <table:table-cell office:value-type="float" office:value="4.8748">
                <text:p>4.8748</text:p>
              </table:table-cell>
              <table:table-cell office:value-type="float" office:value="4.7775">
                <text:p>4.7775</text:p>
              </table:table-cell>
              <table:table-cell office:value-type="float" office:value="4.7685">
                <text:p>4.7685</text:p>
              </table:table-cell>
              <table:table-cell office:value-type="float" office:value="4.7685">
                <text:p>4.76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">
                <text:p>1070.7</text:p>
              </table:table-cell>
              <table:table-cell office:value-type="float" office:value="4.8473">
                <text:p>4.8473</text:p>
              </table:table-cell>
              <table:table-cell office:value-type="float" office:value="4.7647">
                <text:p>4.7647</text:p>
              </table:table-cell>
              <table:table-cell office:value-type="float" office:value="4.8726">
                <text:p>4.8726</text:p>
              </table:table-cell>
              <table:table-cell office:value-type="float" office:value="4.7753">
                <text:p>4.7753</text:p>
              </table:table-cell>
              <table:table-cell office:value-type="float" office:value="4.7647">
                <text:p>4.7647</text:p>
              </table:table-cell>
              <table:table-cell office:value-type="float" office:value="4.7647">
                <text:p>4.7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">
                <text:p>1080.7</text:p>
              </table:table-cell>
              <table:table-cell office:value-type="float" office:value="4.8447">
                <text:p>4.8447</text:p>
              </table:table-cell>
              <table:table-cell office:value-type="float" office:value="4.761">
                <text:p>4.761</text:p>
              </table:table-cell>
              <table:table-cell office:value-type="float" office:value="4.8704">
                <text:p>4.8704</text:p>
              </table:table-cell>
              <table:table-cell office:value-type="float" office:value="4.7732">
                <text:p>4.7732</text:p>
              </table:table-cell>
              <table:table-cell office:value-type="float" office:value="4.761">
                <text:p>4.761</text:p>
              </table:table-cell>
              <table:table-cell office:value-type="float" office:value="4.761">
                <text:p>4.7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">
                <text:p>1090.7</text:p>
              </table:table-cell>
              <table:table-cell office:value-type="float" office:value="4.8421">
                <text:p>4.8421</text:p>
              </table:table-cell>
              <table:table-cell office:value-type="float" office:value="4.7572">
                <text:p>4.7572</text:p>
              </table:table-cell>
              <table:table-cell office:value-type="float" office:value="4.8682">
                <text:p>4.8682</text:p>
              </table:table-cell>
              <table:table-cell office:value-type="float" office:value="4.771">
                <text:p>4.771</text:p>
              </table:table-cell>
              <table:table-cell office:value-type="float" office:value="4.7572">
                <text:p>4.7572</text:p>
              </table:table-cell>
              <table:table-cell office:value-type="float" office:value="4.7572">
                <text:p>4.75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">
                <text:p>1100.7</text:p>
              </table:table-cell>
              <table:table-cell office:value-type="float" office:value="4.8395">
                <text:p>4.8395</text:p>
              </table:table-cell>
              <table:table-cell office:value-type="float" office:value="4.7534">
                <text:p>4.7534</text:p>
              </table:table-cell>
              <table:table-cell office:value-type="float" office:value="4.866">
                <text:p>4.866</text:p>
              </table:table-cell>
              <table:table-cell office:value-type="float" office:value="4.7688">
                <text:p>4.7688</text:p>
              </table:table-cell>
              <table:table-cell office:value-type="float" office:value="4.7534">
                <text:p>4.7534</text:p>
              </table:table-cell>
              <table:table-cell office:value-type="float" office:value="4.7534">
                <text:p>4.7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">
                <text:p>1110.7</text:p>
              </table:table-cell>
              <table:table-cell office:value-type="float" office:value="4.8369">
                <text:p>4.8369</text:p>
              </table:table-cell>
              <table:table-cell office:value-type="float" office:value="4.7496">
                <text:p>4.7496</text:p>
              </table:table-cell>
              <table:table-cell office:value-type="float" office:value="4.8638">
                <text:p>4.8638</text:p>
              </table:table-cell>
              <table:table-cell office:value-type="float" office:value="4.7667">
                <text:p>4.7667</text:p>
              </table:table-cell>
              <table:table-cell office:value-type="float" office:value="4.7496">
                <text:p>4.7496</text:p>
              </table:table-cell>
              <table:table-cell office:value-type="float" office:value="4.7496">
                <text:p>4.74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">
                <text:p>1120.7</text:p>
              </table:table-cell>
              <table:table-cell office:value-type="float" office:value="4.8343">
                <text:p>4.8343</text:p>
              </table:table-cell>
              <table:table-cell office:value-type="float" office:value="4.7457">
                <text:p>4.7457</text:p>
              </table:table-cell>
              <table:table-cell office:value-type="float" office:value="4.8616">
                <text:p>4.8616</text:p>
              </table:table-cell>
              <table:table-cell office:value-type="float" office:value="4.7645">
                <text:p>4.7645</text:p>
              </table:table-cell>
              <table:table-cell office:value-type="float" office:value="4.7457">
                <text:p>4.7457</text:p>
              </table:table-cell>
              <table:table-cell office:value-type="float" office:value="4.7457">
                <text:p>4.74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">
                <text:p>1130.7</text:p>
              </table:table-cell>
              <table:table-cell office:value-type="float" office:value="4.8317">
                <text:p>4.8317</text:p>
              </table:table-cell>
              <table:table-cell office:value-type="float" office:value="4.7418">
                <text:p>4.7418</text:p>
              </table:table-cell>
              <table:table-cell office:value-type="float" office:value="4.8594">
                <text:p>4.8594</text:p>
              </table:table-cell>
              <table:table-cell office:value-type="float" office:value="4.7623">
                <text:p>4.7623</text:p>
              </table:table-cell>
              <table:table-cell office:value-type="float" office:value="4.7418">
                <text:p>4.7418</text:p>
              </table:table-cell>
              <table:table-cell office:value-type="float" office:value="4.7418">
                <text:p>4.74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">
                <text:p>1140.7</text:p>
              </table:table-cell>
              <table:table-cell office:value-type="float" office:value="4.829">
                <text:p>4.829</text:p>
              </table:table-cell>
              <table:table-cell office:value-type="float" office:value="4.738">
                <text:p>4.738</text:p>
              </table:table-cell>
              <table:table-cell office:value-type="float" office:value="4.8572">
                <text:p>4.8572</text:p>
              </table:table-cell>
              <table:table-cell office:value-type="float" office:value="4.7601">
                <text:p>4.7601</text:p>
              </table:table-cell>
              <table:table-cell office:value-type="float" office:value="4.738">
                <text:p>4.738</text:p>
              </table:table-cell>
              <table:table-cell office:value-type="float" office:value="4.738">
                <text:p>4.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">
                <text:p>1150.7</text:p>
              </table:table-cell>
              <table:table-cell office:value-type="float" office:value="4.8264">
                <text:p>4.8264</text:p>
              </table:table-cell>
              <table:table-cell office:value-type="float" office:value="4.7341">
                <text:p>4.7341</text:p>
              </table:table-cell>
              <table:table-cell office:value-type="float" office:value="4.8549">
                <text:p>4.8549</text:p>
              </table:table-cell>
              <table:table-cell office:value-type="float" office:value="4.7579">
                <text:p>4.7579</text:p>
              </table:table-cell>
              <table:table-cell office:value-type="float" office:value="4.7341">
                <text:p>4.7341</text:p>
              </table:table-cell>
              <table:table-cell office:value-type="float" office:value="4.7341">
                <text:p>4.73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">
                <text:p>1160.7</text:p>
              </table:table-cell>
              <table:table-cell office:value-type="float" office:value="4.8237">
                <text:p>4.8237</text:p>
              </table:table-cell>
              <table:table-cell office:value-type="float" office:value="4.7301">
                <text:p>4.7301</text:p>
              </table:table-cell>
              <table:table-cell office:value-type="float" office:value="4.8527">
                <text:p>4.8527</text:p>
              </table:table-cell>
              <table:table-cell office:value-type="float" office:value="4.7557">
                <text:p>4.7557</text:p>
              </table:table-cell>
              <table:table-cell office:value-type="float" office:value="4.7301">
                <text:p>4.7301</text:p>
              </table:table-cell>
              <table:table-cell office:value-type="float" office:value="4.7301">
                <text:p>4.7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">
                <text:p>1170.7</text:p>
              </table:table-cell>
              <table:table-cell office:value-type="float" office:value="4.821">
                <text:p>4.821</text:p>
              </table:table-cell>
              <table:table-cell office:value-type="float" office:value="4.7262">
                <text:p>4.7262</text:p>
              </table:table-cell>
              <table:table-cell office:value-type="float" office:value="4.8505">
                <text:p>4.8505</text:p>
              </table:table-cell>
              <table:table-cell office:value-type="float" office:value="4.7535">
                <text:p>4.7535</text:p>
              </table:table-cell>
              <table:table-cell office:value-type="float" office:value="4.7262">
                <text:p>4.7262</text:p>
              </table:table-cell>
              <table:table-cell office:value-type="float" office:value="4.7262">
                <text:p>4.72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">
                <text:p>1180.7</text:p>
              </table:table-cell>
              <table:table-cell office:value-type="float" office:value="4.8184">
                <text:p>4.8184</text:p>
              </table:table-cell>
              <table:table-cell office:value-type="float" office:value="4.7222">
                <text:p>4.7222</text:p>
              </table:table-cell>
              <table:table-cell office:value-type="float" office:value="4.8482">
                <text:p>4.8482</text:p>
              </table:table-cell>
              <table:table-cell office:value-type="float" office:value="4.7512">
                <text:p>4.7512</text:p>
              </table:table-cell>
              <table:table-cell office:value-type="float" office:value="4.7222">
                <text:p>4.7222</text:p>
              </table:table-cell>
              <table:table-cell office:value-type="float" office:value="4.7222">
                <text:p>4.7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">
                <text:p>1190.7</text:p>
              </table:table-cell>
              <table:table-cell office:value-type="float" office:value="4.8157">
                <text:p>4.8157</text:p>
              </table:table-cell>
              <table:table-cell office:value-type="float" office:value="4.7183">
                <text:p>4.7183</text:p>
              </table:table-cell>
              <table:table-cell office:value-type="float" office:value="4.846">
                <text:p>4.846</text:p>
              </table:table-cell>
              <table:table-cell office:value-type="float" office:value="4.749">
                <text:p>4.749</text:p>
              </table:table-cell>
              <table:table-cell office:value-type="float" office:value="4.7183">
                <text:p>4.7183</text:p>
              </table:table-cell>
              <table:table-cell office:value-type="float" office:value="4.7183">
                <text:p>4.71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">
                <text:p>1200.7</text:p>
              </table:table-cell>
              <table:table-cell office:value-type="float" office:value="4.813">
                <text:p>4.813</text:p>
              </table:table-cell>
              <table:table-cell office:value-type="float" office:value="4.7142">
                <text:p>4.7142</text:p>
              </table:table-cell>
              <table:table-cell office:value-type="float" office:value="4.8437">
                <text:p>4.8437</text:p>
              </table:table-cell>
              <table:table-cell office:value-type="float" office:value="4.7468">
                <text:p>4.7468</text:p>
              </table:table-cell>
              <table:table-cell office:value-type="float" office:value="4.7142">
                <text:p>4.7142</text:p>
              </table:table-cell>
              <table:table-cell office:value-type="float" office:value="4.7142">
                <text:p>4.71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">
                <text:p>1210.7</text:p>
              </table:table-cell>
              <table:table-cell office:value-type="float" office:value="4.8103">
                <text:p>4.8103</text:p>
              </table:table-cell>
              <table:table-cell office:value-type="float" office:value="4.7102">
                <text:p>4.7102</text:p>
              </table:table-cell>
              <table:table-cell office:value-type="float" office:value="4.8415">
                <text:p>4.8415</text:p>
              </table:table-cell>
              <table:table-cell office:value-type="float" office:value="4.7445">
                <text:p>4.7445</text:p>
              </table:table-cell>
              <table:table-cell office:value-type="float" office:value="4.7102">
                <text:p>4.7102</text:p>
              </table:table-cell>
              <table:table-cell office:value-type="float" office:value="4.7102">
                <text:p>4.71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">
                <text:p>1220.7</text:p>
              </table:table-cell>
              <table:table-cell office:value-type="float" office:value="4.8076">
                <text:p>4.8076</text:p>
              </table:table-cell>
              <table:table-cell office:value-type="float" office:value="4.7062">
                <text:p>4.7062</text:p>
              </table:table-cell>
              <table:table-cell office:value-type="float" office:value="4.8392">
                <text:p>4.8392</text:p>
              </table:table-cell>
              <table:table-cell office:value-type="float" office:value="4.7423">
                <text:p>4.7423</text:p>
              </table:table-cell>
              <table:table-cell office:value-type="float" office:value="4.7062">
                <text:p>4.7062</text:p>
              </table:table-cell>
              <table:table-cell office:value-type="float" office:value="4.7062">
                <text:p>4.7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">
                <text:p>1230.7</text:p>
              </table:table-cell>
              <table:table-cell office:value-type="float" office:value="4.8048">
                <text:p>4.8048</text:p>
              </table:table-cell>
              <table:table-cell office:value-type="float" office:value="4.7021">
                <text:p>4.7021</text:p>
              </table:table-cell>
              <table:table-cell office:value-type="float" office:value="4.8369">
                <text:p>4.8369</text:p>
              </table:table-cell>
              <table:table-cell office:value-type="float" office:value="4.74">
                <text:p>4.74</text:p>
              </table:table-cell>
              <table:table-cell office:value-type="float" office:value="4.7021">
                <text:p>4.7021</text:p>
              </table:table-cell>
              <table:table-cell office:value-type="float" office:value="4.7021">
                <text:p>4.7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">
                <text:p>1240.7</text:p>
              </table:table-cell>
              <table:table-cell office:value-type="float" office:value="4.8021">
                <text:p>4.8021</text:p>
              </table:table-cell>
              <table:table-cell office:value-type="float" office:value="4.698">
                <text:p>4.698</text:p>
              </table:table-cell>
              <table:table-cell office:value-type="float" office:value="4.8346">
                <text:p>4.8346</text:p>
              </table:table-cell>
              <table:table-cell office:value-type="float" office:value="4.7378">
                <text:p>4.7378</text:p>
              </table:table-cell>
              <table:table-cell office:value-type="float" office:value="4.698">
                <text:p>4.698</text:p>
              </table:table-cell>
              <table:table-cell office:value-type="float" office:value="4.698">
                <text:p>4.6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">
                <text:p>1250.7</text:p>
              </table:table-cell>
              <table:table-cell office:value-type="float" office:value="4.7993">
                <text:p>4.7993</text:p>
              </table:table-cell>
              <table:table-cell office:value-type="float" office:value="4.6939">
                <text:p>4.6939</text:p>
              </table:table-cell>
              <table:table-cell office:value-type="float" office:value="4.8323">
                <text:p>4.8323</text:p>
              </table:table-cell>
              <table:table-cell office:value-type="float" office:value="4.7355">
                <text:p>4.7355</text:p>
              </table:table-cell>
              <table:table-cell office:value-type="float" office:value="4.6939">
                <text:p>4.6939</text:p>
              </table:table-cell>
              <table:table-cell office:value-type="float" office:value="4.6939">
                <text:p>4.69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">
                <text:p>1260.7</text:p>
              </table:table-cell>
              <table:table-cell office:value-type="float" office:value="4.7966">
                <text:p>4.7966</text:p>
              </table:table-cell>
              <table:table-cell office:value-type="float" office:value="4.6898">
                <text:p>4.6898</text:p>
              </table:table-cell>
              <table:table-cell office:value-type="float" office:value="4.83">
                <text:p>4.83</text:p>
              </table:table-cell>
              <table:table-cell office:value-type="float" office:value="4.7332">
                <text:p>4.7332</text:p>
              </table:table-cell>
              <table:table-cell office:value-type="float" office:value="4.6898">
                <text:p>4.6898</text:p>
              </table:table-cell>
              <table:table-cell office:value-type="float" office:value="4.6898">
                <text:p>4.68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">
                <text:p>1270.7</text:p>
              </table:table-cell>
              <table:table-cell office:value-type="float" office:value="4.7938">
                <text:p>4.7938</text:p>
              </table:table-cell>
              <table:table-cell office:value-type="float" office:value="4.6856">
                <text:p>4.6856</text:p>
              </table:table-cell>
              <table:table-cell office:value-type="float" office:value="4.8277">
                <text:p>4.8277</text:p>
              </table:table-cell>
              <table:table-cell office:value-type="float" office:value="4.7309">
                <text:p>4.7309</text:p>
              </table:table-cell>
              <table:table-cell office:value-type="float" office:value="4.6856">
                <text:p>4.6856</text:p>
              </table:table-cell>
              <table:table-cell office:value-type="float" office:value="4.6856">
                <text:p>4.68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">
                <text:p>1280.7</text:p>
              </table:table-cell>
              <table:table-cell office:value-type="float" office:value="4.791">
                <text:p>4.791</text:p>
              </table:table-cell>
              <table:table-cell office:value-type="float" office:value="4.6814">
                <text:p>4.6814</text:p>
              </table:table-cell>
              <table:table-cell office:value-type="float" office:value="4.8254">
                <text:p>4.8254</text:p>
              </table:table-cell>
              <table:table-cell office:value-type="float" office:value="4.7287">
                <text:p>4.7287</text:p>
              </table:table-cell>
              <table:table-cell office:value-type="float" office:value="4.6814">
                <text:p>4.6814</text:p>
              </table:table-cell>
              <table:table-cell office:value-type="float" office:value="4.6814">
                <text:p>4.68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">
                <text:p>1290.7</text:p>
              </table:table-cell>
              <table:table-cell office:value-type="float" office:value="4.7882">
                <text:p>4.7882</text:p>
              </table:table-cell>
              <table:table-cell office:value-type="float" office:value="4.6772">
                <text:p>4.6772</text:p>
              </table:table-cell>
              <table:table-cell office:value-type="float" office:value="4.8231">
                <text:p>4.8231</text:p>
              </table:table-cell>
              <table:table-cell office:value-type="float" office:value="4.7264">
                <text:p>4.7264</text:p>
              </table:table-cell>
              <table:table-cell office:value-type="float" office:value="4.6772">
                <text:p>4.6772</text:p>
              </table:table-cell>
              <table:table-cell office:value-type="float" office:value="4.6772">
                <text:p>4.67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">
                <text:p>1300.7</text:p>
              </table:table-cell>
              <table:table-cell office:value-type="float" office:value="4.7854">
                <text:p>4.7854</text:p>
              </table:table-cell>
              <table:table-cell office:value-type="float" office:value="4.673">
                <text:p>4.673</text:p>
              </table:table-cell>
              <table:table-cell office:value-type="float" office:value="4.8208">
                <text:p>4.8208</text:p>
              </table:table-cell>
              <table:table-cell office:value-type="float" office:value="4.7241">
                <text:p>4.7241</text:p>
              </table:table-cell>
              <table:table-cell office:value-type="float" office:value="4.673">
                <text:p>4.673</text:p>
              </table:table-cell>
              <table:table-cell office:value-type="float" office:value="4.673">
                <text:p>4.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">
                <text:p>1310.7</text:p>
              </table:table-cell>
              <table:table-cell office:value-type="float" office:value="4.7826">
                <text:p>4.7826</text:p>
              </table:table-cell>
              <table:table-cell office:value-type="float" office:value="4.6688">
                <text:p>4.6688</text:p>
              </table:table-cell>
              <table:table-cell office:value-type="float" office:value="4.8184">
                <text:p>4.8184</text:p>
              </table:table-cell>
              <table:table-cell office:value-type="float" office:value="4.7218">
                <text:p>4.7218</text:p>
              </table:table-cell>
              <table:table-cell office:value-type="float" office:value="4.6688">
                <text:p>4.6688</text:p>
              </table:table-cell>
              <table:table-cell office:value-type="float" office:value="4.6688">
                <text:p>4.6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">
                <text:p>1320.7</text:p>
              </table:table-cell>
              <table:table-cell office:value-type="float" office:value="4.7798">
                <text:p>4.7798</text:p>
              </table:table-cell>
              <table:table-cell office:value-type="float" office:value="4.6645">
                <text:p>4.6645</text:p>
              </table:table-cell>
              <table:table-cell office:value-type="float" office:value="4.8161">
                <text:p>4.8161</text:p>
              </table:table-cell>
              <table:table-cell office:value-type="float" office:value="4.7194">
                <text:p>4.7194</text:p>
              </table:table-cell>
              <table:table-cell office:value-type="float" office:value="4.6645">
                <text:p>4.6645</text:p>
              </table:table-cell>
              <table:table-cell office:value-type="float" office:value="4.6645">
                <text:p>4.6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">
                <text:p>1330.7</text:p>
              </table:table-cell>
              <table:table-cell office:value-type="float" office:value="4.7769">
                <text:p>4.7769</text:p>
              </table:table-cell>
              <table:table-cell office:value-type="float" office:value="4.6602">
                <text:p>4.6602</text:p>
              </table:table-cell>
              <table:table-cell office:value-type="float" office:value="4.8138">
                <text:p>4.8138</text:p>
              </table:table-cell>
              <table:table-cell office:value-type="float" office:value="4.7171">
                <text:p>4.7171</text:p>
              </table:table-cell>
              <table:table-cell office:value-type="float" office:value="4.6602">
                <text:p>4.6602</text:p>
              </table:table-cell>
              <table:table-cell office:value-type="float" office:value="4.6602">
                <text:p>4.6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">
                <text:p>1340.7</text:p>
              </table:table-cell>
              <table:table-cell office:value-type="float" office:value="4.7741">
                <text:p>4.7741</text:p>
              </table:table-cell>
              <table:table-cell office:value-type="float" office:value="4.6559">
                <text:p>4.6559</text:p>
              </table:table-cell>
              <table:table-cell office:value-type="float" office:value="4.8114">
                <text:p>4.8114</text:p>
              </table:table-cell>
              <table:table-cell office:value-type="float" office:value="4.7148">
                <text:p>4.7148</text:p>
              </table:table-cell>
              <table:table-cell office:value-type="float" office:value="4.6559">
                <text:p>4.6559</text:p>
              </table:table-cell>
              <table:table-cell office:value-type="float" office:value="4.6559">
                <text:p>4.65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">
                <text:p>1350.7</text:p>
              </table:table-cell>
              <table:table-cell office:value-type="float" office:value="4.7712">
                <text:p>4.7712</text:p>
              </table:table-cell>
              <table:table-cell office:value-type="float" office:value="4.6515">
                <text:p>4.6515</text:p>
              </table:table-cell>
              <table:table-cell office:value-type="float" office:value="4.809">
                <text:p>4.809</text:p>
              </table:table-cell>
              <table:table-cell office:value-type="float" office:value="4.7125">
                <text:p>4.7125</text:p>
              </table:table-cell>
              <table:table-cell office:value-type="float" office:value="4.6515">
                <text:p>4.6515</text:p>
              </table:table-cell>
              <table:table-cell office:value-type="float" office:value="4.6515">
                <text:p>4.65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">
                <text:p>1360.7</text:p>
              </table:table-cell>
              <table:table-cell office:value-type="float" office:value="4.7684">
                <text:p>4.7684</text:p>
              </table:table-cell>
              <table:table-cell office:value-type="float" office:value="4.6472">
                <text:p>4.6472</text:p>
              </table:table-cell>
              <table:table-cell office:value-type="float" office:value="4.8067">
                <text:p>4.8067</text:p>
              </table:table-cell>
              <table:table-cell office:value-type="float" office:value="4.7101">
                <text:p>4.7101</text:p>
              </table:table-cell>
              <table:table-cell office:value-type="float" office:value="4.6472">
                <text:p>4.6472</text:p>
              </table:table-cell>
              <table:table-cell office:value-type="float" office:value="4.6472">
                <text:p>4.64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">
                <text:p>1370.7</text:p>
              </table:table-cell>
              <table:table-cell office:value-type="float" office:value="4.7655">
                <text:p>4.7655</text:p>
              </table:table-cell>
              <table:table-cell office:value-type="float" office:value="4.6428">
                <text:p>4.6428</text:p>
              </table:table-cell>
              <table:table-cell office:value-type="float" office:value="4.8043">
                <text:p>4.8043</text:p>
              </table:table-cell>
              <table:table-cell office:value-type="float" office:value="4.7078">
                <text:p>4.7078</text:p>
              </table:table-cell>
              <table:table-cell office:value-type="float" office:value="4.6428">
                <text:p>4.6428</text:p>
              </table:table-cell>
              <table:table-cell office:value-type="float" office:value="4.6428">
                <text:p>4.64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">
                <text:p>1380.7</text:p>
              </table:table-cell>
              <table:table-cell office:value-type="float" office:value="4.7626">
                <text:p>4.7626</text:p>
              </table:table-cell>
              <table:table-cell office:value-type="float" office:value="4.6384">
                <text:p>4.6384</text:p>
              </table:table-cell>
              <table:table-cell office:value-type="float" office:value="4.8019">
                <text:p>4.8019</text:p>
              </table:table-cell>
              <table:table-cell office:value-type="float" office:value="4.7054">
                <text:p>4.7054</text:p>
              </table:table-cell>
              <table:table-cell office:value-type="float" office:value="4.6384">
                <text:p>4.6384</text:p>
              </table:table-cell>
              <table:table-cell office:value-type="float" office:value="4.6384">
                <text:p>4.63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">
                <text:p>1390.7</text:p>
              </table:table-cell>
              <table:table-cell office:value-type="float" office:value="4.7597">
                <text:p>4.7597</text:p>
              </table:table-cell>
              <table:table-cell office:value-type="float" office:value="4.6339">
                <text:p>4.6339</text:p>
              </table:table-cell>
              <table:table-cell office:value-type="float" office:value="4.7995">
                <text:p>4.7995</text:p>
              </table:table-cell>
              <table:table-cell office:value-type="float" office:value="4.7031">
                <text:p>4.7031</text:p>
              </table:table-cell>
              <table:table-cell office:value-type="float" office:value="4.6339">
                <text:p>4.6339</text:p>
              </table:table-cell>
              <table:table-cell office:value-type="float" office:value="4.6339">
                <text:p>4.63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">
                <text:p>1400.7</text:p>
              </table:table-cell>
              <table:table-cell office:value-type="float" office:value="4.7567">
                <text:p>4.7567</text:p>
              </table:table-cell>
              <table:table-cell office:value-type="float" office:value="4.6295">
                <text:p>4.6295</text:p>
              </table:table-cell>
              <table:table-cell office:value-type="float" office:value="4.7971">
                <text:p>4.7971</text:p>
              </table:table-cell>
              <table:table-cell office:value-type="float" office:value="4.7007">
                <text:p>4.7007</text:p>
              </table:table-cell>
              <table:table-cell office:value-type="float" office:value="4.6295">
                <text:p>4.6295</text:p>
              </table:table-cell>
              <table:table-cell office:value-type="float" office:value="4.6295">
                <text:p>4.62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">
                <text:p>1410.7</text:p>
              </table:table-cell>
              <table:table-cell office:value-type="float" office:value="4.7538">
                <text:p>4.7538</text:p>
              </table:table-cell>
              <table:table-cell office:value-type="float" office:value="4.625">
                <text:p>4.625</text:p>
              </table:table-cell>
              <table:table-cell office:value-type="float" office:value="4.7947">
                <text:p>4.7947</text:p>
              </table:table-cell>
              <table:table-cell office:value-type="float" office:value="4.6983">
                <text:p>4.6983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">
                <text:p>1420.7</text:p>
              </table:table-cell>
              <table:table-cell office:value-type="float" office:value="4.7509">
                <text:p>4.7509</text:p>
              </table:table-cell>
              <table:table-cell office:value-type="float" office:value="4.6204">
                <text:p>4.6204</text:p>
              </table:table-cell>
              <table:table-cell office:value-type="float" office:value="4.7923">
                <text:p>4.7923</text:p>
              </table:table-cell>
              <table:table-cell office:value-type="float" office:value="4.6959">
                <text:p>4.6959</text:p>
              </table:table-cell>
              <table:table-cell office:value-type="float" office:value="4.6204">
                <text:p>4.6204</text:p>
              </table:table-cell>
              <table:table-cell office:value-type="float" office:value="4.6204">
                <text:p>4.6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">
                <text:p>1430.7</text:p>
              </table:table-cell>
              <table:table-cell office:value-type="float" office:value="4.7479">
                <text:p>4.7479</text:p>
              </table:table-cell>
              <table:table-cell office:value-type="float" office:value="4.6159">
                <text:p>4.6159</text:p>
              </table:table-cell>
              <table:table-cell office:value-type="float" office:value="4.7899">
                <text:p>4.7899</text:p>
              </table:table-cell>
              <table:table-cell office:value-type="float" office:value="4.6936">
                <text:p>4.6936</text:p>
              </table:table-cell>
              <table:table-cell office:value-type="float" office:value="4.6159">
                <text:p>4.6159</text:p>
              </table:table-cell>
              <table:table-cell office:value-type="float" office:value="4.6159">
                <text:p>4.61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">
                <text:p>1440.7</text:p>
              </table:table-cell>
              <table:table-cell office:value-type="float" office:value="4.7449">
                <text:p>4.7449</text:p>
              </table:table-cell>
              <table:table-cell office:value-type="float" office:value="4.6113">
                <text:p>4.6113</text:p>
              </table:table-cell>
              <table:table-cell office:value-type="float" office:value="4.7875">
                <text:p>4.7875</text:p>
              </table:table-cell>
              <table:table-cell office:value-type="float" office:value="4.6912">
                <text:p>4.6912</text:p>
              </table:table-cell>
              <table:table-cell office:value-type="float" office:value="4.6113">
                <text:p>4.6113</text:p>
              </table:table-cell>
              <table:table-cell office:value-type="float" office:value="4.6113">
                <text:p>4.6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">
                <text:p>1450.7</text:p>
              </table:table-cell>
              <table:table-cell office:value-type="float" office:value="4.742">
                <text:p>4.742</text:p>
              </table:table-cell>
              <table:table-cell office:value-type="float" office:value="4.6067">
                <text:p>4.6067</text:p>
              </table:table-cell>
              <table:table-cell office:value-type="float" office:value="4.7851">
                <text:p>4.7851</text:p>
              </table:table-cell>
              <table:table-cell office:value-type="float" office:value="4.6888">
                <text:p>4.6888</text:p>
              </table:table-cell>
              <table:table-cell office:value-type="float" office:value="4.6067">
                <text:p>4.6067</text:p>
              </table:table-cell>
              <table:table-cell office:value-type="float" office:value="4.6067">
                <text:p>4.60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">
                <text:p>1460.7</text:p>
              </table:table-cell>
              <table:table-cell office:value-type="float" office:value="4.739">
                <text:p>4.739</text:p>
              </table:table-cell>
              <table:table-cell office:value-type="float" office:value="4.6021">
                <text:p>4.6021</text:p>
              </table:table-cell>
              <table:table-cell office:value-type="float" office:value="4.7826">
                <text:p>4.7826</text:p>
              </table:table-cell>
              <table:table-cell office:value-type="float" office:value="4.6863">
                <text:p>4.6863</text:p>
              </table:table-cell>
              <table:table-cell office:value-type="float" office:value="4.6021">
                <text:p>4.6021</text:p>
              </table:table-cell>
              <table:table-cell office:value-type="float" office:value="4.6021">
                <text:p>4.6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">
                <text:p>1470.7</text:p>
              </table:table-cell>
              <table:table-cell office:value-type="float" office:value="4.736">
                <text:p>4.736</text:p>
              </table:table-cell>
              <table:table-cell office:value-type="float" office:value="4.5974">
                <text:p>4.5974</text:p>
              </table:table-cell>
              <table:table-cell office:value-type="float" office:value="4.7802">
                <text:p>4.7802</text:p>
              </table:table-cell>
              <table:table-cell office:value-type="float" office:value="4.6839">
                <text:p>4.6839</text:p>
              </table:table-cell>
              <table:table-cell office:value-type="float" office:value="4.5974">
                <text:p>4.5974</text:p>
              </table:table-cell>
              <table:table-cell office:value-type="float" office:value="4.5974">
                <text:p>4.59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">
                <text:p>1480.7</text:p>
              </table:table-cell>
              <table:table-cell office:value-type="float" office:value="4.733">
                <text:p>4.733</text:p>
              </table:table-cell>
              <table:table-cell office:value-type="float" office:value="4.5927">
                <text:p>4.5927</text:p>
              </table:table-cell>
              <table:table-cell office:value-type="float" office:value="4.7777">
                <text:p>4.7777</text:p>
              </table:table-cell>
              <table:table-cell office:value-type="float" office:value="4.6815">
                <text:p>4.6815</text:p>
              </table:table-cell>
              <table:table-cell office:value-type="float" office:value="4.5927">
                <text:p>4.5927</text:p>
              </table:table-cell>
              <table:table-cell office:value-type="float" office:value="4.5927">
                <text:p>4.5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">
                <text:p>1490.7</text:p>
              </table:table-cell>
              <table:table-cell office:value-type="float" office:value="4.7299">
                <text:p>4.7299</text:p>
              </table:table-cell>
              <table:table-cell office:value-type="float" office:value="4.588">
                <text:p>4.588</text:p>
              </table:table-cell>
              <table:table-cell office:value-type="float" office:value="4.7753">
                <text:p>4.7753</text:p>
              </table:table-cell>
              <table:table-cell office:value-type="float" office:value="4.6791">
                <text:p>4.6791</text:p>
              </table:table-cell>
              <table:table-cell office:value-type="float" office:value="4.588">
                <text:p>4.588</text:p>
              </table:table-cell>
              <table:table-cell office:value-type="float" office:value="4.588">
                <text:p>4.5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">
                <text:p>1500.7</text:p>
              </table:table-cell>
              <table:table-cell office:value-type="float" office:value="4.7269">
                <text:p>4.7269</text:p>
              </table:table-cell>
              <table:table-cell office:value-type="float" office:value="4.5833">
                <text:p>4.5833</text:p>
              </table:table-cell>
              <table:table-cell office:value-type="float" office:value="4.7728">
                <text:p>4.7728</text:p>
              </table:table-cell>
              <table:table-cell office:value-type="float" office:value="4.6766">
                <text:p>4.6766</text:p>
              </table:table-cell>
              <table:table-cell office:value-type="float" office:value="4.5833">
                <text:p>4.5833</text:p>
              </table:table-cell>
              <table:table-cell office:value-type="float" office:value="4.5833">
                <text:p>4.5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">
                <text:p>1510.7</text:p>
              </table:table-cell>
              <table:table-cell office:value-type="float" office:value="4.7238">
                <text:p>4.7238</text:p>
              </table:table-cell>
              <table:table-cell office:value-type="float" office:value="4.5785">
                <text:p>4.5785</text:p>
              </table:table-cell>
              <table:table-cell office:value-type="float" office:value="4.7703">
                <text:p>4.7703</text:p>
              </table:table-cell>
              <table:table-cell office:value-type="float" office:value="4.6742">
                <text:p>4.6742</text:p>
              </table:table-cell>
              <table:table-cell office:value-type="float" office:value="4.5785">
                <text:p>4.5785</text:p>
              </table:table-cell>
              <table:table-cell office:value-type="float" office:value="4.5785">
                <text:p>4.57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">
                <text:p>1520.7</text:p>
              </table:table-cell>
              <table:table-cell office:value-type="float" office:value="4.7208">
                <text:p>4.7208</text:p>
              </table:table-cell>
              <table:table-cell office:value-type="float" office:value="4.5737">
                <text:p>4.5737</text:p>
              </table:table-cell>
              <table:table-cell office:value-type="float" office:value="4.7679">
                <text:p>4.7679</text:p>
              </table:table-cell>
              <table:table-cell office:value-type="float" office:value="4.6717">
                <text:p>4.6717</text:p>
              </table:table-cell>
              <table:table-cell office:value-type="float" office:value="4.5737">
                <text:p>4.5737</text:p>
              </table:table-cell>
              <table:table-cell office:value-type="float" office:value="4.5737">
                <text:p>4.57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">
                <text:p>1530.7</text:p>
              </table:table-cell>
              <table:table-cell office:value-type="float" office:value="4.7177">
                <text:p>4.7177</text:p>
              </table:table-cell>
              <table:table-cell office:value-type="float" office:value="4.5689">
                <text:p>4.5689</text:p>
              </table:table-cell>
              <table:table-cell office:value-type="float" office:value="4.7654">
                <text:p>4.7654</text:p>
              </table:table-cell>
              <table:table-cell office:value-type="float" office:value="4.6693">
                <text:p>4.6693</text:p>
              </table:table-cell>
              <table:table-cell office:value-type="float" office:value="4.5689">
                <text:p>4.5689</text:p>
              </table:table-cell>
              <table:table-cell office:value-type="float" office:value="4.5689">
                <text:p>4.5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">
                <text:p>1540.7</text:p>
              </table:table-cell>
              <table:table-cell office:value-type="float" office:value="4.7146">
                <text:p>4.7146</text:p>
              </table:table-cell>
              <table:table-cell office:value-type="float" office:value="4.564">
                <text:p>4.564</text:p>
              </table:table-cell>
              <table:table-cell office:value-type="float" office:value="4.7629">
                <text:p>4.7629</text:p>
              </table:table-cell>
              <table:table-cell office:value-type="float" office:value="4.6668">
                <text:p>4.6668</text:p>
              </table:table-cell>
              <table:table-cell office:value-type="float" office:value="4.564">
                <text:p>4.564</text:p>
              </table:table-cell>
              <table:table-cell office:value-type="float" office:value="4.564">
                <text:p>4.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">
                <text:p>1550.7</text:p>
              </table:table-cell>
              <table:table-cell office:value-type="float" office:value="4.7115">
                <text:p>4.7115</text:p>
              </table:table-cell>
              <table:table-cell office:value-type="float" office:value="4.5591">
                <text:p>4.5591</text:p>
              </table:table-cell>
              <table:table-cell office:value-type="float" office:value="4.7604">
                <text:p>4.7604</text:p>
              </table:table-cell>
              <table:table-cell office:value-type="float" office:value="4.6643">
                <text:p>4.6643</text:p>
              </table:table-cell>
              <table:table-cell office:value-type="float" office:value="4.5591">
                <text:p>4.5591</text:p>
              </table:table-cell>
              <table:table-cell office:value-type="float" office:value="4.5591">
                <text:p>4.55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">
                <text:p>1560.7</text:p>
              </table:table-cell>
              <table:table-cell office:value-type="float" office:value="4.7083">
                <text:p>4.7083</text:p>
              </table:table-cell>
              <table:table-cell office:value-type="float" office:value="4.5542">
                <text:p>4.5542</text:p>
              </table:table-cell>
              <table:table-cell office:value-type="float" office:value="4.7579">
                <text:p>4.7579</text:p>
              </table:table-cell>
              <table:table-cell office:value-type="float" office:value="4.6618">
                <text:p>4.6618</text:p>
              </table:table-cell>
              <table:table-cell office:value-type="float" office:value="4.5542">
                <text:p>4.5542</text:p>
              </table:table-cell>
              <table:table-cell office:value-type="float" office:value="4.5542">
                <text:p>4.55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">
                <text:p>1570.7</text:p>
              </table:table-cell>
              <table:table-cell office:value-type="float" office:value="4.7052">
                <text:p>4.7052</text:p>
              </table:table-cell>
              <table:table-cell office:value-type="float" office:value="4.5492">
                <text:p>4.5492</text:p>
              </table:table-cell>
              <table:table-cell office:value-type="float" office:value="4.7553">
                <text:p>4.7553</text:p>
              </table:table-cell>
              <table:table-cell office:value-type="float" office:value="4.6594">
                <text:p>4.6594</text:p>
              </table:table-cell>
              <table:table-cell office:value-type="float" office:value="4.5492">
                <text:p>4.5492</text:p>
              </table:table-cell>
              <table:table-cell office:value-type="float" office:value="4.5492">
                <text:p>4.5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">
                <text:p>1580.7</text:p>
              </table:table-cell>
              <table:table-cell office:value-type="float" office:value="4.7021">
                <text:p>4.7021</text:p>
              </table:table-cell>
              <table:table-cell office:value-type="float" office:value="4.5443">
                <text:p>4.5443</text:p>
              </table:table-cell>
              <table:table-cell office:value-type="float" office:value="4.7528">
                <text:p>4.7528</text:p>
              </table:table-cell>
              <table:table-cell office:value-type="float" office:value="4.6569">
                <text:p>4.6569</text:p>
              </table:table-cell>
              <table:table-cell office:value-type="float" office:value="4.5443">
                <text:p>4.5443</text:p>
              </table:table-cell>
              <table:table-cell office:value-type="float" office:value="4.5443">
                <text:p>4.54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">
                <text:p>1590.7</text:p>
              </table:table-cell>
              <table:table-cell office:value-type="float" office:value="4.6989">
                <text:p>4.6989</text:p>
              </table:table-cell>
              <table:table-cell office:value-type="float" office:value="4.5392">
                <text:p>4.5392</text:p>
              </table:table-cell>
              <table:table-cell office:value-type="float" office:value="4.7503">
                <text:p>4.7503</text:p>
              </table:table-cell>
              <table:table-cell office:value-type="float" office:value="4.6543">
                <text:p>4.6543</text:p>
              </table:table-cell>
              <table:table-cell office:value-type="float" office:value="4.5392">
                <text:p>4.5392</text:p>
              </table:table-cell>
              <table:table-cell office:value-type="float" office:value="4.5392">
                <text:p>4.53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">
                <text:p>1600.7</text:p>
              </table:table-cell>
              <table:table-cell office:value-type="float" office:value="4.6957">
                <text:p>4.6957</text:p>
              </table:table-cell>
              <table:table-cell office:value-type="float" office:value="4.5342">
                <text:p>4.5342</text:p>
              </table:table-cell>
              <table:table-cell office:value-type="float" office:value="4.7477">
                <text:p>4.7477</text:p>
              </table:table-cell>
              <table:table-cell office:value-type="float" office:value="4.6518">
                <text:p>4.6518</text:p>
              </table:table-cell>
              <table:table-cell office:value-type="float" office:value="4.5342">
                <text:p>4.5342</text:p>
              </table:table-cell>
              <table:table-cell office:value-type="float" office:value="4.5342">
                <text:p>4.53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">
                <text:p>1610.7</text:p>
              </table:table-cell>
              <table:table-cell office:value-type="float" office:value="4.6925">
                <text:p>4.6925</text:p>
              </table:table-cell>
              <table:table-cell office:value-type="float" office:value="4.5291">
                <text:p>4.5291</text:p>
              </table:table-cell>
              <table:table-cell office:value-type="float" office:value="4.7452">
                <text:p>4.7452</text:p>
              </table:table-cell>
              <table:table-cell office:value-type="float" office:value="4.6493">
                <text:p>4.6493</text:p>
              </table:table-cell>
              <table:table-cell office:value-type="float" office:value="4.5291">
                <text:p>4.5291</text:p>
              </table:table-cell>
              <table:table-cell office:value-type="float" office:value="4.5291">
                <text:p>4.5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">
                <text:p>1620.7</text:p>
              </table:table-cell>
              <table:table-cell office:value-type="float" office:value="4.6893">
                <text:p>4.6893</text:p>
              </table:table-cell>
              <table:table-cell office:value-type="float" office:value="4.524">
                <text:p>4.524</text:p>
              </table:table-cell>
              <table:table-cell office:value-type="float" office:value="4.7426">
                <text:p>4.7426</text:p>
              </table:table-cell>
              <table:table-cell office:value-type="float" office:value="4.6468">
                <text:p>4.6468</text:p>
              </table:table-cell>
              <table:table-cell office:value-type="float" office:value="4.524">
                <text:p>4.524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">
                <text:p>1630.7</text:p>
              </table:table-cell>
              <table:table-cell office:value-type="float" office:value="4.6861">
                <text:p>4.6861</text:p>
              </table:table-cell>
              <table:table-cell office:value-type="float" office:value="4.5188">
                <text:p>4.5188</text:p>
              </table:table-cell>
              <table:table-cell office:value-type="float" office:value="4.74">
                <text:p>4.74</text:p>
              </table:table-cell>
              <table:table-cell office:value-type="float" office:value="4.6442">
                <text:p>4.6442</text:p>
              </table:table-cell>
              <table:table-cell office:value-type="float" office:value="4.5188">
                <text:p>4.5188</text:p>
              </table:table-cell>
              <table:table-cell office:value-type="float" office:value="4.5188">
                <text:p>4.5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">
                <text:p>1640.7</text:p>
              </table:table-cell>
              <table:table-cell office:value-type="float" office:value="4.6829">
                <text:p>4.6829</text:p>
              </table:table-cell>
              <table:table-cell office:value-type="float" office:value="4.5136">
                <text:p>4.5136</text:p>
              </table:table-cell>
              <table:table-cell office:value-type="float" office:value="4.7375">
                <text:p>4.7375</text:p>
              </table:table-cell>
              <table:table-cell office:value-type="float" office:value="4.6417">
                <text:p>4.6417</text:p>
              </table:table-cell>
              <table:table-cell office:value-type="float" office:value="4.5136">
                <text:p>4.5136</text:p>
              </table:table-cell>
              <table:table-cell office:value-type="float" office:value="4.5136">
                <text:p>4.5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">
                <text:p>1650.7</text:p>
              </table:table-cell>
              <table:table-cell office:value-type="float" office:value="4.6796">
                <text:p>4.6796</text:p>
              </table:table-cell>
              <table:table-cell office:value-type="float" office:value="4.5084">
                <text:p>4.5084</text:p>
              </table:table-cell>
              <table:table-cell office:value-type="float" office:value="4.7349">
                <text:p>4.7349</text:p>
              </table:table-cell>
              <table:table-cell office:value-type="float" office:value="4.6391">
                <text:p>4.6391</text:p>
              </table:table-cell>
              <table:table-cell office:value-type="float" office:value="4.5084">
                <text:p>4.5084</text:p>
              </table:table-cell>
              <table:table-cell office:value-type="float" office:value="4.5084">
                <text:p>4.50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">
                <text:p>1660.7</text:p>
              </table:table-cell>
              <table:table-cell office:value-type="float" office:value="4.6763">
                <text:p>4.6763</text:p>
              </table:table-cell>
              <table:table-cell office:value-type="float" office:value="4.5031">
                <text:p>4.5031</text:p>
              </table:table-cell>
              <table:table-cell office:value-type="float" office:value="4.7323">
                <text:p>4.7323</text:p>
              </table:table-cell>
              <table:table-cell office:value-type="float" office:value="4.6366">
                <text:p>4.6366</text:p>
              </table:table-cell>
              <table:table-cell office:value-type="float" office:value="4.5031">
                <text:p>4.5031</text:p>
              </table:table-cell>
              <table:table-cell office:value-type="float" office:value="4.5031">
                <text:p>4.50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">
                <text:p>1670.7</text:p>
              </table:table-cell>
              <table:table-cell office:value-type="float" office:value="4.6731">
                <text:p>4.6731</text:p>
              </table:table-cell>
              <table:table-cell office:value-type="float" office:value="4.4978">
                <text:p>4.4978</text:p>
              </table:table-cell>
              <table:table-cell office:value-type="float" office:value="4.7297">
                <text:p>4.7297</text:p>
              </table:table-cell>
              <table:table-cell office:value-type="float" office:value="4.634">
                <text:p>4.634</text:p>
              </table:table-cell>
              <table:table-cell office:value-type="float" office:value="4.4978">
                <text:p>4.4978</text:p>
              </table:table-cell>
              <table:table-cell office:value-type="float" office:value="4.4978">
                <text:p>4.4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">
                <text:p>1680.7</text:p>
              </table:table-cell>
              <table:table-cell office:value-type="float" office:value="4.6698">
                <text:p>4.6698</text:p>
              </table:table-cell>
              <table:table-cell office:value-type="float" office:value="4.4925">
                <text:p>4.4925</text:p>
              </table:table-cell>
              <table:table-cell office:value-type="float" office:value="4.7271">
                <text:p>4.7271</text:p>
              </table:table-cell>
              <table:table-cell office:value-type="float" office:value="4.6314">
                <text:p>4.6314</text:p>
              </table:table-cell>
              <table:table-cell office:value-type="float" office:value="4.4925">
                <text:p>4.4925</text:p>
              </table:table-cell>
              <table:table-cell office:value-type="float" office:value="4.4925">
                <text:p>4.49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">
                <text:p>1690.7</text:p>
              </table:table-cell>
              <table:table-cell office:value-type="float" office:value="4.6665">
                <text:p>4.6665</text:p>
              </table:table-cell>
              <table:table-cell office:value-type="float" office:value="4.4871">
                <text:p>4.4871</text:p>
              </table:table-cell>
              <table:table-cell office:value-type="float" office:value="4.7245">
                <text:p>4.7245</text:p>
              </table:table-cell>
              <table:table-cell office:value-type="float" office:value="4.6288">
                <text:p>4.6288</text:p>
              </table:table-cell>
              <table:table-cell office:value-type="float" office:value="4.4871">
                <text:p>4.4871</text:p>
              </table:table-cell>
              <table:table-cell office:value-type="float" office:value="4.4871">
                <text:p>4.48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">
                <text:p>1700.7</text:p>
              </table:table-cell>
              <table:table-cell office:value-type="float" office:value="4.6631">
                <text:p>4.6631</text:p>
              </table:table-cell>
              <table:table-cell office:value-type="float" office:value="4.4817">
                <text:p>4.4817</text:p>
              </table:table-cell>
              <table:table-cell office:value-type="float" office:value="4.7218">
                <text:p>4.7218</text:p>
              </table:table-cell>
              <table:table-cell office:value-type="float" office:value="4.6262">
                <text:p>4.6262</text:p>
              </table:table-cell>
              <table:table-cell office:value-type="float" office:value="4.4817">
                <text:p>4.4817</text:p>
              </table:table-cell>
              <table:table-cell office:value-type="float" office:value="4.4817">
                <text:p>4.4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">
                <text:p>1710.7</text:p>
              </table:table-cell>
              <table:table-cell office:value-type="float" office:value="4.6598">
                <text:p>4.6598</text:p>
              </table:table-cell>
              <table:table-cell office:value-type="float" office:value="4.4762">
                <text:p>4.4762</text:p>
              </table:table-cell>
              <table:table-cell office:value-type="float" office:value="4.7192">
                <text:p>4.7192</text:p>
              </table:table-cell>
              <table:table-cell office:value-type="float" office:value="4.6236">
                <text:p>4.6236</text:p>
              </table:table-cell>
              <table:table-cell office:value-type="float" office:value="4.4762">
                <text:p>4.4762</text:p>
              </table:table-cell>
              <table:table-cell office:value-type="float" office:value="4.4762">
                <text:p>4.47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">
                <text:p>1720.7</text:p>
              </table:table-cell>
              <table:table-cell office:value-type="float" office:value="4.6564">
                <text:p>4.6564</text:p>
              </table:table-cell>
              <table:table-cell office:value-type="float" office:value="4.4708">
                <text:p>4.4708</text:p>
              </table:table-cell>
              <table:table-cell office:value-type="float" office:value="4.7166">
                <text:p>4.7166</text:p>
              </table:table-cell>
              <table:table-cell office:value-type="float" office:value="4.621">
                <text:p>4.621</text:p>
              </table:table-cell>
              <table:table-cell office:value-type="float" office:value="4.4708">
                <text:p>4.4708</text:p>
              </table:table-cell>
              <table:table-cell office:value-type="float" office:value="4.4708">
                <text:p>4.47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">
                <text:p>1730.7</text:p>
              </table:table-cell>
              <table:table-cell office:value-type="float" office:value="4.6531">
                <text:p>4.6531</text:p>
              </table:table-cell>
              <table:table-cell office:value-type="float" office:value="4.4652">
                <text:p>4.4652</text:p>
              </table:table-cell>
              <table:table-cell office:value-type="float" office:value="4.7139">
                <text:p>4.7139</text:p>
              </table:table-cell>
              <table:table-cell office:value-type="float" office:value="4.6184">
                <text:p>4.6184</text:p>
              </table:table-cell>
              <table:table-cell office:value-type="float" office:value="4.4652">
                <text:p>4.4652</text:p>
              </table:table-cell>
              <table:table-cell office:value-type="float" office:value="4.4652">
                <text:p>4.4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">
                <text:p>1740.7</text:p>
              </table:table-cell>
              <table:table-cell office:value-type="float" office:value="4.6497">
                <text:p>4.6497</text:p>
              </table:table-cell>
              <table:table-cell office:value-type="float" office:value="4.4597">
                <text:p>4.4597</text:p>
              </table:table-cell>
              <table:table-cell office:value-type="float" office:value="4.7113">
                <text:p>4.7113</text:p>
              </table:table-cell>
              <table:table-cell office:value-type="float" office:value="4.6158">
                <text:p>4.6158</text:p>
              </table:table-cell>
              <table:table-cell office:value-type="float" office:value="4.4597">
                <text:p>4.4597</text:p>
              </table:table-cell>
              <table:table-cell office:value-type="float" office:value="4.4597">
                <text:p>4.45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">
                <text:p>1750.7</text:p>
              </table:table-cell>
              <table:table-cell office:value-type="float" office:value="4.6463">
                <text:p>4.6463</text:p>
              </table:table-cell>
              <table:table-cell office:value-type="float" office:value="4.4541">
                <text:p>4.4541</text:p>
              </table:table-cell>
              <table:table-cell office:value-type="float" office:value="4.7086">
                <text:p>4.7086</text:p>
              </table:table-cell>
              <table:table-cell office:value-type="float" office:value="4.6131">
                <text:p>4.6131</text:p>
              </table:table-cell>
              <table:table-cell office:value-type="float" office:value="4.4541">
                <text:p>4.4541</text:p>
              </table:table-cell>
              <table:table-cell office:value-type="float" office:value="4.4541">
                <text:p>4.45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">
                <text:p>1760.7</text:p>
              </table:table-cell>
              <table:table-cell office:value-type="float" office:value="4.6429">
                <text:p>4.6429</text:p>
              </table:table-cell>
              <table:table-cell office:value-type="float" office:value="4.4484">
                <text:p>4.4484</text:p>
              </table:table-cell>
              <table:table-cell office:value-type="float" office:value="4.7059">
                <text:p>4.7059</text:p>
              </table:table-cell>
              <table:table-cell office:value-type="float" office:value="4.6105">
                <text:p>4.6105</text:p>
              </table:table-cell>
              <table:table-cell office:value-type="float" office:value="4.4484">
                <text:p>4.4484</text:p>
              </table:table-cell>
              <table:table-cell office:value-type="float" office:value="4.4484">
                <text:p>4.44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">
                <text:p>1770.7</text:p>
              </table:table-cell>
              <table:table-cell office:value-type="float" office:value="4.6394">
                <text:p>4.6394</text:p>
              </table:table-cell>
              <table:table-cell office:value-type="float" office:value="4.4427">
                <text:p>4.4427</text:p>
              </table:table-cell>
              <table:table-cell office:value-type="float" office:value="4.7032">
                <text:p>4.7032</text:p>
              </table:table-cell>
              <table:table-cell office:value-type="float" office:value="4.6078">
                <text:p>4.6078</text:p>
              </table:table-cell>
              <table:table-cell office:value-type="float" office:value="4.4427">
                <text:p>4.4427</text:p>
              </table:table-cell>
              <table:table-cell office:value-type="float" office:value="4.4427">
                <text:p>4.4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">
                <text:p>1780.7</text:p>
              </table:table-cell>
              <table:table-cell office:value-type="float" office:value="4.636">
                <text:p>4.636</text:p>
              </table:table-cell>
              <table:table-cell office:value-type="float" office:value="4.437">
                <text:p>4.437</text:p>
              </table:table-cell>
              <table:table-cell office:value-type="float" office:value="4.7005">
                <text:p>4.7005</text:p>
              </table:table-cell>
              <table:table-cell office:value-type="float" office:value="4.6052">
                <text:p>4.6052</text:p>
              </table:table-cell>
              <table:table-cell office:value-type="float" office:value="4.437">
                <text:p>4.437</text:p>
              </table:table-cell>
              <table:table-cell office:value-type="float" office:value="4.437">
                <text:p>4.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">
                <text:p>1790.7</text:p>
              </table:table-cell>
              <table:table-cell office:value-type="float" office:value="4.6325">
                <text:p>4.6325</text:p>
              </table:table-cell>
              <table:table-cell office:value-type="float" office:value="4.4312">
                <text:p>4.4312</text:p>
              </table:table-cell>
              <table:table-cell office:value-type="float" office:value="4.6978">
                <text:p>4.6978</text:p>
              </table:table-cell>
              <table:table-cell office:value-type="float" office:value="4.6025">
                <text:p>4.6025</text:p>
              </table:table-cell>
              <table:table-cell office:value-type="float" office:value="4.4312">
                <text:p>4.4312</text:p>
              </table:table-cell>
              <table:table-cell office:value-type="float" office:value="4.4312">
                <text:p>4.43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">
                <text:p>1800.7</text:p>
              </table:table-cell>
              <table:table-cell office:value-type="float" office:value="4.629">
                <text:p>4.629</text:p>
              </table:table-cell>
              <table:table-cell office:value-type="float" office:value="4.4254">
                <text:p>4.4254</text:p>
              </table:table-cell>
              <table:table-cell office:value-type="float" office:value="4.6951">
                <text:p>4.6951</text:p>
              </table:table-cell>
              <table:table-cell office:value-type="float" office:value="4.5998">
                <text:p>4.5998</text:p>
              </table:table-cell>
              <table:table-cell office:value-type="float" office:value="4.4254">
                <text:p>4.4254</text:p>
              </table:table-cell>
              <table:table-cell office:value-type="float" office:value="4.4254">
                <text:p>4.42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">
                <text:p>1810.7</text:p>
              </table:table-cell>
              <table:table-cell office:value-type="float" office:value="4.6255">
                <text:p>4.6255</text:p>
              </table:table-cell>
              <table:table-cell office:value-type="float" office:value="4.4195">
                <text:p>4.4195</text:p>
              </table:table-cell>
              <table:table-cell office:value-type="float" office:value="4.6924">
                <text:p>4.6924</text:p>
              </table:table-cell>
              <table:table-cell office:value-type="float" office:value="4.5971">
                <text:p>4.5971</text:p>
              </table:table-cell>
              <table:table-cell office:value-type="float" office:value="4.4195">
                <text:p>4.4195</text:p>
              </table:table-cell>
              <table:table-cell office:value-type="float" office:value="4.4195">
                <text:p>4.41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">
                <text:p>1820.7</text:p>
              </table:table-cell>
              <table:table-cell office:value-type="float" office:value="4.622">
                <text:p>4.622</text:p>
              </table:table-cell>
              <table:table-cell office:value-type="float" office:value="4.4136">
                <text:p>4.4136</text:p>
              </table:table-cell>
              <table:table-cell office:value-type="float" office:value="4.6897">
                <text:p>4.6897</text:p>
              </table:table-cell>
              <table:table-cell office:value-type="float" office:value="4.5944">
                <text:p>4.5944</text:p>
              </table:table-cell>
              <table:table-cell office:value-type="float" office:value="4.4136">
                <text:p>4.4136</text:p>
              </table:table-cell>
              <table:table-cell office:value-type="float" office:value="4.4136">
                <text:p>4.4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">
                <text:p>1830.7</text:p>
              </table:table-cell>
              <table:table-cell office:value-type="float" office:value="4.6185">
                <text:p>4.6185</text:p>
              </table:table-cell>
              <table:table-cell office:value-type="float" office:value="4.4076">
                <text:p>4.4076</text:p>
              </table:table-cell>
              <table:table-cell office:value-type="float" office:value="4.6869">
                <text:p>4.6869</text:p>
              </table:table-cell>
              <table:table-cell office:value-type="float" office:value="4.5917">
                <text:p>4.5917</text:p>
              </table:table-cell>
              <table:table-cell office:value-type="float" office:value="4.4076">
                <text:p>4.4076</text:p>
              </table:table-cell>
              <table:table-cell office:value-type="float" office:value="4.4076">
                <text:p>4.40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">
                <text:p>1840.7</text:p>
              </table:table-cell>
              <table:table-cell office:value-type="float" office:value="4.6149">
                <text:p>4.6149</text:p>
              </table:table-cell>
              <table:table-cell office:value-type="float" office:value="4.4016">
                <text:p>4.4016</text:p>
              </table:table-cell>
              <table:table-cell office:value-type="float" office:value="4.6842">
                <text:p>4.6842</text:p>
              </table:table-cell>
              <table:table-cell office:value-type="float" office:value="4.589">
                <text:p>4.589</text:p>
              </table:table-cell>
              <table:table-cell office:value-type="float" office:value="4.4016">
                <text:p>4.4016</text:p>
              </table:table-cell>
              <table:table-cell office:value-type="float" office:value="4.4016">
                <text:p>4.4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">
                <text:p>1850.7</text:p>
              </table:table-cell>
              <table:table-cell office:value-type="float" office:value="4.6114">
                <text:p>4.6114</text:p>
              </table:table-cell>
              <table:table-cell office:value-type="float" office:value="4.3956">
                <text:p>4.3956</text:p>
              </table:table-cell>
              <table:table-cell office:value-type="float" office:value="4.6814">
                <text:p>4.6814</text:p>
              </table:table-cell>
              <table:table-cell office:value-type="float" office:value="4.5863">
                <text:p>4.5863</text:p>
              </table:table-cell>
              <table:table-cell office:value-type="float" office:value="4.3956">
                <text:p>4.3956</text:p>
              </table:table-cell>
              <table:table-cell office:value-type="float" office:value="4.3956">
                <text:p>4.39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">
                <text:p>1860.7</text:p>
              </table:table-cell>
              <table:table-cell office:value-type="float" office:value="4.6078">
                <text:p>4.6078</text:p>
              </table:table-cell>
              <table:table-cell office:value-type="float" office:value="4.3895">
                <text:p>4.3895</text:p>
              </table:table-cell>
              <table:table-cell office:value-type="float" office:value="4.6787">
                <text:p>4.6787</text:p>
              </table:table-cell>
              <table:table-cell office:value-type="float" office:value="4.5836">
                <text:p>4.5836</text:p>
              </table:table-cell>
              <table:table-cell office:value-type="float" office:value="4.3895">
                <text:p>4.3895</text:p>
              </table:table-cell>
              <table:table-cell office:value-type="float" office:value="4.3895">
                <text:p>4.38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">
                <text:p>1870.7</text:p>
              </table:table-cell>
              <table:table-cell office:value-type="float" office:value="4.6042">
                <text:p>4.6042</text:p>
              </table:table-cell>
              <table:table-cell office:value-type="float" office:value="4.3833">
                <text:p>4.3833</text:p>
              </table:table-cell>
              <table:table-cell office:value-type="float" office:value="4.6759">
                <text:p>4.6759</text:p>
              </table:table-cell>
              <table:table-cell office:value-type="float" office:value="4.5808">
                <text:p>4.5808</text:p>
              </table:table-cell>
              <table:table-cell office:value-type="float" office:value="4.3833">
                <text:p>4.3833</text:p>
              </table:table-cell>
              <table:table-cell office:value-type="float" office:value="4.3833">
                <text:p>4.38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">
                <text:p>1880.7</text:p>
              </table:table-cell>
              <table:table-cell office:value-type="float" office:value="4.6006">
                <text:p>4.6006</text:p>
              </table:table-cell>
              <table:table-cell office:value-type="float" office:value="4.3771">
                <text:p>4.3771</text:p>
              </table:table-cell>
              <table:table-cell office:value-type="float" office:value="4.6731">
                <text:p>4.6731</text:p>
              </table:table-cell>
              <table:table-cell office:value-type="float" office:value="4.5781">
                <text:p>4.5781</text:p>
              </table:table-cell>
              <table:table-cell office:value-type="float" office:value="4.3771">
                <text:p>4.3771</text:p>
              </table:table-cell>
              <table:table-cell office:value-type="float" office:value="4.3771">
                <text:p>4.37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">
                <text:p>1890.7</text:p>
              </table:table-cell>
              <table:table-cell office:value-type="float" office:value="4.5969">
                <text:p>4.5969</text:p>
              </table:table-cell>
              <table:table-cell office:value-type="float" office:value="4.3709">
                <text:p>4.3709</text:p>
              </table:table-cell>
              <table:table-cell office:value-type="float" office:value="4.6703">
                <text:p>4.6703</text:p>
              </table:table-cell>
              <table:table-cell office:value-type="float" office:value="4.5753">
                <text:p>4.5753</text:p>
              </table:table-cell>
              <table:table-cell office:value-type="float" office:value="4.3709">
                <text:p>4.3709</text:p>
              </table:table-cell>
              <table:table-cell office:value-type="float" office:value="4.3709">
                <text:p>4.37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">
                <text:p>1900.7</text:p>
              </table:table-cell>
              <table:table-cell office:value-type="float" office:value="4.5933">
                <text:p>4.5933</text:p>
              </table:table-cell>
              <table:table-cell office:value-type="float" office:value="4.3645">
                <text:p>4.3645</text:p>
              </table:table-cell>
              <table:table-cell office:value-type="float" office:value="4.6675">
                <text:p>4.6675</text:p>
              </table:table-cell>
              <table:table-cell office:value-type="float" office:value="4.5725">
                <text:p>4.5725</text:p>
              </table:table-cell>
              <table:table-cell office:value-type="float" office:value="4.3645">
                <text:p>4.3645</text:p>
              </table:table-cell>
              <table:table-cell office:value-type="float" office:value="4.3645">
                <text:p>4.36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">
                <text:p>1910.7</text:p>
              </table:table-cell>
              <table:table-cell office:value-type="float" office:value="4.5896">
                <text:p>4.5896</text:p>
              </table:table-cell>
              <table:table-cell office:value-type="float" office:value="4.3582">
                <text:p>4.3582</text:p>
              </table:table-cell>
              <table:table-cell office:value-type="float" office:value="4.6647">
                <text:p>4.6647</text:p>
              </table:table-cell>
              <table:table-cell office:value-type="float" office:value="4.5697">
                <text:p>4.5697</text:p>
              </table:table-cell>
              <table:table-cell office:value-type="float" office:value="4.3582">
                <text:p>4.3582</text:p>
              </table:table-cell>
              <table:table-cell office:value-type="float" office:value="4.3582">
                <text:p>4.35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">
                <text:p>1920.7</text:p>
              </table:table-cell>
              <table:table-cell office:value-type="float" office:value="4.5859">
                <text:p>4.5859</text:p>
              </table:table-cell>
              <table:table-cell office:value-type="float" office:value="4.3518">
                <text:p>4.3518</text:p>
              </table:table-cell>
              <table:table-cell office:value-type="float" office:value="4.6619">
                <text:p>4.6619</text:p>
              </table:table-cell>
              <table:table-cell office:value-type="float" office:value="4.567">
                <text:p>4.567</text:p>
              </table:table-cell>
              <table:table-cell office:value-type="float" office:value="4.3518">
                <text:p>4.3518</text:p>
              </table:table-cell>
              <table:table-cell office:value-type="float" office:value="4.3518">
                <text:p>4.3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">
                <text:p>1930.7</text:p>
              </table:table-cell>
              <table:table-cell office:value-type="float" office:value="4.5822">
                <text:p>4.5822</text:p>
              </table:table-cell>
              <table:table-cell office:value-type="float" office:value="4.3453">
                <text:p>4.3453</text:p>
              </table:table-cell>
              <table:table-cell office:value-type="float" office:value="4.659">
                <text:p>4.659</text:p>
              </table:table-cell>
              <table:table-cell office:value-type="float" office:value="4.5642">
                <text:p>4.5642</text:p>
              </table:table-cell>
              <table:table-cell office:value-type="float" office:value="4.3453">
                <text:p>4.3453</text:p>
              </table:table-cell>
              <table:table-cell office:value-type="float" office:value="4.3453">
                <text:p>4.3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">
                <text:p>1940.7</text:p>
              </table:table-cell>
              <table:table-cell office:value-type="float" office:value="4.5784">
                <text:p>4.5784</text:p>
              </table:table-cell>
              <table:table-cell office:value-type="float" office:value="4.3388">
                <text:p>4.3388</text:p>
              </table:table-cell>
              <table:table-cell office:value-type="float" office:value="4.6562">
                <text:p>4.6562</text:p>
              </table:table-cell>
              <table:table-cell office:value-type="float" office:value="4.5613">
                <text:p>4.5613</text:p>
              </table:table-cell>
              <table:table-cell office:value-type="float" office:value="4.3388">
                <text:p>4.3388</text:p>
              </table:table-cell>
              <table:table-cell office:value-type="float" office:value="4.3388">
                <text:p>4.33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">
                <text:p>1950.7</text:p>
              </table:table-cell>
              <table:table-cell office:value-type="float" office:value="4.5747">
                <text:p>4.5747</text:p>
              </table:table-cell>
              <table:table-cell office:value-type="float" office:value="4.3322">
                <text:p>4.3322</text:p>
              </table:table-cell>
              <table:table-cell office:value-type="float" office:value="4.6533">
                <text:p>4.6533</text:p>
              </table:table-cell>
              <table:table-cell office:value-type="float" office:value="4.5585">
                <text:p>4.5585</text:p>
              </table:table-cell>
              <table:table-cell office:value-type="float" office:value="4.3322">
                <text:p>4.3322</text:p>
              </table:table-cell>
              <table:table-cell office:value-type="float" office:value="4.3322">
                <text:p>4.33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">
                <text:p>1960.7</text:p>
              </table:table-cell>
              <table:table-cell office:value-type="float" office:value="4.5709">
                <text:p>4.5709</text:p>
              </table:table-cell>
              <table:table-cell office:value-type="float" office:value="4.3256">
                <text:p>4.3256</text:p>
              </table:table-cell>
              <table:table-cell office:value-type="float" office:value="4.6505">
                <text:p>4.6505</text:p>
              </table:table-cell>
              <table:table-cell office:value-type="float" office:value="4.5557">
                <text:p>4.5557</text:p>
              </table:table-cell>
              <table:table-cell office:value-type="float" office:value="4.3256">
                <text:p>4.3256</text:p>
              </table:table-cell>
              <table:table-cell office:value-type="float" office:value="4.3256">
                <text:p>4.3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">
                <text:p>1970.7</text:p>
              </table:table-cell>
              <table:table-cell office:value-type="float" office:value="4.5671">
                <text:p>4.5671</text:p>
              </table:table-cell>
              <table:table-cell office:value-type="float" office:value="4.3189">
                <text:p>4.3189</text:p>
              </table:table-cell>
              <table:table-cell office:value-type="float" office:value="4.6476">
                <text:p>4.6476</text:p>
              </table:table-cell>
              <table:table-cell office:value-type="float" office:value="4.5529">
                <text:p>4.5529</text:p>
              </table:table-cell>
              <table:table-cell office:value-type="float" office:value="4.3189">
                <text:p>4.3189</text:p>
              </table:table-cell>
              <table:table-cell office:value-type="float" office:value="4.3189">
                <text:p>4.31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">
                <text:p>1980.7</text:p>
              </table:table-cell>
              <table:table-cell office:value-type="float" office:value="4.5633">
                <text:p>4.5633</text:p>
              </table:table-cell>
              <table:table-cell office:value-type="float" office:value="4.3121">
                <text:p>4.3121</text:p>
              </table:table-cell>
              <table:table-cell office:value-type="float" office:value="4.6447">
                <text:p>4.6447</text:p>
              </table:table-cell>
              <table:table-cell office:value-type="float" office:value="4.55">
                <text:p>4.55</text:p>
              </table:table-cell>
              <table:table-cell office:value-type="float" office:value="4.3121">
                <text:p>4.3121</text:p>
              </table:table-cell>
              <table:table-cell office:value-type="float" office:value="4.3121">
                <text:p>4.31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">
                <text:p>1990.7</text:p>
              </table:table-cell>
              <table:table-cell office:value-type="float" office:value="4.5595">
                <text:p>4.5595</text:p>
              </table:table-cell>
              <table:table-cell office:value-type="float" office:value="4.3053">
                <text:p>4.3053</text:p>
              </table:table-cell>
              <table:table-cell office:value-type="float" office:value="4.6418">
                <text:p>4.6418</text:p>
              </table:table-cell>
              <table:table-cell office:value-type="float" office:value="4.5472">
                <text:p>4.5472</text:p>
              </table:table-cell>
              <table:table-cell office:value-type="float" office:value="4.3053">
                <text:p>4.3053</text:p>
              </table:table-cell>
              <table:table-cell office:value-type="float" office:value="4.3053">
                <text:p>4.30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">
                <text:p>2000.7</text:p>
              </table:table-cell>
              <table:table-cell office:value-type="float" office:value="4.5556">
                <text:p>4.5556</text:p>
              </table:table-cell>
              <table:table-cell office:value-type="float" office:value="4.2984">
                <text:p>4.2984</text:p>
              </table:table-cell>
              <table:table-cell office:value-type="float" office:value="4.6389">
                <text:p>4.6389</text:p>
              </table:table-cell>
              <table:table-cell office:value-type="float" office:value="4.5443">
                <text:p>4.5443</text:p>
              </table:table-cell>
              <table:table-cell office:value-type="float" office:value="4.2984">
                <text:p>4.2984</text:p>
              </table:table-cell>
              <table:table-cell office:value-type="float" office:value="4.2984">
                <text:p>4.29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">
                <text:p>2010.7</text:p>
              </table:table-cell>
              <table:table-cell office:value-type="float" office:value="4.5518">
                <text:p>4.5518</text:p>
              </table:table-cell>
              <table:table-cell office:value-type="float" office:value="4.2915">
                <text:p>4.2915</text:p>
              </table:table-cell>
              <table:table-cell office:value-type="float" office:value="4.636">
                <text:p>4.636</text:p>
              </table:table-cell>
              <table:table-cell office:value-type="float" office:value="4.5414">
                <text:p>4.5414</text:p>
              </table:table-cell>
              <table:table-cell office:value-type="float" office:value="4.2945">
                <text:p>4.2945</text:p>
              </table:table-cell>
              <table:table-cell office:value-type="float" office:value="4.2915">
                <text:p>4.29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">
                <text:p>2020.7</text:p>
              </table:table-cell>
              <table:table-cell office:value-type="float" office:value="4.5479">
                <text:p>4.5479</text:p>
              </table:table-cell>
              <table:table-cell office:value-type="float" office:value="4.2845">
                <text:p>4.2845</text:p>
              </table:table-cell>
              <table:table-cell office:value-type="float" office:value="4.6331">
                <text:p>4.6331</text:p>
              </table:table-cell>
              <table:table-cell office:value-type="float" office:value="4.5385">
                <text:p>4.5385</text:p>
              </table:table-cell>
              <table:table-cell office:value-type="float" office:value="4.2916">
                <text:p>4.2916</text:p>
              </table:table-cell>
              <table:table-cell office:value-type="float" office:value="4.2845">
                <text:p>4.28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">
                <text:p>2030.7</text:p>
              </table:table-cell>
              <table:table-cell office:value-type="float" office:value="4.544">
                <text:p>4.544</text:p>
              </table:table-cell>
              <table:table-cell office:value-type="float" office:value="4.2774">
                <text:p>4.2774</text:p>
              </table:table-cell>
              <table:table-cell office:value-type="float" office:value="4.6301">
                <text:p>4.6301</text:p>
              </table:table-cell>
              <table:table-cell office:value-type="float" office:value="4.5356">
                <text:p>4.5356</text:p>
              </table:table-cell>
              <table:table-cell office:value-type="float" office:value="4.2888">
                <text:p>4.2888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">
                <text:p>2040.7</text:p>
              </table:table-cell>
              <table:table-cell office:value-type="float" office:value="4.54">
                <text:p>4.54</text:p>
              </table:table-cell>
              <table:table-cell office:value-type="float" office:value="4.2703">
                <text:p>4.2703</text:p>
              </table:table-cell>
              <table:table-cell office:value-type="float" office:value="4.6272">
                <text:p>4.6272</text:p>
              </table:table-cell>
              <table:table-cell office:value-type="float" office:value="4.5327">
                <text:p>4.5327</text:p>
              </table:table-cell>
              <table:table-cell office:value-type="float" office:value="4.286">
                <text:p>4.286</text:p>
              </table:table-cell>
              <table:table-cell office:value-type="float" office:value="4.2703">
                <text:p>4.27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">
                <text:p>2050.7</text:p>
              </table:table-cell>
              <table:table-cell office:value-type="float" office:value="4.5361">
                <text:p>4.5361</text:p>
              </table:table-cell>
              <table:table-cell office:value-type="float" office:value="4.2631">
                <text:p>4.2631</text:p>
              </table:table-cell>
              <table:table-cell office:value-type="float" office:value="4.6242">
                <text:p>4.6242</text:p>
              </table:table-cell>
              <table:table-cell office:value-type="float" office:value="4.5298">
                <text:p>4.5298</text:p>
              </table:table-cell>
              <table:table-cell office:value-type="float" office:value="4.2832">
                <text:p>4.2832</text:p>
              </table:table-cell>
              <table:table-cell office:value-type="float" office:value="4.2631">
                <text:p>4.26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">
                <text:p>2060.7</text:p>
              </table:table-cell>
              <table:table-cell office:value-type="float" office:value="4.5321">
                <text:p>4.5321</text:p>
              </table:table-cell>
              <table:table-cell office:value-type="float" office:value="4.2558">
                <text:p>4.2558</text:p>
              </table:table-cell>
              <table:table-cell office:value-type="float" office:value="4.6213">
                <text:p>4.6213</text:p>
              </table:table-cell>
              <table:table-cell office:value-type="float" office:value="4.5269">
                <text:p>4.5269</text:p>
              </table:table-cell>
              <table:table-cell office:value-type="float" office:value="4.2803">
                <text:p>4.2803</text:p>
              </table:table-cell>
              <table:table-cell office:value-type="float" office:value="4.2558">
                <text:p>4.25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">
                <text:p>2070.7</text:p>
              </table:table-cell>
              <table:table-cell office:value-type="float" office:value="4.5281">
                <text:p>4.5281</text:p>
              </table:table-cell>
              <table:table-cell office:value-type="float" office:value="4.2485">
                <text:p>4.2485</text:p>
              </table:table-cell>
              <table:table-cell office:value-type="float" office:value="4.6183">
                <text:p>4.6183</text:p>
              </table:table-cell>
              <table:table-cell office:value-type="float" office:value="4.5239">
                <text:p>4.5239</text:p>
              </table:table-cell>
              <table:table-cell office:value-type="float" office:value="4.2775">
                <text:p>4.2775</text:p>
              </table:table-cell>
              <table:table-cell office:value-type="float" office:value="4.2485">
                <text:p>4.24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">
                <text:p>2080.7</text:p>
              </table:table-cell>
              <table:table-cell office:value-type="float" office:value="4.5241">
                <text:p>4.5241</text:p>
              </table:table-cell>
              <table:table-cell office:value-type="float" office:value="4.2411">
                <text:p>4.2411</text:p>
              </table:table-cell>
              <table:table-cell office:value-type="float" office:value="4.6153">
                <text:p>4.6153</text:p>
              </table:table-cell>
              <table:table-cell office:value-type="float" office:value="4.521">
                <text:p>4.521</text:p>
              </table:table-cell>
              <table:table-cell office:value-type="float" office:value="4.2746">
                <text:p>4.2746</text:p>
              </table:table-cell>
              <table:table-cell office:value-type="float" office:value="4.2411">
                <text:p>4.24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">
                <text:p>2090.7</text:p>
              </table:table-cell>
              <table:table-cell office:value-type="float" office:value="4.52">
                <text:p>4.52</text:p>
              </table:table-cell>
              <table:table-cell office:value-type="float" office:value="4.2336">
                <text:p>4.2336</text:p>
              </table:table-cell>
              <table:table-cell office:value-type="float" office:value="4.6123">
                <text:p>4.6123</text:p>
              </table:table-cell>
              <table:table-cell office:value-type="float" office:value="4.518">
                <text:p>4.518</text:p>
              </table:table-cell>
              <table:table-cell office:value-type="float" office:value="4.2718">
                <text:p>4.2718</text:p>
              </table:table-cell>
              <table:table-cell office:value-type="float" office:value="4.2336">
                <text:p>4.23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">
                <text:p>2100.7</text:p>
              </table:table-cell>
              <table:table-cell office:value-type="float" office:value="4.516">
                <text:p>4.516</text:p>
              </table:table-cell>
              <table:table-cell office:value-type="float" office:value="4.226">
                <text:p>4.226</text:p>
              </table:table-cell>
              <table:table-cell office:value-type="float" office:value="4.6093">
                <text:p>4.6093</text:p>
              </table:table-cell>
              <table:table-cell office:value-type="float" office:value="4.5151">
                <text:p>4.5151</text:p>
              </table:table-cell>
              <table:table-cell office:value-type="float" office:value="4.2689">
                <text:p>4.2689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">
                <text:p>2110.7</text:p>
              </table:table-cell>
              <table:table-cell office:value-type="float" office:value="4.5119">
                <text:p>4.5119</text:p>
              </table:table-cell>
              <table:table-cell office:value-type="float" office:value="4.2184">
                <text:p>4.2184</text:p>
              </table:table-cell>
              <table:table-cell office:value-type="float" office:value="4.6063">
                <text:p>4.6063</text:p>
              </table:table-cell>
              <table:table-cell office:value-type="float" office:value="4.5121">
                <text:p>4.5121</text:p>
              </table:table-cell>
              <table:table-cell office:value-type="float" office:value="4.266">
                <text:p>4.266</text:p>
              </table:table-cell>
              <table:table-cell office:value-type="float" office:value="4.2184">
                <text:p>4.21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">
                <text:p>2120.7</text:p>
              </table:table-cell>
              <table:table-cell office:value-type="float" office:value="4.5078">
                <text:p>4.5078</text:p>
              </table:table-cell>
              <table:table-cell office:value-type="float" office:value="4.2106">
                <text:p>4.2106</text:p>
              </table:table-cell>
              <table:table-cell office:value-type="float" office:value="4.6033">
                <text:p>4.6033</text:p>
              </table:table-cell>
              <table:table-cell office:value-type="float" office:value="4.5091">
                <text:p>4.5091</text:p>
              </table:table-cell>
              <table:table-cell office:value-type="float" office:value="4.2631">
                <text:p>4.2631</text:p>
              </table:table-cell>
              <table:table-cell office:value-type="float" office:value="4.2106">
                <text:p>4.21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">
                <text:p>2130.7</text:p>
              </table:table-cell>
              <table:table-cell office:value-type="float" office:value="4.5037">
                <text:p>4.5037</text:p>
              </table:table-cell>
              <table:table-cell office:value-type="float" office:value="4.2028">
                <text:p>4.2028</text:p>
              </table:table-cell>
              <table:table-cell office:value-type="float" office:value="4.6002">
                <text:p>4.6002</text:p>
              </table:table-cell>
              <table:table-cell office:value-type="float" office:value="4.5061">
                <text:p>4.5061</text:p>
              </table:table-cell>
              <table:table-cell office:value-type="float" office:value="4.2602">
                <text:p>4.2602</text:p>
              </table:table-cell>
              <table:table-cell office:value-type="float" office:value="4.2028">
                <text:p>4.2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">
                <text:p>2140.7</text:p>
              </table:table-cell>
              <table:table-cell office:value-type="float" office:value="4.4995">
                <text:p>4.4995</text:p>
              </table:table-cell>
              <table:table-cell office:value-type="float" office:value="4.195">
                <text:p>4.195</text:p>
              </table:table-cell>
              <table:table-cell office:value-type="float" office:value="4.5972">
                <text:p>4.5972</text:p>
              </table:table-cell>
              <table:table-cell office:value-type="float" office:value="4.5031">
                <text:p>4.5031</text:p>
              </table:table-cell>
              <table:table-cell office:value-type="float" office:value="4.2573">
                <text:p>4.2573</text:p>
              </table:table-cell>
              <table:table-cell office:value-type="float" office:value="4.195">
                <text:p>4.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">
                <text:p>2150.7</text:p>
              </table:table-cell>
              <table:table-cell office:value-type="float" office:value="4.4953">
                <text:p>4.4953</text:p>
              </table:table-cell>
              <table:table-cell office:value-type="float" office:value="4.187">
                <text:p>4.187</text:p>
              </table:table-cell>
              <table:table-cell office:value-type="float" office:value="4.5941">
                <text:p>4.5941</text:p>
              </table:table-cell>
              <table:table-cell office:value-type="float" office:value="4.5">
                <text:p>4.5</text:p>
              </table:table-cell>
              <table:table-cell office:value-type="float" office:value="4.2543">
                <text:p>4.2543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">
                <text:p>2160.7</text:p>
              </table:table-cell>
              <table:table-cell office:value-type="float" office:value="4.4911">
                <text:p>4.4911</text:p>
              </table:table-cell>
              <table:table-cell office:value-type="float" office:value="4.179">
                <text:p>4.179</text:p>
              </table:table-cell>
              <table:table-cell office:value-type="float" office:value="4.591">
                <text:p>4.591</text:p>
              </table:table-cell>
              <table:table-cell office:value-type="float" office:value="4.497">
                <text:p>4.497</text:p>
              </table:table-cell>
              <table:table-cell office:value-type="float" office:value="4.2514">
                <text:p>4.2514</text:p>
              </table:table-cell>
              <table:table-cell office:value-type="float" office:value="4.179">
                <text:p>4.1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">
                <text:p>2170.7</text:p>
              </table:table-cell>
              <table:table-cell office:value-type="float" office:value="4.4869">
                <text:p>4.4869</text:p>
              </table:table-cell>
              <table:table-cell office:value-type="float" office:value="4.1708">
                <text:p>4.1708</text:p>
              </table:table-cell>
              <table:table-cell office:value-type="float" office:value="4.588">
                <text:p>4.588</text:p>
              </table:table-cell>
              <table:table-cell office:value-type="float" office:value="4.494">
                <text:p>4.494</text:p>
              </table:table-cell>
              <table:table-cell office:value-type="float" office:value="4.2484">
                <text:p>4.2484</text:p>
              </table:table-cell>
              <table:table-cell office:value-type="float" office:value="4.1708">
                <text:p>4.17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">
                <text:p>2180.7</text:p>
              </table:table-cell>
              <table:table-cell office:value-type="float" office:value="4.4826">
                <text:p>4.4826</text:p>
              </table:table-cell>
              <table:table-cell office:value-type="float" office:value="4.1626">
                <text:p>4.1626</text:p>
              </table:table-cell>
              <table:table-cell office:value-type="float" office:value="4.5849">
                <text:p>4.5849</text:p>
              </table:table-cell>
              <table:table-cell office:value-type="float" office:value="4.4909">
                <text:p>4.4909</text:p>
              </table:table-cell>
              <table:table-cell office:value-type="float" office:value="4.2455">
                <text:p>4.2455</text:p>
              </table:table-cell>
              <table:table-cell office:value-type="float" office:value="4.1626">
                <text:p>4.16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">
                <text:p>2190.7</text:p>
              </table:table-cell>
              <table:table-cell office:value-type="float" office:value="4.4784">
                <text:p>4.4784</text:p>
              </table:table-cell>
              <table:table-cell office:value-type="float" office:value="4.1543">
                <text:p>4.1543</text:p>
              </table:table-cell>
              <table:table-cell office:value-type="float" office:value="4.5818">
                <text:p>4.5818</text:p>
              </table:table-cell>
              <table:table-cell office:value-type="float" office:value="4.4878">
                <text:p>4.4878</text:p>
              </table:table-cell>
              <table:table-cell office:value-type="float" office:value="4.2425">
                <text:p>4.2425</text:p>
              </table:table-cell>
              <table:table-cell office:value-type="float" office:value="4.1543">
                <text:p>4.15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">
                <text:p>2200.7</text:p>
              </table:table-cell>
              <table:table-cell office:value-type="float" office:value="4.4741">
                <text:p>4.4741</text:p>
              </table:table-cell>
              <table:table-cell office:value-type="float" office:value="4.1459">
                <text:p>4.1459</text:p>
              </table:table-cell>
              <table:table-cell office:value-type="float" office:value="4.5786">
                <text:p>4.5786</text:p>
              </table:table-cell>
              <table:table-cell office:value-type="float" office:value="4.4847">
                <text:p>4.4847</text:p>
              </table:table-cell>
              <table:table-cell office:value-type="float" office:value="4.2395">
                <text:p>4.2395</text:p>
              </table:table-cell>
              <table:table-cell office:value-type="float" office:value="4.1459">
                <text:p>4.1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">
                <text:p>2210.7</text:p>
              </table:table-cell>
              <table:table-cell office:value-type="float" office:value="4.4697">
                <text:p>4.4697</text:p>
              </table:table-cell>
              <table:table-cell office:value-type="float" office:value="4.1374">
                <text:p>4.1374</text:p>
              </table:table-cell>
              <table:table-cell office:value-type="float" office:value="4.5755">
                <text:p>4.5755</text:p>
              </table:table-cell>
              <table:table-cell office:value-type="float" office:value="4.4817">
                <text:p>4.4817</text:p>
              </table:table-cell>
              <table:table-cell office:value-type="float" office:value="4.2365">
                <text:p>4.2365</text:p>
              </table:table-cell>
              <table:table-cell office:value-type="float" office:value="4.1374">
                <text:p>4.13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">
                <text:p>2220.7</text:p>
              </table:table-cell>
              <table:table-cell office:value-type="float" office:value="4.4654">
                <text:p>4.4654</text:p>
              </table:table-cell>
              <table:table-cell office:value-type="float" office:value="4.1288">
                <text:p>4.1288</text:p>
              </table:table-cell>
              <table:table-cell office:value-type="float" office:value="4.5724">
                <text:p>4.5724</text:p>
              </table:table-cell>
              <table:table-cell office:value-type="float" office:value="4.4785">
                <text:p>4.4785</text:p>
              </table:table-cell>
              <table:table-cell office:value-type="float" office:value="4.2335">
                <text:p>4.2335</text:p>
              </table:table-cell>
              <table:table-cell office:value-type="float" office:value="4.1288">
                <text:p>4.12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">
                <text:p>2230.7</text:p>
              </table:table-cell>
              <table:table-cell office:value-type="float" office:value="4.461">
                <text:p>4.461</text:p>
              </table:table-cell>
              <table:table-cell office:value-type="float" office:value="4.1201">
                <text:p>4.1201</text:p>
              </table:table-cell>
              <table:table-cell office:value-type="float" office:value="4.5692">
                <text:p>4.5692</text:p>
              </table:table-cell>
              <table:table-cell office:value-type="float" office:value="4.4754">
                <text:p>4.4754</text:p>
              </table:table-cell>
              <table:table-cell office:value-type="float" office:value="4.2305">
                <text:p>4.2305</text:p>
              </table:table-cell>
              <table:table-cell office:value-type="float" office:value="4.1201">
                <text:p>4.12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">
                <text:p>2240.7</text:p>
              </table:table-cell>
              <table:table-cell office:value-type="float" office:value="4.4566">
                <text:p>4.4566</text:p>
              </table:table-cell>
              <table:table-cell office:value-type="float" office:value="4.1112">
                <text:p>4.1112</text:p>
              </table:table-cell>
              <table:table-cell office:value-type="float" office:value="4.566">
                <text:p>4.566</text:p>
              </table:table-cell>
              <table:table-cell office:value-type="float" office:value="4.4723">
                <text:p>4.4723</text:p>
              </table:table-cell>
              <table:table-cell office:value-type="float" office:value="4.2275">
                <text:p>4.2275</text:p>
              </table:table-cell>
              <table:table-cell office:value-type="float" office:value="4.1112">
                <text:p>4.1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">
                <text:p>2250.7</text:p>
              </table:table-cell>
              <table:table-cell office:value-type="float" office:value="4.4522">
                <text:p>4.4522</text:p>
              </table:table-cell>
              <table:table-cell office:value-type="float" office:value="4.1023">
                <text:p>4.1023</text:p>
              </table:table-cell>
              <table:table-cell office:value-type="float" office:value="4.5629">
                <text:p>4.5629</text:p>
              </table:table-cell>
              <table:table-cell office:value-type="float" office:value="4.4692">
                <text:p>4.4692</text:p>
              </table:table-cell>
              <table:table-cell office:value-type="float" office:value="4.2245">
                <text:p>4.2245</text:p>
              </table:table-cell>
              <table:table-cell office:value-type="float" office:value="4.1023">
                <text:p>4.10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">
                <text:p>2260.7</text:p>
              </table:table-cell>
              <table:table-cell office:value-type="float" office:value="4.4477">
                <text:p>4.4477</text:p>
              </table:table-cell>
              <table:table-cell office:value-type="float" office:value="4.0933">
                <text:p>4.0933</text:p>
              </table:table-cell>
              <table:table-cell office:value-type="float" office:value="4.5597">
                <text:p>4.5597</text:p>
              </table:table-cell>
              <table:table-cell office:value-type="float" office:value="4.466">
                <text:p>4.466</text:p>
              </table:table-cell>
              <table:table-cell office:value-type="float" office:value="4.2214">
                <text:p>4.2214</text:p>
              </table:table-cell>
              <table:table-cell office:value-type="float" office:value="4.0933">
                <text:p>4.09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">
                <text:p>2270.7</text:p>
              </table:table-cell>
              <table:table-cell office:value-type="float" office:value="4.4432">
                <text:p>4.4432</text:p>
              </table:table-cell>
              <table:table-cell office:value-type="float" office:value="4.0842">
                <text:p>4.0842</text:p>
              </table:table-cell>
              <table:table-cell office:value-type="float" office:value="4.5565">
                <text:p>4.5565</text:p>
              </table:table-cell>
              <table:table-cell office:value-type="float" office:value="4.4629">
                <text:p>4.4629</text:p>
              </table:table-cell>
              <table:table-cell office:value-type="float" office:value="4.2184">
                <text:p>4.2184</text:p>
              </table:table-cell>
              <table:table-cell office:value-type="float" office:value="4.0842">
                <text:p>4.08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">
                <text:p>2280.7</text:p>
              </table:table-cell>
              <table:table-cell office:value-type="float" office:value="4.4387">
                <text:p>4.4387</text:p>
              </table:table-cell>
              <table:table-cell office:value-type="float" office:value="4.075">
                <text:p>4.075</text:p>
              </table:table-cell>
              <table:table-cell office:value-type="float" office:value="4.5532">
                <text:p>4.5532</text:p>
              </table:table-cell>
              <table:table-cell office:value-type="float" office:value="4.4597">
                <text:p>4.4597</text:p>
              </table:table-cell>
              <table:table-cell office:value-type="float" office:value="4.2153">
                <text:p>4.2153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">
                <text:p>2290.7</text:p>
              </table:table-cell>
              <table:table-cell office:value-type="float" office:value="4.4342">
                <text:p>4.4342</text:p>
              </table:table-cell>
              <table:table-cell office:value-type="float" office:value="4.0656">
                <text:p>4.0656</text:p>
              </table:table-cell>
              <table:table-cell office:value-type="float" office:value="4.55">
                <text:p>4.55</text:p>
              </table:table-cell>
              <table:table-cell office:value-type="float" office:value="4.4565">
                <text:p>4.4565</text:p>
              </table:table-cell>
              <table:table-cell office:value-type="float" office:value="4.2122">
                <text:p>4.2122</text:p>
              </table:table-cell>
              <table:table-cell office:value-type="float" office:value="4.0656">
                <text:p>4.06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">
                <text:p>2300.7</text:p>
              </table:table-cell>
              <table:table-cell office:value-type="float" office:value="4.4296">
                <text:p>4.4296</text:p>
              </table:table-cell>
              <table:table-cell office:value-type="float" office:value="4.0561">
                <text:p>4.0561</text:p>
              </table:table-cell>
              <table:table-cell office:value-type="float" office:value="4.5468">
                <text:p>4.5468</text:p>
              </table:table-cell>
              <table:table-cell office:value-type="float" office:value="4.4533">
                <text:p>4.4533</text:p>
              </table:table-cell>
              <table:table-cell office:value-type="float" office:value="4.2091">
                <text:p>4.2091</text:p>
              </table:table-cell>
              <table:table-cell office:value-type="float" office:value="4.0561">
                <text:p>4.05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">
                <text:p>2310.7</text:p>
              </table:table-cell>
              <table:table-cell office:value-type="float" office:value="4.425">
                <text:p>4.425</text:p>
              </table:table-cell>
              <table:table-cell office:value-type="float" office:value="4.0465">
                <text:p>4.0465</text:p>
              </table:table-cell>
              <table:table-cell office:value-type="float" office:value="4.5435">
                <text:p>4.5435</text:p>
              </table:table-cell>
              <table:table-cell office:value-type="float" office:value="4.4501">
                <text:p>4.4501</text:p>
              </table:table-cell>
              <table:table-cell office:value-type="float" office:value="4.206">
                <text:p>4.206</text:p>
              </table:table-cell>
              <table:table-cell office:value-type="float" office:value="4.0465">
                <text:p>4.04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">
                <text:p>2320.7</text:p>
              </table:table-cell>
              <table:table-cell office:value-type="float" office:value="4.4204">
                <text:p>4.4204</text:p>
              </table:table-cell>
              <table:table-cell office:value-type="float" office:value="4.0368">
                <text:p>4.0368</text:p>
              </table:table-cell>
              <table:table-cell office:value-type="float" office:value="4.5403">
                <text:p>4.5403</text:p>
              </table:table-cell>
              <table:table-cell office:value-type="float" office:value="4.4469">
                <text:p>4.4469</text:p>
              </table:table-cell>
              <table:table-cell office:value-type="float" office:value="4.2029">
                <text:p>4.2029</text:p>
              </table:table-cell>
              <table:table-cell office:value-type="float" office:value="4.0368">
                <text:p>4.03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">
                <text:p>2330.7</text:p>
              </table:table-cell>
              <table:table-cell office:value-type="float" office:value="4.4157">
                <text:p>4.4157</text:p>
              </table:table-cell>
              <table:table-cell office:value-type="float" office:value="4.027">
                <text:p>4.027</text:p>
              </table:table-cell>
              <table:table-cell office:value-type="float" office:value="4.537">
                <text:p>4.537</text:p>
              </table:table-cell>
              <table:table-cell office:value-type="float" office:value="4.4436">
                <text:p>4.4436</text:p>
              </table:table-cell>
              <table:table-cell office:value-type="float" office:value="4.1998">
                <text:p>4.1998</text:p>
              </table:table-cell>
              <table:table-cell office:value-type="float" office:value="4.027">
                <text:p>4.0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">
                <text:p>2340.7</text:p>
              </table:table-cell>
              <table:table-cell office:value-type="float" office:value="4.411">
                <text:p>4.411</text:p>
              </table:table-cell>
              <table:table-cell office:value-type="float" office:value="4.017">
                <text:p>4.017</text:p>
              </table:table-cell>
              <table:table-cell office:value-type="float" office:value="4.5337">
                <text:p>4.5337</text:p>
              </table:table-cell>
              <table:table-cell office:value-type="float" office:value="4.4404">
                <text:p>4.4404</text:p>
              </table:table-cell>
              <table:table-cell office:value-type="float" office:value="4.1966">
                <text:p>4.1966</text:p>
              </table:table-cell>
              <table:table-cell office:value-type="float" office:value="4.017">
                <text:p>4.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">
                <text:p>2350.7</text:p>
              </table:table-cell>
              <table:table-cell office:value-type="float" office:value="4.4063">
                <text:p>4.4063</text:p>
              </table:table-cell>
              <table:table-cell office:value-type="float" office:value="4.0069">
                <text:p>4.0069</text:p>
              </table:table-cell>
              <table:table-cell office:value-type="float" office:value="4.5304">
                <text:p>4.5304</text:p>
              </table:table-cell>
              <table:table-cell office:value-type="float" office:value="4.4371">
                <text:p>4.4371</text:p>
              </table:table-cell>
              <table:table-cell office:value-type="float" office:value="4.1935">
                <text:p>4.1935</text:p>
              </table:table-cell>
              <table:table-cell office:value-type="float" office:value="4.0069">
                <text:p>4.00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">
                <text:p>2360.7</text:p>
              </table:table-cell>
              <table:table-cell office:value-type="float" office:value="4.4015">
                <text:p>4.4015</text:p>
              </table:table-cell>
              <table:table-cell office:value-type="float" office:value="3.9966">
                <text:p>3.9966</text:p>
              </table:table-cell>
              <table:table-cell office:value-type="float" office:value="4.5271">
                <text:p>4.5271</text:p>
              </table:table-cell>
              <table:table-cell office:value-type="float" office:value="4.4338">
                <text:p>4.4338</text:p>
              </table:table-cell>
              <table:table-cell office:value-type="float" office:value="4.1903">
                <text:p>4.1903</text:p>
              </table:table-cell>
              <table:table-cell office:value-type="float" office:value="3.9966">
                <text:p>3.99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">
                <text:p>2370.7</text:p>
              </table:table-cell>
              <table:table-cell office:value-type="float" office:value="4.3968">
                <text:p>4.3968</text:p>
              </table:table-cell>
              <table:table-cell office:value-type="float" office:value="3.9862">
                <text:p>3.9862</text:p>
              </table:table-cell>
              <table:table-cell office:value-type="float" office:value="4.5237">
                <text:p>4.5237</text:p>
              </table:table-cell>
              <table:table-cell office:value-type="float" office:value="4.4305">
                <text:p>4.4305</text:p>
              </table:table-cell>
              <table:table-cell office:value-type="float" office:value="4.1871">
                <text:p>4.1871</text:p>
              </table:table-cell>
              <table:table-cell office:value-type="float" office:value="3.9862">
                <text:p>3.98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">
                <text:p>2380.7</text:p>
              </table:table-cell>
              <table:table-cell office:value-type="float" office:value="4.392">
                <text:p>4.392</text:p>
              </table:table-cell>
              <table:table-cell office:value-type="float" office:value="3.9757">
                <text:p>3.9757</text:p>
              </table:table-cell>
              <table:table-cell office:value-type="float" office:value="4.5204">
                <text:p>4.5204</text:p>
              </table:table-cell>
              <table:table-cell office:value-type="float" office:value="4.4272">
                <text:p>4.4272</text:p>
              </table:table-cell>
              <table:table-cell office:value-type="float" office:value="4.1839">
                <text:p>4.1839</text:p>
              </table:table-cell>
              <table:table-cell office:value-type="float" office:value="3.9757">
                <text:p>3.97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">
                <text:p>2390.7</text:p>
              </table:table-cell>
              <table:table-cell office:value-type="float" office:value="4.3871">
                <text:p>4.3871</text:p>
              </table:table-cell>
              <table:table-cell office:value-type="float" office:value="3.965">
                <text:p>3.965</text:p>
              </table:table-cell>
              <table:table-cell office:value-type="float" office:value="4.517">
                <text:p>4.517</text:p>
              </table:table-cell>
              <table:table-cell office:value-type="float" office:value="4.4239">
                <text:p>4.4239</text:p>
              </table:table-cell>
              <table:table-cell office:value-type="float" office:value="4.1807">
                <text:p>4.1807</text:p>
              </table:table-cell>
              <table:table-cell office:value-type="float" office:value="3.965">
                <text:p>3.9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">
                <text:p>2400.7</text:p>
              </table:table-cell>
              <table:table-cell office:value-type="float" office:value="4.3822">
                <text:p>4.3822</text:p>
              </table:table-cell>
              <table:table-cell office:value-type="float" office:value="3.9541">
                <text:p>3.9541</text:p>
              </table:table-cell>
              <table:table-cell office:value-type="float" office:value="4.5137">
                <text:p>4.5137</text:p>
              </table:table-cell>
              <table:table-cell office:value-type="float" office:value="4.4206">
                <text:p>4.4206</text:p>
              </table:table-cell>
              <table:table-cell office:value-type="float" office:value="4.1775">
                <text:p>4.1775</text:p>
              </table:table-cell>
              <table:table-cell office:value-type="float" office:value="3.9541">
                <text:p>3.95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">
                <text:p>2410.7</text:p>
              </table:table-cell>
              <table:table-cell office:value-type="float" office:value="4.3773">
                <text:p>4.3773</text:p>
              </table:table-cell>
              <table:table-cell office:value-type="float" office:value="3.9431">
                <text:p>3.9431</text:p>
              </table:table-cell>
              <table:table-cell office:value-type="float" office:value="4.5103">
                <text:p>4.5103</text:p>
              </table:table-cell>
              <table:table-cell office:value-type="float" office:value="4.4173">
                <text:p>4.4173</text:p>
              </table:table-cell>
              <table:table-cell office:value-type="float" office:value="4.1743">
                <text:p>4.1743</text:p>
              </table:table-cell>
              <table:table-cell office:value-type="float" office:value="3.9431">
                <text:p>3.94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">
                <text:p>2420.7</text:p>
              </table:table-cell>
              <table:table-cell office:value-type="float" office:value="4.3724">
                <text:p>4.3724</text:p>
              </table:table-cell>
              <table:table-cell office:value-type="float" office:value="3.9319">
                <text:p>3.9319</text:p>
              </table:table-cell>
              <table:table-cell office:value-type="float" office:value="4.5069">
                <text:p>4.5069</text:p>
              </table:table-cell>
              <table:table-cell office:value-type="float" office:value="4.4139">
                <text:p>4.4139</text:p>
              </table:table-cell>
              <table:table-cell office:value-type="float" office:value="4.171">
                <text:p>4.171</text:p>
              </table:table-cell>
              <table:table-cell office:value-type="float" office:value="3.9319">
                <text:p>3.93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">
                <text:p>2430.7</text:p>
              </table:table-cell>
              <table:table-cell office:value-type="float" office:value="4.3674">
                <text:p>4.3674</text:p>
              </table:table-cell>
              <table:table-cell office:value-type="float" office:value="3.9206">
                <text:p>3.9206</text:p>
              </table:table-cell>
              <table:table-cell office:value-type="float" office:value="4.5035">
                <text:p>4.5035</text:p>
              </table:table-cell>
              <table:table-cell office:value-type="float" office:value="4.4105">
                <text:p>4.4105</text:p>
              </table:table-cell>
              <table:table-cell office:value-type="float" office:value="4.1678">
                <text:p>4.1678</text:p>
              </table:table-cell>
              <table:table-cell office:value-type="float" office:value="3.9206">
                <text:p>3.92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">
                <text:p>2440.7</text:p>
              </table:table-cell>
              <table:table-cell office:value-type="float" office:value="4.3624">
                <text:p>4.3624</text:p>
              </table:table-cell>
              <table:table-cell office:value-type="float" office:value="3.9091">
                <text:p>3.9091</text:p>
              </table:table-cell>
              <table:table-cell office:value-type="float" office:value="4.5">
                <text:p>4.5</text:p>
              </table:table-cell>
              <table:table-cell office:value-type="float" office:value="4.4072">
                <text:p>4.4072</text:p>
              </table:table-cell>
              <table:table-cell office:value-type="float" office:value="4.1645">
                <text:p>4.1645</text:p>
              </table:table-cell>
              <table:table-cell office:value-type="float" office:value="3.9091">
                <text:p>3.90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">
                <text:p>2450.7</text:p>
              </table:table-cell>
              <table:table-cell office:value-type="float" office:value="4.3574">
                <text:p>4.3574</text:p>
              </table:table-cell>
              <table:table-cell office:value-type="float" office:value="3.8974">
                <text:p>3.8974</text:p>
              </table:table-cell>
              <table:table-cell office:value-type="float" office:value="4.4966">
                <text:p>4.4966</text:p>
              </table:table-cell>
              <table:table-cell office:value-type="float" office:value="4.4038">
                <text:p>4.4038</text:p>
              </table:table-cell>
              <table:table-cell office:value-type="float" office:value="4.1612">
                <text:p>4.1612</text:p>
              </table:table-cell>
              <table:table-cell office:value-type="float" office:value="3.8974">
                <text:p>3.89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">
                <text:p>2460.7</text:p>
              </table:table-cell>
              <table:table-cell office:value-type="float" office:value="4.3523">
                <text:p>4.3523</text:p>
              </table:table-cell>
              <table:table-cell office:value-type="float" office:value="3.8855">
                <text:p>3.8855</text:p>
              </table:table-cell>
              <table:table-cell office:value-type="float" office:value="4.4931">
                <text:p>4.4931</text:p>
              </table:table-cell>
              <table:table-cell office:value-type="float" office:value="4.4004">
                <text:p>4.4004</text:p>
              </table:table-cell>
              <table:table-cell office:value-type="float" office:value="4.1579">
                <text:p>4.1579</text:p>
              </table:table-cell>
              <table:table-cell office:value-type="float" office:value="3.8855">
                <text:p>3.88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">
                <text:p>2470.7</text:p>
              </table:table-cell>
              <table:table-cell office:value-type="float" office:value="4.3472">
                <text:p>4.3472</text:p>
              </table:table-cell>
              <table:table-cell office:value-type="float" office:value="3.8734">
                <text:p>3.8734</text:p>
              </table:table-cell>
              <table:table-cell office:value-type="float" office:value="4.4897">
                <text:p>4.4897</text:p>
              </table:table-cell>
              <table:table-cell office:value-type="float" office:value="4.3969">
                <text:p>4.3969</text:p>
              </table:table-cell>
              <table:table-cell office:value-type="float" office:value="4.1546">
                <text:p>4.1546</text:p>
              </table:table-cell>
              <table:table-cell office:value-type="float" office:value="3.8734">
                <text:p>3.87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">
                <text:p>2480.7</text:p>
              </table:table-cell>
              <table:table-cell office:value-type="float" office:value="4.342">
                <text:p>4.342</text:p>
              </table:table-cell>
              <table:table-cell office:value-type="float" office:value="3.8611">
                <text:p>3.8611</text:p>
              </table:table-cell>
              <table:table-cell office:value-type="float" office:value="4.4862">
                <text:p>4.4862</text:p>
              </table:table-cell>
              <table:table-cell office:value-type="float" office:value="4.3935">
                <text:p>4.3935</text:p>
              </table:table-cell>
              <table:table-cell office:value-type="float" office:value="4.1513">
                <text:p>4.1513</text:p>
              </table:table-cell>
              <table:table-cell office:value-type="float" office:value="3.8611">
                <text:p>3.86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">
                <text:p>2490.7</text:p>
              </table:table-cell>
              <table:table-cell office:value-type="float" office:value="4.3368">
                <text:p>4.3368</text:p>
              </table:table-cell>
              <table:table-cell office:value-type="float" office:value="3.8486">
                <text:p>3.8486</text:p>
              </table:table-cell>
              <table:table-cell office:value-type="float" office:value="4.4827">
                <text:p>4.4827</text:p>
              </table:table-cell>
              <table:table-cell office:value-type="float" office:value="4.39">
                <text:p>4.39</text:p>
              </table:table-cell>
              <table:table-cell office:value-type="float" office:value="4.148">
                <text:p>4.148</text:p>
              </table:table-cell>
              <table:table-cell office:value-type="float" office:value="3.8486">
                <text:p>3.84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">
                <text:p>2500.7</text:p>
              </table:table-cell>
              <table:table-cell office:value-type="float" office:value="4.3316">
                <text:p>4.3316</text:p>
              </table:table-cell>
              <table:table-cell office:value-type="float" office:value="3.8359">
                <text:p>3.8359</text:p>
              </table:table-cell>
              <table:table-cell office:value-type="float" office:value="4.4792">
                <text:p>4.4792</text:p>
              </table:table-cell>
              <table:table-cell office:value-type="float" office:value="4.3866">
                <text:p>4.3866</text:p>
              </table:table-cell>
              <table:table-cell office:value-type="float" office:value="4.1446">
                <text:p>4.1446</text:p>
              </table:table-cell>
              <table:table-cell office:value-type="float" office:value="3.8359">
                <text:p>3.83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">
                <text:p>2510.7</text:p>
              </table:table-cell>
              <table:table-cell office:value-type="float" office:value="4.3264">
                <text:p>4.3264</text:p>
              </table:table-cell>
              <table:table-cell office:value-type="float" office:value="3.823">
                <text:p>3.823</text:p>
              </table:table-cell>
              <table:table-cell office:value-type="float" office:value="4.4757">
                <text:p>4.4757</text:p>
              </table:table-cell>
              <table:table-cell office:value-type="float" office:value="4.3831">
                <text:p>4.3831</text:p>
              </table:table-cell>
              <table:table-cell office:value-type="float" office:value="4.1413">
                <text:p>4.1413</text:p>
              </table:table-cell>
              <table:table-cell office:value-type="float" office:value="3.8294">
                <text:p>3.82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">
                <text:p>2520.7</text:p>
              </table:table-cell>
              <table:table-cell office:value-type="float" office:value="4.3211">
                <text:p>4.3211</text:p>
              </table:table-cell>
              <table:table-cell office:value-type="float" office:value="3.8098">
                <text:p>3.8098</text:p>
              </table:table-cell>
              <table:table-cell office:value-type="float" office:value="4.4721">
                <text:p>4.4721</text:p>
              </table:table-cell>
              <table:table-cell office:value-type="float" office:value="4.3796">
                <text:p>4.3796</text:p>
              </table:table-cell>
              <table:table-cell office:value-type="float" office:value="4.1379">
                <text:p>4.1379</text:p>
              </table:table-cell>
              <table:table-cell office:value-type="float" office:value="3.8258">
                <text:p>3.82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">
                <text:p>2530.7</text:p>
              </table:table-cell>
              <table:table-cell office:value-type="float" office:value="4.3157">
                <text:p>4.3157</text:p>
              </table:table-cell>
              <table:table-cell office:value-type="float" office:value="3.7965">
                <text:p>3.7965</text:p>
              </table:table-cell>
              <table:table-cell office:value-type="float" office:value="4.4686">
                <text:p>4.4686</text:p>
              </table:table-cell>
              <table:table-cell office:value-type="float" office:value="4.3761">
                <text:p>4.3761</text:p>
              </table:table-cell>
              <table:table-cell office:value-type="float" office:value="4.1345">
                <text:p>4.1345</text:p>
              </table:table-cell>
              <table:table-cell office:value-type="float" office:value="3.8226">
                <text:p>3.8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">
                <text:p>2540.7</text:p>
              </table:table-cell>
              <table:table-cell office:value-type="float" office:value="4.3103">
                <text:p>4.3103</text:p>
              </table:table-cell>
              <table:table-cell office:value-type="float" office:value="3.7828">
                <text:p>3.7828</text:p>
              </table:table-cell>
              <table:table-cell office:value-type="float" office:value="4.465">
                <text:p>4.465</text:p>
              </table:table-cell>
              <table:table-cell office:value-type="float" office:value="4.3726">
                <text:p>4.3726</text:p>
              </table:table-cell>
              <table:table-cell office:value-type="float" office:value="4.1311">
                <text:p>4.1311</text:p>
              </table:table-cell>
              <table:table-cell office:value-type="float" office:value="3.8193">
                <text:p>3.81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">
                <text:p>2550.7</text:p>
              </table:table-cell>
              <table:table-cell office:value-type="float" office:value="4.3049">
                <text:p>4.3049</text:p>
              </table:table-cell>
              <table:table-cell office:value-type="float" office:value="3.769">
                <text:p>3.769</text:p>
              </table:table-cell>
              <table:table-cell office:value-type="float" office:value="4.4614">
                <text:p>4.4614</text:p>
              </table:table-cell>
              <table:table-cell office:value-type="float" office:value="4.369">
                <text:p>4.369</text:p>
              </table:table-cell>
              <table:table-cell office:value-type="float" office:value="4.1277">
                <text:p>4.1277</text:p>
              </table:table-cell>
              <table:table-cell office:value-type="float" office:value="3.8161">
                <text:p>3.81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">
                <text:p>2560.7</text:p>
              </table:table-cell>
              <table:table-cell office:value-type="float" office:value="4.2995">
                <text:p>4.2995</text:p>
              </table:table-cell>
              <table:table-cell office:value-type="float" office:value="3.7548">
                <text:p>3.7548</text:p>
              </table:table-cell>
              <table:table-cell office:value-type="float" office:value="4.4578">
                <text:p>4.4578</text:p>
              </table:table-cell>
              <table:table-cell office:value-type="float" office:value="4.3655">
                <text:p>4.3655</text:p>
              </table:table-cell>
              <table:table-cell office:value-type="float" office:value="4.1243">
                <text:p>4.1243</text:p>
              </table:table-cell>
              <table:table-cell office:value-type="float" office:value="3.8128">
                <text:p>3.81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">
                <text:p>2570.7</text:p>
              </table:table-cell>
              <table:table-cell office:value-type="float" office:value="4.294">
                <text:p>4.294</text:p>
              </table:table-cell>
              <table:table-cell office:value-type="float" office:value="3.7404">
                <text:p>3.7404</text:p>
              </table:table-cell>
              <table:table-cell office:value-type="float" office:value="4.4542">
                <text:p>4.4542</text:p>
              </table:table-cell>
              <table:table-cell office:value-type="float" office:value="4.3619">
                <text:p>4.3619</text:p>
              </table:table-cell>
              <table:table-cell office:value-type="float" office:value="4.1208">
                <text:p>4.1208</text:p>
              </table:table-cell>
              <table:table-cell office:value-type="float" office:value="3.8095">
                <text:p>3.80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">
                <text:p>2580.7</text:p>
              </table:table-cell>
              <table:table-cell office:value-type="float" office:value="4.2884">
                <text:p>4.2884</text:p>
              </table:table-cell>
              <table:table-cell office:value-type="float" office:value="3.7257">
                <text:p>3.7257</text:p>
              </table:table-cell>
              <table:table-cell office:value-type="float" office:value="4.4505">
                <text:p>4.4505</text:p>
              </table:table-cell>
              <table:table-cell office:value-type="float" office:value="4.3583">
                <text:p>4.3583</text:p>
              </table:table-cell>
              <table:table-cell office:value-type="float" office:value="4.1174">
                <text:p>4.1174</text:p>
              </table:table-cell>
              <table:table-cell office:value-type="float" office:value="3.8062">
                <text:p>3.80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">
                <text:p>2590.7</text:p>
              </table:table-cell>
              <table:table-cell office:value-type="float" office:value="4.2829">
                <text:p>4.2829</text:p>
              </table:table-cell>
              <table:table-cell office:value-type="float" office:value="3.7107">
                <text:p>3.7107</text:p>
              </table:table-cell>
              <table:table-cell office:value-type="float" office:value="4.4469">
                <text:p>4.4469</text:p>
              </table:table-cell>
              <table:table-cell office:value-type="float" office:value="4.3547">
                <text:p>4.3547</text:p>
              </table:table-cell>
              <table:table-cell office:value-type="float" office:value="4.1139">
                <text:p>4.1139</text:p>
              </table:table-cell>
              <table:table-cell office:value-type="float" office:value="3.8029">
                <text:p>3.80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">
                <text:p>2600.7</text:p>
              </table:table-cell>
              <table:table-cell office:value-type="float" office:value="4.2772">
                <text:p>4.2772</text:p>
              </table:table-cell>
              <table:table-cell office:value-type="float" office:value="3.6954">
                <text:p>3.6954</text:p>
              </table:table-cell>
              <table:table-cell office:value-type="float" office:value="4.4432">
                <text:p>4.4432</text:p>
              </table:table-cell>
              <table:table-cell office:value-type="float" office:value="4.3511">
                <text:p>4.3511</text:p>
              </table:table-cell>
              <table:table-cell office:value-type="float" office:value="4.1104">
                <text:p>4.1104</text:p>
              </table:table-cell>
              <table:table-cell office:value-type="float" office:value="3.7996">
                <text:p>3.79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">
                <text:p>2610.7</text:p>
              </table:table-cell>
              <table:table-cell office:value-type="float" office:value="4.2716">
                <text:p>4.2716</text:p>
              </table:table-cell>
              <table:table-cell office:value-type="float" office:value="3.6798">
                <text:p>3.6798</text:p>
              </table:table-cell>
              <table:table-cell office:value-type="float" office:value="4.4395">
                <text:p>4.4395</text:p>
              </table:table-cell>
              <table:table-cell office:value-type="float" office:value="4.3475">
                <text:p>4.3475</text:p>
              </table:table-cell>
              <table:table-cell office:value-type="float" office:value="4.1069">
                <text:p>4.1069</text:p>
              </table:table-cell>
              <table:table-cell office:value-type="float" office:value="3.7962">
                <text:p>3.79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">
                <text:p>2620.7</text:p>
              </table:table-cell>
              <table:table-cell office:value-type="float" office:value="4.2659">
                <text:p>4.2659</text:p>
              </table:table-cell>
              <table:table-cell office:value-type="float" office:value="3.6639">
                <text:p>3.6639</text:p>
              </table:table-cell>
              <table:table-cell office:value-type="float" office:value="4.4358">
                <text:p>4.4358</text:p>
              </table:table-cell>
              <table:table-cell office:value-type="float" office:value="4.3438">
                <text:p>4.3438</text:p>
              </table:table-cell>
              <table:table-cell office:value-type="float" office:value="4.1034">
                <text:p>4.1034</text:p>
              </table:table-cell>
              <table:table-cell office:value-type="float" office:value="3.7929">
                <text:p>3.79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">
                <text:p>2630.7</text:p>
              </table:table-cell>
              <table:table-cell office:value-type="float" office:value="4.2601">
                <text:p>4.2601</text:p>
              </table:table-cell>
              <table:table-cell office:value-type="float" office:value="3.6476">
                <text:p>3.6476</text:p>
              </table:table-cell>
              <table:table-cell office:value-type="float" office:value="4.4321">
                <text:p>4.4321</text:p>
              </table:table-cell>
              <table:table-cell office:value-type="float" office:value="4.3402">
                <text:p>4.3402</text:p>
              </table:table-cell>
              <table:table-cell office:value-type="float" office:value="4.0999">
                <text:p>4.0999</text:p>
              </table:table-cell>
              <table:table-cell office:value-type="float" office:value="3.7895">
                <text:p>3.78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">
                <text:p>2640.7</text:p>
              </table:table-cell>
              <table:table-cell office:value-type="float" office:value="4.2543">
                <text:p>4.2543</text:p>
              </table:table-cell>
              <table:table-cell office:value-type="float" office:value="3.631">
                <text:p>3.631</text:p>
              </table:table-cell>
              <table:table-cell office:value-type="float" office:value="4.4284">
                <text:p>4.4284</text:p>
              </table:table-cell>
              <table:table-cell office:value-type="float" office:value="4.3365">
                <text:p>4.3365</text:p>
              </table:table-cell>
              <table:table-cell office:value-type="float" office:value="4.0963">
                <text:p>4.0963</text:p>
              </table:table-cell>
              <table:table-cell office:value-type="float" office:value="3.7861">
                <text:p>3.78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">
                <text:p>2650.7</text:p>
              </table:table-cell>
              <table:table-cell office:value-type="float" office:value="4.2484">
                <text:p>4.2484</text:p>
              </table:table-cell>
              <table:table-cell office:value-type="float" office:value="3.614">
                <text:p>3.614</text:p>
              </table:table-cell>
              <table:table-cell office:value-type="float" office:value="4.4247">
                <text:p>4.4247</text:p>
              </table:table-cell>
              <table:table-cell office:value-type="float" office:value="4.3328">
                <text:p>4.3328</text:p>
              </table:table-cell>
              <table:table-cell office:value-type="float" office:value="4.0927">
                <text:p>4.0927</text:p>
              </table:table-cell>
              <table:table-cell office:value-type="float" office:value="3.7827">
                <text:p>3.78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">
                <text:p>2660.7</text:p>
              </table:table-cell>
              <table:table-cell office:value-type="float" office:value="4.2426">
                <text:p>4.2426</text:p>
              </table:table-cell>
              <table:table-cell office:value-type="float" office:value="3.5966">
                <text:p>3.5966</text:p>
              </table:table-cell>
              <table:table-cell office:value-type="float" office:value="4.4209">
                <text:p>4.4209</text:p>
              </table:table-cell>
              <table:table-cell office:value-type="float" office:value="4.3291">
                <text:p>4.3291</text:p>
              </table:table-cell>
              <table:table-cell office:value-type="float" office:value="4.0892">
                <text:p>4.0892</text:p>
              </table:table-cell>
              <table:table-cell office:value-type="float" office:value="3.7793">
                <text:p>3.77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">
                <text:p>2670.7</text:p>
              </table:table-cell>
              <table:table-cell office:value-type="float" office:value="4.2366">
                <text:p>4.2366</text:p>
              </table:table-cell>
              <table:table-cell office:value-type="float" office:value="3.5788">
                <text:p>3.5788</text:p>
              </table:table-cell>
              <table:table-cell office:value-type="float" office:value="4.4171">
                <text:p>4.4171</text:p>
              </table:table-cell>
              <table:table-cell office:value-type="float" office:value="4.3254">
                <text:p>4.3254</text:p>
              </table:table-cell>
              <table:table-cell office:value-type="float" office:value="4.0856">
                <text:p>4.0856</text:p>
              </table:table-cell>
              <table:table-cell office:value-type="float" office:value="3.7759">
                <text:p>3.77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">
                <text:p>2680.7</text:p>
              </table:table-cell>
              <table:table-cell office:value-type="float" office:value="4.2306">
                <text:p>4.2306</text:p>
              </table:table-cell>
              <table:table-cell office:value-type="float" office:value="3.5606">
                <text:p>3.5606</text:p>
              </table:table-cell>
              <table:table-cell office:value-type="float" office:value="4.4133">
                <text:p>4.4133</text:p>
              </table:table-cell>
              <table:table-cell office:value-type="float" office:value="4.3216">
                <text:p>4.3216</text:p>
              </table:table-cell>
              <table:table-cell office:value-type="float" office:value="4.082">
                <text:p>4.082</text:p>
              </table:table-cell>
              <table:table-cell office:value-type="float" office:value="3.7725">
                <text:p>3.77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">
                <text:p>2690.7</text:p>
              </table:table-cell>
              <table:table-cell office:value-type="float" office:value="4.2246">
                <text:p>4.2246</text:p>
              </table:table-cell>
              <table:table-cell office:value-type="float" office:value="3.5419">
                <text:p>3.5419</text:p>
              </table:table-cell>
              <table:table-cell office:value-type="float" office:value="4.4095">
                <text:p>4.4095</text:p>
              </table:table-cell>
              <table:table-cell office:value-type="float" office:value="4.3178">
                <text:p>4.3178</text:p>
              </table:table-cell>
              <table:table-cell office:value-type="float" office:value="4.0783">
                <text:p>4.0783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">
                <text:p>2700.7</text:p>
              </table:table-cell>
              <table:table-cell office:value-type="float" office:value="4.2185">
                <text:p>4.2185</text:p>
              </table:table-cell>
              <table:table-cell office:value-type="float" office:value="3.5228">
                <text:p>3.5228</text:p>
              </table:table-cell>
              <table:table-cell office:value-type="float" office:value="4.4057">
                <text:p>4.4057</text:p>
              </table:table-cell>
              <table:table-cell office:value-type="float" office:value="4.3141">
                <text:p>4.3141</text:p>
              </table:table-cell>
              <table:table-cell office:value-type="float" office:value="4.0747">
                <text:p>4.0747</text:p>
              </table:table-cell>
              <table:table-cell office:value-type="float" office:value="3.7656">
                <text:p>3.76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">
                <text:p>2710.7</text:p>
              </table:table-cell>
              <table:table-cell office:value-type="float" office:value="4.2123">
                <text:p>4.2123</text:p>
              </table:table-cell>
              <table:table-cell office:value-type="float" office:value="3.5032">
                <text:p>3.5032</text:p>
              </table:table-cell>
              <table:table-cell office:value-type="float" office:value="4.4018">
                <text:p>4.4018</text:p>
              </table:table-cell>
              <table:table-cell office:value-type="float" office:value="4.3103">
                <text:p>4.3103</text:p>
              </table:table-cell>
              <table:table-cell office:value-type="float" office:value="4.071">
                <text:p>4.071</text:p>
              </table:table-cell>
              <table:table-cell office:value-type="float" office:value="3.7621">
                <text:p>3.76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">
                <text:p>2720.7</text:p>
              </table:table-cell>
              <table:table-cell office:value-type="float" office:value="4.2061">
                <text:p>4.2061</text:p>
              </table:table-cell>
              <table:table-cell office:value-type="float" office:value="3.4831">
                <text:p>3.4831</text:p>
              </table:table-cell>
              <table:table-cell office:value-type="float" office:value="4.3979">
                <text:p>4.3979</text:p>
              </table:table-cell>
              <table:table-cell office:value-type="float" office:value="4.3065">
                <text:p>4.3065</text:p>
              </table:table-cell>
              <table:table-cell office:value-type="float" office:value="4.0674">
                <text:p>4.0674</text:p>
              </table:table-cell>
              <table:table-cell office:value-type="float" office:value="3.7586">
                <text:p>3.75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">
                <text:p>2730.7</text:p>
              </table:table-cell>
              <table:table-cell office:value-type="float" office:value="4.1999">
                <text:p>4.1999</text:p>
              </table:table-cell>
              <table:table-cell office:value-type="float" office:value="3.4625">
                <text:p>3.4625</text:p>
              </table:table-cell>
              <table:table-cell office:value-type="float" office:value="4.3941">
                <text:p>4.3941</text:p>
              </table:table-cell>
              <table:table-cell office:value-type="float" office:value="4.3026">
                <text:p>4.3026</text:p>
              </table:table-cell>
              <table:table-cell office:value-type="float" office:value="4.0637">
                <text:p>4.0637</text:p>
              </table:table-cell>
              <table:table-cell office:value-type="float" office:value="3.7551">
                <text:p>3.7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">
                <text:p>2740.7</text:p>
              </table:table-cell>
              <table:table-cell office:value-type="float" office:value="4.1936">
                <text:p>4.1936</text:p>
              </table:table-cell>
              <table:table-cell office:value-type="float" office:value="3.4413">
                <text:p>3.4413</text:p>
              </table:table-cell>
              <table:table-cell office:value-type="float" office:value="4.3902">
                <text:p>4.3902</text:p>
              </table:table-cell>
              <table:table-cell office:value-type="float" office:value="4.2988">
                <text:p>4.2988</text:p>
              </table:table-cell>
              <table:table-cell office:value-type="float" office:value="4.06">
                <text:p>4.06</text:p>
              </table:table-cell>
              <table:table-cell office:value-type="float" office:value="3.7515">
                <text:p>3.75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">
                <text:p>2750.7</text:p>
              </table:table-cell>
              <table:table-cell office:value-type="float" office:value="4.1872">
                <text:p>4.1872</text:p>
              </table:table-cell>
              <table:table-cell office:value-type="float" office:value="3.4195">
                <text:p>3.4195</text:p>
              </table:table-cell>
              <table:table-cell office:value-type="float" office:value="4.3862">
                <text:p>4.3862</text:p>
              </table:table-cell>
              <table:table-cell office:value-type="float" office:value="4.2949">
                <text:p>4.2949</text:p>
              </table:table-cell>
              <table:table-cell office:value-type="float" office:value="4.0562">
                <text:p>4.0562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">
                <text:p>2760.7</text:p>
              </table:table-cell>
              <table:table-cell office:value-type="float" office:value="4.1808">
                <text:p>4.1808</text:p>
              </table:table-cell>
              <table:table-cell office:value-type="float" office:value="3.3971">
                <text:p>3.3971</text:p>
              </table:table-cell>
              <table:table-cell office:value-type="float" office:value="4.3823">
                <text:p>4.3823</text:p>
              </table:table-cell>
              <table:table-cell office:value-type="float" office:value="4.291">
                <text:p>4.291</text:p>
              </table:table-cell>
              <table:table-cell office:value-type="float" office:value="4.0525">
                <text:p>4.0525</text:p>
              </table:table-cell>
              <table:table-cell office:value-type="float" office:value="3.7444">
                <text:p>3.74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">
                <text:p>2770.7</text:p>
              </table:table-cell>
              <table:table-cell office:value-type="float" office:value="4.1743">
                <text:p>4.1743</text:p>
              </table:table-cell>
              <table:table-cell office:value-type="float" office:value="3.3741">
                <text:p>3.3741</text:p>
              </table:table-cell>
              <table:table-cell office:value-type="float" office:value="4.3783">
                <text:p>4.3783</text:p>
              </table:table-cell>
              <table:table-cell office:value-type="float" office:value="4.2871">
                <text:p>4.2871</text:p>
              </table:table-cell>
              <table:table-cell office:value-type="float" office:value="4.0487">
                <text:p>4.0487</text:p>
              </table:table-cell>
              <table:table-cell office:value-type="float" office:value="3.7409">
                <text:p>3.74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">
                <text:p>2780.7</text:p>
              </table:table-cell>
              <table:table-cell office:value-type="float" office:value="4.1678">
                <text:p>4.1678</text:p>
              </table:table-cell>
              <table:table-cell office:value-type="float" office:value="3.3504">
                <text:p>3.3504</text:p>
              </table:table-cell>
              <table:table-cell office:value-type="float" office:value="4.3744">
                <text:p>4.3744</text:p>
              </table:table-cell>
              <table:table-cell office:value-type="float" office:value="4.2832">
                <text:p>4.2832</text:p>
              </table:table-cell>
              <table:table-cell office:value-type="float" office:value="4.045">
                <text:p>4.045</text:p>
              </table:table-cell>
              <table:table-cell office:value-type="float" office:value="3.7373">
                <text:p>3.73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">
                <text:p>2790.7</text:p>
              </table:table-cell>
              <table:table-cell office:value-type="float" office:value="4.1612">
                <text:p>4.1612</text:p>
              </table:table-cell>
              <table:table-cell office:value-type="float" office:value="3.326">
                <text:p>3.326</text:p>
              </table:table-cell>
              <table:table-cell office:value-type="float" office:value="4.3704">
                <text:p>4.3704</text:p>
              </table:table-cell>
              <table:table-cell office:value-type="float" office:value="4.2793">
                <text:p>4.2793</text:p>
              </table:table-cell>
              <table:table-cell office:value-type="float" office:value="4.0412">
                <text:p>4.0412</text:p>
              </table:table-cell>
              <table:table-cell office:value-type="float" office:value="3.7337">
                <text:p>3.73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">
                <text:p>2800.7</text:p>
              </table:table-cell>
              <table:table-cell office:value-type="float" office:value="4.1546">
                <text:p>4.1546</text:p>
              </table:table-cell>
              <table:table-cell office:value-type="float" office:value="3.3009">
                <text:p>3.3009</text:p>
              </table:table-cell>
              <table:table-cell office:value-type="float" office:value="4.3663">
                <text:p>4.3663</text:p>
              </table:table-cell>
              <table:table-cell office:value-type="float" office:value="4.2753">
                <text:p>4.2753</text:p>
              </table:table-cell>
              <table:table-cell office:value-type="float" office:value="4.0374">
                <text:p>4.0374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">
                <text:p>2810.7</text:p>
              </table:table-cell>
              <table:table-cell office:value-type="float" office:value="4.1479">
                <text:p>4.1479</text:p>
              </table:table-cell>
              <table:table-cell office:value-type="float" office:value="3.2749">
                <text:p>3.2749</text:p>
              </table:table-cell>
              <table:table-cell office:value-type="float" office:value="4.3623">
                <text:p>4.3623</text:p>
              </table:table-cell>
              <table:table-cell office:value-type="float" office:value="4.2713">
                <text:p>4.2713</text:p>
              </table:table-cell>
              <table:table-cell office:value-type="float" office:value="4.0335">
                <text:p>4.0335</text:p>
              </table:table-cell>
              <table:table-cell office:value-type="float" office:value="3.7264">
                <text:p>3.72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">
                <text:p>2820.7</text:p>
              </table:table-cell>
              <table:table-cell office:value-type="float" office:value="4.1411">
                <text:p>4.1411</text:p>
              </table:table-cell>
              <table:table-cell office:value-type="float" office:value="3.2482">
                <text:p>3.2482</text:p>
              </table:table-cell>
              <table:table-cell office:value-type="float" office:value="4.3583">
                <text:p>4.3583</text:p>
              </table:table-cell>
              <table:table-cell office:value-type="float" office:value="4.2673">
                <text:p>4.2673</text:p>
              </table:table-cell>
              <table:table-cell office:value-type="float" office:value="4.0297">
                <text:p>4.0297</text:p>
              </table:table-cell>
              <table:table-cell office:value-type="float" office:value="3.7228">
                <text:p>3.72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">
                <text:p>2830.7</text:p>
              </table:table-cell>
              <table:table-cell office:value-type="float" office:value="4.1343">
                <text:p>4.1343</text:p>
              </table:table-cell>
              <table:table-cell office:value-type="float" office:value="3.2205">
                <text:p>3.2205</text:p>
              </table:table-cell>
              <table:table-cell office:value-type="float" office:value="4.3542">
                <text:p>4.3542</text:p>
              </table:table-cell>
              <table:table-cell office:value-type="float" office:value="4.2633">
                <text:p>4.2633</text:p>
              </table:table-cell>
              <table:table-cell office:value-type="float" office:value="4.0258">
                <text:p>4.0258</text:p>
              </table:table-cell>
              <table:table-cell office:value-type="float" office:value="3.7191">
                <text:p>3.71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">
                <text:p>2840.7</text:p>
              </table:table-cell>
              <table:table-cell office:value-type="float" office:value="4.1274">
                <text:p>4.1274</text:p>
              </table:table-cell>
              <table:table-cell office:value-type="float" office:value="3.192">
                <text:p>3.192</text:p>
              </table:table-cell>
              <table:table-cell office:value-type="float" office:value="4.3501">
                <text:p>4.3501</text:p>
              </table:table-cell>
              <table:table-cell office:value-type="float" office:value="4.2593">
                <text:p>4.2593</text:p>
              </table:table-cell>
              <table:table-cell office:value-type="float" office:value="4.0219">
                <text:p>4.0219</text:p>
              </table:table-cell>
              <table:table-cell office:value-type="float" office:value="3.7154">
                <text:p>3.71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">
                <text:p>2850.7</text:p>
              </table:table-cell>
              <table:table-cell office:value-type="float" office:value="4.1204">
                <text:p>4.1204</text:p>
              </table:table-cell>
              <table:table-cell office:value-type="float" office:value="3.1625">
                <text:p>3.1625</text:p>
              </table:table-cell>
              <table:table-cell office:value-type="float" office:value="4.346">
                <text:p>4.346</text:p>
              </table:table-cell>
              <table:table-cell office:value-type="float" office:value="4.2552">
                <text:p>4.2552</text:p>
              </table:table-cell>
              <table:table-cell office:value-type="float" office:value="4.018">
                <text:p>4.018</text:p>
              </table:table-cell>
              <table:table-cell office:value-type="float" office:value="3.7117">
                <text:p>3.71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">
                <text:p>2860.7</text:p>
              </table:table-cell>
              <table:table-cell office:value-type="float" office:value="4.1134">
                <text:p>4.1134</text:p>
              </table:table-cell>
              <table:table-cell office:value-type="float" office:value="3.1319">
                <text:p>3.1319</text:p>
              </table:table-cell>
              <table:table-cell office:value-type="float" office:value="4.3418">
                <text:p>4.3418</text:p>
              </table:table-cell>
              <table:table-cell office:value-type="float" office:value="4.2512">
                <text:p>4.2512</text:p>
              </table:table-cell>
              <table:table-cell office:value-type="float" office:value="4.0141">
                <text:p>4.0141</text:p>
              </table:table-cell>
              <table:table-cell office:value-type="float" office:value="3.708">
                <text:p>3.7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">
                <text:p>2870.7</text:p>
              </table:table-cell>
              <table:table-cell office:value-type="float" office:value="4.1063">
                <text:p>4.1063</text:p>
              </table:table-cell>
              <table:table-cell office:value-type="float" office:value="3.1003">
                <text:p>3.1003</text:p>
              </table:table-cell>
              <table:table-cell office:value-type="float" office:value="4.3377">
                <text:p>4.3377</text:p>
              </table:table-cell>
              <table:table-cell office:value-type="float" office:value="4.2471">
                <text:p>4.2471</text:p>
              </table:table-cell>
              <table:table-cell office:value-type="float" office:value="4.0102">
                <text:p>4.0102</text:p>
              </table:table-cell>
              <table:table-cell office:value-type="float" office:value="3.7042">
                <text:p>3.70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">
                <text:p>2880.7</text:p>
              </table:table-cell>
              <table:table-cell office:value-type="float" office:value="4.0991">
                <text:p>4.0991</text:p>
              </table:table-cell>
              <table:table-cell office:value-type="float" office:value="3.0676">
                <text:p>3.0676</text:p>
              </table:table-cell>
              <table:table-cell office:value-type="float" office:value="4.3335">
                <text:p>4.3335</text:p>
              </table:table-cell>
              <table:table-cell office:value-type="float" office:value="4.243">
                <text:p>4.243</text:p>
              </table:table-cell>
              <table:table-cell office:value-type="float" office:value="4.0062">
                <text:p>4.0062</text:p>
              </table:table-cell>
              <table:table-cell office:value-type="float" office:value="3.7005">
                <text:p>3.70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">
                <text:p>2890.7</text:p>
              </table:table-cell>
              <table:table-cell office:value-type="float" office:value="4.0918">
                <text:p>4.0918</text:p>
              </table:table-cell>
              <table:table-cell office:value-type="float" office:value="3.0336">
                <text:p>3.0336</text:p>
              </table:table-cell>
              <table:table-cell office:value-type="float" office:value="4.3293">
                <text:p>4.3293</text:p>
              </table:table-cell>
              <table:table-cell office:value-type="float" office:value="4.2388">
                <text:p>4.2388</text:p>
              </table:table-cell>
              <table:table-cell office:value-type="float" office:value="4.0023">
                <text:p>4.0023</text:p>
              </table:table-cell>
              <table:table-cell office:value-type="float" office:value="3.6967">
                <text:p>3.69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">
                <text:p>2900.7</text:p>
              </table:table-cell>
              <table:table-cell office:value-type="float" office:value="4.0845">
                <text:p>4.0845</text:p>
              </table:table-cell>
              <table:table-cell office:value-type="float" office:value="2.9984">
                <text:p>2.9984</text:p>
              </table:table-cell>
              <table:table-cell office:value-type="float" office:value="4.3251">
                <text:p>4.3251</text:p>
              </table:table-cell>
              <table:table-cell office:value-type="float" office:value="4.2347">
                <text:p>4.2347</text:p>
              </table:table-cell>
              <table:table-cell office:value-type="float" office:value="3.9983">
                <text:p>3.9983</text:p>
              </table:table-cell>
              <table:table-cell office:value-type="float" office:value="3.6929">
                <text:p>3.69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">
                <text:p>2910.7</text:p>
              </table:table-cell>
              <table:table-cell office:value-type="float" office:value="4.0771">
                <text:p>4.0771</text:p>
              </table:table-cell>
              <table:table-cell office:value-type="float" office:value="2.9619">
                <text:p>2.9619</text:p>
              </table:table-cell>
              <table:table-cell office:value-type="float" office:value="4.3209">
                <text:p>4.3209</text:p>
              </table:table-cell>
              <table:table-cell office:value-type="float" office:value="4.2305">
                <text:p>4.2305</text:p>
              </table:table-cell>
              <table:table-cell office:value-type="float" office:value="3.9943">
                <text:p>3.9943</text:p>
              </table:table-cell>
              <table:table-cell office:value-type="float" office:value="3.6891">
                <text:p>3.68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">
                <text:p>2920.7</text:p>
              </table:table-cell>
              <table:table-cell office:value-type="float" office:value="4.0697">
                <text:p>4.0697</text:p>
              </table:table-cell>
              <table:table-cell office:value-type="float" office:value="2.9239">
                <text:p>2.9239</text:p>
              </table:table-cell>
              <table:table-cell office:value-type="float" office:value="4.3166">
                <text:p>4.3166</text:p>
              </table:table-cell>
              <table:table-cell office:value-type="float" office:value="4.2263">
                <text:p>4.2263</text:p>
              </table:table-cell>
              <table:table-cell office:value-type="float" office:value="3.9902">
                <text:p>3.9902</text:p>
              </table:table-cell>
              <table:table-cell office:value-type="float" office:value="3.6853">
                <text:p>3.68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">
                <text:p>2930.7</text:p>
              </table:table-cell>
              <table:table-cell office:value-type="float" office:value="4.0621">
                <text:p>4.0621</text:p>
              </table:table-cell>
              <table:table-cell office:value-type="float" office:value="2.8845">
                <text:p>2.8845</text:p>
              </table:table-cell>
              <table:table-cell office:value-type="float" office:value="4.3123">
                <text:p>4.3123</text:p>
              </table:table-cell>
              <table:table-cell office:value-type="float" office:value="4.2221">
                <text:p>4.2221</text:p>
              </table:table-cell>
              <table:table-cell office:value-type="float" office:value="3.9862">
                <text:p>3.9862</text:p>
              </table:table-cell>
              <table:table-cell office:value-type="float" office:value="3.6814">
                <text:p>3.68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">
                <text:p>2940.7</text:p>
              </table:table-cell>
              <table:table-cell office:value-type="float" office:value="4.0545">
                <text:p>4.0545</text:p>
              </table:table-cell>
              <table:table-cell office:value-type="float" office:value="2.8435">
                <text:p>2.8435</text:p>
              </table:table-cell>
              <table:table-cell office:value-type="float" office:value="4.308">
                <text:p>4.308</text:p>
              </table:table-cell>
              <table:table-cell office:value-type="float" office:value="4.2179">
                <text:p>4.2179</text:p>
              </table:table-cell>
              <table:table-cell office:value-type="float" office:value="3.9821">
                <text:p>3.9821</text:p>
              </table:table-cell>
              <table:table-cell office:value-type="float" office:value="3.6776">
                <text:p>3.67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">
                <text:p>2950.7</text:p>
              </table:table-cell>
              <table:table-cell office:value-type="float" office:value="4.0468">
                <text:p>4.0468</text:p>
              </table:table-cell>
              <table:table-cell office:value-type="float" office:value="2.8009">
                <text:p>2.8009</text:p>
              </table:table-cell>
              <table:table-cell office:value-type="float" office:value="4.3037">
                <text:p>4.3037</text:p>
              </table:table-cell>
              <table:table-cell office:value-type="float" office:value="4.2136">
                <text:p>4.2136</text:p>
              </table:table-cell>
              <table:table-cell office:value-type="float" office:value="3.978">
                <text:p>3.978</text:p>
              </table:table-cell>
              <table:table-cell office:value-type="float" office:value="3.6737">
                <text:p>3.67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">
                <text:p>2960.7</text:p>
              </table:table-cell>
              <table:table-cell office:value-type="float" office:value="4.039">
                <text:p>4.039</text:p>
              </table:table-cell>
              <table:table-cell office:value-type="float" office:value="2.7565">
                <text:p>2.7565</text:p>
              </table:table-cell>
              <table:table-cell office:value-type="float" office:value="4.2993">
                <text:p>4.2993</text:p>
              </table:table-cell>
              <table:table-cell office:value-type="float" office:value="4.2093">
                <text:p>4.2093</text:p>
              </table:table-cell>
              <table:table-cell office:value-type="float" office:value="3.9739">
                <text:p>3.9739</text:p>
              </table:table-cell>
              <table:table-cell office:value-type="float" office:value="3.6698">
                <text:p>3.66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">
                <text:p>2970.7</text:p>
              </table:table-cell>
              <table:table-cell office:value-type="float" office:value="4.0311">
                <text:p>4.0311</text:p>
              </table:table-cell>
              <table:table-cell office:value-type="float" office:value="2.7104">
                <text:p>2.7104</text:p>
              </table:table-cell>
              <table:table-cell office:value-type="float" office:value="4.295">
                <text:p>4.295</text:p>
              </table:table-cell>
              <table:table-cell office:value-type="float" office:value="4.205">
                <text:p>4.205</text:p>
              </table:table-cell>
              <table:table-cell office:value-type="float" office:value="3.9697">
                <text:p>3.9697</text:p>
              </table:table-cell>
              <table:table-cell office:value-type="float" office:value="3.6659">
                <text:p>3.66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">
                <text:p>2980.7</text:p>
              </table:table-cell>
              <table:table-cell office:value-type="float" office:value="4.0232">
                <text:p>4.0232</text:p>
              </table:table-cell>
              <table:table-cell office:value-type="float" office:value="2.6624">
                <text:p>2.6624</text:p>
              </table:table-cell>
              <table:table-cell office:value-type="float" office:value="4.2906">
                <text:p>4.2906</text:p>
              </table:table-cell>
              <table:table-cell office:value-type="float" office:value="4.2007">
                <text:p>4.2007</text:p>
              </table:table-cell>
              <table:table-cell office:value-type="float" office:value="3.9656">
                <text:p>3.9656</text:p>
              </table:table-cell>
              <table:table-cell office:value-type="float" office:value="3.6619">
                <text:p>3.66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">
                <text:p>2990.7</text:p>
              </table:table-cell>
              <table:table-cell office:value-type="float" office:value="4.0151">
                <text:p>4.0151</text:p>
              </table:table-cell>
              <table:table-cell office:value-type="float" office:value="2.6124">
                <text:p>2.6124</text:p>
              </table:table-cell>
              <table:table-cell office:value-type="float" office:value="4.2862">
                <text:p>4.2862</text:p>
              </table:table-cell>
              <table:table-cell office:value-type="float" office:value="4.1963">
                <text:p>4.1963</text:p>
              </table:table-cell>
              <table:table-cell office:value-type="float" office:value="3.9614">
                <text:p>3.9614</text:p>
              </table:table-cell>
              <table:table-cell office:value-type="float" office:value="3.658">
                <text:p>3.6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">
                <text:p>3000.7</text:p>
              </table:table-cell>
              <table:table-cell office:value-type="float" office:value="4.007">
                <text:p>4.007</text:p>
              </table:table-cell>
              <table:table-cell office:value-type="float" office:value="2.5604">
                <text:p>2.5604</text:p>
              </table:table-cell>
              <table:table-cell office:value-type="float" office:value="4.2817">
                <text:p>4.2817</text:p>
              </table:table-cell>
              <table:table-cell office:value-type="float" office:value="4.192">
                <text:p>4.192</text:p>
              </table:table-cell>
              <table:table-cell office:value-type="float" office:value="3.9572">
                <text:p>3.9572</text:p>
              </table:table-cell>
              <table:table-cell office:value-type="float" office:value="3.654">
                <text:p>3.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